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 MT&quot;" svg:font-family="'&quot;Arial MT&quot;'"/>
    <style:font-face style:name="&quot;Arial&quot;" svg:font-family="&quot;Arial&quot;"/>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2.51pt"/>
    </style:style>
    <style:style style:name="co2" style:family="table-column">
      <style:table-column-properties fo:break-before="auto" style:column-width="123.59pt"/>
    </style:style>
    <style:style style:name="co3" style:family="table-column">
      <style:table-column-properties fo:break-before="auto" style:column-width="150.69pt"/>
    </style:style>
    <style:style style:name="co4" style:family="table-column">
      <style:table-column-properties fo:break-before="auto" style:column-width="151.4pt"/>
    </style:style>
    <style:style style:name="co5" style:family="table-column">
      <style:table-column-properties fo:break-before="auto" style:column-width="168.04pt"/>
    </style:style>
    <style:style style:name="co6" style:family="table-column">
      <style:table-column-properties fo:break-before="auto" style:column-width="342.4pt"/>
    </style:style>
    <style:style style:name="co7" style:family="table-column">
      <style:table-column-properties fo:break-before="auto" style:column-width="306.31pt"/>
    </style:style>
    <style:style style:name="co8" style:family="table-column">
      <style:table-column-properties fo:break-before="auto" style:column-width="295.85pt"/>
    </style:style>
    <style:style style:name="co9" style:family="table-column">
      <style:table-column-properties fo:break-before="auto" style:column-width="186.86pt"/>
    </style:style>
    <style:style style:name="co10" style:family="table-column">
      <style:table-column-properties fo:break-before="auto" style:column-width="70.16pt"/>
    </style:style>
    <style:style style:name="co11" style:family="table-column">
      <style:table-column-properties fo:break-before="auto" style:column-width="161.86pt"/>
    </style:style>
    <style:style style:name="co12" style:family="table-column">
      <style:table-column-properties fo:break-before="auto" style:column-width="79.91pt"/>
    </style:style>
    <style:style style:name="co13" style:family="table-column">
      <style:table-column-properties fo:break-before="auto" style:column-width="81.24pt"/>
    </style:style>
    <style:style style:name="co14" style:family="table-column">
      <style:table-column-properties fo:break-before="auto" style:column-width="86.09pt"/>
    </style:style>
    <style:style style:name="co15" style:family="table-column">
      <style:table-column-properties fo:break-before="auto" style:column-width="81.95pt"/>
    </style:style>
    <style:style style:name="co16" style:family="table-column">
      <style:table-column-properties fo:break-before="auto" style:column-width="83.34pt"/>
    </style:style>
    <style:style style:name="co17" style:family="table-column">
      <style:table-column-properties fo:break-before="auto" style:column-width="106.24pt"/>
    </style:style>
    <style:style style:name="co18" style:family="table-column">
      <style:table-column-properties fo:break-before="auto" style:column-width="84.76pt"/>
    </style:style>
    <style:style style:name="co19" style:family="table-column">
      <style:table-column-properties fo:break-before="auto" style:column-width="115.31pt"/>
    </style:style>
    <style:style style:name="co20" style:family="table-column">
      <style:table-column-properties fo:break-before="auto" style:column-width="35.46pt"/>
    </style:style>
    <style:style style:name="co21" style:family="table-column">
      <style:table-column-properties fo:break-before="auto" style:column-width="36.11pt"/>
    </style:style>
    <style:style style:name="co22" style:family="table-column">
      <style:table-column-properties fo:break-before="auto" style:column-width="34.04pt"/>
    </style:style>
    <style:style style:name="co23" style:family="table-column">
      <style:table-column-properties fo:break-before="auto" style:column-width="222.94pt"/>
    </style:style>
    <style:style style:name="co24" style:family="table-column">
      <style:table-column-properties fo:break-before="auto" style:column-width="129.91pt"/>
    </style:style>
    <style:style style:name="co25" style:family="table-column">
      <style:table-column-properties fo:break-before="auto" style:column-width="98.59pt"/>
    </style:style>
    <style:style style:name="co26" style:family="table-column">
      <style:table-column-properties fo:break-before="auto" style:column-width="186.09pt"/>
    </style:style>
    <style:style style:name="co27" style:family="table-column">
      <style:table-column-properties fo:break-before="auto" style:column-width="63.21pt"/>
    </style:style>
    <style:style style:name="co28" style:family="table-column">
      <style:table-column-properties fo:break-before="auto" style:column-width="92.41pt"/>
    </style:style>
    <style:style style:name="co29" style:family="table-column">
      <style:table-column-properties fo:break-before="auto" style:column-width="91.64pt"/>
    </style:style>
    <style:style style:name="co30" style:family="table-column">
      <style:table-column-properties fo:break-before="auto" style:column-width="66.64pt"/>
    </style:style>
    <style:style style:name="co31" style:family="table-column">
      <style:table-column-properties fo:break-before="auto" style:column-width="95.84pt"/>
    </style:style>
    <style:style style:name="co32" style:family="table-column">
      <style:table-column-properties fo:break-before="auto" style:column-width="101.4pt"/>
    </style:style>
    <style:style style:name="co33" style:family="table-column">
      <style:table-column-properties fo:break-before="auto" style:column-width="120.16pt"/>
    </style:style>
    <style:style style:name="co34" style:family="table-column">
      <style:table-column-properties fo:break-before="auto" style:column-width="2.1pt"/>
    </style:style>
    <style:style style:name="co35" style:family="table-column">
      <style:table-column-properties fo:break-before="auto" style:column-width="138.19pt"/>
    </style:style>
    <style:style style:name="co36" style:family="table-column">
      <style:table-column-properties fo:break-before="auto" style:column-width="85.44pt"/>
    </style:style>
    <style:style style:name="co37" style:family="table-column">
      <style:table-column-properties fo:break-before="auto" style:column-width="114.6pt"/>
    </style:style>
    <style:style style:name="co38" style:family="table-column">
      <style:table-column-properties fo:break-before="auto" style:column-width="145.16pt"/>
    </style:style>
    <style:style style:name="co39" style:family="table-column">
      <style:table-column-properties fo:break-before="auto" style:column-width="97.26pt"/>
    </style:style>
    <style:style style:name="co40" style:family="table-column">
      <style:table-column-properties fo:break-before="auto" style:column-width="93.74pt"/>
    </style:style>
    <style:style style:name="co41" style:family="table-column">
      <style:table-column-properties fo:break-before="auto" style:column-width="82.66pt"/>
    </style:style>
    <style:style style:name="co42" style:family="table-column">
      <style:table-column-properties fo:break-before="auto" style:column-width="99.35pt"/>
    </style:style>
    <style:style style:name="co43" style:family="table-column">
      <style:table-column-properties fo:break-before="auto" style:column-width="122.26pt"/>
    </style:style>
    <style:style style:name="co44" style:family="table-column">
      <style:table-column-properties fo:break-before="auto" style:column-width="96.55pt"/>
    </style:style>
    <style:style style:name="co45" style:family="table-column">
      <style:table-column-properties fo:break-before="auto" style:column-width="204.21pt"/>
    </style:style>
    <style:style style:name="co46" style:family="table-column">
      <style:table-column-properties fo:break-before="auto" style:column-width="142.41pt"/>
    </style:style>
    <style:style style:name="co47" style:family="table-column">
      <style:table-column-properties fo:break-before="auto" style:column-width="256.31pt"/>
    </style:style>
    <style:style style:name="co48" style:family="table-column">
      <style:table-column-properties fo:break-before="auto" style:column-width="345.15pt"/>
    </style:style>
    <style:style style:name="co49" style:family="table-column">
      <style:table-column-properties fo:break-before="auto" style:column-width="128.49pt"/>
    </style:style>
    <style:style style:name="co50" style:family="table-column">
      <style:table-column-properties fo:break-before="auto" style:column-width="122.94pt"/>
    </style:style>
    <style:style style:name="co51" style:family="table-column">
      <style:table-column-properties fo:break-before="auto" style:column-width="109.76pt"/>
    </style:style>
    <style:style style:name="co52" style:family="table-column">
      <style:table-column-properties fo:break-before="auto" style:column-width="57.66pt"/>
    </style:style>
    <style:style style:name="co53" style:family="table-column">
      <style:table-column-properties fo:break-before="auto" style:column-width="48.61pt"/>
    </style:style>
    <style:style style:name="co54" style:family="table-column">
      <style:table-column-properties fo:break-before="auto" style:column-width="50.71pt"/>
    </style:style>
    <style:style style:name="co55" style:family="table-column">
      <style:table-column-properties fo:break-before="auto" style:column-width="52.1pt"/>
    </style:style>
    <style:style style:name="co56" style:family="table-column">
      <style:table-column-properties fo:break-before="auto" style:column-width="49.29pt"/>
    </style:style>
    <style:style style:name="co57" style:family="table-column">
      <style:table-column-properties fo:break-before="auto" style:column-width="51.39pt"/>
    </style:style>
    <style:style style:name="co58" style:family="table-column">
      <style:table-column-properties fo:break-before="auto" style:column-width="54.14pt"/>
    </style:style>
    <style:style style:name="co59" style:family="table-column">
      <style:table-column-properties fo:break-before="auto" style:column-width="52.81pt"/>
    </style:style>
    <style:style style:name="co60" style:family="table-column">
      <style:table-column-properties fo:break-before="auto" style:column-width="55.56pt"/>
    </style:style>
    <style:style style:name="co61" style:family="table-column">
      <style:table-column-properties fo:break-before="auto" style:column-width="54.91pt"/>
    </style:style>
    <style:style style:name="co62" style:family="table-column">
      <style:table-column-properties fo:break-before="auto" style:column-width="59.05pt"/>
    </style:style>
    <style:style style:name="co63" style:family="table-column">
      <style:table-column-properties fo:break-before="auto" style:column-width="58.34pt"/>
    </style:style>
    <style:style style:name="co64" style:family="table-column">
      <style:table-column-properties fo:break-before="auto" style:column-width="61.09pt"/>
    </style:style>
    <style:style style:name="co65" style:family="table-column">
      <style:table-column-properties fo:break-before="auto" style:column-width="56.95pt"/>
    </style:style>
    <style:style style:name="co66" style:family="table-column">
      <style:table-column-properties fo:break-before="auto" style:column-width="56.24pt"/>
    </style:style>
    <style:style style:name="co67" style:family="table-column">
      <style:table-column-properties fo:break-before="auto" style:column-width="195.14pt"/>
    </style:style>
    <style:style style:name="co68" style:family="table-column">
      <style:table-column-properties fo:break-before="auto" style:column-width="130.56pt"/>
    </style:style>
    <style:style style:name="co69" style:family="table-column">
      <style:table-column-properties fo:break-before="auto" style:column-width="65.99pt"/>
    </style:style>
    <style:style style:name="co70" style:family="table-column">
      <style:table-column-properties fo:break-before="auto" style:column-width="87.51pt"/>
    </style:style>
    <style:style style:name="co71" style:family="table-column">
      <style:table-column-properties fo:break-before="auto" style:column-width="147.26pt"/>
    </style:style>
    <style:style style:name="co72" style:family="table-column">
      <style:table-column-properties fo:break-before="auto" style:column-width="244.46pt"/>
    </style:style>
    <style:style style:name="co73" style:family="table-column">
      <style:table-column-properties fo:break-before="auto" style:column-width="155.54pt"/>
    </style:style>
    <style:style style:name="co74" style:family="table-column">
      <style:table-column-properties fo:break-before="auto" style:column-width="135.44pt"/>
    </style:style>
    <style:style style:name="co75" style:family="table-column">
      <style:table-column-properties fo:break-before="auto" style:column-width="84.05pt"/>
    </style:style>
    <style:style style:name="co76" style:family="table-column">
      <style:table-column-properties fo:break-before="auto" style:column-width="90.31pt"/>
    </style:style>
    <style:style style:name="co77" style:family="table-column">
      <style:table-column-properties fo:break-before="auto" style:column-width="218.81pt"/>
    </style:style>
    <style:style style:name="co78" style:family="table-column">
      <style:table-column-properties fo:break-before="auto" style:column-width="169.46pt"/>
    </style:style>
    <style:style style:name="co79" style:family="table-column">
      <style:table-column-properties fo:break-before="auto" style:column-width="293.81pt"/>
    </style:style>
    <style:style style:name="co80" style:family="table-column">
      <style:table-column-properties fo:break-before="auto" style:column-width="141pt"/>
    </style:style>
    <style:style style:name="co81" style:family="table-column">
      <style:table-column-properties fo:break-before="auto" style:column-width="59.75pt"/>
    </style:style>
    <style:style style:name="co82" style:family="table-column">
      <style:table-column-properties fo:break-before="auto" style:column-width="189.61pt"/>
    </style:style>
    <style:style style:name="co83" style:family="table-column">
      <style:table-column-properties fo:break-before="auto" style:column-width="200.69pt"/>
    </style:style>
    <style:style style:name="co84" style:family="table-column">
      <style:table-column-properties fo:break-before="auto" style:column-width="272.95pt"/>
    </style:style>
    <style:style style:name="co85" style:family="table-column">
      <style:table-column-properties fo:break-before="auto" style:column-width="116.65pt"/>
    </style:style>
    <style:style style:name="co86" style:family="table-column">
      <style:table-column-properties fo:break-before="auto" style:column-width="94.45pt"/>
    </style:style>
    <style:style style:name="co87" style:family="table-column">
      <style:table-column-properties fo:break-before="auto" style:column-width="236.15pt"/>
    </style:style>
    <style:style style:name="co88" style:family="table-column">
      <style:table-column-properties fo:break-before="auto" style:column-width="241pt"/>
    </style:style>
    <style:style style:name="co89" style:family="table-column">
      <style:table-column-properties fo:break-before="auto" style:column-width="134.76pt"/>
    </style:style>
    <style:style style:name="co90" style:family="table-column">
      <style:table-column-properties fo:break-before="auto" style:column-width="202.79pt"/>
    </style:style>
    <style:style style:name="co91" style:family="table-column">
      <style:table-column-properties fo:break-before="auto" style:column-width="309.74pt"/>
    </style:style>
    <style:style style:name="co92" style:family="table-column">
      <style:table-column-properties fo:break-before="auto" style:column-width="177.79pt"/>
    </style:style>
    <style:style style:name="co93" style:family="table-column">
      <style:table-column-properties fo:break-before="auto" style:column-width="143.04pt"/>
    </style:style>
    <style:style style:name="co94" style:family="table-column">
      <style:table-column-properties fo:break-before="auto" style:column-width="126.4pt"/>
    </style:style>
    <style:style style:name="co95" style:family="table-column">
      <style:table-column-properties fo:break-before="auto" style:column-width="154.2pt"/>
    </style:style>
    <style:style style:name="co96" style:family="table-column">
      <style:table-column-properties fo:break-before="auto" style:column-width="100.69pt"/>
    </style:style>
    <style:style style:name="co97" style:family="table-column">
      <style:table-column-properties fo:break-before="auto" style:column-width="320.14pt"/>
    </style:style>
    <style:style style:name="ro1" style:family="table-row">
      <style:table-row-properties style:row-height="15.76pt" fo:break-before="auto" style:use-optimal-row-height="true"/>
    </style:style>
    <style:style style:name="ro2" style:family="table-row">
      <style:table-row-properties style:row-height="29.25pt" fo:break-before="auto" style:use-optimal-row-height="false"/>
    </style:style>
    <style:style style:name="ro3" style:family="table-row">
      <style:table-row-properties style:row-height="24.75pt" fo:break-before="auto" style:use-optimal-row-height="false"/>
    </style:style>
    <style:style style:name="ro4" style:family="table-row">
      <style:table-row-properties style:row-height="80.25pt" fo:break-before="auto" style:use-optimal-row-height="false"/>
    </style:style>
    <style:style style:name="ro5" style:family="table-row">
      <style:table-row-properties style:row-height="83.25pt" fo:break-before="auto" style:use-optimal-row-height="false"/>
    </style:style>
    <style:style style:name="ro6" style:family="table-row">
      <style:table-row-properties style:row-height="34.5pt" fo:break-before="auto" style:use-optimal-row-height="false"/>
    </style:style>
    <style:style style:name="ro7" style:family="table-row">
      <style:table-row-properties style:row-height="26.25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49.49pt" fo:break-before="auto" style:use-optimal-row-height="false"/>
    </style:style>
    <style:style style:name="ro10" style:family="table-row">
      <style:table-row-properties style:row-height="44.25pt" fo:break-before="auto" style:use-optimal-row-height="false"/>
    </style:style>
    <style:style style:name="ro11" style:family="table-row">
      <style:table-row-properties style:row-height="16.5pt" fo:break-before="auto" style:use-optimal-row-height="false"/>
    </style:style>
    <style:style style:name="ro12" style:family="table-row">
      <style:table-row-properties style:row-height="17.26pt" fo:break-before="auto" style:use-optimal-row-height="false"/>
    </style:style>
    <style:style style:name="ro13" style:family="table-row">
      <style:table-row-properties style:row-height="30.76pt" fo:break-before="auto" style:use-optimal-row-height="false"/>
    </style:style>
    <style:style style:name="ro14" style:family="table-row">
      <style:table-row-properties style:row-height="31.49pt" fo:break-before="auto" style:use-optimal-row-height="false"/>
    </style:style>
    <style:style style:name="ro15" style:family="table-row">
      <style:table-row-properties style:row-height="24.01pt" fo:break-before="auto" style:use-optimal-row-height="false"/>
    </style:style>
    <style:style style:name="ro16" style:family="table-row">
      <style:table-row-properties style:row-height="22.51pt" fo:break-before="auto" style:use-optimal-row-height="false"/>
    </style:style>
    <style:style style:name="ro17" style:family="table-row">
      <style:table-row-properties style:row-height="54pt" fo:break-before="auto" style:use-optimal-row-height="false"/>
    </style:style>
    <style:style style:name="ro18" style:family="table-row">
      <style:table-row-properties style:row-height="36pt" fo:break-before="auto" style:use-optimal-row-height="false"/>
    </style:style>
    <style:style style:name="ro19" style:family="table-row">
      <style:table-row-properties style:row-height="45.01pt" fo:break-before="auto" style:use-optimal-row-height="false"/>
    </style:style>
    <style:style style:name="ro20" style:family="table-row">
      <style:table-row-properties style:row-height="41.24pt" fo:break-before="auto" style:use-optimal-row-height="false"/>
    </style:style>
    <style:style style:name="ta1" style:family="table" style:master-page-name="PageStyle_5f_Consolidado">
      <style:table-properties table:display="true" style:writing-mode="lr-tb"/>
    </style:style>
    <style:style style:name="ta2" style:family="table" style:master-page-name="PageStyle_5f_Gantt_20_de_20_Maquetación">
      <style:table-properties table:display="true" style:writing-mode="lr-tb"/>
    </style:style>
    <style:style style:name="ta3" style:family="table" style:master-page-name="PageStyle_5f_Gantt_20_de_20_Diseño">
      <style:table-properties table:display="true" style:writing-mode="lr-tb"/>
    </style:style>
    <style:style style:name="ta4" style:family="table" style:master-page-name="PageStyle_5f_Dashboard_20_Diseño">
      <style:table-properties table:display="true" style:writing-mode="lr-tb"/>
    </style:style>
    <style:style style:name="ta5" style:family="table" style:master-page-name="PageStyle_5f_Se_20_hizo_20_o_20_no">
      <style:table-properties table:display="true" style:writing-mode="lr-tb"/>
    </style:style>
    <style:style style:name="ta6" style:family="table" style:master-page-name="PageStyle_5f_7._20_Mód._20_Contabilidad">
      <style:table-properties table:display="true" style:writing-mode="lr-tb"/>
    </style:style>
    <style:style style:name="ta7" style:family="table" style:master-page-name="PageStyle_5f_Gantt_20_del_20_Inventario_20_de_20_HUs">
      <style:table-properties table:display="true" style:writing-mode="lr-tb"/>
    </style:style>
    <style:style style:name="ta8" style:family="table" style:master-page-name="PageStyle_5f_Tabla_20_dinámica_20_1">
      <style:table-properties table:display="true" style:writing-mode="lr-tb"/>
    </style:style>
    <style:style style:name="ta9" style:family="table" style:master-page-name="PageStyle_5f_1._20_Mód._20_Almacén">
      <style:table-properties table:display="false" style:writing-mode="lr-tb"/>
    </style:style>
    <style:style style:name="ta10" style:family="table" style:master-page-name="PageStyle_5f_2._20_Mód._20_Compras">
      <style:table-properties table:display="false" style:writing-mode="lr-tb"/>
    </style:style>
    <style:style style:name="ta11" style:family="table" style:master-page-name="PageStyle_5f_3._20_Mód._20_Ventas">
      <style:table-properties table:display="false" style:writing-mode="lr-tb"/>
    </style:style>
    <style:style style:name="ta12" style:family="table" style:master-page-name="PageStyle_5f_4._20_Mód._20_Finanzas">
      <style:table-properties table:display="false" style:writing-mode="lr-tb"/>
    </style:style>
    <style:style style:name="ta13" style:family="table" style:master-page-name="PageStyle_5f_5._20_Mód._20_RRHH">
      <style:table-properties table:display="false" style:writing-mode="lr-tb"/>
    </style:style>
    <style:style style:name="ta14" style:family="table" style:master-page-name="PageStyle_5f_6._20_Mód._20_Activos_20_Fijo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order-bottom="0.74pt solid #000000" fo:background-color="#93c47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fo:border-bottom="0.74pt solid #000000" fo:background-color="#4a86e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order-bottom="0.74pt solid #000000" fo:background-color="#674ea7"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order-bottom="0.74pt solid #000000" fo:background-color="#99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fo:border-bottom="0.74pt solid #000000" fo:background-color="#fbbc0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order-bottom="0.74pt solid #000000" fo:background-color="#134f5c"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order-bottom="none" fo:background-color="#38761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0.74pt solid #000000" fo:background-color="#38761d"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0.74pt solid #000000" fo:background-color="#4285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d9d2e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00">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9d2e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5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1"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2"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1"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2"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98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cc4125"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7"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none" fo:background-color="#f4cccc"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data-style-name="N100">
      <style:table-cell-properties fo:background-color="#ffd9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8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8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8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93"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solid" style:text-underline-width="auto" style:text-underline-color="font-color" fo:font-weight="normal" style:font-size-asian="11pt" style:font-style-asian="italic" style:font-weight-asian="normal" style:font-name-complex="Arial" style:font-size-complex="11pt" style:font-style-complex="italic" style:font-weight-complex="normal"/>
    </style:style>
    <style:style style:name="ce96" style:family="table-cell" style:parent-style-name="Default">
      <style:table-cell-properties fo:border-bottom="none" fo:background-color="#fce5cd"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7" style:family="table-cell" style:parent-style-name="Default">
      <style:table-cell-properties fo:border-bottom="none" fo:background-color="#ffff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8"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fo:background-color="#ffd966"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 style:family="table-cell" style:parent-style-name="Default">
      <style:table-cell-properties fo:border-bottom="none"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3" style:family="table-cell" style:parent-style-name="Default">
      <style:table-cell-properties fo:border-bottom="none"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4" style:family="table-cell" style:parent-style-name="Default">
      <style:table-cell-properties fo:border-bottom="0.74pt solid #000000" fo:background-color="#93c47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5"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7" style:family="table-cell" style:parent-style-name="Default">
      <style:table-cell-properties fo:border-bottom="none" fo:background-color="#674ea7"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8" style:family="table-cell" style:parent-style-name="Default">
      <style:table-cell-properties fo:border-bottom="none" fo:background-color="#99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9" style:family="table-cell" style:parent-style-name="Default">
      <style:table-cell-properties fo:border-bottom="none" fo:background-color="#f1c232"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fo:border-bottom="none" fo:background-color="#134f5c"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fo:border-bottom="none" fo:background-color="#38761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2"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none" fo:background-color="#fff2cc"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fo:background-color="#c9daf8"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order-bottom="0.74pt solid #000000" fo:background-color="#d9d2e9"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5"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6"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8" style:family="table-cell" style:parent-style-name="Default">
      <style:table-cell-properties fo:background-color="#434343"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ackground-color="#0c343d"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data-style-name="N100">
      <style:table-cell-properties fo:background-color="#ffd966"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3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6" style:family="table-cell" style:parent-style-name="Default" style:data-style-name="N11">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11">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data-style-name="N1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11">
      <style:table-cell-properties fo:background-color="#434343"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1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3">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5"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6"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data-style-name="N4">
      <style:table-cell-properties fo:background-color="#ffd966"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51" style:family="table-cell" style:parent-style-name="Default" style:data-style-name="N4">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2" style:family="table-cell" style:parent-style-name="Default"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3" style:family="table-cell" style:parent-style-name="Default" style:data-style-name="N4">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4" style:family="table-cell" style:parent-style-name="Default" style:data-style-name="N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ffd966"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57"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1" style:family="table-cell" style:parent-style-name="Default" style:data-style-name="N1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2" style:family="table-cell" style:parent-style-name="Default" style:data-style-name="N1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3" style:family="table-cell" style:parent-style-name="Default" style:data-style-name="N1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4" style:family="table-cell" style:parent-style-name="Default" style:data-style-name="N1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5"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6"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7" style:family="table-cell" style:parent-style-name="Default" style:data-style-name="N1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8" style:family="table-cell" style:parent-style-name="Default" style:data-style-name="N1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1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125">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2" style:family="table-cell" style:parent-style-name="Default" style:data-style-name="N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4" style:family="table-cell" style:parent-style-name="Default" style:data-style-name="N125">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5" style:family="table-cell" style:parent-style-name="Default" style:data-style-name="N125">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6" style:family="table-cell" style:parent-style-name="Default" style:data-style-name="N125">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125">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125">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ackground-color="#ffd966"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12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12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4" style:family="table-cell" style:parent-style-name="Default" style:data-style-name="N1013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8"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0"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data-style-name="N11">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7"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1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11" style:family="table-cell" style:parent-style-name="Default" style:data-style-name="N1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1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1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5" style:family="table-cell" style:parent-style-name="Default" style:data-style-name="N1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11">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ackground-color="#ff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f4cc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19" style:family="table-cell" style:parent-style-name="Default">
      <style:table-cell-properties fo:background-color="#00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20" style:family="table-cell" style:parent-style-name="Default">
      <style:table-cell-properties fo:background-color="#00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4"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129">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129">
      <style:table-cell-properties fo:background-color="#ff0000" style:diagonal-bl-tr="none" style:diagonal-tl-br="none" fo:border="0.74pt solid #000000" style:rotation-align="non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9"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1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3" style:family="table-cell" style:parent-style-name="Default" style:data-style-name="N126">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4"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128">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6" style:family="table-cell" style:parent-style-name="Default" style:data-style-name="N126">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7" style:family="table-cell" style:parent-style-name="Default" style:data-style-name="N126">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3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128">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40" style:family="table-cell" style:parent-style-name="Default" style:data-style-name="N12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128">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128">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4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order-bottom="0.74pt solid #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4" style:family="table-cell" style:parent-style-name="Default" style:data-style-name="N100">
      <style:table-cell-properties fo:border-bottom="0.74pt solid #000000" fo:background-color="#ffd966"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55" style:family="table-cell" style:parent-style-name="Default">
      <style:table-cell-properties fo:border-bottom="0.74pt solid #000000" fo:background-color="#ffd966"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56"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5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58"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59" style:family="table-cell" style:parent-style-name="Default" style:data-style-name="N125">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0"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1" style:family="table-cell" style:parent-style-name="Default" style:data-style-name="N125">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7" style:family="table-cell" style:parent-style-name="Default" style:data-style-name="N1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8"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69"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0" style:family="table-cell" style:parent-style-name="Default" style:data-style-name="N125">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1" style:family="table-cell" style:parent-style-name="Default" style:data-style-name="N100">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72" style:family="table-cell" style:parent-style-name="Default" style:data-style-name="N12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0">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ackground-color="#9fc5e8"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order-bottom="none" fo:background-color="#9fc5e8"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table-cell-properties fo:border-bottom="0.74pt solid #000000" fo:background-color="#9fc5e8"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table-cell-properties fo:background-color="#666666"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4" style:family="table-cell" style:parent-style-name="Default">
      <style:table-cell-properties fo:background-color="#38761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5"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6"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7"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0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38761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29">
      <style:table-cell-properties fo:background-color="#ffd966" style:diagonal-bl-tr="none" style:diagonal-tl-br="none" fo:border="0.74pt solid #000000"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4" style:family="table-cell" style:parent-style-name="Default" style:data-style-name="N2">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2">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9" style:family="table-cell" style:parent-style-name="Default">
      <style:table-cell-properties fo:border-bottom="none"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0"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29">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29">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table-cell-properties fo:border-bottom="0.74pt solid #000000" fo:background-color="#43434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0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fo:background-color="#43434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0" style:family="table-cell" style:parent-style-name="Default">
      <style:table-cell-properties fo:border-bottom="none"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2"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fo:border-bottom="none"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5" style:family="table-cell" style:parent-style-name="Default">
      <style:table-cell-properties fo:border-bottom="none"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6" style:family="table-cell" style:parent-style-name="Default">
      <style:table-cell-properties fo:background-color="#9999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0c34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8"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1"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f99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7" style:family="table-cell" style:parent-style-name="Default">
      <style:table-cell-properties fo:border-bottom="0.74pt solid #000000" fo:background-color="#f1c232"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8" style:family="table-cell" style:parent-style-name="Default">
      <style:table-cell-properties fo:border-bottom="0.74pt solid #000000" fo:background-color="#38761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2" style:family="table-cell" style:parent-style-name="Default" style:data-style-name="N125">
      <style:table-cell-properties fo:background-color="#ffd966"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33"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table-cell-properties fo:border-bottom="none" fo:background-color="#9fc5e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table-cell-properties fo:border-bottom="none" fo:background-color="#9fc5e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fo:border-bottom="0.74pt solid #000000" fo:background-color="#9fc5e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ackground-color="#cccc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6" style:family="table-cell" style:parent-style-name="Default">
      <style:table-cell-properties fo:border-bottom="0.74pt solid #000000"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quot;Arial&quot;" fo:font-size="11pt" fo:font-style="normal" fo:text-shadow="none" style:text-underline-style="none" fo:font-weight="bold" style:font-size-asian="11pt" style:font-style-asian="normal" style:font-weight-asian="bold" style:font-name-complex="&quot;Arial&quot;" style:font-size-complex="11pt" style:font-style-complex="normal" style:font-weight-complex="bold"/>
    </style:style>
    <style:style style:name="ce3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quot;Arial&quot;" fo:font-size="11pt" fo:font-style="normal" fo:text-shadow="none" style:text-underline-style="none" fo:font-weight="bold" style:font-size-asian="11pt" style:font-style-asian="normal" style:font-weight-asian="bold" style:font-name-complex="&quot;Arial&quot;" style:font-size-complex="11pt" style:font-style-complex="normal" style:font-weight-complex="bold"/>
    </style:style>
    <style:style style:name="ce36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quot;Arial MT&quot;" fo:font-size="11pt" fo:font-style="normal" fo:text-shadow="none" style:text-underline-style="none" fo:font-weight="normal" style:font-size-asian="11pt" style:font-style-asian="normal" style:font-weight-asian="normal" style:font-name-complex="&quot;Arial MT&quot;" style:font-size-complex="11pt" style:font-style-complex="normal" style:font-weight-complex="normal"/>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data-style-name="N100">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quot;Arial MT&quot;" fo:font-size="11pt" fo:font-style="normal" fo:text-shadow="none" style:text-underline-style="none" fo:font-weight="normal" style:font-size-asian="11pt" style:font-style-asian="normal" style:font-weight-asian="normal" style:font-name-complex="&quot;Arial MT&quot;" style:font-size-complex="11pt" style:font-style-complex="normal" style:font-weight-complex="normal"/>
    </style:style>
    <style:style style:name="ce368" style:family="table-cell" style:parent-style-name="Default" style:data-style-name="N100">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70" style:family="table-cell" style:parent-style-name="Default" style:data-style-name="N100">
      <style:table-cell-properties fo:background-color="#ffd966"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71"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2" style:family="table-cell" style:parent-style-name="Default">
      <style:table-cell-properties fo:background-color="#f6f8f9"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fo:background-color="#f6f8f9"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5"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f6f8f9" style:diagonal-bl-tr="none" style:diagonal-tl-br="none" style:text-align-source="value-type" style:repeat-content="false" fo:wrap-option="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7.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2.3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2.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7.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eto&quot;;&quot;Parcialmente&quot;;&quot;Por construir&quot;)" table:allow-empty-cell="true" table:display-list="unsorted" table:base-cell-address="Consolidado.D2">
          <table:error-message table:message-type="stop" table:display="true"/>
        </table:content-validation>
        <table:content-validation table:name="val2" table:condition="of:cell-content-is-in-list(&quot;Alex&quot;;&quot;Falcao&quot;;&quot;Carlos&quot;;&quot;Diego&quot;;&quot;Odalis&quot;)" table:allow-empty-cell="true" table:display-list="unsorted" table:base-cell-address="'Gantt de Maquetación'.M3">
          <table:error-message table:message-type="stop" table:display="true"/>
        </table:content-validation>
        <table:content-validation table:name="val3" table:condition="of:cell-content-is-in-list(&quot;Completo&quot;;&quot;En proceso&quot;;&quot;Pendiente&quot;)" table:allow-empty-cell="true" table:display-list="unsorted" table:base-cell-address="'Gantt de Maquetación'.N3">
          <table:error-message table:message-type="stop" table:display="true"/>
        </table:content-validation>
        <table:content-validation table:name="val4" table:condition="of:cell-content-is-in-list(&quot;Aprobadas&quot;;&quot;Pendientes&quot;)" table:allow-empty-cell="true" table:display-list="unsorted" table:base-cell-address="'Gantt de Maquetación'.O3">
          <table:error-message table:message-type="stop" table:display="true"/>
        </table:content-validation>
        <table:content-validation table:name="val5" table:condition="of:cell-content-is-in-list(&quot;Ernesto&quot;;&quot;Layla&quot;;&quot;Angel&quot;;&quot;Mariela&quot;)" table:allow-empty-cell="true" table:display-list="unsorted" table:base-cell-address="'Gantt de Diseño'.K3">
          <table:error-message table:message-type="stop" table:display="true"/>
        </table:content-validation>
        <table:content-validation table:name="val6" table:condition="of:cell-content-is-in-list(&quot;Completo&quot;;&quot;En proceso&quot;;&quot;Pendiente&quot;)" table:allow-empty-cell="true" table:display-list="unsorted" table:base-cell-address="'Gantt de Diseño'.L3">
          <table:error-message table:message-type="stop" table:display="true"/>
        </table:content-validation>
        <table:content-validation table:name="val7" table:condition="of:cell-content-is-in-list(&quot;Aprobadas&quot;;&quot;Pendientes&quot;)" table:allow-empty-cell="true" table:display-list="unsorted" table:base-cell-address="'Gantt de Diseño'.N3">
          <table:error-message table:message-type="stop" table:display="true"/>
        </table:content-validation>
        <table:content-validation table:name="val8" table:condition="of:cell-content-is-in-list(&quot;Alexandre&quot;;&quot;Falcao&quot;;&quot;Heber&quot;)" table:allow-empty-cell="true" table:display-list="unsorted" table:base-cell-address="'Gantt de Diseño'.P3">
          <table:error-message table:message-type="stop" table:display="true"/>
        </table:content-validation>
        <table:content-validation table:name="val9" table:condition="of:cell-content-is-in-list(&quot;Completo&quot;;&quot;Parcialmente&quot;;&quot;En Proceso&quot;;&quot;Por construir&quot;)" table:allow-empty-cell="true" table:display-list="unsorted" table:base-cell-address="'7. Mód. Contabilidad'.C2"/>
        <table:content-validation table:name="val10" table:condition="of:cell-content-is-in-list(&quot;Iván&quot;;&quot;María Inés&quot;;&quot;Jhonny&quot;)" table:allow-empty-cell="true" table:display-list="unsorted" table:base-cell-address="'Gantt del Inventario de HUs'.D3">
          <table:error-message table:message-type="stop" table:display="true"/>
        </table:content-validation>
        <table:content-validation table:name="val11" table:condition="of:cell-content-is-in-list(&quot;Completo&quot;;&quot;Pendiente&quot;;&quot;En Proceso&quot;;&quot;En Validación&quot;)" table:allow-empty-cell="true" table:display-list="unsorted" table:base-cell-address="'Gantt del Inventario de HUs'.E3">
          <table:error-message table:message-type="stop" table:display="true"/>
        </table:content-validation>
        <table:content-validation table:name="val12" table:condition="of:cell-content-is-in-list(&quot;Completo&quot;;&quot;Parcialmente&quot;;&quot;En Proceso&quot;;&quot;Por construir&quot;)" table:allow-empty-cell="true" table:display-list="unsorted" table:base-cell-address="'1. Mód. Almacén'.D2"/>
        <table:content-validation table:name="val13" table:condition="of:cell-content-is-in-list(&quot;Completo&quot;;&quot;Parcialmente&quot;;&quot;En Proceso&quot;;&quot;Por construir&quot;)" table:allow-empty-cell="true" table:display-list="unsorted" table:base-cell-address="'2. Mód. Compras'.C2"/>
        <table:content-validation table:name="val14" table:condition="of:cell-content-is-in-list(&quot;Completo&quot;;&quot;Parcialmente&quot;;&quot;En Proceso&quot;;&quot;Por construir&quot;)" table:allow-empty-cell="true" table:display-list="unsorted" table:base-cell-address="'3. Mód. Ventas'.C2"/>
        <table:content-validation table:name="val15" table:condition="of:cell-content-is-in-list(&quot;Completo&quot;;&quot;Parcialmente&quot;;&quot;En Proceso&quot;;&quot;Por construir&quot;)" table:allow-empty-cell="true" table:display-list="unsorted" table:base-cell-address="'4. Mód. Finanzas'.C2"/>
        <table:content-validation table:name="val16" table:condition="of:cell-content-is-in-list(&quot;Completo&quot;;&quot;Parcialmente&quot;;&quot;Por construir&quot;)" table:allow-empty-cell="true" table:display-list="unsorted" table:base-cell-address="'5. Mód. RRHH'.D2">
          <table:error-message table:message-type="stop" table:display="true"/>
        </table:content-validation>
        <table:content-validation table:name="val17" table:condition="of:cell-content-is-in-list(&quot;Completo&quot;;&quot;Parcialmente&quot;;&quot;En Proceso&quot;;&quot;Por construir&quot;)" table:allow-empty-cell="true" table:display-list="unsorted" table:base-cell-address="'6. Mód. Activos Fijos'.C2"/>
      </table:content-validations>
      <table:table table:name="Consolidad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office:value-type="string" calcext:value-type="string">
            <text:p>Módulo</text:p>
          </table:table-cell>
          <table:table-cell table:style-name="ce1" office:value-type="string" calcext:value-type="string">
            <text:p>Proceso</text:p>
          </table:table-cell>
          <table:table-cell table:style-name="ce1" office:value-type="string" calcext:value-type="string">
            <text:p>SubProceso</text:p>
          </table:table-cell>
          <table:table-cell table:style-name="ce46" office:value-type="string" calcext:value-type="string">
            <text:p>Estado en Restaurant.pe</text:p>
          </table:table-cell>
          <table:table-cell table:style-name="ce56" office:value-type="string" calcext:value-type="string">
            <text:p>Funcionalidad</text:p>
          </table:table-cell>
          <table:table-cell table:style-name="ce56" office:value-type="string" calcext:value-type="string">
            <text:p>Descripción de la Funcionalidad</text:p>
          </table:table-cell>
          <table:table-cell table:style-name="ce82" office:value-type="string" calcext:value-type="string">
            <text:p>Enlace de la HU</text:p>
          </table:table-cell>
          <table:table-cell table:style-name="ce82" office:value-type="string" calcext:value-type="string">
            <text:p>Comentarios Adicionales</text:p>
          </table:table-cell>
          <table:table-cell table:style-name="ce34"/>
          <table:table-cell table:style-name="ce100" table:number-columns-repeated="18"/>
          <table:table-cell table:number-columns-repeated="997"/>
        </table:table-row>
        <table:table-row table:style-name="ro1">
          <table:table-cell table:style-name="ce2" office:value-type="string" calcext:value-type="string" table:number-columns-spanned="1" table:number-rows-spanned="27">
            <text:p>Almacén</text:p>
          </table:table-cell>
          <table:table-cell table:style-name="ce15" office:value-type="string" calcext:value-type="string" table:number-columns-spanned="1" table:number-rows-spanned="4">
            <text:p>Tablas</text:p>
          </table:table-cell>
          <table:table-cell table:style-name="ce28" office:value-type="string" calcext:value-type="string">
            <text:p>Almacén</text:p>
          </table:table-cell>
          <table:table-cell table:style-name="ce42" table:content-validation-name="val1" office:value-type="string" calcext:value-type="string">
            <text:p>Completo</text:p>
          </table:table-cell>
          <table:table-cell table:style-name="ce57" office:value-type="string" calcext:value-type="string">
            <text:p>Gestión de Almacenes</text:p>
          </table:table-cell>
          <table:table-cell table:style-name="ce65" office:value-type="string" calcext:value-type="string">
            <text:p>Lista de almacenes en donde se almacenan los productos</text:p>
          </table:table-cell>
          <table:table-cell table:style-name="ce83" office:value-type="string" calcext:value-type="string">
            <text:p><text:a xlink:href="https://docs.google.com/document/d/17-6eaCP_WZAP37P-rZNQJpwG5ppqrV3k9SOM6RHEJk8/edit?usp=sharing" xlink:type="simple">HU-ALM-TAB-ALM-001 - Lista de Almacenes en Donde se Almacenan los Productos - v1</text:a></text:p>
          </table:table-cell>
          <table:table-cell table:style-name="ce93" office:value-type="string" calcext:value-type="string">
            <text:p>Se tiene la gestión, pendiente de complementar con otros camp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lmacén</text:p>
          </table:table-cell>
          <table:table-cell table:style-name="ce14" table:content-validation-name="val1" office:value-type="string" calcext:value-type="string">
            <text:p>Completo</text:p>
          </table:table-cell>
          <table:table-cell table:style-name="ce58" office:value-type="string" calcext:value-type="string">
            <text:p>Movimientos por Almacen</text:p>
          </table:table-cell>
          <table:table-cell table:style-name="ce64" office:value-type="string" calcext:value-type="string">
            <text:p>Define que tipos de movimientos se realizan por almacen que afectan salida, entrada o traslados de articulos</text:p>
          </table:table-cell>
          <table:table-cell table:style-name="ce84" office:value-type="string" calcext:value-type="string">
            <text:p><text:a xlink:href="https://docs.google.com/document/d/1SwEUFqvHoFTzARzyzm-UQXs6U2xV1g1SspEJVXPamlY/edit?usp=sharing" xlink:type="simple">HU-ALM-TAB-ALM-002 - Definición de Tipos de Movimientos por Almacé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ategorias</text:p>
          </table:table-cell>
          <table:table-cell table:style-name="ce14" table:content-validation-name="val1" office:value-type="string" calcext:value-type="string">
            <text:p>Completo</text:p>
          </table:table-cell>
          <table:table-cell table:style-name="ce29" office:value-type="string" calcext:value-type="string">
            <text:p>Maestro de Categorías / subcategorías</text:p>
          </table:table-cell>
          <table:table-cell table:style-name="ce64" office:value-type="string" calcext:value-type="string">
            <text:p>Permite definir, editar y mantener la estructura jerárquica de clasificación de los artículos.</text:p>
          </table:table-cell>
          <table:table-cell table:style-name="ce84" office:value-type="string" calcext:value-type="string">
            <text:p><text:a xlink:href="https://docs.google.com/document/d/1sxrGMaa4bF8vgQg3P5Zj-iyjyD0VMWXc0Vze7fd8M_M/edit?usp=sharing" xlink:type="simple">HU-ALM-TAB-CAT-001 - Definición y Mantenimiento de la Estructura Jerárquica de Clasificación de Artículos - v1</text:a></text:p>
          </table:table-cell>
          <table:table-cell table:style-name="ce94" office:value-type="string" calcext:value-type="string">
            <text:p>Actualmente se tiene el registro de platos, combos, insumos, modificadore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Maestro de Clases de articulos</text:p>
          </table:table-cell>
          <table:table-cell table:style-name="ce14" table:content-validation-name="val1" office:value-type="string" calcext:value-type="string">
            <text:p>Por construir</text:p>
          </table:table-cell>
          <table:table-cell table:style-name="ce58" office:value-type="string" calcext:value-type="string">
            <text:p>Clases de articulos</text:p>
          </table:table-cell>
          <table:table-cell table:style-name="ce64" office:value-type="string" calcext:value-type="string">
            <text:p>Permite definir la naturaleza contable, de inventario o de gestión. Debe permitir la configuración de impuestos por artículo y por país</text:p>
          </table:table-cell>
          <table:table-cell table:style-name="ce84" office:value-type="string" calcext:value-type="string">
            <text:p><text:a xlink:href="https://docs.google.com/document/d/1-OshGqyLK1T0KIN5AwHJfjruaSK3b7UHTUp3yOg68Ak/edit?tab=t.0" xlink:type="simple">HU-ALM-TAB-PRO-002 – Definición y Configuración de Productos por Naturaleza, Sucursal e Impuestos</text:a></text:p>
          </table:table-cell>
          <table:table-cell table:style-name="ce95" office:value-type="string" calcext:value-type="string">
            <office:annotation draw:style-name="gr1" draw:text-style-name="P2" svg:width="397.3pt" svg:height="42.75pt" svg:x="1510.64pt" svg:y="86.26pt" draw:caption-point-x="-11.54pt" draw:caption-point-y="-22.99pt">
              <dc:date>2026-02-06T00:00:00</dc:date>
              <text:p text:style-name="P1">Se remplazo esta Historia de usuario ya que l e faltaba información</text:p>
              <text:p text:style-name="P1"><text:tab/>-LESLY PALOMEQUE VALDIVIEZO</text:p>
            </office:annotation>
            <text:p><text:a xlink:href="https://docs.google.com/document/d/1YnIDvkbRTfakjnscekhe7iQyOK1DnedjqSU7cp1o4C0/edit?usp=sharing" xlink:type="simple">HU-ALM-TAB-MCA-001 - Definición de la Naturaleza Contable, de Inventario o de Gestión y Configuración de Impuestos por Artículo y País - v1</text:a></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6" office:value-type="string" calcext:value-type="string" table:number-columns-spanned="1" table:number-rows-spanned="8">
            <text:p>Operaciones</text:p>
          </table:table-cell>
          <table:table-cell table:style-name="ce29" office:value-type="string" calcext:value-type="string">
            <text:p>Traslados</text:p>
          </table:table-cell>
          <table:table-cell table:style-name="ce14" table:content-validation-name="val1" office:value-type="string" calcext:value-type="string">
            <text:p>Completo</text:p>
          </table:table-cell>
          <table:table-cell table:style-name="ce58" office:value-type="string" calcext:value-type="string">
            <text:p>Recepcion de Compras</text:p>
          </table:table-cell>
          <table:table-cell table:style-name="ce64" office:value-type="string" calcext:value-type="string">
            <text:p>Almacenamiento de mercaderias provenientes de ordenes de compra validando lo entregado por el proveedor coincida con lo solicitado y facturado.</text:p>
          </table:table-cell>
          <table:table-cell table:style-name="ce84" office:value-type="string" calcext:value-type="string">
            <text:p><text:a xlink:href="https://docs.google.com/document/d/1_wUt9Re86c1QTGHp0dZrFiD6Fm8_kQelVSUuwaxlc1c/edit?usp=sharing" xlink:type="simple">HU-ALM-OP-TRA-001 - Almacenamiento de Mercaderías Provenientes de Órdenes de Compra con Validación de Entregas del Proveedor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raslados</text:p>
          </table:table-cell>
          <table:table-cell table:style-name="ce14" table:content-validation-name="val1" office:value-type="string" calcext:value-type="string">
            <text:p>Completo</text:p>
          </table:table-cell>
          <table:table-cell table:style-name="ce59" office:value-type="string" calcext:value-type="string">
            <text:p>Entregas</text:p>
          </table:table-cell>
          <table:table-cell table:style-name="ce64" office:value-type="string" calcext:value-type="string">
            <text:p>Despacho de productos vendidos a un cliente, o insumos entregados a una area interna para para consumo</text:p>
          </table:table-cell>
          <table:table-cell table:style-name="ce84" office:value-type="string" calcext:value-type="string">
            <text:p><text:a xlink:href="https://docs.google.com/document/d/1E-Wxi_zxUjEhKF6ODK1grSjat5xuD66I6nt6Tln5L-g/edit?usp=sharing" xlink:type="simple">HU-ALM-OP-TRA-002 - Despacho de Productos Vendidos a Cliente o Entregados a Áreas Internas para Consumo - v1</text:a></text:p>
          </table:table-cell>
          <table:table-cell table:style-name="ce94" office:value-type="string" calcext:value-type="string">
            <text:p>Actualmente se tiene la gestión solo para Abastecimientos pendiente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raslados</text:p>
          </table:table-cell>
          <table:table-cell table:style-name="ce14" table:content-validation-name="val1" office:value-type="string" calcext:value-type="string">
            <text:p>Completo</text:p>
          </table:table-cell>
          <table:table-cell table:style-name="ce59" office:value-type="string" calcext:value-type="string">
            <text:p>Recibir transferencias</text:p>
          </table:table-cell>
          <table:table-cell table:style-name="ce64" office:value-type="string" calcext:value-type="string">
            <text:p>Confirmacion de recepcion de transferencia de mercaderia entre sedes, almacenes o centros de distribuicion de la misma empresa. <text:s/></text:p>
          </table:table-cell>
          <table:table-cell table:style-name="ce84" office:value-type="string" calcext:value-type="string">
            <text:p><text:a xlink:href="https://docs.google.com/document/d/1h9MMMf3vEFxyy11dZkxhj2VlhUMAJbPHDQpWZOr_1bg/edit?usp=sharing" xlink:type="simple">HU-ALM-OP-TR-004 - Confirmación de Recepción de Transferencia de Mercadería entre Sedes, Almacenes o Centros de Distribució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raslados</text:p>
          </table:table-cell>
          <table:table-cell table:style-name="ce14" table:content-validation-name="val1" office:value-type="string" calcext:value-type="string">
            <text:p>Completo</text:p>
          </table:table-cell>
          <table:table-cell table:style-name="ce59" office:value-type="string" calcext:value-type="string">
            <text:p>Solicitud de traslado</text:p>
          </table:table-cell>
          <table:table-cell table:style-name="ce64" office:value-type="string" calcext:value-type="string">
            <text:p>Generar requerimiento de traslado hacia otro almacen de modo que se gestione la disponibilidad de productos antes de registrar la transferencia como operación. Debe afectar CECO (centros de costos) mas no cuentas contables. </text:p>
          </table:table-cell>
          <table:table-cell table:style-name="ce84" office:value-type="string" calcext:value-type="string">
            <text:p><text:a xlink:href="https://docs.google.com/document/d/1E0Cf69T87b7DiN8G7LP3CqLEGyeiWBXTd8ynEqUr1bA/edit?usp=sharing" xlink:type="simple">HU-ALM-OP-TRA-003 - Generación de Requerimiento de Traslado entre Almacenes con Validación de Disponibilidad y Afectación a Centros de Costo - v1</text:a></text:p>
          </table:table-cell>
          <table:table-cell table:style-name="ce94" office:value-type="string" calcext:value-type="string">
            <text:p>Actualmente órdenes de requerimient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Devoluciones</text:p>
          </table:table-cell>
          <table:table-cell table:style-name="ce14" table:content-validation-name="val1" office:value-type="string" calcext:value-type="string">
            <text:p>Parcialmente</text:p>
          </table:table-cell>
          <table:table-cell table:style-name="ce58" office:value-type="string" calcext:value-type="string">
            <text:p>Devoluciones de compras</text:p>
          </table:table-cell>
          <table:table-cell table:style-name="ce64" office:value-type="string" calcext:value-type="string">
            <text:p>Devoluciones de compras a proveedores</text:p>
          </table:table-cell>
          <table:table-cell table:style-name="ce84" office:value-type="string" calcext:value-type="string">
            <text:p><text:a xlink:href="https://docs.google.com/document/d/1fBlqiJ8e5HqS5NMBUUXPMq7ziaTEyZAxOUruq7iYiaM/edit?usp=sharing" xlink:type="simple">HU-ALM-OP-DEV-001 - Registro y Gestión de Devoluciones de Compras a Proveedores - v1</text:a></text:p>
          </table:table-cell>
          <table:table-cell table:style-name="ce94" office:value-type="string" calcext:value-type="string">
            <text:p>Se tiene gestión de notas de crédito</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Solicitudes</text:p>
          </table:table-cell>
          <table:table-cell table:style-name="ce14" table:content-validation-name="val1" office:value-type="string" calcext:value-type="string">
            <text:p>Completo</text:p>
          </table:table-cell>
          <table:table-cell table:style-name="ce58" office:value-type="string" calcext:value-type="string">
            <text:p>Solicitud de reposición</text:p>
          </table:table-cell>
          <table:table-cell table:style-name="ce64" office:value-type="string" calcext:value-type="string">
            <text:p>Solicitud de requerimiento de reposicion de stock cuando este se encuentra em minimo</text:p>
          </table:table-cell>
          <table:table-cell table:style-name="ce84" office:value-type="string" calcext:value-type="string">
            <text:p><text:a xlink:href="https://docs.google.com/document/d/1a0nEWidUG1rxjiIL6rAT2xEqCphYgSO55ajxcD2-Rh0/edit?usp=sharing" xlink:type="simple">HU-ALM-OP-SOL-001 - Solicitud de Requerimiento de Reposición de Stock por Nivel Mínimo - v1</text:a></text:p>
          </table:table-cell>
          <table:table-cell table:style-name="ce94" office:value-type="string" calcext:value-type="string">
            <text:p>Tenemos el modulo de solicitud de requerimiento de stock entre tiend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justes</text:p>
          </table:table-cell>
          <table:table-cell table:style-name="ce14" table:content-validation-name="val1" office:value-type="string" calcext:value-type="string">
            <text:p>Completo</text:p>
          </table:table-cell>
          <table:table-cell table:style-name="ce58" office:value-type="string" calcext:value-type="string">
            <text:p>Inventario fisico</text:p>
          </table:table-cell>
          <table:table-cell table:style-name="ce64" office:value-type="string" calcext:value-type="string">
            <text:p>Comparacion del inventario fisico vs el del sistema y se realiza ajsutes para subsanar diferencias</text:p>
          </table:table-cell>
          <table:table-cell table:style-name="ce84" office:value-type="string" calcext:value-type="string">
            <text:p><text:a xlink:href="https://docs.google.com/document/d/1uQBxeYvD22kdK3947ZFLQWznNluTIRjcRt9M-ARdpn8/edit?usp=sharing" xlink:type="simple">HU-ALM-OP-AJU-001 - Comparación de Inventario Físico vs Sistema y Registro de Ajustes de Diferenci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justes</text:p>
          </table:table-cell>
          <table:table-cell table:style-name="ce14" table:content-validation-name="val1" office:value-type="string" calcext:value-type="string">
            <text:p>Completo</text:p>
          </table:table-cell>
          <table:table-cell table:style-name="ce58" office:value-type="string" calcext:value-type="string">
            <text:p>Merma</text:p>
          </table:table-cell>
          <table:table-cell table:style-name="ce64" office:value-type="string" calcext:value-type="string">
            <text:p>Registro de la perdida por causas inevitables en el almacenamiento</text:p>
          </table:table-cell>
          <table:table-cell table:style-name="ce84" office:value-type="string" calcext:value-type="string">
            <text:p><text:a xlink:href="https://docs.google.com/document/d/1HhhnlVGC1TVtB5-CrN0mI5LJGCJtSuBBhOFULTs03fM/edit?usp=sharing" xlink:type="simple">HU-ALM-OP-AJU-002 - Registro de Pérdidas por Causas Inevitables en el Almacenamiento - v1</text:a></text:p>
          </table:table-cell>
          <table:table-cell table:style-name="ce94" office:value-type="string" calcext:value-type="string">
            <text:p>Se cuenta incluso en reporte</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6" office:value-type="string" calcext:value-type="string" table:number-columns-spanned="1" table:number-rows-spanned="5">
            <text:p>Consultas</text:p>
          </table:table-cell>
          <table:table-cell table:style-name="ce29" office:value-type="string" calcext:value-type="string">
            <text:p>Kardex / Movimiento de inventario</text:p>
          </table:table-cell>
          <table:table-cell table:style-name="ce14" table:content-validation-name="val1" office:value-type="string" calcext:value-type="string">
            <text:p>Completo</text:p>
          </table:table-cell>
          <table:table-cell table:style-name="ce58" office:value-type="string" calcext:value-type="string">
            <text:p>Stock por producto y por almacen</text:p>
          </table:table-cell>
          <table:table-cell table:style-name="ce64" office:value-type="string" calcext:value-type="string">
            <text:p>Consulta de stock por productos y por almacen seleccionado y el movimiento en rango seleccionado</text:p>
          </table:table-cell>
          <table:table-cell table:style-name="ce84" office:value-type="string" calcext:value-type="string">
            <text:p><text:a xlink:href="https://docs.google.com/document/d/12nQ8oHY-k6k0L-iZ6HOD7wSEt49_qw7bAGyrQ2S-IRw/edit?usp=sharing" xlink:type="simple">HU-ALM-CON-KDX-001 - Consulta de Stock por Producto y Almacén con Movimiento en Rango Seleccionad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Órdenes de Compra</text:p>
          </table:table-cell>
          <table:table-cell table:style-name="ce14" table:content-validation-name="val1" office:value-type="string" calcext:value-type="string">
            <text:p>Completo</text:p>
          </table:table-cell>
          <table:table-cell table:style-name="ce58" office:value-type="string" calcext:value-type="string">
            <text:p>Ordenes de compra pendiente por recibir</text:p>
          </table:table-cell>
          <table:table-cell table:style-name="ce64" office:value-type="string" calcext:value-type="string">
            <text:p>Consulta de órdenes de compra pendientes</text:p>
          </table:table-cell>
          <table:table-cell table:style-name="ce84" office:value-type="string" calcext:value-type="string">
            <text:p><text:a xlink:href="https://docs.google.com/document/d/11FoaLgAaOM6A3_9o64ua7dDW3rmk7B1zZ4_X7cSj-Gw/edit?usp=sharing" xlink:type="simple">HU-ALM-CON-OC-001 - Consulta de Órdenes de Compra Pendient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sulta de articulo</text:p>
          </table:table-cell>
          <table:table-cell table:style-name="ce14" table:content-validation-name="val1" office:value-type="string" calcext:value-type="string">
            <text:p>Completo</text:p>
          </table:table-cell>
          <table:table-cell table:style-name="ce58" office:value-type="string" calcext:value-type="string">
            <text:p>Consulta de ficha de artículo.</text:p>
          </table:table-cell>
          <table:table-cell table:style-name="ce64" office:value-type="string" calcext:value-type="string">
            <text:p>Consultar toda la informacion del producto registrada, asi como imagen referencial</text:p>
          </table:table-cell>
          <table:table-cell table:style-name="ce84" office:value-type="string" calcext:value-type="string">
            <text:p><text:a xlink:href="https://docs.google.com/document/d/1KIEzwtSaaL_J1TBrqEZ7XZ-hTX658gHxkz0Em3si0m0/edit?usp=sharing" xlink:type="simple">HU-ALM-CON-ART-001 - Consulta de Información Completa del Producto e Imagen Referencial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estamos </text:p>
          </table:table-cell>
          <table:table-cell table:style-name="ce14" table:content-validation-name="val1" office:value-type="string" calcext:value-type="string">
            <text:p>Por construir</text:p>
          </table:table-cell>
          <table:table-cell table:style-name="ce58" office:value-type="string" calcext:value-type="string">
            <text:p>Prestamos de inventario</text:p>
          </table:table-cell>
          <table:table-cell table:style-name="ce64" office:value-type="string" calcext:value-type="string">
            <text:p>Consulta de mercaderia entregada a sucursal o almacen para uso temporal</text:p>
          </table:table-cell>
          <table:table-cell table:style-name="ce84" office:value-type="string" calcext:value-type="string">
            <text:p><text:a xlink:href="https://docs.google.com/document/d/1WROVopMAX-I9MWTBAsuC20y8GvagbJPM57ohiYdx3hI/edit?usp=sharing" xlink:type="simple">HU-ALM-CON-PRE-001 - Consulta de Mercadería Entregada a Sucursal o Almacén para Uso Temporal - v1</text:a></text:p>
          </table:table-cell>
          <table:table-cell table:style-name="ce94" office:value-type="string" calcext:value-type="string">
            <text:p>Tenemos modulos de traslado de stock pero no se mantiene en un estado temporal</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Devoluciones</text:p>
          </table:table-cell>
          <table:table-cell table:style-name="ce14" table:content-validation-name="val1" office:value-type="string" calcext:value-type="string">
            <text:p>Parcialmente</text:p>
          </table:table-cell>
          <table:table-cell table:style-name="ce58" office:value-type="string" calcext:value-type="string">
            <text:p>Devoluciones</text:p>
          </table:table-cell>
          <table:table-cell table:style-name="ce64" office:value-type="string" calcext:value-type="string">
            <text:p>Visualizar detalle de las devoluciones realizadas a proveedores incluyendo el motivo</text:p>
          </table:table-cell>
          <table:table-cell table:style-name="ce84" office:value-type="string" calcext:value-type="string">
            <text:p><text:a xlink:href="https://docs.google.com/document/d/1fxD3n4wfyvqK6goFSBrYdVzoKWVgLYF3z_kxXhxaxjc/edit?usp=sharing" xlink:type="simple">HU-ALM-CON-DEV-001 - Consulta del Detalle de Devoluciones Realizadas a Proveedor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6" office:value-type="string" calcext:value-type="string" table:number-columns-spanned="1" table:number-rows-spanned="7">
            <text:p>Reportes</text:p>
          </table:table-cell>
          <table:table-cell table:style-name="ce29" office:value-type="string" calcext:value-type="string">
            <text:p>Reporte almacen</text:p>
          </table:table-cell>
          <table:table-cell table:style-name="ce14" table:content-validation-name="val1" office:value-type="string" calcext:value-type="string">
            <text:p>Completo</text:p>
          </table:table-cell>
          <table:table-cell table:style-name="ce58" office:value-type="string" calcext:value-type="string">
            <text:p>Stock a la fecha</text:p>
          </table:table-cell>
          <table:table-cell table:style-name="ce64" office:value-type="string" calcext:value-type="string">
            <text:p>Visualiza el stock actual de todos los productos </text:p>
          </table:table-cell>
          <table:table-cell table:style-name="ce84" office:value-type="string" calcext:value-type="string">
            <text:p><text:a xlink:href="https://docs.google.com/document/d/1NVnykB7XVZ2-oh6jjyuPZjQteXwLBfOpPpRppykLrs4/edit?usp=sharing" xlink:type="simple">HU-ALM-REP-ALM-001 - Reporte de Stock Actual de Product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text:p>
          </table:table-cell>
          <table:table-cell table:style-name="ce14" table:content-validation-name="val1" office:value-type="string" calcext:value-type="string">
            <text:p>Completo</text:p>
          </table:table-cell>
          <table:table-cell table:style-name="ce58" office:value-type="string" calcext:value-type="string">
            <text:p>Historial de movimiento</text:p>
          </table:table-cell>
          <table:table-cell table:style-name="ce64" office:value-type="string" calcext:value-type="string">
            <text:p>Generacion de movimientos de articulos en kardex</text:p>
          </table:table-cell>
          <table:table-cell table:style-name="ce84" office:value-type="string" calcext:value-type="string">
            <text:p><text:a xlink:href="https://docs.google.com/document/d/1ktPnYoj1tWwG8_AanFKH_sxiim3s2LbPMNWgFwMFt7k/edit?usp=sharing" xlink:type="simple">HU-ALM-REP-ALM-002 - Generación de Movimientos de Artículos en Kardex - v1</text:a></text:p>
          </table:table-cell>
          <table:table-cell table:style-name="ce94"/>
          <table:table-cell table:style-name="ce64" office:value-type="string" calcext:value-type="string">
            <text:p>REVISAR</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 Financiero</text:p>
          </table:table-cell>
          <table:table-cell table:style-name="ce14" table:content-validation-name="val1" office:value-type="string" calcext:value-type="string">
            <text:p>Parcialmente</text:p>
          </table:table-cell>
          <table:table-cell table:style-name="ce58" office:value-type="string" calcext:value-type="string">
            <text:p>Valorizacion</text:p>
          </table:table-cell>
          <table:table-cell table:style-name="ce64" office:value-type="string" calcext:value-type="string">
            <text:p>Permite conocer el valor económico del stock existente en cada almacén o de forma consolidada, calculado según el método de valorización definido (PEPS/FIFO, UEPS/LIFO, Promedio Ponderado, Costo Estándar, etc.).</text:p>
          </table:table-cell>
          <table:table-cell table:style-name="ce84" office:value-type="string" calcext:value-type="string">
            <text:p><text:a xlink:href="https://docs.google.com/document/d/1dtEVuh58HZxN7inWxagixjz7M3f8HkO_b_UUrtF3e-Y/edit?usp=sharing" xlink:type="simple">HU-ALM-REP-ALMFIN-001 - Reporte de Valorización Económica del Stock por Almacén - v1</text:a></text:p>
          </table:table-cell>
          <table:table-cell table:style-name="ce69" office:value-type="string" calcext:value-type="string">
            <text:p>se tiene en el reporte de almacen cuando se filtra por rango de fechas podras ver el stock inicial y su valorización asi como tambien todas las entradas y salidas valorizadas y el stock final valorizado; considerar que el sistmea no tiene valorización FIFO , maneja promedio ponderado y ultimo costo</text:p>
            <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 Financiero</text:p>
          </table:table-cell>
          <table:table-cell table:style-name="ce14" table:content-validation-name="val1" office:value-type="string" calcext:value-type="string">
            <text:p>Completo</text:p>
          </table:table-cell>
          <table:table-cell table:style-name="ce58" office:value-type="string" calcext:value-type="string">
            <text:p>Prod. vendidos por zona</text:p>
          </table:table-cell>
          <table:table-cell table:style-name="ce64" office:value-type="string" calcext:value-type="string">
            <text:p>Detalle de los productos vendidos en periodo determinado</text:p>
          </table:table-cell>
          <table:table-cell table:style-name="ce84" office:value-type="string" calcext:value-type="string">
            <text:p><text:a xlink:href="https://docs.google.com/document/d/1rp9EHxQ8jaX3Yi2fTbD7pd84f_xAzGa4jplWyF-tBAA/edit?usp=sharing" xlink:type="simple">HU-ALM-REP-ALMFIN-002 - Detalle de los Productos Vendidos en un Período Determinado - v1</text:a></text:p>
          </table:table-cell>
          <table:table-cell table:style-name="ce94" office:value-type="string" calcext:value-type="string">
            <text:p>Informe de productos vendidos, check de costeo</text:p>
          </table:table-cell>
          <table:table-cell table:style-name="ce64" office:value-type="string" calcext:value-type="string">
            <text:p>REVISAR</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text:p>
          </table:table-cell>
          <table:table-cell table:style-name="ce14" table:content-validation-name="val1" office:value-type="string" calcext:value-type="string">
            <text:p>Completo</text:p>
          </table:table-cell>
          <table:table-cell table:style-name="ce58" office:value-type="string" calcext:value-type="string">
            <text:p>Stock minimo </text:p>
          </table:table-cell>
          <table:table-cell table:style-name="ce64" office:value-type="string" calcext:value-type="string">
            <text:p>Identificar los articulos que el stock actual se encuentra igual o por debajo del nivel mínimo definido en el maestro de artículos.</text:p>
          </table:table-cell>
          <table:table-cell table:style-name="ce84" office:value-type="string" calcext:value-type="string">
            <text:p><text:a xlink:href="https://docs.google.com/document/d/1CiwNwiVtt0h5MeiRLIxzhlgkkjiAi6DCXPTIawvk2Ck/edit?usp=sharing" xlink:type="simple">HU-ALM-REP-ALM-003 - Identificación de Artículos con Stock Igual o Inferior al Nivel Mínim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text:p>
          </table:table-cell>
          <table:table-cell table:style-name="ce14" table:content-validation-name="val1" office:value-type="string" calcext:value-type="string">
            <text:p>Parcialmente</text:p>
          </table:table-cell>
          <table:table-cell table:style-name="ce58" office:value-type="string" calcext:value-type="string">
            <text:p>Diagnostico de Almacenes</text:p>
          </table:table-cell>
          <table:table-cell table:style-name="ce64" office:value-type="string" calcext:value-type="string">
            <text:p>Visualizar rendimiento rotacion y condiciones de los distintos almacenes de la empresa</text:p>
          </table:table-cell>
          <table:table-cell table:style-name="ce84" office:value-type="string" calcext:value-type="string">
            <text:p><text:a xlink:href="https://docs.google.com/document/d/1jxknGhqX-2vA3YgTZXSlKNdqtzQgZkyR4izFCjk3XIs/edit?usp=sharing" xlink:type="simple">HU-ALM-REP-ALM-004 - Visualización de Rendimiento, Rotación y Condiciones de los Almacen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almacen</text:p>
          </table:table-cell>
          <table:table-cell table:style-name="ce14" table:content-validation-name="val1" office:value-type="string" calcext:value-type="string">
            <text:p>Completo</text:p>
          </table:table-cell>
          <table:table-cell table:style-name="ce58" office:value-type="string" calcext:value-type="string">
            <text:p>Reportes de tomas de inventario</text:p>
          </table:table-cell>
          <table:table-cell table:style-name="ce64" office:value-type="string" calcext:value-type="string">
            <text:p>permite analizar los resultados de las tomas de inventario, comparando el fisico con el stock de sistema</text:p>
          </table:table-cell>
          <table:table-cell table:style-name="ce84" office:value-type="string" calcext:value-type="string">
            <text:p><text:a xlink:href="https://docs.google.com/document/d/1KS0QlHgJi1YbqnERaKhoAaKW_GrOQn2fa3oJCTA6Vi0/edit?usp=sharing" xlink:type="simple">HU-ALM-REP-ALM-005 - Análisis de Resultados de Toma de Inventario - v1</text:a></text:p>
          </table:table-cell>
          <table:table-cell table:style-name="ce94" office:value-type="string" calcext:value-type="string">
            <text:p>Descarga de stock y cuadres de stock</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7" office:value-type="string" calcext:value-type="string" table:number-columns-spanned="1" table:number-rows-spanned="3">
            <text:p>Procesos</text:p>
          </table:table-cell>
          <table:table-cell table:style-name="ce29" office:value-type="string" calcext:value-type="string">
            <text:p>Precios Promedio</text:p>
          </table:table-cell>
          <table:table-cell table:style-name="ce14" table:content-validation-name="val1" office:value-type="string" calcext:value-type="string">
            <text:p>Completo</text:p>
          </table:table-cell>
          <table:table-cell table:style-name="ce58" office:value-type="string" calcext:value-type="string">
            <text:p>Recalculo de precios promedio</text:p>
          </table:table-cell>
          <table:table-cell table:style-name="ce64" office:value-type="string" calcext:value-type="string">
            <text:p>Permite recalcular automáticamente el precio promedio de los productos en base a los movimientos de inventario registrados (ingresos, salidas, devoluciones, ajustes, etc.), garantizando que el costo refleje el valor real del stock actual.</text:p>
          </table:table-cell>
          <table:table-cell table:style-name="ce84" office:value-type="string" calcext:value-type="string">
            <text:p><text:a xlink:href="https://docs.google.com/document/d/1FsDnF2RUDxCb7NzGB75U6tNxephJMSsPpEpHOp1rc28/edit?usp=sharing" xlink:type="simple">HU-ALM-PRO-PP-001 - Recálculo de Precios Promedi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adres de Stock</text:p>
          </table:table-cell>
          <table:table-cell table:style-name="ce14" table:content-validation-name="val1" office:value-type="string" calcext:value-type="string">
            <text:p>Completo</text:p>
          </table:table-cell>
          <table:table-cell table:style-name="ce58" office:value-type="string" calcext:value-type="string">
            <text:p>Recalculo de saldos de articulos</text:p>
          </table:table-cell>
          <table:table-cell table:style-name="ce64" office:value-type="string" calcext:value-type="string">
            <text:p>Reprocesa y actualiza los saldos de inventario de cada producto, considerando todos los movimientos registrados hasta la fecha seleccionada. Este proceso asegura que las existencias físicas y lógicas estén alineadas y corrige posibles diferencias ocasionadas por anulaciones o reprocesos.</text:p>
          </table:table-cell>
          <table:table-cell table:style-name="ce84" office:value-type="string" calcext:value-type="string">
            <text:p><text:a xlink:href="https://docs.google.com/document/d/1LjkWP-_LvsKrWzJDHKYabH3g6JCdG3gj4yoiueRt3OA/edit?usp=sharing" xlink:type="simple">HU-ALM-PR-CS-001 - Reproceso y Actualización de Saldos de Inventario - v1</text:a></text:p>
          </table:table-cell>
          <table:table-cell table:style-name="ce94"/>
          <table:table-cell table:style-name="ce64" office:value-type="string" calcext:value-type="string">
            <text:p>REVISAR</text:p>
          </table:table-cell>
          <table:table-cell table:style-name="ce14" table:number-columns-repeated="18"/>
          <table:table-cell table:number-columns-repeated="997"/>
        </table:table-row>
        <table:table-row table:style-name="ro1">
          <table:covered-table-cell table:style-name="ce4"/>
          <table:covered-table-cell table:style-name="ce18"/>
          <table:table-cell table:style-name="ce30" office:value-type="string" calcext:value-type="string">
            <text:p>Regeneración de precio de ultima compra</text:p>
          </table:table-cell>
          <table:table-cell table:style-name="ce47" table:content-validation-name="val1" office:value-type="string" calcext:value-type="string">
            <text:p>Por construir</text:p>
          </table:table-cell>
          <table:table-cell table:style-name="ce60" office:value-type="string" calcext:value-type="string">
            <text:p>Actualizar el precio de compra en base a la última compra emitida</text:p>
          </table:table-cell>
          <table:table-cell table:style-name="ce66" office:value-type="string" calcext:value-type="string">
            <text:p>Permite que el sistema actualice automáticamente el precio de compra en la ficha del producto, tomando como referencia el precio unitario registrado en la última factura de compra.</text:p>
          </table:table-cell>
          <table:table-cell table:style-name="ce85" office:value-type="string" calcext:value-type="string">
            <text:p><text:a xlink:href="https://docs.google.com/document/d/1VlSF_tak5JunoS6XWMJ6XOfVYHoIE-NaTUf4FkN7HCc/edit?usp=sharing" xlink:type="simple">HU-ALM-PR-RP-001 - Actualización Automática del Precio de Última Compra - v1</text:a></text:p>
          </table:table-cell>
          <table:table-cell table:style-name="ce94"/>
          <table:table-cell table:style-name="ce64"/>
          <table:table-cell table:style-name="ce14" table:number-columns-repeated="18"/>
          <table:table-cell table:number-columns-repeated="997"/>
        </table:table-row>
        <table:table-row table:style-name="ro2">
          <table:table-cell table:style-name="ce5" office:value-type="string" calcext:value-type="string" table:number-columns-spanned="1" table:number-rows-spanned="17">
            <text:p>Compras</text:p>
          </table:table-cell>
          <table:table-cell table:style-name="ce15" office:value-type="string" calcext:value-type="string" table:number-columns-spanned="1" table:number-rows-spanned="2">
            <text:p>Tablas</text:p>
          </table:table-cell>
          <table:table-cell table:style-name="ce28" office:value-type="string" calcext:value-type="string">
            <text:p>Proveedores</text:p>
          </table:table-cell>
          <table:table-cell table:style-name="ce42" table:content-validation-name="val1" office:value-type="string" calcext:value-type="string">
            <text:p>Completo</text:p>
          </table:table-cell>
          <table:table-cell table:style-name="ce57" office:value-type="string" calcext:value-type="string">
            <text:p>Gestión de proveedores</text:p>
          </table:table-cell>
          <table:table-cell table:style-name="ce65" office:value-type="string" calcext:value-type="string">
            <text:p>Creacion o actualizacion de proveedores</text:p>
          </table:table-cell>
          <table:table-cell table:style-name="ce83" office:value-type="string" calcext:value-type="string">
            <text:p><text:a xlink:href="https://docs.google.com/document/d/168oo_9T1HsAPtuahKKiir5sy5KiEZjQwv1L5LfLyQ5A/edit?usp=sharing" xlink:type="simple">HU-COM-001 - Gestión de Proveedores - v1.0</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diciones de pago</text:p>
          </table:table-cell>
          <table:table-cell table:style-name="ce14" table:content-validation-name="val1" office:value-type="string" calcext:value-type="string">
            <text:p>Completo</text:p>
          </table:table-cell>
          <table:table-cell table:style-name="ce58" office:value-type="string" calcext:value-type="string">
            <text:p>Condicion de pago</text:p>
          </table:table-cell>
          <table:table-cell table:style-name="ce64" office:value-type="string" calcext:value-type="string">
            <text:p>Registro de plazos que se acuerdan con proveedores</text:p>
          </table:table-cell>
          <table:table-cell table:style-name="ce84" office:value-type="string" calcext:value-type="string">
            <text:p><text:a xlink:href="https://docs.google.com/document/d/1liBRdQhhqc_P76gBspHHuNHebowfEa_CFmKeQV1bLUE/edit?usp=sharing" xlink:type="simple">HU-COM-002 - Condición de Pago - v1.0</text:a></text:p>
          </table:table-cell>
          <table:table-cell table:style-name="ce94" office:value-type="string" calcext:value-type="string">
            <text:p>No guarda relación con la gestión de proveedores, tendría que jalarlo el sistema automaticamente de las facturas que registres.</text:p>
          </table:table-cell>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8">
            <text:p>Operaciones</text:p>
          </table:table-cell>
          <table:table-cell table:style-name="ce29" office:value-type="string" calcext:value-type="string">
            <text:p>Ordenes de Compra</text:p>
          </table:table-cell>
          <table:table-cell table:style-name="ce14" table:content-validation-name="val1" office:value-type="string" calcext:value-type="string">
            <text:p>Completo</text:p>
          </table:table-cell>
          <table:table-cell table:style-name="ce58" office:value-type="string" calcext:value-type="string">
            <text:p>Generar Orden de Compra</text:p>
          </table:table-cell>
          <table:table-cell table:style-name="ce64" office:value-type="string" calcext:value-type="string">
            <text:p>Creación y edición de una orden <text:s/>de compra</text:p>
          </table:table-cell>
          <table:table-cell table:style-name="ce84" office:value-type="string" calcext:value-type="string">
            <text:p><text:a xlink:href="https://docs.google.com/document/d/1ZJ5baf_hu-07wr2YXCdrzzZUQJdHSfCojDpXF3aMICk/edit?usp=sharing" xlink:type="simple">HU-COM-003 - Generar Orden de Compra - v1.0</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Ordenes de Compra</text:p>
          </table:table-cell>
          <table:table-cell table:style-name="ce14" table:content-validation-name="val1" office:value-type="string" calcext:value-type="string">
            <text:p>Completo</text:p>
          </table:table-cell>
          <table:table-cell table:style-name="ce58" office:value-type="string" calcext:value-type="string">
            <text:p>Aprobación de Orden de Compra</text:p>
          </table:table-cell>
          <table:table-cell table:style-name="ce64" office:value-type="string" calcext:value-type="string">
            <text:p>Aprobación, devolucion o rechazo de una orden de Compra</text:p>
          </table:table-cell>
          <table:table-cell table:style-name="ce84" office:value-type="string" calcext:value-type="string">
            <text:p><text:a xlink:href="https://docs.google.com/document/d/1MbyeNRfZmhS4o1UlgqXj34V3U9702cPSQOy3hKHSAwA/edit?usp=sharing" xlink:type="simple">HU-COM-004 - Aprobación de Orden de Compra - v1.0</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Ordenes de Servicio</text:p>
          </table:table-cell>
          <table:table-cell table:style-name="ce14" table:content-validation-name="val1" office:value-type="string" calcext:value-type="string">
            <text:p>Completo</text:p>
          </table:table-cell>
          <table:table-cell table:style-name="ce58" office:value-type="string" calcext:value-type="string">
            <text:p>Generar orden de servicio</text:p>
          </table:table-cell>
          <table:table-cell table:style-name="ce64" office:value-type="string" calcext:value-type="string">
            <text:p>Creación y edición y de una orden <text:s/>de servicio</text:p>
          </table:table-cell>
          <table:table-cell table:style-name="ce84" office:value-type="string" calcext:value-type="string">
            <text:p><text:a xlink:href="https://docs.google.com/document/d/1HbXaI7N6gwHy3Vh9rs6PTSX8mN5lv2lQ7UDQrb6cwac/edit?usp=sharing" xlink:type="simple">HU-COM-005 - Generar Orden de Servicio - v1.0</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Ordenes de Servicio</text:p>
          </table:table-cell>
          <table:table-cell table:style-name="ce14" table:content-validation-name="val1" office:value-type="string" calcext:value-type="string">
            <text:p>Completo</text:p>
          </table:table-cell>
          <table:table-cell table:style-name="ce58" office:value-type="string" calcext:value-type="string">
            <text:p>Aprobacion de orden de servicio</text:p>
          </table:table-cell>
          <table:table-cell table:style-name="ce64" office:value-type="string" calcext:value-type="string">
            <text:p>Aprobación o rechazo de una orden de servicio</text:p>
          </table:table-cell>
          <table:table-cell table:style-name="ce84" office:value-type="string" calcext:value-type="string">
            <text:p><text:a xlink:href="https://docs.google.com/document/d/1wBuUVRsm1UheBWNxY25YcNkedXw9q15zsTSnrvRtNrw/edit?usp=sharing" xlink:type="simple">HU-COM-006 - Aprobación de Orden de Servicio - v1.0</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provisionamiento</text:p>
          </table:table-cell>
          <table:table-cell table:style-name="ce14" table:content-validation-name="val1" office:value-type="string" calcext:value-type="string">
            <text:p>Completo</text:p>
          </table:table-cell>
          <table:table-cell table:style-name="ce58" office:value-type="string" calcext:value-type="string">
            <text:p>Aprovisionamiento</text:p>
          </table:table-cell>
          <table:table-cell table:style-name="ce67" office:value-type="string" calcext:value-type="string">
            <text:p>Planificacion de abastecimiento</text:p>
          </table:table-cell>
          <table:table-cell table:style-name="ce84" office:value-type="string" calcext:value-type="string">
            <text:p><text:a xlink:href="https://docs.google.com/document/d/1LjxzAHwdVYuyWarkHPm2CLiJ5EjSULyq7dOPGxBXeZ0/edit?usp=sharing" xlink:type="simple">HU-COM-APR-007 - Planificación de Abastecimiento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uentas por pagar</text:p>
          </table:table-cell>
          <table:table-cell table:style-name="ce14" table:content-validation-name="val1" office:value-type="string" calcext:value-type="string">
            <text:p>Completo</text:p>
          </table:table-cell>
          <table:table-cell table:style-name="ce58" office:value-type="string" calcext:value-type="string">
            <text:p>Registro de facturas</text:p>
          </table:table-cell>
          <table:table-cell table:style-name="ce67" office:value-type="string" calcext:value-type="string">
            <text:p>Ingreso de facturas de proveedores provenientes del modulo de almacen.</text:p>
          </table:table-cell>
          <table:table-cell table:style-name="ce84" office:value-type="string" calcext:value-type="string">
            <text:p><text:a xlink:href="https://docs.google.com/document/d/1TvzX35LbW8rGUfNTQrIT9fx8phZWMAOGiTmL8mU0noA/edit?usp=sharing" xlink:type="simple">HU-FIN-OPE-001 - Ingreso de Facturas de Proveedores provenientes del Módulo de Compr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uentas por pagar</text:p>
          </table:table-cell>
          <table:table-cell table:style-name="ce14" table:content-validation-name="val1" office:value-type="string" calcext:value-type="string">
            <text:p>Completo</text:p>
          </table:table-cell>
          <table:table-cell table:style-name="ce58" office:value-type="string" calcext:value-type="string">
            <text:p>Notas de debito y de credito</text:p>
          </table:table-cell>
          <table:table-cell table:style-name="ce67" office:value-type="string" calcext:value-type="string">
            <text:p>Registro de documento que reduce, aumente o ajusta la deuda</text:p>
          </table:table-cell>
          <table:table-cell table:style-name="ce84" office:value-type="string" calcext:value-type="string">
            <text:p><text:a xlink:href="https://docs.google.com/document/d/18VGCD83zQ4ZeYnWWva8sSENAKu32VeUc1637jPQh_OU/edit?usp=sharing" xlink:type="simple">HU-FIN-OPE-003 - Registro de documento que reduce o ajusta la deud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uentas por pagar</text:p>
          </table:table-cell>
          <table:table-cell table:style-name="ce14" table:content-validation-name="val1" office:value-type="string" calcext:value-type="string">
            <text:p>Parcialmente</text:p>
          </table:table-cell>
          <table:table-cell table:style-name="ce58" office:value-type="string" calcext:value-type="string">
            <text:p>Documentos por pagar directo</text:p>
          </table:table-cell>
          <table:table-cell table:style-name="ce67" office:value-type="string" calcext:value-type="string">
            <text:p>Registro de facturas por pagar que no corresponden a compras</text:p>
          </table:table-cell>
          <table:table-cell table:style-name="ce84" office:value-type="string" calcext:value-type="string">
            <text:p><text:a xlink:href="https://docs.google.com/document/d/1yxJuTEW4x4EXGS-u4y0xucRP4jwgoGN1V5H5Qr8dSJk/edit?usp=sharing" xlink:type="simple">HU-FIN-OP-CP-001 - Registro de Facturas por Pagar que no corresponden a Compras - v1</text:a></text:p>
          </table:table-cell>
          <table:table-cell table:style-name="ce94" office:value-type="string" calcext:value-type="string">
            <text:p>Actualmente solo está disponible para pago de compras</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7">
            <text:p>Reportes</text:p>
          </table:table-cell>
          <table:table-cell table:style-name="ce29" office:value-type="string" calcext:value-type="string">
            <text:p>Reportes de compras</text:p>
          </table:table-cell>
          <table:table-cell table:style-name="ce14" table:content-validation-name="val1" office:value-type="string" calcext:value-type="string">
            <text:p>Completo</text:p>
          </table:table-cell>
          <table:table-cell table:style-name="ce58" office:value-type="string" calcext:value-type="string">
            <text:p>Reporte de compras</text:p>
          </table:table-cell>
          <table:table-cell table:style-name="ce67" office:value-type="string" calcext:value-type="string">
            <text:p>Lista de compras procesadas</text:p>
          </table:table-cell>
          <table:table-cell table:style-name="ce84" office:value-type="string" calcext:value-type="string">
            <text:p><text:a xlink:href="https://docs.google.com/document/d/1csvN9v_Uehw4p-ei-dG1FzmSm8drPEGTdttt5Da48w8/edit?usp=sharing" xlink:type="simple">HU-COM-RC-008 - Lista de Compras Procesadas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compras</text:p>
          </table:table-cell>
          <table:table-cell table:style-name="ce14" table:content-validation-name="val1" office:value-type="string" calcext:value-type="string">
            <text:p>Parcialmente</text:p>
          </table:table-cell>
          <table:table-cell table:style-name="ce58" office:value-type="string" calcext:value-type="string">
            <text:p>Reporte de Compras en transito</text:p>
          </table:table-cell>
          <table:table-cell table:style-name="ce67" office:value-type="string" calcext:value-type="string">
            <text:p>Resumen de compras que estan pendiente de recepcion</text:p>
          </table:table-cell>
          <table:table-cell table:style-name="ce84" office:value-type="string" calcext:value-type="string">
            <text:p><text:a xlink:href="https://docs.google.com/document/d/1NfdgAURRbl8mrv4T2FlrZOE3IQAQteLLaNYkWGdyDs0/edit?usp=sharing" xlink:type="simple">HU-COM-RC-009 - Resumen de Compras que están Pendientes de Recepción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compras</text:p>
          </table:table-cell>
          <table:table-cell table:style-name="ce14" table:content-validation-name="val1" office:value-type="string" calcext:value-type="string">
            <text:p>Parcialmente</text:p>
          </table:table-cell>
          <table:table-cell table:style-name="ce58" office:value-type="string" calcext:value-type="string">
            <text:p>Reporte de Compras por ingresar</text:p>
          </table:table-cell>
          <table:table-cell table:style-name="ce67" office:value-type="string" calcext:value-type="string">
            <text:p>Reporte de compras recibidas sin almacenar los productos</text:p>
          </table:table-cell>
          <table:table-cell table:style-name="ce84" office:value-type="string" calcext:value-type="string">
            <text:p><text:a xlink:href="https://docs.google.com/document/d/1qQUp46KzFeva9iORpWA7FIzDxLXwWAqjNCqfPAIoDHo/edit?usp=sharing" xlink:type="simple">HU-COM-RC-010 - Reporte de Compras Recibidas sin Almacenar los Productos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compras</text:p>
          </table:table-cell>
          <table:table-cell table:style-name="ce14" table:content-validation-name="val1" office:value-type="string" calcext:value-type="string">
            <text:p>Completo</text:p>
          </table:table-cell>
          <table:table-cell table:style-name="ce58" office:value-type="string" calcext:value-type="string">
            <text:p>Reporte de Analisis de proveedores</text:p>
          </table:table-cell>
          <table:table-cell table:style-name="ce67" office:value-type="string" calcext:value-type="string">
            <text:p>Analisis de las compras realizadas por proveedores</text:p>
          </table:table-cell>
          <table:table-cell table:style-name="ce84" office:value-type="string" calcext:value-type="string">
            <text:p><text:a xlink:href="https://docs.google.com/document/d/1Y0LS5cFUQbg_Q5f4xiwgqMpCBLFkHl5tYKaVKthKFCM/edit?usp=sharing" xlink:type="simple">HU-COM-RC-011 - Análisis de las Compras Realizadas por Proveedores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compras</text:p>
          </table:table-cell>
          <table:table-cell table:style-name="ce14" table:content-validation-name="val1" office:value-type="string" calcext:value-type="string">
            <text:p>Completo</text:p>
          </table:table-cell>
          <table:table-cell table:style-name="ce58" office:value-type="string" calcext:value-type="string">
            <text:p>Reporte de Compras por categorias</text:p>
          </table:table-cell>
          <table:table-cell table:style-name="ce67" office:value-type="string" calcext:value-type="string">
            <text:p>Reporte de compras por categoria de productos</text:p>
          </table:table-cell>
          <table:table-cell table:style-name="ce84" office:value-type="string" calcext:value-type="string">
            <text:p><text:a xlink:href="https://docs.google.com/document/d/1-5B9-G5I_dJbhoxDU62FM-O_yPUN8nLAbQ0No3sXYKk/edit?usp=sharing" xlink:type="simple">HU-COM-RC-012 - Reporte de Compras por Categoría de Productos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compras</text:p>
          </table:table-cell>
          <table:table-cell table:style-name="ce14" table:content-validation-name="val1" office:value-type="string" calcext:value-type="string">
            <text:p>Parcialmente</text:p>
          </table:table-cell>
          <table:table-cell table:style-name="ce58" office:value-type="string" calcext:value-type="string">
            <text:p>Reporte de Gestión de compras</text:p>
          </table:table-cell>
          <table:table-cell table:style-name="ce67" office:value-type="string" calcext:value-type="string">
            <text:p>Detalle y analisis de compras realizadas, por periodo, proveedor, producto o condicion de pago</text:p>
          </table:table-cell>
          <table:table-cell table:style-name="ce84" office:value-type="string" calcext:value-type="string">
            <text:p><text:a xlink:href="https://docs.google.com/document/d/1JjomiaLyQ3rfFtIctplNEAZUOO1ezAOEnNnWYsIzR2k/edit?usp=sharing" xlink:type="simple">HU-COM-RC-013 - Detalle y Análisis de Compras Realizadas por Período, Proveedor, Producto o Condición de Pago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covered-table-cell table:style-name="ce4"/>
          <table:covered-table-cell table:style-name="ce18"/>
          <table:table-cell table:style-name="ce30" office:value-type="string" calcext:value-type="string">
            <text:p>Reportes de compras</text:p>
          </table:table-cell>
          <table:table-cell table:style-name="ce14" table:content-validation-name="val1" office:value-type="string" calcext:value-type="string">
            <text:p>Por construir</text:p>
          </table:table-cell>
          <table:table-cell table:style-name="ce60" office:value-type="string" calcext:value-type="string">
            <text:p>Reporte de Compras sugeridas</text:p>
          </table:table-cell>
          <table:table-cell table:style-name="ce68" office:value-type="string" calcext:value-type="string">
            <text:p>Generacion de sugerencia de cantidad óptima y proveedor sugerido</text:p>
          </table:table-cell>
          <table:table-cell table:style-name="ce85" office:value-type="string" calcext:value-type="string">
            <text:p><text:a xlink:href="https://docs.google.com/document/d/1CWjHcoSBsn0mYHkRpvdogP0nLivvuyu2m1w-ZjVZKwI/edit?usp=sharing" xlink:type="simple">HU-COM-RC-014 - Generación de Sugerencia de Cantidad Óptima y Proveedor Sugerido - v1</text:a></text:p>
          </table:table-cell>
          <table:table-cell table:style-name="ce94"/>
          <table:table-cell table:style-name="ce64" office:value-type="string" calcext:value-type="string">
            <text:p>OK</text:p>
          </table:table-cell>
          <table:table-cell table:style-name="ce14" table:number-columns-repeated="18"/>
          <table:table-cell table:number-columns-repeated="997"/>
        </table:table-row>
        <table:table-row table:style-name="ro1">
          <table:table-cell table:style-name="ce6" office:value-type="string" calcext:value-type="string" table:number-columns-spanned="1" table:number-rows-spanned="19">
            <text:p>Ventas</text:p>
          </table:table-cell>
          <table:table-cell table:style-name="ce21" office:value-type="string" calcext:value-type="string" table:number-columns-spanned="1" table:number-rows-spanned="3">
            <text:p>Tablas</text:p>
          </table:table-cell>
          <table:table-cell table:style-name="ce28" office:value-type="string" calcext:value-type="string">
            <text:p>Clientes</text:p>
          </table:table-cell>
          <table:table-cell table:style-name="ce42" table:content-validation-name="val1" office:value-type="string" calcext:value-type="string">
            <text:p>Completo</text:p>
          </table:table-cell>
          <table:table-cell table:style-name="ce57" office:value-type="string" calcext:value-type="string">
            <text:p>Administracion de clientes</text:p>
          </table:table-cell>
          <table:table-cell table:style-name="ce65" office:value-type="string" calcext:value-type="string">
            <text:p>Registro y actualizacion de clientes</text:p>
          </table:table-cell>
          <table:table-cell table:style-name="ce65"/>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Vendedores Meseros y cajeros</text:p>
          </table:table-cell>
          <table:table-cell table:style-name="ce14" table:content-validation-name="val1" office:value-type="string" calcext:value-type="string">
            <text:p>Completo</text:p>
          </table:table-cell>
          <table:table-cell table:style-name="ce58" office:value-type="string" calcext:value-type="string">
            <text:p>Registro de Vendedores/Meseros y cajero</text:p>
          </table:table-cell>
          <table:table-cell table:style-name="ce64" office:value-type="string" calcext:value-type="string">
            <text:p>Registro de vendedores, meseros y cajer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Lista de precios de venta</text:p>
          </table:table-cell>
          <table:table-cell table:style-name="ce14" table:content-validation-name="val1" office:value-type="string" calcext:value-type="string">
            <text:p>Completo</text:p>
          </table:table-cell>
          <table:table-cell table:style-name="ce58" office:value-type="string" calcext:value-type="string">
            <text:p>Precios y descuentos</text:p>
          </table:table-cell>
          <table:table-cell table:style-name="ce64" office:value-type="string" calcext:value-type="string">
            <text:p>Establecer precios de listas y descuentos por local o marca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8">
            <text:p>Operaciones</text:p>
          </table: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Emisión de Boletas y facturas</text:p>
          </table:table-cell>
          <table:table-cell table:style-name="ce64" office:value-type="string" calcext:value-type="string">
            <text:p>Emision de Boletas y factura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Emisión de Nota de Crédito</text:p>
          </table:table-cell>
          <table:table-cell table:style-name="ce64" office:value-type="string" calcext:value-type="string">
            <text:p>Emision de nota de credit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Emisión de Nota de Débito</text:p>
          </table:table-cell>
          <table:table-cell table:style-name="ce64" office:value-type="string" calcext:value-type="string">
            <text:p>Emision de nota de debit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Transferencias de Stock</text:p>
          </table:table-cell>
          <table:table-cell table:style-name="ce64" office:value-type="string" calcext:value-type="string">
            <text:p>Generacion de transferencia entre almacene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Pedidos / Comandas</text:p>
          </table:table-cell>
          <table:table-cell table:style-name="ce64" office:value-type="string" calcext:value-type="string">
            <text:p>Registro del pedido antes de emitir boleta/factura.</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Facturacion</text:p>
          </table:table-cell>
          <table:table-cell table:style-name="ce14" table:content-validation-name="val1" office:value-type="string" calcext:value-type="string">
            <text:p>Por construir</text:p>
          </table:table-cell>
          <table:table-cell table:style-name="ce58" office:value-type="string" calcext:value-type="string">
            <text:p>Facturacion de Regalias</text:p>
          </table:table-cell>
          <table:table-cell table:style-name="ce69" office:value-type="string" calcext:value-type="string">
            <text:p>Permitir que el franquiciante pueda generar facturas por cobro de regalias segun porcentaje establecido a las franquicias</text:p>
          </table:table-cell>
          <table:table-cell table:style-name="ce84" office:value-type="string" calcext:value-type="string">
            <text:p><text:a xlink:href="https://docs.google.com/document/d/1WmV4XuOsX5vgiIz2s5qeHD7s9cc-9bxKyyjc2VuMZYg/edit?usp=sharing" xlink:type="simple">Facturación de Regalías por porcentaje establecido a franquicia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nulaciones</text:p>
          </table:table-cell>
          <table:table-cell table:style-name="ce14" table:content-validation-name="val1" office:value-type="string" calcext:value-type="string">
            <text:p>Completo</text:p>
          </table:table-cell>
          <table:table-cell table:style-name="ce58" office:value-type="string" calcext:value-type="string">
            <text:p>Anulacion de documentos</text:p>
          </table:table-cell>
          <table:table-cell table:style-name="ce64" office:value-type="string" calcext:value-type="string">
            <text:p>Anulacion de documento emitido el mismo dia</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aja</text:p>
          </table:table-cell>
          <table:table-cell table:style-name="ce14" table:content-validation-name="val1" office:value-type="string" calcext:value-type="string">
            <text:p>Completo</text:p>
          </table:table-cell>
          <table:table-cell table:style-name="ce58" office:value-type="string" calcext:value-type="string">
            <text:p>Cierre de Caja / Turno</text:p>
          </table:table-cell>
          <table:table-cell table:style-name="ce64" office:value-type="string" calcext:value-type="string">
            <text:p>Registro de cierre de caja o turn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2">
            <text:p>Consultas</text:p>
          </table:table-cell>
          <table:table-cell table:style-name="ce29" office:value-type="string" calcext:value-type="string">
            <text:p>Facturacion</text:p>
          </table:table-cell>
          <table:table-cell table:style-name="ce14" table:content-validation-name="val1" office:value-type="string" calcext:value-type="string">
            <text:p>Completo</text:p>
          </table:table-cell>
          <table:table-cell table:style-name="ce58" office:value-type="string" calcext:value-type="string">
            <text:p>Consulta de documentos de ventas</text:p>
          </table:table-cell>
          <table:table-cell table:style-name="ce64" office:value-type="string" calcext:value-type="string">
            <text:p>Consulta de documento PDF emitidos para reimpresion, archivo XML y CDR</text:p>
          </table:table-cell>
          <table:table-cell table:style-name="ce64"/>
          <table:table-cell table:style-name="ce94" office:value-type="string" calcext:value-type="string">
            <text:p>Disponible la descarga de la plataforma solo si Restafact es el facturador oficial</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cobrar vencidas</text:p>
          </table:table-cell>
          <table:table-cell table:style-name="ce14" table:content-validation-name="val1" office:value-type="string" calcext:value-type="string">
            <text:p>Completo</text:p>
          </table:table-cell>
          <table:table-cell table:style-name="ce58" office:value-type="string" calcext:value-type="string">
            <text:p>Consultas de Cuentas por cobrar</text:p>
          </table:table-cell>
          <table:table-cell table:style-name="ce64" office:value-type="string" calcext:value-type="string">
            <text:p>Consultar las cuentas por cobrar pendientes, por cliente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6">
            <text:p>Reportes</text:p>
          </table:table-cell>
          <table:table-cell table:style-name="ce29" office:value-type="string" calcext:value-type="string">
            <text:p>Reporte de venta</text:p>
          </table:table-cell>
          <table:table-cell table:style-name="ce14" table:content-validation-name="val1" office:value-type="string" calcext:value-type="string">
            <text:p>Completo</text:p>
          </table:table-cell>
          <table:table-cell table:style-name="ce58" office:value-type="string" calcext:value-type="string">
            <text:p>Registro de Ventas</text:p>
          </table:table-cell>
          <table:table-cell table:style-name="ce64" office:value-type="string" calcext:value-type="string">
            <text:p>Listado de ventas emitidas por fechas seleccionadas </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venta</text:p>
          </table:table-cell>
          <table:table-cell table:style-name="ce14" table:content-validation-name="val1" office:value-type="string" calcext:value-type="string">
            <text:p>Completo</text:p>
          </table:table-cell>
          <table:table-cell table:style-name="ce58" office:value-type="string" calcext:value-type="string">
            <text:p>Gestion de Ventas</text:p>
          </table:table-cell>
          <table:table-cell table:style-name="ce64" office:value-type="string" calcext:value-type="string">
            <text:p>Analisis de facturacion</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venta Financiero</text:p>
          </table:table-cell>
          <table:table-cell table:style-name="ce14" table:content-validation-name="val1" office:value-type="string" calcext:value-type="string">
            <text:p>Completo</text:p>
          </table:table-cell>
          <table:table-cell table:style-name="ce58" office:value-type="string" calcext:value-type="string">
            <text:p>Reporte de rentabilidad</text:p>
          </table:table-cell>
          <table:table-cell table:style-name="ce64" office:value-type="string" calcext:value-type="string">
            <text:p>Reporte gerencial que muestra cuanto se gana realmente por las venta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venta Financiero</text:p>
          </table:table-cell>
          <table:table-cell table:style-name="ce14" table:content-validation-name="val1" office:value-type="string" calcext:value-type="string">
            <text:p>Completo</text:p>
          </table:table-cell>
          <table:table-cell table:style-name="ce58" office:value-type="string" calcext:value-type="string">
            <text:p>Reportes de cobranzas</text:p>
          </table:table-cell>
          <table:table-cell table:style-name="ce64" office:value-type="string" calcext:value-type="string">
            <text:p>Estado de cuentas por cobrar</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venta</text:p>
          </table:table-cell>
          <table:table-cell table:style-name="ce14" table:content-validation-name="val1" office:value-type="string" calcext:value-type="string">
            <text:p>Completo</text:p>
          </table:table-cell>
          <table:table-cell table:style-name="ce58" office:value-type="string" calcext:value-type="string">
            <text:p>Reportes de Seguimiento de Ventas</text:p>
          </table:table-cell>
          <table:table-cell table:style-name="ce64" office:value-type="string" calcext:value-type="string">
            <text:p>Informe de control y monitoreo de la evolucion de la evolucion de las ventas. </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4"/>
          <table:covered-table-cell table:style-name="ce18"/>
          <table:table-cell table:style-name="ce30" office:value-type="string" calcext:value-type="string">
            <text:p>Reporte tributario</text:p>
          </table:table-cell>
          <table:table-cell table:style-name="ce14" table:content-validation-name="val1" office:value-type="string" calcext:value-type="string">
            <text:p>Parcialmente</text:p>
          </table:table-cell>
          <table:table-cell table:style-name="ce60" office:value-type="string" calcext:value-type="string">
            <text:p>Reporte tributario</text:p>
          </table:table-cell>
          <table:table-cell table:style-name="ce64"/>
          <table:table-cell table:style-name="ce85" office:value-type="string" calcext:value-type="string">
            <text:p><text:a xlink:href="https://docs.google.com/document/d/1f29OKPqe-E7CyiskmEY1QVOW6GJ9CE-Fmu1Vl1kE5Ak/edit?usp=sharing" xlink:type="simple">Generación de Reporte Tributario por periodo (IGV, Retenciones y otros impuestos)</text:a></text:p>
          </table:table-cell>
          <table:table-cell table:style-name="ce94" office:value-type="string" calcext:value-type="string">
            <text:p>Hay que definir que campos se necesitan mostrar en el reporte ya que existen bastantes</text:p>
          </table:table-cell>
          <table:table-cell table:style-name="ce64"/>
          <table:table-cell table:style-name="ce14" table:number-columns-repeated="18"/>
          <table:table-cell table:number-columns-repeated="997"/>
        </table:table-row>
        <table:table-row table:style-name="ro1">
          <table:table-cell table:style-name="ce7" office:value-type="string" calcext:value-type="string" table:number-columns-spanned="1" table:number-rows-spanned="45">
            <text:p>Finanzas</text:p>
          </table:table-cell>
          <table:table-cell table:style-name="ce21" office:value-type="string" calcext:value-type="string" table:number-columns-spanned="1" table:number-rows-spanned="6">
            <text:p>Tablas</text:p>
          </table:table-cell>
          <table:table-cell table:style-name="ce28" office:value-type="string" calcext:value-type="string">
            <text:p>Documentos</text:p>
          </table:table-cell>
          <table:table-cell table:style-name="ce42" table:content-validation-name="val1" office:value-type="string" calcext:value-type="string">
            <text:p>Por construir</text:p>
          </table:table-cell>
          <table:table-cell table:style-name="ce57" office:value-type="string" calcext:value-type="string">
            <text:p>Gestión del catalogo de tipo de documentos</text:p>
          </table:table-cell>
          <table:table-cell table:style-name="ce65" office:value-type="string" calcext:value-type="string">
            <text:p>Documentos financieros que se usan en modulo de finanzas</text:p>
          </table:table-cell>
          <table:table-cell table:style-name="ce83" office:value-type="string" calcext:value-type="string">
            <text:p><text:a xlink:href="https://docs.google.com/document/d/1ZxbDmClkAjLMvTo4HVuqNMistGTaMyG8AN0nKX37eTk/edit?usp=sharing" xlink:type="simple">HU-FIN-TAB-001 - Documentos Financieros que se Usan en el Módulo de Finanzas - v1</text:a></text:p>
          </table:table-cell>
          <table:table-cell table:style-name="ce94" office:value-type="string" calcext:value-type="string">
            <text:p>Aquí pueden ser los cheques, pagaré, letras, etc</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ceptos Financieros</text:p>
          </table:table-cell>
          <table:table-cell table:style-name="ce14" table:content-validation-name="val1" office:value-type="string" calcext:value-type="string">
            <text:p>Por construir</text:p>
          </table:table-cell>
          <table:table-cell table:style-name="ce58" office:value-type="string" calcext:value-type="string">
            <text:p>Conceptos Financieros</text:p>
          </table:table-cell>
          <table:table-cell table:style-name="ce64" office:value-type="string" calcext:value-type="string">
            <text:p>Son el detalle de cada movimiento, sirve para identificar de que proviene o hacia donde va el dinero </text:p>
          </table:table-cell>
          <table:table-cell table:style-name="ce84" office:value-type="string" calcext:value-type="string">
            <text:p><text:a xlink:href="https://docs.google.com/document/d/1ii1yjv4uDHoqrNAATNE4MYbrYN619FExqqZzI5AKJOA/edit?usp=sharing" xlink:type="simple">HU-FIN-TAB-002 - Detalle de Cada Movimiento para Identificar de Qué Proviene o Hacia Dónde Va el Dinero - v1</text:a></text:p>
          </table:table-cell>
          <table:table-cell table:style-name="ce94" office:value-type="string" calcext:value-type="string">
            <text:p>Categorias dinámicas de conceptos </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rupos y Codigos de Flujos de caja</text:p>
          </table:table-cell>
          <table:table-cell table:style-name="ce14" table:content-validation-name="val1" office:value-type="string" calcext:value-type="string">
            <text:p>Por construir</text:p>
          </table:table-cell>
          <table:table-cell table:style-name="ce58" office:value-type="string" calcext:value-type="string">
            <text:p>Grupos y Codigos de Flujos de caja</text:p>
          </table:table-cell>
          <table:table-cell table:style-name="ce64" office:value-type="string" calcext:value-type="string">
            <text:p>Estructura que permite agrupar los conceptos financieros</text:p>
          </table:table-cell>
          <table:table-cell table:style-name="ce84" office:value-type="string" calcext:value-type="string">
            <text:p><text:a xlink:href="https://docs.google.com/document/d/1AR2P0qb88becZDmH_hh7Lt-DlcfZpBRaGn4rWamhdd4/edit?usp=sharing" xlink:type="simple">HU-FIN-TAB-003 - Estructura que Permite Agrupar los Conceptos Financieros - v1</text:a></text:p>
          </table:table-cell>
          <table:table-cell table:style-name="ce94" office:value-type="string" calcext:value-type="string">
            <text:p>ategorías usadas para clasificar las entradas y salidas de efectivo dentro de un reporte o estado de flujo de caja, o a diferentes tipos de flujos de caja como el operativo, de inversión y de financiación, que ofrecen un panorama completo de la salud financiera de una empresa</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Bancos</text:p>
          </table:table-cell>
          <table:table-cell table:style-name="ce48" table:content-validation-name="val1" office:value-type="string" calcext:value-type="string">
            <text:p>Completo</text:p>
          </table:table-cell>
          <table:table-cell table:style-name="ce61" office:value-type="string" calcext:value-type="string">
            <text:p>Cuentas bancarias</text:p>
          </table:table-cell>
          <table:table-cell table:style-name="ce64" office:value-type="string" calcext:value-type="string">
            <text:p>Registro y edicion de las cuentas bancarias usadas</text:p>
          </table:table-cell>
          <table:table-cell table:style-name="ce84" office:value-type="string" calcext:value-type="string">
            <text:p><text:a xlink:href="https://docs.google.com/document/d/1p4CAFy5JFoUf7gZh4L32Q-loCQq_g2oi4QrOaGUOz5Y/edit?usp=sharing" xlink:type="simple">HU-FIN-TAB-004 - Registro y Edición de las Cuentas Bancarias Usad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Medios de Pago</text:p>
          </table:table-cell>
          <table:table-cell table:style-name="ce48" table:content-validation-name="val1" office:value-type="string" calcext:value-type="string">
            <text:p>Completo</text:p>
          </table:table-cell>
          <table:table-cell table:style-name="ce61" office:value-type="string" calcext:value-type="string">
            <text:p>Medios de Pago</text:p>
          </table:table-cell>
          <table:table-cell table:style-name="ce64" office:value-type="string" calcext:value-type="string">
            <text:p>Canales de pago y cobro (Efectivo, Transferencias, Niubiz, etc.).</text:p>
          </table:table-cell>
          <table:table-cell table:style-name="ce84" office:value-type="string" calcext:value-type="string">
            <text:p><text:a xlink:href="https://docs.google.com/document/d/1k5h-mZLYsZ1hFycN5nPvuIVdXhxLg7LDrYkqlXSl5kM/edit?usp=sharing" xlink:type="simple">HU-FIN-TAB-005 - Canales de Pago y Cobro (Efectivo, Transferencias, Niubiz, etc.)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Formas de Pago</text:p>
          </table:table-cell>
          <table:table-cell table:style-name="ce48" table:content-validation-name="val1" office:value-type="string" calcext:value-type="string">
            <text:p>Completo</text:p>
          </table:table-cell>
          <table:table-cell table:style-name="ce61" office:value-type="string" calcext:value-type="string">
            <text:p>Formas de Pago</text:p>
          </table:table-cell>
          <table:table-cell table:style-name="ce64" office:value-type="string" calcext:value-type="string">
            <text:p>Condiciones de pago/cobro (contado, crédito, cuotas, etc.).</text:p>
          </table:table-cell>
          <table:table-cell table:style-name="ce84" office:value-type="string" calcext:value-type="string">
            <text:p><text:a xlink:href="https://docs.google.com/document/d/1tcNuqhGWUeKBfN3z4IoFDQbFjeWAQUMMda1QzT4REX0/edit?usp=sharing" xlink:type="simple">HU-FIN-TAB-006 - Condiciones de Pago/Cobro (Contado, Crédito, Cuotas, etc</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8">
            <text:p>Operaciones </text:p>
          </table:table-cell>
          <table:table-cell table:style-name="ce29" office:value-type="string" calcext:value-type="string">
            <text:p>Cuentas por pagar</text:p>
          </table:table-cell>
          <table:table-cell table:style-name="ce14" table:content-validation-name="val1" office:value-type="string" calcext:value-type="string">
            <text:p>Por construir</text:p>
          </table:table-cell>
          <table:table-cell table:style-name="ce58" office:value-type="string" calcext:value-type="string">
            <text:p>Canje y renovacion de documentos</text:p>
          </table:table-cell>
          <table:table-cell table:style-name="ce64" office:value-type="string" calcext:value-type="string">
            <text:p>Reprogramacion del vencimiento del documento por pagar, aplicacion de canje CxC vs CxP</text:p>
          </table:table-cell>
          <table:table-cell table:style-name="ce84" office:value-type="string" calcext:value-type="string">
            <text:p><text:a xlink:href="https://docs.google.com/document/d/1LPWqrhHLk2qw6QEk1RRDrajZzgcbxpQXHeGRZQDvIQQ/edit?usp=sharing" xlink:type="simple">HU-FIN-OP-CP-002 - Reprogramación del Vencimiento del Documento por Pagar y Aplicación de Canje CxC vs CxP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pagar</text:p>
          </table:table-cell>
          <table:table-cell table:style-name="ce14" table:content-validation-name="val1" office:value-type="string" calcext:value-type="string">
            <text:p>Por construir</text:p>
          </table:table-cell>
          <table:table-cell table:style-name="ce58" office:value-type="string" calcext:value-type="string">
            <text:p>Transacciones recurrentes</text:p>
          </table:table-cell>
          <table:table-cell table:style-name="ce64" office:value-type="string" calcext:value-type="string">
            <text:p>Automatizar registros de transacciones que ocurren periodicamente, luz, agua internet alquiler</text:p>
          </table:table-cell>
          <table:table-cell table:style-name="ce84" office:value-type="string" calcext:value-type="string">
            <text:p><text:a xlink:href="https://docs.google.com/document/d/1GQ2RDe44oeP00poNKHRKoWM4km1pdn-Ui1gy456DP4g/edit?usp=sharing" xlink:type="simple">HU-FIN-OP-CP-003 - Automatización de Registros de Transacciones Periódicas (Luz, Agua, Internet, Alquiler)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pagar</text:p>
          </table:table-cell>
          <table:table-cell table:style-name="ce14" table:content-validation-name="val1" office:value-type="string" calcext:value-type="string">
            <text:p>Parcialmente</text:p>
          </table:table-cell>
          <table:table-cell table:style-name="ce58" office:value-type="string" calcext:value-type="string">
            <text:p>Edicion de documentos</text:p>
          </table:table-cell>
          <table:table-cell table:style-name="ce64" office:value-type="string" calcext:value-type="string">
            <text:p>Consulta de registros por proveedores, se puede realizar ediciones de lo grabado y como consultar el asiento contable</text:p>
          </table:table-cell>
          <table:table-cell table:style-name="ce84" office:value-type="string" calcext:value-type="string">
            <text:p><text:a xlink:href="https://docs.google.com/document/d/1_U7_7DTM3d6wjT19DrEm7dhxyjzq__j0g98XI328lH4/edit?usp=sharing" xlink:type="simple">HU-FIN-OP-CP-004 - Consulta y Edición de Registros por Proveedor con Visualización del Asiento Contable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pagar</text:p>
          </table:table-cell>
          <table:table-cell table:style-name="ce14" table:content-validation-name="val1" office:value-type="string" calcext:value-type="string">
            <text:p>Completo</text:p>
          </table:table-cell>
          <table:table-cell table:style-name="ce58" office:value-type="string" calcext:value-type="string">
            <text:p>Consulta de cuentas por pagar</text:p>
          </table:table-cell>
          <table:table-cell table:style-name="ce64" office:value-type="string" calcext:value-type="string">
            <text:p>Relación de facturas y documentos por proveedor.</text:p>
          </table:table-cell>
          <table:table-cell table:style-name="ce84" office:value-type="string" calcext:value-type="string">
            <text:p><text:a xlink:href="https://docs.google.com/document/d/1u5HQSMbRs0xvGYwx_MzXKDmz8Aj9fmnn5z4fpfsGtdA/edit?usp=sharing" xlink:type="simple">HU-FIN-OP-CP-005 - Relación de Facturas y Documentos por Proveedor - v1</text:a></text:p>
          </table:table-cell>
          <table:table-cell table:style-name="ce94" office:value-type="string" calcext:value-type="string">
            <text:p>Actualmente solo está disponible para pago de compr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cobrar</text:p>
          </table:table-cell>
          <table:table-cell table:style-name="ce14" table:content-validation-name="val1" office:value-type="string" calcext:value-type="string">
            <text:p>Completo</text:p>
          </table:table-cell>
          <table:table-cell table:style-name="ce58" office:value-type="string" calcext:value-type="string">
            <text:p>Cobranzas</text:p>
          </table:table-cell>
          <table:table-cell table:style-name="ce64" office:value-type="string" calcext:value-type="string">
            <text:p>Aplicacion de pagos recibidos a documentos de venta, letras u otro documento</text:p>
          </table:table-cell>
          <table:table-cell table:style-name="ce84" office:value-type="string" calcext:value-type="string">
            <text:p><text:a xlink:href="https://docs.google.com/document/d/1324DpB1X1WrjAWKgv59KtAc_90eda5iL3r0veqDvfVA/edit?usp=sharing" xlink:type="simple">HU-FIN-OP-CC-001 - Aplicación de Pagos Recibidos a Documentos de Venta, Letras u Otros Document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cobrar</text:p>
          </table:table-cell>
          <table:table-cell table:style-name="ce14" table:content-validation-name="val1" office:value-type="string" calcext:value-type="string">
            <text:p>Completo</text:p>
          </table:table-cell>
          <table:table-cell table:style-name="ce58" office:value-type="string" calcext:value-type="string">
            <text:p>Letras por cobrar</text:p>
          </table:table-cell>
          <table:table-cell table:style-name="ce64" office:value-type="string" calcext:value-type="string">
            <text:p>Registro de letras de cambio emitidas a clientes como forma de pago</text:p>
          </table:table-cell>
          <table:table-cell table:style-name="ce84" office:value-type="string" calcext:value-type="string">
            <text:p><text:a xlink:href="https://docs.google.com/document/d/1JjN3wDPP5rsNYOrNWsESuu7-xJehbbwaJ80d3Rzy2Ks/edit?usp=sharing" xlink:type="simple">HU-FIN-OP-CC-002 - Registro de Letras de Cambio Emitidas a Clientes como Forma de Pag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cobrar</text:p>
          </table:table-cell>
          <table:table-cell table:style-name="ce14" table:content-validation-name="val1" office:value-type="string" calcext:value-type="string">
            <text:p>Parcialmente</text:p>
          </table:table-cell>
          <table:table-cell table:style-name="ce58" office:value-type="string" calcext:value-type="string">
            <text:p>Documentos por cobrar directo</text:p>
          </table:table-cell>
          <table:table-cell table:style-name="ce64" office:value-type="string" calcext:value-type="string">
            <text:p>Registro de facturas que no proviene de ventas directas</text:p>
          </table:table-cell>
          <table:table-cell table:style-name="ce84" office:value-type="string" calcext:value-type="string">
            <text:p><text:a xlink:href="https://docs.google.com/document/d/1aVoIc57WxnAlXf61wBpXBE83v3DO-KUKWwlXCXAK-G4/edit?usp=sharing" xlink:type="simple">HU-FIN-OP-CC-003 - Registro de Facturas que No Provienen de Ventas Directas - v1</text:a></text:p>
          </table:table-cell>
          <table:table-cell table:style-name="ce96" office:value-type="string" calcext:value-type="string">
            <text:p>Que tipo de operaciones son ell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uentas por cobrar</text:p>
          </table:table-cell>
          <table:table-cell table:style-name="ce14" table:content-validation-name="val1" office:value-type="string" calcext:value-type="string">
            <text:p>Completo</text:p>
          </table:table-cell>
          <table:table-cell table:style-name="ce58" office:value-type="string" calcext:value-type="string">
            <text:p>Consulta de cuentas por cobrar</text:p>
          </table:table-cell>
          <table:table-cell table:style-name="ce64" office:value-type="string" calcext:value-type="string">
            <text:p>Relación de facturas y documentos por cliente</text:p>
          </table:table-cell>
          <table:table-cell table:style-name="ce84" office:value-type="string" calcext:value-type="string">
            <text:p><text:a xlink:href="https://docs.google.com/document/d/1QLVs447YGQuOMCQxSq2PnL1vLSGHDjRcBmT7CVp4eww/edit?usp=sharing" xlink:type="simple">HU-FIN-OP-CC-004 - Relación de Facturas y Documentos por Cliente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5">
            <text:p>Adelantos</text:p>
          </table:table-cell>
          <table:table-cell table:style-name="ce29" office:value-type="string" calcext:value-type="string">
            <text:p>Solicitud de adelantos</text:p>
          </table:table-cell>
          <table:table-cell table:style-name="ce14" table:content-validation-name="val1" office:value-type="string" calcext:value-type="string">
            <text:p>Por construir</text:p>
          </table:table-cell>
          <table:table-cell table:style-name="ce58" office:value-type="string" calcext:value-type="string">
            <text:p>Generacion de Ordenes de Giro</text:p>
          </table:table-cell>
          <table:table-cell table:style-name="ce64" office:value-type="string" calcext:value-type="string">
            <text:p>Permite registrar y autorizar compromisos de pago derivados de obligaciones pendientes con proveedores u otros terceros.</text:p>
          </table:table-cell>
          <table:table-cell table:style-name="ce84" office:value-type="string" calcext:value-type="string">
            <text:p><text:a xlink:href="https://docs.google.com/document/d/1WEk-hPC9TEO_0gGd2EnY9lPPJ-H6Pl7i6M7Ynbo-bc4/edit?usp=sharing" xlink:type="simple">HU-FIN-ADL-001 - Generación de Órdenes de Giro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Solicitud de adelantos</text:p>
          </table:table-cell>
          <table:table-cell table:style-name="ce14" table:content-validation-name="val1" office:value-type="string" calcext:value-type="string">
            <text:p>Por construir</text:p>
          </table:table-cell>
          <table:table-cell table:style-name="ce58" office:value-type="string" calcext:value-type="string">
            <text:p>Aprobación</text:p>
          </table:table-cell>
          <table:table-cell table:style-name="ce64" office:value-type="string" calcext:value-type="string">
            <text:p>Permite revisar, aprobar o rechazar las solicitudes de adelanto registradas en el sistema.</text:p>
          </table:table-cell>
          <table:table-cell table:style-name="ce84" office:value-type="string" calcext:value-type="string">
            <text:p><text:a xlink:href="https://docs.google.com/document/d/1j-7efXFyVc6bLB9HAmhc7CrDuvB6xjQPXoFzczE9fk8/edit?usp=sharing" xlink:type="simple">HU-FIN-ADL-002 - Aprobación de Órdenes de Giro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Solicitud de adelantos</text:p>
          </table:table-cell>
          <table:table-cell table:style-name="ce14" table:content-validation-name="val1" office:value-type="string" calcext:value-type="string">
            <text:p>Por construir</text:p>
          </table:table-cell>
          <table:table-cell table:style-name="ce58" office:value-type="string" calcext:value-type="string">
            <text:p>Liquidacion/COLABORADORES-PROVEEDOR</text:p>
          </table:table-cell>
          <table:table-cell table:style-name="ce64" office:value-type="string" calcext:value-type="string">
            <text:p>Permite registrar la rendición de gastos o uso de fondos correspondientes a solicitudes de adelanto aprobadas y desembolsadas, validando los comprobantes asociados y actualizando los saldos pendientes.</text:p>
          </table:table-cell>
          <table:table-cell table:style-name="ce84" office:value-type="string" calcext:value-type="string">
            <text:p><text:a xlink:href="https://docs.google.com/document/d/15yLjE7DCuxhKbQ5BEDU5QTE9MI_8JmSSwC8JyYwV9S4/edit?usp=sharing" xlink:type="simple">HU-FIN-ADL-003 - Liquidación de Órdenes de Giro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probacion de Adelantos</text:p>
          </table:table-cell>
          <table:table-cell table:style-name="ce14" table:content-validation-name="val1"/>
          <table:table-cell table:style-name="ce29" office:value-type="string" calcext:value-type="string">
            <text:p>Aprobacion de Adelantos/COLABORADORES-PROVEEDOR</text:p>
          </table:table-cell>
          <table:table-cell table:style-name="ce64" office:value-type="string" calcext:value-type="string">
            <text:p>Permite aprobar observar o rechazar los adelantos que se han brndado tanto a proveedores como a colaboradores</text:p>
          </table:table-cell>
          <table:table-cell table:style-name="ce86" office:value-type="string" calcext:value-type="string">
            <text:p><text:a xlink:href="https://docs.google.com/document/d/1PW6fo77kwZDtN8jSvx1MYbGzm8Ncw-x9tg61EFn58Ko/edit?tab=t.0" xlink:type="simple">https://docs.google.com/document/d/1PW6fo77kwZDtN8jSvx1MYbGzm8Ncw-x9tg61EFn58Ko/edit?tab=t.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Solicitud de adelantos</text:p>
          </table:table-cell>
          <table:table-cell table:style-name="ce14" table:content-validation-name="val1" office:value-type="string" calcext:value-type="string">
            <text:p>Por construir</text:p>
          </table:table-cell>
          <table:table-cell table:style-name="ce58" office:value-type="string" calcext:value-type="string">
            <text:p>Cierre de liquidacion/COLABORADORES-PROVEEDOR</text:p>
          </table:table-cell>
          <table:table-cell table:style-name="ce64" office:value-type="string" calcext:value-type="string">
            <text:p>Permite finalizar y validar las liquidaciones registradas, confirmando que todos los comprobantes han sido revisados y los saldos conciliados.</text:p>
          </table:table-cell>
          <table:table-cell table:style-name="ce84" office:value-type="string" calcext:value-type="string">
            <text:p><text:a xlink:href="https://docs.google.com/document/d/1oPtl_ekGoOCv247b_hRkKv7pvuTIwGg4GLe9pzYtY_o/edit?usp=sharing" xlink:type="simple">HU-FIN-ADL-004 - Cierre de Liquidación de Órdenes de Giro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14">
            <text:p>Tesorería</text:p>
          </table:table-cell>
          <table:table-cell table:style-name="ce29" office:value-type="string" calcext:value-type="string">
            <text:p>Tesorería</text:p>
          </table:table-cell>
          <table:table-cell table:style-name="ce14" table:content-validation-name="val1" office:value-type="string" calcext:value-type="string">
            <text:p>Parcialmente</text:p>
          </table:table-cell>
          <table:table-cell table:style-name="ce58" office:value-type="string" calcext:value-type="string">
            <text:p>Cartera de pagos</text:p>
          </table:table-cell>
          <table:table-cell table:style-name="ce64" office:value-type="string" calcext:value-type="string">
            <text:p>Lista de documentos por pagar pendientes, se puede programar, pagar, eliminar o transferir.</text:p>
          </table:table-cell>
          <table:table-cell table:style-name="ce84" office:value-type="string" calcext:value-type="string">
            <text:p><text:a xlink:href="https://docs.google.com/document/d/1ptnayd9UmCOloShx9VG-TPH7oTpKJ8Wo33rJQCOSFjs/edit?usp=sharing" xlink:type="simple">HU-FIN-TES-TES-001 - Lista de Documentos por Pagar Pendientes, con Opción de Programar, Pagar, Eliminar o Transferir - v1</text:a></text:p>
          </table:table-cell>
          <table:table-cell table:style-name="ce94" office:value-type="string" calcext:value-type="string">
            <text:p>Solo de compras y gast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arcialmente</text:p>
          </table:table-cell>
          <table:table-cell table:style-name="ce58" office:value-type="string" calcext:value-type="string">
            <text:p>Cartera de cobros</text:p>
          </table:table-cell>
          <table:table-cell table:style-name="ce64" office:value-type="string" calcext:value-type="string">
            <text:p>Lista de cuentas por cliente y control del vencimiento registrar, aplicar pagos, anticipos y notas de crédito.</text:p>
          </table:table-cell>
          <table:table-cell table:style-name="ce84" office:value-type="string" calcext:value-type="string">
            <text:p><text:a xlink:href="https://docs.google.com/document/d/1PaRTxA8rOx78ROGGv6XwZRJK7jAeWnXt2k8Pire3oYQ/edit?usp=sharing" xlink:type="simple">HU-FIN-TES-TES-002 - Lista de Cuentas por Cliente y Control del Vencimiento: Registrar, Aplicar Pagos, Anticipos y Notas de Crédito - v1</text:a></text:p>
          </table:table-cell>
          <table:table-cell table:style-name="ce94" office:value-type="string" calcext:value-type="string">
            <text:p>Solo de vent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Pagos masivos</text:p>
          </table:table-cell>
          <table:table-cell table:style-name="ce64" office:value-type="string" calcext:value-type="string">
            <text:p>Cancelación de varios documentos de uno o varios proveedores.</text:p>
          </table:table-cell>
          <table:table-cell table:style-name="ce84" office:value-type="string" calcext:value-type="string">
            <text:p><text:a xlink:href="https://docs.google.com/document/d/1jZbbY72bQHqfcMoVQQ3R8CghdhtlPWrueOEZrW_U6PI/edit?usp=sharing" xlink:type="simple">HU-FIN-TES-TES-003 - Cancelación de Varios Documentos de Uno o Varios Proveedor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Aplicacion de pagos</text:p>
          </table:table-cell>
          <table:table-cell table:style-name="ce64" office:value-type="string" calcext:value-type="string">
            <text:p>Registro de pagos y anticipos efectuados a proveedores</text:p>
          </table:table-cell>
          <table:table-cell table:style-name="ce84" office:value-type="string" calcext:value-type="string">
            <text:p><text:a xlink:href="https://docs.google.com/document/d/1g5WS_gKYhChI7Lo5F-8LxS6Uxapd6LJTqDWI1rWZj6s/edit?usp=sharing" xlink:type="simple">HU-FIN-TES-TES-004 - Registro de Pagos y Anticipos Efectuados a Proveedor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Completo</text:p>
          </table:table-cell>
          <table:table-cell table:style-name="ce58" office:value-type="string" calcext:value-type="string">
            <text:p>Eliminacion de pagos emitidos</text:p>
          </table:table-cell>
          <table:table-cell table:style-name="ce64" office:value-type="string" calcext:value-type="string">
            <text:p>Anulación o reversion de pagos mal registrados o duplicados</text:p>
          </table:table-cell>
          <table:table-cell table:style-name="ce84" office:value-type="string" calcext:value-type="string">
            <text:p><text:a xlink:href="https://docs.google.com/document/d/1nEtsskoryCdKKcF9JODLUAyO6mVTM20ZMM6a_YRFqM0/edit?usp=sharing" xlink:type="simple">HU-FIN-TES-TES-005 - Anulación o Reversión de Pagos Mal Registrados o Duplicad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Transferencias</text:p>
          </table:table-cell>
          <table:table-cell table:style-name="ce64" office:value-type="string" calcext:value-type="string">
            <text:p>Movimiento entre cuentas bancarias y cajas</text:p>
          </table:table-cell>
          <table:table-cell table:style-name="ce84" office:value-type="string" calcext:value-type="string">
            <text:p><text:a xlink:href="https://docs.google.com/document/d/1uZBwyElh3RSWXpma0xeFGZSGVgj1sHjI38gIt5ibBZg/edit?usp=sharing" xlink:type="simple">HU-FIN-TES-TES-006 - Movimiento entre Cuentas Bancarias y Caj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Programacion de Pagos</text:p>
          </table:table-cell>
          <table:table-cell table:style-name="ce70" office:value-type="string" calcext:value-type="string">
            <text:p>Programacion de pagos por realizar por vencimientos </text:p>
          </table:table-cell>
          <table:table-cell table:style-name="ce84" office:value-type="string" calcext:value-type="string">
            <text:p><text:a xlink:href="https://docs.google.com/document/d/16macobQseamNdiJhewJLEFG-DbqDd_QHALHEwzmvA-Y/edit?usp=sharing" xlink:type="simple">HU-FIN-TES-TES-007 - Programación de Pagos por Realizar por Vencimientos - v1</text:a></text:p>
          </table:table-cell>
          <table:table-cell table:style-name="ce94" office:value-type="string" calcext:value-type="string">
            <text:p>Solo de compr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Fondo de Caja</text:p>
          </table:table-cell>
          <table:table-cell table:style-name="ce70" office:value-type="string" calcext:value-type="string">
            <text:p>Dinero asignada a cada punto de venta como fondo fijo de caja para dar cambio a los clientes; el mismo no puede ser utilizado para gastos menores.</text:p>
          </table:table-cell>
          <table:table-cell table:style-name="ce84" office:value-type="string" calcext:value-type="string">
            <text:p><text:a xlink:href="https://docs.google.com/document/d/1J-UGxVr1o66XRfX2HHqQcxjB8TAe5DtB5xhRWY1au0M/edit?usp=sharing" xlink:type="simple">HU-FIN-TES-TES-008 - Asignación de Fondo Fijo de Caja por Punto de Venta - v1</text:a></text:p>
          </table:table-cell>
          <table:table-cell table:style-name="ce94" office:value-type="string" calcext:value-type="string">
            <text:p>Desde aqui Angel</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Completo</text:p>
          </table:table-cell>
          <table:table-cell table:style-name="ce58" office:value-type="string" calcext:value-type="string">
            <text:p>Registro de Egresos menores</text:p>
          </table:table-cell>
          <table:table-cell table:style-name="ce70" office:value-type="string" calcext:value-type="string">
            <text:p>Registro de egresos menores, reposicion de caja chica</text:p>
          </table:table-cell>
          <table:table-cell table:style-name="ce84" office:value-type="string" calcext:value-type="string">
            <text:p><text:a xlink:href="https://docs.google.com/document/d/13dHSvUnmwnZAvjZX1Lp3-h9TSmkfYcibA8ko1W4tujM/edit?usp=sharing" xlink:type="simple">HU-FIN-TES-TES-009 - Administración de Fondo Fijo y Caja Chica - v1</text:a></text:p>
          </table:table-cell>
          <table:table-cell table:style-name="ce94"/>
          <table:table-cell table:style-name="ce64"/>
          <table:table-cell table:style-name="ce14" table:number-columns-repeated="18"/>
          <table:table-cell table:number-columns-repeated="997"/>
        </table:table-row>
        <table:table-row table:style-name="ro3">
          <table:covered-table-cell table:style-name="ce3"/>
          <table:covered-table-cell/>
          <table:table-cell table:style-name="ce29" office:value-type="string" calcext:value-type="string">
            <text:p>Tesorería</text:p>
          </table:table-cell>
          <table:table-cell table:style-name="ce14" table:content-validation-name="val1"/>
          <table:table-cell table:style-name="ce58" office:value-type="string" calcext:value-type="string">
            <text:p>Caja Chica</text:p>
          </table:table-cell>
          <table:table-cell table:style-name="ce70" office:value-type="string" calcext:value-type="string">
            <text:p>Registro de asignación de Caja Chica por Política de Empresa</text:p>
          </table:table-cell>
          <table:table-cell table:style-name="ce84" office:value-type="string" calcext:value-type="string">
            <text:p><text:a xlink:href="https://docs.google.com/document/d/1dwiGZ-zojJKG7eXKmRG299lmKwX5vHO0laUspR_ctiU/edit?tab=t.0" xlink:type="simple">HU-FIN-TES-TES--009-1 - Asignación de Caja Chica por Punto de Venta - v1. Título</text:a></text:p>
          </table:table-cell>
          <table:table-cell table:style-name="ce94" office:value-type="string" calcext:value-type="string">
            <text:p>NUEVO</text:p>
          </table:table-cell>
          <table:table-cell table:style-name="ce64"/>
          <table:table-cell table:style-name="ce14" table:number-columns-repeated="18"/>
          <table:table-cell table:number-columns-repeated="997"/>
        </table:table-row>
        <table:table-row table:style-name="ro3">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Flujo de caja</text:p>
          </table:table-cell>
          <table:table-cell table:style-name="ce70" office:value-type="string" calcext:value-type="string">
            <text:p>Proyeccion de de ingresos y egresos</text:p>
          </table:table-cell>
          <table:table-cell table:style-name="ce84" office:value-type="string" calcext:value-type="string">
            <text:p><text:a xlink:href="https://docs.google.com/document/d/1EPxrl3OtoKr3ipbPh85lBJiQnOvTxiMG4C1GNOSms30/edit?usp=sharing" xlink:type="simple">HU-FIN-TES-TES-010 - Proyección de Ingresos y Egres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Completo</text:p>
          </table:table-cell>
          <table:table-cell table:style-name="ce58" office:value-type="string" calcext:value-type="string">
            <text:p>Cierre de cajas</text:p>
          </table:table-cell>
          <table:table-cell table:style-name="ce70" office:value-type="string" calcext:value-type="string">
            <text:p>Registro en tesoreria de los ingresos del dia procesados por ventas</text:p>
          </table:table-cell>
          <table:table-cell table:style-name="ce84" office:value-type="string" calcext:value-type="string">
            <text:p><text:a xlink:href="https://docs.google.com/document/d/1AAi9AzfWIOK09Eb5Lh6Dq2rZiYCbfeUDCV6XTbVj5Us/edit?usp=sharing" xlink:type="simple">HU-FIN-TES-TES-011 - Registro en Tesorería de los Ingresos del Día Procesados por Vent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office:value-type="string" calcext:value-type="string">
            <text:p>Por construir</text:p>
          </table:table-cell>
          <table:table-cell table:style-name="ce58" office:value-type="string" calcext:value-type="string">
            <text:p>Pago de obligaciones tributarias</text:p>
          </table:table-cell>
          <table:table-cell table:style-name="ce70" office:value-type="string" calcext:value-type="string">
            <text:p>Ejecuta el pago al ente tributario desde bancos.</text:p>
          </table:table-cell>
          <table:table-cell table:style-name="ce84" office:value-type="string" calcext:value-type="string">
            <text:p><text:a xlink:href="https://docs.google.com/document/d/1K7pj5rphW578HL-OU43xTuLRA8Oc5wEaALNLil9RA7g/edit?usp=sharing" xlink:type="simple">HU-FIN-TES-TES-012 - Ejecución de Pago al Ente Tributario desde Banc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esorería</text:p>
          </table:table-cell>
          <table:table-cell table:style-name="ce14" table:content-validation-name="val1"/>
          <table:table-cell table:style-name="ce58" office:value-type="string" calcext:value-type="string">
            <text:p>Pago de Detracciones</text:p>
          </table:table-cell>
          <table:table-cell table:style-name="ce70" office:value-type="string" calcext:value-type="string">
            <text:p>Registrar o ejecutar el depósito en cuenta de detracción del proveedor.</text:p>
          </table:table-cell>
          <table:table-cell table:style-name="ce84" office:value-type="string" calcext:value-type="string">
            <text:p><text:a xlink:href="https://docs.google.com/document/d/1RMueNkAFQVAiSsROJ22oV8iCBrDW_zsREOtFc-f5b4Y/edit?usp=sharing" xlink:type="simple">HU-FIN-TES-TES-013 – Pago de Detracción - v1</text:a></text:p>
          </table:table-cell>
          <table:table-cell table:style-name="ce94" office:value-type="string" calcext:value-type="string">
            <text:p>NUEVO</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4">
            <text:p>Conciliaciones</text:p>
          </table:table-cell>
          <table:table-cell table:style-name="ce31" office:value-type="string" calcext:value-type="string">
            <text:p>Conciliaciones</text:p>
          </table:table-cell>
          <table:table-cell table:style-name="ce14" table:content-validation-name="val1" office:value-type="string" calcext:value-type="string">
            <text:p>Por construir</text:p>
          </table:table-cell>
          <table:table-cell table:style-name="ce58" office:value-type="string" calcext:value-type="string">
            <text:p>Conciliaciones bancarias</text:p>
          </table:table-cell>
          <table:table-cell table:style-name="ce70" office:value-type="string" calcext:value-type="string">
            <text:p>Cruce de informacion del extracto bancario con la informacion del sistema, pagos cobranza transferencias y gastos y comisiones bancarios</text:p>
          </table:table-cell>
          <table:table-cell table:style-name="ce84" office:value-type="string" calcext:value-type="string">
            <text:p><text:a xlink:href="https://docs.google.com/document/d/14QL2EPJ42srQMlRe1_LB6dtEQ9etx8orntZqLTLGZSM/edit?usp=sharing" xlink:type="simple">HU-FIN-CON-CON-001 - Cruce de Información del Extracto Bancario con la Información del Sistema (Pagos, Cobranzas, Transferencias, Gastos y Comisiones Bancari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onciliaciones</text:p>
          </table:table-cell>
          <table:table-cell table:style-name="ce14" table:content-validation-name="val1" office:value-type="string" calcext:value-type="string">
            <text:p>Por construir</text:p>
          </table:table-cell>
          <table:table-cell table:style-name="ce58" office:value-type="string" calcext:value-type="string">
            <text:p>Conciliacion pasarela de pagos</text:p>
          </table:table-cell>
          <table:table-cell table:style-name="ce70" office:value-type="string" calcext:value-type="string">
            <text:p>Cruce de informacion de la pasarela de pago con la cobranza realizada por ese medio de pago, control de comisiones</text:p>
          </table:table-cell>
          <table:table-cell table:style-name="ce84" office:value-type="string" calcext:value-type="string">
            <text:p><text:a xlink:href="https://docs.google.com/document/d/154Yr5QCDEnt5nBymZA6X-TO6PEUo3C93j7xTCe-UkKY/edit?usp=sharing" xlink:type="simple">HU-FIN-CON-CON-002 - Cruce de Información de la Pasarela de Pago con la Cobranza Realizada y Control de Comision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onciliaciones</text:p>
          </table:table-cell>
          <table:table-cell table:style-name="ce14" table:content-validation-name="val1" office:value-type="string" calcext:value-type="string">
            <text:p>Por construir</text:p>
          </table:table-cell>
          <table:table-cell table:style-name="ce58" office:value-type="string" calcext:value-type="string">
            <office:annotation draw:style-name="gr1" draw:text-style-name="P2" svg:width="1131.42pt" svg:height="42.75pt" svg:x="566.08pt" svg:y="1613.99pt" draw:caption-point-x="-11.54pt" draw:caption-point-y="-22.96pt">
              <dc:date>2026-02-06T00:00:00</dc:date>
              <text:p text:style-name="P1">Se queda inafecta esta HU, ya que se ha contemplado dentro del la HU anterior.</text:p>
              <text:p text:style-name="P1"><text:tab/>-Layla Sandoval</text:p>
            </office:annotation>
            <text:p>Conciliaciones ventas Rappi / Peya / Didi / Uber / etc</text:p>
          </table:table-cell>
          <table:table-cell table:style-name="ce67" office:value-type="string" calcext:value-type="string">
            <text:p>Conciliacion de ventas realizadas por canal ecommerce contras liquidacion recibida</text:p>
          </table:table-cell>
          <table:table-cell table:style-name="ce84" office:value-type="string" calcext:value-type="string">
            <text:p><text:a xlink:href="https://docs.google.com/document/d/1vxLNLNdFwEiG8wEQ09g_5bx0zUqLL_KLF8u-UeftIos/edit?usp=sharing" xlink:type="simple">HU-FIN-CON-CON-003 - Conciliación de Ventas Realizadas por Canal Ecommerce contra Liquidación Recibid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onciliaciones</text:p>
          </table:table-cell>
          <table:table-cell table:style-name="ce14" table:content-validation-name="val1" office:value-type="string" calcext:value-type="string">
            <text:p>Por construir</text:p>
          </table:table-cell>
          <table:table-cell table:style-name="ce58" office:value-type="string" calcext:value-type="string">
            <text:p>Conciliaciones bancarias y otras</text:p>
          </table:table-cell>
          <table:table-cell table:style-name="ce64" office:value-type="string" calcext:value-type="string">
            <text:p>Estado de conciliaciones bancarias por cuenta.</text:p>
          </table:table-cell>
          <table:table-cell table:style-name="ce84" office:value-type="string" calcext:value-type="string">
            <text:p><text:a xlink:href="https://docs.google.com/document/d/1lD6as1ttRJa1sClh7gQhAk0dBpblemfawO85E-q01fM/edit?usp=sharing" xlink:type="simple">HU-FIN-CON-CON-004 - Estado de Conciliaciones Bancarias por Cuent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3">
            <text:p>Consultas</text:p>
          </table:table-cell>
          <table:table-cell table:style-name="ce31" office:value-type="string" calcext:value-type="string">
            <text:p>Consulta de saldos de caja y bancos</text:p>
          </table:table-cell>
          <table:table-cell table:style-name="ce14" table:content-validation-name="val1" office:value-type="string" calcext:value-type="string">
            <text:p>Por construir</text:p>
          </table:table-cell>
          <table:table-cell table:style-name="ce58" office:value-type="string" calcext:value-type="string">
            <text:p>Saldos caja y banco</text:p>
          </table:table-cell>
          <table:table-cell table:style-name="ce64" office:value-type="string" calcext:value-type="string">
            <text:p>Informacion de los saldos de todas las cuentas bancarias y cajas</text:p>
          </table:table-cell>
          <table:table-cell table:style-name="ce84" office:value-type="string" calcext:value-type="string">
            <text:p><text:a xlink:href="https://docs.google.com/document/d/183X9QZQ5VYflI86SyIPOzy3GdjXpeo0jdcGdIpq6LsM/edit?usp=sharing" xlink:type="simple">HU-FIN-CON-CB-001 - Información de los Saldos de Todas las Cuentas Bancarias y Caj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Consulta de Flujo de caja</text:p>
          </table:table-cell>
          <table:table-cell table:style-name="ce14" table:content-validation-name="val1" office:value-type="string" calcext:value-type="string">
            <text:p>Por construir</text:p>
          </table:table-cell>
          <table:table-cell table:style-name="ce58" office:value-type="string" calcext:value-type="string">
            <text:p>Flujo de caja</text:p>
          </table:table-cell>
          <table:table-cell table:style-name="ce64" office:value-type="string" calcext:value-type="string">
            <text:p>Estado actual y proyectado de caja y bancos.</text:p>
          </table:table-cell>
          <table:table-cell table:style-name="ce84" office:value-type="string" calcext:value-type="string">
            <text:p><text:a xlink:href="https://docs.google.com/document/d/13iqbQNXjSe9F4J6g4v2yLm72mwpZ0ptORIEu3FXBxlo/edit?usp=sharing" xlink:type="simple">HU-FIN-CON-FC-002 - Estado Actual y Proyectado de Caja y Banc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Documentos por finanzas</text:p>
          </table:table-cell>
          <table:table-cell table:style-name="ce14" table:content-validation-name="val1" office:value-type="string" calcext:value-type="string">
            <text:p>Parcialmente</text:p>
          </table:table-cell>
          <table:table-cell table:style-name="ce58" office:value-type="string" calcext:value-type="string">
            <text:p>Documentos por finanzas</text:p>
          </table:table-cell>
          <table:table-cell table:style-name="ce64" office:value-type="string" calcext:value-type="string">
            <text:p>Permite visualizar todos los documentos generados en finanzas , pagos, cobros, etc.</text:p>
          </table:table-cell>
          <table:table-cell table:style-name="ce84" office:value-type="string" calcext:value-type="string">
            <text:p><text:a xlink:href="https://docs.google.com/document/d/1aljGny0Vi-h900DabkeWL-bX6j7FWTgRAbT_W2kXvmA/edit?usp=sharing" xlink:type="simple">HU-FIN-CON-DF-001 - Visualización de Todos los Documentos Generados en Finanzas (Pagos y Cobr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5">
            <text:p>Reportes</text:p>
          </table:table-cell>
          <table:table-cell table:style-name="ce29" office:value-type="string" calcext:value-type="string">
            <text:p>Reporte de cuentas por pagar</text:p>
          </table:table-cell>
          <table:table-cell table:style-name="ce14" table:content-validation-name="val1" office:value-type="string" calcext:value-type="string">
            <text:p>Completo</text:p>
          </table:table-cell>
          <table:table-cell table:style-name="ce58" office:value-type="string" calcext:value-type="string">
            <text:p>Registro de compras </text:p>
          </table:table-cell>
          <table:table-cell table:style-name="ce64" office:value-type="string" calcext:value-type="string">
            <text:p>Detalle de facturas de proveedores registradas en cuentas por pagar</text:p>
          </table:table-cell>
          <table:table-cell table:style-name="ce84" office:value-type="string" calcext:value-type="string">
            <text:p><text:a xlink:href="https://docs.google.com/document/d/1GghnBlZwZaOx14ntF8tquhvyseftfIj0zfOUNaSUTq0/edit?usp=sharing" xlink:type="simple">HU-FIN-REP-CP-001 - Detalle de Facturas de Proveedores Registradas en Cuentas por Pagar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tesoreria</text:p>
          </table:table-cell>
          <table:table-cell table:style-name="ce14" table:content-validation-name="val1" office:value-type="string" calcext:value-type="string">
            <text:p>Por construir</text:p>
          </table:table-cell>
          <table:table-cell table:style-name="ce58" office:value-type="string" calcext:value-type="string">
            <text:p>Gestion de Tesorería</text:p>
          </table:table-cell>
          <table:table-cell table:style-name="ce64" office:value-type="string" calcext:value-type="string">
            <text:p>Reporte integral de movimientos en bancos y caja.</text:p>
          </table:table-cell>
          <table:table-cell table:style-name="ce84" office:value-type="string" calcext:value-type="string">
            <text:p><text:a xlink:href="https://docs.google.com/document/d/1HoZ9MPRYPViYrz_wg5u3I3VbFfjeoFlxQTncM5fMF98/edit?usp=sharing" xlink:type="simple">HU-FIN-REP-TS-001 - Reporte Integral de Movimientos en Bancos y Caj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cuentas por cobrar</text:p>
          </table:table-cell>
          <table:table-cell table:style-name="ce14" table:content-validation-name="val1" office:value-type="string" calcext:value-type="string">
            <text:p>Completo</text:p>
          </table:table-cell>
          <table:table-cell table:style-name="ce58" office:value-type="string" calcext:value-type="string">
            <text:p>Gestion de cuentas por cobrar</text:p>
          </table:table-cell>
          <table:table-cell table:style-name="ce64" office:value-type="string" calcext:value-type="string">
            <text:p>Estado de documentos y clientes. Estado de cuenta del cliente</text:p>
          </table:table-cell>
          <table:table-cell table:style-name="ce84" office:value-type="string" calcext:value-type="string">
            <text:p><text:a xlink:href="https://docs.google.com/document/d/1MwwLVLjKkKApcm4NMdpmZ1kgtiYqiP0e8cxcjdUWauM/edit?usp=sharing" xlink:type="simple">HU-FIN-REP-CC-001 - Estado de Documentos y Clientes / Estado de Cuenta del Cliente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 cuentas por pagar</text:p>
          </table:table-cell>
          <table:table-cell table:style-name="ce14" table:content-validation-name="val1" office:value-type="string" calcext:value-type="string">
            <text:p>Por construir</text:p>
          </table:table-cell>
          <table:table-cell table:style-name="ce58" office:value-type="string" calcext:value-type="string">
            <text:p>Reporte de programación de pagos</text:p>
          </table:table-cell>
          <table:table-cell table:style-name="ce64" office:value-type="string" calcext:value-type="string">
            <text:p>Reporte de las obligaciones por vencer</text:p>
          </table:table-cell>
          <table:table-cell table:style-name="ce84" office:value-type="string" calcext:value-type="string">
            <text:p><text:a xlink:href="https://docs.google.com/document/d/19uWEzlreFDtoNtZQVTxutQYIL5X1icZNQhtx2miF29A/edit?usp=sharing" xlink:type="simple">HU-FIN-REP-CP-002 - Reporte de las Obligaciones por Vencer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4"/>
          <table:covered-table-cell table:style-name="ce18"/>
          <table:table-cell table:style-name="ce30" office:value-type="string" calcext:value-type="string">
            <text:p>Reporte de finanzas</text:p>
          </table:table-cell>
          <table:table-cell table:style-name="ce14" table:content-validation-name="val1" office:value-type="string" calcext:value-type="string">
            <text:p>Por construir</text:p>
          </table:table-cell>
          <table:table-cell table:style-name="ce60" office:value-type="string" calcext:value-type="string">
            <text:p>Reportes de documentos directos</text:p>
          </table:table-cell>
          <table:table-cell table:style-name="ce66" office:value-type="string" calcext:value-type="string">
            <text:p>Se visualizan todos los documentos que no provienen de otro modulo sino se ingresan directamente en finanzas</text:p>
          </table:table-cell>
          <table:table-cell table:style-name="ce85" office:value-type="string" calcext:value-type="string">
            <text:p><text:a xlink:href="https://docs.google.com/document/d/13qpCYcbng2R8jj81GCIauqgwfB_8PEeeB93J6ilVJx4/edit?usp=sharing" xlink:type="simple">HU-FIN-REP-FN-001 - Reporte de Documentos Ingresados Directamente en Finanzas - v1</text:a></text:p>
          </table:table-cell>
          <table:table-cell table:style-name="ce94"/>
          <table:table-cell table:style-name="ce64"/>
          <table:table-cell table:style-name="ce14" table:number-columns-repeated="18"/>
          <table:table-cell table:number-columns-repeated="997"/>
        </table:table-row>
        <table:table-row table:style-name="ro1">
          <table:table-cell table:style-name="ce8" office:value-type="string" calcext:value-type="string" table:number-columns-spanned="1" table:number-rows-spanned="37">
            <text:p>Contabilidad</text:p>
          </table:table-cell>
          <table:table-cell table:style-name="ce21" office:value-type="string" calcext:value-type="string" table:number-columns-spanned="1" table:number-rows-spanned="8">
            <text:p>Tablas</text:p>
          </table:table-cell>
          <table:table-cell table:style-name="ce28" office:value-type="string" calcext:value-type="string">
            <text:p>Plan contable</text:p>
          </table:table-cell>
          <table:table-cell table:style-name="ce42" table:content-validation-name="val1" office:value-type="string" calcext:value-type="string">
            <text:p>Por construir</text:p>
          </table:table-cell>
          <table:table-cell table:style-name="ce57" office:value-type="string" calcext:value-type="string">
            <text:p>Catalogo de cuentas contables</text:p>
          </table:table-cell>
          <table:table-cell table:style-name="ce65" office:value-type="string" calcext:value-type="string">
            <text:p>El sistema debe permitir crear, modificar y consultar el plan contable de la empresa, asegurando la consistencia con la normativa vigente.</text:p>
          </table:table-cell>
          <table:table-cell table:style-name="ce83" office:value-type="string" calcext:value-type="string">
            <text:p><text:a xlink:href="https://docs.google.com/document/d/14pgrUm2OHp8H2KCqh-TLPH4C3i-lo3W84tQ_-MmdNs4/edit?usp=sharing" xlink:type="simple">HU-CON-001 - Gestión de Plan Contable</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lan de Centros de Costo</text:p>
          </table:table-cell>
          <table:table-cell table:style-name="ce14" table:content-validation-name="val1" office:value-type="string" calcext:value-type="string">
            <text:p>Por construir</text:p>
          </table:table-cell>
          <table:table-cell table:style-name="ce58" office:value-type="string" calcext:value-type="string">
            <text:p>Centros de Costos</text:p>
          </table:table-cell>
          <table:table-cell table:style-name="ce64" office:value-type="string" calcext:value-type="string">
            <text:p>El sistema debe permitir la creación y edición de centros de costo para asignar gastos e ingresos y facilitar la contabilidad analítica.</text:p>
          </table:table-cell>
          <table:table-cell table:style-name="ce84" office:value-type="string" calcext:value-type="string">
            <text:p><text:a xlink:href="https://docs.google.com/document/d/1oEjD5KaQCYb_N3FRSFgCG4WgF-K8gTDKAyQg7povNpw/edit?usp=sharing" xlink:type="simple">HU-CON-001 - Maestro de Centros de Costo</text:a></text:p>
          </table:table-cell>
          <table:table-cell table:style-name="ce94" office:value-type="string" calcext:value-type="string">
            <text:p>&lt;</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tabilidad</text:p>
          </table:table-cell>
          <table:table-cell table:style-name="ce14" table:content-validation-name="val1" office:value-type="string" calcext:value-type="string">
            <text:p>Por construir</text:p>
          </table:table-cell>
          <table:table-cell table:style-name="ce58" office:value-type="string" calcext:value-type="string">
            <text:p>Matriz contable</text:p>
          </table:table-cell>
          <table:table-cell table:style-name="ce64" office:value-type="string" calcext:value-type="string">
            <text:p>El sistema debe permitir configurar reglas de integración contable con otros módulos (compras, ventas, almacenes, planillas, etc.).</text:p>
          </table:table-cell>
          <table:table-cell table:style-name="ce84" office:value-type="string" calcext:value-type="string">
            <text:p><text:a xlink:href="https://docs.google.com/document/d/1cpma030wgrUY-PGECZ3jgX4zgi_Gm4VMBTDOaDZEiyo/edit?usp=sharing" xlink:type="simple">HU-CON-003 - Matriz Contable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Detracciones</text:p>
          </table:table-cell>
          <table:table-cell table:style-name="ce14" table:content-validation-name="val1" office:value-type="string" calcext:value-type="string">
            <text:p>Por construir</text:p>
          </table:table-cell>
          <table:table-cell table:style-name="ce58" office:value-type="string" calcext:value-type="string">
            <text:p>Tipos de detraccion</text:p>
          </table:table-cell>
          <table:table-cell table:style-name="ce64" office:value-type="string" calcext:value-type="string">
            <text:p>Registro de tipos de detracciones y porcentaje</text:p>
          </table:table-cell>
          <table:table-cell table:style-name="ce84" office:value-type="string" calcext:value-type="string">
            <text:p><text:a xlink:href="https://docs.google.com/document/d/1xsCmh7_bF2jriscj-LQbgKzSIHwlj3xOBNAQQbW7tB4/edit?usp=sharing" xlink:type="simple">HU-CON-004- Tipos de Detracción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Impuestos</text:p>
          </table:table-cell>
          <table:table-cell table:style-name="ce49" table:content-validation-name="val1" office:value-type="string" calcext:value-type="string">
            <text:p>Parcialmente</text:p>
          </table:table-cell>
          <table:table-cell table:style-name="ce59" office:value-type="string" calcext:value-type="string">
            <text:p>Impuestos</text:p>
          </table:table-cell>
          <table:table-cell table:style-name="ce67" office:value-type="string" calcext:value-type="string">
            <text:p>El sistema debe permitir registrar impuestos y asociarlos con cuentas contables, garantizando su aplicación automática en transacciones.</text:p>
          </table:table-cell>
          <table:table-cell table:style-name="ce84" office:value-type="string" calcext:value-type="string">
            <text:p><text:a xlink:href="https://docs.google.com/document/d/1m1yPc2C4VWxQ6SkL3BXd1MaaZS2ioLbzsCFsEWnuOMQ/edit?usp=sharing" xlink:type="simple">HU-CON-005 - Impuestos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ipo de Cambio</text:p>
          </table:table-cell>
          <table:table-cell table:style-name="ce14" table:content-validation-name="val1" office:value-type="string" calcext:value-type="string">
            <text:p>Parcialmente</text:p>
          </table:table-cell>
          <table:table-cell table:style-name="ce29" office:value-type="string" calcext:value-type="string">
            <text:p>Tipo de Cambio</text:p>
          </table:table-cell>
          <table:table-cell table:style-name="ce64" office:value-type="string" calcext:value-type="string">
            <text:p>El sistema debe permitir registrar el Tipo de Cambio del día, así como llevar el histórico del mismo</text:p>
          </table:table-cell>
          <table:table-cell table:style-name="ce84" office:value-type="string" calcext:value-type="string">
            <text:p><text:a xlink:href="https://docs.google.com/document/d/1kVD_klwLlMP6u-SIOwRPXsYIJgwNgadZ9w0bzzQWpnI/edit?tab=t.0" xlink:type="simple">H.U- CON -Tipo de cambio</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Matrices de Almcenes</text:p>
          </table:table-cell>
          <table:table-cell table:style-name="ce14" table:content-validation-name="val1" office:value-type="string" calcext:value-type="string">
            <text:p>Por construir</text:p>
          </table:table-cell>
          <table:table-cell table:style-name="ce58" office:value-type="string" calcext:value-type="string">
            <text:p>Relacionar las matrices contables con parametros para movimientos de almacen</text:p>
          </table:table-cell>
          <table:table-cell table:style-name="ce64" office:value-type="string" calcext:value-type="string">
            <text:p>El sistema debe establecer la relación de las matrices contables con 3 parametros de almacen, el tipo de movimiento de almacen, la sucbategoría del articulo, el grupo contable, de esa manera con esos parametros se elegira automaticamente la matriz contable en los movimientos de almacen</text:p>
          </table:table-cell>
          <table:table-cell table:style-name="ce86" office:value-type="string" calcext:value-type="string">
            <text:p><text:a xlink:href="https://docs.google.com/document/d/1kCX19w_jrcSxnrRyLeXPbendDrCYMhZQef3Exa7mjKw/edit?usp=sharing" xlink:type="simple">https://docs.google.com/document/d/1kCX19w_jrcSxnrRyLeXPbendDrCYMhZQef3Exa7mjKw/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lan de cuentas vs Subcategorías</text:p>
          </table:table-cell>
          <table:table-cell table:style-name="ce14" table:content-validation-name="val1" office:value-type="string" calcext:value-type="string">
            <text:p>Por construir</text:p>
          </table:table-cell>
          <table:table-cell table:style-name="ce58" office:value-type="string" calcext:value-type="string">
            <text:p>Relacionar Subcategorías de Productos con Cuentas Contables</text:p>
          </table:table-cell>
          <table:table-cell table:style-name="ce64" office:value-type="string" calcext:value-type="string">
            <text:p>El sistema debe establecer la relación automática entre subcategorías de producto y cuentas contables para generar asientos contables automáticos.</text:p>
          </table:table-cell>
          <table:table-cell table:style-name="ce84" office:value-type="string" calcext:value-type="string">
            <text:p><text:a xlink:href="https://docs.google.com/document/d/1B2-nMMdJT8U3dw1_n9rz_yRyp0IkYr0A5D-DtvL-OkY/edit?usp=sharing" xlink:type="simple">HU-CON-005 - Relacionar Subcategorías de Productos con Cuentas Contables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2"/>
          <table:table-cell table:style-name="ce29" office:value-type="string" calcext:value-type="string">
            <text:p>Registro de UIT</text:p>
          </table:table-cell>
          <table:table-cell table:style-name="ce14" table:content-validation-name="val1"/>
          <table:table-cell table:style-name="ce58" office:value-type="string" calcext:value-type="string">
            <text:p>Registro de UIT</text:p>
          </table:table-cell>
          <table:table-cell table:style-name="ce64"/>
          <table:table-cell table:style-name="ce84" office:value-type="string" calcext:value-type="string">
            <text:p><text:a xlink:href="https://docs.google.com/document/d/1XfnrRFVMnvyWlWT2QINuRKtTbAHwk2A9d4Le5CXyCCk/edit?tab=t.0#heading=h.6gb22xakeqcz" xlink:type="simple">HU – CON Registro de la UIT </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3">
            <text:p>Operaciones</text:p>
          </table:table-cell>
          <table:table-cell table:style-name="ce29" office:value-type="string" calcext:value-type="string">
            <text:p>Gestión de Asientos</text:p>
          </table:table-cell>
          <table:table-cell table:style-name="ce14" table:content-validation-name="val1" office:value-type="string" calcext:value-type="string">
            <text:p>Por construir</text:p>
          </table:table-cell>
          <table:table-cell table:style-name="ce29" office:value-type="string" calcext:value-type="string">
            <text:p>Registro de Asientos</text:p>
          </table:table-cell>
          <table:table-cell table:style-name="ce71" office:value-type="string" calcext:value-type="string">
            <text:p>Creacion manual de asientos contables</text:p>
          </table:table-cell>
          <table:table-cell table:style-name="ce84" office:value-type="string" calcext:value-type="string">
            <text:p><text:a xlink:href="https://docs.google.com/document/d/1mRuoc_B5-CFPRVu2i9PjKx4byMSjST3WaTOeJ9-JsW8/edit?usp=sharing" xlink:type="simple">HU-CON-006 - Registro de Asientos (Creación Manual) - v1.0</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Modificación de Asiento Contable Automático</text:p>
          </table:table-cell>
          <table:table-cell table:style-name="ce14" table:content-validation-name="val1" office:value-type="string" calcext:value-type="string">
            <text:p>Completo</text:p>
          </table:table-cell>
          <table:table-cell table:style-name="ce58" office:value-type="string" calcext:value-type="string">
            <text:p>Modificación de asiento contable automatico</text:p>
          </table:table-cell>
          <table:table-cell table:style-name="ce71" office:value-type="string" calcext:value-type="string">
            <text:p>Se debe permitir la modificacion de asientos contables </text:p>
          </table:table-cell>
          <table:table-cell table:style-name="ce86" office:value-type="string" calcext:value-type="string">
            <text:p><text:a xlink:href="https://docs.google.com/document/d/1n4KYAiSiya7huEKtmdoOz2SWHkWR8n0Vsxyyw7sg3Yw/edit?usp=sharing" xlink:type="simple">https://docs.google.com/document/d/1n4KYAiSiya7huEKtmdoOz2SWHkWR8n0Vsxyyw7sg3Yw/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justes contables</text:p>
          </table:table-cell>
          <table:table-cell table:style-name="ce14" table:content-validation-name="val1" office:value-type="string" calcext:value-type="string">
            <text:p>Por construir</text:p>
          </table:table-cell>
          <table:table-cell table:style-name="ce58" office:value-type="string" calcext:value-type="string">
            <text:p>Ajustes y reclasificacion</text:p>
          </table:table-cell>
          <table:table-cell table:style-name="ce71" office:value-type="string" calcext:value-type="string">
            <office:annotation draw:style-name="gr1" draw:text-style-name="P2" svg:width="859.15pt" svg:height="42.75pt" svg:x="908.48pt" svg:y="1944.74pt" draw:caption-point-x="-11.54pt" draw:caption-point-y="-22.96pt">
              <dc:date>2026-02-06T00:00:00</dc:date>
              <text:p text:style-name="P1">Se solicitó revisión y modificaciones en la HU debido a que no coincide con lo mencionado en la reunión.</text:p>
              <text:p text:style-name="P1"><text:tab/>-Layla Sandoval</text:p>
            </office:annotation>
            <text:p>Reclasificacion de saldos, ajuste por redondeo y por tipo de cambio</text:p>
          </table:table-cell>
          <table:table-cell table:style-name="ce84" office:value-type="string" calcext:value-type="string">
            <text:p><text:a xlink:href="https://docs.google.com/document/d/1-vl2bgRniCTGf3vaM85ba-oC32c7dNLd8vw8l2cYf70/edit?tab=t.0" xlink:type="simple">HU-CON-008 - Ajustes y Reclasificación Contable - v1.0 CORREGIDA</text:a></text:p>
          </table:table-cell>
          <table:table-cell table:style-name="ce86" office:value-type="string" calcext:value-type="string">
            <office:annotation draw:style-name="gr1" draw:text-style-name="P2" svg:width="397.3pt" svg:height="42.75pt" svg:x="1510.64pt" svg:y="1944.74pt" draw:caption-point-x="-11.54pt" draw:caption-point-y="-22.96pt">
              <dc:date>2026-02-06T00:00:00</dc:date>
              <text:p text:style-name="P1">se corrigió ya que le faltaban algunos datos</text:p>
              <text:p text:style-name="P1"><text:tab/>-LESLY PALOMEQUE VALDIVIEZO</text:p>
            </office:annotation>
            <text:p><text:a xlink:href="https://docs.google.com/document/d/1Z9vVW4FjJHlvZmSeOKeqcbu0nnmgsZwL50Vgn_GHIvY/edit?usp=sharing" xlink:type="simple">https://docs.google.com/document/d/1Z9vVW4FjJHlvZmSeOKeqcbu0nnmgsZwL50Vgn_GHIvY/edit?usp=sharing</text:a></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2">
            <text:p>Consultas</text:p>
          </table:table-cell>
          <table:table-cell table:style-name="ce29" office:value-type="string" calcext:value-type="string">
            <text:p>Saldos de cuenta corriente</text:p>
          </table:table-cell>
          <table:table-cell table:style-name="ce14" table:content-validation-name="val1" office:value-type="string" calcext:value-type="string">
            <text:p>Por construir</text:p>
          </table:table-cell>
          <table:table-cell table:style-name="ce58" office:value-type="string" calcext:value-type="string">
            <text:p>Consultar Saldos de Cuenta Corriente</text:p>
          </table:table-cell>
          <table:table-cell table:style-name="ce64" office:value-type="string" calcext:value-type="string">
            <text:p>El sistema debe mostrar saldos y movimientos de cuentas por cobrar y cuentas por pagar vinculadas a la contabilidad.</text:p>
          </table:table-cell>
          <table:table-cell table:style-name="ce86" office:value-type="string" calcext:value-type="string">
            <text:p><text:a xlink:href="https://docs.google.com/document/d/11iWGAW0_1gmCixtzrPYEx10n6x4h2uVi8GPpxfx3-84/edit?usp=sharing" xlink:type="simple">https://docs.google.com/document/d/11iWGAW0_1gmCixtzrPYEx10n6x4h2uVi8GPpxfx3-84/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entros de costos por trabajadores</text:p>
          </table:table-cell>
          <table:table-cell table:style-name="ce14" table:content-validation-name="val1" office:value-type="string" calcext:value-type="string">
            <text:p>Por construir</text:p>
          </table:table-cell>
          <table:table-cell table:style-name="ce58" office:value-type="string" calcext:value-type="string">
            <text:p>Consultar Centros de Costo por Trabajador</text:p>
          </table:table-cell>
          <table:table-cell table:style-name="ce64" office:value-type="string" calcext:value-type="string">
            <text:p>El sistema debe mostrar la imputación de costos a nivel de trabajadores o áreas, vinculada con los centros de costo.</text:p>
          </table:table-cell>
          <table:table-cell table:style-name="ce86" office:value-type="string" calcext:value-type="string">
            <text:p><text:a xlink:href="https://docs.google.com/document/d/18QTOIAfnzc-S3sswCoC7cyZIF1E5KwuY934o449D3sg/edit?usp=sharing" xlink:type="simple">https://docs.google.com/document/d/18QTOIAfnzc-S3sswCoC7cyZIF1E5KwuY934o449D3sg/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15">
            <text:p>Reportes</text:p>
          </table:table-cell>
          <table:table-cell table:style-name="ce29" office:value-type="string" calcext:value-type="string">
            <text:p>Reportes de maestro</text:p>
          </table:table-cell>
          <table:table-cell table:style-name="ce14" table:content-validation-name="val1" office:value-type="string" calcext:value-type="string">
            <text:p>Por construir</text:p>
          </table:table-cell>
          <table:table-cell table:style-name="ce58" office:value-type="string" calcext:value-type="string">
            <text:p>Reportes diversos de maestros</text:p>
          </table:table-cell>
          <table:table-cell table:style-name="ce64" office:value-type="string" calcext:value-type="string">
            <text:p>El sistema debe permitir generar reportes de catálogos de cuentas, centros de costo, impuestos, detracciones y configuraciones contables.</text:p>
          </table:table-cell>
          <table:table-cell table:style-name="ce86" office:value-type="string" calcext:value-type="string">
            <text:p><text:a xlink:href="https://docs.google.com/document/d/1exmsw1oaxG6X3z7xRFnb_8g4xVIVYGC1s-eIAkkkKcE/edit?usp=sharing" xlink:type="simple">https://docs.google.com/document/d/1exmsw1oaxG6X3z7xRFnb_8g4xVIVYGC1s-eIAkkkKcE/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 detallado de Pre asientos</text:p>
          </table:table-cell>
          <table:table-cell table:style-name="ce14" table:content-validation-name="val1"/>
          <table:table-cell table:style-name="ce58" office:value-type="string" calcext:value-type="string">
            <text:p>Consistencia de Pre Asientos contables</text:p>
          </table:table-cell>
          <table:table-cell table:style-name="ce64" office:value-type="string" calcext:value-type="string">
            <text:p>En este reporte se puede ver los pre asientos contables generados por otros procesos o modulos, y este reporte sirve para realizar una verificación o validación de dicho pre asiento para poderlo arreglarlo o modiifcarlo, antes de importarlo</text:p>
          </table:table-cell>
          <table:table-cell table:style-name="ce86" office:value-type="string" calcext:value-type="string">
            <text:p><text:a xlink:href="https://docs.google.com/document/d/1f10fS1O_xpqHjMcHU6tn_e8AiZ7dHpEzu7b3afnJBeM/edit?usp=sharing" xlink:type="simple">https://docs.google.com/document/d/1f10fS1O_xpqHjMcHU6tn_e8AiZ7dHpEzu7b3afnJBeM/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Validación</text:p>
          </table:table-cell>
          <table:table-cell table:style-name="ce14" table:content-validation-name="val1" office:value-type="string" calcext:value-type="string">
            <text:p>Por construir</text:p>
          </table:table-cell>
          <table:table-cell table:style-name="ce58" office:value-type="string" calcext:value-type="string">
            <text:p>Consistencia de asientos contables</text:p>
          </table:table-cell>
          <table:table-cell table:style-name="ce64" office:value-type="string" calcext:value-type="string">
            <text:p>El sistema debe permitir generar reportes que validen el cuadre de los asientos (débitos vs créditos).</text:p>
          </table:table-cell>
          <table:table-cell table:style-name="ce86" office:value-type="string" calcext:value-type="string">
            <text:p><text:a xlink:href="https://docs.google.com/document/d/11MhXOFwOYmHEJJ7-7bCNpPbWDPuD22zPShSl39-Rzps/edit?usp=sharing" xlink:type="simple">https://docs.google.com/document/d/11MhXOFwOYmHEJJ7-7bCNpPbWDPuD22zPShSl39-Rzps/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Validación</text:p>
          </table:table-cell>
          <table:table-cell table:style-name="ce14" table:content-validation-name="val1" office:value-type="string" calcext:value-type="string">
            <text:p>Por construir</text:p>
          </table:table-cell>
          <table:table-cell table:style-name="ce58" office:value-type="string" calcext:value-type="string">
            <text:p>Consistencia de pre asientos contables</text:p>
          </table:table-cell>
          <table:table-cell table:style-name="ce64" office:value-type="string" calcext:value-type="string">
            <text:p>El sistema debe permitir generar reportes de validación de los preasientos antes de ser confirmados.</text:p>
          </table:table-cell>
          <table:table-cell table:style-name="ce86" office:value-type="string" calcext:value-type="string">
            <text:p><text:a xlink:href="https://docs.google.com/document/d/1WxSzSWHMzHIT2wY7Ef7gXNV_BACLGc3a_7ojC9TOF8c/edit?usp=sharing" xlink:type="simple">https://docs.google.com/document/d/1WxSzSWHMzHIT2wY7Ef7gXNV_BACLGc3a_7ojC9TOF8c/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Validación</text:p>
          </table:table-cell>
          <table:table-cell table:style-name="ce14" table:content-validation-name="val1" office:value-type="string" calcext:value-type="string">
            <text:p>Por construir</text:p>
          </table:table-cell>
          <table:table-cell table:style-name="ce58" office:value-type="string" calcext:value-type="string">
            <text:p>Asientos descuadrados</text:p>
          </table:table-cell>
          <table:table-cell table:style-name="ce64" office:value-type="string" calcext:value-type="string">
            <text:p>El sistema debe permitir reportar los asientos contables con diferencias en el debe/haber.</text:p>
          </table:table-cell>
          <table:table-cell table:style-name="ce86" office:value-type="string" calcext:value-type="string">
            <text:p><text:a xlink:href="https://docs.google.com/document/d/1vNu13oJpPlefiYxvEmxfvYspcRObua-eW-vo26h_KYo/edit?usp=sharing" xlink:type="simple">https://docs.google.com/document/d/1vNu13oJpPlefiYxvEmxfvYspcRObua-eW-vo26h_KYo/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Validación</text:p>
          </table:table-cell>
          <table:table-cell table:style-name="ce14" table:content-validation-name="val1" office:value-type="string" calcext:value-type="string">
            <text:p>Por construir</text:p>
          </table:table-cell>
          <table:table-cell table:style-name="ce61" office:value-type="string" calcext:value-type="string">
            <text:p>Balance de comprobacion</text:p>
          </table:table-cell>
          <table:table-cell table:style-name="ce64" office:value-type="string" calcext:value-type="string">
            <text:p>El sistema debe permitir consultar un balance de comprobación con saldos iniciales, débitos, créditos y saldos finales.</text:p>
          </table:table-cell>
          <table:table-cell table:style-name="ce86" office:value-type="string" calcext:value-type="string">
            <text:p><text:a xlink:href="https://docs.google.com/document/d/1F-Wg8HJV63R8DA7u3EP3CP5zqk53KevA6K-PwX95ru4/edit?usp=sharing" xlink:type="simple">https://docs.google.com/document/d/1F-Wg8HJV63R8DA7u3EP3CP5zqk53KevA6K-PwX95ru4/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Validación</text:p>
          </table:table-cell>
          <table:table-cell table:style-name="ce14" table:content-validation-name="val1"/>
          <table:table-cell table:style-name="ce58" office:value-type="string" calcext:value-type="string">
            <text:p>Análisis de Cuenta Contable</text:p>
          </table:table-cell>
          <table:table-cell table:style-name="ce64" office:value-type="string" calcext:value-type="string">
            <text:p>Permite consultar el detalle de los movimientos de una cuenta contable por periodo, mostrando saldo inicial, movimientos y saldo final, con filtros de búsqueda y opciones de exportación, sin permitir la modificación de la información contable.</text:p>
          </table:table-cell>
          <table:table-cell table:style-name="ce84" office:value-type="string" calcext:value-type="string">
            <text:p><text:a xlink:href="https://docs.google.com/document/d/1SeWEuqitN4LjYsmmrA9isg1WMUEdhG0obpPBfy10Yt8/edit?tab=t.0" xlink:type="simple">HU-CON-016- Análisis de Cuenta Contable </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Libros y Asientos Contables</text:p>
          </table:table-cell>
          <table:table-cell table:style-name="ce14" table:content-validation-name="val1" office:value-type="string" calcext:value-type="string">
            <text:p>Por construir</text:p>
          </table:table-cell>
          <table:table-cell table:style-name="ce58" office:value-type="string" calcext:value-type="string">
            <text:p>Reportes varios de asientos contables</text:p>
          </table:table-cell>
          <table:table-cell table:style-name="ce64" office:value-type="string" calcext:value-type="string">
            <text:p>Generacion de reporte de los asientos contables resgistrados en el sistema, aplicando filtros de fechas, tipo de comprobante, cuenta contable, centro de costo y estado del asiento</text:p>
          </table:table-cell>
          <table:table-cell table:style-name="ce86" office:value-type="string" calcext:value-type="string">
            <text:p><text:a xlink:href="https://docs.google.com/document/d/1kNuqHp3aHKVaGMRsqQRCr4AZionfDBkt9ZXy7VPlj_k/edit?usp=sharing" xlink:type="simple">https://docs.google.com/document/d/1kNuqHp3aHKVaGMRsqQRCr4AZionfDBkt9ZXy7VPlj_k/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Libros y Asientos Contables</text:p>
          </table:table-cell>
          <table:table-cell table:style-name="ce14" table:content-validation-name="val1" office:value-type="string" calcext:value-type="string">
            <text:p>Por construir</text:p>
          </table:table-cell>
          <table:table-cell table:style-name="ce58" office:value-type="string" calcext:value-type="string">
            <text:p>Libro mayor</text:p>
          </table:table-cell>
          <table:table-cell table:style-name="ce64" office:value-type="string" calcext:value-type="string">
            <text:p>El sistema debe generar el Libro Mayor según los registros contables ingresados.</text:p>
          </table:table-cell>
          <table:table-cell table:style-name="ce86" office:value-type="string" calcext:value-type="string">
            <text:p><text:a xlink:href="https://docs.google.com/document/d/1zohbDi4M7a1VLjAiiTIzVrcYtekDuTViiyMf9FCOunQ/edit?usp=sharing" xlink:type="simple">https://docs.google.com/document/d/1zohbDi4M7a1VLjAiiTIzVrcYtekDuTViiyMf9FCOunQ/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Libros y Asientos Contables</text:p>
          </table:table-cell>
          <table:table-cell table:style-name="ce14" table:content-validation-name="val1" office:value-type="string" calcext:value-type="string">
            <text:p>Por construir</text:p>
          </table:table-cell>
          <table:table-cell table:style-name="ce58" office:value-type="string" calcext:value-type="string">
            <text:p>Libro diario</text:p>
          </table:table-cell>
          <table:table-cell table:style-name="ce64" office:value-type="string" calcext:value-type="string">
            <text:p>El sistema debe generar el Libro Diario con todos los asientos registrados</text:p>
          </table:table-cell>
          <table:table-cell table:style-name="ce86" office:value-type="string" calcext:value-type="string">
            <text:p><text:a xlink:href="https://docs.google.com/document/d/19GUok37xrdosAsqtDJhf3Vwn00tfSW0SU8sf9RCTEWY/edit?usp=sharing" xlink:type="simple">https://docs.google.com/document/d/19GUok37xrdosAsqtDJhf3Vwn00tfSW0SU8sf9RCTEWY/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Libros y Asientos Contables</text:p>
          </table:table-cell>
          <table:table-cell table:style-name="ce14" table:content-validation-name="val1" office:value-type="string" calcext:value-type="string">
            <text:p>Por construir</text:p>
          </table:table-cell>
          <table:table-cell table:style-name="ce58" office:value-type="string" calcext:value-type="string">
            <text:p>Reporte contables segun formatos DIAN,SUNAT</text:p>
          </table:table-cell>
          <table:table-cell table:style-name="ce64" office:value-type="string" calcext:value-type="string">
            <text:p>El sistema debe generar reportes en los formatos requeridos por SUNAT.</text:p>
          </table:table-cell>
          <table:table-cell table:style-name="ce86" office:value-type="string" calcext:value-type="string">
            <text:p><text:a xlink:href="https://docs.google.com/document/d/1sOqoWkmTjizUfSuR5JXwb5XDGAXdWNa0t8ZhxLTWluI/edit?usp=sharing" xlink:type="simple">https://docs.google.com/document/d/1sOqoWkmTjizUfSuR5JXwb5XDGAXdWNa0t8ZhxLTWluI/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Financieros</text:p>
          </table:table-cell>
          <table:table-cell table:style-name="ce14" table:content-validation-name="val1" office:value-type="string" calcext:value-type="string">
            <text:p>Por construir</text:p>
          </table:table-cell>
          <table:table-cell table:style-name="ce58" office:value-type="string" calcext:value-type="string">
            <text:p>Estado de Situación Financiera (Balance General)</text:p>
          </table:table-cell>
          <table:table-cell table:style-name="ce64" office:value-type="string" calcext:value-type="string">
            <text:p>El sistema debe generar balance general y poder seleccionar los periodos </text:p>
          </table:table-cell>
          <table:table-cell table:style-name="ce86" office:value-type="string" calcext:value-type="string">
            <text:p><text:a xlink:href="https://docs.google.com/document/d/1TMiKCzXMHcHwFQOyr3QtlFJwjG__C4qeRCFDnkOUh4w/edit?usp=sharing" xlink:type="simple">https://docs.google.com/document/d/1TMiKCzXMHcHwFQOyr3QtlFJwjG__C4qeRCFDnkOUh4w/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Financieros</text:p>
          </table:table-cell>
          <table:table-cell table:style-name="ce14" table:content-validation-name="val1" office:value-type="string" calcext:value-type="string">
            <text:p>Por construir</text:p>
          </table:table-cell>
          <table:table-cell table:style-name="ce58" office:value-type="string" calcext:value-type="string">
            <text:p>Estado de resultados</text:p>
          </table:table-cell>
          <table:table-cell table:style-name="ce64" office:value-type="string" calcext:value-type="string">
            <text:p>El sistema debe generar el estado de resultados donde se puede visualizar el resultado neto del ejercicio (utilidad o pérdida), mostrando la rentabilidad de la empresa en un periodo específico.</text:p>
          </table:table-cell>
          <table:table-cell table:style-name="ce86" office:value-type="string" calcext:value-type="string">
            <text:p><text:a xlink:href="https://docs.google.com/document/d/1NmMxf0sjvxCGXgfSnmh9LFl61amzySjHl6ZE2rTal2E/edit?usp=sharing" xlink:type="simple">https://docs.google.com/document/d/1NmMxf0sjvxCGXgfSnmh9LFl61amzySjHl6ZE2rTal2E/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Financieros</text:p>
          </table:table-cell>
          <table:table-cell table:style-name="ce14" table:content-validation-name="val1" office:value-type="string" calcext:value-type="string">
            <text:p>Por construir</text:p>
          </table:table-cell>
          <table:table-cell table:style-name="ce58" office:value-type="string" calcext:value-type="string">
            <text:p>Estado de Flujos de Efectivo</text:p>
          </table:table-cell>
          <table:table-cell table:style-name="ce64" office:value-type="string" calcext:value-type="string">
            <text:p>Se debe permitir generar el reporte para analizar la liquidez y la capacidad de la empresa para generar efectivo en un periodo específico.</text:p>
          </table:table-cell>
          <table:table-cell table:style-name="ce86" office:value-type="string" calcext:value-type="string">
            <text:p><text:a xlink:href="https://docs.google.com/document/d/1XvurfDkThzXOS_tFuBSSHhz5-GjNoZhzZwm4BcWsqow/edit?usp=sharing" xlink:type="simple">https://docs.google.com/document/d/1XvurfDkThzXOS_tFuBSSHhz5-GjNoZhzZwm4BcWsqow/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Financieros</text:p>
          </table:table-cell>
          <table:table-cell table:style-name="ce14" table:content-validation-name="val1" office:value-type="string" calcext:value-type="string">
            <text:p>Por construir</text:p>
          </table:table-cell>
          <table:table-cell table:style-name="ce58" office:value-type="string" calcext:value-type="string">
            <text:p>Estado de Cambios en el Patrimonio Neto</text:p>
          </table:table-cell>
          <table:table-cell table:style-name="ce64" office:value-type="string" calcext:value-type="string">
            <text:p>se debe generar el Estado de Cambios en el Patrimonio Neto, mostrando las variaciones en las cuentas patrimoniales</text:p>
          </table:table-cell>
          <table:table-cell table:style-name="ce86" office:value-type="string" calcext:value-type="string">
            <text:p><text:a xlink:href="https://docs.google.com/document/d/1VcCYUUuOEK7r1vA34kvdHlva_XlV5CMXA7ABn9d-UTk/edit?usp=sharing" xlink:type="simple">https://docs.google.com/document/d/1VcCYUUuOEK7r1vA34kvdHlva_XlV5CMXA7ABn9d-UTk/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8">
            <text:p>Procesos</text:p>
          </table:table-cell>
          <table:table-cell table:style-name="ce29" office:value-type="string" calcext:value-type="string">
            <text:p>Libros electronicos</text:p>
          </table:table-cell>
          <table:table-cell table:style-name="ce14" table:content-validation-name="val1" office:value-type="string" calcext:value-type="string">
            <text:p>Por construir</text:p>
          </table:table-cell>
          <table:table-cell table:style-name="ce58" office:value-type="string" calcext:value-type="string">
            <text:p>Generar Libros Electrónicos</text:p>
          </table:table-cell>
          <table:table-cell table:style-name="ce64" office:value-type="string" calcext:value-type="string">
            <text:p>Generacion de libros contables electronicos como ventas, compras, diario, mayor y auxiliares</text:p>
          </table:table-cell>
          <table:table-cell table:style-name="ce86" office:value-type="string" calcext:value-type="string">
            <text:p><text:a xlink:href="https://docs.google.com/document/d/1P-E0QB2EHtN2GoKxty_qlC-YrIBKzhcKPWQFBZQshJU/edit?usp=sharing" xlink:type="simple">https://docs.google.com/document/d/1P-E0QB2EHtN2GoKxty_qlC-YrIBKzhcKPWQFBZQshJU/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sistencia de Asientos</text:p>
          </table:table-cell>
          <table:table-cell table:style-name="ce14" table:content-validation-name="val1" office:value-type="string" calcext:value-type="string">
            <text:p>Por construir</text:p>
          </table:table-cell>
          <table:table-cell table:style-name="ce58" office:value-type="string" calcext:value-type="string">
            <text:p>Validar Consistencia de Asientos Contables</text:p>
          </table:table-cell>
          <table:table-cell table:style-name="ce71" office:value-type="string" calcext:value-type="string">
            <text:p>El sistema debe validar que los asientos contables cumplan con la igualdad Débito = Crédito y generar alertas o reportes en caso de inconsistencias.</text:p>
          </table:table-cell>
          <table:table-cell table:style-name="ce86" office:value-type="string" calcext:value-type="string">
            <text:p><text:a xlink:href="https://docs.google.com/document/d/17G_ptSzOW1jmXsyugoWmhztNEFsC4-SSpohvC6HhWCM/edit?usp=sharing" xlink:type="simple">https://docs.google.com/document/d/17G_ptSzOW1jmXsyugoWmhztNEFsC4-SSpohvC6HhWCM/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cesos de Ajustes contables</text:p>
          </table:table-cell>
          <table:table-cell table:style-name="ce14" table:content-validation-name="val1" office:value-type="string" calcext:value-type="string">
            <text:p>Por construir</text:p>
          </table:table-cell>
          <table:table-cell table:style-name="ce58" office:value-type="string" calcext:value-type="string">
            <text:p>Registro de ajustes contables</text:p>
          </table:table-cell>
          <table:table-cell table:style-name="ce71" office:value-type="string" calcext:value-type="string">
            <office:annotation draw:style-name="gr1" draw:text-style-name="P2" svg:width="859.15pt" svg:height="42.75pt" svg:x="908.48pt" svg:y="2259.75pt" draw:caption-point-x="-11.54pt" draw:caption-point-y="-22.99pt">
              <dc:date>2026-02-06T00:00:00</dc:date>
              <text:p text:style-name="P1">Se solicitó revisión y modificaciones en la HU debido a que no coincide con lo mencionado en la reunión.</text:p>
              <text:p text:style-name="P1"><text:tab/>-Layla Sandoval</text:p>
            </office:annotation>
            <text:p>Se puede registrar ajustes, provisiones y reclasificaciones contables que aseguren la correcta presentacion de los registros contables</text:p>
          </table:table-cell>
          <table:table-cell table:style-name="ce86" office:value-type="string" calcext:value-type="string">
            <text:p><text:a xlink:href="https://docs.google.com/document/d/1VLj1diG4Hbb2mNBNNhPuhftmEO_lPkh0_2RqdK0_zkc/edit?usp=sharing" xlink:type="simple">https://docs.google.com/document/d/1VLj1diG4Hbb2mNBNNhPuhftmEO_lPkh0_2RqdK0_zkc/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ceso de clonaciones de asientos</text:p>
          </table:table-cell>
          <table:table-cell table:style-name="ce14" table:content-validation-name="val1" office:value-type="string" calcext:value-type="string">
            <text:p>Por construir</text:p>
          </table:table-cell>
          <table:table-cell table:style-name="ce58" office:value-type="string" calcext:value-type="string">
            <text:p>Clonación de Asientos Contables</text:p>
          </table:table-cell>
          <table:table-cell table:style-name="ce64" office:value-type="string" calcext:value-type="string">
            <text:p>se puede duplicar un asiento contable ya registrado para agilizar la contabilizaciones de transacciones recurrentes</text:p>
          </table:table-cell>
          <table:table-cell table:style-name="ce86" office:value-type="string" calcext:value-type="string">
            <text:p><text:a xlink:href="https://docs.google.com/document/d/1Dy4cyMTdTR7xhEW6dM_59CNOLp2prTmj5a7psU0gRiI/edit?usp=sharing" xlink:type="simple">https://docs.google.com/document/d/1Dy4cyMTdTR7xhEW6dM_59CNOLp2prTmj5a7psU0gRiI/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Autorización de las modificaciones de asientos</text:p>
          </table:table-cell>
          <table:table-cell table:style-name="ce48" table:content-validation-name="val1"/>
          <table:table-cell table:style-name="ce61" office:value-type="string" calcext:value-type="string">
            <text:p>Autorización de las modificaciones de asientos</text:p>
          </table:table-cell>
          <table:table-cell table:style-name="ce72" office:value-type="string" calcext:value-type="string">
            <text:p>Proceso que autoriza que un pre asiento esta correcto para ser importado a un asiento contable</text:p>
          </table:table-cell>
          <table:table-cell table:style-name="ce86" office:value-type="string" calcext:value-type="string">
            <text:p><text:a xlink:href="https://docs.google.com/document/d/1r_1g-P7YM2oJtH3_Fa40cIpQtk8DBgxz90lEtp4SJPE/edit?usp=sharing" xlink:type="simple">https://docs.google.com/document/d/1r_1g-P7YM2oJtH3_Fa40cIpQtk8DBgxz90lEtp4SJPE/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Procesos de Importación de pre asientos</text:p>
          </table:table-cell>
          <table:table-cell table:style-name="ce48" table:content-validation-name="val1" office:value-type="string" calcext:value-type="string">
            <text:p>Por construir</text:p>
          </table:table-cell>
          <table:table-cell table:style-name="ce61" office:value-type="string" calcext:value-type="string">
            <text:p>Importación de Pre Asientos Contables.</text:p>
          </table:table-cell>
          <table:table-cell table:style-name="ce72" office:value-type="string" calcext:value-type="string">
            <text:p>El sistema debe permitir importar asientos contables desde un archivo elaborado como puede ser excel, definiendo fecha, tipo de comprobante, cuentas, montos en debe/haber y descripción, asegurando el balance contable.</text:p>
          </table:table-cell>
          <table:table-cell table:style-name="ce86" office:value-type="string" calcext:value-type="string">
            <text:p><text:a xlink:href="https://docs.google.com/document/d/1E6VDSW1pYoVO99dH1VemCYtYvWib_NElOlhTZGUB-mg/edit?usp=sharing" xlink:type="simple">https://docs.google.com/document/d/1E6VDSW1pYoVO99dH1VemCYtYvWib_NElOlhTZGUB-mg/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ceso de cierre contable</text:p>
          </table:table-cell>
          <table:table-cell table:style-name="ce14" table:content-validation-name="val1" office:value-type="string" calcext:value-type="string">
            <text:p>Por construir</text:p>
          </table:table-cell>
          <table:table-cell table:style-name="ce58" office:value-type="string" calcext:value-type="string">
            <text:p>Ejecutar Cierre Contable Mensual</text:p>
          </table:table-cell>
          <table:table-cell table:style-name="ce64" office:value-type="string" calcext:value-type="string">
            <text:p>Se debe permitir el cierre contable mensual bloqueando las modificaciones de registros del periodo cerrado y generando reportes de comprobacion y resultados</text:p>
          </table:table-cell>
          <table:table-cell table:style-name="ce86" office:value-type="string" calcext:value-type="string">
            <text:p><text:a xlink:href="https://docs.google.com/document/d/1pb9AIQOMnORPqpsATNItKuDqwwKixlu4HAj6VeSE-vc/edit?usp=sharing" xlink:type="simple">https://docs.google.com/document/d/1pb9AIQOMnORPqpsATNItKuDqwwKixlu4HAj6VeSE-vc/edit?usp=sharing</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4"/>
          <table:covered-table-cell table:style-name="ce18"/>
          <table:table-cell table:style-name="ce29" office:value-type="string" calcext:value-type="string">
            <text:p>Proceso de cierre contable</text:p>
          </table:table-cell>
          <table:table-cell table:style-name="ce14" table:content-validation-name="val1" office:value-type="string" calcext:value-type="string">
            <text:p>Por construir</text:p>
          </table:table-cell>
          <table:table-cell table:style-name="ce58" office:value-type="string" calcext:value-type="string">
            <text:p>Ejecutar Cierre Contable Anual</text:p>
          </table:table-cell>
          <table:table-cell table:style-name="ce64" office:value-type="string" calcext:value-type="string">
            <text:p>se debe permitir la ejecución del cierre contable anual, trasladando automáticamente los saldos de las cuentas de ingresos y gastos al resultado del ejercicio, y generando los estados financieros finales.</text:p>
          </table:table-cell>
          <table:table-cell table:style-name="ce86" office:value-type="string" calcext:value-type="string">
            <text:p><text:a xlink:href="https://docs.google.com/document/d/1PB00NqavHH7OxYni0sCfksaW_2-fGJLwlDgwcsafbZg/edit?usp=sharing" xlink:type="simple">https://docs.google.com/document/d/1PB00NqavHH7OxYni0sCfksaW_2-fGJLwlDgwcsafbZg/edit?usp=sharing</text:a></text:p>
          </table:table-cell>
          <table:table-cell table:style-name="ce94"/>
          <table:table-cell table:style-name="ce64"/>
          <table:table-cell table:style-name="ce14" table:number-columns-repeated="18"/>
          <table:table-cell table:number-columns-repeated="997"/>
        </table:table-row>
        <table:table-row table:style-name="ro1">
          <table:table-cell table:style-name="ce9" office:value-type="string" calcext:value-type="string" table:number-columns-spanned="1" table:number-rows-spanned="28">
            <text:p>Activos fijos</text:p>
          </table:table-cell>
          <table:table-cell table:style-name="ce21" office:value-type="string" calcext:value-type="string" table:number-columns-spanned="1" table:number-rows-spanned="11">
            <text:p>Tablas</text:p>
          </table:table-cell>
          <table:table-cell table:style-name="ce33" office:value-type="string" calcext:value-type="string">
            <text:p>Maestro de activos fijos</text:p>
          </table:table-cell>
          <table:table-cell table:style-name="ce42" table:content-validation-name="val1" office:value-type="string" calcext:value-type="string">
            <text:p>Por construir</text:p>
          </table:table-cell>
          <table:table-cell table:style-name="ce33" office:value-type="string" calcext:value-type="string">
            <text:p>Registro principal de activos fijos con gestión integral</text:p>
          </table:table-cell>
          <table:table-cell table:style-name="ce73" office:value-type="string" calcext:value-type="string">
            <text:p>Ventana principal con interface de pestañas múltiples que gestiona:</text:p>
            <text:p>Datos Generales: Código, descripción, clasificación, marca, modelo, serie, fechas de adquisición, proveedor, moneda, valores en soles/dólares</text:p>
            <text:p>Datos Complementarios: Garantías, ubicación, usuario asignado, tasaciones, depreciación, estado operativo</text:p>
            <text:p>Accesorios: Componentes adicionales del activo principal</text:p>
            <text:p>Depreciación: Configuración de tasas, métodos de cálculo, fechas de inicio, valores residuales</text:p>
            <text:p>Incidencias: Historial de eventos que afectan al activo</text:p>
            <text:p>Adaptaciones: Modificaciones y mejoras realizadas</text:p>
            <text:p>Traslados: Historial de movimientos físicos</text:p>
            <text:p>Asignaciones: Control de responsables y centros de costo</text:p>
          </table:table-cell>
          <table:table-cell table:style-name="ce83" office:value-type="string" calcext:value-type="string">
            <text:p><text:a xlink:href="https://docs.google.com/document/d/1TBWWJVjl-GKkLlWlhlGW50ksxs1iXrhpoYCuspM8MVs/edit?usp=sharing" xlink:type="simple">HU-AF-OPE-001 - Registro Principal de Activos Fijos con Gestión Integral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figuración de Tipos de Operaciones</text:p>
          </table:table-cell>
          <table:table-cell table:style-name="ce14" table:content-validation-name="val1" office:value-type="string" calcext:value-type="string">
            <text:p>Por construir</text:p>
          </table:table-cell>
          <table:table-cell table:style-name="ce58" office:value-type="string" calcext:value-type="string">
            <text:p>Configuración de tipos de operaciones que se pueden realizar sobre activos fijos</text:p>
          </table:table-cell>
          <table:table-cell table:style-name="ce58" office:value-type="string" calcext:value-type="string">
            <text:p>Sistema maestro que define los tipos de cálculo y operaciones (depreciación, revaluación, mejoras, etc.) con sus códigos, descripciones y parámetros contables. Incluye validación de códigos de operación y control de integridad referencial. Fundamental para la trazabilidad de todas las transacciones del módulo.</text:p>
          </table:table-cell>
          <table:table-cell table:style-name="ce84" office:value-type="string" calcext:value-type="string">
            <text:p><text:a xlink:href="https://docs.google.com/document/d/17dCNijtsPihYHa4df5YQnzv3UV7P51-092INQnd9S5k/edit?usp=sharing" xlink:type="simple">HU-AF-00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figuración de Tipos de Incidencias</text:p>
          </table:table-cell>
          <table:table-cell table:style-name="ce14" table:content-validation-name="val1" office:value-type="string" calcext:value-type="string">
            <text:p>Por construir</text:p>
          </table:table-cell>
          <table:table-cell table:style-name="ce31" office:value-type="string" calcext:value-type="string">
            <text:p>Catalogación de tipos de incidencias que pueden afectar a los activos</text:p>
          </table:table-cell>
          <table:table-cell table:style-name="ce59" office:value-type="string" calcext:value-type="string">
            <text:p>Registro maestro de clasificación de incidencias (robos, daños, siniestros, obsolescencia, etc.) con códigos únicos y descripciones detalladas. Permite el seguimiento histórico de eventos que impactan el estado, valor o ubicación de los activos para auditoría y control.</text:p>
          </table:table-cell>
          <table:table-cell table:style-name="ce84" office:value-type="string" calcext:value-type="string">
            <text:p><text:a xlink:href="https://docs.google.com/document/d/1JST8wzb74U3E3HOcrzeGSIT9Jr0M8sPstwTcYp9pfQU/edit?usp=sharing" xlink:type="simple">HU-AF-002 - Catalogación de Tipos de Incidencias que Pueden Afectar a los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Maestro de Compañías Aseguradoras</text:p>
          </table:table-cell>
          <table:table-cell table:style-name="ce14" table:content-validation-name="val1" office:value-type="string" calcext:value-type="string">
            <text:p>Por construir</text:p>
          </table:table-cell>
          <table:table-cell table:style-name="ce31" office:value-type="string" calcext:value-type="string">
            <text:p>Maestro de compañías aseguradoras para gestión de pólizas</text:p>
          </table:table-cell>
          <table:table-cell table:style-name="ce59" office:value-type="string" calcext:value-type="string">
            <text:p>Base de datos de compañías aseguradoras con información completa (razón social, contactos, condiciones comerciales). Integrado con el módulo de pólizas para gestión integral de seguros de activos fijos.</text:p>
          </table:table-cell>
          <table:table-cell table:style-name="ce87" office:value-type="string" calcext:value-type="string">
            <text:p><text:a xlink:href="https://docs.google.com/document/d/1kqhyaD0uApugEMmgQHm3DbrYJ2tuWx1AvCTWEETh2_k/edit?usp=sharing" xlink:type="simple">HU-AF-TAB-001- Maestro de Compañías Aseguradoras para Gestión de Póliz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lasificación de tipo de seguros</text:p>
          </table:table-cell>
          <table:table-cell table:style-name="ce14" table:content-validation-name="val1" office:value-type="string" calcext:value-type="string">
            <text:p>Por construir</text:p>
          </table:table-cell>
          <table:table-cell table:style-name="ce31" office:value-type="string" calcext:value-type="string">
            <text:p>Clasificación de tipos de seguros aplicables a activos</text:p>
          </table:table-cell>
          <table:table-cell table:style-name="ce59" office:value-type="string" calcext:value-type="string">
            <text:p>Catálogo de modalidades de seguro (todo riesgo, incendio, robo, responsabilidad civil, etc.) con parámetros específicos de cobertura y condiciones. Base para la configuración de pólizas y cálculo de primas.</text:p>
          </table:table-cell>
          <table:table-cell table:style-name="ce87" office:value-type="string" calcext:value-type="string">
            <text:p><text:a xlink:href="https://docs.google.com/document/d/1PP1_Tg9i5nzg6VRUp_1paNAnZtl-kh0PZI5wBdSv8-k/edit?usp=sharing" xlink:type="simple">HU-AF-TAB-002 - Clasificación de Tipos de Seguros Aplicables a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lasificacion de Activos (Clases y Subclases)</text:p>
          </table:table-cell>
          <table:table-cell table:style-name="ce14" table:content-validation-name="val1" office:value-type="string" calcext:value-type="string">
            <text:p>Por construir</text:p>
          </table:table-cell>
          <table:table-cell table:style-name="ce31" office:value-type="string" calcext:value-type="string">
            <text:p>Estructura jerárquica para categorización de activos</text:p>
          </table:table-cell>
          <table:table-cell table:style-name="ce59" office:value-type="string" calcext:value-type="string">
            <text:p>Sistema de clasificación en dos niveles (clase/subclase) que define la taxonomía contable y operativa de activos fijos. Incluye códigos únicos, descripciones, cuentas contables asociadas y parámetros de depreciación por categoría. Fundamental para reportería agregada y políticas diferenciadas por tipo de activo.</text:p>
          </table:table-cell>
          <table:table-cell table:style-name="ce84" office:value-type="string" calcext:value-type="string">
            <text:p><text:a xlink:href="https://docs.google.com/document/d/163ZNlBmb1qIte7CEK6lEK0sbebAeuGHCAOOD9Fvr-ag/edit?usp=sharing" xlink:type="simple">HU-AF-TAB-003-Estructura Jerárquica para Categorización de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Configuración de Cuentas Contables</text:p>
          </table:table-cell>
          <table:table-cell table:style-name="ce14" table:content-validation-name="val1" office:value-type="string" calcext:value-type="string">
            <text:p>Por construir</text:p>
          </table:table-cell>
          <table:table-cell table:style-name="ce31" office:value-type="string" calcext:value-type="string">
            <text:p>Configuración de cuentas contables por tipo de activo</text:p>
          </table:table-cell>
          <table:table-cell table:style-name="ce59" office:value-type="string" calcext:value-type="string">
            <text:p>Define la matriz contable específica para cada subclase de activo, estableciendo las cuentas de: activo fijo, depreciación acumulada, gasto depreciación, ganancia/pérdida por venta, y cuentas por centro de costos. Sistema clave para la integración automática con contabilidad.</text:p>
          </table:table-cell>
          <table:table-cell table:style-name="ce84" office:value-type="string" calcext:value-type="string">
            <text:p><text:a xlink:href="https://docs.google.com/document/d/1Pq1UGDOQD7rWD5jXeUGgguDTlJ6yQEoUccG0v7LTqd0/edit?usp=sharing" xlink:type="simple">HU-AF-TAB-004 - Configuración de Cuentas Contables por Tipo de Activ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4" office:value-type="string" calcext:value-type="string">
            <text:p>Maestro de Ubicaciones Físicas de Activos</text:p>
          </table:table-cell>
          <table:table-cell table:style-name="ce14" table:content-validation-name="val1" office:value-type="string" calcext:value-type="string">
            <text:p>Por construir</text:p>
          </table:table-cell>
          <table:table-cell table:style-name="ce31" office:value-type="string" calcext:value-type="string">
            <text:p>Maestro de ubicaciones físicas de activos</text:p>
          </table:table-cell>
          <table:table-cell table:style-name="ce59" office:value-type="string" calcext:value-type="string">
            <text:p>Registro jerárquico de ubicaciones con estructura principal/detalle (edificios, pisos, oficinas, almacenes). Permite el control físico, inventarios periódicos, y trazabilidad de traslados internos. Incluye códigos únicos y descripciones detalladas.</text:p>
          </table:table-cell>
          <table:table-cell table:style-name="ce84" office:value-type="string" calcext:value-type="string">
            <text:p><text:a xlink:href="https://docs.google.com/document/d/12aTKK27Gvz0jn-vduP4uRqGjeGC96lFHkWgFVAhhtfk/edit?usp=sharing" xlink:type="simple">HU-AF-TAB-005 - Maestro de Ubicaciones Físicas de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arametros de operaciones</text:p>
          </table:table-cell>
          <table:table-cell table:style-name="ce14" table:content-validation-name="val1" office:value-type="string" calcext:value-type="string">
            <text:p>Por construir</text:p>
          </table:table-cell>
          <table:table-cell table:style-name="ce31" office:value-type="string" calcext:value-type="string">
            <text:p>Configuración global de parámetros del módulo</text:p>
          </table:table-cell>
          <table:table-cell table:style-name="ce59" office:value-type="string" calcext:value-type="string">
            <text:p>Centro de control de parámetros globales incluyendo: operación de depreciación por defecto, libro contable de depreciación, cuentas contables generales, formatos de numeración, y configuraciones de integración con otros módulos.</text:p>
          </table:table-cell>
          <table:table-cell table:style-name="ce84" office:value-type="string" calcext:value-type="string">
            <text:p><text:a xlink:href="https://docs.google.com/document/d/13iCdteflC8Il71rKiArBI5EI_E9Q1TG5ZndClKvvx1c/edit?usp=sharing" xlink:type="simple">HU-AF-TAB-006 - Configuración Global de Parámetros del Módul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4" office:value-type="string" calcext:value-type="string">
            <text:p>Configuración de numeración de Activos</text:p>
          </table:table-cell>
          <table:table-cell table:style-name="ce14" table:content-validation-name="val1" office:value-type="string" calcext:value-type="string">
            <text:p>Por construir</text:p>
          </table:table-cell>
          <table:table-cell table:style-name="ce31" office:value-type="string" calcext:value-type="string">
            <text:p>Configuración de secuencias numéricas para códigos de activos</text:p>
          </table:table-cell>
          <table:table-cell table:style-name="ce59" office:value-type="string" calcext:value-type="string">
            <text:p>Sistema de generación automática de códigos únicos para activos fijos con configuración por origen/sucursal. Incluye prefijos, longitud, incrementos automáticos y control de rangos. Garantiza unicidad y trazabilidad.</text:p>
          </table:table-cell>
          <table:table-cell table:style-name="ce84" office:value-type="string" calcext:value-type="string">
            <text:p><text:a xlink:href="https://docs.google.com/document/d/18mK8yRFPz6GEE9CCNegOsnjLr7UxsaQGGoOQ6qbWQ8c/edit?usp=sharing" xlink:type="simple">HU-AF-TAB-007 - Configuración de Secuencias Numéricas para Códigos de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4" office:value-type="string" calcext:value-type="string">
            <text:p>Configuración de numeración de traslados</text:p>
          </table:table-cell>
          <table:table-cell table:style-name="ce14" table:content-validation-name="val1" office:value-type="string" calcext:value-type="string">
            <text:p>Por construir</text:p>
          </table:table-cell>
          <table:table-cell table:style-name="ce31" office:value-type="string" calcext:value-type="string">
            <text:p>Numeración automática para documentos de traslado</text:p>
          </table:table-cell>
          <table:table-cell table:style-name="ce59" office:value-type="string" calcext:value-type="string">
            <text:p>Generación automática de números consecutivos para documentos de traslado interno de activos. Control por periodo y origen con validaciones de secuencia.</text:p>
          </table:table-cell>
          <table:table-cell table:style-name="ce84" office:value-type="string" calcext:value-type="string">
            <text:p><text:a xlink:href="https://docs.google.com/document/d/1CO1qdSd712lFsNB9Vn-5MLvcCCmc5-CJMHn4SbsVP4Q/edit?usp=sharing" xlink:type="simple">HU-AF-TAB-008 - Numeración Automática para Documentos de Traslad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8">
            <text:p>Operaciones</text:p>
          </table:table-cell>
          <table:table-cell table:style-name="ce29" office:value-type="string" calcext:value-type="string">
            <text:p>Registro de Traslado de Act. Fijos</text:p>
          </table:table-cell>
          <table:table-cell table:style-name="ce14" table:content-validation-name="val1" office:value-type="string" calcext:value-type="string">
            <text:p>Por construir</text:p>
          </table:table-cell>
          <table:table-cell table:style-name="ce31" office:value-type="string" calcext:value-type="string">
            <text:p>Gestión de movimientos físicos de activos entre ubicaciones</text:p>
          </table:table-cell>
          <table:table-cell table:style-name="ce59" office:value-type="string" calcext:value-type="string">
            <text:p>Proceso completo de solicitud, autorización y ejecución de traslados con workflow de aprobación. Incluye: origen/destino, fechas programadas/reales, responsables, motivos, y generación automática de documentos. Mantiene trazabilidad completa de ubicaciones.</text:p>
          </table:table-cell>
          <table:table-cell table:style-name="ce84" office:value-type="string" calcext:value-type="string">
            <text:p><text:a xlink:href="https://docs.google.com/document/d/1HtuwPQJQ2kKEcxszj6kiHsfKsUXc8iZ3XrpvQcieeII/edit?usp=sharing" xlink:type="simple">HU-AF-OPE-002 - Gestión de Movimientos Físicos de Activos entre Ubicacion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Recepción de Traslados de Activos Fijos</text:p>
          </table:table-cell>
          <table:table-cell table:style-name="ce14" table:content-validation-name="val1"/>
          <table:table-cell table:style-name="ce31" office:value-type="string" calcext:value-type="string">
            <text:p>Recepción de Traslados</text:p>
          </table:table-cell>
          <table:table-cell table:style-name="ce59" office:value-type="string" calcext:value-type="string">
            <text:p>Permitir que el usuario responsable de la sucursal o ubicación destino confirme la recepción física de un activo fijo previamente trasladado desde otra ubicación dentro de la misma razón social.</text:p>
          </table:table-cell>
          <table:table-cell table:style-name="ce84" office:value-type="string" calcext:value-type="string">
            <text:p><text:a xlink:href="https://docs.google.com/document/d/1xgR5HUFx2C182b2_gA3-OtHlyIpXCHypuYL31l3UHq8/edit?tab=t.0#heading=h.el3ahjfv0v2f" xlink:type="simple">HU-AF-OPE-003 - Recepción de Traslados de Activos Fijo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probación de Traslados</text:p>
          </table:table-cell>
          <table:table-cell table:style-name="ce14" table:content-validation-name="val1" office:value-type="string" calcext:value-type="string">
            <text:p>Por construir</text:p>
          </table:table-cell>
          <table:table-cell table:style-name="ce31" office:value-type="string" calcext:value-type="string">
            <text:p>Workflow de autorización para traslados pendientes</text:p>
          </table:table-cell>
          <table:table-cell table:style-name="ce59" office:value-type="string" calcext:value-type="string">
            <text:p>Interface de aprobación masiva o individual de solicitudes de traslado con filtros por fecha, origen, responsable. Incluye comentarios de aprobación/rechazo y notificaciones automáticas.</text:p>
          </table:table-cell>
          <table:table-cell table:style-name="ce84" office:value-type="string" calcext:value-type="string">
            <text:p><text:a xlink:href="https://docs.google.com/document/d/18ZkAZNv9IDyp5L-oXC1-t7Rek4CxwQ90RL2BSfZ4nb0/edit?usp=sharing" xlink:type="simple">HU-AF-OPE-003 - Workflow de Autorización para Traslados Pendient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Operaciones con Activos</text:p>
          </table:table-cell>
          <table:table-cell table:style-name="ce14" table:content-validation-name="val1" office:value-type="string" calcext:value-type="string">
            <text:p>Por construir</text:p>
          </table:table-cell>
          <table:table-cell table:style-name="ce31" office:value-type="string" calcext:value-type="string">
            <text:p>Registro de operaciones especiales sobre activos</text:p>
          </table:table-cell>
          <table:table-cell table:style-name="ce59" office:value-type="string" calcext:value-type="string">
            <text:p>Gestión de operaciones como revaluaciones técnicas, indexaciones por inflación, mejoras capitalizables, y cambios de clasificación. Cada operación incluye: fecha, tipo, montos, referencias documentales, y impacto en la base depreciable.</text:p>
          </table:table-cell>
          <table:table-cell table:style-name="ce88" office:value-type="string" calcext:value-type="string">
            <text:p><text:a xlink:href="https://docs.google.com/document/d/10ZKzeWPtWpXj0PF3Oo2H8KWPKylKWW23mYrjKJnAuKw/edit?usp=sharing" xlink:type="simple">HU-AF-OPE-004 - Registro de Operaciones Especiales sobre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estión de seguros asociados a activos fijos</text:p>
          </table:table-cell>
          <table:table-cell table:style-name="ce14" table:content-validation-name="val1" office:value-type="string" calcext:value-type="string">
            <text:p>Por construir</text:p>
          </table:table-cell>
          <table:table-cell table:style-name="ce31" office:value-type="string" calcext:value-type="string">
            <text:p>Gestión de seguros asociados a activos fijos</text:p>
          </table:table-cell>
          <table:table-cell table:style-name="ce59" office:value-type="string" calcext:value-type="string">
            <text:p>Control integral de pólizas incluyendo: aseguradora, tipo de seguro, vigencias, sumas aseguradas, primas, deducibles, y beneficiarios. Alertas de vencimiento y renovación automática.</text:p>
          </table:table-cell>
          <table:table-cell table:style-name="ce84" office:value-type="string" calcext:value-type="string">
            <text:p><text:a xlink:href="https://docs.google.com/document/d/1z1HMViOO7xrCVNoe3uyuA7L6AIO12r-Z9xp5ePxIikI/edit?usp=sharing" xlink:type="simple">HU-AF-OPE-005 - Gestión de Seguros Asociados a Activos Fijos - v1</text:a></text:p>
          </table:table-cell>
          <table:table-cell table:style-name="ce94" office:value-type="string" calcext:value-type="string">
            <text:p>x</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Ventas de Activos</text:p>
          </table:table-cell>
          <table:table-cell table:style-name="ce14" table:content-validation-name="val1" office:value-type="string" calcext:value-type="string">
            <text:p>Por construir</text:p>
          </table:table-cell>
          <table:table-cell table:style-name="ce31" office:value-type="string" calcext:value-type="string">
            <text:p>Proceso de baja de activos por venta con cálculo de resultados</text:p>
          </table:table-cell>
          <table:table-cell table:style-name="ce59" office:value-type="string" calcext:value-type="string">
            <text:p>Workflow completo de venta que incluye: valorización al momento de venta, cálculo automático de depreciación acumulada, determinación de ganancia/pérdida, generación de asientos contables automáticos, y documentación legal requerida.</text:p>
          </table:table-cell>
          <table:table-cell table:style-name="ce84" office:value-type="string" calcext:value-type="string">
            <text:p><text:a xlink:href="https://docs.google.com/document/d/1pxpuO2MPWve0i3nqHp0eLbX0gTDvxk9N-ba2YLaW_7g/edit?tab=t.0" xlink:type="simple">HU-AF-OPE-006 Proceso de Baja de Activos por Venta, Siniestro y Obsolescencia con Cálculo de Resultados</text:a></text:p>
          </table:table-cell>
          <table:table-cell table:style-name="ce64" office:value-type="string" calcext:value-type="string">
            <office:annotation draw:style-name="gr1" draw:text-style-name="P2" svg:width="397.3pt" svg:height="42.75pt" svg:x="1510.64pt" svg:y="2606.26pt" draw:caption-point-x="-11.54pt" draw:caption-point-y="-22.99pt">
              <dc:date>2026-02-06T00:00:00</dc:date>
              <text:p text:style-name="P1">se remplazo esta HU ya que le faltaba información</text:p>
              <text:p text:style-name="P1"><text:tab/>-LESLY PALOMEQUE VALDIVIEZO</text:p>
            </office:annotation>
            <text:p>ec</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Revaluaciones</text:p>
          </table:table-cell>
          <table:table-cell table:style-name="ce14" table:content-validation-name="val1" office:value-type="string" calcext:value-type="string">
            <text:p>Por construir</text:p>
          </table:table-cell>
          <table:table-cell table:style-name="ce31" office:value-type="string" calcext:value-type="string">
            <text:p>Proceso de revaluación técnica y comercial de activos</text:p>
          </table:table-cell>
          <table:table-cell table:style-name="ce59" office:value-type="string" calcext:value-type="string">
            <text:p>Sistema de revaluación por tasación técnica o índices oficiales. Calcula nuevos valores, ajusta bases de depreciación, genera asientos de revaluación, y mantiene historial de valuaciones para auditoría.</text:p>
          </table:table-cell>
          <table:table-cell table:style-name="ce84" office:value-type="string" calcext:value-type="string">
            <text:p><text:a xlink:href="https://docs.google.com/document/d/1AilC8Tl5WUvAGo3GT9rjbw_sqAXbnMWPutesIMjp-cY/edit?usp=sharing" xlink:type="simple">HU-AF-OPE-007 - Proceso de Revaluación Técnica y Comercial de Activ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ASignación de ratios de depreciación</text:p>
          </table:table-cell>
          <table:table-cell table:style-name="ce14" table:content-validation-name="val1" office:value-type="string" calcext:value-type="string">
            <text:p>Por construir</text:p>
          </table:table-cell>
          <table:table-cell table:style-name="ce31" office:value-type="string" calcext:value-type="string">
            <text:p>Configuración de tasas y métodos de depreciación por activo</text:p>
          </table:table-cell>
          <table:table-cell table:style-name="ce59" office:value-type="string" calcext:value-type="string">
            <text:p>Define tasas de depreciación contables y tributarias, métodos de cálculo (lineal, decreciente), fechas de inicio, valores residuales, y distribución por centro de costos. Incluye validaciones contra normativas contables.</text:p>
          </table:table-cell>
          <table:table-cell table:style-name="ce84" office:value-type="string" calcext:value-type="string">
            <text:p><text:a xlink:href="https://docs.google.com/document/d/1mw5ezRjd1tbG9HyKeOEji61-zXCYPhAhSrd9j8Q7qaQ/edit?usp=sharing" xlink:type="simple">HU-AF-OPE-008 - Configuración de Tasas y Métodos de Depreciación por Activ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3">
            <text:p>Reportes</text:p>
          </table:table-cell>
          <table:table-cell table:style-name="ce29" office:value-type="string" calcext:value-type="string">
            <text:p>Resumen de Activo Fijo</text:p>
          </table:table-cell>
          <table:table-cell table:style-name="ce14" table:content-validation-name="val1" office:value-type="string" calcext:value-type="string">
            <text:p>Por construir</text:p>
          </table:table-cell>
          <table:table-cell table:style-name="ce31" office:value-type="string" calcext:value-type="string">
            <text:p>Listado general de activos con valores y depreciación acumulada</text:p>
          </table:table-cell>
          <table:table-cell table:style-name="ce59" office:value-type="string" calcext:value-type="string">
            <text:p>Reporte maestro que muestra inventario completo con: código, descripción, ubicación, fechas clave, valores originales, depreciación acumulada, valores netos, estados. Filtros por fecha, origen, clase, ubicación. Exportable y formato de auditoría.</text:p>
          </table:table-cell>
          <table:table-cell table:style-name="ce84" office:value-type="string" calcext:value-type="string">
            <text:p><text:a xlink:href="https://docs.google.com/document/d/1k-Bc7aMdLEY5yNXepr3jEmqXPJamODEdfxaBedL9DOg/edit?usp=sharing" xlink:type="simple">HU-AF-REP-001 - Listado General de Activos con Valores y Depreciación Acumulad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Depreciación Anual por Activo</text:p>
          </table:table-cell>
          <table:table-cell table:style-name="ce14" table:content-validation-name="val1" office:value-type="string" calcext:value-type="string">
            <text:p>Por construir</text:p>
          </table:table-cell>
          <table:table-cell table:style-name="ce31" office:value-type="string" calcext:value-type="string">
            <text:p>Detalle de cálculos de depreciación anual por cada activo</text:p>
          </table:table-cell>
          <table:table-cell table:style-name="ce59" office:value-type="string" calcext:value-type="string">
            <text:p>Reporte analítico que muestra para cada activo: valor origen, tasas aplicadas, meses depreciados, montos anuales/mensuales, saldos acumulados, y proyecciones. Crucial para declaraciones tributarias y auditoría.</text:p>
          </table:table-cell>
          <table:table-cell table:style-name="ce84" office:value-type="string" calcext:value-type="string">
            <text:p><text:a xlink:href="https://docs.google.com/document/d/1yhDw75nSS69PTbiHVNGvGKzLHtPS_IMTvSmFpq20w5E/edit?usp=sharing" xlink:type="simple">HU-AF-REP-002 - Detalle de Cálculos de Depreciación Anual por Cada Activ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sumen de Activo Fijo Por rangos</text:p>
          </table:table-cell>
          <table:table-cell table:style-name="ce14" table:content-validation-name="val1" office:value-type="string" calcext:value-type="string">
            <text:p>Por construir</text:p>
          </table:table-cell>
          <table:table-cell table:style-name="ce31" office:value-type="string" calcext:value-type="string">
            <text:p>Reportes consolidados filtrados por criterios específicos</text:p>
          </table:table-cell>
          <table:table-cell table:style-name="ce59" office:value-type="string" calcext:value-type="string">
            <text:p>Generación flexible de reportes con filtros múltiples por: rangos de códigos, fechas, valores, ubicaciones, responsables. Permite análisis segmentados y reportería gerencial personalizada.</text:p>
          </table:table-cell>
          <table:table-cell table:style-name="ce84" office:value-type="string" calcext:value-type="string">
            <text:p><text:a xlink:href="https://docs.google.com/document/d/1BfITFC80VaGe51L7wjtDYU9SNrPpn6NmlytZVCamKjc/edit?usp=sharing" xlink:type="simple">HU-AF-REP-003 - Reportes Consolidados Filtrados por Criterios Específico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6">
            <text:p>Procesos</text:p>
          </table:table-cell>
          <table:table-cell table:style-name="ce29" office:value-type="string" calcext:value-type="string">
            <text:p>Calculo de depreciación</text:p>
          </table:table-cell>
          <table:table-cell table:style-name="ce14" table:content-validation-name="val1" office:value-type="string" calcext:value-type="string">
            <text:p>Por construir</text:p>
          </table:table-cell>
          <table:table-cell table:style-name="ce31" office:value-type="string" calcext:value-type="string">
            <text:p>Proceso masivo de cálculo mensual/anual de depreciación</text:p>
          </table:table-cell>
          <table:table-cell table:style-name="ce59" office:value-type="string" calcext:value-type="string">
            <text:p>Engine principal de depreciación que:</text:p>
            <text:p>Ejecuta el procedimiento para calcular depreciación masiva</text:p>
            <text:p>Distribuye gastos por centro de costos según porcentajes configurados (producción/veda)</text:p>
            <text:p>Valida periodos ya procesados y permite reprocesamiento</text:p>
            <text:p>Genera tablas temporales para revisión antes de contabilización</text:p>
            <text:p>Incluye barra de progreso y logs detallados del proceso</text:p>
            <text:p>Verifica matrices contables antes del procesamiento</text:p>
          </table:table-cell>
          <table:table-cell table:style-name="ce84" office:value-type="string" calcext:value-type="string">
            <text:p><text:a xlink:href="https://docs.google.com/document/d/1JOGmtTZg5kkbqy-1jbOADP4HOyfTdyZA_bpwDbgosvc/edit?usp=sharing" xlink:type="simple">HU-AF-PRO-001 - Proceso Masivo de Cálculo Mensual/Anual de Depreciació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eneración de asientos de depreciación</text:p>
          </table:table-cell>
          <table:table-cell table:style-name="ce14" table:content-validation-name="val1" office:value-type="string" calcext:value-type="string">
            <text:p>Por construir</text:p>
          </table:table-cell>
          <table:table-cell table:style-name="ce31" office:value-type="string" calcext:value-type="string">
            <text:p><text:s/>Creación automática de asientos contables por depreciación</text:p>
          </table:table-cell>
          <table:table-cell table:style-name="ce59" office:value-type="string" calcext:value-type="string">
            <text:p>Proceso que convierte los cálculos de depreciación en pre-asientos contables mediante el procedimiento almacenado. Genera asientos automáticos con cuentas de gasto, depreciación acumulada y distribución por centros de costo. Incluye validaciones contables y referenciación cruzada.</text:p>
          </table:table-cell>
          <table:table-cell table:style-name="ce84" office:value-type="string" calcext:value-type="string">
            <text:p><text:a xlink:href="https://docs.google.com/document/d/1lpkEorDnIlSYEIpWbVEIeerUSDP3OCqXH_UPtHpxuCQ/edit?usp=sharing" xlink:type="simple">HU-AF-PRO-002 - Creación Automática de Asientos Contables por Depreciació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eneración de Asientos de Revaluación</text:p>
          </table:table-cell>
          <table:table-cell table:style-name="ce14" table:content-validation-name="val1" office:value-type="string" calcext:value-type="string">
            <text:p>Por construir</text:p>
          </table:table-cell>
          <table:table-cell table:style-name="ce31" office:value-type="string" calcext:value-type="string">
            <text:p>Contabilización automática de procesos de revaluación</text:p>
          </table:table-cell>
          <table:table-cell table:style-name="ce59" office:value-type="string" calcext:value-type="string">
            <text:p>Genera asientos contables para revaluaciones técnicas registrando: incremento de valor del activo, ajustes a depreciación acumulada, cuentas de superávit por revaluación, y efectos tributarios diferidos.</text:p>
          </table:table-cell>
          <table:table-cell table:style-name="ce84" office:value-type="string" calcext:value-type="string">
            <text:p><text:a xlink:href="https://docs.google.com/document/d/1b8XqY0hVQFNCPm2iV5ltS_29uMTr3hmRu0uXVlQoprI/edit?usp=sharing" xlink:type="simple">HU-AF-PRO-003 - Contabilización Automática de Procesos de Revaluació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eneración de Asientos de Indexación</text:p>
          </table:table-cell>
          <table:table-cell table:style-name="ce14" table:content-validation-name="val1" office:value-type="string" calcext:value-type="string">
            <text:p>Por construir</text:p>
          </table:table-cell>
          <table:table-cell table:style-name="ce31" office:value-type="string" calcext:value-type="string">
            <text:p>Contabilización de ajustes por inflación</text:p>
          </table:table-cell>
          <table:table-cell table:style-name="ce59" office:value-type="string" calcext:value-type="string">
            <text:p>Proceso para ajustes inflacionarios aplicando índices oficiales, generando asientos que reflejan el mantenimiento del poder adquisitivo del capital invertido en activos fijos.</text:p>
          </table:table-cell>
          <table:table-cell table:style-name="ce84" office:value-type="string" calcext:value-type="string">
            <text:p><text:a xlink:href="https://docs.google.com/document/d/1PGSMp6llQ4p8BeFfVd0faa3E96UcGN5WpcpyWlDiasI/edit?usp=sharing" xlink:type="simple">HU-AF-PRO-004 - Contabilización de Ajustes por Inflación - v1</text:a></text:p>
          </table:table-cell>
          <table:table-cell table:style-name="ce94"/>
          <table:table-cell table:style-name="ce64"/>
          <table:table-cell table:style-name="ce14" table:number-columns-repeated="18"/>
          <table:table-cell table:number-columns-repeated="997"/>
        </table:table-row>
        <table:table-row table:style-name="ro4">
          <table:covered-table-cell table:style-name="ce3"/>
          <table:covered-table-cell/>
          <table:table-cell table:style-name="ce29" office:value-type="string" calcext:value-type="string">
            <text:p>Generacion de Devengo mensual de aseguradores</text:p>
          </table:table-cell>
          <table:table-cell table:style-name="ce14" table:content-validation-name="val1" office:value-type="string" calcext:value-type="string">
            <text:p>Por construir</text:p>
          </table:table-cell>
          <table:table-cell table:style-name="ce31" office:value-type="string" calcext:value-type="string">
            <text:p>Proceso automatizado de devengamiento mensual de primas de seguros de activos fijos</text:p>
          </table:table-cell>
          <table:table-cell table:style-name="ce59" office:value-type="string" calcext:value-type="string">
            <text:p>Sistema automatizado que calcula y registra mensualmente el devengo de las primas de seguros pagadas por adelantado, distribuyendo proporcionalmente el gasto entre los períodos de vigencia de cada póliza. Incluye:</text:p>
            <text:p>Funcionalidades Clave:</text:p>
            <text:p>Cálculo Automático: Divide prima anual entre 12 meses o según período de pago</text:p>
            <text:p>Distribución por Centro de Costos: Asigna gastos según ubicación/uso del activo asegurado</text:p>
            <text:p>Multi-póliza: Maneja múltiples pólizas con diferentes vencimientos</text:p>
            <text:p>Validaciones: Verifica vigencia de pólizas y montos pendientes</text:p>
            <text:p>Alertas: Notifica vencimientos próximos y renovaciones necesarias</text:p>
          </table:table-cell>
          <table:table-cell table:style-name="ce84" office:value-type="string" calcext:value-type="string">
            <text:p><text:a xlink:href="https://docs.google.com/document/d/1swoJSQxzkFCx30m9FjQRS6IV4m4qQJ-p8KTGNE8ciOA/edit?usp=sharing" xlink:type="simple">HU-AF-PRO-005 - Proceso Automatizado de Devengamiento Mensual de Primas de Seguros de Activos Fijos - v1</text:a></text:p>
          </table:table-cell>
          <table:table-cell table:style-name="ce94"/>
          <table:table-cell table:style-name="ce64"/>
          <table:table-cell table:style-name="ce14" table:number-columns-repeated="18"/>
          <table:table-cell table:number-columns-repeated="997"/>
        </table:table-row>
        <table:table-row table:style-name="ro5">
          <table:covered-table-cell table:style-name="ce4"/>
          <table:covered-table-cell table:style-name="ce18"/>
          <table:table-cell table:style-name="ce29" office:value-type="string" calcext:value-type="string">
            <text:p>Genreacion de asientos de Siniestro y recupero</text:p>
          </table:table-cell>
          <table:table-cell table:style-name="ce47" table:content-validation-name="val1" office:value-type="string" calcext:value-type="string">
            <text:p>Por construir</text:p>
          </table:table-cell>
          <table:table-cell table:style-name="ce62" office:value-type="string" calcext:value-type="string">
            <text:p>Workflow completo para registrar siniestros y gestionar recuperos de seguros de activos fijos</text:p>
          </table:table-cell>
          <table:table-cell table:style-name="ce74" office:value-type="string" calcext:value-type="string">
            <text:p>Sistema integral que maneja todo el ciclo de siniestros desde la ocurrencia hasta el recupero, incluyendo baja parcial/total de activos, cálculo de indemnizaciones, y registro de recuperos. Componentes principales:</text:p>
            <text:p>Gestión de Siniestros:</text:p>
            <text:p>Registro de Incidente: Fecha, causa, activos afectados, descripción detallada</text:p>
            <text:p>Evaluación de Daños: Porcentaje de daño, valor de reposición, costo de reparación</text:p>
            <text:p>Comunicación a Aseguradora: Generación automática de formularios de reclamo</text:p>
            <text:p>Seguimiento: Estados del reclamo (reportado, en evaluación, aprobado, rechazado)</text:p>
          </table:table-cell>
          <table:table-cell table:style-name="ce85" office:value-type="string" calcext:value-type="string">
            <text:p><text:a xlink:href="https://docs.google.com/document/d/1lsOom-ThhhiHINkox383Y0OblLjCPUimzwUeDihOY3E/edit?usp=sharing" xlink:type="simple">HU-AF-PRO-006 - Workflow Completo para Registrar Siniestros y Gestionar Recuperos de Seguros de Activos Fijos - v1</text:a></text:p>
          </table:table-cell>
          <table:table-cell table:style-name="ce94"/>
          <table:table-cell table:style-name="ce64"/>
          <table:table-cell table:style-name="ce14" table:number-columns-repeated="18"/>
          <table:table-cell table:number-columns-repeated="997"/>
        </table:table-row>
        <table:table-row table:style-name="ro1">
          <table:table-cell table:style-name="ce10" office:value-type="string" calcext:value-type="string" table:number-columns-spanned="1" table:number-rows-spanned="43">
            <text:p>RR.HH</text:p>
          </table:table-cell>
          <table:table-cell table:style-name="ce23" office:value-type="string" calcext:value-type="string" table:number-columns-spanned="1" table:number-rows-spanned="7">
            <text:p>Parametros General</text:p>
          </table:table-cell>
          <table:table-cell table:style-name="ce28" office:value-type="string" calcext:value-type="string">
            <text:p>Parámetros del Módulo</text:p>
          </table:table-cell>
          <table:table-cell table:style-name="ce42" table:content-validation-name="val1" office:value-type="string" calcext:value-type="string">
            <text:p>Parcialmente</text:p>
          </table:table-cell>
          <table:table-cell table:style-name="ce29" office:value-type="string" calcext:value-type="string">
            <text:p>Definición de periodos de nómina</text:p>
          </table:table-cell>
          <table:table-cell table:style-name="ce64" office:value-type="string" calcext:value-type="string">
            <text:p>Configura frecuencia de pago (semanal, quincenal, mensual), calendarios por sede y fechas de corte. Aplicable a múltiples países.</text:p>
          </table:table-cell>
          <table:table-cell table:style-name="ce89" office:value-type="string" calcext:value-type="string">
            <text:p><text:a xlink:href="https://docs.google.com/document/d/1lJGOE3y2PqJ0GvCISDszMvoIJ9jsId2p3IttcUbpwhs/edit?tab=t.0" xlink:type="simple">https://docs.google.com/document/d/1lJGOE3y2PqJ0GvCISDszMvoIJ9jsId2p3IttcUbpwhs/edit?tab=t.0</text:a></text:p>
          </table:table-cell>
          <table:table-cell table:style-name="ce65" office:value-type="string" calcext:value-type="string">
            <text:p>La parametrización de pagos la tenemos lista en Workplace Horarios, incluso podemos valorizar con la distribución de horas a la semana, nos quedaría pendiente especificar la frecuencia de pago, que es una mejora sencilla</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arámetros del Módulo</text:p>
          </table:table-cell>
          <table:table-cell table:style-name="ce14" table:content-validation-name="val1" office:value-type="string" calcext:value-type="string">
            <text:p>Por construir</text:p>
          </table:table-cell>
          <table:table-cell table:style-name="ce29" office:value-type="string" calcext:value-type="string">
            <text:p>Remuneración mínima vigente</text:p>
          </table:table-cell>
          <table:table-cell table:style-name="ce64" office:value-type="string" calcext:value-type="string">
            <text:p>Registra la remuneración mínima por país y su vigencia para controles y validaciones.</text:p>
          </table:table-cell>
          <table:table-cell table:style-name="ce84" office:value-type="string" calcext:value-type="string">
            <text:p><text:a xlink:href="https://docs.google.com/document/d/1X-NHaFojnR7xHddImv78D-cyZ3QIi1msRs0glrv9yU4/edit?usp=sharing" xlink:type="simple">HU-RRHH-CONF-PAR-002 - Registro de Remuneración Mínima por País y Vigenci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Parámetros del Módulo</text:p>
          </table:table-cell>
          <table:table-cell table:style-name="ce48" table:content-validation-name="val1" office:value-type="string" calcext:value-type="string">
            <text:p>Por construir</text:p>
          </table:table-cell>
          <table:table-cell table:style-name="ce32" office:value-type="string" calcext:value-type="string">
            <text:p>Parámetros de impuestos y aportes laborales</text:p>
          </table:table-cell>
          <table:table-cell table:style-name="ce72" office:value-type="string" calcext:value-type="string">
            <text:p>Define reglas de impuestos a la renta del trabajo (ISR/IRPF o equivalente) y contribuciones a seguridad social, fondos de pensiones y salud.</text:p>
          </table:table-cell>
          <table:table-cell table:style-name="ce90" office:value-type="string" calcext:value-type="string">
            <text:p><text:a xlink:href="https://docs.google.com/document/d/1T-3PArm5xaV851vUz55enbO0bH46qPMpKdTIPqz058g/edit?usp=sharing" xlink:type="simple">HU-RRHH-CONF-PAR-003 - Definición de Reglas de Impuestos y Contribuciones Laborales - v1</text:a></text:p>
          </table:table-cell>
          <table:table-cell table:style-name="ce97"/>
          <table:table-cell table:style-name="ce72"/>
          <table:table-cell table:style-name="ce48" table:number-columns-repeated="18"/>
          <table:table-cell table:number-columns-repeated="997"/>
        </table:table-row>
        <table:table-row table:style-name="ro1">
          <table:covered-table-cell table:style-name="ce3"/>
          <table:covered-table-cell/>
          <table:table-cell table:style-name="ce29" office:value-type="string" calcext:value-type="string">
            <text:p>Numeradores automáticos</text:p>
          </table:table-cell>
          <table:table-cell table:style-name="ce14" table:content-validation-name="val1" office:value-type="string" calcext:value-type="string">
            <text:p>Por construir</text:p>
          </table:table-cell>
          <table:table-cell table:style-name="ce29" office:value-type="string" calcext:value-type="string">
            <text:p>Códigos y correlativos</text:p>
          </table:table-cell>
          <table:table-cell table:style-name="ce64" office:value-type="string" calcext:value-type="string">
            <text:p>Genera numeración automática para trabajadores, solicitudes, boletas/recibos, contratos y planillas.</text:p>
          </table:table-cell>
          <table:table-cell table:style-name="ce84" office:value-type="string" calcext:value-type="string">
            <text:p><text:a xlink:href="https://docs.google.com/document/d/1v-6U5X-TZU_wsNdB7jj2RwjvylSf5nK9grhsuzbCBHY/edit?usp=sharing" xlink:type="simple">HU-RRHH-CONF-NUM-001 - Generación de Numeración Automática para Documentos del Módulo de RR</text:a></text:p>
          </table:table-cell>
          <table:table-cell table:style-name="ce98"/>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Grupos de cálculo</text:p>
          </table:table-cell>
          <table:table-cell table:style-name="ce14" table:content-validation-name="val1" office:value-type="string" calcext:value-type="string">
            <text:p>Parcialmente</text:p>
          </table:table-cell>
          <table:table-cell table:style-name="ce29" office:value-type="string" calcext:value-type="string">
            <text:p>Definición de grupos de cálculo</text:p>
          </table:table-cell>
          <table:table-cell table:style-name="ce64" office:value-type="string" calcext:value-type="string">
            <text:p>Agrupa trabajadores por sede, centro de costo, canal (salón, bar, delivery), cargo, salarios.</text:p>
          </table:table-cell>
          <table:table-cell table:style-name="ce84" office:value-type="string" calcext:value-type="string">
            <text:p><text:a xlink:href="https://docs.google.com/document/d/1QjJqbOsirHdUMLxgAke1XjewQtY4Upl1UHagII1zuGQ/edit?usp=sharing" xlink:type="simple">HU-RRHH-CONF-GC-001 - Agrupación de Trabajadores por Sede, Centro de Costo, Canal, Cargo y Salario - v1</text:a></text:p>
          </table:table-cell>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Tipo de documento</text:p>
          </table:table-cell>
          <table:table-cell table:style-name="ce14" table:content-validation-name="val1"/>
          <table:table-cell table:style-name="ce29"/>
          <table:table-cell table:style-name="ce64"/>
          <table:table-cell table:style-name="ce67"/>
          <table:table-cell table:style-name="ce64" table:number-columns-repeated="2"/>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vision de Gasto</text:p>
          </table:table-cell>
          <table:table-cell table:style-name="ce14" table:content-validation-name="val1" office:value-type="string" calcext:value-type="string">
            <text:p>Por construir</text:p>
          </table:table-cell>
          <table:table-cell table:style-name="ce29" office:value-type="string" calcext:value-type="string">
            <text:p>Configuracion de Conceptos y porcentajes para Provision de Gastos de Nomina</text:p>
          </table:table-cell>
          <table:table-cell table:style-name="ce64" office:value-type="string" calcext:value-type="string">
            <text:p>Configuracion de provisiones de gastos de planillas. Ej: vacaciones, gratificaciones, CTS, Bonificacion por evaluacion de desempeño, etc</text:p>
          </table:table-cell>
          <table:table-cell table:style-name="ce87" office:value-type="string" calcext:value-type="string">
            <text:p><text:a xlink:href="https://docs.google.com/document/d/1Lah_mh3-1R7pQyf2XvpckBr9-Rhcq7WQ-0uCDKAxFFw/edit?usp=sharing" xlink:type="simple">HU-RRHH-CONF-PG-001 - Configuración de Provisiones de Gastos de Planill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6">
            <text:p>Maestros de Personal</text:p>
          </table:table-cell>
          <table:table-cell table:style-name="ce35" office:value-type="string" calcext:value-type="string">
            <text:p>Ficha de empleado</text:p>
          </table:table-cell>
          <table:table-cell table:style-name="ce50" table:content-validation-name="val1" office:value-type="string" calcext:value-type="string">
            <text:p>Parcialmente</text:p>
          </table:table-cell>
          <table:table-cell table:style-name="ce35" office:value-type="string" calcext:value-type="string">
            <text:p>Datos personales y contacto</text:p>
          </table:table-cell>
          <table:table-cell table:style-name="ce67" office:value-type="string" calcext:value-type="string">
            <text:p>Registra datos generales, familiares, domicilio, contacto y documentos digitalizados.</text:p>
          </table:table-cell>
          <table:table-cell table:style-name="ce84" office:value-type="string" calcext:value-type="string">
            <text:p><text:a xlink:href="https://docs.google.com/document/d/1Ie2YQHLu5x0BzwPiiT7MHe_zjpHm1VBx94L-_iRPSdo/edit?usp=sharing" xlink:type="simple">HU-RRHH-MP-FE-001 - Registro de Datos Generales y Documentación del Empleado - v1</text:a></text:p>
          </table:table-cell>
          <table:table-cell table:style-name="ce94" office:value-type="string" calcext:value-type="string">
            <text:p>Solo se tiene la referencia de registro de información en Workplace Horari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5" office:value-type="string" calcext:value-type="string">
            <text:p>Ficha de empleado</text:p>
          </table:table-cell>
          <table:table-cell table:style-name="ce50" table:content-validation-name="val1" office:value-type="string" calcext:value-type="string">
            <text:p>Por construir</text:p>
          </table:table-cell>
          <table:table-cell table:style-name="ce35" office:value-type="string" calcext:value-type="string">
            <text:p>Historial laboral</text:p>
          </table:table-cell>
          <table:table-cell table:style-name="ce67" office:value-type="string" calcext:value-type="string">
            <text:p>Contratos, renovaciones, cambios de puesto, remuneraciones, ascensos y sanciones.</text:p>
          </table:table-cell>
          <table:table-cell table:style-name="ce84" office:value-type="string" calcext:value-type="string">
            <text:p><text:a xlink:href="https://docs.google.com/document/d/1_NcwATnZWz2qli8NNHot9DUsIHLjEF5cAQNL4JWIng8/edit?usp=sharing" xlink:type="simple">HU-RRHH-MP-FE-002 - Gestión de Contratos, Renovaciones, Cambios de Puesto, Remuneraciones, Ascensos y Sancion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Clasificación</text:p>
          </table:table-cell>
          <table:table-cell table:style-name="ce48" table:content-validation-name="val1" office:value-type="string" calcext:value-type="string">
            <text:p>Por construir</text:p>
          </table:table-cell>
          <table:table-cell table:style-name="ce32" office:value-type="string" calcext:value-type="string">
            <text:p>Tipos de vínculo laboral</text:p>
          </table:table-cell>
          <table:table-cell table:style-name="ce72" office:value-type="string" calcext:value-type="string">
            <text:p>Define categorías como indefinido, temporal, eventual, prácticas, servicios profesionales (honorarios).</text:p>
          </table:table-cell>
          <table:table-cell table:style-name="ce90" office:value-type="string" calcext:value-type="string">
            <text:p><text:a xlink:href="https://docs.google.com/document/d/1meIDcU9cg1EVfMXaAuGHQSipr2Ts8IvfmFyTVVC7Xlk/edit?usp=sharing" xlink:type="simple">HU-RRHH-MP-CL-001 - Definición de Categorías Laborales (Indefinido, Temporal, Eventual, Prácticas, Servicios Profesionales) - v1</text:a></text:p>
          </table:table-cell>
          <table:table-cell table:style-name="ce97"/>
          <table:table-cell table:style-name="ce72"/>
          <table:table-cell table:style-name="ce48" table:number-columns-repeated="18"/>
          <table:table-cell table:number-columns-repeated="997"/>
        </table:table-row>
        <table:table-row table:style-name="ro1">
          <table:covered-table-cell table:style-name="ce3"/>
          <table:covered-table-cell/>
          <table:table-cell table:style-name="ce29" office:value-type="string" calcext:value-type="string">
            <text:p>Clasificación</text:p>
          </table:table-cell>
          <table:table-cell table:style-name="ce14" table:content-validation-name="val1" office:value-type="string" calcext:value-type="string">
            <text:p>Parcialmente</text:p>
          </table:table-cell>
          <table:table-cell table:style-name="ce29" office:value-type="string" calcext:value-type="string">
            <text:p>Cargos y bandas salariales</text:p>
          </table:table-cell>
          <table:table-cell table:style-name="ce64" office:value-type="string" calcext:value-type="string">
            <text:p>Catálogo de cargos (mesero, cocinero, bartender, cajero, administrador) con MOF y bandas salariales.</text:p>
          </table:table-cell>
          <table:table-cell table:style-name="ce87" office:value-type="string" calcext:value-type="string">
            <text:p><text:a xlink:href="https://docs.google.com/document/d/1N5Ho6kDkPLzIZEIafoIo98p3GYz8VR9PsRzym_C1eUQ/edit?usp=sharing" xlink:type="simple">HU-RRHH-MP-CL-002 - Catálogo de Cargos, MOF (manual de organización y funciones) y Bandas Salarial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Estructura organizacional</text:p>
          </table:table-cell>
          <table:table-cell table:style-name="ce14" table:content-validation-name="val1" office:value-type="string" calcext:value-type="string">
            <text:p>Parcialmente</text:p>
          </table:table-cell>
          <table:table-cell table:style-name="ce29" office:value-type="string" calcext:value-type="string">
            <text:p>Organigramas y unidades</text:p>
          </table:table-cell>
          <table:table-cell table:style-name="ce64" office:value-type="string" calcext:value-type="string">
            <text:p>Define áreas y jerarquías por local/sucursal/cadena; soporta multiempresa.</text:p>
          </table:table-cell>
          <table:table-cell table:style-name="ce84" office:value-type="string" calcext:value-type="string">
            <text:p><text:a xlink:href="https://docs.google.com/document/d/1zEz23TRorUxjB-L7W85rBxwGnyBLN26T6uF7gLHuUoc/edit?usp=sharing" xlink:type="simple">HU-RRHH-MP-EO-001 - Definición de Áreas y Jerarquías por Local/Sucursal/Cadena (Soporte Multiempresa) - v1</text:a></text:p>
          </table:table-cell>
          <table:table-cell table:style-name="ce94" office:value-type="string" calcext:value-type="string">
            <text:p>Podriamos aprovechar el registro de usuarios y role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2" office:value-type="string" calcext:value-type="string">
            <text:p>Administradoras y seguros</text:p>
          </table:table-cell>
          <table:table-cell table:style-name="ce48" table:content-validation-name="val1" office:value-type="string" calcext:value-type="string">
            <text:p>Por construir</text:p>
          </table:table-cell>
          <table:table-cell table:style-name="ce32" office:value-type="string" calcext:value-type="string">
            <text:p>Fondos de pensiones y salud</text:p>
          </table:table-cell>
          <table:table-cell table:style-name="ce72" office:value-type="string" calcext:value-type="string">
            <text:p>Afiliación a fondos de pensiones, salud y riesgos laborales, parametrizable por país.</text:p>
          </table:table-cell>
          <table:table-cell table:style-name="ce90" office:value-type="string" calcext:value-type="string">
            <text:p><text:a xlink:href="https://docs.google.com/document/d/1jVXDVPfOHYihzOyWTSRDqpu0BObSHqB5AAFcVp3jpYs/edit?usp=sharing" xlink:type="simple">HU-RRHH-MP-AS-001 - Afiliación a Fondos de Pensiones, Salud y Riesgos Laborales (Parametrizable por País) - v1</text:a></text:p>
          </table:table-cell>
          <table:table-cell table:style-name="ce97"/>
          <table:table-cell table:style-name="ce72"/>
          <table:table-cell table:style-name="ce48"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3">
            <text:p>Reclutamiento y Onboarding</text:p>
          </table:table-cell>
          <table:table-cell table:style-name="ce36" office:value-type="string" calcext:value-type="string">
            <text:p>Reclutamiento y selección</text:p>
          </table:table-cell>
          <table:table-cell table:style-name="ce51" table:content-validation-name="val1" office:value-type="string" calcext:value-type="string">
            <text:p>Por construir</text:p>
          </table:table-cell>
          <table:table-cell table:style-name="ce36" office:value-type="string" calcext:value-type="string">
            <text:p>Gestión de candidatos</text:p>
          </table:table-cell>
          <table:table-cell table:style-name="ce67" office:value-type="string" calcext:value-type="string">
            <text:p>Registra postulaciones, filtros, entrevistas, evaluaciones y decisiones (integrable con portales).</text:p>
          </table:table-cell>
          <table:table-cell table:style-name="ce87" office:value-type="string" calcext:value-type="string">
            <text:p><text:a xlink:href="https://docs.google.com/document/d/1AAL_ALctJYA1oqve957uRrqS0kCZViUVeX_Y_djELaU/edit?usp=sharing" xlink:type="simple">HU-RRHH-RO-RS-001 - Registro y Gestión de Postulaciones, Filtros, Entrevistas, Evaluaciones y Decisiones (Integrable con Portal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5" office:value-type="string" calcext:value-type="string">
            <text:p>Contratación/ficha del empleado</text:p>
          </table:table-cell>
          <table:table-cell table:style-name="ce50" table:content-validation-name="val1" office:value-type="string" calcext:value-type="string">
            <text:p>Por construir</text:p>
          </table:table-cell>
          <table:table-cell table:style-name="ce35" office:value-type="string" calcext:value-type="string">
            <text:p>Generación de contratos</text:p>
          </table:table-cell>
          <table:table-cell table:style-name="ce67" office:value-type="string" calcext:value-type="string">
            <text:p>Plantillas con cláusulas locales, firma digital y trazabilidad (auditoría).</text:p>
          </table:table-cell>
          <table:table-cell table:style-name="ce84" office:value-type="string" calcext:value-type="string">
            <text:p><text:a xlink:href="https://docs.google.com/document/d/1dlXR1N8SbwJlcRcZBJCsqVsF3kNyrsGSLx4-sk_wd1s/edit?usp=sharing" xlink:type="simple">HU-RRHH-RO-CT-001 - Gestión de Plantillas con Cláusulas Locales, Firma Digital y Trazabilidad (Auditorí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5" office:value-type="string" calcext:value-type="string">
            <text:p>Onboarding digital/ficha del empleado</text:p>
          </table:table-cell>
          <table:table-cell table:style-name="ce50" table:content-validation-name="val1" office:value-type="string" calcext:value-type="string">
            <text:p>Por construir</text:p>
          </table:table-cell>
          <table:table-cell table:style-name="ce35" office:value-type="string" calcext:value-type="string">
            <text:p>Checklists de inducción</text:p>
          </table:table-cell>
          <table:table-cell table:style-name="ce67" office:value-type="string" calcext:value-type="string">
            <text:p>Asignación de capacitaciones, uniformes/equipos y validación de cumplimiento.</text:p>
          </table:table-cell>
          <table:table-cell table:style-name="ce84" office:value-type="string" calcext:value-type="string">
            <text:p><text:a xlink:href="https://docs.google.com/document/d/1l33IChoIw5rjNn4djPj9pHpjD4w0NgtAns10pkMLykg/edit?usp=sharing" xlink:type="simple">HU-RRHH-OD-CT-002 - Asignación de Capacitaciones, Uniformes/Equipos y Validación de Cumplimient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5">
            <text:p>Asistencia y Jornadas</text:p>
          </table:table-cell>
          <table:table-cell table:style-name="ce29" office:value-type="string" calcext:value-type="string">
            <text:p>Calendarios laborales</text:p>
          </table:table-cell>
          <table:table-cell table:style-name="ce14" table:content-validation-name="val1" office:value-type="string" calcext:value-type="string">
            <text:p>Por construir</text:p>
          </table:table-cell>
          <table:table-cell table:style-name="ce29" office:value-type="string" calcext:value-type="string">
            <text:p>Feriados y turnos</text:p>
          </table:table-cell>
          <table:table-cell table:style-name="ce64" office:value-type="string" calcext:value-type="string">
            <text:p>Configura feriados nacionales/locales y turnos rotativos, con reglas por sede/canal.</text:p>
          </table:table-cell>
          <table:table-cell table:style-name="ce84" office:value-type="string" calcext:value-type="string">
            <text:p><text:a xlink:href="https://docs.google.com/document/d/1QSPtMtvDyfM8DReCKrJICGIVHTiSV2mxMl8xRNOWDVY/edit?usp=sharing" xlink:type="simple">HU-RRHH-AJ-CL-001 - Configuración de Feriados y Turnos Rotativos por Sede o Canal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7" office:value-type="string" calcext:value-type="string">
            <office:annotation draw:style-name="gr1" draw:text-style-name="P2" svg:width="816.75pt" svg:height="42.75pt" svg:x="398.04pt" svg:y="3194.99pt" draw:caption-point-x="-11.54pt" draw:caption-point-y="-22.96pt">
              <dc:date>2026-02-06T00:00:00</dc:date>
              <text:p text:style-name="P1">SE UNIO CON HORAS EXTRAS Y SERAN UNA INTEGRACIÓN DE WORKPLACE</text:p>
              <text:p text:style-name="P1"/>
            </office:annotation>
            <text:p>Asistencias</text:p>
          </table:table-cell>
          <table:table-cell table:style-name="ce52" table:content-validation-name="val1" office:value-type="string" calcext:value-type="string">
            <text:p>Completo</text:p>
          </table:table-cell>
          <table:table-cell table:style-name="ce38" office:value-type="string" calcext:value-type="string">
            <text:p>Control de asistencia</text:p>
          </table:table-cell>
          <table:table-cell table:style-name="ce64" office:value-type="string" calcext:value-type="string">
            <text:p>Registra marcaciones desde POS, biométrico o app móvil; soporta geolocalización y tolerancias.</text:p>
          </table:table-cell>
          <table:table-cell table:style-name="ce84" office:value-type="string" calcext:value-type="string">
            <text:p><text:a xlink:href="https://docs.google.com/document/d/14qez5Sr7a_VIM3mOu7XwgDYho4wZd3-BVAzMqzIhkVc/edit?usp=sharing" xlink:type="simple">HU-RRHH-AJ-AS-001 - Registro de Marcaciones desde POS, Biométrico o App Móvil con Geolocalización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8" office:value-type="string" calcext:value-type="string">
            <text:p>Horas extras y recargos</text:p>
          </table:table-cell>
          <table:table-cell table:style-name="ce52" table:content-validation-name="val1" office:value-type="string" calcext:value-type="string">
            <text:p>Parcialmente</text:p>
          </table:table-cell>
          <table:table-cell table:style-name="ce38" office:value-type="string" calcext:value-type="string">
            <text:p>Cálculo automático</text:p>
          </table:table-cell>
          <table:table-cell table:style-name="ce64" office:value-type="string" calcext:value-type="string">
            <text:p>Calcula horas extra con 25% y 35% de recargo segun corresponda, nocturnidad y recargos por domingos/feriados según normativa local.</text:p>
          </table:table-cell>
          <table:table-cell table:style-name="ce84" office:value-type="string" calcext:value-type="string">
            <text:p><text:a xlink:href="https://docs.google.com/document/d/10aZkV9BnZmbMfToFQshhKnbJdh-S7LVDBJejKbFmlEM/edit?usp=sharing" xlink:type="simple">HU-RRHH-AJ-HR-001 - Cálculo Automático de Horas Extra y Recargos - v1</text:a></text:p>
          </table:table-cell>
          <table:table-cell table:style-name="ce94" office:value-type="string" calcext:value-type="string">
            <text:p>Información que ya se puede descargar de Workplace Asistencias, excepto lo de feriad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ermisos</text:p>
          </table:table-cell>
          <table:table-cell table:style-name="ce14" table:content-validation-name="val1" office:value-type="string" calcext:value-type="string">
            <text:p>Por construir</text:p>
          </table:table-cell>
          <table:table-cell table:style-name="ce29" office:value-type="string" calcext:value-type="string">
            <text:p>Solicitud y aprobación</text:p>
          </table:table-cell>
          <table:table-cell table:style-name="ce64" office:value-type="string" calcext:value-type="string">
            <text:p>Flujo digital de permisos remunerados/no remunerados con envío a nómina.</text:p>
          </table:table-cell>
          <table:table-cell table:style-name="ce84" office:value-type="string" calcext:value-type="string">
            <text:p><text:a xlink:href="https://docs.google.com/document/d/113Pmg29c93s_bbTaQSNrRDpRfQOnXS0Uq8peti5ANpE/edit?usp=sharing" xlink:type="simple">HU-RRHH-AJ-PM-001 - Flujo Digital de Permisos Remunerados/No Remunerados con Envío a Nómin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Vacaciones y licencias</text:p>
          </table:table-cell>
          <table:table-cell table:style-name="ce14" table:content-validation-name="val1" office:value-type="string" calcext:value-type="string">
            <text:p>Por construir</text:p>
          </table:table-cell>
          <table:table-cell table:style-name="ce29" office:value-type="string" calcext:value-type="string">
            <text:p>Gestión y saldos</text:p>
          </table:table-cell>
          <table:table-cell table:style-name="ce64" office:value-type="string" calcext:value-type="string">
            <text:p>Registro y consulta de vacaciones, licencias y subsidios; soporta cargas masivas.</text:p>
          </table:table-cell>
          <table:table-cell table:style-name="ce84" office:value-type="string" calcext:value-type="string">
            <text:p><text:a xlink:href="https://docs.google.com/document/d/1WsFGb93mBLlC0ycpUu1gUMF7cnRQtbVFydbT_W4Eats/edit?usp=sharing" xlink:type="simple">HU-RRHH-AJ-VL-001 - Registro y Consulta de Vacaciones, Licencias y Subsidios (Soporte de Carga Masiv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10">
            <text:p>Procesos de Nómina</text:p>
          </table:table-cell>
          <table:table-cell table:style-name="ce39" office:value-type="string" calcext:value-type="string">
            <text:p>Cálculo de planillas</text:p>
          </table:table-cell>
          <table:table-cell table:style-name="ce53" table:content-validation-name="val1" office:value-type="string" calcext:value-type="string">
            <text:p>Por construir</text:p>
          </table:table-cell>
          <table:table-cell table:style-name="ce39" office:value-type="string" calcext:value-type="string">
            <text:p>Ganancias y descuentos fijos</text:p>
          </table:table-cell>
          <table:table-cell table:style-name="ce64" office:value-type="string" calcext:value-type="string">
            <text:p>Configura y calcula conceptos fijos (sueldo base, asignaciones, descuentos recurrentes).</text:p>
          </table:table-cell>
          <table:table-cell table:style-name="ce84" office:value-type="string" calcext:value-type="string">
            <text:p><text:a xlink:href="https://docs.google.com/document/d/1z27qNvJt9Oud7KtwhHpJ1jsUL1qFQMB1QPtQ08dFyOs/edit?usp=sharing" xlink:type="simple">HU-RRHH-PN-CP-001 - Configuración y Cálculo de Conceptos Fijos (Sueldo Base, Asignaciones, Descuentos Recurrente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9" office:value-type="string" calcext:value-type="string">
            <text:p>Cálculo de planillas</text:p>
          </table:table-cell>
          <table:table-cell table:style-name="ce53" table:content-validation-name="val1" office:value-type="string" calcext:value-type="string">
            <text:p>Por construir</text:p>
          </table:table-cell>
          <table:table-cell table:style-name="ce39" office:value-type="string" calcext:value-type="string">
            <text:p>Ganancias y descuentos variables</text:p>
          </table:table-cell>
          <table:table-cell table:style-name="ce64" office:value-type="string" calcext:value-type="string">
            <text:p>Carga masiva o automática de variables (horas extra, bonos, comisiones, metas).</text:p>
          </table:table-cell>
          <table:table-cell table:style-name="ce84" office:value-type="string" calcext:value-type="string">
            <text:p><text:a xlink:href="https://docs.google.com/document/d/1zOftlENFkYDlqZXPgNt4EgkDmeqLKYYyuhPjgQ2rl4o/edit?usp=sharing" xlink:type="simple">HU-RRHH-PN-CP-002 - Carga Masiva o Automática de Variables (Horas Extra, Bonos, Comisiones, Metas)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9" office:value-type="string" calcext:value-type="string">
            <text:p>Cálculo de planillas</text:p>
          </table:table-cell>
          <table:table-cell table:style-name="ce53" table:content-validation-name="val1" office:value-type="string" calcext:value-type="string">
            <text:p>Por construir</text:p>
          </table:table-cell>
          <table:table-cell table:style-name="ce39" office:value-type="string" calcext:value-type="string">
            <text:p>Propinas (gastronómico)</text:p>
          </table:table-cell>
          <table:table-cell table:style-name="ce64" office:value-type="string" calcext:value-type="string">
            <text:p>Distribuye propinas por reglas: porcentaje, ventas por turno o rol; integra a nómina conforme a ley local.</text:p>
          </table:table-cell>
          <table:table-cell table:style-name="ce84" office:value-type="string" calcext:value-type="string">
            <text:p><text:a xlink:href="https://docs.google.com/document/d/1x5qOr98tYNHUzCvq8ndTz4D9yIlMijFDs2Cg6qAgXP8/edit?usp=sharing" xlink:type="simple">HU-RRHH-PN-CP-003 - Distribución de Propinas Automática Integrada a Nómina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9" office:value-type="string" calcext:value-type="string">
            <text:p>Cálculo de planillas</text:p>
          </table:table-cell>
          <table:table-cell table:style-name="ce53" table:content-validation-name="val1"/>
          <table:table-cell table:style-name="ce39" office:value-type="string" calcext:value-type="string">
            <text:p>Recargo al Consumo</text:p>
          </table:table-cell>
          <table:table-cell table:style-name="ce64" office:value-type="string" calcext:value-type="string">
            <text:p>Distribuye el Recargo al Consumo recaudado según periodo y reglas definidas.</text:p>
          </table:table-cell>
          <table:table-cell table:style-name="ce84" office:value-type="string" calcext:value-type="string">
            <text:p><text:a xlink:href="https://docs.google.com/document/d/1h65jO74OPAkDHySanI4qRW23Dx8OY57G0S6eqBG9Npw/edit?usp=sharing" xlink:type="simple">HU-RRH-NOM-CP-007 - Distribución del Recargo al Consumo - v1</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9" office:value-type="string" calcext:value-type="string">
            <text:p>Cuentas corrientes/Calculo de planilla</text:p>
          </table:table-cell>
          <table:table-cell table:style-name="ce53" table:content-validation-name="val1" office:value-type="string" calcext:value-type="string">
            <text:p>Por construir</text:p>
          </table:table-cell>
          <table:table-cell table:style-name="ce39" office:value-type="string" calcext:value-type="string">
            <text:p>Anticipos y préstamos</text:p>
          </table:table-cell>
          <table:table-cell table:style-name="ce64" office:value-type="string" calcext:value-type="string">
            <text:p>Gestiona adelantos, préstamos y amortizaciones por trabajador, con políticas y topes.</text:p>
          </table:table-cell>
          <table:table-cell table:style-name="ce84" office:value-type="string" calcext:value-type="string">
            <text:p><text:a xlink:href="https://docs.google.com/document/d/1fGwbCyy-RTaa7laEzBZmciE8hncvNjJQeKUZgYIqSMQ/edit?usp=sharing" xlink:type="simple">HU-RRHH-NOM-CC-001 - Gestión de adelantos, préstamos y amortizaciones por trabajador</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9" office:value-type="string" calcext:value-type="string">
            <text:p>Aportes y retenciones/Calculo de planillas</text:p>
          </table:table-cell>
          <table:table-cell table:style-name="ce53" table:content-validation-name="val1" office:value-type="string" calcext:value-type="string">
            <text:p>Por construir</text:p>
          </table:table-cell>
          <table:table-cell table:style-name="ce39" office:value-type="string" calcext:value-type="string">
            <text:p>Cálculo de impuestos y contribuciones</text:p>
          </table:table-cell>
          <table:table-cell table:style-name="ce64" office:value-type="string" calcext:value-type="string">
            <text:p>Calcula impuestos al trabajo y contribuciones a seguridad social/pensiones/seguro de salud.</text:p>
          </table:table-cell>
          <table:table-cell table:style-name="ce84" office:value-type="string" calcext:value-type="string">
            <text:p><text:a xlink:href="https://docs.google.com/document/d/1R8ruB7jO_BTJ2lFYcVn0DnhVV_UWeBBVmBM5hWoB5jM/edit?usp=sharing" xlink:type="simple">HU-RRHH-NOM-AR-001 - Cálculo de impuestos al trabajo y contribuciones sociale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1" office:value-type="string" calcext:value-type="string">
            <text:p>Liquidaciones</text:p>
          </table:table-cell>
          <table:table-cell table:style-name="ce49" table:content-validation-name="val1" office:value-type="string" calcext:value-type="string">
            <text:p>Por construir</text:p>
          </table:table-cell>
          <table:table-cell table:style-name="ce31" office:value-type="string" calcext:value-type="string">
            <text:p>Finiquitos y beneficios</text:p>
          </table:table-cell>
          <table:table-cell table:style-name="ce75" office:value-type="string" calcext:value-type="string">
            <text:p>Liquidación de vacaciones pendientes, indemnizaciones y otros beneficios legales.</text:p>
          </table:table-cell>
          <table:table-cell table:style-name="ce84" office:value-type="string" calcext:value-type="string">
            <text:p><text:a xlink:href="https://docs.google.com/document/d/1H11MypbNJhkH5Gxuko5plX_37XY8Ux-wa3wUa8J5y8I/edit?usp=sharing" xlink:type="simple">HU-RRHH-NOM-LIQ-001 - Liquidación de vacaciones, indemnizaciones y beneficios legale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Liquidaciones</text:p>
          </table:table-cell>
          <table:table-cell table:style-name="ce14" table:content-validation-name="val1"/>
          <table:table-cell table:style-name="ce29" office:value-type="string" calcext:value-type="string">
            <text:p>Aprobación de Liquidación</text:p>
          </table:table-cell>
          <table:table-cell table:style-name="ce64"/>
          <table:table-cell table:style-name="ce84" office:value-type="string" calcext:value-type="string">
            <text:p><text:a xlink:href="https://docs.google.com/document/d/1qBtOEvcG2PRjHpL1MTbGIrOilVzKpX6gmUYx4NSp2MI/edit?tab=t.0#heading=h.fbf23ouk01kl" xlink:type="simple">HU-RRHH-NOM-PROV-002-Aprobar o Devolver Liquidación</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vision de Gasto</text:p>
          </table:table-cell>
          <table:table-cell table:style-name="ce14" table:content-validation-name="val1" office:value-type="string" calcext:value-type="string">
            <text:p>Por construir</text:p>
          </table:table-cell>
          <table:table-cell table:style-name="ce29" office:value-type="string" calcext:value-type="string">
            <text:p>Registro de asientos contables</text:p>
          </table:table-cell>
          <table:table-cell table:style-name="ce64" office:value-type="string" calcext:value-type="string">
            <text:p>Genera asientos contables por provision de gastos de planilla, como gratificaciones, CTS, vacaciones y otros conceptos remunerativos segun empresa.</text:p>
          </table:table-cell>
          <table:table-cell table:style-name="ce84" office:value-type="string" calcext:value-type="string">
            <text:p><text:a xlink:href="https://docs.google.com/document/d/1i8svyxa473tL7aaJa-oHrQFbEVJ9cKF6vQ5CqZqv3R8/edit?usp=sharing" xlink:type="simple">HU-RRHH-NOM-PROV-001 - Generación de asientos contables por provisión de gastos de planilla</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Procesos especiales</text:p>
          </table:table-cell>
          <table:table-cell table:style-name="ce14" table:content-validation-name="val1" office:value-type="string" calcext:value-type="string">
            <text:p>Por construir</text:p>
          </table:table-cell>
          <table:table-cell table:style-name="ce29" office:value-type="string" calcext:value-type="string">
            <text:p>Gratificaciones/aguinaldos/CTS o equivalentes</text:p>
          </table:table-cell>
          <table:table-cell table:style-name="ce64" office:value-type="string" calcext:value-type="string">
            <text:p>Ejecuta procesos masivos de beneficios según el marco legal del país.</text:p>
          </table:table-cell>
          <table:table-cell table:style-name="ce84" office:value-type="string" calcext:value-type="string">
            <text:p><text:a xlink:href="https://docs.google.com/document/d/1uR0lRP1e0mdvvo35fgNp_5TGDZbrbMeKh-L6pe2mDsQ/edit?usp=sharing" xlink:type="simple">HU-RRH-NOM-PE-001 – Ejecución de Procesos Masivos de Beneficios Legale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3">
            <text:p>Consultas y Validaciones</text:p>
          </table:table-cell>
          <table:table-cell table:style-name="ce29" office:value-type="string" calcext:value-type="string">
            <text:p>Inasistencias</text:p>
          </table:table-cell>
          <table:table-cell table:style-name="ce14" table:content-validation-name="val1" office:value-type="string" calcext:value-type="string">
            <text:p>Parcialmente</text:p>
          </table:table-cell>
          <table:table-cell table:style-name="ce29" office:value-type="string" calcext:value-type="string">
            <text:p>Validación de ausencias</text:p>
          </table:table-cell>
          <table:table-cell table:style-name="ce64" office:value-type="string" calcext:value-type="string">
            <text:p>Detecta y corrige inconsistencias por fechas y trabajador; impacta variables de nómina.</text:p>
          </table:table-cell>
          <table:table-cell table:style-name="ce84" office:value-type="string" calcext:value-type="string">
            <text:p><text:a xlink:href="https://docs.google.com/document/d/1s_gbJkN947fnRKjD4X7Fl4KjdDtLF1Tyl_8rq4cG_qA/edit?usp=sharing" xlink:type="simple">HU-RRH-CV-IN-001 – Detección y Corrección de Inconsistencias en Inasistencia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Reportes de planilla</text:p>
          </table:table-cell>
          <table:table-cell table:style-name="ce14" table:content-validation-name="val1" office:value-type="string" calcext:value-type="string">
            <text:p>Parcialmente</text:p>
          </table:table-cell>
          <table:table-cell table:style-name="ce29" office:value-type="string" calcext:value-type="string">
            <text:p>Netos, adelantos y saldos</text:p>
          </table:table-cell>
          <table:table-cell table:style-name="ce64" office:value-type="string" calcext:value-type="string">
            <text:p>Netos a pagar, adelantos y saldos de cuenta corriente por trabajador.</text:p>
          </table:table-cell>
          <table:table-cell table:style-name="ce84" office:value-type="string" calcext:value-type="string">
            <text:p><text:a xlink:href="https://docs.google.com/document/d/1Bul1wEFVjXrFyvlapIz7YLjaXxtWGVOVfcSXo_an9xY/edit?usp=sharing" xlink:type="simple">HU-RRH-CV-RP-001 – Consulta de Netos a Pagar, Adelantos y Saldos de Cuenta Corriente por Trabajador</text:a></text:p>
          </table:table-cell>
          <table:table-cell table:style-name="ce94" office:value-type="string" calcext:value-type="string">
            <text:p>Se puede valorizar la jornada de trabajo, sin embargo, aún no tenemos los datos de adelantes, etc</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Validaciones automáticas</text:p>
          </table:table-cell>
          <table:table-cell table:style-name="ce14" table:content-validation-name="val1" office:value-type="string" calcext:value-type="string">
            <text:p>Por construir</text:p>
          </table:table-cell>
          <table:table-cell table:style-name="ce29" office:value-type="string" calcext:value-type="string">
            <text:p>Alertas de inconsistencias</text:p>
          </table:table-cell>
          <table:table-cell table:style-name="ce64" office:value-type="string" calcext:value-type="string">
            <text:p>Detecta duplicados, topes excedidos, aportes fuera de rango y errores de cálculo.</text:p>
          </table:table-cell>
          <table:table-cell table:style-name="ce84" office:value-type="string" calcext:value-type="string">
            <text:p><text:a xlink:href="https://docs.google.com/document/d/1SiOlpu-PDxGPMgNXr5Ey2TTFAe2YFahkJDXqNipjyik/edit?usp=sharing" xlink:type="simple">HU-RRH-CV-VA-001 – Validación Automática de Inconsistencias en Nómina</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5">
            <text:p>Reportes y Analítica</text:p>
          </table:table-cell>
          <table:table-cell table:style-name="ce29" office:value-type="string" calcext:value-type="string">
            <text:p>Estándar</text:p>
          </table:table-cell>
          <table:table-cell table:style-name="ce14" table:content-validation-name="val1" office:value-type="string" calcext:value-type="string">
            <text:p>Por construir</text:p>
          </table:table-cell>
          <table:table-cell table:style-name="ce29" office:value-type="string" calcext:value-type="string">
            <text:p>Boletas/recibos y planillas consolidadas</text:p>
          </table:table-cell>
          <table:table-cell table:style-name="ce64" office:value-type="string" calcext:value-type="string">
            <text:p>Emite boletas/recibos individuales y planillas por periodo, sede o empresa.</text:p>
          </table:table-cell>
          <table:table-cell table:style-name="ce84" office:value-type="string" calcext:value-type="string">
            <text:p><text:a xlink:href="https://docs.google.com/document/d/1IDfKzOCbN3hyRDf7Jbh8qXZerFdmIisghxzO3FPNV7I/edit?usp=sharing" xlink:type="simple">HU-RRH-RA-ES-001 – Emisión de Boletas/Recibos y Planillas por Periodo, Sede o Empresa</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Estándar</text:p>
          </table:table-cell>
          <table:table-cell table:style-name="ce14" table:content-validation-name="val1" office:value-type="string" calcext:value-type="string">
            <text:p>Por construir</text:p>
          </table:table-cell>
          <table:table-cell table:style-name="ce29" office:value-type="string" calcext:value-type="string">
            <text:p>Distribución de costos laborales</text:p>
          </table:table-cell>
          <table:table-cell table:style-name="ce64" office:value-type="string" calcext:value-type="string">
            <text:p>Distribuye costos por centro de costo/canal (cocina, salón, delivery) y unidad de negocio.</text:p>
          </table:table-cell>
          <table:table-cell table:style-name="ce84" office:value-type="string" calcext:value-type="string">
            <text:p><text:a xlink:href="https://docs.google.com/document/d/1V56QPkz7fvWhYcTE_7O2AGfLr3Tl5Eee3awQKgUtyDQ/edit?usp=sharing" xlink:type="simple">HU-RRH-RA-ES-002 – Distribución de Costos por Centro de Costo, Canal y Unidad de Negocio</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vanzados</text:p>
          </table:table-cell>
          <table:table-cell table:style-name="ce14" table:content-validation-name="val1" office:value-type="string" calcext:value-type="string">
            <text:p>Por construir</text:p>
          </table:table-cell>
          <table:table-cell table:style-name="ce29" office:value-type="string" calcext:value-type="string">
            <text:p>Rotación y ausentismo</text:p>
          </table:table-cell>
          <table:table-cell table:style-name="ce64" office:value-type="string" calcext:value-type="string">
            <text:p>Indicadores de rotación, ausentismo y dotación por área/sucursal.</text:p>
          </table:table-cell>
          <table:table-cell table:style-name="ce84" office:value-type="string" calcext:value-type="string">
            <text:p><text:a xlink:href="https://docs.google.com/document/d/1UTDdlDAM0bCsXPGfmBZS2SPS3dvkTnSNgOdjm7GlqCc/edit?usp=sharing" xlink:type="simple">HU-RRH-RA-AV-001 – Indicadores de Rotación, Ausentismo y Dotación por Área/Sucursal</text:a></text:p>
          </table:table-cell>
          <table:table-cell table:style-name="ce94"/>
          <table:table-cell table:style-name="ce64"/>
          <table:table-cell table:style-name="ce14" table:number-columns-repeated="18"/>
          <table:table-cell table:number-columns-repeated="997"/>
        </table:table-row>
        <table:table-row table:style-name="ro6">
          <table:covered-table-cell table:style-name="ce3"/>
          <table:covered-table-cell/>
          <table:table-cell table:style-name="ce29" office:value-type="string" calcext:value-type="string">
            <text:p>Dashboards</text:p>
          </table:table-cell>
          <table:table-cell table:style-name="ce14" table:content-validation-name="val1" office:value-type="string" calcext:value-type="string">
            <text:p>Por construir</text:p>
          </table:table-cell>
          <table:table-cell table:style-name="ce29" office:value-type="string" calcext:value-type="string">
            <text:p>KPIs de RRHH</text:p>
          </table:table-cell>
          <table:table-cell table:style-name="ce76" office:value-type="string" calcext:value-type="string">
            <text:p>Costo laboral/venta, % propinas, HHEE, rotación, ausentismo, headcount por sede.</text:p>
          </table:table-cell>
          <table:table-cell table:style-name="ce84" office:value-type="string" calcext:value-type="string">
            <text:p><text:a xlink:href="https://docs.google.com/document/d/1iDG6MtJfsVVYRSTauLxO_n5mqVFsWpOOUdXF6apv6RI/edit?usp=sharing" xlink:type="simple">HU-RRH-RA-DB-001 – Dashboard de Indicadores Clave de RR.HH. por Sede</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29" office:value-type="string" calcext:value-type="string">
            <text:p>Archivos regulatorios</text:p>
          </table:table-cell>
          <table:table-cell table:style-name="ce14" table:content-validation-name="val1" office:value-type="string" calcext:value-type="string">
            <text:p>Por construir</text:p>
          </table:table-cell>
          <table:table-cell table:style-name="ce29" office:value-type="string" calcext:value-type="string">
            <text:p>Archivos oficiales</text:p>
          </table:table-cell>
          <table:table-cell table:style-name="ce64" office:value-type="string" calcext:value-type="string">
            <text:p>Genera archivos para autoridades laborales y tributarias locales (formatos parametrizables).</text:p>
          </table:table-cell>
          <table:table-cell table:style-name="ce84" office:value-type="string" calcext:value-type="string">
            <text:p><text:a xlink:href="https://docs.google.com/document/d/1PwGb1E41q1qWo9ikmpkWD-4nMea_kT4JvGvdZTtQRk4/edit?usp=sharing" xlink:type="simple">HU-RRH-RA-AR-001 – Generación de Archivos Regulatorios Laborales y Tributarios</text:a></text:p>
          </table:table-cell>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4" office:value-type="string" calcext:value-type="string" table:number-columns-spanned="1" table:number-rows-spanned="4">
            <text:p>Talento y Desarrollo</text:p>
          </table:table-cell>
          <table:table-cell table:style-name="ce36" office:value-type="string" calcext:value-type="string">
            <text:p>Evaluación de desempeño</text:p>
          </table:table-cell>
          <table:table-cell table:style-name="ce51" table:content-validation-name="val1" office:value-type="string" calcext:value-type="string">
            <text:p>Por construir</text:p>
          </table:table-cell>
          <table:table-cell table:style-name="ce36" office:value-type="string" calcext:value-type="string">
            <text:p>Evaluaciones 90°/180°/360°</text:p>
          </table:table-cell>
          <table:table-cell table:style-name="ce67" office:value-type="string" calcext:value-type="string">
            <text:p>Define metas y competencias; resultados pueden vincularse a bonos/incentivos.</text:p>
          </table:table-cell>
          <table:table-cell table:style-name="ce84" office:value-type="string" calcext:value-type="string">
            <text:p><text:a xlink:href="https://docs.google.com/document/d/1uGpWaXgzXhZfRXqlEJb0L5RH2dBb7PK7FmH3lyQJkEc/edit?usp=sharing" xlink:type="simple">HU-RRH-RA-AR-001 – Generación de Archivos Regulatorios Laborales y Tributarios</text:a></text:p>
          </table:table-cell>
          <table:table-cell table:style-name="ce94" office:value-type="string" calcext:value-type="string">
            <text:p>Revisar</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6" office:value-type="string" calcext:value-type="string">
            <text:p>Capacitación</text:p>
          </table:table-cell>
          <table:table-cell table:style-name="ce51" table:content-validation-name="val1" office:value-type="string" calcext:value-type="string">
            <text:p>Por construir</text:p>
          </table:table-cell>
          <table:table-cell table:style-name="ce36" office:value-type="string" calcext:value-type="string">
            <text:p>Gestión de cursos</text:p>
          </table:table-cell>
          <table:table-cell table:style-name="ce67" office:value-type="string" calcext:value-type="string">
            <text:p>Programa capacitaciones internas/externas, asistencia y certificaciones.</text:p>
          </table:table-cell>
          <table:table-cell table:style-name="ce84" office:value-type="string" calcext:value-type="string">
            <text:p><text:a xlink:href="https://docs.google.com/document/d/1zZMWoTtWlPNZF_rC5RLD7yPSFqvD1732wUvjvUkpebM/edit?usp=sharing" xlink:type="simple">HU-RRH-TD-CAP-001 – Gestión de Cursos – v1.0</text:a></text:p>
          </table:table-cell>
          <table:table-cell table:style-name="ce94" office:value-type="string" calcext:value-type="string">
            <text:p>Revisar</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36" office:value-type="string" calcext:value-type="string">
            <text:p>Planes de carrera</text:p>
          </table:table-cell>
          <table:table-cell table:style-name="ce51" table:content-validation-name="val1" office:value-type="string" calcext:value-type="string">
            <text:p>Por construir</text:p>
          </table:table-cell>
          <table:table-cell table:style-name="ce36" office:value-type="string" calcext:value-type="string">
            <text:p>Trayectoria y sucesión</text:p>
          </table:table-cell>
          <table:table-cell table:style-name="ce67" office:value-type="string" calcext:value-type="string">
            <text:p>Rutas de crecimiento, potencial y sucesión para puestos clave.</text:p>
          </table:table-cell>
          <table:table-cell table:style-name="ce84" office:value-type="string" calcext:value-type="string">
            <text:p><text:a xlink:href="https://docs.google.com/document/d/1ScYZ63YwCcffxb8dPsGTlr9CW9BFLzCaVehHF3uL_dc/edit?usp=sharing" xlink:type="simple">HU-RRH-TD-PC-001 – Trayectoria y Sucesión – v1.0</text:a></text:p>
          </table:table-cell>
          <table:table-cell table:style-name="ce94" office:value-type="string" calcext:value-type="string">
            <text:p>Revisar</text:p>
          </table:table-cell>
          <table:table-cell table:style-name="ce64"/>
          <table:table-cell table:style-name="ce14" table:number-columns-repeated="18"/>
          <table:table-cell table:number-columns-repeated="997"/>
        </table:table-row>
        <table:table-row table:style-name="ro1">
          <table:covered-table-cell table:style-name="ce4"/>
          <table:covered-table-cell/>
          <table:table-cell table:style-name="ce36" office:value-type="string" calcext:value-type="string">
            <text:p>Clima laboral</text:p>
          </table:table-cell>
          <table:table-cell table:style-name="ce51" table:content-validation-name="val1" office:value-type="string" calcext:value-type="string">
            <text:p>Por construir</text:p>
          </table:table-cell>
          <table:table-cell table:style-name="ce36" office:value-type="string" calcext:value-type="string">
            <text:p>Encuestas y feedback</text:p>
          </table:table-cell>
          <table:table-cell table:style-name="ce67" office:value-type="string" calcext:value-type="string">
            <text:p>Encuestas de clima, compromiso y NPS interno; seguimiento de acciones.</text:p>
          </table:table-cell>
          <table:table-cell table:style-name="ce84" office:value-type="string" calcext:value-type="string">
            <text:p><text:a xlink:href="https://docs.google.com/document/d/134EZyodRbhys81HAqB6GqnZfVC21sgP6eNCadUKS6Y4/edit?usp=sharing" xlink:type="simple">HU-RRH-TD-CL-001 – Encuestas y Feedback – v1.0</text:a></text:p>
          </table:table-cell>
          <table:table-cell table:style-name="ce94" office:value-type="string" calcext:value-type="string">
            <text:p>Revisar</text:p>
          </table:table-cell>
          <table:table-cell table:style-name="ce64"/>
          <table:table-cell table:style-name="ce14" table:number-columns-repeated="18"/>
          <table:table-cell table:number-columns-repeated="997"/>
        </table:table-row>
        <table:table-row table:style-name="ro1">
          <table:table-cell table:style-name="ce11" office:value-type="string" calcext:value-type="string" table:number-columns-spanned="1" table:number-rows-spanned="41">
            <text:p>Produccion</text:p>
          </table:table-cell>
          <table:table-cell table:style-name="ce21" office:value-type="string" calcext:value-type="string" table:number-columns-spanned="1" table:number-rows-spanned="12">
            <text:p>Tablas</text:p>
          </table:table-cell>
          <table:table-cell table:style-name="ce40" office:value-type="string" calcext:value-type="string">
            <text:p>Configuración de Producción</text:p>
          </table:table-cell>
          <table:table-cell table:style-name="ce54" table:content-validation-name="val1" office:value-type="string" calcext:value-type="string">
            <text:p>Completo</text:p>
          </table:table-cell>
          <table:table-cell table:style-name="ce28" office:value-type="string" calcext:value-type="string">
            <text:p>Configuración de Producción</text:p>
          </table:table-cell>
          <table:table-cell table:style-name="ce57" office:value-type="string" calcext:value-type="string">
            <text:p>Define parámetros generales del módulo: unidades de medida, tiempos estándar, factores de conversión, métodos de costeo, políticas de calidad y control de procesos productivos</text:p>
          </table:table-cell>
          <table:table-cell table:style-name="ce65"/>
          <table:table-cell table:style-name="ce93" office:value-type="string" calcext:value-type="string">
            <text:p>Aquí pueden ser los cheques, pagaré, letras, etc</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Procesos Productivos</text:p>
          </table:table-cell>
          <table:table-cell table:style-name="ce55" table:content-validation-name="val1" office:value-type="string" calcext:value-type="string">
            <text:p>Parcialmente</text:p>
          </table:table-cell>
          <table:table-cell table:style-name="ce29" office:value-type="string" calcext:value-type="string">
            <office:annotation draw:style-name="gr1" draw:text-style-name="P2" svg:width="1131.42pt" svg:height="42.75pt" svg:x="566.08pt" svg:y="3639pt" draw:caption-point-x="-11.54pt" draw:caption-point-y="-22.99pt">
              <dc:date>2026-02-06T00:00:00</dc:date>
              <text:p text:style-name="P1">Se pueden definir como areas de produccion</text:p>
              <text:p text:style-name="P1"><text:tab/>-Joan Payano</text:p>
            </office:annotation>
            <text:p>Procesos Productivos</text:p>
          </table:table-cell>
          <table:table-cell table:style-name="ce58" office:value-type="string" calcext:value-type="string">
            <text:p>Maestro de procesos productivos disponibles (cocción al vapor, fritura, horneado, marinado, etc.) con parámetros técnicos, equipos requeridos y condiciones estándar de operación</text:p>
          </table:table-cell>
          <table:table-cell table:style-name="ce64"/>
          <table:table-cell table:style-name="ce94" office:value-type="string" calcext:value-type="string">
            <text:p>Categorias dinámicas de conceptos </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Fases por Proceso</text:p>
          </table:table-cell>
          <table:table-cell table:style-name="ce55" table:content-validation-name="val1" office:value-type="string" calcext:value-type="string">
            <text:p>Parcialmente</text:p>
          </table:table-cell>
          <table:table-cell table:style-name="ce29" office:value-type="string" calcext:value-type="string">
            <text:p>Fases por Proceso</text:p>
          </table:table-cell>
          <table:table-cell table:style-name="ce58" office:value-type="string" calcext:value-type="string">
            <text:p>Definición de fases secuenciales para cada proceso productivo (pre-tratamiento, proceso principal, enfriamiento, acabado) con tiempos, temperaturas y puntos de control</text:p>
          </table:table-cell>
          <table:table-cell table:style-name="ce64"/>
          <table:table-cell table:style-name="ce94" office:value-type="string" calcext:value-type="string">
            <text:p>ategorías usadas para clasificar las entradas y salidas de efectivo dentro de un reporte o estado de flujo de caja, o a diferentes tipos de flujos de caja como el operativo, de inversión y de financiación, que ofrecen un panorama completo de la salud financiera de una empresa</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Actividades por Fase</text:p>
          </table:table-cell>
          <table:table-cell table:style-name="ce55" table:content-validation-name="val1" office:value-type="string" calcext:value-type="string">
            <text:p>Por construir</text:p>
          </table:table-cell>
          <table:table-cell table:style-name="ce29" office:value-type="string" calcext:value-type="string">
            <text:p>Actividades por Fase</text:p>
          </table:table-cell>
          <table:table-cell table:style-name="ce58" office:value-type="string" calcext:value-type="string">
            <text:p>Detalle de actividades específicas dentro de cada fase (pesado, mezclado, control temperatura, empaque) con tiempos estándar y recursos necesari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Maestro de Labores</text:p>
          </table:table-cell>
          <table:table-cell table:style-name="ce55" table:content-validation-name="val1" office:value-type="string" calcext:value-type="string">
            <text:p>Por construir</text:p>
          </table:table-cell>
          <table:table-cell table:style-name="ce29" office:value-type="string" calcext:value-type="string">
            <text:p>Maestro de Labores</text:p>
          </table:table-cell>
          <table:table-cell table:style-name="ce58" office:value-type="string" calcext:value-type="string">
            <text:p>Catálogo completo de labores productivas (corte, pelado, cocción, empaque, etiquetado) con unidades de medida, rendimientos esperados y calificación requerida del personal</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Productos Intermedios</text:p>
          </table:table-cell>
          <table:table-cell table:style-name="ce55" table:content-validation-name="val1" office:value-type="string" calcext:value-type="string">
            <text:p>Completo</text:p>
          </table:table-cell>
          <table:table-cell table:style-name="ce29" office:value-type="string" calcext:value-type="string">
            <text:p>Productos Intermedios</text:p>
          </table:table-cell>
          <table:table-cell table:style-name="ce58" office:value-type="string" calcext:value-type="string">
            <text:p>Define productos semielaborados que sirven como base para otros (salsas madre, bases, pre-mezclas) incluyendo recetas, rendimientos y tiempos de vida útil</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Productos Terminados</text:p>
          </table:table-cell>
          <table:table-cell table:style-name="ce55" table:content-validation-name="val1" office:value-type="string" calcext:value-type="string">
            <text:p>Completo</text:p>
          </table:table-cell>
          <table:table-cell table:style-name="ce29" office:value-type="string" calcext:value-type="string">
            <text:p>Productos Terminados</text:p>
          </table:table-cell>
          <table:table-cell table:style-name="ce58" office:value-type="string" calcext:value-type="string">
            <text:p>Catálogo de productos finales con especificaciones, presentaciones, recetas estándar, información nutricional y configuración de trazabilidad</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entros de Producción</text:p>
          </table:table-cell>
          <table:table-cell table:style-name="ce55" table:content-validation-name="val1" office:value-type="string" calcext:value-type="string">
            <text:p>Completo</text:p>
          </table:table-cell>
          <table:table-cell table:style-name="ce29" office:value-type="string" calcext:value-type="string">
            <text:p>Centros de Producción</text:p>
          </table:table-cell>
          <table:table-cell table:style-name="ce58" office:value-type="string" calcext:value-type="string">
            <text:p>Registro de áreas productivas (cocina central, cocina fría, panadería, etc.) con capacidades, equipamiento, personal asignado y horarios de operación</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Recetas y Fórmulas</text:p>
          </table:table-cell>
          <table:table-cell table:style-name="ce55" table:content-validation-name="val1" office:value-type="string" calcext:value-type="string">
            <text:p>Completo</text:p>
          </table:table-cell>
          <table:table-cell table:style-name="ce29" office:value-type="string" calcext:value-type="string">
            <text:p>Recetas y Fórmulas</text:p>
          </table:table-cell>
          <table:table-cell table:style-name="ce58" office:value-type="string" calcext:value-type="string">
            <text:p>Maestro de recetas con ingredientes, cantidades, procedimientos, rendimientos esperados, mermas estándar y alternativas de sustitución</text:p>
          </table:table-cell>
          <table:table-cell table:style-name="ce64"/>
          <table:table-cell table:style-name="ce94" office:value-type="string" calcext:value-type="string">
            <text:p>Actualmente solo está disponible para pago de compr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ntrol de Calidad</text:p>
          </table:table-cell>
          <table:table-cell table:style-name="ce55" table:content-validation-name="val1" office:value-type="string" calcext:value-type="string">
            <text:p>Por construir</text:p>
          </table:table-cell>
          <table:table-cell table:style-name="ce29" office:value-type="string" calcext:value-type="string">
            <text:p>Control de Calidad</text:p>
          </table:table-cell>
          <table:table-cell table:style-name="ce58" office:value-type="string" calcext:value-type="string">
            <text:p>Parámetros de calidad por producto: temperatura, pH, textura, sabor, puntos críticos de control HACCP y criterios de aceptación/rechaz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Tipos de Orden de Trabajo</text:p>
          </table:table-cell>
          <table:table-cell table:style-name="ce55" table:content-validation-name="val1" office:value-type="string" calcext:value-type="string">
            <text:p>Por construir</text:p>
          </table:table-cell>
          <table:table-cell table:style-name="ce29" office:value-type="string" calcext:value-type="string">
            <text:p>Tipos de Orden de Trabajo</text:p>
          </table:table-cell>
          <table:table-cell table:style-name="ce58" office:value-type="string" calcext:value-type="string">
            <text:p>Clasificación de órdenes: producción regular, pedidos especiales, eventos, reposición de stock, muestras, con flujos de aprobación específic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Turnos y Calendarios</text:p>
          </table:table-cell>
          <table:table-cell table:style-name="ce55" table:content-validation-name="val1" office:value-type="string" calcext:value-type="string">
            <text:p>Por construir</text:p>
          </table:table-cell>
          <table:table-cell table:style-name="ce29" office:value-type="string" calcext:value-type="string">
            <text:p>Turnos y Calendarios</text:p>
          </table:table-cell>
          <table:table-cell table:style-name="ce58" office:value-type="string" calcext:value-type="string">
            <text:p>Configuración de turnos de producción, calendarios de trabajo, días festivos, períodos de alta demanda y programación de mantenimientos</text:p>
          </table:table-cell>
          <table:table-cell/>
          <table:table-cell table:style-name="ce79" office:value-type="string" calcext:value-type="string">
            <text:p>Podriamos verlo desde el modulo de Gestion Humana / o planificacion de Horarios</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9">
            <text:p>Operaciones</text:p>
          </table:table-cell>
          <table:table-cell table:style-name="ce41" office:value-type="string" calcext:value-type="string">
            <text:p>Órdenes de Producción</text:p>
          </table:table-cell>
          <table:table-cell table:style-name="ce55" table:content-validation-name="val1" office:value-type="string" calcext:value-type="string">
            <text:p>Completo</text:p>
          </table:table-cell>
          <table:table-cell table:style-name="ce29" office:value-type="string" calcext:value-type="string">
            <text:p>Órdenes de Producción</text:p>
          </table:table-cell>
          <table:table-cell table:style-name="ce58" office:value-type="string" calcext:value-type="string">
            <text:p>Generación, aprobación y seguimiento de órdenes de producción con cantidades programadas, fechas de entrega, prioridades y asignación de recursos</text:p>
          </table:table-cell>
          <table:table-cell table:style-name="ce64"/>
          <table:table-cell table:style-name="ce94" office:value-type="string" calcext:value-type="string">
            <text:p>Actualmente solo está disponible para pago de compra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Partes de Producción</text:p>
          </table:table-cell>
          <table:table-cell table:style-name="ce55" table:content-validation-name="val1" office:value-type="string" calcext:value-type="string">
            <text:p>Completo</text:p>
          </table:table-cell>
          <table:table-cell table:style-name="ce29" office:value-type="string" calcext:value-type="string">
            <text:p>Partes de Producción</text:p>
          </table:table-cell>
          <table:table-cell table:style-name="ce58" office:value-type="string" calcext:value-type="string">
            <text:p>Registro diario de producción real por turno/área: cantidades producidas, mermas, reprocesos, tiempos efectivos y personal involucrad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ntrol de Procesos</text:p>
          </table:table-cell>
          <table:table-cell table:style-name="ce55" table:content-validation-name="val1" office:value-type="string" calcext:value-type="string">
            <text:p>Parcialmente</text:p>
          </table:table-cell>
          <table:table-cell table:style-name="ce29" office:value-type="string" calcext:value-type="string">
            <text:p>Control de Procesos</text:p>
          </table:table-cell>
          <table:table-cell table:style-name="ce58" office:value-type="string" calcext:value-type="string">
            <text:p>Monitoreo en tiempo real de procesos críticos: temperaturas de cocción, tiempos de proceso de producción, puntos de control y registro de desviaciones</text:p>
          </table:table-cell>
          <table:table-cell table:style-name="ce64"/>
          <table:table-cell table:style-name="ce94" office:value-type="string" calcext:value-type="string">
            <text:p>Actualmente monitoreamos los tiempos de produccion por orden de produccion unicamente. <text:s/>tiempo inicio y tiempo fin </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nsumo de Materiales</text:p>
          </table:table-cell>
          <table:table-cell table:style-name="ce55" table:content-validation-name="val1" office:value-type="string" calcext:value-type="string">
            <text:p>Completo</text:p>
          </table:table-cell>
          <table:table-cell table:style-name="ce29" office:value-type="string" calcext:value-type="string">
            <text:p>Consumo de Materiales</text:p>
          </table:table-cell>
          <table:table-cell table:style-name="ce58" office:value-type="string" calcext:value-type="string">
            <text:p>Registro y control de materias primas consumidas vs. estándar, análisis de variaciones, ajustes por merma y devoluciones a almacén</text:p>
          </table:table-cell>
          <table:table-cell/>
          <table:table-cell table:style-name="ce79" office:value-type="string" calcext:value-type="string">
            <text:p>Considerar que debe afectar contablemente</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ntrol de Calidad</text:p>
          </table:table-cell>
          <table:table-cell table:style-name="ce55" table:content-validation-name="val1" office:value-type="string" calcext:value-type="string">
            <text:p>Por construir</text:p>
          </table:table-cell>
          <table:table-cell table:style-name="ce29" office:value-type="string" calcext:value-type="string">
            <text:p>Control de Calidad</text:p>
          </table:table-cell>
          <table:table-cell table:style-name="ce58" office:value-type="string" calcext:value-type="string">
            <text:p>Inspecciones de calidad en proceso y producto terminado: muestreos, análisis organolépticos, microbiológicos y liberación de lote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Trazabilidad</text:p>
          </table:table-cell>
          <table:table-cell table:style-name="ce55" table:content-validation-name="val1" office:value-type="string" calcext:value-type="string">
            <text:p>Parcialmente</text:p>
          </table:table-cell>
          <table:table-cell table:style-name="ce29" office:value-type="string" calcext:value-type="string">
            <text:p>Trazabilidad</text:p>
          </table:table-cell>
          <table:table-cell table:style-name="ce58" office:value-type="string" calcext:value-type="string">
            <text:p>Sistema completo de trazabilidad: lote de materias primas usadas, fecha/hora de producción, responsable de la orden de producción, equipos utilizados y destino final</text:p>
          </table:table-cell>
          <table:table-cell table:style-name="ce64"/>
          <table:table-cell table:style-name="ce94" office:value-type="string" calcext:value-type="string">
            <text:p>Sobre los equipos utilizados de momento tenemos los insumos</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Gestión de Mermas</text:p>
          </table:table-cell>
          <table:table-cell table:style-name="ce55" table:content-validation-name="val1" office:value-type="string" calcext:value-type="string">
            <text:p>Por construir</text:p>
          </table:table-cell>
          <table:table-cell table:style-name="ce29" office:value-type="string" calcext:value-type="string">
            <text:p>Gestión de Mermas</text:p>
          </table:table-cell>
          <table:table-cell table:style-name="ce58" office:value-type="string" calcext:value-type="string">
            <text:p>Control y análisis de mermas por proceso, producto y causa, con valorización automática y propuestas de mejora</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Mantenimiento de Equipos</text:p>
          </table:table-cell>
          <table:table-cell table:style-name="ce55" table:content-validation-name="val1" office:value-type="string" calcext:value-type="string">
            <text:p>Por construir</text:p>
          </table:table-cell>
          <table:table-cell table:style-name="ce29" office:value-type="string" calcext:value-type="string">
            <text:p>Mantenimiento de Equipos</text:p>
          </table:table-cell>
          <table:table-cell table:style-name="ce58" office:value-type="string" calcext:value-type="string">
            <text:p>Programación y registro de mantenimientos preventivos/correctivos de equipos de producción con impacto en disponibilidad</text:p>
          </table:table-cell>
          <table:table-cell/>
          <table:table-cell table:style-name="ce79" office:value-type="string" calcext:value-type="string">
            <text:p>Este Plan de mantenimiento lo veria Operaciones y no lo tendria como modulo</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stos de Producción</text:p>
          </table:table-cell>
          <table:table-cell table:style-name="ce55" table:content-validation-name="val1" office:value-type="string" calcext:value-type="string">
            <text:p>Parcialmente</text:p>
          </table:table-cell>
          <table:table-cell table:style-name="ce29" office:value-type="string" calcext:value-type="string">
            <text:p>Costos de Producción</text:p>
          </table:table-cell>
          <table:table-cell table:style-name="ce58" office:value-type="string" calcext:value-type="string">
            <text:p>Cálculo automático de costos: materia prima, mano de obra directa, gastos indirectos y distribución por producto/lote</text:p>
          </table:table-cell>
          <table:table-cell table:style-name="ce64"/>
          <table:table-cell table:style-name="ce94" office:value-type="string" calcext:value-type="string">
            <text:p>Controlamos <text:s/>materia prima, distribución por producto/lote</text:p>
          </table:table-cell>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5">
            <text:p>Consultas</text:p>
          </table:table-cell>
          <table:table-cell table:style-name="ce41" office:value-type="string" calcext:value-type="string">
            <text:p>Estado de Órdenes</text:p>
          </table:table-cell>
          <table:table-cell table:style-name="ce55" table:content-validation-name="val1" office:value-type="string" calcext:value-type="string">
            <text:p>Completo</text:p>
          </table:table-cell>
          <table:table-cell table:style-name="ce34" office:value-type="string" calcext:value-type="string">
            <text:p>Estado de Órdenes</text:p>
          </table:table-cell>
          <table:table-cell table:style-name="ce58" office:value-type="string" calcext:value-type="string">
            <text:p>Consulta en tiempo real del estado de órdenes de producción: pendientes, en proceso, completadas, con porcentaje de avance</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Disponibilidad de Productos</text:p>
          </table:table-cell>
          <table:table-cell table:style-name="ce55" table:content-validation-name="val1" office:value-type="string" calcext:value-type="string">
            <text:p>Por construir</text:p>
          </table:table-cell>
          <table:table-cell table:style-name="ce34" office:value-type="string" calcext:value-type="string">
            <text:p>Disponibilidad de Productos</text:p>
          </table:table-cell>
          <table:table-cell table:style-name="ce58" office:value-type="string" calcext:value-type="string">
            <text:p>Consulta de stock de productos terminados e intermedios, productos en proceso y proyección de disponibilidad futura</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Historial de Producción</text:p>
          </table:table-cell>
          <table:table-cell table:style-name="ce55" table:content-validation-name="val1" office:value-type="string" calcext:value-type="string">
            <text:p>Completo</text:p>
          </table:table-cell>
          <table:table-cell table:style-name="ce34" office:value-type="string" calcext:value-type="string">
            <text:p>Historial de Producción</text:p>
          </table:table-cell>
          <table:table-cell table:style-name="ce58" office:value-type="string" calcext:value-type="string">
            <text:p>Búsqueda histórica de producción por fecha, producto, lote, turno o centro productivo con detalles complet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Análisis de Rendimientos</text:p>
          </table:table-cell>
          <table:table-cell table:style-name="ce55" table:content-validation-name="val1" office:value-type="string" calcext:value-type="string">
            <text:p>Por construir</text:p>
          </table:table-cell>
          <table:table-cell table:style-name="ce34" office:value-type="string" calcext:value-type="string">
            <text:p>Análisis de Rendimientos</text:p>
          </table:table-cell>
          <table:table-cell table:style-name="ce58" office:value-type="string" calcext:value-type="string">
            <text:p>Consulta comparativa de rendimientos reales vs. estándar por producto, período, turno o centro de producción</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Rastreo de Lotes</text:p>
          </table:table-cell>
          <table:table-cell table:style-name="ce55" table:content-validation-name="val1" office:value-type="string" calcext:value-type="string">
            <text:p>Por construir</text:p>
          </table:table-cell>
          <table:table-cell table:style-name="ce34" office:value-type="string" calcext:value-type="string">
            <text:p>Rastreo de Lotes</text:p>
          </table:table-cell>
          <table:table-cell table:style-name="ce58" office:value-type="string" calcext:value-type="string">
            <text:p>Trazabilidad completa hacia adelante y atrás de cualquier lote: origen de materiales y destino de product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19" office:value-type="string" calcext:value-type="string" table:number-columns-spanned="1" table:number-rows-spanned="7">
            <text:p>Reportes</text:p>
          </table:table-cell>
          <table:table-cell table:style-name="ce41" office:value-type="string" calcext:value-type="string">
            <text:p>Producción Diaria</text:p>
          </table:table-cell>
          <table:table-cell table:style-name="ce55" table:content-validation-name="val1" office:value-type="string" calcext:value-type="string">
            <text:p>Completo</text:p>
          </table:table-cell>
          <table:table-cell table:style-name="ce34" office:value-type="string" calcext:value-type="string">
            <text:p>Producción Diaria</text:p>
          </table:table-cell>
          <table:table-cell table:style-name="ce58" office:value-type="string" calcext:value-type="string">
            <text:p>Reporte detallado de producción del día: cantidades por producto, cumplimiento de programa, eficiencias y observacione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Análisis de Costos</text:p>
          </table:table-cell>
          <table:table-cell table:style-name="ce55" table:content-validation-name="val1" office:value-type="string" calcext:value-type="string">
            <text:p>Por construir</text:p>
          </table:table-cell>
          <table:table-cell table:style-name="ce34" office:value-type="string" calcext:value-type="string">
            <text:p>Análisis de Costos</text:p>
          </table:table-cell>
          <table:table-cell table:style-name="ce58" office:value-type="string" calcext:value-type="string">
            <text:p>Reporte de costos de producción con comparativo vs. estándar, análisis de variaciones y tendencias por período</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Eficiencia Productiva</text:p>
          </table:table-cell>
          <table:table-cell table:style-name="ce55" table:content-validation-name="val1" office:value-type="string" calcext:value-type="string">
            <text:p>Por construir</text:p>
          </table:table-cell>
          <table:table-cell table:style-name="ce34" office:value-type="string" calcext:value-type="string">
            <text:p>Eficiencia Productiva</text:p>
          </table:table-cell>
          <table:table-cell table:style-name="ce58" office:value-type="string" calcext:value-type="string">
            <text:p>Indicadores de eficiencia: OEE (Overall Equipment Effectiveness), productividad por hora-hombre, utilización de capacidad</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ntrol de Mermas</text:p>
          </table:table-cell>
          <table:table-cell table:style-name="ce55" table:content-validation-name="val1" office:value-type="string" calcext:value-type="string">
            <text:p>Parcialmente</text:p>
          </table:table-cell>
          <table:table-cell table:style-name="ce34" office:value-type="string" calcext:value-type="string">
            <text:p>Control de Mermas</text:p>
          </table:table-cell>
          <table:table-cell table:style-name="ce58" office:value-type="string" calcext:value-type="string">
            <text:p>Análisis detallado de mermas por tipo, causa y producto con valorización y comparación contra estándares aceptables</text:p>
          </table:table-cell>
          <table:table-cell table:style-name="ce64"/>
          <table:table-cell table:style-name="ce94" office:value-type="string" calcext:value-type="string">
            <text:p>se controla mermas por tipo, causa y producto con valorización</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umplimiento de Calidad</text:p>
          </table:table-cell>
          <table:table-cell table:style-name="ce55" table:content-validation-name="val1" office:value-type="string" calcext:value-type="string">
            <text:p>Por construir</text:p>
          </table:table-cell>
          <table:table-cell table:style-name="ce34" office:value-type="string" calcext:value-type="string">
            <text:p>Cumplimiento de Calidad</text:p>
          </table:table-cell>
          <table:table-cell table:style-name="ce58" office:value-type="string" calcext:value-type="string">
            <text:p>Reporte de indicadores de calidad: % productos conformes, rechazos, reprocesos, costos de no calidad</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Dashboard de Producción</text:p>
          </table:table-cell>
          <table:table-cell table:style-name="ce55" table:content-validation-name="val1" office:value-type="string" calcext:value-type="string">
            <text:p>Por construir</text:p>
          </table:table-cell>
          <table:table-cell table:style-name="ce34" office:value-type="string" calcext:value-type="string">
            <text:p>Dashboard de Producción</text:p>
          </table:table-cell>
          <table:table-cell table:style-name="ce58" office:value-type="string" calcext:value-type="string">
            <text:p>Panel ejecutivo con KPIs en tiempo real: volumen producido, eficiencia, calidad, costos, cumplimiento de programa</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ertificados de Producción</text:p>
          </table:table-cell>
          <table:table-cell table:style-name="ce55" table:content-validation-name="val1" office:value-type="string" calcext:value-type="string">
            <text:p>Por construir</text:p>
          </table:table-cell>
          <table:table-cell table:style-name="ce34" office:value-type="string" calcext:value-type="string">
            <text:p>Certificados de Producción</text:p>
          </table:table-cell>
          <table:table-cell table:style-name="ce58" office:value-type="string" calcext:value-type="string">
            <text:p>Emisión de certificados de lote, análisis de calidad, fichas técnicas para clientes o autoridades sanitaria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table-cell table:style-name="ce20" office:value-type="string" calcext:value-type="string" table:number-columns-spanned="1" table:number-rows-spanned="9">
            <text:p>Procesos</text:p>
          </table:table-cell>
          <table:table-cell table:style-name="ce41" office:value-type="string" calcext:value-type="string">
            <text:p>Planificación de Producción</text:p>
          </table:table-cell>
          <table:table-cell table:style-name="ce14" table:content-validation-name="val1" office:value-type="string" calcext:value-type="string">
            <text:p>Parcialmente</text:p>
          </table:table-cell>
          <table:table-cell table:style-name="ce29" office:value-type="string" calcext:value-type="string">
            <text:p>Planificación de Producción</text:p>
          </table:table-cell>
          <table:table-cell table:style-name="ce58" office:value-type="string" calcext:value-type="string">
            <text:p>Proceso automático que genera plan de producción basado en demanda, stock mínimo, capacidad disponible y lead times</text:p>
          </table:table-cell>
          <table:table-cell table:style-name="ce64"/>
          <table:table-cell table:style-name="ce94" office:value-type="string" calcext:value-type="string">
            <text:p>Actualmente nuestra produccion se puede planificar pero no valida el stock, ni reservamos stock para produccion</text:p>
          </table:table-cell>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Explosión de Materiales</text:p>
          </table:table-cell>
          <table:table-cell table:style-name="ce14" table:content-validation-name="val1" office:value-type="string" calcext:value-type="string">
            <text:p>Por construir</text:p>
          </table:table-cell>
          <table:table-cell table:style-name="ce29" office:value-type="string" calcext:value-type="string">
            <text:p>Explosión de Materiales</text:p>
          </table:table-cell>
          <table:table-cell table:style-name="ce58" office:value-type="string" calcext:value-type="string">
            <text:p>Cálculo automático de necesidades de materias primas basado en programa de producción y recetas/fórmula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osteo Automático</text:p>
          </table:table-cell>
          <table:table-cell table:style-name="ce14" table:content-validation-name="val1" office:value-type="string" calcext:value-type="string">
            <text:p>Por construir</text:p>
          </table:table-cell>
          <table:table-cell table:style-name="ce34" office:value-type="string" calcext:value-type="string">
            <text:p>Costeo Automático</text:p>
          </table:table-cell>
          <table:table-cell table:style-name="ce58" office:value-type="string" calcext:value-type="string">
            <text:p>Proceso batch de cálculo y distribución de costos de producción, actualización de costos estándar y valorización de inventari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Cierre de Órdenes</text:p>
          </table:table-cell>
          <table:table-cell table:style-name="ce14" table:content-validation-name="val1" office:value-type="string" calcext:value-type="string">
            <text:p>Por construir</text:p>
          </table:table-cell>
          <table:table-cell table:style-name="ce34" office:value-type="string" calcext:value-type="string">
            <text:p>Cierre de Órdenes</text:p>
          </table:table-cell>
          <table:table-cell table:style-name="ce58" office:value-type="string" calcext:value-type="string">
            <text:p>Proceso de cierre masivo de órdenes completadas con conciliación de cantidades, costos y transferencia a almacén</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Generación de Asientos</text:p>
          </table:table-cell>
          <table:table-cell table:style-name="ce14" table:content-validation-name="val1" office:value-type="string" calcext:value-type="string">
            <text:p>Por construir</text:p>
          </table:table-cell>
          <table:table-cell table:style-name="ce34" office:value-type="string" calcext:value-type="string">
            <text:p>Generación de Asientos</text:p>
          </table:table-cell>
          <table:table-cell table:style-name="ce58" office:value-type="string" calcext:value-type="string">
            <text:p>Generación automática de asientos contables por consumos, producción terminada y variaciones de cost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Actualización de Estándares</text:p>
          </table:table-cell>
          <table:table-cell table:style-name="ce14" table:content-validation-name="val1" office:value-type="string" calcext:value-type="string">
            <text:p>Por construir</text:p>
          </table:table-cell>
          <table:table-cell table:style-name="ce34" office:value-type="string" calcext:value-type="string">
            <text:p>Actualización de Estándares</text:p>
          </table:table-cell>
          <table:table-cell table:style-name="ce58" office:value-type="string" calcext:value-type="string">
            <text:p>Proceso periódico de actualización de tiempos estándar, rendimientos y mermas basado en datos históric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Integración con Balanzas</text:p>
          </table:table-cell>
          <table:table-cell table:style-name="ce14" table:content-validation-name="val1" office:value-type="string" calcext:value-type="string">
            <text:p>Por construir</text:p>
          </table:table-cell>
          <table:table-cell table:style-name="ce34" office:value-type="string" calcext:value-type="string">
            <text:p>Integración con Balanzas</text:p>
          </table:table-cell>
          <table:table-cell table:style-name="ce58" office:value-type="string" calcext:value-type="string">
            <text:p>Interface automática con sistemas de pesaje para captura de pesos en tiempo real y actualización de registros</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covered-table-cell table:style-name="ce3"/>
          <table:covered-table-cell/>
          <table:table-cell table:style-name="ce41" office:value-type="string" calcext:value-type="string">
            <text:p>Alertas y Notificaciones</text:p>
          </table:table-cell>
          <table:table-cell table:style-name="ce14" table:content-validation-name="val1" office:value-type="string" calcext:value-type="string">
            <text:p>Por construir</text:p>
          </table:table-cell>
          <table:table-cell table:style-name="ce34" office:value-type="string" calcext:value-type="string">
            <text:p>Alertas y Notificaciones</text:p>
          </table:table-cell>
          <table:table-cell table:style-name="ce58" office:value-type="string" calcext:value-type="string">
            <text:p>Sistema automatizado de alertas: desviaciones de proceso, vencimientos, mantenimientos programados, puntos de reorden</text:p>
          </table:table-cell>
          <table:table-cell table:style-name="ce64"/>
          <table:table-cell table:style-name="ce94"/>
          <table:table-cell table:style-name="ce64"/>
          <table:table-cell table:style-name="ce14" table:number-columns-repeated="18"/>
          <table:table-cell table:number-columns-repeated="997"/>
        </table:table-row>
        <table:table-row table:style-name="ro1">
          <table:table-cell table:style-name="ce12"/>
          <table:covered-table-cell table:style-name="ce18"/>
          <table:table-cell table:style-name="ce41" office:value-type="string" calcext:value-type="string">
            <text:p>Gastos Indirectos de Fabricación</text:p>
          </table:table-cell>
          <table:table-cell table:style-name="ce14" table:content-validation-name="val1"/>
          <table:table-cell table:style-name="ce29" office:value-type="string" calcext:value-type="string">
            <text:p>Asignación de Gastos Indirectos de Fabricación</text:p>
          </table:table-cell>
          <table:table-cell table:style-name="ce58" office:value-type="string" calcext:value-type="string">
            <text:p>Permite distribuir de manera automática, precisa y controlada todos aquellos costos que intervienen en el proceso productivo de un restaurante, pero que no están directamente asociados a un insumo específico.</text:p>
          </table:table-cell>
          <table:table-cell table:style-name="ce85" office:value-type="string" calcext:value-type="string">
            <text:p><text:a xlink:href="https://docs.google.com/document/d/1NsbjavTwFnTCA7gUvYpIOV73Q5t34So2KVXYzDoQXOo/edit?usp=sharing" xlink:type="simple">HU-PRO-005 – Asignación de Gastos Indirectos de Fabricación</text:a></text:p>
          </table:table-cell>
          <table:table-cell table:style-name="ce99"/>
          <table:table-cell table:style-name="ce64"/>
          <table:table-cell table:style-name="ce14" table:number-columns-repeated="18"/>
          <table:table-cell table:number-columns-repeated="997"/>
        </table:table-row>
        <table:table-row table:style-name="ro1">
          <table:table-cell table:style-name="ce13" office:value-type="string" calcext:value-type="string" table:number-columns-spanned="1" table:number-rows-spanned="21">
            <text:p>Configuraciones</text:p>
          </table:table-cell>
          <table:table-cell table:style-name="ce25" office:value-type="string" calcext:value-type="string">
            <text:p>Ajustes</text:p>
          </table:table-cell>
          <table:table-cell table:style-name="ce42" office:value-type="string" calcext:value-type="string">
            <text:p>Cuenta</text:p>
          </table:table-cell>
          <table:table-cell table:number-columns-repeated="2" table:style-name="ce42" office:value-type="string" calcext:value-type="string">
            <text:p>Datos Generales</text:p>
          </table:table-cell>
          <table:table-cell table:style-name="ce77" office:value-type="string" calcext:value-type="string">
            <text:p>Funcionalidad global que permite al administrador de la cuenta gestionar, desde una única vista, la suscripción, plan, facturación, base de datos, seguridad y actividad del sistema, aplicando a toda la cuenta y a todas las empresas asociadas. Esta configuración es independiente de las empresas, no afecta parámetros contables y replica el comportamiento del módulo Account</text:p>
          </table:table-cell>
          <table:table-cell table:style-name="ce84" office:value-type="string" calcext:value-type="string">
            <text:p><text:a xlink:href="https://docs.google.com/document/d/1hp2cKUKRJF3PV5icf-_C_QoqxtSeht7mme1IkZ3POEU/edit?usp=sharing" xlink:type="simple">Datos Generales de la Cuenta</text:a></text:p>
          </table:table-cell>
          <table:table-cell table:style-name="ce64" table:number-columns-repeated="2"/>
          <table:table-cell table:style-name="ce14" table:number-columns-repeated="18"/>
          <table:table-cell table:number-columns-repeated="997"/>
        </table:table-row>
        <table:table-row table:style-name="ro1">
          <table:covered-table-cell table:style-name="ce3"/>
          <table:table-cell table:style-name="ce26" office:value-type="string" calcext:value-type="string" table:number-columns-spanned="1" table:number-rows-spanned="3">
            <text:p>Compañias</text:p>
          </table:table-cell>
          <table:table-cell table:style-name="ce43" office:value-type="string" calcext:value-type="string" table:number-columns-spanned="1" table:number-rows-spanned="3">
            <text:p>Empresas</text:p>
          </table:table-cell>
          <table:table-cell table:style-name="ce14" office:value-type="string" calcext:value-type="string">
            <text:p>Compañía</text:p>
          </table:table-cell>
          <table:table-cell table:style-name="ce14" office:value-type="string" calcext:value-type="string">
            <text:p>Compañias</text:p>
          </table:table-cell>
          <table:table-cell table:style-name="ce78" office:value-type="string" calcext:value-type="string">
            <text:p>Registro y configuración de cada empresa legal que opera en el sistema, incluyendo datos fiscales y contables base.</text:p>
          </table:table-cell>
          <table:table-cell table:style-name="ce84" office:value-type="string" calcext:value-type="string">
            <text:p><text:a xlink:href="https://docs.google.com/document/d/1CEewy83g7qQj4Kicke9rNE7aqJ0GidpETfR-TZWIT1A/edit?usp=sharing" xlink:type="simple">Gestión de Multicompañías</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number-columns-repeated="2" table:style-name="ce14" office:value-type="string" calcext:value-type="string">
            <text:p>Sucursales</text:p>
          </table:table-cell>
          <table:table-cell table:style-name="ce78" office:value-type="string" calcext:value-type="string">
            <text:p>Gestión de sucursales asociadas a una compañía, necesarias para operaciones multi-sucursal y reportes segmentados.</text:p>
          </table:table-cell>
          <table:table-cell table:style-name="ce84" office:value-type="string" calcext:value-type="string">
            <text:p><text:a xlink:href="https://docs.google.com/document/d/1CEewy83g7qQj4Kicke9rNE7aqJ0GidpETfR-TZWIT1A/edit?usp=sharing" xlink:type="simple">Gestión de Multicompañías</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number-columns-repeated="2" table:style-name="ce14" office:value-type="string" calcext:value-type="string">
            <text:p>Transacciones entre empresas</text:p>
          </table:table-cell>
          <table:table-cell table:style-name="ce78" office:value-type="string" calcext:value-type="string">
            <text:p>Define reglas para operaciones intercompany, permitiendo registrar y controlar transacciones entre compañías del mismo grupo.</text:p>
          </table:table-cell>
          <table:table-cell table:style-name="ce84" office:value-type="string" calcext:value-type="string">
            <text:p><text:a xlink:href="https://docs.google.com/document/d/1CEewy83g7qQj4Kicke9rNE7aqJ0GidpETfR-TZWIT1A/edit?usp=sharing" xlink:type="simple">Gestión de Multicompañías</text:a></text:p>
          </table:table-cell>
          <table:table-cell table:style-name="ce64" table:number-columns-repeated="2"/>
          <table:table-cell table:style-name="ce14" table:number-columns-repeated="18"/>
          <table:table-cell table:number-columns-repeated="997"/>
        </table:table-row>
        <table:table-row table:style-name="ro1">
          <table:covered-table-cell table:style-name="ce3"/>
          <table:table-cell table:style-name="ce26" office:value-type="string" calcext:value-type="string" table:number-columns-spanned="1" table:number-rows-spanned="12">
            <text:p>Localización</text:p>
          </table:table-cell>
          <table:table-cell table:style-name="ce43" office:value-type="string" calcext:value-type="string" table:number-columns-spanned="1" table:number-rows-spanned="3">
            <text:p>Planillas</text:p>
          </table:table-cell>
          <table:table-cell table:style-name="ce14"/>
          <table:table-cell table:style-name="ce51" office:value-type="string" calcext:value-type="string">
            <text:p>Aportes Sociales</text:p>
          </table:table-cell>
          <table:table-cell table:style-name="ce79" office:value-type="string" calcext:value-type="string">
            <text:p>Configura ISR/IRPF, contribuciones a seguridad social, fondos de pensiones, seguro de salud y riesgos.</text:p>
          </table:table-cell>
          <table:table-cell table:style-name="ce84" office:value-type="string" calcext:value-type="string">
            <text:p><text:a xlink:href="https://docs.google.com/document/d/1xK5PlHvDs5iplhz8gIUGNBGOtadrKlVguf0ZVpyoKrU/edit?usp=sharing" xlink:type="simple">HU-RRH-LOC-IA-001 – Parámetros por País – v1.0</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table-cell table:style-name="ce51" office:value-type="string" calcext:value-type="string">
            <text:p>Beneficios sociales</text:p>
          </table:table-cell>
          <table:table-cell table:style-name="ce79" office:value-type="string" calcext:value-type="string">
            <text:p>Parametriza beneficios como gratificaciones, aguinaldos, primas, CTS o equivalentes.</text:p>
          </table:table-cell>
          <table:table-cell table:style-name="ce84" office:value-type="string" calcext:value-type="string">
            <text:p><text:a xlink:href="https://docs.google.com/document/d/1kELCgUK4T5Tykjro-CW_a3CUmLJrGxrbQo4Pn7XkFVQ/edit?usp=sharing" xlink:type="simple">HU-RRH-LOC-BS-001 – Reglas Locales – v1.0</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table-cell table:style-name="ce51" office:value-type="string" calcext:value-type="string">
            <text:p>Regulación electrónica</text:p>
          </table:table-cell>
          <table:table-cell table:style-name="ce79" office:value-type="string" calcext:value-type="string">
            <text:p>Exporta formatos y archivos requeridos por las autoridades locales, con mapeos configurables.</text:p>
          </table:table-cell>
          <table:table-cell table:style-name="ce84" office:value-type="string" calcext:value-type="string">
            <text:p><text:a xlink:href="https://docs.google.com/document/d/1IGf6e_VjmQZoOMqg0jUxThW69Ny4ecG9qgZQwcQAPQY/edit?usp=sharing" xlink:type="simple">HU-RRH-LOC-RE-001 – Formatos y Archivos – v1.0</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table-cell table:style-name="ce43" office:value-type="string" calcext:value-type="string" table:number-columns-spanned="1" table:number-rows-spanned="6">
            <text:p>Contable</text:p>
          </table:table-cell>
          <table:table-cell table:style-name="ce14"/>
          <table:table-cell table:style-name="ce14" office:value-type="string" calcext:value-type="string">
            <text:p>Paquete de configuraciones</text:p>
          </table:table-cell>
          <table:table-cell table:style-name="ce78" office:value-type="string" calcext:value-type="string">
            <text:p>Define el país de operación, habilitando reglas fiscales, formatos y comportamientos específicos según la localización.</text:p>
          </table:table-cell>
          <table:table-cell table:style-name="ce64" table:number-columns-repeated="3"/>
          <table:table-cell table:style-name="ce14" table:number-columns-repeated="18"/>
          <table:table-cell table:number-columns-repeated="997"/>
        </table:table-row>
        <table:table-row table:style-name="ro1">
          <table:covered-table-cell table:number-columns-repeated="2" table:style-name="ce3"/>
          <table:covered-table-cell/>
          <table:table-cell table:number-columns-repeated="2" table:style-name="ce14" office:value-type="string" calcext:value-type="string">
            <text:p>Impuestos</text:p>
          </table:table-cell>
          <table:table-cell table:style-name="ce78" office:value-type="string" calcext:value-type="string">
            <text:p>Configuración de impuestos base que serán utilizados por los módulos contables y operativos.</text:p>
          </table:table-cell>
          <table:table-cell table:style-name="ce84" office:value-type="string" calcext:value-type="string">
            <text:p><text:a xlink:href="https://docs.google.com/document/d/1m1yPc2C4VWxQ6SkL3BXd1MaaZS2ioLbzsCFsEWnuOMQ/edit?usp=sharing" xlink:type="simple">HU-CON-005 - Impuestos - v1.0</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content-validation-name="val1" office:value-type="string" calcext:value-type="string">
            <text:p>Retenciones</text:p>
          </table:table-cell>
          <table:table-cell table:style-name="ce14" office:value-type="string" calcext:value-type="string">
            <text:p>Retenciones</text:p>
          </table:table-cell>
          <table:table-cell table:style-name="ce78" office:value-type="string" calcext:value-type="string">
            <text:p>Configuración de retenciones aplicables según normativa local, usadas en compras, pagos y planillas.</text:p>
          </table:table-cell>
          <table:table-cell table:style-name="ce91" office:value-type="string" calcext:value-type="string">
            <text:p><text:a xlink:href="https://docs.google.com/document/d/1T-HVK7h2co1xuOIkhRFmuj2xc4LlT-nqFFYUblZmiAY/edit?usp=sharing" xlink:type="simple">Base de Datos de Retenciones</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content-validation-name="val1" office:value-type="string" calcext:value-type="string">
            <text:p>Monedas</text:p>
          </table:table-cell>
          <table:table-cell table:style-name="ce14" office:value-type="string" calcext:value-type="string">
            <text:p>Monedas</text:p>
          </table:table-cell>
          <table:table-cell table:style-name="ce78" office:value-type="string" calcext:value-type="string">
            <text:p>Define las monedas habilitadas en el sistema y su uso en operaciones contables y reportes.</text:p>
          </table:table-cell>
          <table:table-cell table:style-name="ce84" office:value-type="string" calcext:value-type="string">
            <text:p><text:a xlink:href="https://docs.google.com/document/d/19XZkzzpNuciYMg69mh2IJyt4vWFovU9NlsxTIGSC-vg/edit?tab=t.0#heading=h.hzygsip7f5rk" xlink:type="simple">HU-CON-007 – Gestión de Monedas</text:a></text:p>
          </table:table-cell>
          <table:table-cell table:style-name="ce64" table:number-columns-repeated="2"/>
          <table:table-cell table:style-name="ce14" table:number-columns-repeated="18"/>
          <table:table-cell table:number-columns-repeated="997"/>
        </table:table-row>
        <table:table-row table:style-name="ro7">
          <table:covered-table-cell table:number-columns-repeated="2" table:style-name="ce3"/>
          <table:covered-table-cell/>
          <table:table-cell table:number-columns-repeated="2" table:style-name="ce14" office:value-type="string" calcext:value-type="string">
            <text:p>Tipo de Cambio</text:p>
          </table:table-cell>
          <table:table-cell table:style-name="ce78" office:value-type="string" calcext:value-type="string">
            <text:p>Gestión de tipos de cambio oficiales y manuales para operaciones multimoneda.</text:p>
          </table:table-cell>
          <table:table-cell table:style-name="ce84" office:value-type="string" calcext:value-type="string">
            <text:p><text:a xlink:href="https://docs.google.com/document/d/1kVD_klwLlMP6u-SIOwRPXsYIJgwNgadZ9w0bzzQWpnI/edit?tab=t.0" xlink:type="simple">H.U- CON -Tipo de cambio</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number-columns-repeated="2" table:style-name="ce14" office:value-type="string" calcext:value-type="string">
            <text:p>Ejercicios y Periodos</text:p>
          </table:table-cell>
          <table:table-cell table:style-name="ce78" office:value-type="string" calcext:value-type="string">
            <text:p>Configura los ejercicios contables y periodos fiscales, incluyendo aperturas, cierres y bloqueos.</text:p>
          </table:table-cell>
          <table:table-cell table:style-name="ce84" office:value-type="string" calcext:value-type="string">
            <text:p><text:a xlink:href="https://docs.google.com/document/d/1v-PPhiqdUW3kuqBQn8UcvaAFzP3_ybuoaon8Oa6J7g4/edit?usp=sharing" xlink:type="simple">Ejercicios y Períodos Contables (Configuración por Compañía)</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table-cell table:style-name="ce43" office:value-type="string" calcext:value-type="string" table:number-columns-spanned="1" table:number-rows-spanned="3">
            <text:p>Financiera</text:p>
          </table:table-cell>
          <table:table-cell table:style-name="ce14"/>
          <table:table-cell table:style-name="ce14" office:value-type="string" calcext:value-type="string">
            <text:p>Bancos</text:p>
          </table:table-cell>
          <table:table-cell table:style-name="ce80" office:value-type="string" calcext:value-type="string">
            <text:p>Registro y edicion de las cuentas bancarias usadas</text:p>
          </table:table-cell>
          <table:table-cell table:style-name="ce92" office:value-type="string" calcext:value-type="string">
            <text:p><text:a xlink:href="https://docs.google.com/document/d/1p4CAFy5JFoUf7gZh4L32Q-loCQq_g2oi4QrOaGUOz5Y/edit?usp=sharing" xlink:type="simple">HU-FIN-TAB-004 - Registro y Edición de las Cuentas Bancarias Usadas - v1</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table-cell table:style-name="ce14" office:value-type="string" calcext:value-type="string">
            <text:p>Medios de Pago</text:p>
          </table:table-cell>
          <table:table-cell table:style-name="ce80" office:value-type="string" calcext:value-type="string">
            <text:p>Canales de pago y cobro (Efectivo, Transferencias, Niubiz, etc.).</text:p>
          </table:table-cell>
          <table:table-cell table:style-name="ce92" office:value-type="string" calcext:value-type="string">
            <text:p><text:a xlink:href="https://docs.google.com/document/d/1k5h-mZLYsZ1hFycN5nPvuIVdXhxLg7LDrYkqlXSl5kM/edit?usp=sharing" xlink:type="simple">HU-FIN-TAB-005 - Canales de Pago y Cobro (Efectivo, Transferencias, Niubiz, etc.) - v1.0</text:a></text:p>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style-name="ce14"/>
          <table:table-cell table:style-name="ce14" office:value-type="string" calcext:value-type="string">
            <text:p>Formas de Pago</text:p>
          </table:table-cell>
          <table:table-cell table:style-name="ce80" office:value-type="string" calcext:value-type="string">
            <text:p>Condiciones de pago/cobro (contado, crédito, cuotas, etc.).</text:p>
          </table:table-cell>
          <table:table-cell table:style-name="ce92" office:value-type="string" calcext:value-type="string">
            <text:p><text:a xlink:href="https://docs.google.com/document/d/1tcNuqhGWUeKBfN3z4IoFDQbFjeWAQUMMda1QzT4REX0/edit?usp=sharing" xlink:type="simple">HU-FIN-TAB-006 - Condiciones de Pago/Cobro (Contado, Crédito, Cuotas, etc</text:a></text:p>
          </table:table-cell>
          <table:table-cell table:style-name="ce64" table:number-columns-repeated="2"/>
          <table:table-cell table:style-name="ce14" table:number-columns-repeated="18"/>
          <table:table-cell table:number-columns-repeated="997"/>
        </table:table-row>
        <table:table-row table:style-name="ro1">
          <table:covered-table-cell table:style-name="ce3"/>
          <table:table-cell table:style-name="ce26" office:value-type="string" calcext:value-type="string">
            <text:p>Seguridad y Control</text:p>
          </table:table-cell>
          <table:table-cell table:style-name="ce14" office:value-type="string" calcext:value-type="string">
            <text:p>Seguridad</text:p>
          </table:table-cell>
          <table:table-cell table:number-columns-repeated="2" table:style-name="ce14" office:value-type="string" calcext:value-type="string">
            <text:p>Usuarios</text:p>
          </table:table-cell>
          <table:table-cell table:style-name="ce78" office:value-type="string" calcext:value-type="string">
            <text:p>Creación de usuarios y gestión de roles del sistema (Administrador, Contador, RRHH, Auditor, etc.), así como la asignación de permisos por rol, módulo y acción.</text:p>
          </table:table-cell>
          <table:table-cell table:style-name="ce64" table:number-columns-repeated="3"/>
          <table:table-cell table:style-name="ce14" table:number-columns-repeated="18"/>
          <table:table-cell table:number-columns-repeated="997"/>
        </table:table-row>
        <table:table-row table:style-name="ro1">
          <table:covered-table-cell table:style-name="ce3"/>
          <table:table-cell table:style-name="ce26" office:value-type="string" calcext:value-type="string" table:number-columns-spanned="1" table:number-rows-spanned="2">
            <text:p>Integración de Sistemas</text:p>
          </table:table-cell>
          <table:table-cell table:style-name="ce43" office:value-type="string" calcext:value-type="string" table:number-columns-spanned="1" table:number-rows-spanned="2">
            <text:p>Integraciones</text:p>
          </table:table-cell>
          <table:table-cell table:number-columns-repeated="2" table:style-name="ce14" office:value-type="string" calcext:value-type="string">
            <text:p>Restaurant.pe (POS)</text:p>
          </table:table-cell>
          <table:table-cell table:style-name="ce78" office:value-type="string" calcext:value-type="string">
            <text:p>Configuración de la integración con Restaurant.pe, definiendo el origen de los datos operativos como ventas, compras, orden de venta y compra, propinas, etc.</text:p>
          </table:table-cell>
          <table:table-cell/>
          <table:table-cell table:style-name="ce64" table:number-columns-repeated="2"/>
          <table:table-cell table:style-name="ce14" table:number-columns-repeated="18"/>
          <table:table-cell table:number-columns-repeated="997"/>
        </table:table-row>
        <table:table-row table:style-name="ro1">
          <table:covered-table-cell table:number-columns-repeated="2" table:style-name="ce3"/>
          <table:covered-table-cell/>
          <table:table-cell table:number-columns-repeated="2" table:style-name="ce14" office:value-type="string" calcext:value-type="string">
            <text:p>Bitácora de Integración</text:p>
          </table:table-cell>
          <table:table-cell table:style-name="ce78" office:value-type="string" calcext:value-type="string">
            <text:p>Registro detallado de cada sincronización: fecha, origen, resultado y posibles errores.</text:p>
          </table:table-cell>
          <table:table-cell table:style-name="ce64" table:number-columns-repeated="3"/>
          <table:table-cell table:style-name="ce14" table:number-columns-repeated="18"/>
          <table:table-cell table:number-columns-repeated="997"/>
        </table:table-row>
        <table:table-row table:style-name="ro1">
          <table:covered-table-cell table:style-name="ce3"/>
          <table:table-cell table:style-name="ce27" office:value-type="string" calcext:value-type="string" table:number-columns-spanned="1" table:number-rows-spanned="2">
            <text:p>Automatización y Alertas</text:p>
          </table:table-cell>
          <table:table-cell table:style-name="ce44" office:value-type="string" calcext:value-type="string" table:number-columns-spanned="1" table:number-rows-spanned="2">
            <text:p>Notificaciones</text:p>
          </table:table-cell>
          <table:table-cell table:number-columns-repeated="2" table:style-name="ce14" office:value-type="string" calcext:value-type="string">
            <text:p>Recordatorios</text:p>
          </table:table-cell>
          <table:table-cell table:style-name="ce78" office:value-type="string" calcext:value-type="string">
            <text:p>Configuración de recordatorios automáticos para fechas clave como cierres, pagos y declaraciones.</text:p>
          </table:table-cell>
          <table:table-cell table:style-name="ce64" table:number-columns-repeated="3"/>
          <table:table-cell table:style-name="ce14" table:number-columns-repeated="18"/>
          <table:table-cell table:number-columns-repeated="997"/>
        </table:table-row>
        <table:table-row table:style-name="ro1">
          <table:covered-table-cell table:number-columns-repeated="2" table:style-name="ce4"/>
          <table:covered-table-cell table:style-name="ce18"/>
          <table:table-cell table:number-columns-repeated="2" table:style-name="ce47" office:value-type="string" calcext:value-type="string">
            <text:p>Alertas del Sistema</text:p>
          </table:table-cell>
          <table:table-cell table:style-name="ce81" office:value-type="string" calcext:value-type="string">
            <text:p>Alertas automáticas ante eventos críticos como errores de integración, modificaciones sensibles o inconsistencias contables.</text:p>
          </table:table-cell>
          <table:table-cell table:style-name="ce64" table:number-columns-repeated="3"/>
          <table:table-cell table:style-name="ce14" table:number-columns-repeated="18"/>
          <table:table-cell table:number-columns-repeated="997"/>
        </table:table-row>
        <table:table-row table:style-name="ro1">
          <table:table-cell table:style-name="ce14"/>
          <table:table-cell/>
          <table:table-cell table:style-name="ce45"/>
          <table:table-cell/>
          <table:table-cell table:style-name="ce63"/>
          <table:table-cell table:style-name="ce64" table:number-columns-repeated="4"/>
          <table:table-cell table:style-name="ce14" table:number-columns-repeated="18"/>
          <table:table-cell table:number-columns-repeated="997"/>
        </table:table-row>
        <table:table-row table:style-name="ro1" table:number-rows-repeated="702">
          <table:table-cell table:style-name="ce14"/>
          <table:table-cell table:style-name="ce22"/>
          <table:table-cell table:style-name="ce29"/>
          <table:table-cell table:style-name="ce14"/>
          <table:table-cell table:style-name="ce64" table:number-columns-repeated="5"/>
          <table:table-cell table:style-name="ce14" table:number-columns-repeated="18"/>
          <table:table-cell table:number-columns-repeated="997"/>
        </table:table-row>
        <table:table-row table:style-name="ro8" table:number-rows-repeated="1047592">
          <table:table-cell table:number-columns-repeated="1024"/>
        </table:table-row>
        <table:table-row table:style-name="ro8">
          <table:table-cell table:number-columns-repeated="1024"/>
        </table:table-row>
      </table:table>
      <table:table table:name="Gantt de Maquetación" table:style-name="ta2">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3" table:default-cell-style-name="Default"/>
        <table:table-column table:style-name="co13" table:visibility="collapse"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default-cell-style-name="Default"/>
        <table:table-column table:style-name="co10" table:number-columns-repeated="1003" table:default-cell-style-name="Default"/>
        <table:table-row table:style-name="ro1">
          <table:table-cell table:style-name="ce101" office:value-type="string" calcext:value-type="string" table:number-columns-spanned="1" table:number-rows-spanned="2">
            <text:p>Módulo</text:p>
          </table:table-cell>
          <table:table-cell table:style-name="ce101" office:value-type="string" calcext:value-type="string" table:number-columns-spanned="1" table:number-rows-spanned="2">
            <text:p>Página Secundaria</text:p>
          </table:table-cell>
          <table:table-cell table:style-name="ce101" office:value-type="string" calcext:value-type="string" table:number-columns-spanned="1" table:number-rows-spanned="2">
            <text:p>Grupos</text:p>
          </table:table-cell>
          <table:table-cell table:style-name="ce132" office:value-type="string" calcext:value-type="string" table:number-columns-spanned="1" table:number-rows-spanned="2">
            <text:p>Cant. Pantallas</text:p>
          </table:table-cell>
          <table:table-cell table:style-name="ce132" office:value-type="string" calcext:value-type="string" table:number-columns-spanned="1" table:number-rows-spanned="2">
            <text:p>Cant. Modals</text:p>
          </table:table-cell>
          <table:table-cell table:style-name="ce132" office:value-type="string" calcext:value-type="string" table:number-columns-spanned="1" table:number-rows-spanned="2">
            <text:p>Cant. Alerts</text:p>
          </table:table-cell>
          <table:table-cell table:style-name="ce132" office:value-type="string" calcext:value-type="string" table:number-columns-spanned="1" table:number-rows-spanned="2">
            <text:p>Cant. pantallas totales</text:p>
          </table:table-cell>
          <table:table-cell table:style-name="ce150" office:value-type="string" calcext:value-type="string" table:number-columns-spanned="1" table:number-rows-spanned="2">
            <text:p>Puntos Totales</text:p>
          </table:table-cell>
          <table:table-cell table:style-name="ce156" office:value-type="string" calcext:value-type="string" table:number-columns-spanned="1" table:number-rows-spanned="2">
            <text:p>Horas Estimadas</text:p>
          </table:table-cell>
          <table:table-cell table:style-name="ce56"/>
          <table:table-cell table:style-name="ce156" office:value-type="string" calcext:value-type="string" table:number-columns-spanned="1" table:number-rows-spanned="2">
            <text:p>Dias Estimados</text:p>
          </table:table-cell>
          <table:table-cell table:style-name="ce132" office:value-type="string" calcext:value-type="string" table:number-columns-spanned="4" table:number-rows-spanned="1">
            <text:p>Avance Maquetación</text:p>
          </table:table-cell>
          <table:covered-table-cell table:number-columns-repeated="3"/>
          <table:table-cell table:style-name="ce179" table:number-columns-repeated="6"/>
          <table:table-cell table:style-name="ce63" table:number-columns-repeated="10"/>
          <table:table-cell table:number-columns-repeated="993"/>
        </table:table-row>
        <table:table-row table:style-name="ro9">
          <table:covered-table-cell table:number-columns-repeated="9"/>
          <table:table-cell table:style-name="ce56"/>
          <table:covered-table-cell/>
          <table:table-cell table:style-name="ce82" office:value-type="string" calcext:value-type="string">
            <text:p>Porcentaje </text:p>
          </table:table-cell>
          <table:table-cell table:style-name="ce82" office:value-type="string" calcext:value-type="string">
            <text:p>Responsable</text:p>
          </table:table-cell>
          <table:table-cell table:style-name="ce82" office:value-type="string" calcext:value-type="string">
            <text:p>Estado</text:p>
          </table:table-cell>
          <table:table-cell table:style-name="ce56" office:value-type="string" calcext:value-type="string">
            <text:p>Pantallas (flujos) aprobadas</text:p>
          </table:table-cell>
          <table:table-cell table:style-name="ce56" office:value-type="string" calcext:value-type="string">
            <text:p>fecha inicio</text:p>
          </table:table-cell>
          <table:table-cell table:style-name="ce56" office:value-type="string" calcext:value-type="string">
            <text:p>Hora inicio</text:p>
          </table:table-cell>
          <table:table-cell table:style-name="ce56" office:value-type="string" calcext:value-type="string">
            <text:p>fecha fin</text:p>
          </table:table-cell>
          <table:table-cell table:style-name="ce56" office:value-type="string" calcext:value-type="string">
            <text:p>hora fin</text:p>
          </table:table-cell>
          <table:table-cell table:style-name="ce179" office:value-type="string" calcext:value-type="string">
            <text:p>observaciones</text:p>
          </table:table-cell>
          <table:table-cell table:style-name="ce179"/>
          <table:table-cell table:style-name="ce63" table:number-columns-repeated="10"/>
          <table:table-cell table:number-columns-repeated="993"/>
        </table:table-row>
        <table:table-row table:style-name="ro1">
          <table:table-cell table:style-name="ce102" office:value-type="string" calcext:value-type="string">
            <text:p>Almacen</text:p>
          </table:table-cell>
          <table:table-cell table:style-name="ce15" office:value-type="string" calcext:value-type="string" table:number-columns-spanned="1" table:number-rows-spanned="3">
            <text:p>Tablas</text:p>
          </table:table-cell>
          <table:table-cell table:style-name="ce65" office:value-type="string" calcext:value-type="string">
            <text:p>Almacen</text:p>
          </table:table-cell>
          <table:table-cell table:number-columns-repeated="3" table:style-name="ce65" office:value-type="float" office:value="1" calcext:value-type="float">
            <text:p>1</text:p>
          </table:table-cell>
          <table:table-cell table:style-name="ce144" table:formula="of:=SUM([.D3:.F3])" office:value-type="float" office:value="3" calcext:value-type="float">
            <text:p>3</text:p>
          </table:table-cell>
          <table:table-cell table:style-name="ce151" table:formula="of:=(IF([.D3]=&quot;&quot;;0;[.D3])*1) + (IF([.E3]=&quot;&quot;;0;[.E3])*0.5) + (IF([.F3]=&quot;&quot;;0;[.F3])*0.25)" office:value-type="float" office:value="1.75" calcext:value-type="float">
            <text:p>1.75</text:p>
          </table:table-cell>
          <table:table-cell table:style-name="ce65" table:formula="of:=INT([.H3]*0.5) &amp; &quot; h &quot; &amp; TEXT(MOD([.H3]*0.5;1)*60;&quot;0&quot;) &amp; &quot; min&quot;" office:value-type="string" office:string-value="0 h 53 min" calcext:value-type="string">
            <text:p>0 h 53 min</text:p>
          </table:table-cell>
          <table:table-cell table:style-name="ce158" table:formula="of:=IFERROR(__xludf.dummyfunction(&quot;IF(ISBLANK(I3), 0,&#10;  IFERROR(VALUE(REGEXEXTRACT(I3,&quot;&quot;(\d+)\s*h&quot;&quot;)),0)&#10;  + IFERROR(VALUE(REGEXEXTRACT(I3,&quot;&quot;(\d+)\s*min&quot;&quot;)),0)/60&#10;)&#10;&quot;);0.883333333333333)" office:value-type="float" office:value="0.8833333333" calcext:value-type="float">
            <text:p>0.88</text:p>
          </table:table-cell>
          <table:table-cell table:style-name="ce158" table:formula="of:=let(   total; SUM([.J3:.J19]);   dias; IF(total=0; 0;            IF(total&lt;=8; 1;              IF(total&lt;=12; 1.5;                IF(total&lt;=16; 2;                  1 + ROUNDUP((total-8)/4; 1) * 0.5                )              )            )          );   IF(dias=0; &quot;0 días&quot;; TEXT(dias;&quot;#.##&quot;) &amp; &quot; días&quot;) )" office:value-type="string" office:string-value="" calcext:value-type="error" table:number-columns-spanned="1" table:number-rows-spanned="17">
            <text:p>#NAME?</text:p>
          </table:table-cell>
          <table:table-cell table:style-name="ce144" table:formula="of:=(IF([.E3]=&quot;&quot;;0;[.E3])*1) + (IF([.F3]=&quot;&quot;;0;[.F3])*0.5) + (IF([.G3]=&quot;&quot;;0;[.G3])*0.25)" office:value-type="float" office:value="2.25" calcext:value-type="float">
            <text:p>2</text:p>
          </table:table-cell>
          <table:table-cell table:style-name="ce65" table:content-validation-name="val2" office:value-type="string" calcext:value-type="string">
            <text:p>Falcao</text:p>
          </table:table-cell>
          <table:table-cell table:style-name="ce65" table:content-validation-name="val3" office:value-type="string" calcext:value-type="string">
            <text:p>Completo</text:p>
          </table:table-cell>
          <table:table-cell table:style-name="ce94" table:content-validation-name="val4" office:value-type="string" calcext:value-type="string">
            <text:p>Pendientes</text:p>
          </table:table-cell>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Categorías</text:p>
          </table:table-cell>
          <table:table-cell table:number-columns-repeated="3" table:style-name="ce64" office:value-type="float" office:value="1" calcext:value-type="float">
            <text:p>1</text:p>
          </table:table-cell>
          <table:table-cell table:style-name="ce145" table:formula="of:=SUM([.D4:.F4])" office:value-type="float" office:value="3" calcext:value-type="float">
            <text:p>3</text:p>
          </table:table-cell>
          <table:table-cell table:style-name="ce152" table:formula="of:=(IF([.D4]=&quot;&quot;;0;[.D4])*1) + (IF([.E4]=&quot;&quot;;0;[.E4])*0.5) + (IF([.F4]=&quot;&quot;;0;[.F4])*0.25)" office:value-type="float" office:value="1.75" calcext:value-type="float">
            <text:p>1.75</text:p>
          </table:table-cell>
          <table:table-cell table:style-name="ce64" table:formula="of:=INT([.H4]*0.5) &amp; &quot; h &quot; &amp; TEXT(MOD([.H4]*0.5;1)*60;&quot;0&quot;) &amp; &quot; min&quot;" office:value-type="string" office:string-value="0 h 53 min" calcext:value-type="string">
            <text:p>0 h 53 min</text:p>
          </table:table-cell>
          <table:table-cell table:style-name="ce158" table:formula="of:=IFERROR(__xludf.dummyfunction(&quot;IF(ISBLANK(I4), 0,&#10;  IFERROR(VALUE(REGEXEXTRACT(I4,&quot;&quot;(\d+)\s*h&quot;&quot;)),0)&#10;  + IFERROR(VALUE(REGEXEXTRACT(I4,&quot;&quot;(\d+)\s*min&quot;&quot;)),0)/60&#10;)&#10;&quot;);0.883333333333333)" office:value-type="float" office:value="0.8833333333" calcext:value-type="float">
            <text:p>0.88</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Clases de Artículos</text:p>
          </table:table-cell>
          <table:table-cell table:style-name="ce64" table:number-columns-repeated="3"/>
          <table:table-cell table:style-name="ce145" table:formula="of:=SUM([.D5:.F5])" office:value-type="float" office:value="0" calcext:value-type="float">
            <text:p>0</text:p>
          </table:table-cell>
          <table:table-cell table:style-name="ce152" table:formula="of:=(IF([.D5]=&quot;&quot;;0;[.D5])*1) + (IF([.E5]=&quot;&quot;;0;[.E5])*0.5) + (IF([.F5]=&quot;&quot;;0;[.F5])*0.25)" office:value-type="float" office:value="0" calcext:value-type="float">
            <text:p>0.00</text:p>
          </table:table-cell>
          <table:table-cell table:style-name="ce64" table:formula="of:=INT([.H5]*0.5) &amp; &quot; h &quot; &amp; TEXT(MOD([.H5]*0.5;1)*60;&quot;0&quot;) &amp; &quot; min&quot;" office:value-type="string" office:string-value="0 h 0 min" calcext:value-type="string">
            <text:p>0 h 0 min</text:p>
          </table:table-cell>
          <table:table-cell table:style-name="ce158" table:formula="of:=IFERROR(__xludf.dummyfunction(&quot;IF(ISBLANK(I5), 0,&#10;  IFERROR(VALUE(REGEXEXTRACT(I5,&quot;&quot;(\d+)\s*h&quot;&quot;)),0)&#10;  + IFERROR(VALUE(REGEXEXTRACT(I5,&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4">
            <text:p>Operaciones</text:p>
          </table:table-cell>
          <table:table-cell table:style-name="ce64" office:value-type="string" calcext:value-type="string">
            <text:p>Traslados</text:p>
          </table:table-cell>
          <table:table-cell table:style-name="ce64" table:number-columns-repeated="3"/>
          <table:table-cell table:style-name="ce145" table:formula="of:=SUM([.D6:.F6])" office:value-type="float" office:value="0" calcext:value-type="float">
            <text:p>0</text:p>
          </table:table-cell>
          <table:table-cell table:style-name="ce152" table:formula="of:=(IF([.D6]=&quot;&quot;;0;[.D6])*1) + (IF([.E6]=&quot;&quot;;0;[.E6])*0.5) + (IF([.F6]=&quot;&quot;;0;[.F6])*0.25)" office:value-type="float" office:value="0" calcext:value-type="float">
            <text:p>0.00</text:p>
          </table:table-cell>
          <table:table-cell table:style-name="ce64" table:formula="of:=INT([.H6]*0.5) &amp; &quot; h &quot; &amp; TEXT(MOD([.H6]*0.5;1)*60;&quot;0&quot;) &amp; &quot; min&quot;" office:value-type="string" office:string-value="0 h 0 min" calcext:value-type="string">
            <text:p>0 h 0 min</text:p>
          </table:table-cell>
          <table:table-cell table:style-name="ce158" table:formula="of:=IFERROR(__xludf.dummyfunction(&quot;IF(ISBLANK(I6), 0,&#10;  IFERROR(VALUE(REGEXEXTRACT(I6,&quot;&quot;(\d+)\s*h&quot;&quot;)),0)&#10;  + IFERROR(VALUE(REGEXEXTRACT(I6,&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style-name="ce64" table:number-columns-repeated="3"/>
          <table:table-cell table:style-name="ce145" table:formula="of:=SUM([.D7:.F7])" office:value-type="float" office:value="0" calcext:value-type="float">
            <text:p>0</text:p>
          </table:table-cell>
          <table:table-cell table:style-name="ce152" table:formula="of:=(IF([.D7]=&quot;&quot;;0;[.D7])*1) + (IF([.E7]=&quot;&quot;;0;[.E7])*0.5) + (IF([.F7]=&quot;&quot;;0;[.F7])*0.25)" office:value-type="float" office:value="0" calcext:value-type="float">
            <text:p>0.00</text:p>
          </table:table-cell>
          <table:table-cell table:style-name="ce64" table:formula="of:=INT([.H7]*0.5) &amp; &quot; h &quot; &amp; TEXT(MOD([.H7]*0.5;1)*60;&quot;0&quot;) &amp; &quot; min&quot;" office:value-type="string" office:string-value="0 h 0 min" calcext:value-type="string">
            <text:p>0 h 0 min</text:p>
          </table:table-cell>
          <table:table-cell table:style-name="ce158" table:formula="of:=IFERROR(__xludf.dummyfunction(&quot;IF(ISBLANK(I7), 0,&#10;  IFERROR(VALUE(REGEXEXTRACT(I7,&quot;&quot;(\d+)\s*h&quot;&quot;)),0)&#10;  + IFERROR(VALUE(REGEXEXTRACT(I7,&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Módulo</text:p>
          </table:table-cell>
          <table:table-cell table:style-name="ce64" table:number-columns-repeated="3"/>
          <table:table-cell table:style-name="ce145" table:formula="of:=SUM([.D8:.F8])" office:value-type="float" office:value="0" calcext:value-type="float">
            <text:p>0</text:p>
          </table:table-cell>
          <table:table-cell table:style-name="ce152" table:formula="of:=(IF([.D8]=&quot;&quot;;0;[.D8])*1) + (IF([.E8]=&quot;&quot;;0;[.E8])*0.5) + (IF([.F8]=&quot;&quot;;0;[.F8])*0.25)" office:value-type="float" office:value="0" calcext:value-type="float">
            <text:p>0.00</text:p>
          </table:table-cell>
          <table:table-cell table:style-name="ce64" table:formula="of:=INT([.H8]*0.5) &amp; &quot; h &quot; &amp; TEXT(MOD([.H8]*0.5;1)*60;&quot;0&quot;) &amp; &quot; min&quot;" office:value-type="string" office:string-value="0 h 0 min" calcext:value-type="string">
            <text:p>0 h 0 min</text:p>
          </table:table-cell>
          <table:table-cell table:style-name="ce158" table:formula="of:=IFERROR(__xludf.dummyfunction(&quot;IF(ISBLANK(I8), 0,&#10;  IFERROR(VALUE(REGEXEXTRACT(I8,&quot;&quot;(\d+)\s*h&quot;&quot;)),0)&#10;  + IFERROR(VALUE(REGEXEXTRACT(I8,&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Ajustes</text:p>
          </table:table-cell>
          <table:table-cell table:style-name="ce64" table:number-columns-repeated="3"/>
          <table:table-cell table:style-name="ce145" table:formula="of:=SUM([.D9:.F9])" office:value-type="float" office:value="0" calcext:value-type="float">
            <text:p>0</text:p>
          </table:table-cell>
          <table:table-cell table:style-name="ce152" table:formula="of:=(IF([.D9]=&quot;&quot;;0;[.D9])*1) + (IF([.E9]=&quot;&quot;;0;[.E9])*0.5) + (IF([.F9]=&quot;&quot;;0;[.F9])*0.25)" office:value-type="float" office:value="0" calcext:value-type="float">
            <text:p>0.00</text:p>
          </table:table-cell>
          <table:table-cell table:style-name="ce64" table:formula="of:=INT([.H9]*0.5) &amp; &quot; h &quot; &amp; TEXT(MOD([.H9]*0.5;1)*60;&quot;0&quot;) &amp; &quot; min&quot;" office:value-type="string" office:string-value="0 h 0 min" calcext:value-type="string">
            <text:p>0 h 0 min</text:p>
          </table:table-cell>
          <table:table-cell table:style-name="ce158" table:formula="of:=IFERROR(__xludf.dummyfunction(&quot;IF(ISBLANK(I9), 0,&#10;  IFERROR(VALUE(REGEXEXTRACT(I9,&quot;&quot;(\d+)\s*h&quot;&quot;)),0)&#10;  + IFERROR(VALUE(REGEXEXTRACT(I9,&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5">
            <text:p>Consultas</text:p>
          </table:table-cell>
          <table:table-cell table:style-name="ce64" office:value-type="string" calcext:value-type="string">
            <text:p>Kardex / Movimiento de inventari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10:.F10])" office:value-type="float" office:value="1" calcext:value-type="float">
            <text:p>1</text:p>
          </table:table-cell>
          <table:table-cell table:style-name="ce152" table:formula="of:=(IF([.D10]=&quot;&quot;;0;[.D10])*1) + (IF([.E10]=&quot;&quot;;0;[.E10])*0.5) + (IF([.F10]=&quot;&quot;;0;[.F10])*0.25)" office:value-type="float" office:value="1" calcext:value-type="float">
            <text:p>1.00</text:p>
          </table:table-cell>
          <table:table-cell table:style-name="ce64" table:formula="of:=INT([.H10]*0.5) &amp; &quot; h &quot; &amp; TEXT(MOD([.H10]*0.5;1)*60;&quot;0&quot;) &amp; &quot; min&quot;" office:value-type="string" office:string-value="0 h 30 min" calcext:value-type="string">
            <text:p>0 h 30 min</text:p>
          </table:table-cell>
          <table:table-cell table:style-name="ce158" table:formula="of:=IFERROR(__xludf.dummyfunction(&quot;IF(ISBLANK(I10), 0,&#10;  IFERROR(VALUE(REGEXEXTRACT(I10,&quot;&quot;(\d+)\s*h&quot;&quot;)),0)&#10;  + IFERROR(VALUE(REGEXEXTRACT(I10,&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Órdenes de Compra</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11:.F11])" office:value-type="float" office:value="1" calcext:value-type="float">
            <text:p>1</text:p>
          </table:table-cell>
          <table:table-cell table:style-name="ce152" table:formula="of:=(IF([.D11]=&quot;&quot;;0;[.D11])*1) + (IF([.E11]=&quot;&quot;;0;[.E11])*0.5) + (IF([.F11]=&quot;&quot;;0;[.F11])*0.25)" office:value-type="float" office:value="1" calcext:value-type="float">
            <text:p>1.00</text:p>
          </table:table-cell>
          <table:table-cell table:style-name="ce64" table:formula="of:=INT([.H11]*0.5) &amp; &quot; h &quot; &amp; TEXT(MOD([.H11]*0.5;1)*60;&quot;0&quot;) &amp; &quot; min&quot;" office:value-type="string" office:string-value="0 h 30 min" calcext:value-type="string">
            <text:p>0 h 30 min</text:p>
          </table:table-cell>
          <table:table-cell table:style-name="ce158" table:formula="of:=IFERROR(__xludf.dummyfunction(&quot;IF(ISBLANK(I11), 0,&#10;  IFERROR(VALUE(REGEXEXTRACT(I11,&quot;&quot;(\d+)\s*h&quot;&quot;)),0)&#10;  + IFERROR(VALUE(REGEXEXTRACT(I11,&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Consulta de articul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12:.F12])" office:value-type="float" office:value="1" calcext:value-type="float">
            <text:p>1</text:p>
          </table:table-cell>
          <table:table-cell table:style-name="ce152" table:formula="of:=(IF([.D12]=&quot;&quot;;0;[.D12])*1) + (IF([.E12]=&quot;&quot;;0;[.E12])*0.5) + (IF([.F12]=&quot;&quot;;0;[.F12])*0.25)" office:value-type="float" office:value="1" calcext:value-type="float">
            <text:p>1.00</text:p>
          </table:table-cell>
          <table:table-cell table:style-name="ce64" table:formula="of:=INT([.H12]*0.5) &amp; &quot; h &quot; &amp; TEXT(MOD([.H12]*0.5;1)*60;&quot;0&quot;) &amp; &quot; min&quot;" office:value-type="string" office:string-value="0 h 30 min" calcext:value-type="string">
            <text:p>0 h 30 min</text:p>
          </table:table-cell>
          <table:table-cell table:style-name="ce158" table:formula="of:=IFERROR(__xludf.dummyfunction(&quot;IF(ISBLANK(I12), 0,&#10;  IFERROR(VALUE(REGEXEXTRACT(I12,&quot;&quot;(\d+)\s*h&quot;&quot;)),0)&#10;  + IFERROR(VALUE(REGEXEXTRACT(I12,&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Préstamos </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13:.F13])" office:value-type="float" office:value="1" calcext:value-type="float">
            <text:p>1</text:p>
          </table:table-cell>
          <table:table-cell table:style-name="ce152" table:formula="of:=(IF([.D13]=&quot;&quot;;0;[.D13])*1) + (IF([.E13]=&quot;&quot;;0;[.E13])*0.5) + (IF([.F13]=&quot;&quot;;0;[.F13])*0.25)" office:value-type="float" office:value="1" calcext:value-type="float">
            <text:p>1.00</text:p>
          </table:table-cell>
          <table:table-cell table:style-name="ce64" table:formula="of:=INT([.H13]*0.5) &amp; &quot; h &quot; &amp; TEXT(MOD([.H13]*0.5;1)*60;&quot;0&quot;) &amp; &quot; min&quot;" office:value-type="string" office:string-value="0 h 30 min" calcext:value-type="string">
            <text:p>0 h 30 min</text:p>
          </table:table-cell>
          <table:table-cell table:style-name="ce158" table:formula="of:=IFERROR(__xludf.dummyfunction(&quot;IF(ISBLANK(I13), 0,&#10;  IFERROR(VALUE(REGEXEXTRACT(I13,&quot;&quot;(\d+)\s*h&quot;&quot;)),0)&#10;  + IFERROR(VALUE(REGEXEXTRACT(I13,&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14:.F14])" office:value-type="float" office:value="1" calcext:value-type="float">
            <text:p>1</text:p>
          </table:table-cell>
          <table:table-cell table:style-name="ce152" table:formula="of:=(IF([.D14]=&quot;&quot;;0;[.D14])*1) + (IF([.E14]=&quot;&quot;;0;[.E14])*0.5) + (IF([.F14]=&quot;&quot;;0;[.F14])*0.25)" office:value-type="float" office:value="1" calcext:value-type="float">
            <text:p>1.00</text:p>
          </table:table-cell>
          <table:table-cell table:style-name="ce64" table:formula="of:=INT([.H14]*0.5) &amp; &quot; h &quot; &amp; TEXT(MOD([.H14]*0.5;1)*60;&quot;0&quot;) &amp; &quot; min&quot;" office:value-type="string" office:string-value="0 h 30 min" calcext:value-type="string">
            <text:p>0 h 30 min</text:p>
          </table:table-cell>
          <table:table-cell table:style-name="ce158" table:formula="of:=IFERROR(__xludf.dummyfunction(&quot;IF(ISBLANK(I14), 0,&#10;  IFERROR(VALUE(REGEXEXTRACT(I14,&quot;&quot;(\d+)\s*h&quot;&quot;)),0)&#10;  + IFERROR(VALUE(REGEXEXTRACT(I14,&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2">
            <text:p>Reportes</text:p>
          </table:table-cell>
          <table:table-cell table:style-name="ce64" office:value-type="string" calcext:value-type="string">
            <text:p>Almacen</text:p>
          </table:table-cell>
          <table:table-cell table:style-name="ce64" office:value-type="float" office:value="3" calcext:value-type="float">
            <text:p>3</text:p>
          </table:table-cell>
          <table:table-cell table:number-columns-repeated="2" table:style-name="ce64" office:value-type="float" office:value="0" calcext:value-type="float">
            <text:p>0</text:p>
          </table:table-cell>
          <table:table-cell table:style-name="ce145" table:formula="of:=SUM([.D15:.F15])" office:value-type="float" office:value="3" calcext:value-type="float">
            <text:p>3</text:p>
          </table:table-cell>
          <table:table-cell table:style-name="ce152" table:formula="of:=(IF([.D15]=&quot;&quot;;0;[.D15])*1) + (IF([.E15]=&quot;&quot;;0;[.E15])*0.5) + (IF([.F15]=&quot;&quot;;0;[.F15])*0.25)" office:value-type="float" office:value="3" calcext:value-type="float">
            <text:p>3.00</text:p>
          </table:table-cell>
          <table:table-cell table:style-name="ce64" table:formula="of:=INT([.H15]*0.5) &amp; &quot; h &quot; &amp; TEXT(MOD([.H15]*0.5;1)*60;&quot;0&quot;) &amp; &quot; min&quot;" office:value-type="string" office:string-value="1 h 30 min" calcext:value-type="string">
            <text:p>1 h 30 min</text:p>
          </table:table-cell>
          <table:table-cell table:style-name="ce158" table:formula="of:=IFERROR(__xludf.dummyfunction(&quot;IF(ISBLANK(I15), 0,&#10;  IFERROR(VALUE(REGEXEXTRACT(I15,&quot;&quot;(\d+)\s*h&quot;&quot;)),0)&#10;  + IFERROR(VALUE(REGEXEXTRACT(I15,&quot;&quot;(\d+)\s*min&quot;&quot;)),0)/60&#10;)&#10;&quot;);1.5)" office:value-type="float" office:value="1.5" calcext:value-type="float">
            <text:p>1.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Almacen Financiero</text:p>
          </table:table-cell>
          <table:table-cell table:style-name="ce64" office:value-type="float" office:value="4" calcext:value-type="float">
            <text:p>4</text:p>
          </table:table-cell>
          <table:table-cell table:number-columns-repeated="2" table:style-name="ce64" office:value-type="float" office:value="0" calcext:value-type="float">
            <text:p>0</text:p>
          </table:table-cell>
          <table:table-cell table:style-name="ce145" table:formula="of:=SUM([.D16:.F16])" office:value-type="float" office:value="4" calcext:value-type="float">
            <text:p>4</text:p>
          </table:table-cell>
          <table:table-cell table:style-name="ce152" table:formula="of:=(IF([.D16]=&quot;&quot;;0;[.D16])*1) + (IF([.E16]=&quot;&quot;;0;[.E16])*0.5) + (IF([.F16]=&quot;&quot;;0;[.F16])*0.25)" office:value-type="float" office:value="4" calcext:value-type="float">
            <text:p>4.00</text:p>
          </table:table-cell>
          <table:table-cell table:style-name="ce64" table:formula="of:=INT([.H16]*0.5) &amp; &quot; h &quot; &amp; TEXT(MOD([.H16]*0.5;1)*60;&quot;0&quot;) &amp; &quot; min&quot;" office:value-type="string" office:string-value="2 h 0 min" calcext:value-type="string">
            <text:p>2 h 0 min</text:p>
          </table:table-cell>
          <table:table-cell table:style-name="ce158" table:formula="of:=IFERROR(__xludf.dummyfunction(&quot;IF(ISBLANK(I16), 0,&#10;  IFERROR(VALUE(REGEXEXTRACT(I16,&quot;&quot;(\d+)\s*h&quot;&quot;)),0)&#10;  + IFERROR(VALUE(REGEXEXTRACT(I16,&quot;&quot;(\d+)\s*min&quot;&quot;)),0)/60&#10;)&#10;&quot;);2)" office:value-type="float" office:value="2" calcext:value-type="float">
            <text:p>2.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number-columns-repeated="6"/>
          <table:table-cell table:style-name="ce63" table:number-columns-repeated="10"/>
          <table:table-cell table:number-columns-repeated="993"/>
        </table:table-row>
        <table:table-row table:style-name="ro1">
          <table:table-cell table:style-name="ce103" office:value-type="string" calcext:value-type="string">
            <text:p>Almacen</text:p>
          </table:table-cell>
          <table:table-cell table:style-name="ce17" office:value-type="string" calcext:value-type="string" table:number-columns-spanned="1" table:number-rows-spanned="3">
            <text:p>Procesos</text:p>
          </table:table-cell>
          <table:table-cell table:style-name="ce64" office:value-type="string" calcext:value-type="string">
            <text:p>Precios Promedio</text:p>
          </table:table-cell>
          <table:table-cell table:style-name="ce64" table:number-columns-repeated="3"/>
          <table:table-cell table:style-name="ce145" table:formula="of:=SUM([.D17:.F17])" office:value-type="float" office:value="0" calcext:value-type="float">
            <text:p>0</text:p>
          </table:table-cell>
          <table:table-cell table:style-name="ce152" table:formula="of:=(IF([.D17]=&quot;&quot;;0;[.D17])*1) + (IF([.E17]=&quot;&quot;;0;[.E17])*0.5) + (IF([.F17]=&quot;&quot;;0;[.F17])*0.25)" office:value-type="float" office:value="0" calcext:value-type="float">
            <text:p>0.00</text:p>
          </table:table-cell>
          <table:table-cell table:style-name="ce64" table:formula="of:=INT([.H17]*0.5) &amp; &quot; h &quot; &amp; TEXT(MOD([.H17]*0.5;1)*60;&quot;0&quot;) &amp; &quot; min&quot;" office:value-type="string" office:string-value="0 h 0 min" calcext:value-type="string">
            <text:p>0 h 0 min</text:p>
          </table:table-cell>
          <table:table-cell table:style-name="ce158" table:formula="of:=IFERROR(__xludf.dummyfunction(&quot;IF(ISBLANK(I17), 0,&#10;  IFERROR(VALUE(REGEXEXTRACT(I17,&quot;&quot;(\d+)\s*h&quot;&quot;)),0)&#10;  + IFERROR(VALUE(REGEXEXTRACT(I17,&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3" office:value-type="string" calcext:value-type="string">
            <text:p>Almacen</text:p>
          </table:table-cell>
          <table:covered-table-cell/>
          <table:table-cell table:style-name="ce64" office:value-type="string" calcext:value-type="string">
            <text:p>Cuadres de Stock</text:p>
          </table:table-cell>
          <table:table-cell table:style-name="ce64" table:number-columns-repeated="3"/>
          <table:table-cell table:style-name="ce145" table:formula="of:=SUM([.D18:.F18])" office:value-type="float" office:value="0" calcext:value-type="float">
            <text:p>0</text:p>
          </table:table-cell>
          <table:table-cell table:style-name="ce152" table:formula="of:=(IF([.D18]=&quot;&quot;;0;[.D18])*1) + (IF([.E18]=&quot;&quot;;0;[.E18])*0.5) + (IF([.F18]=&quot;&quot;;0;[.F18])*0.25)" office:value-type="float" office:value="0" calcext:value-type="float">
            <text:p>0.00</text:p>
          </table:table-cell>
          <table:table-cell table:style-name="ce64" table:formula="of:=INT([.H18]*0.5) &amp; &quot; h &quot; &amp; TEXT(MOD([.H18]*0.5;1)*60;&quot;0&quot;) &amp; &quot; min&quot;" office:value-type="string" office:string-value="0 h 0 min" calcext:value-type="string">
            <text:p>0 h 0 min</text:p>
          </table:table-cell>
          <table:table-cell table:style-name="ce158" table:formula="of:=IFERROR(__xludf.dummyfunction(&quot;IF(ISBLANK(I18), 0,&#10;  IFERROR(VALUE(REGEXEXTRACT(I18,&quot;&quot;(\d+)\s*h&quot;&quot;)),0)&#10;  + IFERROR(VALUE(REGEXEXTRACT(I18,&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4" office:value-type="string" calcext:value-type="string">
            <text:p>Almacen</text:p>
          </table:table-cell>
          <table:covered-table-cell table:style-name="ce18"/>
          <table:table-cell table:style-name="ce66" office:value-type="string" calcext:value-type="string">
            <text:p>Regeneración de precio de ultima compra</text:p>
          </table:table-cell>
          <table:table-cell table:style-name="ce133"/>
          <table:table-cell table:style-name="ce66"/>
          <table:table-cell table:style-name="ce133"/>
          <table:table-cell table:style-name="ce145" table:formula="of:=SUM([.D19:.F19])" office:value-type="float" office:value="0" calcext:value-type="float">
            <text:p>0</text:p>
          </table:table-cell>
          <table:table-cell table:style-name="ce152" table:formula="of:=(IF([.D19]=&quot;&quot;;0;[.D19])*1) + (IF([.E19]=&quot;&quot;;0;[.E19])*0.5) + (IF([.F19]=&quot;&quot;;0;[.F19])*0.25)" office:value-type="float" office:value="0" calcext:value-type="float">
            <text:p>0.00</text:p>
          </table:table-cell>
          <table:table-cell table:style-name="ce64" table:formula="of:=INT([.H19]*0.5) &amp; &quot; h &quot; &amp; TEXT(MOD([.H19]*0.5;1)*60;&quot;0&quot;) &amp; &quot; min&quot;" office:value-type="string" office:string-value="0 h 0 min" calcext:value-type="string">
            <text:p>0 h 0 min</text:p>
          </table:table-cell>
          <table:table-cell table:style-name="ce158" table:formula="of:=IFERROR(__xludf.dummyfunction(&quot;IF(ISBLANK(I19), 0,&#10;  IFERROR(VALUE(REGEXEXTRACT(I19,&quot;&quot;(\d+)\s*h&quot;&quot;)),0)&#10;  + IFERROR(VALUE(REGEXEXTRACT(I19,&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5" office:value-type="string" calcext:value-type="string">
            <text:p>Compras</text:p>
          </table:table-cell>
          <table:table-cell table:style-name="ce112" office:value-type="string" calcext:value-type="string" table:number-columns-spanned="1" table:number-rows-spanned="2">
            <text:p>Tablas</text:p>
          </table:table-cell>
          <table:table-cell table:style-name="ce65" office:value-type="string" calcext:value-type="string">
            <text:p>Proveedores</text:p>
          </table:table-cell>
          <table:table-cell table:style-name="ce65" office:value-type="float" office:value="4" calcext:value-type="float">
            <text:p>4</text:p>
          </table:table-cell>
          <table:table-cell table:style-name="ce65" office:value-type="float" office:value="3" calcext:value-type="float">
            <text:p>3</text:p>
          </table:table-cell>
          <table:table-cell table:style-name="ce65" office:value-type="float" office:value="1" calcext:value-type="float">
            <text:p>1</text:p>
          </table:table-cell>
          <table:table-cell table:style-name="ce144" table:formula="of:=SUM([.D20:.F20])" office:value-type="float" office:value="8" calcext:value-type="float">
            <text:p>8</text:p>
          </table:table-cell>
          <table:table-cell table:style-name="ce151" table:formula="of:=(IF([.D20]=&quot;&quot;;0;[.D20])*1) + (IF([.E20]=&quot;&quot;;0;[.E20])*0.5) + (IF([.F20]=&quot;&quot;;0;[.F20])*0.25)" office:value-type="float" office:value="5.75" calcext:value-type="float">
            <text:p>5.75</text:p>
          </table:table-cell>
          <table:table-cell table:style-name="ce65" table:formula="of:=INT([.H20]*0.5) &amp; &quot; h &quot; &amp; TEXT(MOD([.H20]*0.5;1)*60;&quot;0&quot;) &amp; &quot; min&quot;" office:value-type="string" office:string-value="2 h 53 min" calcext:value-type="string">
            <text:p>2 h 53 min</text:p>
          </table:table-cell>
          <table:table-cell table:style-name="ce158" table:formula="of:=IFERROR(__xludf.dummyfunction(&quot;IF(ISBLANK(I20), 0,&#10;  IFERROR(VALUE(REGEXEXTRACT(I20,&quot;&quot;(\d+)\s*h&quot;&quot;)),0)&#10;  + IFERROR(VALUE(REGEXEXTRACT(I20,&quot;&quot;(\d+)\s*min&quot;&quot;)),0)/60&#10;)&#10;&quot;);2.88333333333333)" office:value-type="float" office:value="2.883333333" calcext:value-type="float">
            <text:p>2.88</text:p>
          </table:table-cell>
          <table:table-cell table:style-name="ce159" table:formula="of:=let(   total; SUM([.J20:.J26]);   dias; IF(total=0; 0;            IF(total&lt;=8; 1;              IF(total&lt;=12; 1.5;                IF(total&lt;=16; 2;                  1 + ROUNDUP((total-8)/4; 1) * 0.5                )              )            )          );   IF(dias=0; &quot;0 días&quot;; TEXT(dias;&quot;#.##&quot;) &amp; &quot; días&quot;) )" office:value-type="string" office:string-value="" calcext:value-type="error" table:number-columns-spanned="1" table:number-rows-spanned="7">
            <text:p>#NAME?</text:p>
          </table:table-cell>
          <table:table-cell table:style-name="ce162" office:value-type="percentage" office:value="0" calcext:value-type="percentage">
            <text:p>0%</text:p>
          </table:table-cell>
          <table:table-cell table:style-name="ce65" table:content-validation-name="val2" office:value-type="string" calcext:value-type="string">
            <text:p>Falcao</text:p>
          </table:table-cell>
          <table:table-cell table:style-name="ce65" table:content-validation-name="val3" office:value-type="string" calcext:value-type="string">
            <text:p>Completo</text:p>
          </table:table-cell>
          <table:table-cell table:style-name="ce93"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04H00M00S" calcext:value-type="time">
            <text:p>4:00</text:p>
          </table:table-cell>
          <table:table-cell table:style-name="ce180" office:value-type="date" office:date-value="2025-11-13" calcext:value-type="date">
            <text:p>13/11</text:p>
          </table:table-cell>
          <table:table-cell table:style-name="ce184" office:value-type="time" office:time-value="PT05H30M00S" calcext:value-type="time">
            <text:p>5:3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ondiciones de pago</text:p>
          </table:table-cell>
          <table:table-cell table:style-name="ce64" office:value-type="float" office:value="2" calcext:value-type="float">
            <text:p>2</text:p>
          </table:table-cell>
          <table:table-cell table:style-name="ce64"/>
          <table:table-cell table:style-name="ce64" office:value-type="float" office:value="1" calcext:value-type="float">
            <text:p>1</text:p>
          </table:table-cell>
          <table:table-cell table:style-name="ce145" table:formula="of:=SUM([.D21:.F21])" office:value-type="float" office:value="3" calcext:value-type="float">
            <text:p>3</text:p>
          </table:table-cell>
          <table:table-cell table:style-name="ce152" table:formula="of:=(IF([.D21]=&quot;&quot;;0;[.D21])*1) + (IF([.E21]=&quot;&quot;;0;[.E21])*0.5) + (IF([.F21]=&quot;&quot;;0;[.F21])*0.25)" office:value-type="float" office:value="2.25" calcext:value-type="float">
            <text:p>2.25</text:p>
          </table:table-cell>
          <table:table-cell table:style-name="ce64" table:formula="of:=INT([.H21]*0.5) &amp; &quot; h &quot; &amp; TEXT(MOD([.H21]*0.5;1)*60;&quot;0&quot;) &amp; &quot; min&quot;" office:value-type="string" office:string-value="1 h 8 min" calcext:value-type="string">
            <text:p>1 h 8 min</text:p>
          </table:table-cell>
          <table:table-cell table:style-name="ce158" table:formula="of:=IFERROR(__xludf.dummyfunction(&quot;IF(ISBLANK(I21), 0,&#10;  IFERROR(VALUE(REGEXEXTRACT(I21,&quot;&quot;(\d+)\s*h&quot;&quot;)),0)&#10;  + IFERROR(VALUE(REGEXEXTRACT(I21,&quot;&quot;(\d+)\s*min&quot;&quot;)),0)/60&#10;)&#10;&quot;);1.13333333333333)" office:value-type="float" office:value="1.133333333" calcext:value-type="float">
            <text:p>1.1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03H00M00S" calcext:value-type="time">
            <text:p>3:00</text:p>
          </table:table-cell>
          <table:table-cell table:style-name="ce180" office:value-type="date" office:date-value="2025-11-13" calcext:value-type="date">
            <text:p>13/11</text:p>
          </table:table-cell>
          <table:table-cell table:style-name="ce184" office:value-type="time" office:time-value="PT04H00M00S" calcext:value-type="time">
            <text:p>4: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table-cell table:style-name="ce26" office:value-type="string" calcext:value-type="string" table:number-columns-spanned="1" table:number-rows-spanned="4">
            <text:p>Operaciones</text:p>
          </table:table-cell>
          <table:table-cell table:style-name="ce64" office:value-type="string" calcext:value-type="string">
            <text:p>Órdenes de Compra</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2" calcext:value-type="float">
            <text:p>2</text:p>
          </table:table-cell>
          <table:table-cell table:style-name="ce145" table:formula="of:=SUM([.D22:.F22])" office:value-type="float" office:value="7" calcext:value-type="float">
            <text:p>7</text:p>
          </table:table-cell>
          <table:table-cell table:style-name="ce152" table:formula="of:=(IF([.D22]=&quot;&quot;;0;[.D22])*1) + (IF([.E22]=&quot;&quot;;0;[.E22])*0.5) + (IF([.F22]=&quot;&quot;;0;[.F22])*0.25)" office:value-type="float" office:value="4" calcext:value-type="float">
            <text:p>4.00</text:p>
          </table:table-cell>
          <table:table-cell table:style-name="ce64" table:formula="of:=INT([.H22]*0.5) &amp; &quot; h &quot; &amp; TEXT(MOD([.H22]*0.5;1)*60;&quot;0&quot;) &amp; &quot; min&quot;" office:value-type="string" office:string-value="2 h 0 min" calcext:value-type="string">
            <text:p>2 h 0 min</text:p>
          </table:table-cell>
          <table:table-cell table:style-name="ce158" table:formula="of:=IFERROR(__xludf.dummyfunction(&quot;IF(ISBLANK(I22), 0,&#10;  IFERROR(VALUE(REGEXEXTRACT(I22,&quot;&quot;(\d+)\s*h&quot;&quot;)),0)&#10;  + IFERROR(VALUE(REGEXEXTRACT(I22,&quot;&quot;(\d+)\s*min&quot;&quot;)),0)/60&#10;)&#10;&quot;);2)" office:value-type="float" office:value="2" calcext:value-type="float">
            <text:p>2.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11H00M00S" calcext:value-type="time">
            <text:p>11:00</text:p>
          </table:table-cell>
          <table:table-cell table:style-name="ce180" office:value-type="date" office:date-value="2025-11-13" calcext:value-type="date">
            <text:p>13/11</text:p>
          </table:table-cell>
          <table:table-cell table:style-name="ce184" office:value-type="time" office:time-value="PT13H00M00S" calcext:value-type="time">
            <text:p>13: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Órdenes de Servicio</text:p>
          </table:table-cell>
          <table:table-cell table:style-name="ce64" office:value-type="float" office:value="2" calcext:value-type="float">
            <text:p>2</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23:.F23])" office:value-type="float" office:value="3" calcext:value-type="float">
            <text:p>3</text:p>
          </table:table-cell>
          <table:table-cell table:style-name="ce152" table:formula="of:=(IF([.D23]=&quot;&quot;;0;[.D23])*1) + (IF([.E23]=&quot;&quot;;0;[.E23])*0.5) + (IF([.F23]=&quot;&quot;;0;[.F23])*0.25)" office:value-type="float" office:value="2.25" calcext:value-type="float">
            <text:p>2.25</text:p>
          </table:table-cell>
          <table:table-cell table:style-name="ce64" table:formula="of:=INT([.H23]*0.5) &amp; &quot; h &quot; &amp; TEXT(MOD([.H23]*0.5;1)*60;&quot;0&quot;) &amp; &quot; min&quot;" office:value-type="string" office:string-value="1 h 8 min" calcext:value-type="string">
            <text:p>1 h 8 min</text:p>
          </table:table-cell>
          <table:table-cell table:style-name="ce158" table:formula="of:=IFERROR(__xludf.dummyfunction(&quot;IF(ISBLANK(I23), 0,&#10;  IFERROR(VALUE(REGEXEXTRACT(I23,&quot;&quot;(\d+)\s*h&quot;&quot;)),0)&#10;  + IFERROR(VALUE(REGEXEXTRACT(I23,&quot;&quot;(\d+)\s*min&quot;&quot;)),0)/60&#10;)&#10;&quot;);1.13333333333333)" office:value-type="float" office:value="1.133333333" calcext:value-type="float">
            <text:p>1.1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11H00M00S" calcext:value-type="time">
            <text:p>11:00</text:p>
          </table:table-cell>
          <table:table-cell table:style-name="ce180" office:value-type="date" office:date-value="2025-11-13" calcext:value-type="date">
            <text:p>13/11</text:p>
          </table:table-cell>
          <table:table-cell table:style-name="ce184" office:value-type="time" office:time-value="PT13H00M00S" calcext:value-type="time">
            <text:p>13: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Aprovisionamiento</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145" table:formula="of:=SUM([.D24:.F24])" office:value-type="float" office:value="5" calcext:value-type="float">
            <text:p>5</text:p>
          </table:table-cell>
          <table:table-cell table:style-name="ce152" table:formula="of:=(IF([.D24]=&quot;&quot;;0;[.D24])*1) + (IF([.E24]=&quot;&quot;;0;[.E24])*0.5) + (IF([.F24]=&quot;&quot;;0;[.F24])*0.25)" office:value-type="float" office:value="3" calcext:value-type="float">
            <text:p>3.00</text:p>
          </table:table-cell>
          <table:table-cell table:style-name="ce64" table:formula="of:=INT([.H24]*0.5) &amp; &quot; h &quot; &amp; TEXT(MOD([.H24]*0.5;1)*60;&quot;0&quot;) &amp; &quot; min&quot;" office:value-type="string" office:string-value="1 h 30 min" calcext:value-type="string">
            <text:p>1 h 30 min</text:p>
          </table:table-cell>
          <table:table-cell table:style-name="ce158" table:formula="of:=IFERROR(__xludf.dummyfunction(&quot;IF(ISBLANK(I24), 0,&#10;  IFERROR(VALUE(REGEXEXTRACT(I24,&quot;&quot;(\d+)\s*h&quot;&quot;)),0)&#10;  + IFERROR(VALUE(REGEXEXTRACT(I24,&quot;&quot;(\d+)\s*min&quot;&quot;)),0)/60&#10;)&#10;&quot;);1.5)" office:value-type="float" office:value="1.5" calcext:value-type="float">
            <text:p>1.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11H00M00S" calcext:value-type="time">
            <text:p>11:00</text:p>
          </table:table-cell>
          <table:table-cell table:style-name="ce180" office:value-type="date" office:date-value="2025-11-13" calcext:value-type="date">
            <text:p>13/11</text:p>
          </table:table-cell>
          <table:table-cell table:style-name="ce184" office:value-type="time" office:time-value="PT13H00M00S" calcext:value-type="time">
            <text:p>13: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uentas por pagar</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25:.F25])" office:value-type="float" office:value="1" calcext:value-type="float">
            <text:p>1</text:p>
          </table:table-cell>
          <table:table-cell table:style-name="ce152" table:formula="of:=(IF([.D25]=&quot;&quot;;0;[.D25])*1) + (IF([.E25]=&quot;&quot;;0;[.E25])*0.5) + (IF([.F25]=&quot;&quot;;0;[.F25])*0.25)" office:value-type="float" office:value="1" calcext:value-type="float">
            <text:p>1.00</text:p>
          </table:table-cell>
          <table:table-cell table:style-name="ce64" table:formula="of:=INT([.H25]*0.5) &amp; &quot; h &quot; &amp; TEXT(MOD([.H25]*0.5;1)*60;&quot;0&quot;) &amp; &quot; min&quot;" office:value-type="string" office:string-value="0 h 30 min" calcext:value-type="string">
            <text:p>0 h 30 min</text:p>
          </table:table-cell>
          <table:table-cell table:style-name="ce158" table:formula="of:=IFERROR(__xludf.dummyfunction(&quot;IF(ISBLANK(I25), 0,&#10;  IFERROR(VALUE(REGEXEXTRACT(I25,&quot;&quot;(\d+)\s*h&quot;&quot;)),0)&#10;  + IFERROR(VALUE(REGEXEXTRACT(I25,&quot;&quot;(\d+)\s*min&quot;&quot;)),0)/60&#10;)&#10;&quot;);0.5)" office:value-type="float" office:value="0.5" calcext:value-type="float">
            <text:p>0.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11H00M00S" calcext:value-type="time">
            <text:p>11:00</text:p>
          </table:table-cell>
          <table:table-cell table:style-name="ce180" office:value-type="date" office:date-value="2025-11-13" calcext:value-type="date">
            <text:p>13/11</text:p>
          </table:table-cell>
          <table:table-cell table:style-name="ce184" office:value-type="time" office:time-value="PT13H00M00S" calcext:value-type="time">
            <text:p>13: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5" office:value-type="string" calcext:value-type="string">
            <text:p>Compras</text:p>
          </table:table-cell>
          <table:table-cell table:style-name="ce27" office:value-type="string" calcext:value-type="string">
            <text:p>Reportes</text:p>
          </table:table-cell>
          <table:table-cell table:style-name="ce66" office:value-type="string" calcext:value-type="string">
            <text:p>Compras</text:p>
          </table:table-cell>
          <table:table-cell table:style-name="ce134" office:value-type="float" office:value="4" calcext:value-type="float">
            <text:p>4</text:p>
          </table:table-cell>
          <table:table-cell table:number-columns-repeated="2" table:style-name="ce66" office:value-type="float" office:value="0" calcext:value-type="float">
            <text:p>0</text:p>
          </table:table-cell>
          <table:table-cell table:style-name="ce145" table:formula="of:=SUM([.D26:.F26])" office:value-type="float" office:value="4" calcext:value-type="float">
            <text:p>4</text:p>
          </table:table-cell>
          <table:table-cell table:style-name="ce152" table:formula="of:=(IF([.D26]=&quot;&quot;;0;[.D26])*1) + (IF([.E26]=&quot;&quot;;0;[.E26])*0.5) + (IF([.F26]=&quot;&quot;;0;[.F26])*0.25)" office:value-type="float" office:value="4" calcext:value-type="float">
            <text:p>4.00</text:p>
          </table:table-cell>
          <table:table-cell table:style-name="ce64" table:formula="of:=INT([.H26]*0.5) &amp; &quot; h &quot; &amp; TEXT(MOD([.H26]*0.5;1)*60;&quot;0&quot;) &amp; &quot; min&quot;" office:value-type="string" office:string-value="2 h 0 min" calcext:value-type="string">
            <text:p>2 h 0 min</text:p>
          </table:table-cell>
          <table:table-cell table:style-name="ce158" table:formula="of:=IFERROR(__xludf.dummyfunction(&quot;IF(ISBLANK(I26), 0,&#10;  IFERROR(VALUE(REGEXEXTRACT(I26,&quot;&quot;(\d+)\s*h&quot;&quot;)),0)&#10;  + IFERROR(VALUE(REGEXEXTRACT(I26,&quot;&quot;(\d+)\s*min&quot;&quot;)),0)/60&#10;)&#10;&quot;);2)" office:value-type="float" office:value="2" calcext:value-type="float">
            <text:p>2.00</text:p>
          </table:table-cell>
          <table:covered-table-cell table:style-name="ce18"/>
          <table:table-cell table:style-name="ce163"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173" table:content-validation-name="val4" office:value-type="string" calcext:value-type="string">
            <text:p>Aprobadas</text:p>
          </table:table-cell>
          <table:table-cell table:style-name="ce180" office:value-type="date" office:date-value="2025-11-13" calcext:value-type="date">
            <text:p>13/11</text:p>
          </table:table-cell>
          <table:table-cell table:style-name="ce184" office:value-type="time" office:time-value="PT11H00M00S" calcext:value-type="time">
            <text:p>11:00</text:p>
          </table:table-cell>
          <table:table-cell table:style-name="ce180" office:value-type="date" office:date-value="2025-11-13" calcext:value-type="date">
            <text:p>13/11</text:p>
          </table:table-cell>
          <table:table-cell table:style-name="ce184" office:value-type="time" office:time-value="PT13H00M00S" calcext:value-type="time">
            <text:p>13:00</text:p>
          </table:table-cell>
          <table:table-cell table:style-name="ce63" office:value-type="string" calcext:value-type="string">
            <text:p>Cambio de estructura y correcciones de pantalla</text:p>
          </table:table-cell>
          <table:table-cell table:style-name="ce63" table:number-columns-repeated="11"/>
          <table:table-cell table:number-columns-repeated="993"/>
        </table:table-row>
        <table:table-row table:style-name="ro1">
          <table:table-cell table:style-name="ce106" office:value-type="string" calcext:value-type="string">
            <text:p>Ventas</text:p>
          </table:table-cell>
          <table:table-cell table:style-name="ce25" office:value-type="string" calcext:value-type="string" table:number-columns-spanned="1" table:number-rows-spanned="3">
            <text:p>Tablas</text:p>
          </table:table-cell>
          <table:table-cell table:style-name="ce65" office:value-type="string" calcext:value-type="string">
            <text:p>Clientes</text:p>
          </table:table-cell>
          <table:table-cell table:style-name="ce64"/>
          <table:table-cell table:style-name="ce65" table:number-columns-repeated="2"/>
          <table:table-cell table:style-name="ce144" table:formula="of:=SUM([.D27:.F27])" office:value-type="float" office:value="0" calcext:value-type="float">
            <text:p>0</text:p>
          </table:table-cell>
          <table:table-cell table:style-name="ce151" table:formula="of:=(IF([.D27]=&quot;&quot;;0;[.D27])*1) + (IF([.E27]=&quot;&quot;;0;[.E27])*0.5) + (IF([.F27]=&quot;&quot;;0;[.F27])*0.25)" office:value-type="float" office:value="0" calcext:value-type="float">
            <text:p>0.00</text:p>
          </table:table-cell>
          <table:table-cell table:style-name="ce65" table:formula="of:=INT([.H27]*0.5) &amp; &quot; h &quot; &amp; TEXT(MOD([.H27]*0.5;1)*60;&quot;0&quot;) &amp; &quot; min&quot;" office:value-type="string" office:string-value="0 h 0 min" calcext:value-type="string">
            <text:p>0 h 0 min</text:p>
          </table:table-cell>
          <table:table-cell table:style-name="ce158" table:formula="of:=IFERROR(__xludf.dummyfunction(&quot;IF(ISBLANK(I27), 0,&#10;  IFERROR(VALUE(REGEXEXTRACT(I27,&quot;&quot;(\d+)\s*h&quot;&quot;)),0)&#10;  + IFERROR(VALUE(REGEXEXTRACT(I27,&quot;&quot;(\d+)\s*min&quot;&quot;)),0)/60&#10;)&#10;&quot;);0)" office:value-type="float" office:value="0" calcext:value-type="float">
            <text:p>0.00</text:p>
          </table:table-cell>
          <table:table-cell table:style-name="ce160" table:formula="of:=let(   total; SUM([.J27:.J37]);   dias; IF(total=0; 0;            IF(total&lt;=8; 1;              IF(total&lt;=12; 1.5;                IF(total&lt;=16; 2;                  1 + ROUNDUP((total-8)/4; 1) * 0.5                )              )            )          );   IF(dias=0; &quot;0 días&quot;; TEXT(dias;&quot;#.##&quot;) &amp; &quot; días&quot;) )" office:value-type="string" office:string-value="" calcext:value-type="error" table:number-columns-spanned="1" table:number-rows-spanned="11">
            <text:p>#NAME?</text:p>
          </table:table-cell>
          <table:table-cell table:style-name="ce161" office:value-type="percentage" office:value="0" calcext:value-type="percentage">
            <text:p>0%</text:p>
          </table:table-cell>
          <table:table-cell table:style-name="ce65" table:content-validation-name="val2"/>
          <table:table-cell table:style-name="ce65" table:content-validation-name="val3" office:value-type="string" calcext:value-type="string">
            <text:p>Pendiente</text:p>
          </table:table-cell>
          <table:table-cell table:style-name="ce93"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dedores Meseros y cajeros</text:p>
          </table:table-cell>
          <table:table-cell table:style-name="ce64" table:number-columns-repeated="3"/>
          <table:table-cell table:style-name="ce145" table:formula="of:=SUM([.D28:.F28])" office:value-type="float" office:value="0" calcext:value-type="float">
            <text:p>0</text:p>
          </table:table-cell>
          <table:table-cell table:style-name="ce152" table:formula="of:=(IF([.D28]=&quot;&quot;;0;[.D28])*1) + (IF([.E28]=&quot;&quot;;0;[.E28])*0.5) + (IF([.F28]=&quot;&quot;;0;[.F28])*0.25)" office:value-type="float" office:value="0" calcext:value-type="float">
            <text:p>0.00</text:p>
          </table:table-cell>
          <table:table-cell table:style-name="ce64" table:formula="of:=INT([.H28]*0.5) &amp; &quot; h &quot; &amp; TEXT(MOD([.H28]*0.5;1)*60;&quot;0&quot;) &amp; &quot; min&quot;" office:value-type="string" office:string-value="0 h 0 min" calcext:value-type="string">
            <text:p>0 h 0 min</text:p>
          </table:table-cell>
          <table:table-cell table:style-name="ce158" table:formula="of:=IFERROR(__xludf.dummyfunction(&quot;IF(ISBLANK(I28), 0,&#10;  IFERROR(VALUE(REGEXEXTRACT(I28,&quot;&quot;(\d+)\s*h&quot;&quot;)),0)&#10;  + IFERROR(VALUE(REGEXEXTRACT(I28,&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Lista de precios de venta</text:p>
          </table:table-cell>
          <table:table-cell table:style-name="ce64" table:number-columns-repeated="3"/>
          <table:table-cell table:style-name="ce145" table:formula="of:=SUM([.D29:.F29])" office:value-type="float" office:value="0" calcext:value-type="float">
            <text:p>0</text:p>
          </table:table-cell>
          <table:table-cell table:style-name="ce152" table:formula="of:=(IF([.D29]=&quot;&quot;;0;[.D29])*1) + (IF([.E29]=&quot;&quot;;0;[.E29])*0.5) + (IF([.F29]=&quot;&quot;;0;[.F29])*0.25)" office:value-type="float" office:value="0" calcext:value-type="float">
            <text:p>0.00</text:p>
          </table:table-cell>
          <table:table-cell table:style-name="ce64" table:formula="of:=INT([.H29]*0.5) &amp; &quot; h &quot; &amp; TEXT(MOD([.H29]*0.5;1)*60;&quot;0&quot;) &amp; &quot; min&quot;" office:value-type="string" office:string-value="0 h 0 min" calcext:value-type="string">
            <text:p>0 h 0 min</text:p>
          </table:table-cell>
          <table:table-cell table:style-name="ce158" table:formula="of:=IFERROR(__xludf.dummyfunction(&quot;IF(ISBLANK(I29), 0,&#10;  IFERROR(VALUE(REGEXEXTRACT(I29,&quot;&quot;(\d+)\s*h&quot;&quot;)),0)&#10;  + IFERROR(VALUE(REGEXEXTRACT(I29,&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3">
            <text:p>Operaciones</text:p>
          </table:table-cell>
          <table:table-cell table:style-name="ce64" office:value-type="string" calcext:value-type="string">
            <text:p>Facturacion</text:p>
          </table:table-cell>
          <table:table-cell table:style-name="ce64" table:number-columns-repeated="3"/>
          <table:table-cell table:style-name="ce145" table:formula="of:=SUM([.D30:.F30])" office:value-type="float" office:value="0" calcext:value-type="float">
            <text:p>0</text:p>
          </table:table-cell>
          <table:table-cell table:style-name="ce152" table:formula="of:=(IF([.D30]=&quot;&quot;;0;[.D30])*1) + (IF([.E30]=&quot;&quot;;0;[.E30])*0.5) + (IF([.F30]=&quot;&quot;;0;[.F30])*0.25)" office:value-type="float" office:value="0" calcext:value-type="float">
            <text:p>0.00</text:p>
          </table:table-cell>
          <table:table-cell table:style-name="ce64" table:formula="of:=INT([.H30]*0.5) &amp; &quot; h &quot; &amp; TEXT(MOD([.H30]*0.5;1)*60;&quot;0&quot;) &amp; &quot; min&quot;" office:value-type="string" office:string-value="0 h 0 min" calcext:value-type="string">
            <text:p>0 h 0 min</text:p>
          </table:table-cell>
          <table:table-cell table:style-name="ce158" table:formula="of:=IFERROR(__xludf.dummyfunction(&quot;IF(ISBLANK(I30), 0,&#10;  IFERROR(VALUE(REGEXEXTRACT(I30,&quot;&quot;(\d+)\s*h&quot;&quot;)),0)&#10;  + IFERROR(VALUE(REGEXEXTRACT(I30,&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Anulaciones</text:p>
          </table:table-cell>
          <table:table-cell table:style-name="ce64" table:number-columns-repeated="3"/>
          <table:table-cell table:style-name="ce145" table:formula="of:=SUM([.D31:.F31])" office:value-type="float" office:value="0" calcext:value-type="float">
            <text:p>0</text:p>
          </table:table-cell>
          <table:table-cell table:style-name="ce152" table:formula="of:=(IF([.D31]=&quot;&quot;;0;[.D31])*1) + (IF([.E31]=&quot;&quot;;0;[.E31])*0.5) + (IF([.F31]=&quot;&quot;;0;[.F31])*0.25)" office:value-type="float" office:value="0" calcext:value-type="float">
            <text:p>0.00</text:p>
          </table:table-cell>
          <table:table-cell table:style-name="ce64" table:formula="of:=INT([.H31]*0.5) &amp; &quot; h &quot; &amp; TEXT(MOD([.H31]*0.5;1)*60;&quot;0&quot;) &amp; &quot; min&quot;" office:value-type="string" office:string-value="0 h 0 min" calcext:value-type="string">
            <text:p>0 h 0 min</text:p>
          </table:table-cell>
          <table:table-cell table:style-name="ce158" table:formula="of:=IFERROR(__xludf.dummyfunction(&quot;IF(ISBLANK(I31), 0,&#10;  IFERROR(VALUE(REGEXEXTRACT(I31,&quot;&quot;(\d+)\s*h&quot;&quot;)),0)&#10;  + IFERROR(VALUE(REGEXEXTRACT(I31,&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aja</text:p>
          </table:table-cell>
          <table:table-cell table:style-name="ce64" table:number-columns-repeated="3"/>
          <table:table-cell table:style-name="ce145" table:formula="of:=SUM([.D32:.F32])" office:value-type="float" office:value="0" calcext:value-type="float">
            <text:p>0</text:p>
          </table:table-cell>
          <table:table-cell table:style-name="ce152" table:formula="of:=(IF([.D32]=&quot;&quot;;0;[.D32])*1) + (IF([.E32]=&quot;&quot;;0;[.E32])*0.5) + (IF([.F32]=&quot;&quot;;0;[.F32])*0.25)" office:value-type="float" office:value="0" calcext:value-type="float">
            <text:p>0.00</text:p>
          </table:table-cell>
          <table:table-cell table:style-name="ce64" table:formula="of:=INT([.H32]*0.5) &amp; &quot; h &quot; &amp; TEXT(MOD([.H32]*0.5;1)*60;&quot;0&quot;) &amp; &quot; min&quot;" office:value-type="string" office:string-value="0 h 0 min" calcext:value-type="string">
            <text:p>0 h 0 min</text:p>
          </table:table-cell>
          <table:table-cell table:style-name="ce158" table:formula="of:=IFERROR(__xludf.dummyfunction(&quot;IF(ISBLANK(I32), 0,&#10;  IFERROR(VALUE(REGEXEXTRACT(I32,&quot;&quot;(\d+)\s*h&quot;&quot;)),0)&#10;  + IFERROR(VALUE(REGEXEXTRACT(I32,&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2">
            <text:p>Consultas</text:p>
          </table:table-cell>
          <table:table-cell table:style-name="ce64" office:value-type="string" calcext:value-type="string">
            <text:p>Facturacion</text:p>
          </table:table-cell>
          <table:table-cell table:style-name="ce64" table:number-columns-repeated="3"/>
          <table:table-cell table:style-name="ce145" table:formula="of:=SUM([.D33:.F33])" office:value-type="float" office:value="0" calcext:value-type="float">
            <text:p>0</text:p>
          </table:table-cell>
          <table:table-cell table:style-name="ce152" table:formula="of:=(IF([.D33]=&quot;&quot;;0;[.D33])*1) + (IF([.E33]=&quot;&quot;;0;[.E33])*0.5) + (IF([.F33]=&quot;&quot;;0;[.F33])*0.25)" office:value-type="float" office:value="0" calcext:value-type="float">
            <text:p>0.00</text:p>
          </table:table-cell>
          <table:table-cell table:style-name="ce64" table:formula="of:=INT([.H33]*0.5) &amp; &quot; h &quot; &amp; TEXT(MOD([.H33]*0.5;1)*60;&quot;0&quot;) &amp; &quot; min&quot;" office:value-type="string" office:string-value="0 h 0 min" calcext:value-type="string">
            <text:p>0 h 0 min</text:p>
          </table:table-cell>
          <table:table-cell table:style-name="ce158" table:formula="of:=IFERROR(__xludf.dummyfunction(&quot;IF(ISBLANK(I33), 0,&#10;  IFERROR(VALUE(REGEXEXTRACT(I33,&quot;&quot;(\d+)\s*h&quot;&quot;)),0)&#10;  + IFERROR(VALUE(REGEXEXTRACT(I33,&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uentas por cobrar vencidas</text:p>
          </table:table-cell>
          <table:table-cell table:style-name="ce64" table:number-columns-repeated="3"/>
          <table:table-cell table:style-name="ce145" table:formula="of:=SUM([.D34:.F34])" office:value-type="float" office:value="0" calcext:value-type="float">
            <text:p>0</text:p>
          </table:table-cell>
          <table:table-cell table:style-name="ce152" table:formula="of:=(IF([.D34]=&quot;&quot;;0;[.D34])*1) + (IF([.E34]=&quot;&quot;;0;[.E34])*0.5) + (IF([.F34]=&quot;&quot;;0;[.F34])*0.25)" office:value-type="float" office:value="0" calcext:value-type="float">
            <text:p>0.00</text:p>
          </table:table-cell>
          <table:table-cell table:style-name="ce64" table:formula="of:=INT([.H34]*0.5) &amp; &quot; h &quot; &amp; TEXT(MOD([.H34]*0.5;1)*60;&quot;0&quot;) &amp; &quot; min&quot;" office:value-type="string" office:string-value="0 h 0 min" calcext:value-type="string">
            <text:p>0 h 0 min</text:p>
          </table:table-cell>
          <table:table-cell table:style-name="ce158" table:formula="of:=IFERROR(__xludf.dummyfunction(&quot;IF(ISBLANK(I34), 0,&#10;  IFERROR(VALUE(REGEXEXTRACT(I34,&quot;&quot;(\d+)\s*h&quot;&quot;)),0)&#10;  + IFERROR(VALUE(REGEXEXTRACT(I34,&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94"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table-cell table:style-name="ce27" office:value-type="string" calcext:value-type="string" table:number-columns-spanned="1" table:number-rows-spanned="3">
            <text:p>Reportes</text:p>
          </table:table-cell>
          <table:table-cell table:style-name="ce64" office:value-type="string" calcext:value-type="string">
            <text:p>Venta</text:p>
          </table:table-cell>
          <table:table-cell table:style-name="ce64" table:number-columns-repeated="3"/>
          <table:table-cell table:style-name="ce145" table:formula="of:=SUM([.D35:.F35])" office:value-type="float" office:value="0" calcext:value-type="float">
            <text:p>0</text:p>
          </table:table-cell>
          <table:table-cell table:style-name="ce152" table:formula="of:=(IF([.D35]=&quot;&quot;;0;[.D35])*1) + (IF([.E35]=&quot;&quot;;0;[.E35])*0.5) + (IF([.F35]=&quot;&quot;;0;[.F35])*0.25)" office:value-type="float" office:value="0" calcext:value-type="float">
            <text:p>0.00</text:p>
          </table:table-cell>
          <table:table-cell table:style-name="ce64" table:formula="of:=INT([.H35]*0.5) &amp; &quot; h &quot; &amp; TEXT(MOD([.H35]*0.5;1)*60;&quot;0&quot;) &amp; &quot; min&quot;" office:value-type="string" office:string-value="0 h 0 min" calcext:value-type="string">
            <text:p>0 h 0 min</text:p>
          </table:table-cell>
          <table:table-cell table:style-name="ce158" table:formula="of:=IFERROR(__xludf.dummyfunction(&quot;IF(ISBLANK(I35), 0,&#10;  IFERROR(VALUE(REGEXEXTRACT(I35,&quot;&quot;(\d+)\s*h&quot;&quot;)),0)&#10;  + IFERROR(VALUE(REGEXEXTRACT(I35,&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ta Financiero</text:p>
          </table:table-cell>
          <table:table-cell table:style-name="ce64" table:number-columns-repeated="3"/>
          <table:table-cell table:style-name="ce145" table:formula="of:=SUM([.D36:.F36])" office:value-type="float" office:value="0" calcext:value-type="float">
            <text:p>0</text:p>
          </table:table-cell>
          <table:table-cell table:style-name="ce152" table:formula="of:=(IF([.D36]=&quot;&quot;;0;[.D36])*1) + (IF([.E36]=&quot;&quot;;0;[.E36])*0.5) + (IF([.F36]=&quot;&quot;;0;[.F36])*0.25)" office:value-type="float" office:value="0" calcext:value-type="float">
            <text:p>0.00</text:p>
          </table:table-cell>
          <table:table-cell table:style-name="ce64" table:formula="of:=INT([.H36]*0.5) &amp; &quot; h &quot; &amp; TEXT(MOD([.H36]*0.5;1)*60;&quot;0&quot;) &amp; &quot; min&quot;" office:value-type="string" office:string-value="0 h 0 min" calcext:value-type="string">
            <text:p>0 h 0 min</text:p>
          </table:table-cell>
          <table:table-cell table:style-name="ce158" table:formula="of:=IFERROR(__xludf.dummyfunction(&quot;IF(ISBLANK(I36), 0,&#10;  IFERROR(VALUE(REGEXEXTRACT(I36,&quot;&quot;(\d+)\s*h&quot;&quot;)),0)&#10;  + IFERROR(VALUE(REGEXEXTRACT(I36,&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6" office:value-type="string" calcext:value-type="string">
            <text:p>Ventas</text:p>
          </table:table-cell>
          <table:covered-table-cell table:style-name="ce4"/>
          <table:table-cell table:style-name="ce66" office:value-type="string" calcext:value-type="string">
            <text:p>Tributario</text:p>
          </table:table-cell>
          <table:table-cell table:style-name="ce66" table:number-columns-repeated="3"/>
          <table:table-cell table:style-name="ce145" table:formula="of:=SUM([.D37:.F37])" office:value-type="float" office:value="0" calcext:value-type="float">
            <text:p>0</text:p>
          </table:table-cell>
          <table:table-cell table:style-name="ce152" table:formula="of:=(IF([.D37]=&quot;&quot;;0;[.D37])*1) + (IF([.E37]=&quot;&quot;;0;[.E37])*0.5) + (IF([.F37]=&quot;&quot;;0;[.F37])*0.25)" office:value-type="float" office:value="0" calcext:value-type="float">
            <text:p>0.00</text:p>
          </table:table-cell>
          <table:table-cell table:style-name="ce64" table:formula="of:=INT([.H37]*0.5) &amp; &quot; h &quot; &amp; TEXT(MOD([.H37]*0.5;1)*60;&quot;0&quot;) &amp; &quot; min&quot;" office:value-type="string" office:string-value="0 h 0 min" calcext:value-type="string">
            <text:p>0 h 0 min</text:p>
          </table:table-cell>
          <table:table-cell table:style-name="ce158" table:formula="of:=IFERROR(__xludf.dummyfunction(&quot;IF(ISBLANK(I37), 0,&#10;  IFERROR(VALUE(REGEXEXTRACT(I37,&quot;&quot;(\d+)\s*h&quot;&quot;)),0)&#10;  + IFERROR(VALUE(REGEXEXTRACT(I37,&quot;&quot;(\d+)\s*min&quot;&quot;)),0)/60&#10;)&#10;&quot;);0)" office:value-type="float" office:value="0" calcext:value-type="float">
            <text:p>0.00</text:p>
          </table:table-cell>
          <table:covered-table-cell/>
          <table:table-cell table:style-name="ce163"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5" office:value-type="string" calcext:value-type="string" table:number-columns-spanned="1" table:number-rows-spanned="6">
            <text:p>Tablas</text:p>
          </table:table-cell>
          <table:table-cell table:style-name="ce65" office:value-type="string" calcext:value-type="string">
            <text:p>Documentos</text:p>
          </table:table-cell>
          <table:table-cell table:style-name="ce65" table:number-columns-repeated="3"/>
          <table:table-cell table:style-name="ce144" table:formula="of:=SUM([.D38:.F38])" office:value-type="float" office:value="0" calcext:value-type="float">
            <text:p>0</text:p>
          </table:table-cell>
          <table:table-cell table:style-name="ce151" table:formula="of:=(IF([.D38]=&quot;&quot;;0;[.D38])*1) + (IF([.E38]=&quot;&quot;;0;[.E38])*0.5) + (IF([.F38]=&quot;&quot;;0;[.F38])*0.25)" office:value-type="float" office:value="0" calcext:value-type="float">
            <text:p>0.00</text:p>
          </table:table-cell>
          <table:table-cell table:style-name="ce65" table:formula="of:=INT([.H38]*0.5) &amp; &quot; h &quot; &amp; TEXT(MOD([.H38]*0.5;1)*60;&quot;0&quot;) &amp; &quot; min&quot;" office:value-type="string" office:string-value="0 h 0 min" calcext:value-type="string">
            <text:p>0 h 0 min</text:p>
          </table:table-cell>
          <table:table-cell table:style-name="ce158" table:formula="of:=IFERROR(__xludf.dummyfunction(&quot;IF(ISBLANK(I38), 0,&#10;  IFERROR(VALUE(REGEXEXTRACT(I38,&quot;&quot;(\d+)\s*h&quot;&quot;)),0)&#10;  + IFERROR(VALUE(REGEXEXTRACT(I38,&quot;&quot;(\d+)\s*min&quot;&quot;)),0)/60&#10;)&#10;&quot;);0)" office:value-type="float" office:value="0" calcext:value-type="float">
            <text:p>0.00</text:p>
          </table:table-cell>
          <table:table-cell table:style-name="ce65" table:formula="of:=let(   total; SUM([.J38:.J54]);   dias; IF(total=0; 0;            IF(total&lt;=8; 1;              IF(total&lt;=12; 1.5;                IF(total&lt;=16; 2;                  1 + ROUNDUP((total-8)/4; 1) * 0.5                )              )            )          );   IF(dias=0; &quot;0 días&quot;; TEXT(dias;&quot;#.##&quot;) &amp; &quot; días&quot;) )" office:value-type="string" office:string-value="" calcext:value-type="error" table:number-columns-spanned="1" table:number-rows-spanned="17">
            <text:p>#NAME?</text:p>
          </table:table-cell>
          <table:table-cell table:style-name="ce162" office:value-type="percentage" office:value="0" calcext:value-type="percentage">
            <text:p>0%</text:p>
          </table:table-cell>
          <table:table-cell table:style-name="ce65" table:content-validation-name="val2"/>
          <table:table-cell table:style-name="ce65" table:content-validation-name="val3" office:value-type="string" calcext:value-type="string">
            <text:p>Pendiente</text:p>
          </table:table-cell>
          <table:table-cell table:style-name="ce174"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ceptos Financieros</text:p>
          </table:table-cell>
          <table:table-cell table:style-name="ce64" office:value-type="float" office:value="2" calcext:value-type="float">
            <text:p>2</text:p>
          </table:table-cell>
          <table:table-cell table:number-columns-repeated="2" table:style-name="ce64" office:value-type="float" office:value="1" calcext:value-type="float">
            <text:p>1</text:p>
          </table:table-cell>
          <table:table-cell table:style-name="ce145" table:formula="of:=SUM([.D39:.F39])" office:value-type="float" office:value="4" calcext:value-type="float">
            <text:p>4</text:p>
          </table:table-cell>
          <table:table-cell table:style-name="ce152" table:formula="of:=(IF([.D39]=&quot;&quot;;0;[.D39])*1) + (IF([.E39]=&quot;&quot;;0;[.E39])*0.5) + (IF([.F39]=&quot;&quot;;0;[.F39])*0.25)" office:value-type="float" office:value="2.75" calcext:value-type="float">
            <text:p>2.75</text:p>
          </table:table-cell>
          <table:table-cell table:style-name="ce64" table:formula="of:=INT([.H39]*0.5) &amp; &quot; h &quot; &amp; TEXT(MOD([.H39]*0.5;1)*60;&quot;0&quot;) &amp; &quot; min&quot;" office:value-type="string" office:string-value="1 h 23 min" calcext:value-type="string">
            <text:p>1 h 23 min</text:p>
          </table:table-cell>
          <table:table-cell table:style-name="ce158" table:formula="of:=IFERROR(__xludf.dummyfunction(&quot;IF(ISBLANK(I39), 0,&#10;  IFERROR(VALUE(REGEXEXTRACT(I39,&quot;&quot;(\d+)\s*h&quot;&quot;)),0)&#10;  + IFERROR(VALUE(REGEXEXTRACT(I39,&quot;&quot;(\d+)\s*min&quot;&quot;)),0)/60&#10;)&#10;&quot;);1.38333333333333)" office:value-type="float" office:value="1.383333333" calcext:value-type="float">
            <text:p>1.38</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Grupos y Codigos de Flujos de caja</text:p>
          </table:table-cell>
          <table:table-cell table:style-name="ce64" table:number-columns-repeated="3"/>
          <table:table-cell table:style-name="ce145" table:formula="of:=SUM([.D40:.F40])" office:value-type="float" office:value="0" calcext:value-type="float">
            <text:p>0</text:p>
          </table:table-cell>
          <table:table-cell table:style-name="ce152" table:formula="of:=(IF([.D40]=&quot;&quot;;0;[.D40])*1) + (IF([.E40]=&quot;&quot;;0;[.E40])*0.5) + (IF([.F40]=&quot;&quot;;0;[.F40])*0.25)" office:value-type="float" office:value="0" calcext:value-type="float">
            <text:p>0.00</text:p>
          </table:table-cell>
          <table:table-cell table:style-name="ce64" table:formula="of:=INT([.H40]*0.5) &amp; &quot; h &quot; &amp; TEXT(MOD([.H40]*0.5;1)*60;&quot;0&quot;) &amp; &quot; min&quot;" office:value-type="string" office:string-value="0 h 0 min" calcext:value-type="string">
            <text:p>0 h 0 min</text:p>
          </table:table-cell>
          <table:table-cell table:style-name="ce158" table:formula="of:=IFERROR(__xludf.dummyfunction(&quot;IF(ISBLANK(I40), 0,&#10;  IFERROR(VALUE(REGEXEXTRACT(I40,&quot;&quot;(\d+)\s*h&quot;&quot;)),0)&#10;  + IFERROR(VALUE(REGEXEXTRACT(I40,&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Bancos</text:p>
          </table:table-cell>
          <table:table-cell table:style-name="ce64" table:number-columns-repeated="3"/>
          <table:table-cell table:style-name="ce145" table:formula="of:=SUM([.D41:.F41])" office:value-type="float" office:value="0" calcext:value-type="float">
            <text:p>0</text:p>
          </table:table-cell>
          <table:table-cell table:style-name="ce152" table:formula="of:=(IF([.D41]=&quot;&quot;;0;[.D41])*1) + (IF([.E41]=&quot;&quot;;0;[.E41])*0.5) + (IF([.F41]=&quot;&quot;;0;[.F41])*0.25)" office:value-type="float" office:value="0" calcext:value-type="float">
            <text:p>0.00</text:p>
          </table:table-cell>
          <table:table-cell table:style-name="ce64" table:formula="of:=INT([.H41]*0.5) &amp; &quot; h &quot; &amp; TEXT(MOD([.H41]*0.5;1)*60;&quot;0&quot;) &amp; &quot; min&quot;" office:value-type="string" office:string-value="0 h 0 min" calcext:value-type="string">
            <text:p>0 h 0 min</text:p>
          </table:table-cell>
          <table:table-cell table:style-name="ce158" table:formula="of:=IFERROR(__xludf.dummyfunction(&quot;IF(ISBLANK(I41), 0,&#10;  IFERROR(VALUE(REGEXEXTRACT(I41,&quot;&quot;(\d+)\s*h&quot;&quot;)),0)&#10;  + IFERROR(VALUE(REGEXEXTRACT(I41,&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Medios de Pago</text:p>
          </table:table-cell>
          <table:table-cell table:style-name="ce64" table:number-columns-repeated="3"/>
          <table:table-cell table:style-name="ce145" table:formula="of:=SUM([.D42:.F42])" office:value-type="float" office:value="0" calcext:value-type="float">
            <text:p>0</text:p>
          </table:table-cell>
          <table:table-cell table:style-name="ce152" table:formula="of:=(IF([.D42]=&quot;&quot;;0;[.D42])*1) + (IF([.E42]=&quot;&quot;;0;[.E42])*0.5) + (IF([.F42]=&quot;&quot;;0;[.F42])*0.25)" office:value-type="float" office:value="0" calcext:value-type="float">
            <text:p>0.00</text:p>
          </table:table-cell>
          <table:table-cell table:style-name="ce64" table:formula="of:=INT([.H42]*0.5) &amp; &quot; h &quot; &amp; TEXT(MOD([.H42]*0.5;1)*60;&quot;0&quot;) &amp; &quot; min&quot;" office:value-type="string" office:string-value="0 h 0 min" calcext:value-type="string">
            <text:p>0 h 0 min</text:p>
          </table:table-cell>
          <table:table-cell table:style-name="ce158" table:formula="of:=IFERROR(__xludf.dummyfunction(&quot;IF(ISBLANK(I42), 0,&#10;  IFERROR(VALUE(REGEXEXTRACT(I42,&quot;&quot;(\d+)\s*h&quot;&quot;)),0)&#10;  + IFERROR(VALUE(REGEXEXTRACT(I42,&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Formas de Pago</text:p>
          </table:table-cell>
          <table:table-cell table:style-name="ce64" table:number-columns-repeated="3"/>
          <table:table-cell table:style-name="ce145" table:formula="of:=SUM([.D43:.F43])" office:value-type="float" office:value="0" calcext:value-type="float">
            <text:p>0</text:p>
          </table:table-cell>
          <table:table-cell table:style-name="ce152" table:formula="of:=(IF([.D43]=&quot;&quot;;0;[.D43])*1) + (IF([.E43]=&quot;&quot;;0;[.E43])*0.5) + (IF([.F43]=&quot;&quot;;0;[.F43])*0.25)" office:value-type="float" office:value="0" calcext:value-type="float">
            <text:p>0.00</text:p>
          </table:table-cell>
          <table:table-cell table:style-name="ce64" table:formula="of:=INT([.H43]*0.5) &amp; &quot; h &quot; &amp; TEXT(MOD([.H43]*0.5;1)*60;&quot;0&quot;) &amp; &quot; min&quot;" office:value-type="string" office:string-value="0 h 0 min" calcext:value-type="string">
            <text:p>0 h 0 min</text:p>
          </table:table-cell>
          <table:table-cell table:style-name="ce158" table:formula="of:=IFERROR(__xludf.dummyfunction(&quot;IF(ISBLANK(I43), 0,&#10;  IFERROR(VALUE(REGEXEXTRACT(I43,&quot;&quot;(\d+)\s*h&quot;&quot;)),0)&#10;  + IFERROR(VALUE(REGEXEXTRACT(I43,&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6" office:value-type="string" calcext:value-type="string">
            <text:p>Operaciones</text:p>
          </table:table-cell>
          <table:table-cell table:style-name="ce64" office:value-type="string" calcext:value-type="string">
            <text:p>Cuentas por pagar</text:p>
          </table:table-cell>
          <table:table-cell table:style-name="ce64" table:number-columns-repeated="3"/>
          <table:table-cell table:style-name="ce145" table:formula="of:=SUM([.D44:.F44])" office:value-type="float" office:value="0" calcext:value-type="float">
            <text:p>0</text:p>
          </table:table-cell>
          <table:table-cell table:style-name="ce152" table:formula="of:=(IF([.D44]=&quot;&quot;;0;[.D44])*1) + (IF([.E44]=&quot;&quot;;0;[.E44])*0.5) + (IF([.F44]=&quot;&quot;;0;[.F44])*0.25)" office:value-type="float" office:value="0" calcext:value-type="float">
            <text:p>0.00</text:p>
          </table:table-cell>
          <table:table-cell table:style-name="ce64" table:formula="of:=INT([.H44]*0.5) &amp; &quot; h &quot; &amp; TEXT(MOD([.H44]*0.5;1)*60;&quot;0&quot;) &amp; &quot; min&quot;" office:value-type="string" office:string-value="0 h 0 min" calcext:value-type="string">
            <text:p>0 h 0 min</text:p>
          </table:table-cell>
          <table:table-cell table:style-name="ce158" table:formula="of:=IFERROR(__xludf.dummyfunction(&quot;IF(ISBLANK(I44), 0,&#10;  IFERROR(VALUE(REGEXEXTRACT(I44,&quot;&quot;(\d+)\s*h&quot;&quot;)),0)&#10;  + IFERROR(VALUE(REGEXEXTRACT(I44,&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6" office:value-type="string" calcext:value-type="string">
            <text:p>Adelantos</text:p>
          </table:table-cell>
          <table:table-cell table:style-name="ce64" office:value-type="string" calcext:value-type="string">
            <text:p>Solicitud de adelantos</text:p>
          </table:table-cell>
          <table:table-cell table:style-name="ce55" table:number-columns-repeated="3"/>
          <table:table-cell table:style-name="ce145" table:formula="of:=SUM([.D45:.F45])" office:value-type="float" office:value="0" calcext:value-type="float">
            <text:p>0</text:p>
          </table:table-cell>
          <table:table-cell table:style-name="ce152" table:formula="of:=(IF([.D45]=&quot;&quot;;0;[.D45])*1) + (IF([.E45]=&quot;&quot;;0;[.E45])*0.5) + (IF([.F45]=&quot;&quot;;0;[.F45])*0.25)" office:value-type="float" office:value="0" calcext:value-type="float">
            <text:p>0.00</text:p>
          </table:table-cell>
          <table:table-cell table:style-name="ce64" table:formula="of:=INT([.H45]*0.5) &amp; &quot; h &quot; &amp; TEXT(MOD([.H45]*0.5;1)*60;&quot;0&quot;) &amp; &quot; min&quot;" office:value-type="string" office:string-value="0 h 0 min" calcext:value-type="string">
            <text:p>0 h 0 min</text:p>
          </table:table-cell>
          <table:table-cell table:style-name="ce158" table:formula="of:=IFERROR(__xludf.dummyfunction(&quot;IF(ISBLANK(I45), 0,&#10;  IFERROR(VALUE(REGEXEXTRACT(I45,&quot;&quot;(\d+)\s*h&quot;&quot;)),0)&#10;  + IFERROR(VALUE(REGEXEXTRACT(I45,&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6" office:value-type="string" calcext:value-type="string">
            <text:p>Tesorería</text:p>
          </table:table-cell>
          <table:table-cell table:style-name="ce64" office:value-type="string" calcext:value-type="string">
            <text:p>Tesorería</text:p>
          </table:table-cell>
          <table:table-cell table:style-name="ce64" table:number-columns-repeated="3"/>
          <table:table-cell table:style-name="ce145" table:formula="of:=SUM([.D46:.F46])" office:value-type="float" office:value="0" calcext:value-type="float">
            <text:p>0</text:p>
          </table:table-cell>
          <table:table-cell table:style-name="ce152" table:formula="of:=(IF([.D46]=&quot;&quot;;0;[.D46])*1) + (IF([.E46]=&quot;&quot;;0;[.E46])*0.5) + (IF([.F46]=&quot;&quot;;0;[.F46])*0.25)" office:value-type="float" office:value="0" calcext:value-type="float">
            <text:p>0.00</text:p>
          </table:table-cell>
          <table:table-cell table:style-name="ce64" table:formula="of:=INT([.H46]*0.5) &amp; &quot; h &quot; &amp; TEXT(MOD([.H46]*0.5;1)*60;&quot;0&quot;) &amp; &quot; min&quot;" office:value-type="string" office:string-value="0 h 0 min" calcext:value-type="string">
            <text:p>0 h 0 min</text:p>
          </table:table-cell>
          <table:table-cell table:style-name="ce158" table:formula="of:=IFERROR(__xludf.dummyfunction(&quot;IF(ISBLANK(I46), 0,&#10;  IFERROR(VALUE(REGEXEXTRACT(I46,&quot;&quot;(\d+)\s*h&quot;&quot;)),0)&#10;  + IFERROR(VALUE(REGEXEXTRACT(I46,&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6" office:value-type="string" calcext:value-type="string">
            <text:p>Conciliaciones</text:p>
          </table:table-cell>
          <table:table-cell table:style-name="ce64" office:value-type="string" calcext:value-type="string">
            <text:p>Conciliaciones</text:p>
          </table:table-cell>
          <table:table-cell table:style-name="ce64" table:number-columns-repeated="3"/>
          <table:table-cell table:style-name="ce145" table:formula="of:=SUM([.D47:.F47])" office:value-type="float" office:value="0" calcext:value-type="float">
            <text:p>0</text:p>
          </table:table-cell>
          <table:table-cell table:style-name="ce152" table:formula="of:=(IF([.D47]=&quot;&quot;;0;[.D47])*1) + (IF([.E47]=&quot;&quot;;0;[.E47])*0.5) + (IF([.F47]=&quot;&quot;;0;[.F47])*0.25)" office:value-type="float" office:value="0" calcext:value-type="float">
            <text:p>0.00</text:p>
          </table:table-cell>
          <table:table-cell table:style-name="ce64" table:formula="of:=INT([.H47]*0.5) &amp; &quot; h &quot; &amp; TEXT(MOD([.H47]*0.5;1)*60;&quot;0&quot;) &amp; &quot; min&quot;" office:value-type="string" office:string-value="0 h 0 min" calcext:value-type="string">
            <text:p>0 h 0 min</text:p>
          </table:table-cell>
          <table:table-cell table:style-name="ce158" table:formula="of:=IFERROR(__xludf.dummyfunction(&quot;IF(ISBLANK(I47), 0,&#10;  IFERROR(VALUE(REGEXEXTRACT(I47,&quot;&quot;(\d+)\s*h&quot;&quot;)),0)&#10;  + IFERROR(VALUE(REGEXEXTRACT(I47,&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6" office:value-type="string" calcext:value-type="string" table:number-columns-spanned="1" table:number-rows-spanned="3">
            <text:p>Consultas</text:p>
          </table:table-cell>
          <table:table-cell table:style-name="ce64" office:value-type="string" calcext:value-type="string">
            <text:p>Consulta de saldos de caja y bancos</text:p>
          </table:table-cell>
          <table:table-cell table:style-name="ce64" table:number-columns-repeated="3"/>
          <table:table-cell table:style-name="ce145" table:formula="of:=SUM([.D48:.F48])" office:value-type="float" office:value="0" calcext:value-type="float">
            <text:p>0</text:p>
          </table:table-cell>
          <table:table-cell table:style-name="ce152" table:formula="of:=(IF([.D48]=&quot;&quot;;0;[.D48])*1) + (IF([.E48]=&quot;&quot;;0;[.E48])*0.5) + (IF([.F48]=&quot;&quot;;0;[.F48])*0.25)" office:value-type="float" office:value="0" calcext:value-type="float">
            <text:p>0.00</text:p>
          </table:table-cell>
          <table:table-cell table:style-name="ce64" table:formula="of:=INT([.H48]*0.5) &amp; &quot; h &quot; &amp; TEXT(MOD([.H48]*0.5;1)*60;&quot;0&quot;) &amp; &quot; min&quot;" office:value-type="string" office:string-value="0 h 0 min" calcext:value-type="string">
            <text:p>0 h 0 min</text:p>
          </table:table-cell>
          <table:table-cell table:style-name="ce158" table:formula="of:=IFERROR(__xludf.dummyfunction(&quot;IF(ISBLANK(I48), 0,&#10;  IFERROR(VALUE(REGEXEXTRACT(I48,&quot;&quot;(\d+)\s*h&quot;&quot;)),0)&#10;  + IFERROR(VALUE(REGEXEXTRACT(I48,&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sulta de Flujo de caja</text:p>
          </table:table-cell>
          <table:table-cell table:style-name="ce64" table:number-columns-repeated="3"/>
          <table:table-cell table:style-name="ce145" table:formula="of:=SUM([.D49:.F49])" office:value-type="float" office:value="0" calcext:value-type="float">
            <text:p>0</text:p>
          </table:table-cell>
          <table:table-cell table:style-name="ce152" table:formula="of:=(IF([.D49]=&quot;&quot;;0;[.D49])*1) + (IF([.E49]=&quot;&quot;;0;[.E49])*0.5) + (IF([.F49]=&quot;&quot;;0;[.F49])*0.25)" office:value-type="float" office:value="0" calcext:value-type="float">
            <text:p>0.00</text:p>
          </table:table-cell>
          <table:table-cell table:style-name="ce64" table:formula="of:=INT([.H49]*0.5) &amp; &quot; h &quot; &amp; TEXT(MOD([.H49]*0.5;1)*60;&quot;0&quot;) &amp; &quot; min&quot;" office:value-type="string" office:string-value="0 h 0 min" calcext:value-type="string">
            <text:p>0 h 0 min</text:p>
          </table:table-cell>
          <table:table-cell table:style-name="ce158" table:formula="of:=IFERROR(__xludf.dummyfunction(&quot;IF(ISBLANK(I49), 0,&#10;  IFERROR(VALUE(REGEXEXTRACT(I49,&quot;&quot;(\d+)\s*h&quot;&quot;)),0)&#10;  + IFERROR(VALUE(REGEXEXTRACT(I49,&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Documentos por finanzas</text:p>
          </table:table-cell>
          <table:table-cell table:style-name="ce64" table:number-columns-repeated="3"/>
          <table:table-cell table:style-name="ce145" table:formula="of:=SUM([.D50:.F50])" office:value-type="float" office:value="0" calcext:value-type="float">
            <text:p>0</text:p>
          </table:table-cell>
          <table:table-cell table:style-name="ce152" table:formula="of:=(IF([.D50]=&quot;&quot;;0;[.D50])*1) + (IF([.E50]=&quot;&quot;;0;[.E50])*0.5) + (IF([.F50]=&quot;&quot;;0;[.F50])*0.25)" office:value-type="float" office:value="0" calcext:value-type="float">
            <text:p>0.00</text:p>
          </table:table-cell>
          <table:table-cell table:style-name="ce64" table:formula="of:=INT([.H50]*0.5) &amp; &quot; h &quot; &amp; TEXT(MOD([.H50]*0.5;1)*60;&quot;0&quot;) &amp; &quot; min&quot;" office:value-type="string" office:string-value="0 h 0 min" calcext:value-type="string">
            <text:p>0 h 0 min</text:p>
          </table:table-cell>
          <table:table-cell table:style-name="ce158" table:formula="of:=IFERROR(__xludf.dummyfunction(&quot;IF(ISBLANK(I50), 0,&#10;  IFERROR(VALUE(REGEXEXTRACT(I50,&quot;&quot;(\d+)\s*h&quot;&quot;)),0)&#10;  + IFERROR(VALUE(REGEXEXTRACT(I50,&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table-cell table:style-name="ce27" office:value-type="string" calcext:value-type="string" table:number-columns-spanned="1" table:number-rows-spanned="4">
            <text:p>Reportes</text:p>
          </table:table-cell>
          <table:table-cell table:style-name="ce64" office:value-type="string" calcext:value-type="string">
            <text:p>Cuentas por pagar</text:p>
          </table:table-cell>
          <table:table-cell table:style-name="ce64" table:number-columns-repeated="3"/>
          <table:table-cell table:style-name="ce145" table:formula="of:=SUM([.D51:.F51])" office:value-type="float" office:value="0" calcext:value-type="float">
            <text:p>0</text:p>
          </table:table-cell>
          <table:table-cell table:style-name="ce152" table:formula="of:=(IF([.D51]=&quot;&quot;;0;[.D51])*1) + (IF([.E51]=&quot;&quot;;0;[.E51])*0.5) + (IF([.F51]=&quot;&quot;;0;[.F51])*0.25)" office:value-type="float" office:value="0" calcext:value-type="float">
            <text:p>0.00</text:p>
          </table:table-cell>
          <table:table-cell table:style-name="ce64" table:formula="of:=INT([.H51]*0.5) &amp; &quot; h &quot; &amp; TEXT(MOD([.H51]*0.5;1)*60;&quot;0&quot;) &amp; &quot; min&quot;" office:value-type="string" office:string-value="0 h 0 min" calcext:value-type="string">
            <text:p>0 h 0 min</text:p>
          </table:table-cell>
          <table:table-cell table:style-name="ce158" table:formula="of:=IFERROR(__xludf.dummyfunction(&quot;IF(ISBLANK(I51), 0,&#10;  IFERROR(VALUE(REGEXEXTRACT(I51,&quot;&quot;(\d+)\s*h&quot;&quot;)),0)&#10;  + IFERROR(VALUE(REGEXEXTRACT(I51,&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Tesorería</text:p>
          </table:table-cell>
          <table:table-cell table:style-name="ce64" table:number-columns-repeated="3"/>
          <table:table-cell table:style-name="ce145" table:formula="of:=SUM([.D52:.F52])" office:value-type="float" office:value="0" calcext:value-type="float">
            <text:p>0</text:p>
          </table:table-cell>
          <table:table-cell table:style-name="ce152" table:formula="of:=(IF([.D52]=&quot;&quot;;0;[.D52])*1) + (IF([.E52]=&quot;&quot;;0;[.E52])*0.5) + (IF([.F52]=&quot;&quot;;0;[.F52])*0.25)" office:value-type="float" office:value="0" calcext:value-type="float">
            <text:p>0.00</text:p>
          </table:table-cell>
          <table:table-cell table:style-name="ce64" table:formula="of:=INT([.H52]*0.5) &amp; &quot; h &quot; &amp; TEXT(MOD([.H52]*0.5;1)*60;&quot;0&quot;) &amp; &quot; min&quot;" office:value-type="string" office:string-value="0 h 0 min" calcext:value-type="string">
            <text:p>0 h 0 min</text:p>
          </table:table-cell>
          <table:table-cell table:style-name="ce158" table:formula="of:=IFERROR(__xludf.dummyfunction(&quot;IF(ISBLANK(I52), 0,&#10;  IFERROR(VALUE(REGEXEXTRACT(I52,&quot;&quot;(\d+)\s*h&quot;&quot;)),0)&#10;  + IFERROR(VALUE(REGEXEXTRACT(I52,&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cobrar vencidas</text:p>
          </table:table-cell>
          <table:table-cell table:style-name="ce64" table:number-columns-repeated="3"/>
          <table:table-cell table:style-name="ce145" table:formula="of:=SUM([.D53:.F53])" office:value-type="float" office:value="0" calcext:value-type="float">
            <text:p>0</text:p>
          </table:table-cell>
          <table:table-cell table:style-name="ce152" table:formula="of:=(IF([.D53]=&quot;&quot;;0;[.D53])*1) + (IF([.E53]=&quot;&quot;;0;[.E53])*0.5) + (IF([.F53]=&quot;&quot;;0;[.F53])*0.25)" office:value-type="float" office:value="0" calcext:value-type="float">
            <text:p>0.00</text:p>
          </table:table-cell>
          <table:table-cell table:style-name="ce64" table:formula="of:=INT([.H53]*0.5) &amp; &quot; h &quot; &amp; TEXT(MOD([.H53]*0.5;1)*60;&quot;0&quot;) &amp; &quot; min&quot;" office:value-type="string" office:string-value="0 h 0 min" calcext:value-type="string">
            <text:p>0 h 0 min</text:p>
          </table:table-cell>
          <table:table-cell table:style-name="ce158" table:formula="of:=IFERROR(__xludf.dummyfunction(&quot;IF(ISBLANK(I53), 0,&#10;  IFERROR(VALUE(REGEXEXTRACT(I53,&quot;&quot;(\d+)\s*h&quot;&quot;)),0)&#10;  + IFERROR(VALUE(REGEXEXTRACT(I53,&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7" office:value-type="string" calcext:value-type="string">
            <text:p>Finanzas</text:p>
          </table:table-cell>
          <table:covered-table-cell table:style-name="ce4"/>
          <table:table-cell table:style-name="ce66" office:value-type="string" calcext:value-type="string">
            <text:p>Finanzas</text:p>
          </table:table-cell>
          <table:table-cell table:style-name="ce66" table:number-columns-repeated="3"/>
          <table:table-cell table:style-name="ce145" table:formula="of:=SUM([.D54:.F54])" office:value-type="float" office:value="0" calcext:value-type="float">
            <text:p>0</text:p>
          </table:table-cell>
          <table:table-cell table:style-name="ce152" table:formula="of:=(IF([.D54]=&quot;&quot;;0;[.D54])*1) + (IF([.E54]=&quot;&quot;;0;[.E54])*0.5) + (IF([.F54]=&quot;&quot;;0;[.F54])*0.25)" office:value-type="float" office:value="0" calcext:value-type="float">
            <text:p>0.00</text:p>
          </table:table-cell>
          <table:table-cell table:style-name="ce64" table:formula="of:=INT([.H54]*0.5) &amp; &quot; h &quot; &amp; TEXT(MOD([.H54]*0.5;1)*60;&quot;0&quot;) &amp; &quot; min&quot;" office:value-type="string" office:string-value="0 h 0 min" calcext:value-type="string">
            <text:p>0 h 0 min</text:p>
          </table:table-cell>
          <table:table-cell table:style-name="ce158" table:formula="of:=IFERROR(__xludf.dummyfunction(&quot;IF(ISBLANK(I54), 0,&#10;  IFERROR(VALUE(REGEXEXTRACT(I54,&quot;&quot;(\d+)\s*h&quot;&quot;)),0)&#10;  + IFERROR(VALUE(REGEXEXTRACT(I54,&quot;&quot;(\d+)\s*min&quot;&quot;)),0)/60&#10;)&#10;&quot;);0)" office:value-type="float" office:value="0" calcext:value-type="float">
            <text:p>0.00</text:p>
          </table:table-cell>
          <table:covered-table-cell/>
          <table:table-cell table:style-name="ce163"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table-cell table:style-name="ce21" office:value-type="string" calcext:value-type="string" table:number-columns-spanned="1" table:number-rows-spanned="7">
            <text:p>Tablas</text:p>
          </table:table-cell>
          <table:table-cell table:style-name="ce65" office:value-type="string" calcext:value-type="string">
            <text:p>Plan contable</text:p>
          </table:table-cell>
          <table:table-cell table:style-name="ce54" office:value-type="float" office:value="5" calcext:value-type="float">
            <text:p>5</text:p>
          </table:table-cell>
          <table:table-cell table:number-columns-repeated="2" table:style-name="ce54" office:value-type="float" office:value="1" calcext:value-type="float">
            <text:p>1</text:p>
          </table:table-cell>
          <table:table-cell table:style-name="ce144" table:formula="of:=SUM([.D55:.F55])" office:value-type="float" office:value="7" calcext:value-type="float">
            <text:p>7</text:p>
          </table:table-cell>
          <table:table-cell table:style-name="ce151" table:formula="of:=(IF([.D55]=&quot;&quot;;0;[.D55])*1) + (IF([.E55]=&quot;&quot;;0;[.E55])*0.5) + (IF([.F55]=&quot;&quot;;0;[.F55])*0.25)" office:value-type="float" office:value="5.75" calcext:value-type="float">
            <text:p>5.75</text:p>
          </table:table-cell>
          <table:table-cell table:style-name="ce65" table:formula="of:=INT([.H55]*0.5) &amp; &quot; h &quot; &amp; TEXT(MOD([.H55]*0.5;1)*60;&quot;0&quot;) &amp; &quot; min&quot;" office:value-type="string" office:string-value="2 h 53 min" calcext:value-type="string">
            <text:p>2 h 53 min</text:p>
          </table:table-cell>
          <table:table-cell table:style-name="ce158" table:formula="of:=IFERROR(__xludf.dummyfunction(&quot;IF(ISBLANK(I55), 0,&#10;  IFERROR(VALUE(REGEXEXTRACT(I55,&quot;&quot;(\d+)\s*h&quot;&quot;)),0)&#10;  + IFERROR(VALUE(REGEXEXTRACT(I55,&quot;&quot;(\d+)\s*min&quot;&quot;)),0)/60&#10;)&#10;&quot;);2.88333333333333)" office:value-type="float" office:value="2.883333333" calcext:value-type="float">
            <text:p>2.88</text:p>
          </table:table-cell>
          <table:table-cell table:style-name="ce65" table:formula="of:=let(   total; SUM([.J55:.J76]);   dias; IF(total=0; 0;            IF(total&lt;=8; 1;              IF(total&lt;=12; 1.5;                IF(total&lt;=16; 2;                  1 + ROUNDUP((total-8)/4; 1) * 0.5                )              )            )          );   IF(dias=0; &quot;0 días&quot;; TEXT(dias;&quot;#.##&quot;) &amp; &quot; días&quot;) )" office:value-type="string" office:string-value="" calcext:value-type="error" table:number-columns-spanned="1" table:number-rows-spanned="22">
            <text:p>#NAME?</text:p>
          </table:table-cell>
          <table:table-cell table:style-name="ce164" office:value-type="percentage" office:value="1" calcext:value-type="percentage">
            <text:p>100%</text:p>
          </table:table-cell>
          <table:table-cell table:style-name="ce65" table:content-validation-name="val2" office:value-type="string" calcext:value-type="string">
            <text:p>Carlos</text:p>
          </table:table-cell>
          <table:table-cell table:style-name="ce65" table:content-validation-name="val3" office:value-type="string" calcext:value-type="string">
            <text:p>Completo</text:p>
          </table:table-cell>
          <table:table-cell table:style-name="ce175" table:content-validation-name="val4"/>
          <table:table-cell table:style-name="ce181" office:value-type="date" office:date-value="2025-11-13" calcext:value-type="date">
            <text:p>13-11</text:p>
          </table:table-cell>
          <table:table-cell table:style-name="ce184" office:value-type="time" office:time-value="PT08H10M00S" calcext:value-type="time">
            <text:p>8:10</text:p>
          </table:table-cell>
          <table:table-cell table:style-name="ce181" office:value-type="date" office:date-value="2025-11-13" calcext:value-type="date">
            <text:p>13-11</text:p>
          </table:table-cell>
          <table:table-cell table:style-name="ce184" office:value-type="time" office:time-value="PT17H20M00S" calcext:value-type="time">
            <text:p>17:20</text:p>
          </table:table-cell>
          <table:table-cell table:style-name="ce63" office:value-type="string" calcext:value-type="string">
            <text:p>En la mañana empece hasta las 8:30 una pantallla formullario, subi a academia, 11:30 aproveche para estandarizar rutas en todo el modulo contabilidad, 3:00 a 5:00 termine de reestructurar el submodulo plan contable</text:p>
          </table:table-cell>
          <table:table-cell table:style-name="ce63" table:number-columns-repeated="11"/>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entros de Costo</text:p>
          </table:table-cell>
          <table:table-cell table:number-columns-repeated="3" table:style-name="ce55" office:value-type="float" office:value="1" calcext:value-type="float">
            <text:p>1</text:p>
          </table:table-cell>
          <table:table-cell table:style-name="ce145" table:formula="of:=SUM([.D56:.F56])" office:value-type="float" office:value="3" calcext:value-type="float">
            <text:p>3</text:p>
          </table:table-cell>
          <table:table-cell table:style-name="ce152" table:formula="of:=(IF([.D56]=&quot;&quot;;0;[.D56])*1) + (IF([.E56]=&quot;&quot;;0;[.E56])*0.5) + (IF([.F56]=&quot;&quot;;0;[.F56])*0.25)" office:value-type="float" office:value="1.75" calcext:value-type="float">
            <text:p>1.75</text:p>
          </table:table-cell>
          <table:table-cell table:style-name="ce64" table:formula="of:=INT([.H56]*0.5) &amp; &quot; h &quot; &amp; TEXT(MOD([.H56]*0.5;1)*60;&quot;0&quot;) &amp; &quot; min&quot;" office:value-type="string" office:string-value="0 h 53 min" calcext:value-type="string">
            <text:p>0 h 53 min</text:p>
          </table:table-cell>
          <table:table-cell table:style-name="ce158" table:formula="of:=IFERROR(__xludf.dummyfunction(&quot;IF(ISBLANK(I56), 0,&#10;  IFERROR(VALUE(REGEXEXTRACT(I56,&quot;&quot;(\d+)\s*h&quot;&quot;)),0)&#10;  + IFERROR(VALUE(REGEXEXTRACT(I56,&quot;&quot;(\d+)\s*min&quot;&quot;)),0)/60&#10;)&#10;&quot;);0.883333333333333)" office:value-type="float" office:value="0.8833333333" calcext:value-type="float">
            <text:p>0.88</text:p>
          </table:table-cell>
          <table:covered-table-cell/>
          <table:table-cell table:style-name="ce165"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181" office:value-type="date" office:date-value="2025-11-13" calcext:value-type="date">
            <text:p>13-11</text:p>
          </table:table-cell>
          <table:table-cell table:style-name="ce184" office:value-type="time" office:time-value="PT05H20M00S" calcext:value-type="time">
            <text:p>5:20</text:p>
          </table:table-cell>
          <table:table-cell table:style-name="ce181" office:value-type="date" office:date-value="2025-11-14" calcext:value-type="date">
            <text:p>14-11</text:p>
          </table:table-cell>
          <table:table-cell table:style-name="ce63"/>
          <table:table-cell table:style-name="ce63" office:value-type="string" calcext:value-type="string">
            <text:p>Se empezo el submodulo</text:p>
          </table:table-cell>
          <table:table-cell table:style-name="ce63" table:number-columns-repeated="11"/>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Contabilidad</text:p>
          </table:table-cell>
          <table:table-cell table:style-name="ce55" table:number-columns-repeated="3"/>
          <table:table-cell table:style-name="ce145" table:formula="of:=SUM([.D57:.F57])" office:value-type="float" office:value="0" calcext:value-type="float">
            <text:p>0</text:p>
          </table:table-cell>
          <table:table-cell table:style-name="ce152" table:formula="of:=(IF([.D57]=&quot;&quot;;0;[.D57])*1) + (IF([.E57]=&quot;&quot;;0;[.E57])*0.5) + (IF([.F57]=&quot;&quot;;0;[.F57])*0.25)" office:value-type="float" office:value="0" calcext:value-type="float">
            <text:p>0.00</text:p>
          </table:table-cell>
          <table:table-cell table:style-name="ce64" table:formula="of:=INT([.H57]*0.5) &amp; &quot; h &quot; &amp; TEXT(MOD([.H57]*0.5;1)*60;&quot;0&quot;) &amp; &quot; min&quot;" office:value-type="string" office:string-value="0 h 0 min" calcext:value-type="string">
            <text:p>0 h 0 min</text:p>
          </table:table-cell>
          <table:table-cell table:style-name="ce158" table:formula="of:=IFERROR(__xludf.dummyfunction(&quot;IF(ISBLANK(I57), 0,&#10;  IFERROR(VALUE(REGEXEXTRACT(I57,&quot;&quot;(\d+)\s*h&quot;&quot;)),0)&#10;  + IFERROR(VALUE(REGEXEXTRACT(I57,&quot;&quot;(\d+)\s*min&quot;&quot;)),0)/60&#10;)&#10;&quot;);0)" office:value-type="float" office:value="0" calcext:value-type="float">
            <text:p>0.00</text:p>
          </table:table-cell>
          <table:covered-table-cell/>
          <table:table-cell table:style-name="ce166"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Almacenes</text:p>
          </table:table-cell>
          <table:table-cell table:style-name="ce55" table:number-columns-repeated="3"/>
          <table:table-cell table:style-name="ce145" table:formula="of:=SUM([.D58:.F58])" office:value-type="float" office:value="0" calcext:value-type="float">
            <text:p>0</text:p>
          </table:table-cell>
          <table:table-cell table:style-name="ce152" table:formula="of:=(IF([.D58]=&quot;&quot;;0;[.D58])*1) + (IF([.E58]=&quot;&quot;;0;[.E58])*0.5) + (IF([.F58]=&quot;&quot;;0;[.F58])*0.25)" office:value-type="float" office:value="0" calcext:value-type="float">
            <text:p>0.00</text:p>
          </table:table-cell>
          <table:table-cell table:style-name="ce64" table:formula="of:=INT([.H58]*0.5) &amp; &quot; h &quot; &amp; TEXT(MOD([.H58]*0.5;1)*60;&quot;0&quot;) &amp; &quot; min&quot;" office:value-type="string" office:string-value="0 h 0 min" calcext:value-type="string">
            <text:p>0 h 0 min</text:p>
          </table:table-cell>
          <table:table-cell table:style-name="ce158" table:formula="of:=IFERROR(__xludf.dummyfunction(&quot;IF(ISBLANK(I58), 0,&#10;  IFERROR(VALUE(REGEXEXTRACT(I58,&quot;&quot;(\d+)\s*h&quot;&quot;)),0)&#10;  + IFERROR(VALUE(REGEXEXTRACT(I58,&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Detracciones</text:p>
          </table:table-cell>
          <table:table-cell table:number-columns-repeated="3" table:style-name="ce55" office:value-type="float" office:value="1" calcext:value-type="float">
            <text:p>1</text:p>
          </table:table-cell>
          <table:table-cell table:style-name="ce145" table:formula="of:=SUM([.D59:.F59])" office:value-type="float" office:value="3" calcext:value-type="float">
            <text:p>3</text:p>
          </table:table-cell>
          <table:table-cell table:style-name="ce152" table:formula="of:=(IF([.D59]=&quot;&quot;;0;[.D59])*1) + (IF([.E59]=&quot;&quot;;0;[.E59])*0.5) + (IF([.F59]=&quot;&quot;;0;[.F59])*0.25)" office:value-type="float" office:value="1.75" calcext:value-type="float">
            <text:p>1.75</text:p>
          </table:table-cell>
          <table:table-cell table:style-name="ce64" table:formula="of:=INT([.H59]*0.5) &amp; &quot; h &quot; &amp; TEXT(MOD([.H59]*0.5;1)*60;&quot;0&quot;) &amp; &quot; min&quot;" office:value-type="string" office:string-value="0 h 53 min" calcext:value-type="string">
            <text:p>0 h 53 min</text:p>
          </table:table-cell>
          <table:table-cell table:style-name="ce158" table:formula="of:=IFERROR(__xludf.dummyfunction(&quot;IF(ISBLANK(I59), 0,&#10;  IFERROR(VALUE(REGEXEXTRACT(I59,&quot;&quot;(\d+)\s*h&quot;&quot;)),0)&#10;  + IFERROR(VALUE(REGEXEXTRACT(I59,&quot;&quot;(\d+)\s*min&quot;&quot;)),0)/60&#10;)&#10;&quot;);0.883333333333333)" office:value-type="float" office:value="0.8833333333" calcext:value-type="float">
            <text:p>0.88</text:p>
          </table:table-cell>
          <table:covered-table-cell/>
          <table:table-cell table:style-name="ce165"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Impuestos</text:p>
          </table:table-cell>
          <table:table-cell table:number-columns-repeated="2" table:style-name="ce55" office:value-type="float" office:value="1" calcext:value-type="float">
            <text:p>1</text:p>
          </table:table-cell>
          <table:table-cell table:style-name="ce55"/>
          <table:table-cell table:style-name="ce145" table:formula="of:=SUM([.D60:.F60])" office:value-type="float" office:value="2" calcext:value-type="float">
            <text:p>2</text:p>
          </table:table-cell>
          <table:table-cell table:style-name="ce152" table:formula="of:=(IF([.D60]=&quot;&quot;;0;[.D60])*1) + (IF([.E60]=&quot;&quot;;0;[.E60])*0.5) + (IF([.F60]=&quot;&quot;;0;[.F60])*0.25)" office:value-type="float" office:value="1.5" calcext:value-type="float">
            <text:p>1.50</text:p>
          </table:table-cell>
          <table:table-cell table:style-name="ce64" table:formula="of:=INT([.H60]*0.5) &amp; &quot; h &quot; &amp; TEXT(MOD([.H60]*0.5;1)*60;&quot;0&quot;) &amp; &quot; min&quot;" office:value-type="string" office:string-value="0 h 45 min" calcext:value-type="string">
            <text:p>0 h 45 min</text:p>
          </table:table-cell>
          <table:table-cell table:style-name="ce158" table:formula="of:=IFERROR(__xludf.dummyfunction(&quot;IF(ISBLANK(I60), 0,&#10;  IFERROR(VALUE(REGEXEXTRACT(I60,&quot;&quot;(\d+)\s*h&quot;&quot;)),0)&#10;  + IFERROR(VALUE(REGEXEXTRACT(I60,&quot;&quot;(\d+)\s*min&quot;&quot;)),0)/60&#10;)&#10;&quot;);0.75)" office:value-type="float" office:value="0.75" calcext:value-type="float">
            <text:p>0.75</text:p>
          </table:table-cell>
          <table:covered-table-cell/>
          <table:table-cell table:style-name="ce166"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uentas vs Subcategorías</text:p>
          </table:table-cell>
          <table:table-cell table:style-name="ce55" table:number-columns-repeated="3"/>
          <table:table-cell table:style-name="ce145" table:formula="of:=SUM([.D61:.F61])" office:value-type="float" office:value="0" calcext:value-type="float">
            <text:p>0</text:p>
          </table:table-cell>
          <table:table-cell table:style-name="ce152" table:formula="of:=(IF([.D61]=&quot;&quot;;0;[.D61])*1) + (IF([.E61]=&quot;&quot;;0;[.E61])*0.5) + (IF([.F61]=&quot;&quot;;0;[.F61])*0.25)" office:value-type="float" office:value="0" calcext:value-type="float">
            <text:p>0.00</text:p>
          </table:table-cell>
          <table:table-cell table:style-name="ce64" table:formula="of:=INT([.H61]*0.5) &amp; &quot; h &quot; &amp; TEXT(MOD([.H61]*0.5;1)*60;&quot;0&quot;) &amp; &quot; min&quot;" office:value-type="string" office:string-value="0 h 0 min" calcext:value-type="string">
            <text:p>0 h 0 min</text:p>
          </table:table-cell>
          <table:table-cell table:style-name="ce158" table:formula="of:=IFERROR(__xludf.dummyfunction(&quot;IF(ISBLANK(I61), 0,&#10;  IFERROR(VALUE(REGEXEXTRACT(I61,&quot;&quot;(\d+)\s*h&quot;&quot;)),0)&#10;  + IFERROR(VALUE(REGEXEXTRACT(I61,&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4">
            <text:p>Operaciones</text:p>
          </table:table-cell>
          <table:table-cell table:style-name="ce118" office:value-type="string" calcext:value-type="string">
            <text:p>Gestión de Asientos</text:p>
          </table:table-cell>
          <table:table-cell table:number-columns-repeated="2" table:style-name="ce55" office:value-type="float" office:value="4" calcext:value-type="float">
            <text:p>4</text:p>
          </table:table-cell>
          <table:table-cell table:style-name="ce55" office:value-type="float" office:value="2" calcext:value-type="float">
            <text:p>2</text:p>
          </table:table-cell>
          <table:table-cell table:style-name="ce145" table:formula="of:=SUM([.D62:.F62])" office:value-type="float" office:value="10" calcext:value-type="float">
            <text:p>10</text:p>
          </table:table-cell>
          <table:table-cell table:style-name="ce152" table:formula="of:=(IF([.D62]=&quot;&quot;;0;[.D62])*1) + (IF([.E62]=&quot;&quot;;0;[.E62])*0.5) + (IF([.F62]=&quot;&quot;;0;[.F62])*0.25)" office:value-type="float" office:value="6.5" calcext:value-type="float">
            <text:p>6.50</text:p>
          </table:table-cell>
          <table:table-cell table:style-name="ce64" table:formula="of:=INT([.H62]*0.5) &amp; &quot; h &quot; &amp; TEXT(MOD([.H62]*0.5;1)*60;&quot;0&quot;) &amp; &quot; min&quot;" office:value-type="string" office:string-value="3 h 15 min" calcext:value-type="string">
            <text:p>3 h 15 min</text:p>
          </table:table-cell>
          <table:table-cell table:style-name="ce158" table:formula="of:=IFERROR(__xludf.dummyfunction(&quot;IF(ISBLANK(I62), 0,&#10;  IFERROR(VALUE(REGEXEXTRACT(I62,&quot;&quot;(\d+)\s*h&quot;&quot;)),0)&#10;  + IFERROR(VALUE(REGEXEXTRACT(I62,&quot;&quot;(\d+)\s*min&quot;&quot;)),0)/60&#10;)&#10;&quot;);3.25)" office:value-type="float" office:value="3.25" calcext:value-type="float">
            <text:p>3.25</text:p>
          </table:table-cell>
          <table:covered-table-cell/>
          <table:table-cell table:style-name="ce165"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En proces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Integración</text:p>
          </table:table-cell>
          <table:table-cell table:style-name="ce55" table:number-columns-repeated="3"/>
          <table:table-cell table:style-name="ce145" table:formula="of:=SUM([.D63:.F63])" office:value-type="float" office:value="0" calcext:value-type="float">
            <text:p>0</text:p>
          </table:table-cell>
          <table:table-cell table:style-name="ce152" table:formula="of:=(IF([.D63]=&quot;&quot;;0;[.D63])*1) + (IF([.E63]=&quot;&quot;;0;[.E63])*0.5) + (IF([.F63]=&quot;&quot;;0;[.F63])*0.25)" office:value-type="float" office:value="0" calcext:value-type="float">
            <text:p>0.00</text:p>
          </table:table-cell>
          <table:table-cell table:style-name="ce64" table:formula="of:=INT([.H63]*0.5) &amp; &quot; h &quot; &amp; TEXT(MOD([.H63]*0.5;1)*60;&quot;0&quot;) &amp; &quot; min&quot;" office:value-type="string" office:string-value="0 h 0 min" calcext:value-type="string">
            <text:p>0 h 0 min</text:p>
          </table:table-cell>
          <table:table-cell table:style-name="ce158" table:formula="of:=IFERROR(__xludf.dummyfunction(&quot;IF(ISBLANK(I63), 0,&#10;  IFERROR(VALUE(REGEXEXTRACT(I63,&quot;&quot;(\d+)\s*h&quot;&quot;)),0)&#10;  + IFERROR(VALUE(REGEXEXTRACT(I63,&quot;&quot;(\d+)\s*min&quot;&quot;)),0)/60&#10;)&#10;&quot;);0)" office:value-type="float" office:value="0" calcext:value-type="float">
            <text:p>0.00</text:p>
          </table:table-cell>
          <table:covered-table-cell/>
          <table:table-cell table:style-name="ce166"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Ajustes contables</text:p>
          </table:table-cell>
          <table:table-cell table:style-name="ce55" office:value-type="float" office:value="2" calcext:value-type="float">
            <text:p>2</text:p>
          </table:table-cell>
          <table:table-cell table:number-columns-repeated="2" table:style-name="ce55" office:value-type="float" office:value="1" calcext:value-type="float">
            <text:p>1</text:p>
          </table:table-cell>
          <table:table-cell table:style-name="ce145" table:formula="of:=SUM([.D64:.F64])" office:value-type="float" office:value="4" calcext:value-type="float">
            <text:p>4</text:p>
          </table:table-cell>
          <table:table-cell table:style-name="ce152" table:formula="of:=(IF([.D64]=&quot;&quot;;0;[.D64])*1) + (IF([.E64]=&quot;&quot;;0;[.E64])*0.5) + (IF([.F64]=&quot;&quot;;0;[.F64])*0.25)" office:value-type="float" office:value="2.75" calcext:value-type="float">
            <text:p>2.75</text:p>
          </table:table-cell>
          <table:table-cell table:style-name="ce64" table:formula="of:=INT([.H64]*0.5) &amp; &quot; h &quot; &amp; TEXT(MOD([.H64]*0.5;1)*60;&quot;0&quot;) &amp; &quot; min&quot;" office:value-type="string" office:string-value="1 h 23 min" calcext:value-type="string">
            <text:p>1 h 23 min</text:p>
          </table:table-cell>
          <table:table-cell table:style-name="ce158" table:formula="of:=IFERROR(__xludf.dummyfunction(&quot;IF(ISBLANK(I64), 0,&#10;  IFERROR(VALUE(REGEXEXTRACT(I64,&quot;&quot;(\d+)\s*h&quot;&quot;)),0)&#10;  + IFERROR(VALUE(REGEXEXTRACT(I64,&quot;&quot;(\d+)\s*min&quot;&quot;)),0)/60&#10;)&#10;&quot;);1.38333333333333)" office:value-type="float" office:value="1.383333333" calcext:value-type="float">
            <text:p>1.38</text:p>
          </table:table-cell>
          <table:covered-table-cell/>
          <table:table-cell table:style-name="ce165"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En proces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Activos fijos</text:p>
          </table:table-cell>
          <table:table-cell table:style-name="ce55" table:number-columns-repeated="3"/>
          <table:table-cell table:style-name="ce145" table:formula="of:=SUM([.D65:.F65])" office:value-type="float" office:value="0" calcext:value-type="float">
            <text:p>0</text:p>
          </table:table-cell>
          <table:table-cell table:style-name="ce152" table:formula="of:=(IF([.D65]=&quot;&quot;;0;[.D65])*1) + (IF([.E65]=&quot;&quot;;0;[.E65])*0.5) + (IF([.F65]=&quot;&quot;;0;[.F65])*0.25)" office:value-type="float" office:value="0" calcext:value-type="float">
            <text:p>0.00</text:p>
          </table:table-cell>
          <table:table-cell table:style-name="ce64" table:formula="of:=INT([.H65]*0.5) &amp; &quot; h &quot; &amp; TEXT(MOD([.H65]*0.5;1)*60;&quot;0&quot;) &amp; &quot; min&quot;" office:value-type="string" office:string-value="0 h 0 min" calcext:value-type="string">
            <text:p>0 h 0 min</text:p>
          </table:table-cell>
          <table:table-cell table:style-name="ce158" table:formula="of:=IFERROR(__xludf.dummyfunction(&quot;IF(ISBLANK(I65), 0,&#10;  IFERROR(VALUE(REGEXEXTRACT(I65,&quot;&quot;(\d+)\s*h&quot;&quot;)),0)&#10;  + IFERROR(VALUE(REGEXEXTRACT(I65,&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2">
            <text:p>Consultas</text:p>
          </table:table-cell>
          <table:table-cell table:style-name="ce64" office:value-type="string" calcext:value-type="string">
            <text:p>Saldos de cuenta corriente</text:p>
          </table:table-cell>
          <table:table-cell table:style-name="ce55" table:number-columns-repeated="3"/>
          <table:table-cell table:style-name="ce145" table:formula="of:=SUM([.D66:.F66])" office:value-type="float" office:value="0" calcext:value-type="float">
            <text:p>0</text:p>
          </table:table-cell>
          <table:table-cell table:style-name="ce152" table:formula="of:=(IF([.D66]=&quot;&quot;;0;[.D66])*1) + (IF([.E66]=&quot;&quot;;0;[.E66])*0.5) + (IF([.F66]=&quot;&quot;;0;[.F66])*0.25)" office:value-type="float" office:value="0" calcext:value-type="float">
            <text:p>0.00</text:p>
          </table:table-cell>
          <table:table-cell table:style-name="ce64" table:formula="of:=INT([.H66]*0.5) &amp; &quot; h &quot; &amp; TEXT(MOD([.H66]*0.5;1)*60;&quot;0&quot;) &amp; &quot; min&quot;" office:value-type="string" office:string-value="0 h 0 min" calcext:value-type="string">
            <text:p>0 h 0 min</text:p>
          </table:table-cell>
          <table:table-cell table:style-name="ce158" table:formula="of:=IFERROR(__xludf.dummyfunction(&quot;IF(ISBLANK(I66), 0,&#10;  IFERROR(VALUE(REGEXEXTRACT(I66,&quot;&quot;(\d+)\s*h&quot;&quot;)),0)&#10;  + IFERROR(VALUE(REGEXEXTRACT(I66,&quot;&quot;(\d+)\s*min&quot;&quot;)),0)/60&#10;)&#10;&quot;);0)" office:value-type="float" office:value="0" calcext:value-type="float">
            <text:p>0.00</text:p>
          </table:table-cell>
          <table:covered-table-cell/>
          <table:table-cell table:style-name="ce166"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Centros de costos por trabajadores</text:p>
          </table:table-cell>
          <table:table-cell table:style-name="ce55" table:number-columns-repeated="3"/>
          <table:table-cell table:style-name="ce145" table:formula="of:=SUM([.D67:.F67])" office:value-type="float" office:value="0" calcext:value-type="float">
            <text:p>0</text:p>
          </table:table-cell>
          <table:table-cell table:style-name="ce152" table:formula="of:=(IF([.D67]=&quot;&quot;;0;[.D67])*1) + (IF([.E67]=&quot;&quot;;0;[.E67])*0.5) + (IF([.F67]=&quot;&quot;;0;[.F67])*0.25)" office:value-type="float" office:value="0" calcext:value-type="float">
            <text:p>0.00</text:p>
          </table:table-cell>
          <table:table-cell table:style-name="ce64" table:formula="of:=INT([.H67]*0.5) &amp; &quot; h &quot; &amp; TEXT(MOD([.H67]*0.5;1)*60;&quot;0&quot;) &amp; &quot; min&quot;" office:value-type="string" office:string-value="0 h 0 min" calcext:value-type="string">
            <text:p>0 h 0 min</text:p>
          </table:table-cell>
          <table:table-cell table:style-name="ce158" table:formula="of:=IFERROR(__xludf.dummyfunction(&quot;IF(ISBLANK(I67), 0,&#10;  IFERROR(VALUE(REGEXEXTRACT(I67,&quot;&quot;(\d+)\s*h&quot;&quot;)),0)&#10;  + IFERROR(VALUE(REGEXEXTRACT(I67,&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4">
            <text:p>Reportes</text:p>
          </table:table-cell>
          <table:table-cell table:style-name="ce64" office:value-type="string" calcext:value-type="string">
            <text:p>Maestro</text:p>
          </table:table-cell>
          <table:table-cell table:style-name="ce55" office:value-type="float" office:value="1" calcext:value-type="float">
            <text:p>1</text:p>
          </table:table-cell>
          <table:table-cell table:style-name="ce55"/>
          <table:table-cell table:style-name="ce55" office:value-type="float" office:value="1" calcext:value-type="float">
            <text:p>1</text:p>
          </table:table-cell>
          <table:table-cell table:style-name="ce145" table:formula="of:=SUM([.D68:.F68])" office:value-type="float" office:value="2" calcext:value-type="float">
            <text:p>2</text:p>
          </table:table-cell>
          <table:table-cell table:style-name="ce152" table:formula="of:=(IF([.D68]=&quot;&quot;;0;[.D68])*1) + (IF([.E68]=&quot;&quot;;0;[.E68])*0.5) + (IF([.F68]=&quot;&quot;;0;[.F68])*0.25)" office:value-type="float" office:value="1.25" calcext:value-type="float">
            <text:p>1.25</text:p>
          </table:table-cell>
          <table:table-cell table:style-name="ce64" table:formula="of:=INT([.H68]*0.5) &amp; &quot; h &quot; &amp; TEXT(MOD([.H68]*0.5;1)*60;&quot;0&quot;) &amp; &quot; min&quot;" office:value-type="string" office:string-value="0 h 38 min" calcext:value-type="string">
            <text:p>0 h 38 min</text:p>
          </table:table-cell>
          <table:table-cell table:style-name="ce158" table:formula="of:=IFERROR(__xludf.dummyfunction(&quot;IF(ISBLANK(I68), 0,&#10;  IFERROR(VALUE(REGEXEXTRACT(I68,&quot;&quot;(\d+)\s*h&quot;&quot;)),0)&#10;  + IFERROR(VALUE(REGEXEXTRACT(I68,&quot;&quot;(\d+)\s*min&quot;&quot;)),0)/60&#10;)&#10;&quot;);0.633333333333333)" office:value-type="float" office:value="0.6333333333" calcext:value-type="float">
            <text:p>0.63</text:p>
          </table:table-cell>
          <table:covered-table-cell/>
          <table:table-cell table:style-name="ce165"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Validación</text:p>
          </table:table-cell>
          <table:table-cell table:style-name="ce55" office:value-type="float" office:value="1" calcext:value-type="float">
            <text:p>1</text:p>
          </table:table-cell>
          <table:table-cell table:style-name="ce55"/>
          <table:table-cell table:style-name="ce55" office:value-type="float" office:value="1" calcext:value-type="float">
            <text:p>1</text:p>
          </table:table-cell>
          <table:table-cell table:style-name="ce145" table:formula="of:=SUM([.D69:.F69])" office:value-type="float" office:value="2" calcext:value-type="float">
            <text:p>2</text:p>
          </table:table-cell>
          <table:table-cell table:style-name="ce152" table:formula="of:=(IF([.D69]=&quot;&quot;;0;[.D69])*1) + (IF([.E69]=&quot;&quot;;0;[.E69])*0.5) + (IF([.F69]=&quot;&quot;;0;[.F69])*0.25)" office:value-type="float" office:value="1.25" calcext:value-type="float">
            <text:p>1.25</text:p>
          </table:table-cell>
          <table:table-cell table:style-name="ce64" table:formula="of:=INT([.H69]*0.5) &amp; &quot; h &quot; &amp; TEXT(MOD([.H69]*0.5;1)*60;&quot;0&quot;) &amp; &quot; min&quot;" office:value-type="string" office:string-value="0 h 38 min" calcext:value-type="string">
            <text:p>0 h 38 min</text:p>
          </table:table-cell>
          <table:table-cell table:style-name="ce158" table:formula="of:=IFERROR(__xludf.dummyfunction(&quot;IF(ISBLANK(I69), 0,&#10;  IFERROR(VALUE(REGEXEXTRACT(I69,&quot;&quot;(\d+)\s*h&quot;&quot;)),0)&#10;  + IFERROR(VALUE(REGEXEXTRACT(I69,&quot;&quot;(\d+)\s*min&quot;&quot;)),0)/60&#10;)&#10;&quot;);0.633333333333333)" office:value-type="float" office:value="0.6333333333" calcext:value-type="float">
            <text:p>0.63</text:p>
          </table:table-cell>
          <table:covered-table-cell/>
          <table:table-cell table:style-name="ce166"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Libros y Asientos Contables</text:p>
          </table:table-cell>
          <table:table-cell table:style-name="ce55" office:value-type="float" office:value="1" calcext:value-type="float">
            <text:p>1</text:p>
          </table:table-cell>
          <table:table-cell table:style-name="ce55"/>
          <table:table-cell table:style-name="ce55" office:value-type="float" office:value="1" calcext:value-type="float">
            <text:p>1</text:p>
          </table:table-cell>
          <table:table-cell table:style-name="ce145" table:formula="of:=SUM([.D70:.F70])" office:value-type="float" office:value="2" calcext:value-type="float">
            <text:p>2</text:p>
          </table:table-cell>
          <table:table-cell table:style-name="ce152" table:formula="of:=(IF([.D70]=&quot;&quot;;0;[.D70])*1) + (IF([.E70]=&quot;&quot;;0;[.E70])*0.5) + (IF([.F70]=&quot;&quot;;0;[.F70])*0.25)" office:value-type="float" office:value="1.25" calcext:value-type="float">
            <text:p>1.25</text:p>
          </table:table-cell>
          <table:table-cell table:style-name="ce64" table:formula="of:=INT([.H70]*0.5) &amp; &quot; h &quot; &amp; TEXT(MOD([.H70]*0.5;1)*60;&quot;0&quot;) &amp; &quot; min&quot;" office:value-type="string" office:string-value="0 h 38 min" calcext:value-type="string">
            <text:p>0 h 38 min</text:p>
          </table:table-cell>
          <table:table-cell table:style-name="ce158" table:formula="of:=IFERROR(__xludf.dummyfunction(&quot;IF(ISBLANK(I70), 0,&#10;  IFERROR(VALUE(REGEXEXTRACT(I70,&quot;&quot;(\d+)\s*h&quot;&quot;)),0)&#10;  + IFERROR(VALUE(REGEXEXTRACT(I70,&quot;&quot;(\d+)\s*min&quot;&quot;)),0)/60&#10;)&#10;&quot;);0.633333333333333)" office:value-type="float" office:value="0.6333333333" calcext:value-type="float">
            <text:p>0.63</text:p>
          </table:table-cell>
          <table:covered-table-cell/>
          <table:table-cell table:style-name="ce165"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64" office:value-type="string" calcext:value-type="string">
            <text:p>Financieros</text:p>
          </table:table-cell>
          <table:table-cell table:style-name="ce55" table:number-columns-repeated="3"/>
          <table:table-cell table:style-name="ce145" table:formula="of:=SUM([.D71:.F71])" office:value-type="float" office:value="0" calcext:value-type="float">
            <text:p>0</text:p>
          </table:table-cell>
          <table:table-cell table:style-name="ce152" table:formula="of:=(IF([.D71]=&quot;&quot;;0;[.D71])*1) + (IF([.E71]=&quot;&quot;;0;[.E71])*0.5) + (IF([.F71]=&quot;&quot;;0;[.F71])*0.25)" office:value-type="float" office:value="0" calcext:value-type="float">
            <text:p>0.00</text:p>
          </table:table-cell>
          <table:table-cell table:style-name="ce64" table:formula="of:=INT([.H71]*0.5) &amp; &quot; h &quot; &amp; TEXT(MOD([.H71]*0.5;1)*60;&quot;0&quot;) &amp; &quot; min&quot;" office:value-type="string" office:string-value="0 h 0 min" calcext:value-type="string">
            <text:p>0 h 0 min</text:p>
          </table:table-cell>
          <table:table-cell table:style-name="ce158" table:formula="of:=IFERROR(__xludf.dummyfunction(&quot;IF(ISBLANK(I71), 0,&#10;  IFERROR(VALUE(REGEXEXTRACT(I71,&quot;&quot;(\d+)\s*h&quot;&quot;)),0)&#10;  + IFERROR(VALUE(REGEXEXTRACT(I71,&quot;&quot;(\d+)\s*min&quot;&quot;)),0)/60&#10;)&#10;&quot;);0)" office:value-type="float" office:value="0" calcext:value-type="float">
            <text:p>0.00</text:p>
          </table:table-cell>
          <table:covered-table-cell/>
          <table:table-cell table:style-name="ce165" office:value-type="percentage" office:value="1" calcext:value-type="percentage">
            <text:p>10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table-cell table:style-name="ce20" office:value-type="string" calcext:value-type="string" table:number-columns-spanned="1" table:number-rows-spanned="5">
            <text:p>Procesos</text:p>
          </table:table-cell>
          <table:table-cell table:style-name="ce118" office:value-type="string" calcext:value-type="string">
            <text:p>Libros Electrónicos</text:p>
          </table:table-cell>
          <table:table-cell table:style-name="ce55" table:number-columns-repeated="3"/>
          <table:table-cell table:style-name="ce145" table:formula="of:=SUM([.D72:.F72])" office:value-type="float" office:value="0" calcext:value-type="float">
            <text:p>0</text:p>
          </table:table-cell>
          <table:table-cell table:style-name="ce152" table:formula="of:=(IF([.D72]=&quot;&quot;;0;[.D72])*1) + (IF([.E72]=&quot;&quot;;0;[.E72])*0.5) + (IF([.F72]=&quot;&quot;;0;[.F72])*0.25)" office:value-type="float" office:value="0" calcext:value-type="float">
            <text:p>0.00</text:p>
          </table:table-cell>
          <table:table-cell table:style-name="ce64" table:formula="of:=INT([.H72]*0.5) &amp; &quot; h &quot; &amp; TEXT(MOD([.H72]*0.5;1)*60;&quot;0&quot;) &amp; &quot; min&quot;" office:value-type="string" office:string-value="0 h 0 min" calcext:value-type="string">
            <text:p>0 h 0 min</text:p>
          </table:table-cell>
          <table:table-cell table:style-name="ce158" table:formula="of:=IFERROR(__xludf.dummyfunction(&quot;IF(ISBLANK(I72), 0,&#10;  IFERROR(VALUE(REGEXEXTRACT(I72,&quot;&quot;(\d+)\s*h&quot;&quot;)),0)&#10;  + IFERROR(VALUE(REGEXEXTRACT(I72,&quot;&quot;(\d+)\s*min&quot;&quot;)),0)/60&#10;)&#10;&quot;);0)" office:value-type="float" office:value="0" calcext:value-type="float">
            <text:p>0.00</text:p>
          </table:table-cell>
          <table:covered-table-cell/>
          <table:table-cell table:style-name="ce166"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Consistencia de Asientos</text:p>
          </table:table-cell>
          <table:table-cell table:style-name="ce55" table:number-columns-repeated="3"/>
          <table:table-cell table:style-name="ce145" table:formula="of:=SUM([.D73:.F73])" office:value-type="float" office:value="0" calcext:value-type="float">
            <text:p>0</text:p>
          </table:table-cell>
          <table:table-cell table:style-name="ce152" table:formula="of:=(IF([.D73]=&quot;&quot;;0;[.D73])*1) + (IF([.E73]=&quot;&quot;;0;[.E73])*0.5) + (IF([.F73]=&quot;&quot;;0;[.F73])*0.25)" office:value-type="float" office:value="0" calcext:value-type="float">
            <text:p>0.00</text:p>
          </table:table-cell>
          <table:table-cell table:style-name="ce64" table:formula="of:=INT([.H73]*0.5) &amp; &quot; h &quot; &amp; TEXT(MOD([.H73]*0.5;1)*60;&quot;0&quot;) &amp; &quot; min&quot;" office:value-type="string" office:string-value="0 h 0 min" calcext:value-type="string">
            <text:p>0 h 0 min</text:p>
          </table:table-cell>
          <table:table-cell table:style-name="ce158" table:formula="of:=IFERROR(__xludf.dummyfunction(&quot;IF(ISBLANK(I73), 0,&#10;  IFERROR(VALUE(REGEXEXTRACT(I73,&quot;&quot;(\d+)\s*h&quot;&quot;)),0)&#10;  + IFERROR(VALUE(REGEXEXTRACT(I73,&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Clonaciones de Asientos</text:p>
          </table:table-cell>
          <table:table-cell table:style-name="ce55" table:number-columns-repeated="3"/>
          <table:table-cell table:style-name="ce145" table:formula="of:=SUM([.D74:.F74])" office:value-type="float" office:value="0" calcext:value-type="float">
            <text:p>0</text:p>
          </table:table-cell>
          <table:table-cell table:style-name="ce152" table:formula="of:=(IF([.D74]=&quot;&quot;;0;[.D74])*1) + (IF([.E74]=&quot;&quot;;0;[.E74])*0.5) + (IF([.F74]=&quot;&quot;;0;[.F74])*0.25)" office:value-type="float" office:value="0" calcext:value-type="float">
            <text:p>0.00</text:p>
          </table:table-cell>
          <table:table-cell table:style-name="ce64" table:formula="of:=INT([.H74]*0.5) &amp; &quot; h &quot; &amp; TEXT(MOD([.H74]*0.5;1)*60;&quot;0&quot;) &amp; &quot; min&quot;" office:value-type="string" office:string-value="0 h 0 min" calcext:value-type="string">
            <text:p>0 h 0 min</text:p>
          </table:table-cell>
          <table:table-cell table:style-name="ce158" table:formula="of:=IFERROR(__xludf.dummyfunction(&quot;IF(ISBLANK(I74), 0,&#10;  IFERROR(VALUE(REGEXEXTRACT(I74,&quot;&quot;(\d+)\s*h&quot;&quot;)),0)&#10;  + IFERROR(VALUE(REGEXEXTRACT(I74,&quot;&quot;(\d+)\s*min&quot;&quot;)),0)/60&#10;)&#10;&quot;);0)" office:value-type="float" office:value="0" calcext:value-type="float">
            <text:p>0.00</text:p>
          </table:table-cell>
          <table:covered-table-cell/>
          <table:table-cell table:style-name="ce165"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table-cell table:style-name="ce118" office:value-type="string" calcext:value-type="string">
            <text:p>Importación de Asientos</text:p>
          </table:table-cell>
          <table:table-cell table:style-name="ce55" table:number-columns-repeated="3"/>
          <table:table-cell table:style-name="ce145" table:formula="of:=SUM([.D75:.F75])" office:value-type="float" office:value="0" calcext:value-type="float">
            <text:p>0</text:p>
          </table:table-cell>
          <table:table-cell table:style-name="ce152" table:formula="of:=(IF([.D75]=&quot;&quot;;0;[.D75])*1) + (IF([.E75]=&quot;&quot;;0;[.E75])*0.5) + (IF([.F75]=&quot;&quot;;0;[.F75])*0.25)" office:value-type="float" office:value="0" calcext:value-type="float">
            <text:p>0.00</text:p>
          </table:table-cell>
          <table:table-cell table:style-name="ce64" table:formula="of:=INT([.H75]*0.5) &amp; &quot; h &quot; &amp; TEXT(MOD([.H75]*0.5;1)*60;&quot;0&quot;) &amp; &quot; min&quot;" office:value-type="string" office:string-value="0 h 0 min" calcext:value-type="string">
            <text:p>0 h 0 min</text:p>
          </table:table-cell>
          <table:table-cell table:style-name="ce158" table:formula="of:=IFERROR(__xludf.dummyfunction(&quot;IF(ISBLANK(I75), 0,&#10;  IFERROR(VALUE(REGEXEXTRACT(I75,&quot;&quot;(\d+)\s*h&quot;&quot;)),0)&#10;  + IFERROR(VALUE(REGEXEXTRACT(I75,&quot;&quot;(\d+)\s*min&quot;&quot;)),0)/60&#10;)&#10;&quot;);0)" office:value-type="float" office:value="0" calcext:value-type="float">
            <text:p>0.00</text:p>
          </table:table-cell>
          <table:covered-table-cell/>
          <table:table-cell table:style-name="ce166"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8" office:value-type="string" calcext:value-type="string">
            <text:p>Contabilidad</text:p>
          </table:table-cell>
          <table:covered-table-cell table:style-name="ce18"/>
          <table:table-cell table:style-name="ce119" office:value-type="string" calcext:value-type="string">
            <text:p>Cierre Contable</text:p>
          </table:table-cell>
          <table:table-cell table:style-name="ce133"/>
          <table:table-cell table:style-name="ce55"/>
          <table:table-cell table:style-name="ce133"/>
          <table:table-cell table:style-name="ce145" table:formula="of:=SUM([.D76:.F76])" office:value-type="float" office:value="0" calcext:value-type="float">
            <text:p>0</text:p>
          </table:table-cell>
          <table:table-cell table:style-name="ce152" table:formula="of:=(IF([.D76]=&quot;&quot;;0;[.D76])*1) + (IF([.E76]=&quot;&quot;;0;[.E76])*0.5) + (IF([.F76]=&quot;&quot;;0;[.F76])*0.25)" office:value-type="float" office:value="0" calcext:value-type="float">
            <text:p>0.00</text:p>
          </table:table-cell>
          <table:table-cell table:style-name="ce64" table:formula="of:=INT([.H76]*0.5) &amp; &quot; h &quot; &amp; TEXT(MOD([.H76]*0.5;1)*60;&quot;0&quot;) &amp; &quot; min&quot;" office:value-type="string" office:string-value="0 h 0 min" calcext:value-type="string">
            <text:p>0 h 0 min</text:p>
          </table:table-cell>
          <table:table-cell table:style-name="ce158" table:formula="of:=IFERROR(__xludf.dummyfunction(&quot;IF(ISBLANK(I76), 0,&#10;  IFERROR(VALUE(REGEXEXTRACT(I76,&quot;&quot;(\d+)\s*h&quot;&quot;)),0)&#10;  + IFERROR(VALUE(REGEXEXTRACT(I76,&quot;&quot;(\d+)\s*min&quot;&quot;)),0)/60&#10;)&#10;&quot;);0)" office:value-type="float" office:value="0" calcext:value-type="float">
            <text:p>0.00</text:p>
          </table:table-cell>
          <table:covered-table-cell/>
          <table:table-cell table:style-name="ce167"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table-cell table:style-name="ce113" office:value-type="string" calcext:value-type="string" table:number-columns-spanned="1" table:number-rows-spanned="10">
            <text:p>Tablas</text:p>
          </table:table-cell>
          <table:table-cell table:style-name="ce65" office:value-type="string" calcext:value-type="string">
            <text:p>Operaciones con los Activos</text:p>
          </table:table-cell>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float" office:value="1" calcext:value-type="float">
            <text:p>1</text:p>
          </table:table-cell>
          <table:table-cell table:style-name="ce144" table:formula="of:=SUM([.D77:.F77])" office:value-type="float" office:value="2" calcext:value-type="float">
            <text:p>2</text:p>
          </table:table-cell>
          <table:table-cell table:style-name="ce151" table:formula="of:=(IF([.D77]=&quot;&quot;;0;[.D77])*1) + (IF([.E77]=&quot;&quot;;0;[.E77])*0.5) + (IF([.F77]=&quot;&quot;;0;[.F77])*0.25)" office:value-type="float" office:value="1.25" calcext:value-type="float">
            <text:p>1.25</text:p>
          </table:table-cell>
          <table:table-cell table:style-name="ce65" table:formula="of:=INT([.H77]*0.5) &amp; &quot; h &quot; &amp; TEXT(MOD([.H77]*0.5;1)*60;&quot;0&quot;) &amp; &quot; min&quot;" office:value-type="string" office:string-value="0 h 38 min" calcext:value-type="string">
            <text:p>0 h 38 min</text:p>
          </table:table-cell>
          <table:table-cell table:style-name="ce158" table:formula="of:=IFERROR(__xludf.dummyfunction(&quot;IF(ISBLANK(I77), 0,&#10;  IFERROR(VALUE(REGEXEXTRACT(I77,&quot;&quot;(\d+)\s*h&quot;&quot;)),0)&#10;  + IFERROR(VALUE(REGEXEXTRACT(I77,&quot;&quot;(\d+)\s*min&quot;&quot;)),0)/60&#10;)&#10;&quot;);0.633333333333333)" office:value-type="float" office:value="0.6333333333" calcext:value-type="float">
            <text:p>0.63</text:p>
          </table:table-cell>
          <table:table-cell table:style-name="ce65" table:formula="of:=let(   total; SUM([.J77:.J103]);   dias; IF(total=0; 0;            IF(total&lt;=8; 1;              IF(total&lt;=12; 1.5;                IF(total&lt;=16; 2;                  1 + ROUNDUP((total-8)/4; 1) * 0.5                )              )            )          );   IF(dias=0; &quot;0 días&quot;; TEXT(dias;&quot;#.##&quot;) &amp; &quot; días&quot;) )" office:value-type="string" office:string-value="" calcext:value-type="error" table:number-columns-spanned="1" table:number-rows-spanned="27">
            <text:p>#NAME?</text:p>
          </table:table-cell>
          <table:table-cell table:style-name="ce162" office:value-type="percentage" office:value="0.95" calcext:value-type="percentage">
            <text:p>95%</text:p>
          </table:table-cell>
          <table:table-cell table:style-name="ce65" table:content-validation-name="val2" office:value-type="string" calcext:value-type="string">
            <text:p>Carlos</text:p>
          </table:table-cell>
          <table:table-cell table:style-name="ce65" table:content-validation-name="val3" office:value-type="string" calcext:value-type="string">
            <text:p>Completo</text:p>
          </table:table-cell>
          <table:table-cell table:style-name="ce93"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Incidencias de los Activo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78:.F78])" office:value-type="float" office:value="2" calcext:value-type="float">
            <text:p>2</text:p>
          </table:table-cell>
          <table:table-cell table:style-name="ce152" table:formula="of:=(IF([.D78]=&quot;&quot;;0;[.D78])*1) + (IF([.E78]=&quot;&quot;;0;[.E78])*0.5) + (IF([.F78]=&quot;&quot;;0;[.F78])*0.25)" office:value-type="float" office:value="1.25" calcext:value-type="float">
            <text:p>1.25</text:p>
          </table:table-cell>
          <table:table-cell table:style-name="ce64" table:formula="of:=INT([.H78]*0.5) &amp; &quot; h &quot; &amp; TEXT(MOD([.H78]*0.5;1)*60;&quot;0&quot;) &amp; &quot; min&quot;" office:value-type="string" office:string-value="0 h 38 min" calcext:value-type="string">
            <text:p>0 h 38 min</text:p>
          </table:table-cell>
          <table:table-cell table:style-name="ce158" table:formula="of:=IFERROR(__xludf.dummyfunction(&quot;IF(ISBLANK(I78), 0,&#10;  IFERROR(VALUE(REGEXEXTRACT(I78,&quot;&quot;(\d+)\s*h&quot;&quot;)),0)&#10;  + IFERROR(VALUE(REGEXEXTRACT(I78,&quot;&quot;(\d+)\s*min&quot;&quot;)),0)/60&#10;)&#10;&quot;);0.633333333333333)" office:value-type="float" office:value="0.6333333333" calcext:value-type="float">
            <text:p>0.63</text:p>
          </table:table-cell>
          <table:covered-table-cell/>
          <table:table-cell table:style-name="ce161" office:value-type="percentage" office:value="0.95" calcext:value-type="percentage">
            <text:p>95%</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Aseguradora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79:.F79])" office:value-type="float" office:value="2" calcext:value-type="float">
            <text:p>2</text:p>
          </table:table-cell>
          <table:table-cell table:style-name="ce152" table:formula="of:=(IF([.D79]=&quot;&quot;;0;[.D79])*1) + (IF([.E79]=&quot;&quot;;0;[.E79])*0.5) + (IF([.F79]=&quot;&quot;;0;[.F79])*0.25)" office:value-type="float" office:value="1.25" calcext:value-type="float">
            <text:p>1.25</text:p>
          </table:table-cell>
          <table:table-cell table:style-name="ce64" table:formula="of:=INT([.H79]*0.5) &amp; &quot; h &quot; &amp; TEXT(MOD([.H79]*0.5;1)*60;&quot;0&quot;) &amp; &quot; min&quot;" office:value-type="string" office:string-value="0 h 38 min" calcext:value-type="string">
            <text:p>0 h 38 min</text:p>
          </table:table-cell>
          <table:table-cell table:style-name="ce158" table:formula="of:=IFERROR(__xludf.dummyfunction(&quot;IF(ISBLANK(I79), 0,&#10;  IFERROR(VALUE(REGEXEXTRACT(I79,&quot;&quot;(\d+)\s*h&quot;&quot;)),0)&#10;  + IFERROR(VALUE(REGEXEXTRACT(I79,&quot;&quot;(\d+)\s*min&quot;&quot;)),0)/60&#10;)&#10;&quot;);0.633333333333333)" office:value-type="float" office:value="0.6333333333" calcext:value-type="float">
            <text:p>0.63</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Tipos de Seguro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80:.F80])" office:value-type="float" office:value="2" calcext:value-type="float">
            <text:p>2</text:p>
          </table:table-cell>
          <table:table-cell table:style-name="ce152" table:formula="of:=(IF([.D80]=&quot;&quot;;0;[.D80])*1) + (IF([.E80]=&quot;&quot;;0;[.E80])*0.5) + (IF([.F80]=&quot;&quot;;0;[.F80])*0.25)" office:value-type="float" office:value="1.25" calcext:value-type="float">
            <text:p>1.25</text:p>
          </table:table-cell>
          <table:table-cell table:style-name="ce64" table:formula="of:=INT([.H80]*0.5) &amp; &quot; h &quot; &amp; TEXT(MOD([.H80]*0.5;1)*60;&quot;0&quot;) &amp; &quot; min&quot;" office:value-type="string" office:string-value="0 h 38 min" calcext:value-type="string">
            <text:p>0 h 38 min</text:p>
          </table:table-cell>
          <table:table-cell table:style-name="ce158" table:formula="of:=IFERROR(__xludf.dummyfunction(&quot;IF(ISBLANK(I80), 0,&#10;  IFERROR(VALUE(REGEXEXTRACT(I80,&quot;&quot;(\d+)\s*h&quot;&quot;)),0)&#10;  + IFERROR(VALUE(REGEXEXTRACT(I80,&quot;&quot;(\d+)\s*min&quot;&quot;)),0)/60&#10;)&#10;&quot;);0.633333333333333)" office:value-type="float" office:value="0.6333333333" calcext:value-type="float">
            <text:p>0.63</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Clasificacion de Activos (Clases y Subclase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81:.F81])" office:value-type="float" office:value="2" calcext:value-type="float">
            <text:p>2</text:p>
          </table:table-cell>
          <table:table-cell table:style-name="ce152" table:formula="of:=(IF([.D81]=&quot;&quot;;0;[.D81])*1) + (IF([.E81]=&quot;&quot;;0;[.E81])*0.5) + (IF([.F81]=&quot;&quot;;0;[.F81])*0.25)" office:value-type="float" office:value="1.25" calcext:value-type="float">
            <text:p>1.25</text:p>
          </table:table-cell>
          <table:table-cell table:style-name="ce64" table:formula="of:=INT([.H81]*0.5) &amp; &quot; h &quot; &amp; TEXT(MOD([.H81]*0.5;1)*60;&quot;0&quot;) &amp; &quot; min&quot;" office:value-type="string" office:string-value="0 h 38 min" calcext:value-type="string">
            <text:p>0 h 38 min</text:p>
          </table:table-cell>
          <table:table-cell table:style-name="ce158" table:formula="of:=IFERROR(__xludf.dummyfunction(&quot;IF(ISBLANK(I81), 0,&#10;  IFERROR(VALUE(REGEXEXTRACT(I81,&quot;&quot;(\d+)\s*h&quot;&quot;)),0)&#10;  + IFERROR(VALUE(REGEXEXTRACT(I81,&quot;&quot;(\d+)\s*min&quot;&quot;)),0)/60&#10;)&#10;&quot;);0.633333333333333)" office:value-type="float" office:value="0.6333333333" calcext:value-type="float">
            <text:p>0.6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Matrices contables por Subclase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82:.F82])" office:value-type="float" office:value="2" calcext:value-type="float">
            <text:p>2</text:p>
          </table:table-cell>
          <table:table-cell table:style-name="ce152" table:formula="of:=(IF([.D82]=&quot;&quot;;0;[.D82])*1) + (IF([.E82]=&quot;&quot;;0;[.E82])*0.5) + (IF([.F82]=&quot;&quot;;0;[.F82])*0.25)" office:value-type="float" office:value="1.25" calcext:value-type="float">
            <text:p>1.25</text:p>
          </table:table-cell>
          <table:table-cell table:style-name="ce64" table:formula="of:=INT([.H82]*0.5) &amp; &quot; h &quot; &amp; TEXT(MOD([.H82]*0.5;1)*60;&quot;0&quot;) &amp; &quot; min&quot;" office:value-type="string" office:string-value="0 h 38 min" calcext:value-type="string">
            <text:p>0 h 38 min</text:p>
          </table:table-cell>
          <table:table-cell table:style-name="ce158" table:formula="of:=IFERROR(__xludf.dummyfunction(&quot;IF(ISBLANK(I82), 0,&#10;  IFERROR(VALUE(REGEXEXTRACT(I82,&quot;&quot;(\d+)\s*h&quot;&quot;)),0)&#10;  + IFERROR(VALUE(REGEXEXTRACT(I82,&quot;&quot;(\d+)\s*min&quot;&quot;)),0)/60&#10;)&#10;&quot;);0.633333333333333)" office:value-type="float" office:value="0.6333333333" calcext:value-type="float">
            <text:p>0.6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Ubicacion de Activos</text:p>
          </table:table-cell>
          <table:table-cell table:number-columns-repeated="2" table:style-name="ce64" office:value-type="float" office:value="1" calcext:value-type="float">
            <text:p>1</text:p>
          </table:table-cell>
          <table:table-cell table:style-name="ce14" office:value-type="float" office:value="0" calcext:value-type="float">
            <text:p>0</text:p>
          </table:table-cell>
          <table:table-cell table:style-name="ce145" table:formula="of:=SUM([.D83:.F83])" office:value-type="float" office:value="2" calcext:value-type="float">
            <text:p>2</text:p>
          </table:table-cell>
          <table:table-cell table:style-name="ce152" table:formula="of:=(IF([.D83]=&quot;&quot;;0;[.D83])*1) + (IF([.E83]=&quot;&quot;;0;[.E83])*0.5) + (IF([.F83]=&quot;&quot;;0;[.F83])*0.25)" office:value-type="float" office:value="1.5" calcext:value-type="float">
            <text:p>1.50</text:p>
          </table:table-cell>
          <table:table-cell table:style-name="ce64" table:formula="of:=INT([.H83]*0.5) &amp; &quot; h &quot; &amp; TEXT(MOD([.H83]*0.5;1)*60;&quot;0&quot;) &amp; &quot; min&quot;" office:value-type="string" office:string-value="0 h 45 min" calcext:value-type="string">
            <text:p>0 h 45 min</text:p>
          </table:table-cell>
          <table:table-cell table:style-name="ce158" table:formula="of:=IFERROR(__xludf.dummyfunction(&quot;IF(ISBLANK(I83), 0,&#10;  IFERROR(VALUE(REGEXEXTRACT(I83,&quot;&quot;(\d+)\s*h&quot;&quot;)),0)&#10;  + IFERROR(VALUE(REGEXEXTRACT(I83,&quot;&quot;(\d+)\s*min&quot;&quot;)),0)/60&#10;)&#10;&quot;);0.75)" office:value-type="float" office:value="0.75" calcext:value-type="float">
            <text:p>0.75</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Parametros de operacione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14" office:value-type="float" office:value="0" calcext:value-type="float">
            <text:p>0</text:p>
          </table:table-cell>
          <table:table-cell table:style-name="ce145" table:formula="of:=SUM([.D84:.F84])" office:value-type="float" office:value="1" calcext:value-type="float">
            <text:p>1</text:p>
          </table:table-cell>
          <table:table-cell table:style-name="ce152" table:formula="of:=(IF([.D84]=&quot;&quot;;0;[.D84])*1) + (IF([.E84]=&quot;&quot;;0;[.E84])*0.5) + (IF([.F84]=&quot;&quot;;0;[.F84])*0.25)" office:value-type="float" office:value="1" calcext:value-type="float">
            <text:p>1.00</text:p>
          </table:table-cell>
          <table:table-cell table:style-name="ce64" table:formula="of:=INT([.H84]*0.5) &amp; &quot; h &quot; &amp; TEXT(MOD([.H84]*0.5;1)*60;&quot;0&quot;) &amp; &quot; min&quot;" office:value-type="string" office:string-value="0 h 30 min" calcext:value-type="string">
            <text:p>0 h 30 min</text:p>
          </table:table-cell>
          <table:table-cell table:style-name="ce158" table:formula="of:=IFERROR(__xludf.dummyfunction(&quot;IF(ISBLANK(I84), 0,&#10;  IFERROR(VALUE(REGEXEXTRACT(I84,&quot;&quot;(\d+)\s*h&quot;&quot;)),0)&#10;  + IFERROR(VALUE(REGEXEXTRACT(I84,&quot;&quot;(\d+)\s*min&quot;&quot;)),0)/60&#10;)&#10;&quot;);0.5)" office:value-type="float" office:value="0.5" calcext:value-type="float">
            <text:p>0.50</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activo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2" calcext:value-type="float">
            <text:p>2</text:p>
          </table:table-cell>
          <table:table-cell table:style-name="ce145" table:formula="of:=SUM([.D85:.F85])" office:value-type="float" office:value="3" calcext:value-type="float">
            <text:p>3</text:p>
          </table:table-cell>
          <table:table-cell table:style-name="ce152" table:formula="of:=(IF([.D85]=&quot;&quot;;0;[.D85])*1) + (IF([.E85]=&quot;&quot;;0;[.E85])*0.5) + (IF([.F85]=&quot;&quot;;0;[.F85])*0.25)" office:value-type="float" office:value="1.5" calcext:value-type="float">
            <text:p>1.50</text:p>
          </table:table-cell>
          <table:table-cell table:style-name="ce64" table:formula="of:=INT([.H85]*0.5) &amp; &quot; h &quot; &amp; TEXT(MOD([.H85]*0.5;1)*60;&quot;0&quot;) &amp; &quot; min&quot;" office:value-type="string" office:string-value="0 h 45 min" calcext:value-type="string">
            <text:p>0 h 45 min</text:p>
          </table:table-cell>
          <table:table-cell table:style-name="ce158" table:formula="of:=IFERROR(__xludf.dummyfunction(&quot;IF(ISBLANK(I85), 0,&#10;  IFERROR(VALUE(REGEXEXTRACT(I85,&quot;&quot;(\d+)\s*h&quot;&quot;)),0)&#10;  + IFERROR(VALUE(REGEXEXTRACT(I85,&quot;&quot;(\d+)\s*min&quot;&quot;)),0)/60&#10;)&#10;&quot;);0.75)" office:value-type="float" office:value="0.75" calcext:value-type="float">
            <text:p>0.75</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traslados</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86:.F86])" office:value-type="float" office:value="2" calcext:value-type="float">
            <text:p>2</text:p>
          </table:table-cell>
          <table:table-cell table:style-name="ce152" table:formula="of:=(IF([.D86]=&quot;&quot;;0;[.D86])*1) + (IF([.E86]=&quot;&quot;;0;[.E86])*0.5) + (IF([.F86]=&quot;&quot;;0;[.F86])*0.25)" office:value-type="float" office:value="1.25" calcext:value-type="float">
            <text:p>1.25</text:p>
          </table:table-cell>
          <table:table-cell table:style-name="ce64" table:formula="of:=INT([.H86]*0.5) &amp; &quot; h &quot; &amp; TEXT(MOD([.H86]*0.5;1)*60;&quot;0&quot;) &amp; &quot; min&quot;" office:value-type="string" office:string-value="0 h 38 min" calcext:value-type="string">
            <text:p>0 h 38 min</text:p>
          </table:table-cell>
          <table:table-cell table:style-name="ce158" table:formula="of:=IFERROR(__xludf.dummyfunction(&quot;IF(ISBLANK(I86), 0,&#10;  IFERROR(VALUE(REGEXEXTRACT(I86,&quot;&quot;(\d+)\s*h&quot;&quot;)),0)&#10;  + IFERROR(VALUE(REGEXEXTRACT(I86,&quot;&quot;(\d+)\s*min&quot;&quot;)),0)/60&#10;)&#10;&quot;);0.633333333333333)" office:value-type="float" office:value="0.6333333333" calcext:value-type="float">
            <text:p>0.63</text:p>
          </table:table-cell>
          <table:covered-table-cell/>
          <table:table-cell table:style-name="ce161" office:value-type="percentage" office:value="0.9" calcext:value-type="percentage">
            <text:p>9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94" table:content-validation-name="val4" office:value-type="string" calcext:value-type="string">
            <text:p>Aprobadas</text:p>
          </table:table-cell>
          <table:table-cell table:style-name="ce63" table:number-columns-repeated="16"/>
          <table:table-cell table:number-columns-repeated="993"/>
        </table:table-row>
        <table:table-row table:style-name="ro1">
          <table:table-cell table:style-name="ce109" office:value-type="string" calcext:value-type="string">
            <text:p>Activos Fijos</text:p>
          </table:table-cell>
          <table:table-cell table:style-name="ce114" office:value-type="string" calcext:value-type="string" table:number-columns-spanned="1" table:number-rows-spanned="8">
            <text:p>Operaciones</text:p>
          </table:table-cell>
          <table:table-cell table:style-name="ce64" office:value-type="string" calcext:value-type="string">
            <text:p>Maestro de Activo Fijo</text:p>
          </table:table-cell>
          <table:table-cell table:style-name="ce64" office:value-type="float" office:value="8" calcext:value-type="float">
            <text:p>8</text:p>
          </table:table-cell>
          <table:table-cell table:style-name="ce64" office:value-type="float" office:value="3" calcext:value-type="float">
            <text:p>3</text:p>
          </table:table-cell>
          <table:table-cell table:style-name="ce64" office:value-type="float" office:value="0" calcext:value-type="float">
            <text:p>0</text:p>
          </table:table-cell>
          <table:table-cell table:style-name="ce145" table:formula="of:=SUM([.D87:.F87])" office:value-type="float" office:value="11" calcext:value-type="float">
            <text:p>11</text:p>
          </table:table-cell>
          <table:table-cell table:style-name="ce152" table:formula="of:=(IF([.D87]=&quot;&quot;;0;[.D87])*1) + (IF([.E87]=&quot;&quot;;0;[.E87])*0.5) + (IF([.F87]=&quot;&quot;;0;[.F87])*0.25)" office:value-type="float" office:value="9.5" calcext:value-type="float">
            <text:p>9.50</text:p>
          </table:table-cell>
          <table:table-cell table:style-name="ce64" table:formula="of:=INT([.H87]*0.5) &amp; &quot; h &quot; &amp; TEXT(MOD([.H87]*0.5;1)*60;&quot;0&quot;) &amp; &quot; min&quot;" office:value-type="string" office:string-value="4 h 45 min" calcext:value-type="string">
            <text:p>4 h 45 min</text:p>
          </table:table-cell>
          <table:table-cell table:style-name="ce158" table:formula="of:=IFERROR(__xludf.dummyfunction(&quot;IF(ISBLANK(I87), 0,&#10;  IFERROR(VALUE(REGEXEXTRACT(I87,&quot;&quot;(\d+)\s*h&quot;&quot;)),0)&#10;  + IFERROR(VALUE(REGEXEXTRACT(I87,&quot;&quot;(\d+)\s*min&quot;&quot;)),0)/60&#10;)&#10;&quot;);4.75)" office:value-type="float" office:value="4.75" calcext:value-type="float">
            <text:p>4.75</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94" table:content-validation-name="val4"/>
          <table:table-cell table:style-name="ce181" office:value-type="date" office:date-value="2025-11-13" calcext:value-type="date">
            <text:p>13-11</text:p>
          </table:table-cell>
          <table:table-cell table:style-name="ce184" office:value-type="time" office:time-value="PT03H10M00S" calcext:value-type="time">
            <text:p>3:10</text:p>
          </table:table-cell>
          <table:table-cell table:style-name="ce181" office:value-type="date" office:date-value="2025-11-13" calcext:value-type="date">
            <text:p>13-11</text:p>
          </table:table-cell>
          <table:table-cell table:style-name="ce184" office:value-type="time" office:time-value="PT05H10M00S" calcext:value-type="time">
            <text:p>5:10</text:p>
          </table:table-cell>
          <table:table-cell table:style-name="ce63" office:value-type="string" calcext:value-type="string">
            <text:p>se a vuelto a estructurar</text:p>
          </table:table-cell>
          <table:table-cell table:style-name="ce63" table:number-columns-repeated="11"/>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Registro de Traslado de Act. Fijos</text:p>
          </table:table-cell>
          <table:table-cell table:style-name="ce64" office:value-type="float" office:value="3" calcext:value-type="float">
            <text:p>3</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88:.F88])" office:value-type="float" office:value="4" calcext:value-type="float">
            <text:p>4</text:p>
          </table:table-cell>
          <table:table-cell table:style-name="ce152" table:formula="of:=(IF([.D88]=&quot;&quot;;0;[.D88])*1) + (IF([.E88]=&quot;&quot;;0;[.E88])*0.5) + (IF([.F88]=&quot;&quot;;0;[.F88])*0.25)" office:value-type="float" office:value="3.25" calcext:value-type="float">
            <text:p>3.25</text:p>
          </table:table-cell>
          <table:table-cell table:style-name="ce64" table:formula="of:=INT([.H88]*0.5) &amp; &quot; h &quot; &amp; TEXT(MOD([.H88]*0.5;1)*60;&quot;0&quot;) &amp; &quot; min&quot;" office:value-type="string" office:string-value="1 h 38 min" calcext:value-type="string">
            <text:p>1 h 38 min</text:p>
          </table:table-cell>
          <table:table-cell table:style-name="ce158" table:formula="of:=IFERROR(__xludf.dummyfunction(&quot;IF(ISBLANK(I88), 0,&#10;  IFERROR(VALUE(REGEXEXTRACT(I88,&quot;&quot;(\d+)\s*h&quot;&quot;)),0)&#10;  + IFERROR(VALUE(REGEXEXTRACT(I88,&quot;&quot;(\d+)\s*min&quot;&quot;)),0)/60&#10;)&#10;&quot;);1.63333333333333)" office:value-type="float" office:value="1.633333333" calcext:value-type="float">
            <text:p>1.63</text:p>
          </table:table-cell>
          <table:covered-table-cell/>
          <table:table-cell table:style-name="ce161" office:value-type="percentage" office:value="1" calcext:value-type="percentage">
            <text:p>10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94" table:content-validation-name="val4"/>
          <table:table-cell table:style-name="ce181" office:value-type="date" office:date-value="2025-11-13" calcext:value-type="date">
            <text:p>13-11</text:p>
          </table:table-cell>
          <table:table-cell table:style-name="ce184" office:value-type="time" office:time-value="PT05H10M00S" calcext:value-type="time">
            <text:p>5:10</text:p>
          </table:table-cell>
          <table:table-cell table:style-name="ce181" office:value-type="date" office:date-value="2025-11-13" calcext:value-type="date">
            <text:p>13-11</text:p>
          </table:table-cell>
          <table:table-cell table:style-name="ce184" office:value-type="time" office:time-value="PT06H15M00S" calcext:value-type="time">
            <text:p>6:15</text:p>
          </table:table-cell>
          <table:table-cell table:style-name="ce63" office:value-type="string" calcext:value-type="string">
            <text:p>se a vuelto a estructurar</text:p>
          </table:table-cell>
          <table:table-cell table:style-name="ce63" table:number-columns-repeated="11"/>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Aprobación de Traslados</text:p>
          </table:table-cell>
          <table:table-cell table:number-columns-repeated="2" table:style-name="ce64" office:value-type="float" office:value="1" calcext:value-type="float">
            <text:p>1</text:p>
          </table:table-cell>
          <table:table-cell table:style-name="ce64" office:value-type="float" office:value="6" calcext:value-type="float">
            <text:p>6</text:p>
          </table:table-cell>
          <table:table-cell table:style-name="ce145" table:formula="of:=SUM([.D89:.F89])" office:value-type="float" office:value="8" calcext:value-type="float">
            <text:p>8</text:p>
          </table:table-cell>
          <table:table-cell table:style-name="ce152" table:formula="of:=(IF([.D89]=&quot;&quot;;0;[.D89])*1) + (IF([.E89]=&quot;&quot;;0;[.E89])*0.5) + (IF([.F89]=&quot;&quot;;0;[.F89])*0.25)" office:value-type="float" office:value="3" calcext:value-type="float">
            <text:p>3.00</text:p>
          </table:table-cell>
          <table:table-cell table:style-name="ce64" table:formula="of:=INT([.H89]*0.5) &amp; &quot; h &quot; &amp; TEXT(MOD([.H89]*0.5;1)*60;&quot;0&quot;) &amp; &quot; min&quot;" office:value-type="string" office:string-value="1 h 30 min" calcext:value-type="string">
            <text:p>1 h 30 min</text:p>
          </table:table-cell>
          <table:table-cell table:style-name="ce158" table:formula="of:=IFERROR(__xludf.dummyfunction(&quot;IF(ISBLANK(I89), 0,&#10;  IFERROR(VALUE(REGEXEXTRACT(I89,&quot;&quot;(\d+)\s*h&quot;&quot;)),0)&#10;  + IFERROR(VALUE(REGEXEXTRACT(I89,&quot;&quot;(\d+)\s*min&quot;&quot;)),0)/60&#10;)&#10;&quot;);1.5)" office:value-type="float" office:value="1.5" calcext:value-type="float">
            <text:p>1.5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94"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Operaciones con Activos</text:p>
          </table:table-cell>
          <table:table-cell table:number-columns-repeated="2" table:style-name="ce64" office:value-type="float" office:value="1" calcext:value-type="float">
            <text:p>1</text:p>
          </table:table-cell>
          <table:table-cell table:style-name="ce64" office:value-type="float" office:value="4" calcext:value-type="float">
            <text:p>4</text:p>
          </table:table-cell>
          <table:table-cell table:style-name="ce145" table:formula="of:=SUM([.D90:.F90])" office:value-type="float" office:value="6" calcext:value-type="float">
            <text:p>6</text:p>
          </table:table-cell>
          <table:table-cell table:style-name="ce152" table:formula="of:=(IF([.D90]=&quot;&quot;;0;[.D90])*1) + (IF([.E90]=&quot;&quot;;0;[.E90])*0.5) + (IF([.F90]=&quot;&quot;;0;[.F90])*0.25)" office:value-type="float" office:value="2.5" calcext:value-type="float">
            <text:p>2.50</text:p>
          </table:table-cell>
          <table:table-cell table:style-name="ce64" table:formula="of:=INT([.H90]*0.5) &amp; &quot; h &quot; &amp; TEXT(MOD([.H90]*0.5;1)*60;&quot;0&quot;) &amp; &quot; min&quot;" office:value-type="string" office:string-value="1 h 15 min" calcext:value-type="string">
            <text:p>1 h 15 min</text:p>
          </table:table-cell>
          <table:table-cell table:style-name="ce158" table:formula="of:=IFERROR(__xludf.dummyfunction(&quot;IF(ISBLANK(I90), 0,&#10;  IFERROR(VALUE(REGEXEXTRACT(I90,&quot;&quot;(\d+)\s*h&quot;&quot;)),0)&#10;  + IFERROR(VALUE(REGEXEXTRACT(I90,&quot;&quot;(\d+)\s*min&quot;&quot;)),0)/60&#10;)&#10;&quot;);1.25)" office:value-type="float" office:value="1.25" calcext:value-type="float">
            <text:p>1.25</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94"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Polizas de Seguro</text:p>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145" table:formula="of:=SUM([.D91:.F91])" office:value-type="float" office:value="6" calcext:value-type="float">
            <text:p>6</text:p>
          </table:table-cell>
          <table:table-cell table:style-name="ce152" table:formula="of:=(IF([.D91]=&quot;&quot;;0;[.D91])*1) + (IF([.E91]=&quot;&quot;;0;[.E91])*0.5) + (IF([.F91]=&quot;&quot;;0;[.F91])*0.25)" office:value-type="float" office:value="2.75" calcext:value-type="float">
            <text:p>2.75</text:p>
          </table:table-cell>
          <table:table-cell table:style-name="ce64" table:formula="of:=INT([.H91]*0.5) &amp; &quot; h &quot; &amp; TEXT(MOD([.H91]*0.5;1)*60;&quot;0&quot;) &amp; &quot; min&quot;" office:value-type="string" office:string-value="1 h 23 min" calcext:value-type="string">
            <text:p>1 h 23 min</text:p>
          </table:table-cell>
          <table:table-cell table:style-name="ce158" table:formula="of:=IFERROR(__xludf.dummyfunction(&quot;IF(ISBLANK(I91), 0,&#10;  IFERROR(VALUE(REGEXEXTRACT(I91,&quot;&quot;(\d+)\s*h&quot;&quot;)),0)&#10;  + IFERROR(VALUE(REGEXEXTRACT(I91,&quot;&quot;(\d+)\s*min&quot;&quot;)),0)/60&#10;)&#10;&quot;);1.38333333333333)" office:value-type="float" office:value="1.383333333" calcext:value-type="float">
            <text:p>1.38</text:p>
          </table:table-cell>
          <table:covered-table-cell/>
          <table:table-cell table:style-name="ce161" office:value-type="percentage" office:value="0.5" calcext:value-type="percentage">
            <text:p>5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Proceso de baja de activos</text:p>
          </table:table-cell>
          <table:table-cell table:style-name="ce64" table:number-columns-repeated="3"/>
          <table:table-cell table:style-name="ce145" table:formula="of:=SUM([.D92:.F92])" office:value-type="float" office:value="0" calcext:value-type="float">
            <text:p>0</text:p>
          </table:table-cell>
          <table:table-cell table:style-name="ce152" table:formula="of:=(IF([.D92]=&quot;&quot;;0;[.D92])*1) + (IF([.E92]=&quot;&quot;;0;[.E92])*0.5) + (IF([.F92]=&quot;&quot;;0;[.F92])*0.25)" office:value-type="float" office:value="0" calcext:value-type="float">
            <text:p>0.00</text:p>
          </table:table-cell>
          <table:table-cell table:style-name="ce64" table:formula="of:=INT([.H92]*0.5) &amp; &quot; h &quot; &amp; TEXT(MOD([.H92]*0.5;1)*60;&quot;0&quot;) &amp; &quot; min&quot;" office:value-type="string" office:string-value="0 h 0 min" calcext:value-type="string">
            <text:p>0 h 0 min</text:p>
          </table:table-cell>
          <table:table-cell table:style-name="ce158" table:formula="of:=IFERROR(__xludf.dummyfunction(&quot;IF(ISBLANK(I92), 0,&#10;  IFERROR(VALUE(REGEXEXTRACT(I92,&quot;&quot;(\d+)\s*h&quot;&quot;)),0)&#10;  + IFERROR(VALUE(REGEXEXTRACT(I92,&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Alex</text:p>
          </table:table-cell>
          <table:table-cell table:style-name="ce64" table:content-validation-name="val3" office:value-type="string" calcext:value-type="string">
            <text:p>Pendiente</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Revaluaciones</text:p>
          </table:table-cell>
          <table:table-cell table:style-name="ce64" office:value-type="float" office:value="4" calcext:value-type="float">
            <text:p>4</text:p>
          </table:table-cell>
          <table:table-cell table:number-columns-repeated="2" table:style-name="ce64" office:value-type="float" office:value="0" calcext:value-type="float">
            <text:p>0</text:p>
          </table:table-cell>
          <table:table-cell table:style-name="ce145" table:formula="of:=SUM([.D93:.F93])" office:value-type="float" office:value="4" calcext:value-type="float">
            <text:p>4</text:p>
          </table:table-cell>
          <table:table-cell table:style-name="ce152" table:formula="of:=(IF([.D93]=&quot;&quot;;0;[.D93])*1) + (IF([.E93]=&quot;&quot;;0;[.E93])*0.5) + (IF([.F93]=&quot;&quot;;0;[.F93])*0.25)" office:value-type="float" office:value="4" calcext:value-type="float">
            <text:p>4.00</text:p>
          </table:table-cell>
          <table:table-cell table:style-name="ce64" table:formula="of:=INT([.H93]*0.5) &amp; &quot; h &quot; &amp; TEXT(MOD([.H93]*0.5;1)*60;&quot;0&quot;) &amp; &quot; min&quot;" office:value-type="string" office:string-value="2 h 0 min" calcext:value-type="string">
            <text:p>2 h 0 min</text:p>
          </table:table-cell>
          <table:table-cell table:style-name="ce158" table:formula="of:=IFERROR(__xludf.dummyfunction(&quot;IF(ISBLANK(I93), 0,&#10;  IFERROR(VALUE(REGEXEXTRACT(I93,&quot;&quot;(\d+)\s*h&quot;&quot;)),0)&#10;  + IFERROR(VALUE(REGEXEXTRACT(I93,&quot;&quot;(\d+)\s*min&quot;&quot;)),0)/60&#10;)&#10;&quot;);2)" office:value-type="float" office:value="2" calcext:value-type="float">
            <text:p>2.00</text:p>
          </table:table-cell>
          <table:covered-table-cell/>
          <table:table-cell table:style-name="ce161"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Asignación de ratios de depreciación</text:p>
          </table:table-cell>
          <table:table-cell table:style-name="ce64" table:number-columns-repeated="3"/>
          <table:table-cell table:style-name="ce145" table:formula="of:=SUM([.D94:.F94])" office:value-type="float" office:value="0" calcext:value-type="float">
            <text:p>0</text:p>
          </table:table-cell>
          <table:table-cell table:style-name="ce152" table:formula="of:=(IF([.D94]=&quot;&quot;;0;[.D94])*1) + (IF([.E94]=&quot;&quot;;0;[.E94])*0.5) + (IF([.F94]=&quot;&quot;;0;[.F94])*0.25)" office:value-type="float" office:value="0" calcext:value-type="float">
            <text:p>0.00</text:p>
          </table:table-cell>
          <table:table-cell table:style-name="ce64" table:formula="of:=INT([.H94]*0.5) &amp; &quot; h &quot; &amp; TEXT(MOD([.H94]*0.5;1)*60;&quot;0&quot;) &amp; &quot; min&quot;" office:value-type="string" office:string-value="0 h 0 min" calcext:value-type="string">
            <text:p>0 h 0 min</text:p>
          </table:table-cell>
          <table:table-cell table:style-name="ce158" table:formula="of:=IFERROR(__xludf.dummyfunction(&quot;IF(ISBLANK(I94), 0,&#10;  IFERROR(VALUE(REGEXEXTRACT(I94,&quot;&quot;(\d+)\s*h&quot;&quot;)),0)&#10;  + IFERROR(VALUE(REGEXEXTRACT(I94,&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Diego</text:p>
          </table:table-cell>
          <table:table-cell table:style-name="ce64" table:content-validation-name="val3" office:value-type="string" calcext:value-type="string">
            <text:p>En proces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table-cell table:style-name="ce115" office:value-type="string" calcext:value-type="string" table:number-columns-spanned="1" table:number-rows-spanned="3">
            <text:p>Reportes</text:p>
          </table:table-cell>
          <table:table-cell table:style-name="ce64" office:value-type="string" calcext:value-type="string">
            <text:p>Resumen de Activo Fij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95:.F95])" office:value-type="float" office:value="1" calcext:value-type="float">
            <text:p>1</text:p>
          </table:table-cell>
          <table:table-cell table:style-name="ce152" table:formula="of:=(IF([.D95]=&quot;&quot;;0;[.D95])*1) + (IF([.E95]=&quot;&quot;;0;[.E95])*0.5) + (IF([.F95]=&quot;&quot;;0;[.F95])*0.25)" office:value-type="float" office:value="1" calcext:value-type="float">
            <text:p>1.00</text:p>
          </table:table-cell>
          <table:table-cell table:style-name="ce64" table:formula="of:=INT([.H95]*0.5) &amp; &quot; h &quot; &amp; TEXT(MOD([.H95]*0.5;1)*60;&quot;0&quot;) &amp; &quot; min&quot;" office:value-type="string" office:string-value="0 h 30 min" calcext:value-type="string">
            <text:p>0 h 30 min</text:p>
          </table:table-cell>
          <table:table-cell table:style-name="ce158" table:formula="of:=IFERROR(__xludf.dummyfunction(&quot;IF(ISBLANK(I95), 0,&#10;  IFERROR(VALUE(REGEXEXTRACT(I95,&quot;&quot;(\d+)\s*h&quot;&quot;)),0)&#10;  + IFERROR(VALUE(REGEXEXTRACT(I95,&quot;&quot;(\d+)\s*min&quot;&quot;)),0)/60&#10;)&#10;&quot;);0.5)" office:value-type="float" office:value="0.5" calcext:value-type="float">
            <text:p>0.50</text:p>
          </table:table-cell>
          <table:covered-table-cell/>
          <table:table-cell table:style-name="ce161"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Depreciación Anual por Activo</text:p>
          </table:table-cell>
          <table:table-cell table:number-columns-repeated="2" table:style-name="ce64" office:value-type="float" office:value="1" calcext:value-type="float">
            <text:p>1</text:p>
          </table:table-cell>
          <table:table-cell table:style-name="ce64" office:value-type="float" office:value="0" calcext:value-type="float">
            <text:p>0</text:p>
          </table:table-cell>
          <table:table-cell table:style-name="ce145" table:formula="of:=SUM([.D96:.F96])" office:value-type="float" office:value="2" calcext:value-type="float">
            <text:p>2</text:p>
          </table:table-cell>
          <table:table-cell table:style-name="ce152" table:formula="of:=(IF([.D96]=&quot;&quot;;0;[.D96])*1) + (IF([.E96]=&quot;&quot;;0;[.E96])*0.5) + (IF([.F96]=&quot;&quot;;0;[.F96])*0.25)" office:value-type="float" office:value="1.5" calcext:value-type="float">
            <text:p>1.50</text:p>
          </table:table-cell>
          <table:table-cell table:style-name="ce64" table:formula="of:=INT([.H96]*0.5) &amp; &quot; h &quot; &amp; TEXT(MOD([.H96]*0.5;1)*60;&quot;0&quot;) &amp; &quot; min&quot;" office:value-type="string" office:string-value="0 h 45 min" calcext:value-type="string">
            <text:p>0 h 45 min</text:p>
          </table:table-cell>
          <table:table-cell table:style-name="ce158" table:formula="of:=IFERROR(__xludf.dummyfunction(&quot;IF(ISBLANK(I96), 0,&#10;  IFERROR(VALUE(REGEXEXTRACT(I96,&quot;&quot;(\d+)\s*h&quot;&quot;)),0)&#10;  + IFERROR(VALUE(REGEXEXTRACT(I96,&quot;&quot;(\d+)\s*min&quot;&quot;)),0)/60&#10;)&#10;&quot;);0.75)" office:value-type="float" office:value="0.75" calcext:value-type="float">
            <text:p>0.75</text:p>
          </table:table-cell>
          <table:covered-table-cell/>
          <table:table-cell table:style-name="ce161"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Resumen de Activo Fijo Por rangos</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45" table:formula="of:=SUM([.D97:.F97])" office:value-type="float" office:value="1" calcext:value-type="float">
            <text:p>1</text:p>
          </table:table-cell>
          <table:table-cell table:style-name="ce152" table:formula="of:=(IF([.D97]=&quot;&quot;;0;[.D97])*1) + (IF([.E97]=&quot;&quot;;0;[.E97])*0.5) + (IF([.F97]=&quot;&quot;;0;[.F97])*0.25)" office:value-type="float" office:value="1" calcext:value-type="float">
            <text:p>1.00</text:p>
          </table:table-cell>
          <table:table-cell table:style-name="ce64" table:formula="of:=INT([.H97]*0.5) &amp; &quot; h &quot; &amp; TEXT(MOD([.H97]*0.5;1)*60;&quot;0&quot;) &amp; &quot; min&quot;" office:value-type="string" office:string-value="0 h 30 min" calcext:value-type="string">
            <text:p>0 h 30 min</text:p>
          </table:table-cell>
          <table:table-cell table:style-name="ce158" table:formula="of:=IFERROR(__xludf.dummyfunction(&quot;IF(ISBLANK(I97), 0,&#10;  IFERROR(VALUE(REGEXEXTRACT(I97,&quot;&quot;(\d+)\s*h&quot;&quot;)),0)&#10;  + IFERROR(VALUE(REGEXEXTRACT(I97,&quot;&quot;(\d+)\s*min&quot;&quot;)),0)/60&#10;)&#10;&quot;);0.5)" office:value-type="float" office:value="0.5" calcext:value-type="float">
            <text:p>0.50</text:p>
          </table:table-cell>
          <table:covered-table-cell/>
          <table:table-cell table:style-name="ce161" office:value-type="percentage" office:value="1" calcext:value-type="percentage">
            <text:p>100%</text:p>
          </table:table-cell>
          <table:table-cell table:style-name="ce64" table:content-validation-name="val2" office:value-type="string" calcext:value-type="string">
            <text:p>Carlos</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table-cell table:style-name="ce116" office:value-type="string" calcext:value-type="string" table:number-columns-spanned="1" table:number-rows-spanned="6">
            <text:p>Procesos</text:p>
          </table:table-cell>
          <table:table-cell table:style-name="ce64" office:value-type="string" calcext:value-type="string">
            <text:p>Calculo de depreciación</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98:.F98])" office:value-type="float" office:value="2" calcext:value-type="float">
            <text:p>2</text:p>
          </table:table-cell>
          <table:table-cell table:style-name="ce152" table:formula="of:=(IF([.D98]=&quot;&quot;;0;[.D98])*1) + (IF([.E98]=&quot;&quot;;0;[.E98])*0.5) + (IF([.F98]=&quot;&quot;;0;[.F98])*0.25)" office:value-type="float" office:value="1.25" calcext:value-type="float">
            <text:p>1.25</text:p>
          </table:table-cell>
          <table:table-cell table:style-name="ce64" table:formula="of:=INT([.H98]*0.5) &amp; &quot; h &quot; &amp; TEXT(MOD([.H98]*0.5;1)*60;&quot;0&quot;) &amp; &quot; min&quot;" office:value-type="string" office:string-value="0 h 38 min" calcext:value-type="string">
            <text:p>0 h 38 min</text:p>
          </table:table-cell>
          <table:table-cell table:style-name="ce158" table:formula="of:=IFERROR(__xludf.dummyfunction(&quot;IF(ISBLANK(I98), 0,&#10;  IFERROR(VALUE(REGEXEXTRACT(I98,&quot;&quot;(\d+)\s*h&quot;&quot;)),0)&#10;  + IFERROR(VALUE(REGEXEXTRACT(I98,&quot;&quot;(\d+)\s*min&quot;&quot;)),0)/60&#10;)&#10;&quot;);0.633333333333333)" office:value-type="float" office:value="0.6333333333" calcext:value-type="float">
            <text:p>0.6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depreciación</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145" table:formula="of:=SUM([.D99:.F99])" office:value-type="float" office:value="2" calcext:value-type="float">
            <text:p>2</text:p>
          </table:table-cell>
          <table:table-cell table:style-name="ce152" table:formula="of:=(IF([.D99]=&quot;&quot;;0;[.D99])*1) + (IF([.E99]=&quot;&quot;;0;[.E99])*0.5) + (IF([.F99]=&quot;&quot;;0;[.F99])*0.25)" office:value-type="float" office:value="1.25" calcext:value-type="float">
            <text:p>1.25</text:p>
          </table:table-cell>
          <table:table-cell table:style-name="ce64" table:formula="of:=INT([.H99]*0.5) &amp; &quot; h &quot; &amp; TEXT(MOD([.H99]*0.5;1)*60;&quot;0&quot;) &amp; &quot; min&quot;" office:value-type="string" office:string-value="0 h 38 min" calcext:value-type="string">
            <text:p>0 h 38 min</text:p>
          </table:table-cell>
          <table:table-cell table:style-name="ce158" table:formula="of:=IFERROR(__xludf.dummyfunction(&quot;IF(ISBLANK(I99), 0,&#10;  IFERROR(VALUE(REGEXEXTRACT(I99,&quot;&quot;(\d+)\s*h&quot;&quot;)),0)&#10;  + IFERROR(VALUE(REGEXEXTRACT(I99,&quot;&quot;(\d+)\s*min&quot;&quot;)),0)/60&#10;)&#10;&quot;);0.633333333333333)" office:value-type="float" office:value="0.6333333333" calcext:value-type="float">
            <text:p>0.63</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Alex</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Revaluación</text:p>
          </table:table-cell>
          <table:table-cell table:style-name="ce64" table:number-columns-repeated="3"/>
          <table:table-cell table:style-name="ce145" table:formula="of:=SUM([.D100:.F100])" office:value-type="float" office:value="0" calcext:value-type="float">
            <text:p>0</text:p>
          </table:table-cell>
          <table:table-cell table:style-name="ce152" table:formula="of:=(IF([.D100]=&quot;&quot;;0;[.D100])*1) + (IF([.E100]=&quot;&quot;;0;[.E100])*0.5) + (IF([.F100]=&quot;&quot;;0;[.F100])*0.25)" office:value-type="float" office:value="0" calcext:value-type="float">
            <text:p>0.00</text:p>
          </table:table-cell>
          <table:table-cell table:style-name="ce64" table:formula="of:=INT([.H100]*0.5) &amp; &quot; h &quot; &amp; TEXT(MOD([.H100]*0.5;1)*60;&quot;0&quot;) &amp; &quot; min&quot;" office:value-type="string" office:string-value="0 h 0 min" calcext:value-type="string">
            <text:p>0 h 0 min</text:p>
          </table:table-cell>
          <table:table-cell table:style-name="ce158" table:formula="of:=IFERROR(__xludf.dummyfunction(&quot;IF(ISBLANK(I100), 0,&#10;  IFERROR(VALUE(REGEXEXTRACT(I100,&quot;&quot;(\d+)\s*h&quot;&quot;)),0)&#10;  + IFERROR(VALUE(REGEXEXTRACT(I100,&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Diego</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Indexación</text:p>
          </table:table-cell>
          <table:table-cell table:style-name="ce64" table:number-columns-repeated="3"/>
          <table:table-cell table:style-name="ce145" table:formula="of:=SUM([.D101:.F101])" office:value-type="float" office:value="0" calcext:value-type="float">
            <text:p>0</text:p>
          </table:table-cell>
          <table:table-cell table:style-name="ce152" table:formula="of:=(IF([.D101]=&quot;&quot;;0;[.D101])*1) + (IF([.E101]=&quot;&quot;;0;[.E101])*0.5) + (IF([.F101]=&quot;&quot;;0;[.F101])*0.25)" office:value-type="float" office:value="0" calcext:value-type="float">
            <text:p>0.00</text:p>
          </table:table-cell>
          <table:table-cell table:style-name="ce64" table:formula="of:=INT([.H101]*0.5) &amp; &quot; h &quot; &amp; TEXT(MOD([.H101]*0.5;1)*60;&quot;0&quot;) &amp; &quot; min&quot;" office:value-type="string" office:string-value="0 h 0 min" calcext:value-type="string">
            <text:p>0 h 0 min</text:p>
          </table:table-cell>
          <table:table-cell table:style-name="ce158" table:formula="of:=IFERROR(__xludf.dummyfunction(&quot;IF(ISBLANK(I101), 0,&#10;  IFERROR(VALUE(REGEXEXTRACT(I101,&quot;&quot;(\d+)\s*h&quot;&quot;)),0)&#10;  + IFERROR(VALUE(REGEXEXTRACT(I101,&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Odalis</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on de Devengo mensual de aseguradores</text:p>
          </table:table-cell>
          <table:table-cell table:style-name="ce64" table:number-columns-repeated="3"/>
          <table:table-cell table:style-name="ce145" table:formula="of:=SUM([.D102:.F102])" office:value-type="float" office:value="0" calcext:value-type="float">
            <text:p>0</text:p>
          </table:table-cell>
          <table:table-cell table:style-name="ce152" table:formula="of:=(IF([.D102]=&quot;&quot;;0;[.D102])*1) + (IF([.E102]=&quot;&quot;;0;[.E102])*0.5) + (IF([.F102]=&quot;&quot;;0;[.F102])*0.25)" office:value-type="float" office:value="0" calcext:value-type="float">
            <text:p>0.00</text:p>
          </table:table-cell>
          <table:table-cell table:style-name="ce64" table:formula="of:=INT([.H102]*0.5) &amp; &quot; h &quot; &amp; TEXT(MOD([.H102]*0.5;1)*60;&quot;0&quot;) &amp; &quot; min&quot;" office:value-type="string" office:string-value="0 h 0 min" calcext:value-type="string">
            <text:p>0 h 0 min</text:p>
          </table:table-cell>
          <table:table-cell table:style-name="ce158" table:formula="of:=IFERROR(__xludf.dummyfunction(&quot;IF(ISBLANK(I102), 0,&#10;  IFERROR(VALUE(REGEXEXTRACT(I102,&quot;&quot;(\d+)\s*h&quot;&quot;)),0)&#10;  + IFERROR(VALUE(REGEXEXTRACT(I102,&quot;&quot;(\d+)\s*min&quot;&quot;)),0)/60&#10;)&#10;&quot;);0)" office:value-type="float" office:value="0" calcext:value-type="float">
            <text:p>0.00</text:p>
          </table:table-cell>
          <table:covered-table-cell/>
          <table:table-cell table:style-name="ce161" office:value-type="percentage" office:value="0" calcext:value-type="percentage">
            <text:p>0%</text:p>
          </table:table-cell>
          <table:table-cell table:style-name="ce64" table:content-validation-name="val2" office:value-type="string" calcext:value-type="string">
            <text:p>Carlos</text:p>
          </table:table-cell>
          <table:table-cell table:style-name="ce64" table:content-validation-name="val3" office:value-type="string" calcext:value-type="string">
            <text:p>En proceso</text:p>
          </table:table-cell>
          <table:table-cell table:style-name="ce171" table:content-validation-name="val4"/>
          <table:table-cell table:style-name="ce63" table:number-columns-repeated="16"/>
          <table:table-cell table:number-columns-repeated="993"/>
        </table:table-row>
        <table:table-row table:style-name="ro1">
          <table:table-cell table:style-name="ce109" office:value-type="string" calcext:value-type="string">
            <text:p>Activos Fijos</text:p>
          </table:table-cell>
          <table:covered-table-cell table:style-name="ce18"/>
          <table:table-cell table:style-name="ce66" office:value-type="string" calcext:value-type="string">
            <text:p>Genreacion de asientos de Siniestro y recupero</text:p>
          </table:table-cell>
          <table:table-cell table:style-name="ce66" table:number-columns-repeated="3"/>
          <table:table-cell table:style-name="ce145" table:formula="of:=SUM([.D103:.F103])" office:value-type="float" office:value="0" calcext:value-type="float">
            <text:p>0</text:p>
          </table:table-cell>
          <table:table-cell table:style-name="ce152" table:formula="of:=(IF([.D103]=&quot;&quot;;0;[.D103])*1) + (IF([.E103]=&quot;&quot;;0;[.E103])*0.5) + (IF([.F103]=&quot;&quot;;0;[.F103])*0.25)" office:value-type="float" office:value="0" calcext:value-type="float">
            <text:p>0.00</text:p>
          </table:table-cell>
          <table:table-cell table:style-name="ce64" table:formula="of:=INT([.H103]*0.5) &amp; &quot; h &quot; &amp; TEXT(MOD([.H103]*0.5;1)*60;&quot;0&quot;) &amp; &quot; min&quot;" office:value-type="string" office:string-value="0 h 0 min" calcext:value-type="string">
            <text:p>0 h 0 min</text:p>
          </table:table-cell>
          <table:table-cell table:style-name="ce158" table:formula="of:=IFERROR(__xludf.dummyfunction(&quot;IF(ISBLANK(I103), 0,&#10;  IFERROR(VALUE(REGEXEXTRACT(I103,&quot;&quot;(\d+)\s*h&quot;&quot;)),0)&#10;  + IFERROR(VALUE(REGEXEXTRACT(I103,&quot;&quot;(\d+)\s*min&quot;&quot;)),0)/60&#10;)&#10;&quot;);0)" office:value-type="float" office:value="0" calcext:value-type="float">
            <text:p>0.00</text:p>
          </table:table-cell>
          <table:covered-table-cell/>
          <table:table-cell table:style-name="ce163"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171"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21" office:value-type="string" calcext:value-type="string" table:number-columns-spanned="1" table:number-rows-spanned="5">
            <text:p>Configuración General</text:p>
          </table:table-cell>
          <table:table-cell table:style-name="ce65" office:value-type="string" calcext:value-type="string">
            <text:p>Parámetros del Módulo</text:p>
          </table:table-cell>
          <table:table-cell table:style-name="ce54" table:number-columns-repeated="3"/>
          <table:table-cell table:style-name="ce144" table:formula="of:=SUM([.D104:.F104])" office:value-type="float" office:value="0" calcext:value-type="float">
            <text:p>0</text:p>
          </table:table-cell>
          <table:table-cell table:style-name="ce151" table:formula="of:=(IF([.D104]=&quot;&quot;;0;[.D104])*1) + (IF([.E104]=&quot;&quot;;0;[.E104])*0.5) + (IF([.F104]=&quot;&quot;;0;[.F104])*0.25)" office:value-type="float" office:value="0" calcext:value-type="float">
            <text:p>0.00</text:p>
          </table:table-cell>
          <table:table-cell table:style-name="ce65" table:formula="of:=INT([.H104]*0.5) &amp; &quot; h &quot; &amp; TEXT(MOD([.H104]*0.5;1)*60;&quot;0&quot;) &amp; &quot; min&quot;" office:value-type="string" office:string-value="0 h 0 min" calcext:value-type="string">
            <text:p>0 h 0 min</text:p>
          </table:table-cell>
          <table:table-cell table:style-name="ce158" table:formula="of:=IFERROR(__xludf.dummyfunction(&quot;IF(ISBLANK(I104), 0,&#10;  IFERROR(VALUE(REGEXEXTRACT(I104,&quot;&quot;(\d+)\s*h&quot;&quot;)),0)&#10;  + IFERROR(VALUE(REGEXEXTRACT(I104,&quot;&quot;(\d+)\s*min&quot;&quot;)),0)/60&#10;)&#10;&quot;);0)" office:value-type="float" office:value="0" calcext:value-type="float">
            <text:p>0.00</text:p>
          </table:table-cell>
          <table:table-cell table:style-name="ce65" table:formula="of:=let(   total; SUM([.J104:.J144]);   dias; IF(total=0; 0;            IF(total&lt;=8; 1;              IF(total&lt;=12; 1.5;                IF(total&lt;=16; 2;                  1 + ROUNDUP((total-8)/4; 1) * 0.5                )              )            )          );   IF(dias=0; &quot;0 días&quot;; TEXT(dias;&quot;#.##&quot;) &amp; &quot; días&quot;) )" office:value-type="string" office:string-value="" calcext:value-type="error" table:number-columns-spanned="1" table:number-rows-spanned="41">
            <text:p>#NAME?</text:p>
          </table:table-cell>
          <table:table-cell table:style-name="ce168" office:value-type="percentage" office:value="0" calcext:value-type="percentage">
            <text:p>0%</text:p>
          </table:table-cell>
          <table:table-cell table:style-name="ce65" table:content-validation-name="val2"/>
          <table:table-cell table:style-name="ce65" table:content-validation-name="val3" office:value-type="string" calcext:value-type="string">
            <text:p>Pendiente</text:p>
          </table:table-cell>
          <table:table-cell table:style-name="ce175"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Numeradores automáticos</text:p>
          </table:table-cell>
          <table:table-cell table:style-name="ce55" table:number-columns-repeated="3"/>
          <table:table-cell table:style-name="ce145" table:formula="of:=SUM([.D105:.F105])" office:value-type="float" office:value="0" calcext:value-type="float">
            <text:p>0</text:p>
          </table:table-cell>
          <table:table-cell table:style-name="ce152" table:formula="of:=(IF([.D105]=&quot;&quot;;0;[.D105])*1) + (IF([.E105]=&quot;&quot;;0;[.E105])*0.5) + (IF([.F105]=&quot;&quot;;0;[.F105])*0.25)" office:value-type="float" office:value="0" calcext:value-type="float">
            <text:p>0.00</text:p>
          </table:table-cell>
          <table:table-cell table:style-name="ce64" table:formula="of:=INT([.H105]*0.5) &amp; &quot; h &quot; &amp; TEXT(MOD([.H105]*0.5;1)*60;&quot;0&quot;) &amp; &quot; min&quot;" office:value-type="string" office:string-value="0 h 0 min" calcext:value-type="string">
            <text:p>0 h 0 min</text:p>
          </table:table-cell>
          <table:table-cell table:style-name="ce158" table:formula="of:=IFERROR(__xludf.dummyfunction(&quot;IF(ISBLANK(I105), 0,&#10;  IFERROR(VALUE(REGEXEXTRACT(I105,&quot;&quot;(\d+)\s*h&quot;&quot;)),0)&#10;  + IFERROR(VALUE(REGEXEXTRACT(I10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Grupos de cálculo</text:p>
          </table:table-cell>
          <table:table-cell table:style-name="ce55" table:number-columns-repeated="3"/>
          <table:table-cell table:style-name="ce145" table:formula="of:=SUM([.D106:.F106])" office:value-type="float" office:value="0" calcext:value-type="float">
            <text:p>0</text:p>
          </table:table-cell>
          <table:table-cell table:style-name="ce152" table:formula="of:=(IF([.D106]=&quot;&quot;;0;[.D106])*1) + (IF([.E106]=&quot;&quot;;0;[.E106])*0.5) + (IF([.F106]=&quot;&quot;;0;[.F106])*0.25)" office:value-type="float" office:value="0" calcext:value-type="float">
            <text:p>0.00</text:p>
          </table:table-cell>
          <table:table-cell table:style-name="ce64" table:formula="of:=INT([.H106]*0.5) &amp; &quot; h &quot; &amp; TEXT(MOD([.H106]*0.5;1)*60;&quot;0&quot;) &amp; &quot; min&quot;" office:value-type="string" office:string-value="0 h 0 min" calcext:value-type="string">
            <text:p>0 h 0 min</text:p>
          </table:table-cell>
          <table:table-cell table:style-name="ce158" table:formula="of:=IFERROR(__xludf.dummyfunction(&quot;IF(ISBLANK(I106), 0,&#10;  IFERROR(VALUE(REGEXEXTRACT(I106,&quot;&quot;(\d+)\s*h&quot;&quot;)),0)&#10;  + IFERROR(VALUE(REGEXEXTRACT(I10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style-name="ce55" table:number-columns-repeated="3"/>
          <table:table-cell table:style-name="ce145" table:formula="of:=SUM([.D107:.F107])" office:value-type="float" office:value="0" calcext:value-type="float">
            <text:p>0</text:p>
          </table:table-cell>
          <table:table-cell table:style-name="ce152" table:formula="of:=(IF([.D107]=&quot;&quot;;0;[.D107])*1) + (IF([.E107]=&quot;&quot;;0;[.E107])*0.5) + (IF([.F107]=&quot;&quot;;0;[.F107])*0.25)" office:value-type="float" office:value="0" calcext:value-type="float">
            <text:p>0.00</text:p>
          </table:table-cell>
          <table:table-cell table:style-name="ce64" table:formula="of:=INT([.H107]*0.5) &amp; &quot; h &quot; &amp; TEXT(MOD([.H107]*0.5;1)*60;&quot;0&quot;) &amp; &quot; min&quot;" office:value-type="string" office:string-value="0 h 0 min" calcext:value-type="string">
            <text:p>0 h 0 min</text:p>
          </table:table-cell>
          <table:table-cell table:style-name="ce158" table:formula="of:=IFERROR(__xludf.dummyfunction(&quot;IF(ISBLANK(I107), 0,&#10;  IFERROR(VALUE(REGEXEXTRACT(I107,&quot;&quot;(\d+)\s*h&quot;&quot;)),0)&#10;  + IFERROR(VALUE(REGEXEXTRACT(I10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Localización LATAM</text:p>
          </table:table-cell>
          <table:table-cell table:style-name="ce55" table:number-columns-repeated="3"/>
          <table:table-cell table:style-name="ce145" table:formula="of:=SUM([.D108:.F108])" office:value-type="float" office:value="0" calcext:value-type="float">
            <text:p>0</text:p>
          </table:table-cell>
          <table:table-cell table:style-name="ce152" table:formula="of:=(IF([.D108]=&quot;&quot;;0;[.D108])*1) + (IF([.E108]=&quot;&quot;;0;[.E108])*0.5) + (IF([.F108]=&quot;&quot;;0;[.F108])*0.25)" office:value-type="float" office:value="0" calcext:value-type="float">
            <text:p>0.00</text:p>
          </table:table-cell>
          <table:table-cell table:style-name="ce64" table:formula="of:=INT([.H108]*0.5) &amp; &quot; h &quot; &amp; TEXT(MOD([.H108]*0.5;1)*60;&quot;0&quot;) &amp; &quot; min&quot;" office:value-type="string" office:string-value="0 h 0 min" calcext:value-type="string">
            <text:p>0 h 0 min</text:p>
          </table:table-cell>
          <table:table-cell table:style-name="ce158" table:formula="of:=IFERROR(__xludf.dummyfunction(&quot;IF(ISBLANK(I108), 0,&#10;  IFERROR(VALUE(REGEXEXTRACT(I108,&quot;&quot;(\d+)\s*h&quot;&quot;)),0)&#10;  + IFERROR(VALUE(REGEXEXTRACT(I10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Maestros de Personal</text:p>
          </table:table-cell>
          <table:table-cell table:style-name="ce118" office:value-type="string" calcext:value-type="string">
            <text:p>Ficha de empleado</text:p>
          </table:table-cell>
          <table:table-cell table:style-name="ce55" table:number-columns-repeated="3"/>
          <table:table-cell table:style-name="ce145" table:formula="of:=SUM([.D109:.F109])" office:value-type="float" office:value="0" calcext:value-type="float">
            <text:p>0</text:p>
          </table:table-cell>
          <table:table-cell table:style-name="ce152" table:formula="of:=(IF([.D109]=&quot;&quot;;0;[.D109])*1) + (IF([.E109]=&quot;&quot;;0;[.E109])*0.5) + (IF([.F109]=&quot;&quot;;0;[.F109])*0.25)" office:value-type="float" office:value="0" calcext:value-type="float">
            <text:p>0.00</text:p>
          </table:table-cell>
          <table:table-cell table:style-name="ce64" table:formula="of:=INT([.H109]*0.5) &amp; &quot; h &quot; &amp; TEXT(MOD([.H109]*0.5;1)*60;&quot;0&quot;) &amp; &quot; min&quot;" office:value-type="string" office:string-value="0 h 0 min" calcext:value-type="string">
            <text:p>0 h 0 min</text:p>
          </table:table-cell>
          <table:table-cell table:style-name="ce158" table:formula="of:=IFERROR(__xludf.dummyfunction(&quot;IF(ISBLANK(I109), 0,&#10;  IFERROR(VALUE(REGEXEXTRACT(I109,&quot;&quot;(\d+)\s*h&quot;&quot;)),0)&#10;  + IFERROR(VALUE(REGEXEXTRACT(I10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Clasificación</text:p>
          </table:table-cell>
          <table:table-cell table:style-name="ce55" table:number-columns-repeated="3"/>
          <table:table-cell table:style-name="ce145" table:formula="of:=SUM([.D110:.F110])" office:value-type="float" office:value="0" calcext:value-type="float">
            <text:p>0</text:p>
          </table:table-cell>
          <table:table-cell table:style-name="ce152" table:formula="of:=(IF([.D110]=&quot;&quot;;0;[.D110])*1) + (IF([.E110]=&quot;&quot;;0;[.E110])*0.5) + (IF([.F110]=&quot;&quot;;0;[.F110])*0.25)" office:value-type="float" office:value="0" calcext:value-type="float">
            <text:p>0.00</text:p>
          </table:table-cell>
          <table:table-cell table:style-name="ce64" table:formula="of:=INT([.H110]*0.5) &amp; &quot; h &quot; &amp; TEXT(MOD([.H110]*0.5;1)*60;&quot;0&quot;) &amp; &quot; min&quot;" office:value-type="string" office:string-value="0 h 0 min" calcext:value-type="string">
            <text:p>0 h 0 min</text:p>
          </table:table-cell>
          <table:table-cell table:style-name="ce158" table:formula="of:=IFERROR(__xludf.dummyfunction(&quot;IF(ISBLANK(I110), 0,&#10;  IFERROR(VALUE(REGEXEXTRACT(I110,&quot;&quot;(\d+)\s*h&quot;&quot;)),0)&#10;  + IFERROR(VALUE(REGEXEXTRACT(I11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Estructura Organizacional</text:p>
          </table:table-cell>
          <table:table-cell table:style-name="ce55" table:number-columns-repeated="3"/>
          <table:table-cell table:style-name="ce145" table:formula="of:=SUM([.D111:.F111])" office:value-type="float" office:value="0" calcext:value-type="float">
            <text:p>0</text:p>
          </table:table-cell>
          <table:table-cell table:style-name="ce152" table:formula="of:=(IF([.D111]=&quot;&quot;;0;[.D111])*1) + (IF([.E111]=&quot;&quot;;0;[.E111])*0.5) + (IF([.F111]=&quot;&quot;;0;[.F111])*0.25)" office:value-type="float" office:value="0" calcext:value-type="float">
            <text:p>0.00</text:p>
          </table:table-cell>
          <table:table-cell table:style-name="ce64" table:formula="of:=INT([.H111]*0.5) &amp; &quot; h &quot; &amp; TEXT(MOD([.H111]*0.5;1)*60;&quot;0&quot;) &amp; &quot; min&quot;" office:value-type="string" office:string-value="0 h 0 min" calcext:value-type="string">
            <text:p>0 h 0 min</text:p>
          </table:table-cell>
          <table:table-cell table:style-name="ce158" table:formula="of:=IFERROR(__xludf.dummyfunction(&quot;IF(ISBLANK(I111), 0,&#10;  IFERROR(VALUE(REGEXEXTRACT(I111,&quot;&quot;(\d+)\s*h&quot;&quot;)),0)&#10;  + IFERROR(VALUE(REGEXEXTRACT(I11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Administradoras y seguros</text:p>
          </table:table-cell>
          <table:table-cell table:style-name="ce55" table:number-columns-repeated="3"/>
          <table:table-cell table:style-name="ce145" table:formula="of:=SUM([.D112:.F112])" office:value-type="float" office:value="0" calcext:value-type="float">
            <text:p>0</text:p>
          </table:table-cell>
          <table:table-cell table:style-name="ce152" table:formula="of:=(IF([.D112]=&quot;&quot;;0;[.D112])*1) + (IF([.E112]=&quot;&quot;;0;[.E112])*0.5) + (IF([.F112]=&quot;&quot;;0;[.F112])*0.25)" office:value-type="float" office:value="0" calcext:value-type="float">
            <text:p>0.00</text:p>
          </table:table-cell>
          <table:table-cell table:style-name="ce64" table:formula="of:=INT([.H112]*0.5) &amp; &quot; h &quot; &amp; TEXT(MOD([.H112]*0.5;1)*60;&quot;0&quot;) &amp; &quot; min&quot;" office:value-type="string" office:string-value="0 h 0 min" calcext:value-type="string">
            <text:p>0 h 0 min</text:p>
          </table:table-cell>
          <table:table-cell table:style-name="ce158" table:formula="of:=IFERROR(__xludf.dummyfunction(&quot;IF(ISBLANK(I112), 0,&#10;  IFERROR(VALUE(REGEXEXTRACT(I112,&quot;&quot;(\d+)\s*h&quot;&quot;)),0)&#10;  + IFERROR(VALUE(REGEXEXTRACT(I11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Reclutamiento y Onboarding</text:p>
          </table:table-cell>
          <table:table-cell table:style-name="ce64" office:value-type="string" calcext:value-type="string">
            <text:p>Reclutamiento y selección</text:p>
          </table:table-cell>
          <table:table-cell table:style-name="ce55" table:number-columns-repeated="3"/>
          <table:table-cell table:style-name="ce145" table:formula="of:=SUM([.D113:.F113])" office:value-type="float" office:value="0" calcext:value-type="float">
            <text:p>0</text:p>
          </table:table-cell>
          <table:table-cell table:style-name="ce152" table:formula="of:=(IF([.D113]=&quot;&quot;;0;[.D113])*1) + (IF([.E113]=&quot;&quot;;0;[.E113])*0.5) + (IF([.F113]=&quot;&quot;;0;[.F113])*0.25)" office:value-type="float" office:value="0" calcext:value-type="float">
            <text:p>0.00</text:p>
          </table:table-cell>
          <table:table-cell table:style-name="ce64" table:formula="of:=INT([.H113]*0.5) &amp; &quot; h &quot; &amp; TEXT(MOD([.H113]*0.5;1)*60;&quot;0&quot;) &amp; &quot; min&quot;" office:value-type="string" office:string-value="0 h 0 min" calcext:value-type="string">
            <text:p>0 h 0 min</text:p>
          </table:table-cell>
          <table:table-cell table:style-name="ce158" table:formula="of:=IFERROR(__xludf.dummyfunction(&quot;IF(ISBLANK(I113), 0,&#10;  IFERROR(VALUE(REGEXEXTRACT(I113,&quot;&quot;(\d+)\s*h&quot;&quot;)),0)&#10;  + IFERROR(VALUE(REGEXEXTRACT(I11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64" office:value-type="string" calcext:value-type="string">
            <text:p>Contratación</text:p>
          </table:table-cell>
          <table:table-cell table:style-name="ce55" table:number-columns-repeated="3"/>
          <table:table-cell table:style-name="ce145" table:formula="of:=SUM([.D114:.F114])" office:value-type="float" office:value="0" calcext:value-type="float">
            <text:p>0</text:p>
          </table:table-cell>
          <table:table-cell table:style-name="ce152" table:formula="of:=(IF([.D114]=&quot;&quot;;0;[.D114])*1) + (IF([.E114]=&quot;&quot;;0;[.E114])*0.5) + (IF([.F114]=&quot;&quot;;0;[.F114])*0.25)" office:value-type="float" office:value="0" calcext:value-type="float">
            <text:p>0.00</text:p>
          </table:table-cell>
          <table:table-cell table:style-name="ce64" table:formula="of:=INT([.H114]*0.5) &amp; &quot; h &quot; &amp; TEXT(MOD([.H114]*0.5;1)*60;&quot;0&quot;) &amp; &quot; min&quot;" office:value-type="string" office:string-value="0 h 0 min" calcext:value-type="string">
            <text:p>0 h 0 min</text:p>
          </table:table-cell>
          <table:table-cell table:style-name="ce158" table:formula="of:=IFERROR(__xludf.dummyfunction(&quot;IF(ISBLANK(I114), 0,&#10;  IFERROR(VALUE(REGEXEXTRACT(I114,&quot;&quot;(\d+)\s*h&quot;&quot;)),0)&#10;  + IFERROR(VALUE(REGEXEXTRACT(I11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64" office:value-type="string" calcext:value-type="string">
            <text:p>Onboarding digital</text:p>
          </table:table-cell>
          <table:table-cell table:style-name="ce55" table:number-columns-repeated="3"/>
          <table:table-cell table:style-name="ce145" table:formula="of:=SUM([.D115:.F115])" office:value-type="float" office:value="0" calcext:value-type="float">
            <text:p>0</text:p>
          </table:table-cell>
          <table:table-cell table:style-name="ce152" table:formula="of:=(IF([.D115]=&quot;&quot;;0;[.D115])*1) + (IF([.E115]=&quot;&quot;;0;[.E115])*0.5) + (IF([.F115]=&quot;&quot;;0;[.F115])*0.25)" office:value-type="float" office:value="0" calcext:value-type="float">
            <text:p>0.00</text:p>
          </table:table-cell>
          <table:table-cell table:style-name="ce64" table:formula="of:=INT([.H115]*0.5) &amp; &quot; h &quot; &amp; TEXT(MOD([.H115]*0.5;1)*60;&quot;0&quot;) &amp; &quot; min&quot;" office:value-type="string" office:string-value="0 h 0 min" calcext:value-type="string">
            <text:p>0 h 0 min</text:p>
          </table:table-cell>
          <table:table-cell table:style-name="ce158" table:formula="of:=IFERROR(__xludf.dummyfunction(&quot;IF(ISBLANK(I115), 0,&#10;  IFERROR(VALUE(REGEXEXTRACT(I115,&quot;&quot;(\d+)\s*h&quot;&quot;)),0)&#10;  + IFERROR(VALUE(REGEXEXTRACT(I11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5">
            <text:p>Asistencia y Jornadas</text:p>
          </table:table-cell>
          <table:table-cell table:style-name="ce120" office:value-type="string" calcext:value-type="string">
            <text:p>Calendarios laborales</text:p>
          </table:table-cell>
          <table:table-cell table:style-name="ce55" table:number-columns-repeated="3"/>
          <table:table-cell table:style-name="ce145" table:formula="of:=SUM([.D116:.F116])" office:value-type="float" office:value="0" calcext:value-type="float">
            <text:p>0</text:p>
          </table:table-cell>
          <table:table-cell table:style-name="ce152" table:formula="of:=(IF([.D116]=&quot;&quot;;0;[.D116])*1) + (IF([.E116]=&quot;&quot;;0;[.E116])*0.5) + (IF([.F116]=&quot;&quot;;0;[.F116])*0.25)" office:value-type="float" office:value="0" calcext:value-type="float">
            <text:p>0.00</text:p>
          </table:table-cell>
          <table:table-cell table:style-name="ce64" table:formula="of:=INT([.H116]*0.5) &amp; &quot; h &quot; &amp; TEXT(MOD([.H116]*0.5;1)*60;&quot;0&quot;) &amp; &quot; min&quot;" office:value-type="string" office:string-value="0 h 0 min" calcext:value-type="string">
            <text:p>0 h 0 min</text:p>
          </table:table-cell>
          <table:table-cell table:style-name="ce158" table:formula="of:=IFERROR(__xludf.dummyfunction(&quot;IF(ISBLANK(I116), 0,&#10;  IFERROR(VALUE(REGEXEXTRACT(I116,&quot;&quot;(\d+)\s*h&quot;&quot;)),0)&#10;  + IFERROR(VALUE(REGEXEXTRACT(I11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1" office:value-type="string" calcext:value-type="string">
            <text:p>Asistencias</text:p>
          </table:table-cell>
          <table:table-cell table:style-name="ce55" table:number-columns-repeated="3"/>
          <table:table-cell table:style-name="ce145" table:formula="of:=SUM([.D117:.F117])" office:value-type="float" office:value="0" calcext:value-type="float">
            <text:p>0</text:p>
          </table:table-cell>
          <table:table-cell table:style-name="ce152" table:formula="of:=(IF([.D117]=&quot;&quot;;0;[.D117])*1) + (IF([.E117]=&quot;&quot;;0;[.E117])*0.5) + (IF([.F117]=&quot;&quot;;0;[.F117])*0.25)" office:value-type="float" office:value="0" calcext:value-type="float">
            <text:p>0.00</text:p>
          </table:table-cell>
          <table:table-cell table:style-name="ce64" table:formula="of:=INT([.H117]*0.5) &amp; &quot; h &quot; &amp; TEXT(MOD([.H117]*0.5;1)*60;&quot;0&quot;) &amp; &quot; min&quot;" office:value-type="string" office:string-value="0 h 0 min" calcext:value-type="string">
            <text:p>0 h 0 min</text:p>
          </table:table-cell>
          <table:table-cell table:style-name="ce158" table:formula="of:=IFERROR(__xludf.dummyfunction(&quot;IF(ISBLANK(I117), 0,&#10;  IFERROR(VALUE(REGEXEXTRACT(I117,&quot;&quot;(\d+)\s*h&quot;&quot;)),0)&#10;  + IFERROR(VALUE(REGEXEXTRACT(I11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Horas extras y recargos</text:p>
          </table:table-cell>
          <table:table-cell table:style-name="ce55" table:number-columns-repeated="3"/>
          <table:table-cell table:style-name="ce145" table:formula="of:=SUM([.D118:.F118])" office:value-type="float" office:value="0" calcext:value-type="float">
            <text:p>0</text:p>
          </table:table-cell>
          <table:table-cell table:style-name="ce152" table:formula="of:=(IF([.D118]=&quot;&quot;;0;[.D118])*1) + (IF([.E118]=&quot;&quot;;0;[.E118])*0.5) + (IF([.F118]=&quot;&quot;;0;[.F118])*0.25)" office:value-type="float" office:value="0" calcext:value-type="float">
            <text:p>0.00</text:p>
          </table:table-cell>
          <table:table-cell table:style-name="ce64" table:formula="of:=INT([.H118]*0.5) &amp; &quot; h &quot; &amp; TEXT(MOD([.H118]*0.5;1)*60;&quot;0&quot;) &amp; &quot; min&quot;" office:value-type="string" office:string-value="0 h 0 min" calcext:value-type="string">
            <text:p>0 h 0 min</text:p>
          </table:table-cell>
          <table:table-cell table:style-name="ce158" table:formula="of:=IFERROR(__xludf.dummyfunction(&quot;IF(ISBLANK(I118), 0,&#10;  IFERROR(VALUE(REGEXEXTRACT(I118,&quot;&quot;(\d+)\s*h&quot;&quot;)),0)&#10;  + IFERROR(VALUE(REGEXEXTRACT(I11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Permisos</text:p>
          </table:table-cell>
          <table:table-cell table:style-name="ce55" table:number-columns-repeated="3"/>
          <table:table-cell table:style-name="ce145" table:formula="of:=SUM([.D119:.F119])" office:value-type="float" office:value="0" calcext:value-type="float">
            <text:p>0</text:p>
          </table:table-cell>
          <table:table-cell table:style-name="ce152" table:formula="of:=(IF([.D119]=&quot;&quot;;0;[.D119])*1) + (IF([.E119]=&quot;&quot;;0;[.E119])*0.5) + (IF([.F119]=&quot;&quot;;0;[.F119])*0.25)" office:value-type="float" office:value="0" calcext:value-type="float">
            <text:p>0.00</text:p>
          </table:table-cell>
          <table:table-cell table:style-name="ce64" table:formula="of:=INT([.H119]*0.5) &amp; &quot; h &quot; &amp; TEXT(MOD([.H119]*0.5;1)*60;&quot;0&quot;) &amp; &quot; min&quot;" office:value-type="string" office:string-value="0 h 0 min" calcext:value-type="string">
            <text:p>0 h 0 min</text:p>
          </table:table-cell>
          <table:table-cell table:style-name="ce158" table:formula="of:=IFERROR(__xludf.dummyfunction(&quot;IF(ISBLANK(I119), 0,&#10;  IFERROR(VALUE(REGEXEXTRACT(I119,&quot;&quot;(\d+)\s*h&quot;&quot;)),0)&#10;  + IFERROR(VALUE(REGEXEXTRACT(I11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Vacaciones y licencias</text:p>
          </table:table-cell>
          <table:table-cell table:style-name="ce55" table:number-columns-repeated="3"/>
          <table:table-cell table:style-name="ce145" table:formula="of:=SUM([.D120:.F120])" office:value-type="float" office:value="0" calcext:value-type="float">
            <text:p>0</text:p>
          </table:table-cell>
          <table:table-cell table:style-name="ce152" table:formula="of:=(IF([.D120]=&quot;&quot;;0;[.D120])*1) + (IF([.E120]=&quot;&quot;;0;[.E120])*0.5) + (IF([.F120]=&quot;&quot;;0;[.F120])*0.25)" office:value-type="float" office:value="0" calcext:value-type="float">
            <text:p>0.00</text:p>
          </table:table-cell>
          <table:table-cell table:style-name="ce64" table:formula="of:=INT([.H120]*0.5) &amp; &quot; h &quot; &amp; TEXT(MOD([.H120]*0.5;1)*60;&quot;0&quot;) &amp; &quot; min&quot;" office:value-type="string" office:string-value="0 h 0 min" calcext:value-type="string">
            <text:p>0 h 0 min</text:p>
          </table:table-cell>
          <table:table-cell table:style-name="ce158" table:formula="of:=IFERROR(__xludf.dummyfunction(&quot;IF(ISBLANK(I120), 0,&#10;  IFERROR(VALUE(REGEXEXTRACT(I120,&quot;&quot;(\d+)\s*h&quot;&quot;)),0)&#10;  + IFERROR(VALUE(REGEXEXTRACT(I12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6">
            <text:p>Procesos de Nómina</text:p>
          </table:table-cell>
          <table:table-cell table:style-name="ce120" office:value-type="string" calcext:value-type="string">
            <text:p>Cálculo de planillas</text:p>
          </table:table-cell>
          <table:table-cell table:style-name="ce55" table:number-columns-repeated="3"/>
          <table:table-cell table:style-name="ce145" table:formula="of:=SUM([.D121:.F121])" office:value-type="float" office:value="0" calcext:value-type="float">
            <text:p>0</text:p>
          </table:table-cell>
          <table:table-cell table:style-name="ce152" table:formula="of:=(IF([.D121]=&quot;&quot;;0;[.D121])*1) + (IF([.E121]=&quot;&quot;;0;[.E121])*0.5) + (IF([.F121]=&quot;&quot;;0;[.F121])*0.25)" office:value-type="float" office:value="0" calcext:value-type="float">
            <text:p>0.00</text:p>
          </table:table-cell>
          <table:table-cell table:style-name="ce64" table:formula="of:=INT([.H121]*0.5) &amp; &quot; h &quot; &amp; TEXT(MOD([.H121]*0.5;1)*60;&quot;0&quot;) &amp; &quot; min&quot;" office:value-type="string" office:string-value="0 h 0 min" calcext:value-type="string">
            <text:p>0 h 0 min</text:p>
          </table:table-cell>
          <table:table-cell table:style-name="ce158" table:formula="of:=IFERROR(__xludf.dummyfunction(&quot;IF(ISBLANK(I121), 0,&#10;  IFERROR(VALUE(REGEXEXTRACT(I121,&quot;&quot;(\d+)\s*h&quot;&quot;)),0)&#10;  + IFERROR(VALUE(REGEXEXTRACT(I12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Cuentas corrientes</text:p>
          </table:table-cell>
          <table:table-cell table:style-name="ce55" table:number-columns-repeated="3"/>
          <table:table-cell table:style-name="ce145" table:formula="of:=SUM([.D122:.F122])" office:value-type="float" office:value="0" calcext:value-type="float">
            <text:p>0</text:p>
          </table:table-cell>
          <table:table-cell table:style-name="ce152" table:formula="of:=(IF([.D122]=&quot;&quot;;0;[.D122])*1) + (IF([.E122]=&quot;&quot;;0;[.E122])*0.5) + (IF([.F122]=&quot;&quot;;0;[.F122])*0.25)" office:value-type="float" office:value="0" calcext:value-type="float">
            <text:p>0.00</text:p>
          </table:table-cell>
          <table:table-cell table:style-name="ce64" table:formula="of:=INT([.H122]*0.5) &amp; &quot; h &quot; &amp; TEXT(MOD([.H122]*0.5;1)*60;&quot;0&quot;) &amp; &quot; min&quot;" office:value-type="string" office:string-value="0 h 0 min" calcext:value-type="string">
            <text:p>0 h 0 min</text:p>
          </table:table-cell>
          <table:table-cell table:style-name="ce158" table:formula="of:=IFERROR(__xludf.dummyfunction(&quot;IF(ISBLANK(I122), 0,&#10;  IFERROR(VALUE(REGEXEXTRACT(I122,&quot;&quot;(\d+)\s*h&quot;&quot;)),0)&#10;  + IFERROR(VALUE(REGEXEXTRACT(I12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Aportes y retenciones</text:p>
          </table:table-cell>
          <table:table-cell table:style-name="ce55" table:number-columns-repeated="3"/>
          <table:table-cell table:style-name="ce145" table:formula="of:=SUM([.D123:.F123])" office:value-type="float" office:value="0" calcext:value-type="float">
            <text:p>0</text:p>
          </table:table-cell>
          <table:table-cell table:style-name="ce152" table:formula="of:=(IF([.D123]=&quot;&quot;;0;[.D123])*1) + (IF([.E123]=&quot;&quot;;0;[.E123])*0.5) + (IF([.F123]=&quot;&quot;;0;[.F123])*0.25)" office:value-type="float" office:value="0" calcext:value-type="float">
            <text:p>0.00</text:p>
          </table:table-cell>
          <table:table-cell table:style-name="ce64" table:formula="of:=INT([.H123]*0.5) &amp; &quot; h &quot; &amp; TEXT(MOD([.H123]*0.5;1)*60;&quot;0&quot;) &amp; &quot; min&quot;" office:value-type="string" office:string-value="0 h 0 min" calcext:value-type="string">
            <text:p>0 h 0 min</text:p>
          </table:table-cell>
          <table:table-cell table:style-name="ce158" table:formula="of:=IFERROR(__xludf.dummyfunction(&quot;IF(ISBLANK(I123), 0,&#10;  IFERROR(VALUE(REGEXEXTRACT(I123,&quot;&quot;(\d+)\s*h&quot;&quot;)),0)&#10;  + IFERROR(VALUE(REGEXEXTRACT(I12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Liquidaciones</text:p>
          </table:table-cell>
          <table:table-cell table:style-name="ce55" table:number-columns-repeated="3"/>
          <table:table-cell table:style-name="ce145" table:formula="of:=SUM([.D124:.F124])" office:value-type="float" office:value="0" calcext:value-type="float">
            <text:p>0</text:p>
          </table:table-cell>
          <table:table-cell table:style-name="ce152" table:formula="of:=(IF([.D124]=&quot;&quot;;0;[.D124])*1) + (IF([.E124]=&quot;&quot;;0;[.E124])*0.5) + (IF([.F124]=&quot;&quot;;0;[.F124])*0.25)" office:value-type="float" office:value="0" calcext:value-type="float">
            <text:p>0.00</text:p>
          </table:table-cell>
          <table:table-cell table:style-name="ce64" table:formula="of:=INT([.H124]*0.5) &amp; &quot; h &quot; &amp; TEXT(MOD([.H124]*0.5;1)*60;&quot;0&quot;) &amp; &quot; min&quot;" office:value-type="string" office:string-value="0 h 0 min" calcext:value-type="string">
            <text:p>0 h 0 min</text:p>
          </table:table-cell>
          <table:table-cell table:style-name="ce158" table:formula="of:=IFERROR(__xludf.dummyfunction(&quot;IF(ISBLANK(I124), 0,&#10;  IFERROR(VALUE(REGEXEXTRACT(I124,&quot;&quot;(\d+)\s*h&quot;&quot;)),0)&#10;  + IFERROR(VALUE(REGEXEXTRACT(I12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style-name="ce55" table:number-columns-repeated="3"/>
          <table:table-cell table:style-name="ce145" table:formula="of:=SUM([.D125:.F125])" office:value-type="float" office:value="0" calcext:value-type="float">
            <text:p>0</text:p>
          </table:table-cell>
          <table:table-cell table:style-name="ce152" table:formula="of:=(IF([.D125]=&quot;&quot;;0;[.D125])*1) + (IF([.E125]=&quot;&quot;;0;[.E125])*0.5) + (IF([.F125]=&quot;&quot;;0;[.F125])*0.25)" office:value-type="float" office:value="0" calcext:value-type="float">
            <text:p>0.00</text:p>
          </table:table-cell>
          <table:table-cell table:style-name="ce64" table:formula="of:=INT([.H125]*0.5) &amp; &quot; h &quot; &amp; TEXT(MOD([.H125]*0.5;1)*60;&quot;0&quot;) &amp; &quot; min&quot;" office:value-type="string" office:string-value="0 h 0 min" calcext:value-type="string">
            <text:p>0 h 0 min</text:p>
          </table:table-cell>
          <table:table-cell table:style-name="ce158" table:formula="of:=IFERROR(__xludf.dummyfunction(&quot;IF(ISBLANK(I125), 0,&#10;  IFERROR(VALUE(REGEXEXTRACT(I125,&quot;&quot;(\d+)\s*h&quot;&quot;)),0)&#10;  + IFERROR(VALUE(REGEXEXTRACT(I12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Procesos especiales</text:p>
          </table:table-cell>
          <table:table-cell table:style-name="ce55" table:number-columns-repeated="3"/>
          <table:table-cell table:style-name="ce145" table:formula="of:=SUM([.D126:.F126])" office:value-type="float" office:value="0" calcext:value-type="float">
            <text:p>0</text:p>
          </table:table-cell>
          <table:table-cell table:style-name="ce152" table:formula="of:=(IF([.D126]=&quot;&quot;;0;[.D126])*1) + (IF([.E126]=&quot;&quot;;0;[.E126])*0.5) + (IF([.F126]=&quot;&quot;;0;[.F126])*0.25)" office:value-type="float" office:value="0" calcext:value-type="float">
            <text:p>0.00</text:p>
          </table:table-cell>
          <table:table-cell table:style-name="ce64" table:formula="of:=INT([.H126]*0.5) &amp; &quot; h &quot; &amp; TEXT(MOD([.H126]*0.5;1)*60;&quot;0&quot;) &amp; &quot; min&quot;" office:value-type="string" office:string-value="0 h 0 min" calcext:value-type="string">
            <text:p>0 h 0 min</text:p>
          </table:table-cell>
          <table:table-cell table:style-name="ce158" table:formula="of:=IFERROR(__xludf.dummyfunction(&quot;IF(ISBLANK(I126), 0,&#10;  IFERROR(VALUE(REGEXEXTRACT(I126,&quot;&quot;(\d+)\s*h&quot;&quot;)),0)&#10;  + IFERROR(VALUE(REGEXEXTRACT(I12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Consultas y Validaciones</text:p>
          </table:table-cell>
          <table:table-cell table:style-name="ce64" office:value-type="string" calcext:value-type="string">
            <text:p>Inasistencias</text:p>
          </table:table-cell>
          <table:table-cell table:style-name="ce55" table:number-columns-repeated="3"/>
          <table:table-cell table:style-name="ce145" table:formula="of:=SUM([.D127:.F127])" office:value-type="float" office:value="0" calcext:value-type="float">
            <text:p>0</text:p>
          </table:table-cell>
          <table:table-cell table:style-name="ce152" table:formula="of:=(IF([.D127]=&quot;&quot;;0;[.D127])*1) + (IF([.E127]=&quot;&quot;;0;[.E127])*0.5) + (IF([.F127]=&quot;&quot;;0;[.F127])*0.25)" office:value-type="float" office:value="0" calcext:value-type="float">
            <text:p>0.00</text:p>
          </table:table-cell>
          <table:table-cell table:style-name="ce64" table:formula="of:=INT([.H127]*0.5) &amp; &quot; h &quot; &amp; TEXT(MOD([.H127]*0.5;1)*60;&quot;0&quot;) &amp; &quot; min&quot;" office:value-type="string" office:string-value="0 h 0 min" calcext:value-type="string">
            <text:p>0 h 0 min</text:p>
          </table:table-cell>
          <table:table-cell table:style-name="ce158" table:formula="of:=IFERROR(__xludf.dummyfunction(&quot;IF(ISBLANK(I127), 0,&#10;  IFERROR(VALUE(REGEXEXTRACT(I127,&quot;&quot;(\d+)\s*h&quot;&quot;)),0)&#10;  + IFERROR(VALUE(REGEXEXTRACT(I12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table:covered-table-cell/>
          <table:table-cell table:style-name="ce64" office:value-type="string" calcext:value-type="string">
            <text:p>Emisión de Boletas y Planillas</text:p>
          </table:table-cell>
          <table:table-cell table:style-name="ce55" office:value-type="float" office:value="2" calcext:value-type="float">
            <text:p>2</text:p>
          </table:table-cell>
          <table:table-cell table:number-columns-repeated="2" table:style-name="ce55" office:value-type="float" office:value="1" calcext:value-type="float">
            <text:p>1</text:p>
          </table:table-cell>
          <table:table-cell table:style-name="ce145" table:formula="of:=SUM([.D128:.F128])" office:value-type="float" office:value="4" calcext:value-type="float">
            <text:p>4</text:p>
          </table:table-cell>
          <table:table-cell table:style-name="ce152" table:formula="of:=(IF([.D128]=&quot;&quot;;0;[.D128])*1) + (IF([.E128]=&quot;&quot;;0;[.E128])*0.5) + (IF([.F128]=&quot;&quot;;0;[.F128])*0.25)" office:value-type="float" office:value="2.75" calcext:value-type="float">
            <text:p>2.75</text:p>
          </table:table-cell>
          <table:table-cell table:style-name="ce64" table:formula="of:=INT([.H128]*0.5) &amp; &quot; h &quot; &amp; TEXT(MOD([.H128]*0.5;1)*60;&quot;0&quot;) &amp; &quot; min&quot;" office:value-type="string" office:string-value="1 h 23 min" calcext:value-type="string">
            <text:p>1 h 23 min</text:p>
          </table:table-cell>
          <table:table-cell table:style-name="ce158"/>
          <table:covered-table-cell/>
          <table:table-cell table:style-name="ce169" office:value-type="percentage" office:value="0" calcext:value-type="percentage">
            <text:p>0%</text:p>
          </table:table-cell>
          <table:table-cell table:style-name="ce64" table:content-validation-name="val2" office:value-type="string" calcext:value-type="string">
            <text:p>Falcao</text:p>
          </table:table-cell>
          <table:table-cell table:style-name="ce64" table:content-validation-name="val3" office:value-type="string" calcext:value-type="string">
            <text:p>Completo</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64" office:value-type="string" calcext:value-type="string">
            <text:p>Reportes de planilla</text:p>
          </table:table-cell>
          <table:table-cell table:style-name="ce55" table:number-columns-repeated="3"/>
          <table:table-cell table:style-name="ce145" table:formula="of:=SUM([.D129:.F129])" office:value-type="float" office:value="0" calcext:value-type="float">
            <text:p>0</text:p>
          </table:table-cell>
          <table:table-cell table:style-name="ce152" table:formula="of:=(IF([.D129]=&quot;&quot;;0;[.D129])*1) + (IF([.E129]=&quot;&quot;;0;[.E129])*0.5) + (IF([.F129]=&quot;&quot;;0;[.F129])*0.25)" office:value-type="float" office:value="0" calcext:value-type="float">
            <text:p>0.00</text:p>
          </table:table-cell>
          <table:table-cell table:style-name="ce64" table:formula="of:=INT([.H129]*0.5) &amp; &quot; h &quot; &amp; TEXT(MOD([.H129]*0.5;1)*60;&quot;0&quot;) &amp; &quot; min&quot;" office:value-type="string" office:string-value="0 h 0 min" calcext:value-type="string">
            <text:p>0 h 0 min</text:p>
          </table:table-cell>
          <table:table-cell table:style-name="ce158" table:formula="of:=IFERROR(__xludf.dummyfunction(&quot;IF(ISBLANK(I129), 0,&#10;  IFERROR(VALUE(REGEXEXTRACT(I129,&quot;&quot;(\d+)\s*h&quot;&quot;)),0)&#10;  + IFERROR(VALUE(REGEXEXTRACT(I12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64" office:value-type="string" calcext:value-type="string">
            <text:p>Validaciones automáticas</text:p>
          </table:table-cell>
          <table:table-cell table:style-name="ce55" table:number-columns-repeated="3"/>
          <table:table-cell table:style-name="ce145" table:formula="of:=SUM([.D130:.F130])" office:value-type="float" office:value="0" calcext:value-type="float">
            <text:p>0</text:p>
          </table:table-cell>
          <table:table-cell table:style-name="ce152" table:formula="of:=(IF([.D130]=&quot;&quot;;0;[.D130])*1) + (IF([.E130]=&quot;&quot;;0;[.E130])*0.5) + (IF([.F130]=&quot;&quot;;0;[.F130])*0.25)" office:value-type="float" office:value="0" calcext:value-type="float">
            <text:p>0.00</text:p>
          </table:table-cell>
          <table:table-cell table:style-name="ce64" table:formula="of:=INT([.H130]*0.5) &amp; &quot; h &quot; &amp; TEXT(MOD([.H130]*0.5;1)*60;&quot;0&quot;) &amp; &quot; min&quot;" office:value-type="string" office:string-value="0 h 0 min" calcext:value-type="string">
            <text:p>0 h 0 min</text:p>
          </table:table-cell>
          <table:table-cell table:style-name="ce158" table:formula="of:=IFERROR(__xludf.dummyfunction(&quot;IF(ISBLANK(I130), 0,&#10;  IFERROR(VALUE(REGEXEXTRACT(I130,&quot;&quot;(\d+)\s*h&quot;&quot;)),0)&#10;  + IFERROR(VALUE(REGEXEXTRACT(I13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Reportes y Analítica</text:p>
          </table:table-cell>
          <table:table-cell table:style-name="ce118" office:value-type="string" calcext:value-type="string">
            <text:p>Estándar</text:p>
          </table:table-cell>
          <table:table-cell table:style-name="ce55" table:number-columns-repeated="3"/>
          <table:table-cell table:style-name="ce145" table:formula="of:=SUM([.D131:.F131])" office:value-type="float" office:value="0" calcext:value-type="float">
            <text:p>0</text:p>
          </table:table-cell>
          <table:table-cell table:style-name="ce152" table:formula="of:=(IF([.D131]=&quot;&quot;;0;[.D131])*1) + (IF([.E131]=&quot;&quot;;0;[.E131])*0.5) + (IF([.F131]=&quot;&quot;;0;[.F131])*0.25)" office:value-type="float" office:value="0" calcext:value-type="float">
            <text:p>0.00</text:p>
          </table:table-cell>
          <table:table-cell table:style-name="ce64" table:formula="of:=INT([.H131]*0.5) &amp; &quot; h &quot; &amp; TEXT(MOD([.H131]*0.5;1)*60;&quot;0&quot;) &amp; &quot; min&quot;" office:value-type="string" office:string-value="0 h 0 min" calcext:value-type="string">
            <text:p>0 h 0 min</text:p>
          </table:table-cell>
          <table:table-cell table:style-name="ce158" table:formula="of:=IFERROR(__xludf.dummyfunction(&quot;IF(ISBLANK(I131), 0,&#10;  IFERROR(VALUE(REGEXEXTRACT(I131,&quot;&quot;(\d+)\s*h&quot;&quot;)),0)&#10;  + IFERROR(VALUE(REGEXEXTRACT(I13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Avanzados</text:p>
          </table:table-cell>
          <table:table-cell table:style-name="ce55" table:number-columns-repeated="3"/>
          <table:table-cell table:style-name="ce145" table:formula="of:=SUM([.D132:.F132])" office:value-type="float" office:value="0" calcext:value-type="float">
            <text:p>0</text:p>
          </table:table-cell>
          <table:table-cell table:style-name="ce152" table:formula="of:=(IF([.D132]=&quot;&quot;;0;[.D132])*1) + (IF([.E132]=&quot;&quot;;0;[.E132])*0.5) + (IF([.F132]=&quot;&quot;;0;[.F132])*0.25)" office:value-type="float" office:value="0" calcext:value-type="float">
            <text:p>0.00</text:p>
          </table:table-cell>
          <table:table-cell table:style-name="ce64" table:formula="of:=INT([.H132]*0.5) &amp; &quot; h &quot; &amp; TEXT(MOD([.H132]*0.5;1)*60;&quot;0&quot;) &amp; &quot; min&quot;" office:value-type="string" office:string-value="0 h 0 min" calcext:value-type="string">
            <text:p>0 h 0 min</text:p>
          </table:table-cell>
          <table:table-cell table:style-name="ce158" table:formula="of:=IFERROR(__xludf.dummyfunction(&quot;IF(ISBLANK(I132), 0,&#10;  IFERROR(VALUE(REGEXEXTRACT(I132,&quot;&quot;(\d+)\s*h&quot;&quot;)),0)&#10;  + IFERROR(VALUE(REGEXEXTRACT(I13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Dashboard</text:p>
          </table:table-cell>
          <table:table-cell table:style-name="ce55" table:number-columns-repeated="3"/>
          <table:table-cell table:style-name="ce145" table:formula="of:=SUM([.D133:.F133])" office:value-type="float" office:value="0" calcext:value-type="float">
            <text:p>0</text:p>
          </table:table-cell>
          <table:table-cell table:style-name="ce152" table:formula="of:=(IF([.D133]=&quot;&quot;;0;[.D133])*1) + (IF([.E133]=&quot;&quot;;0;[.E133])*0.5) + (IF([.F133]=&quot;&quot;;0;[.F133])*0.25)" office:value-type="float" office:value="0" calcext:value-type="float">
            <text:p>0.00</text:p>
          </table:table-cell>
          <table:table-cell table:style-name="ce64" table:formula="of:=INT([.H133]*0.5) &amp; &quot; h &quot; &amp; TEXT(MOD([.H133]*0.5;1)*60;&quot;0&quot;) &amp; &quot; min&quot;" office:value-type="string" office:string-value="0 h 0 min" calcext:value-type="string">
            <text:p>0 h 0 min</text:p>
          </table:table-cell>
          <table:table-cell table:style-name="ce158" table:formula="of:=IFERROR(__xludf.dummyfunction(&quot;IF(ISBLANK(I133), 0,&#10;  IFERROR(VALUE(REGEXEXTRACT(I133,&quot;&quot;(\d+)\s*h&quot;&quot;)),0)&#10;  + IFERROR(VALUE(REGEXEXTRACT(I13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18" office:value-type="string" calcext:value-type="string">
            <text:p>Archivos Regulatorios</text:p>
          </table:table-cell>
          <table:table-cell table:style-name="ce55" table:number-columns-repeated="3"/>
          <table:table-cell table:style-name="ce145" table:formula="of:=SUM([.D134:.F134])" office:value-type="float" office:value="0" calcext:value-type="float">
            <text:p>0</text:p>
          </table:table-cell>
          <table:table-cell table:style-name="ce152" table:formula="of:=(IF([.D134]=&quot;&quot;;0;[.D134])*1) + (IF([.E134]=&quot;&quot;;0;[.E134])*0.5) + (IF([.F134]=&quot;&quot;;0;[.F134])*0.25)" office:value-type="float" office:value="0" calcext:value-type="float">
            <text:p>0.00</text:p>
          </table:table-cell>
          <table:table-cell table:style-name="ce64" table:formula="of:=INT([.H134]*0.5) &amp; &quot; h &quot; &amp; TEXT(MOD([.H134]*0.5;1)*60;&quot;0&quot;) &amp; &quot; min&quot;" office:value-type="string" office:string-value="0 h 0 min" calcext:value-type="string">
            <text:p>0 h 0 min</text:p>
          </table:table-cell>
          <table:table-cell table:style-name="ce158" table:formula="of:=IFERROR(__xludf.dummyfunction(&quot;IF(ISBLANK(I134), 0,&#10;  IFERROR(VALUE(REGEXEXTRACT(I134,&quot;&quot;(\d+)\s*h&quot;&quot;)),0)&#10;  + IFERROR(VALUE(REGEXEXTRACT(I13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Talento y Desarrollo</text:p>
          </table:table-cell>
          <table:table-cell table:style-name="ce120" office:value-type="string" calcext:value-type="string">
            <text:p>Evaluación de desempeño</text:p>
          </table:table-cell>
          <table:table-cell table:style-name="ce55" table:number-columns-repeated="3"/>
          <table:table-cell table:style-name="ce145" table:formula="of:=SUM([.D135:.F135])" office:value-type="float" office:value="0" calcext:value-type="float">
            <text:p>0</text:p>
          </table:table-cell>
          <table:table-cell table:style-name="ce152" table:formula="of:=(IF([.D135]=&quot;&quot;;0;[.D135])*1) + (IF([.E135]=&quot;&quot;;0;[.E135])*0.5) + (IF([.F135]=&quot;&quot;;0;[.F135])*0.25)" office:value-type="float" office:value="0" calcext:value-type="float">
            <text:p>0.00</text:p>
          </table:table-cell>
          <table:table-cell table:style-name="ce64" table:formula="of:=INT([.H135]*0.5) &amp; &quot; h &quot; &amp; TEXT(MOD([.H135]*0.5;1)*60;&quot;0&quot;) &amp; &quot; min&quot;" office:value-type="string" office:string-value="0 h 0 min" calcext:value-type="string">
            <text:p>0 h 0 min</text:p>
          </table:table-cell>
          <table:table-cell table:style-name="ce158" table:formula="of:=IFERROR(__xludf.dummyfunction(&quot;IF(ISBLANK(I135), 0,&#10;  IFERROR(VALUE(REGEXEXTRACT(I135,&quot;&quot;(\d+)\s*h&quot;&quot;)),0)&#10;  + IFERROR(VALUE(REGEXEXTRACT(I13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Capacitación</text:p>
          </table:table-cell>
          <table:table-cell table:style-name="ce55" table:number-columns-repeated="3"/>
          <table:table-cell table:style-name="ce145" table:formula="of:=SUM([.D136:.F136])" office:value-type="float" office:value="0" calcext:value-type="float">
            <text:p>0</text:p>
          </table:table-cell>
          <table:table-cell table:style-name="ce152" table:formula="of:=(IF([.D136]=&quot;&quot;;0;[.D136])*1) + (IF([.E136]=&quot;&quot;;0;[.E136])*0.5) + (IF([.F136]=&quot;&quot;;0;[.F136])*0.25)" office:value-type="float" office:value="0" calcext:value-type="float">
            <text:p>0.00</text:p>
          </table:table-cell>
          <table:table-cell table:style-name="ce64" table:formula="of:=INT([.H136]*0.5) &amp; &quot; h &quot; &amp; TEXT(MOD([.H136]*0.5;1)*60;&quot;0&quot;) &amp; &quot; min&quot;" office:value-type="string" office:string-value="0 h 0 min" calcext:value-type="string">
            <text:p>0 h 0 min</text:p>
          </table:table-cell>
          <table:table-cell table:style-name="ce158" table:formula="of:=IFERROR(__xludf.dummyfunction(&quot;IF(ISBLANK(I136), 0,&#10;  IFERROR(VALUE(REGEXEXTRACT(I136,&quot;&quot;(\d+)\s*h&quot;&quot;)),0)&#10;  + IFERROR(VALUE(REGEXEXTRACT(I13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Planes de carrera</text:p>
          </table:table-cell>
          <table:table-cell table:style-name="ce55" table:number-columns-repeated="3"/>
          <table:table-cell table:style-name="ce145" table:formula="of:=SUM([.D137:.F137])" office:value-type="float" office:value="0" calcext:value-type="float">
            <text:p>0</text:p>
          </table:table-cell>
          <table:table-cell table:style-name="ce152" table:formula="of:=(IF([.D137]=&quot;&quot;;0;[.D137])*1) + (IF([.E137]=&quot;&quot;;0;[.E137])*0.5) + (IF([.F137]=&quot;&quot;;0;[.F137])*0.25)" office:value-type="float" office:value="0" calcext:value-type="float">
            <text:p>0.00</text:p>
          </table:table-cell>
          <table:table-cell table:style-name="ce64" table:formula="of:=INT([.H137]*0.5) &amp; &quot; h &quot; &amp; TEXT(MOD([.H137]*0.5;1)*60;&quot;0&quot;) &amp; &quot; min&quot;" office:value-type="string" office:string-value="0 h 0 min" calcext:value-type="string">
            <text:p>0 h 0 min</text:p>
          </table:table-cell>
          <table:table-cell table:style-name="ce158" table:formula="of:=IFERROR(__xludf.dummyfunction(&quot;IF(ISBLANK(I137), 0,&#10;  IFERROR(VALUE(REGEXEXTRACT(I137,&quot;&quot;(\d+)\s*h&quot;&quot;)),0)&#10;  + IFERROR(VALUE(REGEXEXTRACT(I13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Clima laboral</text:p>
          </table:table-cell>
          <table:table-cell table:style-name="ce55" table:number-columns-repeated="3"/>
          <table:table-cell table:style-name="ce145" table:formula="of:=SUM([.D138:.F138])" office:value-type="float" office:value="0" calcext:value-type="float">
            <text:p>0</text:p>
          </table:table-cell>
          <table:table-cell table:style-name="ce152" table:formula="of:=(IF([.D138]=&quot;&quot;;0;[.D138])*1) + (IF([.E138]=&quot;&quot;;0;[.E138])*0.5) + (IF([.F138]=&quot;&quot;;0;[.F138])*0.25)" office:value-type="float" office:value="0" calcext:value-type="float">
            <text:p>0.00</text:p>
          </table:table-cell>
          <table:table-cell table:style-name="ce64" table:formula="of:=INT([.H138]*0.5) &amp; &quot; h &quot; &amp; TEXT(MOD([.H138]*0.5;1)*60;&quot;0&quot;) &amp; &quot; min&quot;" office:value-type="string" office:string-value="0 h 0 min" calcext:value-type="string">
            <text:p>0 h 0 min</text:p>
          </table:table-cell>
          <table:table-cell table:style-name="ce158" table:formula="of:=IFERROR(__xludf.dummyfunction(&quot;IF(ISBLANK(I138), 0,&#10;  IFERROR(VALUE(REGEXEXTRACT(I138,&quot;&quot;(\d+)\s*h&quot;&quot;)),0)&#10;  + IFERROR(VALUE(REGEXEXTRACT(I13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Localización LATAM</text:p>
          </table:table-cell>
          <table:table-cell table:style-name="ce120" office:value-type="string" calcext:value-type="string">
            <text:p>Impuestos y aportes</text:p>
          </table:table-cell>
          <table:table-cell table:style-name="ce55" table:number-columns-repeated="3"/>
          <table:table-cell table:style-name="ce145" table:formula="of:=SUM([.D139:.F139])" office:value-type="float" office:value="0" calcext:value-type="float">
            <text:p>0</text:p>
          </table:table-cell>
          <table:table-cell table:style-name="ce152" table:formula="of:=(IF([.D139]=&quot;&quot;;0;[.D139])*1) + (IF([.E139]=&quot;&quot;;0;[.E139])*0.5) + (IF([.F139]=&quot;&quot;;0;[.F139])*0.25)" office:value-type="float" office:value="0" calcext:value-type="float">
            <text:p>0.00</text:p>
          </table:table-cell>
          <table:table-cell table:style-name="ce64" table:formula="of:=INT([.H139]*0.5) &amp; &quot; h &quot; &amp; TEXT(MOD([.H139]*0.5;1)*60;&quot;0&quot;) &amp; &quot; min&quot;" office:value-type="string" office:string-value="0 h 0 min" calcext:value-type="string">
            <text:p>0 h 0 min</text:p>
          </table:table-cell>
          <table:table-cell table:style-name="ce158" table:formula="of:=IFERROR(__xludf.dummyfunction(&quot;IF(ISBLANK(I139), 0,&#10;  IFERROR(VALUE(REGEXEXTRACT(I139,&quot;&quot;(\d+)\s*h&quot;&quot;)),0)&#10;  + IFERROR(VALUE(REGEXEXTRACT(I13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Beneficios sociales</text:p>
          </table:table-cell>
          <table:table-cell table:style-name="ce55" table:number-columns-repeated="3"/>
          <table:table-cell table:style-name="ce145" table:formula="of:=SUM([.D140:.F140])" office:value-type="float" office:value="0" calcext:value-type="float">
            <text:p>0</text:p>
          </table:table-cell>
          <table:table-cell table:style-name="ce152" table:formula="of:=(IF([.D140]=&quot;&quot;;0;[.D140])*1) + (IF([.E140]=&quot;&quot;;0;[.E140])*0.5) + (IF([.F140]=&quot;&quot;;0;[.F140])*0.25)" office:value-type="float" office:value="0" calcext:value-type="float">
            <text:p>0.00</text:p>
          </table:table-cell>
          <table:table-cell table:style-name="ce64" table:formula="of:=INT([.H140]*0.5) &amp; &quot; h &quot; &amp; TEXT(MOD([.H140]*0.5;1)*60;&quot;0&quot;) &amp; &quot; min&quot;" office:value-type="string" office:string-value="0 h 0 min" calcext:value-type="string">
            <text:p>0 h 0 min</text:p>
          </table:table-cell>
          <table:table-cell table:style-name="ce158" table:formula="of:=IFERROR(__xludf.dummyfunction(&quot;IF(ISBLANK(I140), 0,&#10;  IFERROR(VALUE(REGEXEXTRACT(I140,&quot;&quot;(\d+)\s*h&quot;&quot;)),0)&#10;  + IFERROR(VALUE(REGEXEXTRACT(I14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Regulación electrónica</text:p>
          </table:table-cell>
          <table:table-cell table:style-name="ce55" table:number-columns-repeated="3"/>
          <table:table-cell table:style-name="ce145" table:formula="of:=SUM([.D141:.F141])" office:value-type="float" office:value="0" calcext:value-type="float">
            <text:p>0</text:p>
          </table:table-cell>
          <table:table-cell table:style-name="ce152" table:formula="of:=(IF([.D141]=&quot;&quot;;0;[.D141])*1) + (IF([.E141]=&quot;&quot;;0;[.E141])*0.5) + (IF([.F141]=&quot;&quot;;0;[.F141])*0.25)" office:value-type="float" office:value="0" calcext:value-type="float">
            <text:p>0.00</text:p>
          </table:table-cell>
          <table:table-cell table:style-name="ce64" table:formula="of:=INT([.H141]*0.5) &amp; &quot; h &quot; &amp; TEXT(MOD([.H141]*0.5;1)*60;&quot;0&quot;) &amp; &quot; min&quot;" office:value-type="string" office:string-value="0 h 0 min" calcext:value-type="string">
            <text:p>0 h 0 min</text:p>
          </table:table-cell>
          <table:table-cell table:style-name="ce158" table:formula="of:=IFERROR(__xludf.dummyfunction(&quot;IF(ISBLANK(I141), 0,&#10;  IFERROR(VALUE(REGEXEXTRACT(I141,&quot;&quot;(\d+)\s*h&quot;&quot;)),0)&#10;  + IFERROR(VALUE(REGEXEXTRACT(I14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table-cell table:style-name="ce20" office:value-type="string" calcext:value-type="string" table:number-columns-spanned="1" table:number-rows-spanned="3">
            <text:p>Integraciones</text:p>
          </table:table-cell>
          <table:table-cell table:style-name="ce120" office:value-type="string" calcext:value-type="string">
            <text:p>POS y operación</text:p>
          </table:table-cell>
          <table:table-cell table:style-name="ce55" table:number-columns-repeated="3"/>
          <table:table-cell table:style-name="ce145" table:formula="of:=SUM([.D142:.F142])" office:value-type="float" office:value="0" calcext:value-type="float">
            <text:p>0</text:p>
          </table:table-cell>
          <table:table-cell table:style-name="ce152" table:formula="of:=(IF([.D142]=&quot;&quot;;0;[.D142])*1) + (IF([.E142]=&quot;&quot;;0;[.E142])*0.5) + (IF([.F142]=&quot;&quot;;0;[.F142])*0.25)" office:value-type="float" office:value="0" calcext:value-type="float">
            <text:p>0.00</text:p>
          </table:table-cell>
          <table:table-cell table:style-name="ce64" table:formula="of:=INT([.H142]*0.5) &amp; &quot; h &quot; &amp; TEXT(MOD([.H142]*0.5;1)*60;&quot;0&quot;) &amp; &quot; min&quot;" office:value-type="string" office:string-value="0 h 0 min" calcext:value-type="string">
            <text:p>0 h 0 min</text:p>
          </table:table-cell>
          <table:table-cell table:style-name="ce158" table:formula="of:=IFERROR(__xludf.dummyfunction(&quot;IF(ISBLANK(I142), 0,&#10;  IFERROR(VALUE(REGEXEXTRACT(I142,&quot;&quot;(\d+)\s*h&quot;&quot;)),0)&#10;  + IFERROR(VALUE(REGEXEXTRACT(I14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table-cell table:style-name="ce120" office:value-type="string" calcext:value-type="string">
            <text:p>Bancos y pasarelas</text:p>
          </table:table-cell>
          <table:table-cell table:style-name="ce55" table:number-columns-repeated="3"/>
          <table:table-cell table:style-name="ce145" table:formula="of:=SUM([.D143:.F143])" office:value-type="float" office:value="0" calcext:value-type="float">
            <text:p>0</text:p>
          </table:table-cell>
          <table:table-cell table:style-name="ce152" table:formula="of:=(IF([.D143]=&quot;&quot;;0;[.D143])*1) + (IF([.E143]=&quot;&quot;;0;[.E143])*0.5) + (IF([.F143]=&quot;&quot;;0;[.F143])*0.25)" office:value-type="float" office:value="0" calcext:value-type="float">
            <text:p>0.00</text:p>
          </table:table-cell>
          <table:table-cell table:style-name="ce64" table:formula="of:=INT([.H143]*0.5) &amp; &quot; h &quot; &amp; TEXT(MOD([.H143]*0.5;1)*60;&quot;0&quot;) &amp; &quot; min&quot;" office:value-type="string" office:string-value="0 h 0 min" calcext:value-type="string">
            <text:p>0 h 0 min</text:p>
          </table:table-cell>
          <table:table-cell table:style-name="ce158" table:formula="of:=IFERROR(__xludf.dummyfunction(&quot;IF(ISBLANK(I143), 0,&#10;  IFERROR(VALUE(REGEXEXTRACT(I143,&quot;&quot;(\d+)\s*h&quot;&quot;)),0)&#10;  + IFERROR(VALUE(REGEXEXTRACT(I14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0" office:value-type="string" calcext:value-type="string">
            <text:p>RR.HH</text:p>
          </table:table-cell>
          <table:covered-table-cell table:style-name="ce18"/>
          <table:table-cell table:style-name="ce122" office:value-type="string" calcext:value-type="string">
            <text:p>Contabilidad</text:p>
          </table:table-cell>
          <table:table-cell table:style-name="ce133" table:number-columns-repeated="3"/>
          <table:table-cell table:style-name="ce145" table:formula="of:=SUM([.D144:.F144])" office:value-type="float" office:value="0" calcext:value-type="float">
            <text:p>0</text:p>
          </table:table-cell>
          <table:table-cell table:style-name="ce152" table:formula="of:=(IF([.D144]=&quot;&quot;;0;[.D144])*1) + (IF([.E144]=&quot;&quot;;0;[.E144])*0.5) + (IF([.F144]=&quot;&quot;;0;[.F144])*0.25)" office:value-type="float" office:value="0" calcext:value-type="float">
            <text:p>0.00</text:p>
          </table:table-cell>
          <table:table-cell table:style-name="ce64" table:formula="of:=INT([.H144]*0.5) &amp; &quot; h &quot; &amp; TEXT(MOD([.H144]*0.5;1)*60;&quot;0&quot;) &amp; &quot; min&quot;" office:value-type="string" office:string-value="0 h 0 min" calcext:value-type="string">
            <text:p>0 h 0 min</text:p>
          </table:table-cell>
          <table:table-cell table:style-name="ce158" table:formula="of:=IFERROR(__xludf.dummyfunction(&quot;IF(ISBLANK(I144), 0,&#10;  IFERROR(VALUE(REGEXEXTRACT(I144,&quot;&quot;(\d+)\s*h&quot;&quot;)),0)&#10;  + IFERROR(VALUE(REGEXEXTRACT(I144,&quot;&quot;(\d+)\s*min&quot;&quot;)),0)/60&#10;)&#10;&quot;);0)" office:value-type="float" office:value="0" calcext:value-type="float">
            <text:p>0.00</text:p>
          </table:table-cell>
          <table:covered-table-cell/>
          <table:table-cell table:style-name="ce170"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2"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table-cell table:style-name="ce21" office:value-type="string" calcext:value-type="string" table:number-columns-spanned="1" table:number-rows-spanned="12">
            <text:p>Tablas</text:p>
          </table:table-cell>
          <table:table-cell table:style-name="ce123" office:value-type="string" calcext:value-type="string">
            <text:p>Configuración de Producción</text:p>
          </table:table-cell>
          <table:table-cell table:style-name="ce54" table:number-columns-repeated="3"/>
          <table:table-cell table:style-name="ce144" table:formula="of:=SUM([.D145:.F145])" office:value-type="float" office:value="0" calcext:value-type="float">
            <text:p>0</text:p>
          </table:table-cell>
          <table:table-cell table:style-name="ce151" table:formula="of:=(IF([.D145]=&quot;&quot;;0;[.D145])*1) + (IF([.E145]=&quot;&quot;;0;[.E145])*0.5) + (IF([.F145]=&quot;&quot;;0;[.F145])*0.25)" office:value-type="float" office:value="0" calcext:value-type="float">
            <text:p>0.00</text:p>
          </table:table-cell>
          <table:table-cell table:style-name="ce65" table:formula="of:=INT([.H145]*0.5) &amp; &quot; h &quot; &amp; TEXT(MOD([.H145]*0.5;1)*60;&quot;0&quot;) &amp; &quot; min&quot;" office:value-type="string" office:string-value="0 h 0 min" calcext:value-type="string">
            <text:p>0 h 0 min</text:p>
          </table:table-cell>
          <table:table-cell table:style-name="ce158" table:formula="of:=IFERROR(__xludf.dummyfunction(&quot;IF(ISBLANK(I145), 0,&#10;  IFERROR(VALUE(REGEXEXTRACT(I145,&quot;&quot;(\d+)\s*h&quot;&quot;)),0)&#10;  + IFERROR(VALUE(REGEXEXTRACT(I145,&quot;&quot;(\d+)\s*min&quot;&quot;)),0)/60&#10;)&#10;&quot;);0)" office:value-type="float" office:value="0" calcext:value-type="float">
            <text:p>0.00</text:p>
          </table:table-cell>
          <table:table-cell table:style-name="ce159" table:formula="of:=let(   total; SUM([.J145:.J185]);   dias; IF(total=0; 0;            IF(total&lt;=8; 1;              IF(total&lt;=12; 1.5;                IF(total&lt;=16; 2;                  1 + ROUNDUP((total-8)/4; 1) * 0.5                )              )            )          );   IF(dias=0; &quot;0 días&quot;; TEXT(dias;&quot;#.##&quot;) &amp; &quot; días&quot;) )" office:value-type="string" office:string-value="" calcext:value-type="error" table:number-columns-spanned="1" table:number-rows-spanned="41">
            <text:p>#NAME?</text:p>
          </table:table-cell>
          <table:table-cell table:style-name="ce168" office:value-type="percentage" office:value="0" calcext:value-type="percentage">
            <text:p>0%</text:p>
          </table:table-cell>
          <table:table-cell table:style-name="ce65" table:content-validation-name="val2"/>
          <table:table-cell table:style-name="ce65" table:content-validation-name="val3" office:value-type="string" calcext:value-type="string">
            <text:p>Pendiente</text:p>
          </table:table-cell>
          <table:table-cell table:style-name="ce176"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Procesos Productivos</text:p>
          </table:table-cell>
          <table:table-cell table:style-name="ce55" table:number-columns-repeated="3"/>
          <table:table-cell table:style-name="ce145" table:formula="of:=SUM([.D146:.F146])" office:value-type="float" office:value="0" calcext:value-type="float">
            <text:p>0</text:p>
          </table:table-cell>
          <table:table-cell table:style-name="ce152" table:formula="of:=(IF([.D146]=&quot;&quot;;0;[.D146])*1) + (IF([.E146]=&quot;&quot;;0;[.E146])*0.5) + (IF([.F146]=&quot;&quot;;0;[.F146])*0.25)" office:value-type="float" office:value="0" calcext:value-type="float">
            <text:p>0.00</text:p>
          </table:table-cell>
          <table:table-cell table:style-name="ce64" table:formula="of:=INT([.H146]*0.5) &amp; &quot; h &quot; &amp; TEXT(MOD([.H146]*0.5;1)*60;&quot;0&quot;) &amp; &quot; min&quot;" office:value-type="string" office:string-value="0 h 0 min" calcext:value-type="string">
            <text:p>0 h 0 min</text:p>
          </table:table-cell>
          <table:table-cell table:style-name="ce158" table:formula="of:=IFERROR(__xludf.dummyfunction(&quot;IF(ISBLANK(I146), 0,&#10;  IFERROR(VALUE(REGEXEXTRACT(I146,&quot;&quot;(\d+)\s*h&quot;&quot;)),0)&#10;  + IFERROR(VALUE(REGEXEXTRACT(I14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Fases por Proceso</text:p>
          </table:table-cell>
          <table:table-cell table:style-name="ce55" table:number-columns-repeated="3"/>
          <table:table-cell table:style-name="ce145" table:formula="of:=SUM([.D147:.F147])" office:value-type="float" office:value="0" calcext:value-type="float">
            <text:p>0</text:p>
          </table:table-cell>
          <table:table-cell table:style-name="ce152" table:formula="of:=(IF([.D147]=&quot;&quot;;0;[.D147])*1) + (IF([.E147]=&quot;&quot;;0;[.E147])*0.5) + (IF([.F147]=&quot;&quot;;0;[.F147])*0.25)" office:value-type="float" office:value="0" calcext:value-type="float">
            <text:p>0.00</text:p>
          </table:table-cell>
          <table:table-cell table:style-name="ce64" table:formula="of:=INT([.H147]*0.5) &amp; &quot; h &quot; &amp; TEXT(MOD([.H147]*0.5;1)*60;&quot;0&quot;) &amp; &quot; min&quot;" office:value-type="string" office:string-value="0 h 0 min" calcext:value-type="string">
            <text:p>0 h 0 min</text:p>
          </table:table-cell>
          <table:table-cell table:style-name="ce158" table:formula="of:=IFERROR(__xludf.dummyfunction(&quot;IF(ISBLANK(I147), 0,&#10;  IFERROR(VALUE(REGEXEXTRACT(I147,&quot;&quot;(\d+)\s*h&quot;&quot;)),0)&#10;  + IFERROR(VALUE(REGEXEXTRACT(I14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Actividades por Fase</text:p>
          </table:table-cell>
          <table:table-cell table:style-name="ce55" table:number-columns-repeated="3"/>
          <table:table-cell table:style-name="ce145" table:formula="of:=SUM([.D148:.F148])" office:value-type="float" office:value="0" calcext:value-type="float">
            <text:p>0</text:p>
          </table:table-cell>
          <table:table-cell table:style-name="ce152" table:formula="of:=(IF([.D148]=&quot;&quot;;0;[.D148])*1) + (IF([.E148]=&quot;&quot;;0;[.E148])*0.5) + (IF([.F148]=&quot;&quot;;0;[.F148])*0.25)" office:value-type="float" office:value="0" calcext:value-type="float">
            <text:p>0.00</text:p>
          </table:table-cell>
          <table:table-cell table:style-name="ce64" table:formula="of:=INT([.H148]*0.5) &amp; &quot; h &quot; &amp; TEXT(MOD([.H148]*0.5;1)*60;&quot;0&quot;) &amp; &quot; min&quot;" office:value-type="string" office:string-value="0 h 0 min" calcext:value-type="string">
            <text:p>0 h 0 min</text:p>
          </table:table-cell>
          <table:table-cell table:style-name="ce158" table:formula="of:=IFERROR(__xludf.dummyfunction(&quot;IF(ISBLANK(I148), 0,&#10;  IFERROR(VALUE(REGEXEXTRACT(I148,&quot;&quot;(\d+)\s*h&quot;&quot;)),0)&#10;  + IFERROR(VALUE(REGEXEXTRACT(I14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Maestro de Labores</text:p>
          </table:table-cell>
          <table:table-cell table:style-name="ce55" table:number-columns-repeated="3"/>
          <table:table-cell table:style-name="ce145" table:formula="of:=SUM([.D149:.F149])" office:value-type="float" office:value="0" calcext:value-type="float">
            <text:p>0</text:p>
          </table:table-cell>
          <table:table-cell table:style-name="ce152" table:formula="of:=(IF([.D149]=&quot;&quot;;0;[.D149])*1) + (IF([.E149]=&quot;&quot;;0;[.E149])*0.5) + (IF([.F149]=&quot;&quot;;0;[.F149])*0.25)" office:value-type="float" office:value="0" calcext:value-type="float">
            <text:p>0.00</text:p>
          </table:table-cell>
          <table:table-cell table:style-name="ce64" table:formula="of:=INT([.H149]*0.5) &amp; &quot; h &quot; &amp; TEXT(MOD([.H149]*0.5;1)*60;&quot;0&quot;) &amp; &quot; min&quot;" office:value-type="string" office:string-value="0 h 0 min" calcext:value-type="string">
            <text:p>0 h 0 min</text:p>
          </table:table-cell>
          <table:table-cell table:style-name="ce158" table:formula="of:=IFERROR(__xludf.dummyfunction(&quot;IF(ISBLANK(I149), 0,&#10;  IFERROR(VALUE(REGEXEXTRACT(I149,&quot;&quot;(\d+)\s*h&quot;&quot;)),0)&#10;  + IFERROR(VALUE(REGEXEXTRACT(I14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Intermedios</text:p>
          </table:table-cell>
          <table:table-cell table:style-name="ce55" table:number-columns-repeated="3"/>
          <table:table-cell table:style-name="ce145" table:formula="of:=SUM([.D150:.F150])" office:value-type="float" office:value="0" calcext:value-type="float">
            <text:p>0</text:p>
          </table:table-cell>
          <table:table-cell table:style-name="ce152" table:formula="of:=(IF([.D150]=&quot;&quot;;0;[.D150])*1) + (IF([.E150]=&quot;&quot;;0;[.E150])*0.5) + (IF([.F150]=&quot;&quot;;0;[.F150])*0.25)" office:value-type="float" office:value="0" calcext:value-type="float">
            <text:p>0.00</text:p>
          </table:table-cell>
          <table:table-cell table:style-name="ce64" table:formula="of:=INT([.H150]*0.5) &amp; &quot; h &quot; &amp; TEXT(MOD([.H150]*0.5;1)*60;&quot;0&quot;) &amp; &quot; min&quot;" office:value-type="string" office:string-value="0 h 0 min" calcext:value-type="string">
            <text:p>0 h 0 min</text:p>
          </table:table-cell>
          <table:table-cell table:style-name="ce158" table:formula="of:=IFERROR(__xludf.dummyfunction(&quot;IF(ISBLANK(I150), 0,&#10;  IFERROR(VALUE(REGEXEXTRACT(I150,&quot;&quot;(\d+)\s*h&quot;&quot;)),0)&#10;  + IFERROR(VALUE(REGEXEXTRACT(I15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Terminados</text:p>
          </table:table-cell>
          <table:table-cell table:style-name="ce55" table:number-columns-repeated="3"/>
          <table:table-cell table:style-name="ce145" table:formula="of:=SUM([.D151:.F151])" office:value-type="float" office:value="0" calcext:value-type="float">
            <text:p>0</text:p>
          </table:table-cell>
          <table:table-cell table:style-name="ce152" table:formula="of:=(IF([.D151]=&quot;&quot;;0;[.D151])*1) + (IF([.E151]=&quot;&quot;;0;[.E151])*0.5) + (IF([.F151]=&quot;&quot;;0;[.F151])*0.25)" office:value-type="float" office:value="0" calcext:value-type="float">
            <text:p>0.00</text:p>
          </table:table-cell>
          <table:table-cell table:style-name="ce64" table:formula="of:=INT([.H151]*0.5) &amp; &quot; h &quot; &amp; TEXT(MOD([.H151]*0.5;1)*60;&quot;0&quot;) &amp; &quot; min&quot;" office:value-type="string" office:string-value="0 h 0 min" calcext:value-type="string">
            <text:p>0 h 0 min</text:p>
          </table:table-cell>
          <table:table-cell table:style-name="ce158" table:formula="of:=IFERROR(__xludf.dummyfunction(&quot;IF(ISBLANK(I151), 0,&#10;  IFERROR(VALUE(REGEXEXTRACT(I151,&quot;&quot;(\d+)\s*h&quot;&quot;)),0)&#10;  + IFERROR(VALUE(REGEXEXTRACT(I15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Centros de Producción</text:p>
          </table:table-cell>
          <table:table-cell table:style-name="ce55" table:number-columns-repeated="3"/>
          <table:table-cell table:style-name="ce145" table:formula="of:=SUM([.D152:.F152])" office:value-type="float" office:value="0" calcext:value-type="float">
            <text:p>0</text:p>
          </table:table-cell>
          <table:table-cell table:style-name="ce152" table:formula="of:=(IF([.D152]=&quot;&quot;;0;[.D152])*1) + (IF([.E152]=&quot;&quot;;0;[.E152])*0.5) + (IF([.F152]=&quot;&quot;;0;[.F152])*0.25)" office:value-type="float" office:value="0" calcext:value-type="float">
            <text:p>0.00</text:p>
          </table:table-cell>
          <table:table-cell table:style-name="ce64" table:formula="of:=INT([.H152]*0.5) &amp; &quot; h &quot; &amp; TEXT(MOD([.H152]*0.5;1)*60;&quot;0&quot;) &amp; &quot; min&quot;" office:value-type="string" office:string-value="0 h 0 min" calcext:value-type="string">
            <text:p>0 h 0 min</text:p>
          </table:table-cell>
          <table:table-cell table:style-name="ce158" table:formula="of:=IFERROR(__xludf.dummyfunction(&quot;IF(ISBLANK(I152), 0,&#10;  IFERROR(VALUE(REGEXEXTRACT(I152,&quot;&quot;(\d+)\s*h&quot;&quot;)),0)&#10;  + IFERROR(VALUE(REGEXEXTRACT(I15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Recetas y Fórmulas</text:p>
          </table:table-cell>
          <table:table-cell table:style-name="ce55" table:number-columns-repeated="3"/>
          <table:table-cell table:style-name="ce145" table:formula="of:=SUM([.D153:.F153])" office:value-type="float" office:value="0" calcext:value-type="float">
            <text:p>0</text:p>
          </table:table-cell>
          <table:table-cell table:style-name="ce152" table:formula="of:=(IF([.D153]=&quot;&quot;;0;[.D153])*1) + (IF([.E153]=&quot;&quot;;0;[.E153])*0.5) + (IF([.F153]=&quot;&quot;;0;[.F153])*0.25)" office:value-type="float" office:value="0" calcext:value-type="float">
            <text:p>0.00</text:p>
          </table:table-cell>
          <table:table-cell table:style-name="ce64" table:formula="of:=INT([.H153]*0.5) &amp; &quot; h &quot; &amp; TEXT(MOD([.H153]*0.5;1)*60;&quot;0&quot;) &amp; &quot; min&quot;" office:value-type="string" office:string-value="0 h 0 min" calcext:value-type="string">
            <text:p>0 h 0 min</text:p>
          </table:table-cell>
          <table:table-cell table:style-name="ce158" table:formula="of:=IFERROR(__xludf.dummyfunction(&quot;IF(ISBLANK(I153), 0,&#10;  IFERROR(VALUE(REGEXEXTRACT(I153,&quot;&quot;(\d+)\s*h&quot;&quot;)),0)&#10;  + IFERROR(VALUE(REGEXEXTRACT(I15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Control de Calidad</text:p>
          </table:table-cell>
          <table:table-cell table:style-name="ce55" table:number-columns-repeated="3"/>
          <table:table-cell table:style-name="ce145" table:formula="of:=SUM([.D154:.F154])" office:value-type="float" office:value="0" calcext:value-type="float">
            <text:p>0</text:p>
          </table:table-cell>
          <table:table-cell table:style-name="ce152" table:formula="of:=(IF([.D154]=&quot;&quot;;0;[.D154])*1) + (IF([.E154]=&quot;&quot;;0;[.E154])*0.5) + (IF([.F154]=&quot;&quot;;0;[.F154])*0.25)" office:value-type="float" office:value="0" calcext:value-type="float">
            <text:p>0.00</text:p>
          </table:table-cell>
          <table:table-cell table:style-name="ce64" table:formula="of:=INT([.H154]*0.5) &amp; &quot; h &quot; &amp; TEXT(MOD([.H154]*0.5;1)*60;&quot;0&quot;) &amp; &quot; min&quot;" office:value-type="string" office:string-value="0 h 0 min" calcext:value-type="string">
            <text:p>0 h 0 min</text:p>
          </table:table-cell>
          <table:table-cell table:style-name="ce158" table:formula="of:=IFERROR(__xludf.dummyfunction(&quot;IF(ISBLANK(I154), 0,&#10;  IFERROR(VALUE(REGEXEXTRACT(I154,&quot;&quot;(\d+)\s*h&quot;&quot;)),0)&#10;  + IFERROR(VALUE(REGEXEXTRACT(I15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Tipos de Orden de Trabajo</text:p>
          </table:table-cell>
          <table:table-cell table:style-name="ce55" table:number-columns-repeated="3"/>
          <table:table-cell table:style-name="ce145" table:formula="of:=SUM([.D155:.F155])" office:value-type="float" office:value="0" calcext:value-type="float">
            <text:p>0</text:p>
          </table:table-cell>
          <table:table-cell table:style-name="ce152" table:formula="of:=(IF([.D155]=&quot;&quot;;0;[.D155])*1) + (IF([.E155]=&quot;&quot;;0;[.E155])*0.5) + (IF([.F155]=&quot;&quot;;0;[.F155])*0.25)" office:value-type="float" office:value="0" calcext:value-type="float">
            <text:p>0.00</text:p>
          </table:table-cell>
          <table:table-cell table:style-name="ce64" table:formula="of:=INT([.H155]*0.5) &amp; &quot; h &quot; &amp; TEXT(MOD([.H155]*0.5;1)*60;&quot;0&quot;) &amp; &quot; min&quot;" office:value-type="string" office:string-value="0 h 0 min" calcext:value-type="string">
            <text:p>0 h 0 min</text:p>
          </table:table-cell>
          <table:table-cell table:style-name="ce158" table:formula="of:=IFERROR(__xludf.dummyfunction(&quot;IF(ISBLANK(I155), 0,&#10;  IFERROR(VALUE(REGEXEXTRACT(I155,&quot;&quot;(\d+)\s*h&quot;&quot;)),0)&#10;  + IFERROR(VALUE(REGEXEXTRACT(I15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Turnos y Calendarios</text:p>
          </table:table-cell>
          <table:table-cell table:style-name="ce55" table:number-columns-repeated="3"/>
          <table:table-cell table:style-name="ce145" table:formula="of:=SUM([.D156:.F156])" office:value-type="float" office:value="0" calcext:value-type="float">
            <text:p>0</text:p>
          </table:table-cell>
          <table:table-cell table:style-name="ce152" table:formula="of:=(IF([.D156]=&quot;&quot;;0;[.D156])*1) + (IF([.E156]=&quot;&quot;;0;[.E156])*0.5) + (IF([.F156]=&quot;&quot;;0;[.F156])*0.25)" office:value-type="float" office:value="0" calcext:value-type="float">
            <text:p>0.00</text:p>
          </table:table-cell>
          <table:table-cell table:style-name="ce64" table:formula="of:=INT([.H156]*0.5) &amp; &quot; h &quot; &amp; TEXT(MOD([.H156]*0.5;1)*60;&quot;0&quot;) &amp; &quot; min&quot;" office:value-type="string" office:string-value="0 h 0 min" calcext:value-type="string">
            <text:p>0 h 0 min</text:p>
          </table:table-cell>
          <table:table-cell table:style-name="ce158" table:formula="of:=IFERROR(__xludf.dummyfunction(&quot;IF(ISBLANK(I156), 0,&#10;  IFERROR(VALUE(REGEXEXTRACT(I156,&quot;&quot;(\d+)\s*h&quot;&quot;)),0)&#10;  + IFERROR(VALUE(REGEXEXTRACT(I15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9">
            <text:p>Operaciones</text:p>
          </table:table-cell>
          <table:table-cell table:style-name="ce118" office:value-type="string" calcext:value-type="string">
            <text:p>Órdenes de Producción</text:p>
          </table:table-cell>
          <table:table-cell table:style-name="ce55" table:number-columns-repeated="3"/>
          <table:table-cell table:style-name="ce145" table:formula="of:=SUM([.D157:.F157])" office:value-type="float" office:value="0" calcext:value-type="float">
            <text:p>0</text:p>
          </table:table-cell>
          <table:table-cell table:style-name="ce152" table:formula="of:=(IF([.D157]=&quot;&quot;;0;[.D157])*1) + (IF([.E157]=&quot;&quot;;0;[.E157])*0.5) + (IF([.F157]=&quot;&quot;;0;[.F157])*0.25)" office:value-type="float" office:value="0" calcext:value-type="float">
            <text:p>0.00</text:p>
          </table:table-cell>
          <table:table-cell table:style-name="ce64" table:formula="of:=INT([.H157]*0.5) &amp; &quot; h &quot; &amp; TEXT(MOD([.H157]*0.5;1)*60;&quot;0&quot;) &amp; &quot; min&quot;" office:value-type="string" office:string-value="0 h 0 min" calcext:value-type="string">
            <text:p>0 h 0 min</text:p>
          </table:table-cell>
          <table:table-cell table:style-name="ce158" table:formula="of:=IFERROR(__xludf.dummyfunction(&quot;IF(ISBLANK(I157), 0,&#10;  IFERROR(VALUE(REGEXEXTRACT(I157,&quot;&quot;(\d+)\s*h&quot;&quot;)),0)&#10;  + IFERROR(VALUE(REGEXEXTRACT(I15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Partes de Producción</text:p>
          </table:table-cell>
          <table:table-cell table:style-name="ce55" table:number-columns-repeated="3"/>
          <table:table-cell table:style-name="ce145" table:formula="of:=SUM([.D158:.F158])" office:value-type="float" office:value="0" calcext:value-type="float">
            <text:p>0</text:p>
          </table:table-cell>
          <table:table-cell table:style-name="ce152" table:formula="of:=(IF([.D158]=&quot;&quot;;0;[.D158])*1) + (IF([.E158]=&quot;&quot;;0;[.E158])*0.5) + (IF([.F158]=&quot;&quot;;0;[.F158])*0.25)" office:value-type="float" office:value="0" calcext:value-type="float">
            <text:p>0.00</text:p>
          </table:table-cell>
          <table:table-cell table:style-name="ce64" table:formula="of:=INT([.H158]*0.5) &amp; &quot; h &quot; &amp; TEXT(MOD([.H158]*0.5;1)*60;&quot;0&quot;) &amp; &quot; min&quot;" office:value-type="string" office:string-value="0 h 0 min" calcext:value-type="string">
            <text:p>0 h 0 min</text:p>
          </table:table-cell>
          <table:table-cell table:style-name="ce158" table:formula="of:=IFERROR(__xludf.dummyfunction(&quot;IF(ISBLANK(I158), 0,&#10;  IFERROR(VALUE(REGEXEXTRACT(I158,&quot;&quot;(\d+)\s*h&quot;&quot;)),0)&#10;  + IFERROR(VALUE(REGEXEXTRACT(I15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Procesos</text:p>
          </table:table-cell>
          <table:table-cell table:style-name="ce55" table:number-columns-repeated="3"/>
          <table:table-cell table:style-name="ce145" table:formula="of:=SUM([.D159:.F159])" office:value-type="float" office:value="0" calcext:value-type="float">
            <text:p>0</text:p>
          </table:table-cell>
          <table:table-cell table:style-name="ce152" table:formula="of:=(IF([.D159]=&quot;&quot;;0;[.D159])*1) + (IF([.E159]=&quot;&quot;;0;[.E159])*0.5) + (IF([.F159]=&quot;&quot;;0;[.F159])*0.25)" office:value-type="float" office:value="0" calcext:value-type="float">
            <text:p>0.00</text:p>
          </table:table-cell>
          <table:table-cell table:style-name="ce64" table:formula="of:=INT([.H159]*0.5) &amp; &quot; h &quot; &amp; TEXT(MOD([.H159]*0.5;1)*60;&quot;0&quot;) &amp; &quot; min&quot;" office:value-type="string" office:string-value="0 h 0 min" calcext:value-type="string">
            <text:p>0 h 0 min</text:p>
          </table:table-cell>
          <table:table-cell table:style-name="ce158" table:formula="of:=IFERROR(__xludf.dummyfunction(&quot;IF(ISBLANK(I159), 0,&#10;  IFERROR(VALUE(REGEXEXTRACT(I159,&quot;&quot;(\d+)\s*h&quot;&quot;)),0)&#10;  + IFERROR(VALUE(REGEXEXTRACT(I15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onsumo de Materiales</text:p>
          </table:table-cell>
          <table:table-cell table:style-name="ce55" table:number-columns-repeated="3"/>
          <table:table-cell table:style-name="ce145" table:formula="of:=SUM([.D160:.F160])" office:value-type="float" office:value="0" calcext:value-type="float">
            <text:p>0</text:p>
          </table:table-cell>
          <table:table-cell table:style-name="ce152" table:formula="of:=(IF([.D160]=&quot;&quot;;0;[.D160])*1) + (IF([.E160]=&quot;&quot;;0;[.E160])*0.5) + (IF([.F160]=&quot;&quot;;0;[.F160])*0.25)" office:value-type="float" office:value="0" calcext:value-type="float">
            <text:p>0.00</text:p>
          </table:table-cell>
          <table:table-cell table:style-name="ce64" table:formula="of:=INT([.H160]*0.5) &amp; &quot; h &quot; &amp; TEXT(MOD([.H160]*0.5;1)*60;&quot;0&quot;) &amp; &quot; min&quot;" office:value-type="string" office:string-value="0 h 0 min" calcext:value-type="string">
            <text:p>0 h 0 min</text:p>
          </table:table-cell>
          <table:table-cell table:style-name="ce158" table:formula="of:=IFERROR(__xludf.dummyfunction(&quot;IF(ISBLANK(I160), 0,&#10;  IFERROR(VALUE(REGEXEXTRACT(I160,&quot;&quot;(\d+)\s*h&quot;&quot;)),0)&#10;  + IFERROR(VALUE(REGEXEXTRACT(I16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Calidad</text:p>
          </table:table-cell>
          <table:table-cell table:style-name="ce55" table:number-columns-repeated="3"/>
          <table:table-cell table:style-name="ce145" table:formula="of:=SUM([.D161:.F161])" office:value-type="float" office:value="0" calcext:value-type="float">
            <text:p>0</text:p>
          </table:table-cell>
          <table:table-cell table:style-name="ce152" table:formula="of:=(IF([.D161]=&quot;&quot;;0;[.D161])*1) + (IF([.E161]=&quot;&quot;;0;[.E161])*0.5) + (IF([.F161]=&quot;&quot;;0;[.F161])*0.25)" office:value-type="float" office:value="0" calcext:value-type="float">
            <text:p>0.00</text:p>
          </table:table-cell>
          <table:table-cell table:style-name="ce64" table:formula="of:=INT([.H161]*0.5) &amp; &quot; h &quot; &amp; TEXT(MOD([.H161]*0.5;1)*60;&quot;0&quot;) &amp; &quot; min&quot;" office:value-type="string" office:string-value="0 h 0 min" calcext:value-type="string">
            <text:p>0 h 0 min</text:p>
          </table:table-cell>
          <table:table-cell table:style-name="ce158" table:formula="of:=IFERROR(__xludf.dummyfunction(&quot;IF(ISBLANK(I161), 0,&#10;  IFERROR(VALUE(REGEXEXTRACT(I161,&quot;&quot;(\d+)\s*h&quot;&quot;)),0)&#10;  + IFERROR(VALUE(REGEXEXTRACT(I16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Trazabilidad</text:p>
          </table:table-cell>
          <table:table-cell table:style-name="ce55" table:number-columns-repeated="3"/>
          <table:table-cell table:style-name="ce145" table:formula="of:=SUM([.D162:.F162])" office:value-type="float" office:value="0" calcext:value-type="float">
            <text:p>0</text:p>
          </table:table-cell>
          <table:table-cell table:style-name="ce152" table:formula="of:=(IF([.D162]=&quot;&quot;;0;[.D162])*1) + (IF([.E162]=&quot;&quot;;0;[.E162])*0.5) + (IF([.F162]=&quot;&quot;;0;[.F162])*0.25)" office:value-type="float" office:value="0" calcext:value-type="float">
            <text:p>0.00</text:p>
          </table:table-cell>
          <table:table-cell table:style-name="ce64" table:formula="of:=INT([.H162]*0.5) &amp; &quot; h &quot; &amp; TEXT(MOD([.H162]*0.5;1)*60;&quot;0&quot;) &amp; &quot; min&quot;" office:value-type="string" office:string-value="0 h 0 min" calcext:value-type="string">
            <text:p>0 h 0 min</text:p>
          </table:table-cell>
          <table:table-cell table:style-name="ce158" table:formula="of:=IFERROR(__xludf.dummyfunction(&quot;IF(ISBLANK(I162), 0,&#10;  IFERROR(VALUE(REGEXEXTRACT(I162,&quot;&quot;(\d+)\s*h&quot;&quot;)),0)&#10;  + IFERROR(VALUE(REGEXEXTRACT(I16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Gestión de Mermas</text:p>
          </table:table-cell>
          <table:table-cell table:style-name="ce55" table:number-columns-repeated="3"/>
          <table:table-cell table:style-name="ce145" table:formula="of:=SUM([.D163:.F163])" office:value-type="float" office:value="0" calcext:value-type="float">
            <text:p>0</text:p>
          </table:table-cell>
          <table:table-cell table:style-name="ce152" table:formula="of:=(IF([.D163]=&quot;&quot;;0;[.D163])*1) + (IF([.E163]=&quot;&quot;;0;[.E163])*0.5) + (IF([.F163]=&quot;&quot;;0;[.F163])*0.25)" office:value-type="float" office:value="0" calcext:value-type="float">
            <text:p>0.00</text:p>
          </table:table-cell>
          <table:table-cell table:style-name="ce64" table:formula="of:=INT([.H163]*0.5) &amp; &quot; h &quot; &amp; TEXT(MOD([.H163]*0.5;1)*60;&quot;0&quot;) &amp; &quot; min&quot;" office:value-type="string" office:string-value="0 h 0 min" calcext:value-type="string">
            <text:p>0 h 0 min</text:p>
          </table:table-cell>
          <table:table-cell table:style-name="ce158" table:formula="of:=IFERROR(__xludf.dummyfunction(&quot;IF(ISBLANK(I163), 0,&#10;  IFERROR(VALUE(REGEXEXTRACT(I163,&quot;&quot;(\d+)\s*h&quot;&quot;)),0)&#10;  + IFERROR(VALUE(REGEXEXTRACT(I16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Mantenimiento de Equipos</text:p>
          </table:table-cell>
          <table:table-cell table:style-name="ce55" table:number-columns-repeated="3"/>
          <table:table-cell table:style-name="ce145" table:formula="of:=SUM([.D164:.F164])" office:value-type="float" office:value="0" calcext:value-type="float">
            <text:p>0</text:p>
          </table:table-cell>
          <table:table-cell table:style-name="ce152" table:formula="of:=(IF([.D164]=&quot;&quot;;0;[.D164])*1) + (IF([.E164]=&quot;&quot;;0;[.E164])*0.5) + (IF([.F164]=&quot;&quot;;0;[.F164])*0.25)" office:value-type="float" office:value="0" calcext:value-type="float">
            <text:p>0.00</text:p>
          </table:table-cell>
          <table:table-cell table:style-name="ce64" table:formula="of:=INT([.H164]*0.5) &amp; &quot; h &quot; &amp; TEXT(MOD([.H164]*0.5;1)*60;&quot;0&quot;) &amp; &quot; min&quot;" office:value-type="string" office:string-value="0 h 0 min" calcext:value-type="string">
            <text:p>0 h 0 min</text:p>
          </table:table-cell>
          <table:table-cell table:style-name="ce158" table:formula="of:=IFERROR(__xludf.dummyfunction(&quot;IF(ISBLANK(I164), 0,&#10;  IFERROR(VALUE(REGEXEXTRACT(I164,&quot;&quot;(\d+)\s*h&quot;&quot;)),0)&#10;  + IFERROR(VALUE(REGEXEXTRACT(I16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ostos de Producción</text:p>
          </table:table-cell>
          <table:table-cell table:style-name="ce55" table:number-columns-repeated="3"/>
          <table:table-cell table:style-name="ce145" table:formula="of:=SUM([.D165:.F165])" office:value-type="float" office:value="0" calcext:value-type="float">
            <text:p>0</text:p>
          </table:table-cell>
          <table:table-cell table:style-name="ce152" table:formula="of:=(IF([.D165]=&quot;&quot;;0;[.D165])*1) + (IF([.E165]=&quot;&quot;;0;[.E165])*0.5) + (IF([.F165]=&quot;&quot;;0;[.F165])*0.25)" office:value-type="float" office:value="0" calcext:value-type="float">
            <text:p>0.00</text:p>
          </table:table-cell>
          <table:table-cell table:style-name="ce64" table:formula="of:=INT([.H165]*0.5) &amp; &quot; h &quot; &amp; TEXT(MOD([.H165]*0.5;1)*60;&quot;0&quot;) &amp; &quot; min&quot;" office:value-type="string" office:string-value="0 h 0 min" calcext:value-type="string">
            <text:p>0 h 0 min</text:p>
          </table:table-cell>
          <table:table-cell table:style-name="ce158" table:formula="of:=IFERROR(__xludf.dummyfunction(&quot;IF(ISBLANK(I165), 0,&#10;  IFERROR(VALUE(REGEXEXTRACT(I165,&quot;&quot;(\d+)\s*h&quot;&quot;)),0)&#10;  + IFERROR(VALUE(REGEXEXTRACT(I16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5">
            <text:p>Consultas</text:p>
          </table:table-cell>
          <table:table-cell table:style-name="ce118" office:value-type="string" calcext:value-type="string">
            <text:p>Estado de Órdenes</text:p>
          </table:table-cell>
          <table:table-cell table:style-name="ce55" table:number-columns-repeated="3"/>
          <table:table-cell table:style-name="ce145" table:formula="of:=SUM([.D166:.F166])" office:value-type="float" office:value="0" calcext:value-type="float">
            <text:p>0</text:p>
          </table:table-cell>
          <table:table-cell table:style-name="ce152" table:formula="of:=(IF([.D166]=&quot;&quot;;0;[.D166])*1) + (IF([.E166]=&quot;&quot;;0;[.E166])*0.5) + (IF([.F166]=&quot;&quot;;0;[.F166])*0.25)" office:value-type="float" office:value="0" calcext:value-type="float">
            <text:p>0.00</text:p>
          </table:table-cell>
          <table:table-cell table:style-name="ce64" table:formula="of:=INT([.H166]*0.5) &amp; &quot; h &quot; &amp; TEXT(MOD([.H166]*0.5;1)*60;&quot;0&quot;) &amp; &quot; min&quot;" office:value-type="string" office:string-value="0 h 0 min" calcext:value-type="string">
            <text:p>0 h 0 min</text:p>
          </table:table-cell>
          <table:table-cell table:style-name="ce158" table:formula="of:=IFERROR(__xludf.dummyfunction(&quot;IF(ISBLANK(I166), 0,&#10;  IFERROR(VALUE(REGEXEXTRACT(I166,&quot;&quot;(\d+)\s*h&quot;&quot;)),0)&#10;  + IFERROR(VALUE(REGEXEXTRACT(I16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Disponibilidad de Productos</text:p>
          </table:table-cell>
          <table:table-cell table:style-name="ce55" table:number-columns-repeated="3"/>
          <table:table-cell table:style-name="ce145" table:formula="of:=SUM([.D167:.F167])" office:value-type="float" office:value="0" calcext:value-type="float">
            <text:p>0</text:p>
          </table:table-cell>
          <table:table-cell table:style-name="ce152" table:formula="of:=(IF([.D167]=&quot;&quot;;0;[.D167])*1) + (IF([.E167]=&quot;&quot;;0;[.E167])*0.5) + (IF([.F167]=&quot;&quot;;0;[.F167])*0.25)" office:value-type="float" office:value="0" calcext:value-type="float">
            <text:p>0.00</text:p>
          </table:table-cell>
          <table:table-cell table:style-name="ce64" table:formula="of:=INT([.H167]*0.5) &amp; &quot; h &quot; &amp; TEXT(MOD([.H167]*0.5;1)*60;&quot;0&quot;) &amp; &quot; min&quot;" office:value-type="string" office:string-value="0 h 0 min" calcext:value-type="string">
            <text:p>0 h 0 min</text:p>
          </table:table-cell>
          <table:table-cell table:style-name="ce158" table:formula="of:=IFERROR(__xludf.dummyfunction(&quot;IF(ISBLANK(I167), 0,&#10;  IFERROR(VALUE(REGEXEXTRACT(I167,&quot;&quot;(\d+)\s*h&quot;&quot;)),0)&#10;  + IFERROR(VALUE(REGEXEXTRACT(I16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Historial de Producción</text:p>
          </table:table-cell>
          <table:table-cell table:style-name="ce55" table:number-columns-repeated="3"/>
          <table:table-cell table:style-name="ce145" table:formula="of:=SUM([.D168:.F168])" office:value-type="float" office:value="0" calcext:value-type="float">
            <text:p>0</text:p>
          </table:table-cell>
          <table:table-cell table:style-name="ce152" table:formula="of:=(IF([.D168]=&quot;&quot;;0;[.D168])*1) + (IF([.E168]=&quot;&quot;;0;[.E168])*0.5) + (IF([.F168]=&quot;&quot;;0;[.F168])*0.25)" office:value-type="float" office:value="0" calcext:value-type="float">
            <text:p>0.00</text:p>
          </table:table-cell>
          <table:table-cell table:style-name="ce64" table:formula="of:=INT([.H168]*0.5) &amp; &quot; h &quot; &amp; TEXT(MOD([.H168]*0.5;1)*60;&quot;0&quot;) &amp; &quot; min&quot;" office:value-type="string" office:string-value="0 h 0 min" calcext:value-type="string">
            <text:p>0 h 0 min</text:p>
          </table:table-cell>
          <table:table-cell table:style-name="ce158" table:formula="of:=IFERROR(__xludf.dummyfunction(&quot;IF(ISBLANK(I168), 0,&#10;  IFERROR(VALUE(REGEXEXTRACT(I168,&quot;&quot;(\d+)\s*h&quot;&quot;)),0)&#10;  + IFERROR(VALUE(REGEXEXTRACT(I16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Rendimientos</text:p>
          </table:table-cell>
          <table:table-cell table:style-name="ce55" table:number-columns-repeated="3"/>
          <table:table-cell table:style-name="ce145" table:formula="of:=SUM([.D169:.F169])" office:value-type="float" office:value="0" calcext:value-type="float">
            <text:p>0</text:p>
          </table:table-cell>
          <table:table-cell table:style-name="ce152" table:formula="of:=(IF([.D169]=&quot;&quot;;0;[.D169])*1) + (IF([.E169]=&quot;&quot;;0;[.E169])*0.5) + (IF([.F169]=&quot;&quot;;0;[.F169])*0.25)" office:value-type="float" office:value="0" calcext:value-type="float">
            <text:p>0.00</text:p>
          </table:table-cell>
          <table:table-cell table:style-name="ce64" table:formula="of:=INT([.H169]*0.5) &amp; &quot; h &quot; &amp; TEXT(MOD([.H169]*0.5;1)*60;&quot;0&quot;) &amp; &quot; min&quot;" office:value-type="string" office:string-value="0 h 0 min" calcext:value-type="string">
            <text:p>0 h 0 min</text:p>
          </table:table-cell>
          <table:table-cell table:style-name="ce158" table:formula="of:=IFERROR(__xludf.dummyfunction(&quot;IF(ISBLANK(I169), 0,&#10;  IFERROR(VALUE(REGEXEXTRACT(I169,&quot;&quot;(\d+)\s*h&quot;&quot;)),0)&#10;  + IFERROR(VALUE(REGEXEXTRACT(I16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Rastreo de Lotes</text:p>
          </table:table-cell>
          <table:table-cell table:style-name="ce55" table:number-columns-repeated="3"/>
          <table:table-cell table:style-name="ce145" table:formula="of:=SUM([.D170:.F170])" office:value-type="float" office:value="0" calcext:value-type="float">
            <text:p>0</text:p>
          </table:table-cell>
          <table:table-cell table:style-name="ce152" table:formula="of:=(IF([.D170]=&quot;&quot;;0;[.D170])*1) + (IF([.E170]=&quot;&quot;;0;[.E170])*0.5) + (IF([.F170]=&quot;&quot;;0;[.F170])*0.25)" office:value-type="float" office:value="0" calcext:value-type="float">
            <text:p>0.00</text:p>
          </table:table-cell>
          <table:table-cell table:style-name="ce64" table:formula="of:=INT([.H170]*0.5) &amp; &quot; h &quot; &amp; TEXT(MOD([.H170]*0.5;1)*60;&quot;0&quot;) &amp; &quot; min&quot;" office:value-type="string" office:string-value="0 h 0 min" calcext:value-type="string">
            <text:p>0 h 0 min</text:p>
          </table:table-cell>
          <table:table-cell table:style-name="ce158" table:formula="of:=IFERROR(__xludf.dummyfunction(&quot;IF(ISBLANK(I170), 0,&#10;  IFERROR(VALUE(REGEXEXTRACT(I170,&quot;&quot;(\d+)\s*h&quot;&quot;)),0)&#10;  + IFERROR(VALUE(REGEXEXTRACT(I17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7">
            <text:p>Reportes</text:p>
          </table:table-cell>
          <table:table-cell table:style-name="ce118" office:value-type="string" calcext:value-type="string">
            <text:p>Producción Diaria</text:p>
          </table:table-cell>
          <table:table-cell table:style-name="ce55" table:number-columns-repeated="3"/>
          <table:table-cell table:style-name="ce145" table:formula="of:=SUM([.D171:.F171])" office:value-type="float" office:value="0" calcext:value-type="float">
            <text:p>0</text:p>
          </table:table-cell>
          <table:table-cell table:style-name="ce152" table:formula="of:=(IF([.D171]=&quot;&quot;;0;[.D171])*1) + (IF([.E171]=&quot;&quot;;0;[.E171])*0.5) + (IF([.F171]=&quot;&quot;;0;[.F171])*0.25)" office:value-type="float" office:value="0" calcext:value-type="float">
            <text:p>0.00</text:p>
          </table:table-cell>
          <table:table-cell table:style-name="ce64" table:formula="of:=INT([.H171]*0.5) &amp; &quot; h &quot; &amp; TEXT(MOD([.H171]*0.5;1)*60;&quot;0&quot;) &amp; &quot; min&quot;" office:value-type="string" office:string-value="0 h 0 min" calcext:value-type="string">
            <text:p>0 h 0 min</text:p>
          </table:table-cell>
          <table:table-cell table:style-name="ce158" table:formula="of:=IFERROR(__xludf.dummyfunction(&quot;IF(ISBLANK(I171), 0,&#10;  IFERROR(VALUE(REGEXEXTRACT(I171,&quot;&quot;(\d+)\s*h&quot;&quot;)),0)&#10;  + IFERROR(VALUE(REGEXEXTRACT(I17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Costos</text:p>
          </table:table-cell>
          <table:table-cell table:style-name="ce55" table:number-columns-repeated="3"/>
          <table:table-cell table:style-name="ce145" table:formula="of:=SUM([.D172:.F172])" office:value-type="float" office:value="0" calcext:value-type="float">
            <text:p>0</text:p>
          </table:table-cell>
          <table:table-cell table:style-name="ce152" table:formula="of:=(IF([.D172]=&quot;&quot;;0;[.D172])*1) + (IF([.E172]=&quot;&quot;;0;[.E172])*0.5) + (IF([.F172]=&quot;&quot;;0;[.F172])*0.25)" office:value-type="float" office:value="0" calcext:value-type="float">
            <text:p>0.00</text:p>
          </table:table-cell>
          <table:table-cell table:style-name="ce64" table:formula="of:=INT([.H172]*0.5) &amp; &quot; h &quot; &amp; TEXT(MOD([.H172]*0.5;1)*60;&quot;0&quot;) &amp; &quot; min&quot;" office:value-type="string" office:string-value="0 h 0 min" calcext:value-type="string">
            <text:p>0 h 0 min</text:p>
          </table:table-cell>
          <table:table-cell table:style-name="ce158" table:formula="of:=IFERROR(__xludf.dummyfunction(&quot;IF(ISBLANK(I172), 0,&#10;  IFERROR(VALUE(REGEXEXTRACT(I172,&quot;&quot;(\d+)\s*h&quot;&quot;)),0)&#10;  + IFERROR(VALUE(REGEXEXTRACT(I17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Eficiencia Productiva</text:p>
          </table:table-cell>
          <table:table-cell table:style-name="ce55" table:number-columns-repeated="3"/>
          <table:table-cell table:style-name="ce145" table:formula="of:=SUM([.D173:.F173])" office:value-type="float" office:value="0" calcext:value-type="float">
            <text:p>0</text:p>
          </table:table-cell>
          <table:table-cell table:style-name="ce152" table:formula="of:=(IF([.D173]=&quot;&quot;;0;[.D173])*1) + (IF([.E173]=&quot;&quot;;0;[.E173])*0.5) + (IF([.F173]=&quot;&quot;;0;[.F173])*0.25)" office:value-type="float" office:value="0" calcext:value-type="float">
            <text:p>0.00</text:p>
          </table:table-cell>
          <table:table-cell table:style-name="ce64" table:formula="of:=INT([.H173]*0.5) &amp; &quot; h &quot; &amp; TEXT(MOD([.H173]*0.5;1)*60;&quot;0&quot;) &amp; &quot; min&quot;" office:value-type="string" office:string-value="0 h 0 min" calcext:value-type="string">
            <text:p>0 h 0 min</text:p>
          </table:table-cell>
          <table:table-cell table:style-name="ce158" table:formula="of:=IFERROR(__xludf.dummyfunction(&quot;IF(ISBLANK(I173), 0,&#10;  IFERROR(VALUE(REGEXEXTRACT(I173,&quot;&quot;(\d+)\s*h&quot;&quot;)),0)&#10;  + IFERROR(VALUE(REGEXEXTRACT(I17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Mermas</text:p>
          </table:table-cell>
          <table:table-cell table:style-name="ce55" table:number-columns-repeated="3"/>
          <table:table-cell table:style-name="ce145" table:formula="of:=SUM([.D174:.F174])" office:value-type="float" office:value="0" calcext:value-type="float">
            <text:p>0</text:p>
          </table:table-cell>
          <table:table-cell table:style-name="ce152" table:formula="of:=(IF([.D174]=&quot;&quot;;0;[.D174])*1) + (IF([.E174]=&quot;&quot;;0;[.E174])*0.5) + (IF([.F174]=&quot;&quot;;0;[.F174])*0.25)" office:value-type="float" office:value="0" calcext:value-type="float">
            <text:p>0.00</text:p>
          </table:table-cell>
          <table:table-cell table:style-name="ce64" table:formula="of:=INT([.H174]*0.5) &amp; &quot; h &quot; &amp; TEXT(MOD([.H174]*0.5;1)*60;&quot;0&quot;) &amp; &quot; min&quot;" office:value-type="string" office:string-value="0 h 0 min" calcext:value-type="string">
            <text:p>0 h 0 min</text:p>
          </table:table-cell>
          <table:table-cell table:style-name="ce158" table:formula="of:=IFERROR(__xludf.dummyfunction(&quot;IF(ISBLANK(I174), 0,&#10;  IFERROR(VALUE(REGEXEXTRACT(I174,&quot;&quot;(\d+)\s*h&quot;&quot;)),0)&#10;  + IFERROR(VALUE(REGEXEXTRACT(I17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umplimiento de Calidad</text:p>
          </table:table-cell>
          <table:table-cell table:style-name="ce55" table:number-columns-repeated="3"/>
          <table:table-cell table:style-name="ce145" table:formula="of:=SUM([.D175:.F175])" office:value-type="float" office:value="0" calcext:value-type="float">
            <text:p>0</text:p>
          </table:table-cell>
          <table:table-cell table:style-name="ce152" table:formula="of:=(IF([.D175]=&quot;&quot;;0;[.D175])*1) + (IF([.E175]=&quot;&quot;;0;[.E175])*0.5) + (IF([.F175]=&quot;&quot;;0;[.F175])*0.25)" office:value-type="float" office:value="0" calcext:value-type="float">
            <text:p>0.00</text:p>
          </table:table-cell>
          <table:table-cell table:style-name="ce64" table:formula="of:=INT([.H175]*0.5) &amp; &quot; h &quot; &amp; TEXT(MOD([.H175]*0.5;1)*60;&quot;0&quot;) &amp; &quot; min&quot;" office:value-type="string" office:string-value="0 h 0 min" calcext:value-type="string">
            <text:p>0 h 0 min</text:p>
          </table:table-cell>
          <table:table-cell table:style-name="ce158" table:formula="of:=IFERROR(__xludf.dummyfunction(&quot;IF(ISBLANK(I175), 0,&#10;  IFERROR(VALUE(REGEXEXTRACT(I175,&quot;&quot;(\d+)\s*h&quot;&quot;)),0)&#10;  + IFERROR(VALUE(REGEXEXTRACT(I175,&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Dashboard de Producción</text:p>
          </table:table-cell>
          <table:table-cell table:style-name="ce55" table:number-columns-repeated="3"/>
          <table:table-cell table:style-name="ce145" table:formula="of:=SUM([.D176:.F176])" office:value-type="float" office:value="0" calcext:value-type="float">
            <text:p>0</text:p>
          </table:table-cell>
          <table:table-cell table:style-name="ce152" table:formula="of:=(IF([.D176]=&quot;&quot;;0;[.D176])*1) + (IF([.E176]=&quot;&quot;;0;[.E176])*0.5) + (IF([.F176]=&quot;&quot;;0;[.F176])*0.25)" office:value-type="float" office:value="0" calcext:value-type="float">
            <text:p>0.00</text:p>
          </table:table-cell>
          <table:table-cell table:style-name="ce64" table:formula="of:=INT([.H176]*0.5) &amp; &quot; h &quot; &amp; TEXT(MOD([.H176]*0.5;1)*60;&quot;0&quot;) &amp; &quot; min&quot;" office:value-type="string" office:string-value="0 h 0 min" calcext:value-type="string">
            <text:p>0 h 0 min</text:p>
          </table:table-cell>
          <table:table-cell table:style-name="ce158" table:formula="of:=IFERROR(__xludf.dummyfunction(&quot;IF(ISBLANK(I176), 0,&#10;  IFERROR(VALUE(REGEXEXTRACT(I176,&quot;&quot;(\d+)\s*h&quot;&quot;)),0)&#10;  + IFERROR(VALUE(REGEXEXTRACT(I176,&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18" office:value-type="string" calcext:value-type="string">
            <text:p>Certificados de Producción</text:p>
          </table:table-cell>
          <table:table-cell table:style-name="ce55" table:number-columns-repeated="3"/>
          <table:table-cell table:style-name="ce145" table:formula="of:=SUM([.D177:.F177])" office:value-type="float" office:value="0" calcext:value-type="float">
            <text:p>0</text:p>
          </table:table-cell>
          <table:table-cell table:style-name="ce152" table:formula="of:=(IF([.D177]=&quot;&quot;;0;[.D177])*1) + (IF([.E177]=&quot;&quot;;0;[.E177])*0.5) + (IF([.F177]=&quot;&quot;;0;[.F177])*0.25)" office:value-type="float" office:value="0" calcext:value-type="float">
            <text:p>0.00</text:p>
          </table:table-cell>
          <table:table-cell table:style-name="ce64" table:formula="of:=INT([.H177]*0.5) &amp; &quot; h &quot; &amp; TEXT(MOD([.H177]*0.5;1)*60;&quot;0&quot;) &amp; &quot; min&quot;" office:value-type="string" office:string-value="0 h 0 min" calcext:value-type="string">
            <text:p>0 h 0 min</text:p>
          </table:table-cell>
          <table:table-cell table:style-name="ce158" table:formula="of:=IFERROR(__xludf.dummyfunction(&quot;IF(ISBLANK(I177), 0,&#10;  IFERROR(VALUE(REGEXEXTRACT(I177,&quot;&quot;(\d+)\s*h&quot;&quot;)),0)&#10;  + IFERROR(VALUE(REGEXEXTRACT(I177,&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table-cell table:style-name="ce20" office:value-type="string" calcext:value-type="string" table:number-columns-spanned="1" table:number-rows-spanned="8">
            <text:p>Procesos</text:p>
          </table:table-cell>
          <table:table-cell table:style-name="ce121" office:value-type="string" calcext:value-type="string">
            <text:p>Planificación de Producción</text:p>
          </table:table-cell>
          <table:table-cell table:style-name="ce55" table:number-columns-repeated="3"/>
          <table:table-cell table:style-name="ce145" table:formula="of:=SUM([.D178:.F178])" office:value-type="float" office:value="0" calcext:value-type="float">
            <text:p>0</text:p>
          </table:table-cell>
          <table:table-cell table:style-name="ce152" table:formula="of:=(IF([.D178]=&quot;&quot;;0;[.D178])*1) + (IF([.E178]=&quot;&quot;;0;[.E178])*0.5) + (IF([.F178]=&quot;&quot;;0;[.F178])*0.25)" office:value-type="float" office:value="0" calcext:value-type="float">
            <text:p>0.00</text:p>
          </table:table-cell>
          <table:table-cell table:style-name="ce64" table:formula="of:=INT([.H178]*0.5) &amp; &quot; h &quot; &amp; TEXT(MOD([.H178]*0.5;1)*60;&quot;0&quot;) &amp; &quot; min&quot;" office:value-type="string" office:string-value="0 h 0 min" calcext:value-type="string">
            <text:p>0 h 0 min</text:p>
          </table:table-cell>
          <table:table-cell table:style-name="ce158" table:formula="of:=IFERROR(__xludf.dummyfunction(&quot;IF(ISBLANK(I178), 0,&#10;  IFERROR(VALUE(REGEXEXTRACT(I178,&quot;&quot;(\d+)\s*h&quot;&quot;)),0)&#10;  + IFERROR(VALUE(REGEXEXTRACT(I178,&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Explosión de Materiales</text:p>
          </table:table-cell>
          <table:table-cell table:style-name="ce55" table:number-columns-repeated="3"/>
          <table:table-cell table:style-name="ce145" table:formula="of:=SUM([.D179:.F179])" office:value-type="float" office:value="0" calcext:value-type="float">
            <text:p>0</text:p>
          </table:table-cell>
          <table:table-cell table:style-name="ce152" table:formula="of:=(IF([.D179]=&quot;&quot;;0;[.D179])*1) + (IF([.E179]=&quot;&quot;;0;[.E179])*0.5) + (IF([.F179]=&quot;&quot;;0;[.F179])*0.25)" office:value-type="float" office:value="0" calcext:value-type="float">
            <text:p>0.00</text:p>
          </table:table-cell>
          <table:table-cell table:style-name="ce64" table:formula="of:=INT([.H179]*0.5) &amp; &quot; h &quot; &amp; TEXT(MOD([.H179]*0.5;1)*60;&quot;0&quot;) &amp; &quot; min&quot;" office:value-type="string" office:string-value="0 h 0 min" calcext:value-type="string">
            <text:p>0 h 0 min</text:p>
          </table:table-cell>
          <table:table-cell table:style-name="ce158" table:formula="of:=IFERROR(__xludf.dummyfunction(&quot;IF(ISBLANK(I179), 0,&#10;  IFERROR(VALUE(REGEXEXTRACT(I179,&quot;&quot;(\d+)\s*h&quot;&quot;)),0)&#10;  + IFERROR(VALUE(REGEXEXTRACT(I179,&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Costeo Automático</text:p>
          </table:table-cell>
          <table:table-cell table:style-name="ce55" table:number-columns-repeated="3"/>
          <table:table-cell table:style-name="ce145" table:formula="of:=SUM([.D180:.F180])" office:value-type="float" office:value="0" calcext:value-type="float">
            <text:p>0</text:p>
          </table:table-cell>
          <table:table-cell table:style-name="ce152" table:formula="of:=(IF([.D180]=&quot;&quot;;0;[.D180])*1) + (IF([.E180]=&quot;&quot;;0;[.E180])*0.5) + (IF([.F180]=&quot;&quot;;0;[.F180])*0.25)" office:value-type="float" office:value="0" calcext:value-type="float">
            <text:p>0.00</text:p>
          </table:table-cell>
          <table:table-cell table:style-name="ce64" table:formula="of:=INT([.H180]*0.5) &amp; &quot; h &quot; &amp; TEXT(MOD([.H180]*0.5;1)*60;&quot;0&quot;) &amp; &quot; min&quot;" office:value-type="string" office:string-value="0 h 0 min" calcext:value-type="string">
            <text:p>0 h 0 min</text:p>
          </table:table-cell>
          <table:table-cell table:style-name="ce158" table:formula="of:=IFERROR(__xludf.dummyfunction(&quot;IF(ISBLANK(I180), 0,&#10;  IFERROR(VALUE(REGEXEXTRACT(I180,&quot;&quot;(\d+)\s*h&quot;&quot;)),0)&#10;  + IFERROR(VALUE(REGEXEXTRACT(I180,&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Cierre de Órdenes</text:p>
          </table:table-cell>
          <table:table-cell table:style-name="ce55" table:number-columns-repeated="3"/>
          <table:table-cell table:style-name="ce145" table:formula="of:=SUM([.D181:.F181])" office:value-type="float" office:value="0" calcext:value-type="float">
            <text:p>0</text:p>
          </table:table-cell>
          <table:table-cell table:style-name="ce152" table:formula="of:=(IF([.D181]=&quot;&quot;;0;[.D181])*1) + (IF([.E181]=&quot;&quot;;0;[.E181])*0.5) + (IF([.F181]=&quot;&quot;;0;[.F181])*0.25)" office:value-type="float" office:value="0" calcext:value-type="float">
            <text:p>0.00</text:p>
          </table:table-cell>
          <table:table-cell table:style-name="ce64" table:formula="of:=INT([.H181]*0.5) &amp; &quot; h &quot; &amp; TEXT(MOD([.H181]*0.5;1)*60;&quot;0&quot;) &amp; &quot; min&quot;" office:value-type="string" office:string-value="0 h 0 min" calcext:value-type="string">
            <text:p>0 h 0 min</text:p>
          </table:table-cell>
          <table:table-cell table:style-name="ce158" table:formula="of:=IFERROR(__xludf.dummyfunction(&quot;IF(ISBLANK(I181), 0,&#10;  IFERROR(VALUE(REGEXEXTRACT(I181,&quot;&quot;(\d+)\s*h&quot;&quot;)),0)&#10;  + IFERROR(VALUE(REGEXEXTRACT(I181,&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Generación de Asientos</text:p>
          </table:table-cell>
          <table:table-cell table:style-name="ce55" table:number-columns-repeated="3"/>
          <table:table-cell table:style-name="ce145" table:formula="of:=SUM([.D182:.F182])" office:value-type="float" office:value="0" calcext:value-type="float">
            <text:p>0</text:p>
          </table:table-cell>
          <table:table-cell table:style-name="ce152" table:formula="of:=(IF([.D182]=&quot;&quot;;0;[.D182])*1) + (IF([.E182]=&quot;&quot;;0;[.E182])*0.5) + (IF([.F182]=&quot;&quot;;0;[.F182])*0.25)" office:value-type="float" office:value="0" calcext:value-type="float">
            <text:p>0.00</text:p>
          </table:table-cell>
          <table:table-cell table:style-name="ce64" table:formula="of:=INT([.H182]*0.5) &amp; &quot; h &quot; &amp; TEXT(MOD([.H182]*0.5;1)*60;&quot;0&quot;) &amp; &quot; min&quot;" office:value-type="string" office:string-value="0 h 0 min" calcext:value-type="string">
            <text:p>0 h 0 min</text:p>
          </table:table-cell>
          <table:table-cell table:style-name="ce158" table:formula="of:=IFERROR(__xludf.dummyfunction(&quot;IF(ISBLANK(I182), 0,&#10;  IFERROR(VALUE(REGEXEXTRACT(I182,&quot;&quot;(\d+)\s*h&quot;&quot;)),0)&#10;  + IFERROR(VALUE(REGEXEXTRACT(I182,&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Actualización de Estándares</text:p>
          </table:table-cell>
          <table:table-cell table:style-name="ce55" table:number-columns-repeated="3"/>
          <table:table-cell table:style-name="ce145" table:formula="of:=SUM([.D183:.F183])" office:value-type="float" office:value="0" calcext:value-type="float">
            <text:p>0</text:p>
          </table:table-cell>
          <table:table-cell table:style-name="ce152" table:formula="of:=(IF([.D183]=&quot;&quot;;0;[.D183])*1) + (IF([.E183]=&quot;&quot;;0;[.E183])*0.5) + (IF([.F183]=&quot;&quot;;0;[.F183])*0.25)" office:value-type="float" office:value="0" calcext:value-type="float">
            <text:p>0.00</text:p>
          </table:table-cell>
          <table:table-cell table:style-name="ce64" table:formula="of:=INT([.H183]*0.5) &amp; &quot; h &quot; &amp; TEXT(MOD([.H183]*0.5;1)*60;&quot;0&quot;) &amp; &quot; min&quot;" office:value-type="string" office:string-value="0 h 0 min" calcext:value-type="string">
            <text:p>0 h 0 min</text:p>
          </table:table-cell>
          <table:table-cell table:style-name="ce158" table:formula="of:=IFERROR(__xludf.dummyfunction(&quot;IF(ISBLANK(I183), 0,&#10;  IFERROR(VALUE(REGEXEXTRACT(I183,&quot;&quot;(\d+)\s*h&quot;&quot;)),0)&#10;  + IFERROR(VALUE(REGEXEXTRACT(I183,&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table-cell table:style-name="ce121" office:value-type="string" calcext:value-type="string">
            <text:p>Integración con Balanzas</text:p>
          </table:table-cell>
          <table:table-cell table:style-name="ce55" table:number-columns-repeated="3"/>
          <table:table-cell table:style-name="ce145" table:formula="of:=SUM([.D184:.F184])" office:value-type="float" office:value="0" calcext:value-type="float">
            <text:p>0</text:p>
          </table:table-cell>
          <table:table-cell table:style-name="ce152" table:formula="of:=(IF([.D184]=&quot;&quot;;0;[.D184])*1) + (IF([.E184]=&quot;&quot;;0;[.E184])*0.5) + (IF([.F184]=&quot;&quot;;0;[.F184])*0.25)" office:value-type="float" office:value="0" calcext:value-type="float">
            <text:p>0.00</text:p>
          </table:table-cell>
          <table:table-cell table:style-name="ce64" table:formula="of:=INT([.H184]*0.5) &amp; &quot; h &quot; &amp; TEXT(MOD([.H184]*0.5;1)*60;&quot;0&quot;) &amp; &quot; min&quot;" office:value-type="string" office:string-value="0 h 0 min" calcext:value-type="string">
            <text:p>0 h 0 min</text:p>
          </table:table-cell>
          <table:table-cell table:style-name="ce158" table:formula="of:=IFERROR(__xludf.dummyfunction(&quot;IF(ISBLANK(I184), 0,&#10;  IFERROR(VALUE(REGEXEXTRACT(I184,&quot;&quot;(\d+)\s*h&quot;&quot;)),0)&#10;  + IFERROR(VALUE(REGEXEXTRACT(I184,&quot;&quot;(\d+)\s*min&quot;&quot;)),0)/60&#10;)&#10;&quot;);0)" office:value-type="float" office:value="0" calcext:value-type="float">
            <text:p>0.00</text:p>
          </table:table-cell>
          <table:covered-table-cell/>
          <table:table-cell table:style-name="ce169" office:value-type="percentage" office:value="0" calcext:value-type="percentage">
            <text:p>0%</text:p>
          </table:table-cell>
          <table:table-cell table:style-name="ce64" table:content-validation-name="val2"/>
          <table:table-cell table:style-name="ce64" table:content-validation-name="val3" office:value-type="string" calcext:value-type="string">
            <text:p>Pendiente</text:p>
          </table:table-cell>
          <table:table-cell table:style-name="ce177" table:content-validation-name="val4"/>
          <table:table-cell table:style-name="ce63" table:number-columns-repeated="16"/>
          <table:table-cell table:number-columns-repeated="993"/>
        </table:table-row>
        <table:table-row table:style-name="ro1">
          <table:table-cell table:style-name="ce111" office:value-type="string" calcext:value-type="string">
            <text:p>Produccion</text:p>
          </table:table-cell>
          <table:covered-table-cell table:style-name="ce18"/>
          <table:table-cell table:style-name="ce124" office:value-type="string" calcext:value-type="string">
            <text:p>Alertas y Notificaciones</text:p>
          </table:table-cell>
          <table:table-cell table:style-name="ce133" table:number-columns-repeated="3"/>
          <table:table-cell table:style-name="ce146" table:formula="of:=SUM([.D185:.F185])" office:value-type="float" office:value="0" calcext:value-type="float">
            <text:p>0</text:p>
          </table:table-cell>
          <table:table-cell table:style-name="ce153" table:formula="of:=(IF([.D185]=&quot;&quot;;0;[.D185])*1) + (IF([.E185]=&quot;&quot;;0;[.E185])*0.5) + (IF([.F185]=&quot;&quot;;0;[.F185])*0.25)" office:value-type="float" office:value="0" calcext:value-type="float">
            <text:p>0.00</text:p>
          </table:table-cell>
          <table:table-cell table:style-name="ce66" table:formula="of:=INT([.H185]*0.5) &amp; &quot; h &quot; &amp; TEXT(MOD([.H185]*0.5;1)*60;&quot;0&quot;) &amp; &quot; min&quot;" office:value-type="string" office:string-value="0 h 0 min" calcext:value-type="string">
            <text:p>0 h 0 min</text:p>
          </table:table-cell>
          <table:table-cell table:style-name="ce158" table:formula="of:=IFERROR(__xludf.dummyfunction(&quot;IF(ISBLANK(I185), 0,&#10;  IFERROR(VALUE(REGEXEXTRACT(I185,&quot;&quot;(\d+)\s*h&quot;&quot;)),0)&#10;  + IFERROR(VALUE(REGEXEXTRACT(I185,&quot;&quot;(\d+)\s*min&quot;&quot;)),0)/60&#10;)&#10;&quot;);0)" office:value-type="float" office:value="0" calcext:value-type="float">
            <text:p>0.00</text:p>
          </table:table-cell>
          <table:covered-table-cell table:style-name="ce18"/>
          <table:table-cell table:style-name="ce170" office:value-type="percentage" office:value="0" calcext:value-type="percentage">
            <text:p>0%</text:p>
          </table:table-cell>
          <table:table-cell table:style-name="ce66" table:content-validation-name="val2"/>
          <table:table-cell table:style-name="ce66" table:content-validation-name="val3" office:value-type="string" calcext:value-type="string">
            <text:p>Pendiente</text:p>
          </table:table-cell>
          <table:table-cell table:style-name="ce178" table:content-validation-name="val4"/>
          <table:table-cell table:style-name="ce63" table:number-columns-repeated="16"/>
          <table:table-cell table:number-columns-repeated="993"/>
        </table:table-row>
        <table:table-row table:style-name="ro1" table:number-rows-repeated="3">
          <table:table-cell table:style-name="ce63" table:number-columns-repeated="2"/>
          <table:table-cell table:style-name="ce55"/>
          <table:table-cell table:style-name="ce63" table:number-columns-repeated="4"/>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table-cell table:style-name="ce63" table:number-columns-repeated="2"/>
          <table:table-cell table:style-name="ce125" office:value-type="string" calcext:value-type="string">
            <text:p>Días en el Proyecto</text:p>
          </table:table-cell>
          <table:table-cell table:style-name="ce135" table:formula="of:=_xlfn.networkdays.intl(DATE(2025;10;31); TODAY(); 11)" office:value-type="string" office:string-value="" calcext:value-type="error">
            <text:p>#NAME?</text:p>
          </table:table-cell>
          <table:table-cell table:style-name="ce63" table:number-columns-repeated="3"/>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table-cell table:style-name="ce63" table:number-columns-repeated="2"/>
          <table:table-cell table:style-name="ce55"/>
          <table:table-cell table:style-name="ce63" table:number-columns-repeated="4"/>
          <table:table-cell table:style-name="ce155"/>
          <table:table-cell table:number-columns-repeated="7"/>
          <table:table-cell table:style-name="ce63" table:number-columns-repeated="16"/>
          <table:table-cell table:number-columns-repeated="993"/>
        </table:table-row>
        <table:table-row table:style-name="ro10">
          <table:table-cell table:style-name="ce63" table:number-columns-repeated="2"/>
          <table:table-cell table:number-columns-repeated="4"/>
          <table:table-cell table:style-name="ce55"/>
          <table:table-cell table:style-name="ce155"/>
          <table:table-cell table:number-columns-repeated="7"/>
          <table:table-cell table:style-name="ce63" table:number-columns-repeated="16"/>
          <table:table-cell table:number-columns-repeated="993"/>
        </table:table-row>
        <table:table-row table:style-name="ro1">
          <table:table-cell table:style-name="ce63" table:number-columns-repeated="2"/>
          <table:table-cell table:style-name="ce29" office:value-type="string" calcext:value-type="string">
            <text:p>Cantidad de HU's Esperadas</text:p>
          </table:table-cell>
          <table:table-cell table:style-name="ce34" table:formula="of:=SUM([.D3:.D185])" office:value-type="float" office:value="85" calcext:value-type="float">
            <text:p>85</text:p>
          </table:table-cell>
          <table:table-cell table:style-name="ce63" table:number-columns-repeated="2"/>
          <table:table-cell table:style-name="ce55"/>
          <table:table-cell table:style-name="ce155"/>
          <table:table-cell table:number-columns-repeated="7"/>
          <table:table-cell table:style-name="ce63" table:number-columns-repeated="16"/>
          <table:table-cell table:number-columns-repeated="993"/>
        </table:table-row>
        <table:table-row table:style-name="ro1">
          <table:table-cell table:style-name="ce63" table:number-columns-repeated="2"/>
          <table:table-cell table:style-name="ce29" office:value-type="string" calcext:value-type="string">
            <text:p>Total de HU's Reales (Listas)</text:p>
          </table:table-cell>
          <table:table-cell table:style-name="ce34" table:formula="of:=SUM([.E3:.E185])" office:value-type="float" office:value="29" calcext:value-type="float">
            <text:p>29</text:p>
          </table:table-cell>
          <table:table-cell table:style-name="ce63" table:number-columns-repeated="2"/>
          <table:table-cell table:style-name="ce55"/>
          <table:table-cell table:style-name="ce155"/>
          <table:table-cell table:number-columns-repeated="7"/>
          <table:table-cell table:style-name="ce63" table:number-columns-repeated="16"/>
          <table:table-cell table:number-columns-repeated="993"/>
        </table:table-row>
        <table:table-row table:style-name="ro1">
          <table:table-cell table:style-name="ce63" table:number-columns-repeated="2"/>
          <table:table-cell table:style-name="ce29" office:value-type="string" calcext:value-type="string">
            <text:p>Total de Flujos y/o Pantallas</text:p>
          </table:table-cell>
          <table:table-cell table:style-name="ce34" table:formula="of:=SUM([.F3:.F185])" office:value-type="float" office:value="45" calcext:value-type="float">
            <text:p>45</text:p>
          </table:table-cell>
          <table:table-cell table:style-name="ce63" table:number-columns-repeated="2"/>
          <table:table-cell table:style-name="ce55"/>
          <table:table-cell table:style-name="ce155"/>
          <table:table-cell table:number-columns-repeated="7"/>
          <table:table-cell table:style-name="ce63" table:number-columns-repeated="16"/>
          <table:table-cell table:number-columns-repeated="993"/>
        </table:table-row>
        <table:table-row table:style-name="ro1">
          <table:table-cell table:style-name="ce63" table:number-columns-repeated="2"/>
          <table:table-cell table:style-name="ce126" office:value-type="string" calcext:value-type="string">
            <text:p>Total Porcentaje de avance de las HU Listas</text:p>
          </table:table-cell>
          <table:table-cell table:style-name="ce136" table:formula="of:=IFERROR( SUMPRODUCT([.$E3:.$E185]*[.$L3:.$L185]) / SUM([.$E3:.$E185]) ; 0 )" office:value-type="percentage" office:value="0.3155172414" calcext:value-type="percentage">
            <text:p>31.55%</text:p>
          </table:table-cell>
          <table:table-cell table:style-name="ce143"/>
          <table:table-cell table:style-name="ce63" table:number-columns-repeated="2"/>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table-cell table:style-name="ce63" table:number-columns-repeated="2"/>
          <table:table-cell table:style-name="ce29" office:value-type="string" calcext:value-type="string">
            <text:p>Total de pantallas asignadas</text:p>
          </table:table-cell>
          <table:table-cell table:style-name="ce34" table:formula="of:=SUM([.C211:.C213])" office:value-type="float" office:value="45" calcext:value-type="float">
            <text:p>45</text:p>
          </table:table-cell>
          <table:table-cell table:style-name="ce63" table:number-columns-repeated="3"/>
          <table:table-cell table:style-name="ce154"/>
          <table:table-cell table:style-name="ce14" table:number-columns-repeated="3"/>
          <table:table-cell table:style-name="ce63" table:number-columns-repeated="2"/>
          <table:table-cell table:style-name="ce14" table:number-columns-repeated="2"/>
          <table:table-cell table:style-name="ce63" table:number-columns-repeated="16"/>
          <table:table-cell table:number-columns-repeated="993"/>
        </table:table-row>
        <table:table-row table:style-name="ro1">
          <table:table-cell table:style-name="ce63" table:number-columns-repeated="2"/>
          <table:table-cell table:style-name="ce29" office:value-type="string" calcext:value-type="string">
            <text:p>Total de pantallas completadas</text:p>
          </table:table-cell>
          <table:table-cell table:style-name="ce34" table:formula="of:=[.E214]" office:value-type="float" office:value="0" calcext:value-type="float">
            <text:p>0</text:p>
          </table:table-cell>
          <table:table-cell table:style-name="ce63" table:number-columns-repeated="3"/>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table-cell table:style-name="ce63" table:number-columns-repeated="2"/>
          <table:table-cell table:style-name="ce127" office:value-type="string" calcext:value-type="string">
            <text:p>Promedio de avance ponderado de las Asignadas</text:p>
          </table:table-cell>
          <table:table-cell table:style-name="ce137" table:formula="of:=AVERAGE([.F211:.F213])" office:value-type="percentage" office:value="0" calcext:value-type="percentage">
            <text:p>0.00%</text:p>
          </table:table-cell>
          <table:table-cell table:style-name="ce63" table:number-columns-repeated="2"/>
          <table:table-cell table:style-name="ce45"/>
          <table:table-cell table:style-name="ce155"/>
          <table:table-cell table:number-columns-repeated="4"/>
          <table:table-cell table:style-name="ce63"/>
          <table:table-cell table:number-columns-repeated="2"/>
          <table:table-cell table:style-name="ce63" table:number-columns-repeated="2"/>
          <table:table-cell/>
          <table:table-cell table:style-name="ce157"/>
          <table:table-cell table:style-name="ce63" table:number-columns-repeated="2"/>
          <table:table-cell/>
          <table:table-cell table:style-name="ce63" table:number-columns-repeated="9"/>
          <table:table-cell table:number-columns-repeated="993"/>
        </table:table-row>
        <table:table-row table:style-name="ro1">
          <table:table-cell table:style-name="ce63" table:number-columns-repeated="2"/>
          <table:table-cell table:style-name="ce29" office:value-type="string" calcext:value-type="string">
            <text:p>Total del proyecto asignado</text:p>
          </table:table-cell>
          <table:table-cell table:style-name="ce138" table:formula="of:=[.D214]" office:value-type="percentage" office:value="1" calcext:value-type="percentage">
            <text:p>100.00%</text:p>
          </table:table-cell>
          <table:table-cell table:style-name="ce63" table:number-columns-repeated="3"/>
          <table:table-cell table:style-name="ce155"/>
          <table:table-cell table:number-columns-repeated="4"/>
          <table:table-cell table:style-name="ce63"/>
          <table:table-cell table:number-columns-repeated="2"/>
          <table:table-cell table:style-name="ce63" table:number-columns-repeated="2"/>
          <table:table-cell table:style-name="ce189" office:value-type="string" calcext:value-type="string" table:number-columns-spanned="1" table:number-rows-spanned="2">
            <text:p>Responsables</text:p>
          </table:table-cell>
          <table:table-cell table:style-name="ce189" office:value-type="string" calcext:value-type="string" table:number-columns-spanned="1" table:number-rows-spanned="2">
            <text:p>N° de HU Esperadas</text:p>
          </table:table-cell>
          <table:table-cell table:style-name="ce63" table:number-columns-repeated="2"/>
          <table:table-cell table:style-name="ce189" office:value-type="string" calcext:value-type="string" table:number-columns-spanned="1" table:number-rows-spanned="2">
            <text:p>N° de HU Listas para Diseñar</text:p>
          </table:table-cell>
          <table:table-cell table:style-name="ce189" office:value-type="string" calcext:value-type="string" table:number-columns-spanned="1" table:number-rows-spanned="2">
            <text:p>N° Pantallas Totales</text:p>
          </table:table-cell>
          <table:table-cell table:style-name="ce198" office:value-type="string" calcext:value-type="string" table:number-columns-spanned="3" table:number-rows-spanned="1">
            <text:p>Estado</text:p>
          </table:table-cell>
          <table:covered-table-cell table:style-name="ce203"/>
          <table:covered-table-cell table:style-name="ce193"/>
          <table:table-cell table:style-name="ce189" office:value-type="string" calcext:value-type="string" table:number-columns-spanned="4" table:number-rows-spanned="1">
            <text:p>% de Avance de Pantallas Totales Terminadas</text:p>
          </table:table-cell>
          <table:covered-table-cell table:number-columns-repeated="2" table:style-name="ce203"/>
          <table:covered-table-cell table:style-name="ce193"/>
          <table:table-cell table:style-name="ce63"/>
          <table:table-cell table:number-columns-repeated="993"/>
        </table:table-row>
        <table:table-row table:style-name="ro1">
          <table:table-cell table:style-name="ce63" table:number-columns-repeated="2"/>
          <table:table-cell table:style-name="ce128" office:value-type="string" calcext:value-type="string">
            <text:p>Total del avance real</text:p>
          </table:table-cell>
          <table:table-cell table:style-name="ce139" table:formula="of:=SUM([.M211:.M213])" office:value-type="percentage" office:value="0" calcext:value-type="percentage">
            <text:p>0.00%</text:p>
          </table:table-cell>
          <table:table-cell table:style-name="ce63" table:number-columns-repeated="3"/>
          <table:table-cell table:style-name="ce155"/>
          <table:table-cell table:number-columns-repeated="7"/>
          <table:table-cell table:style-name="ce63" table:number-columns-repeated="2"/>
          <table:covered-table-cell table:number-columns-repeated="2" table:style-name="ce190"/>
          <table:table-cell table:style-name="ce63" table:number-columns-repeated="2"/>
          <table:covered-table-cell table:number-columns-repeated="2" table:style-name="ce190"/>
          <table:table-cell table:style-name="ce195" office:value-type="string" calcext:value-type="string">
            <text:p>Pendientes</text:p>
          </table:table-cell>
          <table:table-cell table:style-name="ce204" office:value-type="string" calcext:value-type="string">
            <text:p>En Proceso</text:p>
          </table:table-cell>
          <table:table-cell table:style-name="ce205" office:value-type="string" calcext:value-type="string">
            <text:p>Completo</text:p>
          </table:table-cell>
          <table:table-cell table:style-name="ce206" office:value-type="string" calcext:value-type="string">
            <text:p>Ernesto</text:p>
          </table:table-cell>
          <table:table-cell table:style-name="ce210" office:value-type="string" calcext:value-type="string">
            <text:p>Layla</text:p>
          </table:table-cell>
          <table:table-cell table:style-name="ce210" office:value-type="string" calcext:value-type="string">
            <text:p>Angel</text:p>
          </table:table-cell>
          <table:table-cell table:style-name="ce214" office:value-type="string" calcext:value-type="string">
            <text:p>Total</text:p>
          </table:table-cell>
          <table:table-cell table:style-name="ce63"/>
          <table:table-cell table:number-columns-repeated="993"/>
        </table:table-row>
        <table:table-row table:style-name="ro1">
          <table:table-cell table:style-name="ce63" table:number-columns-repeated="2"/>
          <table:table-cell table:style-name="ce14"/>
          <table:table-cell table:style-name="ce34"/>
          <table:table-cell table:style-name="ce63" table:number-columns-repeated="3"/>
          <table:table-cell table:style-name="ce155"/>
          <table:table-cell table:number-columns-repeated="4"/>
          <table:table-cell table:style-name="ce63"/>
          <table:table-cell table:number-columns-repeated="2"/>
          <table:table-cell table:style-name="ce147"/>
          <table:table-cell table:style-name="ce185" office:value-type="string" calcext:value-type="string">
            <text:p>Almacen</text:p>
          </table:table-cell>
          <table:table-cell table:style-name="ce191" office:value-type="string" calcext:value-type="string">
            <text:p>Angel y Ernesto</text:p>
          </table:table-cell>
          <table:table-cell table:style-name="ce195" table:formula="of:=SUMIFS([.$D$3:.$D$185]; [.$A$3:.$A$185]; [.Q201])" office:value-type="float" office:value="14" calcext:value-type="float">
            <text:p>14</text:p>
          </table:table-cell>
          <table:table-cell table:style-name="ce63" table:number-columns-repeated="2"/>
          <table:table-cell table:style-name="ce195" table:formula="of:=SUMIFS([.$E$3:.$E$185]; [.$A$3:.$A$185]; [.Q201])" office:value-type="float" office:value="2" calcext:value-type="float">
            <text:p>2</text:p>
          </table:table-cell>
          <table:table-cell table:style-name="ce54" table:formula="of:=SUMIFS([.F3:.F185]; [.A3:.A185]; &quot;Almacen&quot;)" office:value-type="float" office:value="2" calcext:value-type="float">
            <text:p>2</text:p>
          </table:table-cell>
          <table:table-cell table:style-name="ce199" table:formula="of:=SUMIFS([.$F$3:.$F$185]; [.$N$3:.$N$185]; &quot;Pendiente&quot;; [.$A$3:.$A$185]; &quot;Almacen&quot;)" office:value-type="float" office:value="0" calcext:value-type="float">
            <text:p>0</text:p>
          </table:table-cell>
          <table:table-cell table:style-name="ce54" table:formula="of:=SUMIFS([.$F$3:.$F$185]; [.$N$3:.$N$185]; &quot;En Proceso&quot;; [.$A$3:.$A$185]; &quot;Almacen&quot;)" office:value-type="float" office:value="0" calcext:value-type="float">
            <text:p>0</text:p>
          </table:table-cell>
          <table:table-cell table:style-name="ce54" table:formula="of:=SUMIFS([.$F$3:.$F$185]; [.$N$3:.$N$185]; &quot;Completo&quot;; [.$A$3:.$A$185]; [.Q201])" office:value-type="float" office:value="2" calcext:value-type="float">
            <text:p>2</text:p>
          </table:table-cell>
          <table:table-cell table:style-name="ce207" table:formula="of:=SUMIFS([.$F$3:.$F$185]; [.$N$3:.$N$185]; &quot;Completo&quot;; [.$A$3:.$A$185];[.$Q201]; [.$M$3:.$M$185]; &quot;Ernesto&quot;)/[.$W201]" office:value-type="percentage" office:value="0" calcext:value-type="percentage">
            <text:p>0%</text:p>
          </table:table-cell>
          <table:table-cell table:style-name="ce168" table:formula="of:=SUMIFS([.$F$3:.$F$185]; [.$N$3:.$N$185]; &quot;Completo&quot;; [.$A$3:.$A$185];[.Q201]; [.$M$3:.$M$185]; &quot;Layla&quot;)/[.W201]" office:value-type="percentage" office:value="0" calcext:value-type="percentage">
            <text:p>0%</text:p>
          </table:table-cell>
          <table:table-cell table:style-name="ce211" table:formula="of:=SUMIFS([.$F$3:.$F$185]; [.$N$3:.$N$185]; &quot;Completo&quot;; [.$A$3:.$A$185];[.Q201]; [.$M$3:.$M$185]; &quot;Angel&quot;)/[.W201]" office:value-type="percentage" office:value="0" calcext:value-type="percentage">
            <text:p>0%</text:p>
          </table:table-cell>
          <table:table-cell table:style-name="ce215" table:formula="of:=SUMIFS([.$F$3:.$F$185]; [.$N$3:.$N$185]; &quot;Completo&quot;; [.$A$3:.$A$185];[.$Q201])/[.$W201]" office:value-type="percentage" office:value="1" calcext:value-type="percentage">
            <text:p>100%</text:p>
          </table:table-cell>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4"/>
          <table:table-cell table:style-name="ce155"/>
          <table:table-cell table:number-columns-repeated="4"/>
          <table:table-cell table:style-name="ce63"/>
          <table:table-cell table:number-columns-repeated="2"/>
          <table:table-cell table:style-name="ce182" office:value-type="string" calcext:value-type="string">
            <text:p>Martes se termina</text:p>
          </table:table-cell>
          <table:table-cell table:style-name="ce185" office:value-type="string" calcext:value-type="string">
            <text:p>Compras</text:p>
          </table:table-cell>
          <table:table-cell table:style-name="ce191" office:value-type="string" calcext:value-type="string">
            <text:p>Ravello y Layla</text:p>
          </table:table-cell>
          <table:table-cell table:style-name="ce191" table:formula="of:=SUMIFS([.$D$3:.$D$185]; [.$A$3:.$A$185]; [.Q202])" office:value-type="float" office:value="17" calcext:value-type="float">
            <text:p>17</text:p>
          </table:table-cell>
          <table:table-cell table:style-name="ce63" table:number-columns-repeated="2"/>
          <table:table-cell table:style-name="ce191" table:formula="of:=SUMIFS([.$E$3:.$E$185]; [.$A$3:.$A$185]; [.Q202])" office:value-type="float" office:value="7" calcext:value-type="float">
            <text:p>7</text:p>
          </table:table-cell>
          <table:table-cell table:style-name="ce55" table:formula="of:=SUMIFS([.F3:.F185]; [.A3:.A185]; &quot;Compras&quot;)" office:value-type="float" office:value="7" calcext:value-type="float">
            <text:p>7</text:p>
          </table:table-cell>
          <table:table-cell table:style-name="ce200" table:formula="of:=SUMIFS([.$F$3:.$F$185]; [.$N$3:.$N$185]; &quot;Pendiente&quot;; [.$A$3:.$A$185]; &quot;Compras&quot;)" office:value-type="float" office:value="0" calcext:value-type="float">
            <text:p>0</text:p>
          </table:table-cell>
          <table:table-cell table:style-name="ce55" table:formula="of:=SUMIFS([.$F$3:.$F$185]; [.$N$3:.$N$185]; &quot;En Proceso&quot;; [.$A$3:.$A$185]; &quot;Compras&quot;)" office:value-type="float" office:value="0" calcext:value-type="float">
            <text:p>0</text:p>
          </table:table-cell>
          <table:table-cell table:style-name="ce55" table:formula="of:=SUMIFS([.$F$3:.$F$185]; [.$N$3:.$N$185]; &quot;Completo&quot;; [.$A$3:.$A$185]; &quot;Compras&quot;)" office:value-type="float" office:value="7" calcext:value-type="float">
            <text:p>7</text:p>
          </table:table-cell>
          <table:table-cell table:style-name="ce208" table:formula="of:=SUMIFS([.$F$3:.$F$185]; [.$N$3:.$N$185]; &quot;Completo&quot;; [.$A$3:.$A$185];[.Q202]; [.$M$3:.$M$185]; &quot;Ernesto&quot;)/[.W202]" office:value-type="percentage" office:value="0" calcext:value-type="percentage">
            <text:p>0%</text:p>
          </table:table-cell>
          <table:table-cell table:style-name="ce169" table:formula="of:=SUMIFS([.$F$3:.$F$185]; [.$N$3:.$N$185]; &quot;Completo&quot;; [.$A$3:.$A$185];[.Q202]; [.$M$3:.$M$185]; &quot;Layla&quot;)/[.W202]" office:value-type="percentage" office:value="0" calcext:value-type="percentage">
            <text:p>0%</text:p>
          </table:table-cell>
          <table:table-cell table:style-name="ce212" table:formula="of:=SUMIFS([.$F$3:.$F$185]; [.$N$3:.$N$185]; &quot;Completo&quot;; [.$A$3:.$A$185];[.Q202]; [.$M$3:.$M$185]; &quot;Angel&quot;)/[.W202]" office:value-type="percentage" office:value="0" calcext:value-type="percentage">
            <text:p>0%</text:p>
          </table:table-cell>
          <table:table-cell table:style-name="ce215" table:formula="of:=SUMIFS([.$F$3:.$F$185]; [.$N$3:.$N$185]; &quot;Completo&quot;; [.$A$3:.$A$185];[.$Q202])/[.$W202]" office:value-type="percentage" office:value="1" calcext:value-type="percentage">
            <text:p>100%</text:p>
          </table:table-cell>
          <table:table-cell table:style-name="ce63"/>
          <table:table-cell table:number-columns-repeated="993"/>
        </table:table-row>
        <table:table-row table:style-name="ro1">
          <table:table-cell table:style-name="ce63" table:number-columns-repeated="2"/>
          <table:table-cell table:style-name="ce129" office:value-type="string" calcext:value-type="string" table:number-columns-spanned="4" table:number-rows-spanned="1">
            <text:p>Diccionario de variables</text:p>
          </table:table-cell>
          <table:covered-table-cell table:number-columns-repeated="3"/>
          <table:table-cell table:style-name="ce63"/>
          <table:table-cell table:style-name="ce155"/>
          <table:table-cell table:number-columns-repeated="4"/>
          <table:table-cell table:style-name="ce63"/>
          <table:table-cell table:number-columns-repeated="2"/>
          <table:table-cell table:style-name="ce147"/>
          <table:table-cell table:style-name="ce185" office:value-type="string" calcext:value-type="string">
            <text:p>Ventas</text:p>
          </table:table-cell>
          <table:table-cell table:style-name="ce191"/>
          <table:table-cell table:style-name="ce191" table:formula="of:=SUMIFS([.$D$3:.$D$185]; [.$A$3:.$A$185]; [.Q203])" office:value-type="float" office:value="0" calcext:value-type="float">
            <text:p>0</text:p>
          </table:table-cell>
          <table:table-cell table:style-name="ce63" table:number-columns-repeated="2"/>
          <table:table-cell table:style-name="ce191" table:formula="of:=SUMIFS([.$E$3:.$E$185]; [.$A$3:.$A$185]; [.Q203])" office:value-type="float" office:value="0" calcext:value-type="float">
            <text:p>0</text:p>
          </table:table-cell>
          <table:table-cell table:style-name="ce55" table:formula="of:=SUMIFS([.$F$3:.$F$185]; [.$A$3:.$A$185]; [.$Q203])" office:value-type="float" office:value="0" calcext:value-type="float">
            <text:p>0</text:p>
          </table:table-cell>
          <table:table-cell table:style-name="ce200" table:formula="of:=SUMIFS([.$F$3:.$F$185]; [.$N$3:.$N$185]; &quot;Pendiente&quot;; [.$A$3:.$A$185];[.$Q203])" office:value-type="float" office:value="0" calcext:value-type="float">
            <text:p>0</text:p>
          </table:table-cell>
          <table:table-cell table:style-name="ce55" table:formula="of:=SUMIFS([.$F$3:.$F$185]; [.$N$3:.$N$185]; &quot;En Proceso&quot;; [.$A$3:.$A$185];[.$Q203])" office:value-type="float" office:value="0" calcext:value-type="float">
            <text:p>0</text:p>
          </table:table-cell>
          <table:table-cell table:style-name="ce55" table:formula="of:=SUMIFS([.$F$3:.$F$185]; [.$N$3:.$N$185]; &quot;Completo&quot;; [.$A$3:.$A$185];[.$Q203])" office:value-type="float" office:value="0" calcext:value-type="float">
            <text:p>0</text:p>
          </table:table-cell>
          <table:table-cell table:style-name="ce208" table:formula="of:=SUMIFS([.$F$3:.$F$185]; [.$N$3:.$N$185]; &quot;Completo&quot;; [.$A$3:.$A$185];[.Q203]; [.$M$3:.$M$185]; &quot;Ernesto&quot;)/[.W203]" office:value-type="string" office:string-value="" calcext:value-type="error">
            <text:p>#DIV/0!</text:p>
          </table:table-cell>
          <table:table-cell table:style-name="ce169" table:formula="of:=SUMIFS([.$F$3:.$F$185]; [.$N$3:.$N$185]; &quot;Completo&quot;; [.$A$3:.$A$185];[.Q203]; [.$M$3:.$M$185]; &quot;Layla&quot;)/[.W203]" office:value-type="string" office:string-value="" calcext:value-type="error">
            <text:p>#DIV/0!</text:p>
          </table:table-cell>
          <table:table-cell table:style-name="ce212" table:formula="of:=SUMIFS([.$F$3:.$F$185]; [.$N$3:.$N$185]; &quot;Completo&quot;; [.$A$3:.$A$185];[.Q203]; [.$M$3:.$M$185]; &quot;Angel&quot;)/[.W203]" office:value-type="string" office:string-value="" calcext:value-type="error">
            <text:p>#DIV/0!</text:p>
          </table:table-cell>
          <table:table-cell table:style-name="ce215" table:formula="of:=SUMIFS([.$F$3:.$F$185]; [.$N$3:.$N$185]; &quot;Completo&quot;; [.$A$3:.$A$185];[.$Q203])/[.$W203]" office:value-type="string" office:string-value="" calcext:value-type="error">
            <text:p>#DIV/0!</text:p>
          </table:table-cell>
          <table:table-cell table:style-name="ce63"/>
          <table:table-cell table:number-columns-repeated="993"/>
        </table:table-row>
        <table:table-row table:style-name="ro1">
          <table:table-cell table:style-name="ce63" table:number-columns-repeated="2"/>
          <table:table-cell table:style-name="ce34" office:value-type="string" calcext:value-type="string">
            <text:p>Avance ponderado: </text:p>
          </table:table-cell>
          <table:table-cell table:style-name="ce140" office:value-type="string" calcext:value-type="string" table:number-columns-spanned="3" table:number-rows-spanned="1">
            <text:p>% de progreso del responsable sobre lo que él mismo tiene asignado.</text:p>
          </table:table-cell>
          <table:covered-table-cell table:number-columns-repeated="2"/>
          <table:table-cell table:style-name="ce147"/>
          <table:table-cell table:style-name="ce155"/>
          <table:table-cell table:number-columns-repeated="7"/>
          <table:table-cell table:style-name="ce183" office:value-type="string" calcext:value-type="string">
            <text:p>*</text:p>
          </table:table-cell>
          <table:table-cell table:style-name="ce186" office:value-type="string" calcext:value-type="string">
            <text:p>Finanzas</text:p>
          </table:table-cell>
          <table:table-cell table:style-name="ce191" office:value-type="string" calcext:value-type="string">
            <text:p>Layla y Ernesto</text:p>
          </table:table-cell>
          <table:table-cell table:style-name="ce191" table:formula="of:=SUMIFS([.$D$3:.$D$185]; [.$A$3:.$A$185]; [.Q204])" office:value-type="float" office:value="2" calcext:value-type="float">
            <text:p>2</text:p>
          </table:table-cell>
          <table:table-cell table:style-name="ce63" table:number-columns-repeated="2"/>
          <table:table-cell table:style-name="ce191" table:formula="of:=SUMIFS([.$E$3:.$E$185]; [.$A$3:.$A$185]; [.Q204])" office:value-type="float" office:value="1" calcext:value-type="float">
            <text:p>1</text:p>
          </table:table-cell>
          <table:table-cell table:style-name="ce55" table:formula="of:=SUMIFS([.$F$3:.$F$185]; [.$A$3:.$A$185]; [.$Q204])" office:value-type="float" office:value="1" calcext:value-type="float">
            <text:p>1</text:p>
          </table:table-cell>
          <table:table-cell table:style-name="ce200" table:formula="of:=SUMIFS([.$F$3:.$F$185]; [.$N$3:.$N$185]; &quot;Pendiente&quot;; [.$A$3:.$A$185];[.$Q204])" office:value-type="float" office:value="0" calcext:value-type="float">
            <text:p>0</text:p>
          </table:table-cell>
          <table:table-cell table:style-name="ce55" table:formula="of:=SUMIFS([.$F$3:.$F$185]; [.$N$3:.$N$185]; &quot;En Proceso&quot;; [.$A$3:.$A$185];[.$Q204])" office:value-type="float" office:value="0" calcext:value-type="float">
            <text:p>0</text:p>
          </table:table-cell>
          <table:table-cell table:style-name="ce55" table:formula="of:=SUMIFS([.$F$3:.$F$185]; [.$N$3:.$N$185]; &quot;Completo&quot;; [.$A$3:.$A$185];[.$Q204])" office:value-type="float" office:value="1" calcext:value-type="float">
            <text:p>1</text:p>
          </table:table-cell>
          <table:table-cell table:style-name="ce208" table:formula="of:=SUMIFS([.$F$3:.$F$185]; [.$N$3:.$N$185]; &quot;Completo&quot;; [.$A$3:.$A$185];[.Q204]; [.$M$3:.$M$185]; &quot;Ernesto&quot;)/[.W204]" office:value-type="percentage" office:value="0" calcext:value-type="percentage">
            <text:p>0%</text:p>
          </table:table-cell>
          <table:table-cell table:style-name="ce169" table:formula="of:=SUMIFS([.$F$3:.$F$185]; [.$N$3:.$N$185]; &quot;Completo&quot;; [.$A$3:.$A$185];[.Q204]; [.$M$3:.$M$185]; &quot;Layla&quot;)/[.W204]" office:value-type="percentage" office:value="0" calcext:value-type="percentage">
            <text:p>0%</text:p>
          </table:table-cell>
          <table:table-cell table:style-name="ce212" table:formula="of:=SUMIFS([.$F$3:.$F$185]; [.$N$3:.$N$185]; &quot;Completo&quot;; [.$A$3:.$A$185];[.Q204]; [.$M$3:.$M$185]; &quot;Angel&quot;)/[.W204]" office:value-type="percentage" office:value="0" calcext:value-type="percentage">
            <text:p>0%</text:p>
          </table:table-cell>
          <table:table-cell table:style-name="ce215" table:formula="of:=SUMIFS([.$F$3:.$F$185]; [.$N$3:.$N$185]; &quot;Completo&quot;; [.$A$3:.$A$185];[.$Q204])/[.$W204]" office:value-type="percentage" office:value="1" calcext:value-type="percentage">
            <text:p>100%</text:p>
          </table:table-cell>
          <table:table-cell table:style-name="ce63"/>
          <table:table-cell table:number-columns-repeated="993"/>
        </table:table-row>
        <table:table-row table:style-name="ro1">
          <table:table-cell table:style-name="ce63" table:number-columns-repeated="2"/>
          <table:table-cell table:style-name="ce34" office:value-type="string" calcext:value-type="string">
            <text:p>% del proyecto:</text:p>
          </table:table-cell>
          <table:table-cell table:style-name="ce141" office:value-type="string" calcext:value-type="string" table:number-columns-spanned="3" table:number-rows-spanned="1">
            <text:p>Qué porción del proyecto completo está en manos de cada maquetador.</text:p>
          </table:table-cell>
          <table:covered-table-cell table:number-columns-repeated="2"/>
          <table:table-cell table:style-name="ce147"/>
          <table:table-cell table:style-name="ce155"/>
          <table:table-cell table:number-columns-repeated="7"/>
          <table:table-cell table:style-name="ce183" office:value-type="string" calcext:value-type="string">
            <text:p>*</text:p>
          </table:table-cell>
          <table:table-cell table:style-name="ce186" office:value-type="string" calcext:value-type="string">
            <text:p>Contabilidad</text:p>
          </table:table-cell>
          <table:table-cell table:style-name="ce191" office:value-type="string" calcext:value-type="string">
            <text:p>Angel, Layla y Ernesto</text:p>
          </table:table-cell>
          <table:table-cell table:style-name="ce191" table:formula="of:=SUMIFS([.$D$3:.$D$185]; [.$A$3:.$A$185]; [.Q205])" office:value-type="float" office:value="17" calcext:value-type="float">
            <text:p>17</text:p>
          </table:table-cell>
          <table:table-cell table:style-name="ce63" table:number-columns-repeated="2"/>
          <table:table-cell table:style-name="ce191" table:formula="of:=SUMIFS([.$E$3:.$E$185]; [.$A$3:.$A$185]; [.Q205])" office:value-type="float" office:value="9" calcext:value-type="float">
            <text:p>9</text:p>
          </table:table-cell>
          <table:table-cell table:style-name="ce55" table:formula="of:=SUMIFS([.$F$3:.$F$185]; [.$A$3:.$A$185]; [.$Q205])" office:value-type="float" office:value="9" calcext:value-type="float">
            <text:p>9</text:p>
          </table:table-cell>
          <table:table-cell table:style-name="ce200" table:formula="of:=SUMIFS([.$F$3:.$F$185]; [.$N$3:.$N$185]; &quot;Pendiente&quot;; [.$A$3:.$A$185];[.$Q205])" office:value-type="float" office:value="0" calcext:value-type="float">
            <text:p>0</text:p>
          </table:table-cell>
          <table:table-cell table:style-name="ce55" table:formula="of:=SUMIFS([.$F$3:.$F$185]; [.$N$3:.$N$185]; &quot;En Proceso&quot;; [.$A$3:.$A$185];[.$Q205])" office:value-type="float" office:value="3" calcext:value-type="float">
            <text:p>3</text:p>
          </table:table-cell>
          <table:table-cell table:style-name="ce55" table:formula="of:=SUMIFS([.$F$3:.$F$185]; [.$N$3:.$N$185]; &quot;Completo&quot;; [.$A$3:.$A$185];[.$Q205])" office:value-type="float" office:value="6" calcext:value-type="float">
            <text:p>6</text:p>
          </table:table-cell>
          <table:table-cell table:style-name="ce208" table:formula="of:=IFERROR(    IF([.W205]=0;0;       SUMIFS([.$F$3:.$F$185];[.$N$3:.$N$185];&quot;Completo&quot;;[.$A$3:.$A$185];[.Q205];[.$M$3:.$M$185];&quot;Ernesto&quot;;[.$F$3:.$F$185];&quot;&gt;0&quot;) / [.W205]    ); 0)" office:value-type="percentage" office:value="0" calcext:value-type="percentage">
            <text:p>0%</text:p>
          </table:table-cell>
          <table:table-cell table:style-name="ce169" table:formula="of:=IFERROR(    IF([.X205]=0;0;       SUMIFS([.$F$3:.$F$185];[.$N$3:.$N$185];&quot;Completo&quot;;[.$A$3:.$A$185];[.S205];[.$M$3:.$M$185];&quot;Layla&quot;;[.$F$3:.$F$185];&quot;&gt;0&quot;) / [.X205]    ); 0)" office:value-type="percentage" office:value="0" calcext:value-type="percentage">
            <text:p>0%</text:p>
          </table:table-cell>
          <table:table-cell table:style-name="ce212" table:formula="of:=IFERROR(    IF([.Y205]=0;0;       SUMIFS([.$F$3:.$F$185];[.$N$3:.$N$185];&quot;Angel&quot;;[.$A$3:.$A$185];[.V205];[.$M$3:.$M$185];&quot;Ernesto&quot;;[.$F$3:.$F$185];&quot;&gt;0&quot;) / [.Y205]    ); 0)" office:value-type="percentage" office:value="0" calcext:value-type="percentage">
            <text:p>0%</text:p>
          </table:table-cell>
          <table:table-cell table:style-name="ce215" table:formula="of:=IFERROR(    IF([.$W205]=0;0;       SUMIFS([.$F$3:.$F$185];[.$N$3:.$N$185];&quot;Completo&quot;;[.$A$3:.$A$185];[.$Q205];[.$F$3:.$F$185];&quot;&gt;0&quot;) / [.$W205]    ); 0)" office:value-type="percentage" office:value="0.6666666667" calcext:value-type="percentage">
            <text:p>67%</text:p>
          </table:table-cell>
          <table:table-cell table:style-name="ce63"/>
          <table:table-cell table:number-columns-repeated="993"/>
        </table:table-row>
        <table:table-row table:style-name="ro1">
          <table:table-cell table:style-name="ce63" table:number-columns-repeated="2"/>
          <table:table-cell table:style-name="ce34" office:value-type="string" calcext:value-type="string">
            <text:p>% real de proyecto:</text:p>
          </table:table-cell>
          <table:table-cell table:style-name="ce141" office:value-type="string" calcext:value-type="string" table:number-columns-spanned="3" table:number-rows-spanned="1">
            <text:p>La contribución real al progreso del proyecto completo.</text:p>
          </table:table-cell>
          <table:covered-table-cell table:number-columns-repeated="2"/>
          <table:table-cell table:style-name="ce147"/>
          <table:table-cell table:style-name="ce155"/>
          <table:table-cell table:number-columns-repeated="7"/>
          <table:table-cell table:style-name="ce183" office:value-type="string" calcext:value-type="string">
            <text:p>*</text:p>
          </table:table-cell>
          <table:table-cell table:style-name="ce186" office:value-type="string" calcext:value-type="string">
            <text:p>Activos Fijos</text:p>
          </table:table-cell>
          <table:table-cell table:style-name="ce191" office:value-type="string" calcext:value-type="string">
            <text:p>Angel y Ernesto</text:p>
          </table:table-cell>
          <table:table-cell table:style-name="ce191" table:formula="of:=SUMIFS([.$D$3:.$D$185]; [.$A$3:.$A$185]; [.Q206])" office:value-type="float" office:value="33" calcext:value-type="float">
            <text:p>33</text:p>
          </table:table-cell>
          <table:table-cell table:style-name="ce63" table:number-columns-repeated="2"/>
          <table:table-cell table:style-name="ce191" table:formula="of:=SUMIFS([.$E$3:.$E$185]; [.$A$3:.$A$185]; [.Q206])" office:value-type="float" office:value="9" calcext:value-type="float">
            <text:p>9</text:p>
          </table:table-cell>
          <table:table-cell table:style-name="ce55" table:formula="of:=SUMIFS([.$F$3:.$F$185]; [.$A$3:.$A$185]; [.$Q206])" office:value-type="float" office:value="25" calcext:value-type="float">
            <text:p>25</text:p>
          </table:table-cell>
          <table:table-cell table:style-name="ce200" table:formula="of:=SUMIFS([.$F$3:.$F$185]; [.$N$3:.$N$185]; &quot;Pendiente&quot;; [.$A$3:.$A$185];[.$Q206])" office:value-type="float" office:value="0" calcext:value-type="float">
            <text:p>0</text:p>
          </table:table-cell>
          <table:table-cell table:style-name="ce55" table:formula="of:=SUMIFS([.$F$3:.$F$185]; [.$N$3:.$N$185]; &quot;En Proceso&quot;; [.$A$3:.$A$185];[.$Q206])" office:value-type="float" office:value="0" calcext:value-type="float">
            <text:p>0</text:p>
          </table:table-cell>
          <table:table-cell table:style-name="ce55" table:formula="of:=SUMIFS([.$F$3:.$F$185]; [.$N$3:.$N$185]; &quot;Completo&quot;; [.$A$3:.$A$185];[.$Q206])" office:value-type="float" office:value="25" calcext:value-type="float">
            <text:p>25</text:p>
          </table:table-cell>
          <table:table-cell table:style-name="ce208" table:formula="of:=SUMIFS([.$F$3:.$F$185]; [.$N$3:.$N$185]; &quot;Completo&quot;; [.$A$3:.$A$185];[.Q206]; [.$M$3:.$M$185]; &quot;Ernesto&quot;)/[.W206]" office:value-type="percentage" office:value="0" calcext:value-type="percentage">
            <text:p>0%</text:p>
          </table:table-cell>
          <table:table-cell table:style-name="ce169" table:formula="of:=SUMIFS([.$F$3:.$F$185]; [.$N$3:.$N$185]; &quot;Completo&quot;; [.$A$3:.$A$185];[.Q206]; [.$M$3:.$M$185]; &quot;Layla&quot;)/[.W206]" office:value-type="percentage" office:value="0" calcext:value-type="percentage">
            <text:p>0%</text:p>
          </table:table-cell>
          <table:table-cell table:style-name="ce212" table:formula="of:=SUMIFS([.$F$3:.$F$185]; [.$N$3:.$N$185]; &quot;Completo&quot;; [.$A$3:.$A$185];[.Q206]; [.$M$3:.$M$185]; &quot;Angel&quot;)/[.W206]" office:value-type="percentage" office:value="0" calcext:value-type="percentage">
            <text:p>0%</text:p>
          </table:table-cell>
          <table:table-cell table:style-name="ce215" table:formula="of:=SUMIFS([.$F$3:.$F$185]; [.$N$3:.$N$185]; &quot;Completo&quot;; [.$A$3:.$A$185];[.$Q206])/[.$W206]" office:value-type="percentage" office:value="1" calcext:value-type="percentage">
            <text:p>100%</text:p>
          </table:table-cell>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3"/>
          <table:table-cell table:style-name="ce148"/>
          <table:table-cell table:style-name="ce155"/>
          <table:table-cell table:number-columns-repeated="4"/>
          <table:table-cell table:style-name="ce63"/>
          <table:table-cell table:number-columns-repeated="2"/>
          <table:table-cell table:style-name="ce183" office:value-type="string" calcext:value-type="string">
            <text:p>*</text:p>
          </table:table-cell>
          <table:table-cell table:style-name="ce186" office:value-type="string" calcext:value-type="string">
            <text:p>RR.HH</text:p>
          </table:table-cell>
          <table:table-cell table:style-name="ce191" office:value-type="string" calcext:value-type="string">
            <text:p>Layla y Angel</text:p>
          </table:table-cell>
          <table:table-cell table:style-name="ce191" table:formula="of:=SUMIFS([.$D$3:.$D$185]; [.$A$3:.$A$185]; [.Q207])" office:value-type="float" office:value="0" calcext:value-type="float">
            <text:p>0</text:p>
          </table:table-cell>
          <table:table-cell table:style-name="ce63" table:number-columns-repeated="2"/>
          <table:table-cell table:style-name="ce191" table:formula="of:=SUMIFS([.$E$3:.$E$185]; [.$A$3:.$A$185]; [.Q207])" office:value-type="float" office:value="0" calcext:value-type="float">
            <text:p>0</text:p>
          </table:table-cell>
          <table:table-cell table:style-name="ce55" table:formula="of:=SUMIFS([.$F$3:.$F$185]; [.$A$3:.$A$185]; [.$Q207])" office:value-type="float" office:value="0" calcext:value-type="float">
            <text:p>0</text:p>
          </table:table-cell>
          <table:table-cell table:style-name="ce200" table:formula="of:=SUMIFS([.$F$3:.$F$185]; [.$N$3:.$N$185]; &quot;Pendiente&quot;; [.$A$3:.$A$185];[.$Q207])" office:value-type="float" office:value="0" calcext:value-type="float">
            <text:p>0</text:p>
          </table:table-cell>
          <table:table-cell table:style-name="ce55" table:formula="of:=SUMIFS([.$F$3:.$F$185]; [.$N$3:.$N$185]; &quot;En Proceso&quot;; [.$A$3:.$A$185];[.$Q207])" office:value-type="float" office:value="0" calcext:value-type="float">
            <text:p>0</text:p>
          </table:table-cell>
          <table:table-cell table:style-name="ce55" table:formula="of:=SUMIFS([.$F$3:.$F$185]; [.$N$3:.$N$185]; &quot;Completo&quot;; [.$A$3:.$A$185];[.$Q207])" office:value-type="float" office:value="0" calcext:value-type="float">
            <text:p>0</text:p>
          </table:table-cell>
          <table:table-cell table:style-name="ce208" table:formula="of:=SUMIFS([.$F$3:.$F$185]; [.$N$3:.$N$185]; &quot;Completo&quot;; [.$A$3:.$A$185];[.Q207]; [.$M$3:.$M$185]; &quot;Ernesto&quot;)/[.W207]" office:value-type="string" office:string-value="" calcext:value-type="error">
            <text:p>#DIV/0!</text:p>
          </table:table-cell>
          <table:table-cell table:style-name="ce169" table:formula="of:=SUMIFS([.$F$3:.$F$185]; [.$N$3:.$N$185]; &quot;Completo&quot;; [.$A$3:.$A$185];[.Q207]; [.$M$3:.$M$185]; &quot;Layla&quot;)/[.W207]" office:value-type="string" office:string-value="" calcext:value-type="error">
            <text:p>#DIV/0!</text:p>
          </table:table-cell>
          <table:table-cell table:style-name="ce212" table:formula="of:=SUMIFS([.$F$3:.$F$185]; [.$N$3:.$N$185]; &quot;Completo&quot;; [.$A$3:.$A$185];[.Q207]; [.$M$3:.$M$185]; &quot;Angel&quot;)/[.W207]" office:value-type="string" office:string-value="" calcext:value-type="error">
            <text:p>#DIV/0!</text:p>
          </table:table-cell>
          <table:table-cell table:style-name="ce215" table:formula="of:=SUMIFS([.$F$3:.$F$185]; [.$N$3:.$N$185]; &quot;Completo&quot;; [.$A$3:.$A$185];[.$Q207])/[.$W207]" office:value-type="string" office:string-value="" calcext:value-type="error">
            <text:p>#DIV/0!</text:p>
          </table:table-cell>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3"/>
          <table:table-cell table:style-name="ce148"/>
          <table:table-cell table:style-name="ce155"/>
          <table:table-cell table:number-columns-repeated="4"/>
          <table:table-cell table:style-name="ce63"/>
          <table:table-cell table:number-columns-repeated="2"/>
          <table:table-cell table:style-name="ce148"/>
          <table:table-cell table:style-name="ce186" office:value-type="string" calcext:value-type="string">
            <text:p>Produccion</text:p>
          </table:table-cell>
          <table:table-cell table:style-name="ce192"/>
          <table:table-cell table:style-name="ce191" table:formula="of:=SUMIFS([.$D$3:.$D$185]; [.$A$3:.$A$185]; [.Q208])" office:value-type="float" office:value="0" calcext:value-type="float">
            <text:p>0</text:p>
          </table:table-cell>
          <table:table-cell table:style-name="ce63" table:number-columns-repeated="2"/>
          <table:table-cell table:style-name="ce191" table:formula="of:=SUMIFS([.$E$3:.$E$185]; [.$A$3:.$A$185]; [.Q208])" office:value-type="float" office:value="0" calcext:value-type="float">
            <text:p>0</text:p>
          </table:table-cell>
          <table:table-cell table:style-name="ce133" table:formula="of:=SUMIFS([.$F$3:.$F$185]; [.$A$3:.$A$185]; [.$Q208])" office:value-type="float" office:value="0" calcext:value-type="float">
            <text:p>0</text:p>
          </table:table-cell>
          <table:table-cell table:style-name="ce201" table:formula="of:=SUMIFS([.$F$3:.$F$185]; [.$N$3:.$N$185]; &quot;Pendiente&quot;; [.$A$3:.$A$185];[.$Q208])" office:value-type="float" office:value="0" calcext:value-type="float">
            <text:p>0</text:p>
          </table:table-cell>
          <table:table-cell table:style-name="ce133" table:formula="of:=SUMIFS([.$F$3:.$F$185]; [.$N$3:.$N$185]; &quot;En Proceso&quot;; [.$A$3:.$A$185];[.$Q208])" office:value-type="float" office:value="0" calcext:value-type="float">
            <text:p>0</text:p>
          </table:table-cell>
          <table:table-cell table:style-name="ce133" table:formula="of:=SUMIFS([.$F$3:.$F$185]; [.$N$3:.$N$185]; &quot;Completo&quot;; [.$A$3:.$A$185];[.$Q208])" office:value-type="float" office:value="0" calcext:value-type="float">
            <text:p>0</text:p>
          </table:table-cell>
          <table:table-cell table:style-name="ce209" table:formula="of:=IFERROR(    IF([.W208]=0;0;       SUMIFS([.$F$3:.$F$185];[.$N$3:.$N$185];&quot;Completo&quot;;[.$A$3:.$A$185];[.Q208];[.$M$3:.$M$185];&quot;Ernesto&quot;;[.$F$3:.$F$185];&quot;&gt;0&quot;) / [.W208]    ); 0)" office:value-type="percentage" office:value="0" calcext:value-type="percentage">
            <text:p>0%</text:p>
          </table:table-cell>
          <table:table-cell table:style-name="ce170" table:formula="of:=IFERROR(    IF([.X208]=0;0;       SUMIFS([.$F$3:.$F$185];[.$N$3:.$N$185];&quot;Completo&quot;;[.$A$3:.$A$185];[.S208];[.$M$3:.$M$185];&quot;Layla&quot;;[.$F$3:.$F$185];&quot;&gt;0&quot;) / [.X208]    ); 0)" office:value-type="percentage" office:value="0" calcext:value-type="percentage">
            <text:p>0%</text:p>
          </table:table-cell>
          <table:table-cell table:style-name="ce213" table:formula="of:=IFERROR(    IF([.Y208]=0;0;       SUMIFS([.$F$3:.$F$185];[.$N$3:.$N$185];&quot;Completo&quot;;[.$A$3:.$A$185];[.V208];[.$M$3:.$M$185];&quot;Angel&quot;;[.$F$3:.$F$185];&quot;&gt;0&quot;) / [.Y208]    ); 0)" office:value-type="percentage" office:value="0" calcext:value-type="percentage">
            <text:p>0%</text:p>
          </table:table-cell>
          <table:table-cell table:style-name="ce215" table:formula="of:=IFERROR(    IF([.$W208]=0;0;       SUMIFS([.$F$3:.$F$185];[.$N$3:.$N$185];&quot;Completo&quot;;[.$A$3:.$A$185];[.$Q208];[.$F$3:.$F$185];&quot;&gt;0&quot;) / [.$W208]    ); 0)" office:value-type="percentage" office:value="0" calcext:value-type="percentage">
            <text:p>0%</text:p>
          </table:table-cell>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3"/>
          <table:table-cell table:style-name="ce148"/>
          <table:table-cell table:style-name="ce155"/>
          <table:table-cell table:number-columns-repeated="4"/>
          <table:table-cell table:style-name="ce63"/>
          <table:table-cell table:number-columns-repeated="2"/>
          <table:table-cell table:style-name="ce149"/>
          <table:table-cell table:style-name="ce187" office:value-type="string" calcext:value-type="string" table:number-columns-spanned="2" table:number-rows-spanned="1">
            <text:p>Total</text:p>
          </table:table-cell>
          <table:covered-table-cell table:style-name="ce193"/>
          <table:table-cell table:style-name="ce196" table:formula="of:=SUM([.S201:.S208])" office:value-type="float" office:value="83" calcext:value-type="float">
            <text:p>83</text:p>
          </table:table-cell>
          <table:table-cell table:style-name="ce63" table:number-columns-repeated="2"/>
          <table:table-cell table:style-name="ce196" table:formula="of:=SUM([.V201:.V208])" office:value-type="float" office:value="28" calcext:value-type="float">
            <text:p>28</text:p>
          </table:table-cell>
          <table:table-cell table:style-name="ce197" table:formula="of:=SUM([.W201:.W208])" office:value-type="float" office:value="44" calcext:value-type="float">
            <text:p>44</text:p>
          </table:table-cell>
          <table:table-cell table:style-name="ce202" table:formula="of:=SUM([.X201:.X208])" office:value-type="float" office:value="0" calcext:value-type="float">
            <text:p>0</text:p>
          </table:table-cell>
          <table:table-cell table:style-name="ce202" table:formula="of:=SUM([.Y201:.Y208])" office:value-type="float" office:value="3" calcext:value-type="float">
            <text:p>3</text:p>
          </table:table-cell>
          <table:table-cell table:style-name="ce202" table:formula="of:=SUM([.Z201:.Z208])" office:value-type="float" office:value="41" calcext:value-type="float">
            <text:p>41</text:p>
          </table:table-cell>
          <table:table-cell table:style-name="ce196" table:formula="of:=SUM([.AA201:.AA208])" office:value-type="string" office:string-value="" calcext:value-type="error">
            <text:p>#DIV/0!</text:p>
          </table:table-cell>
          <table:table-cell table:style-name="ce196" table:formula="of:=SUM([.AB201:.AB208])" office:value-type="string" office:string-value="" calcext:value-type="error">
            <text:p>#DIV/0!</text:p>
          </table:table-cell>
          <table:table-cell table:style-name="ce196" table:formula="of:=SUM([.AC201:.AC208])" office:value-type="string" office:string-value="" calcext:value-type="error">
            <text:p>#DIV/0!</text:p>
          </table:table-cell>
          <table:table-cell table:style-name="ce216" table:formula="of:=[.Z209]/[.W209]" office:value-type="percentage" office:value="0.9318181818" calcext:value-type="percentage">
            <text:p>93.18%</text:p>
          </table:table-cell>
          <table:table-cell table:style-name="ce63"/>
          <table:table-cell table:number-columns-repeated="993"/>
        </table:table-row>
        <table:table-row table:style-name="ro1">
          <table:table-cell table:style-name="ce63"/>
          <table:table-cell table:style-name="ce55"/>
          <table:table-cell table:style-name="ce130" office:value-type="string" calcext:value-type="string">
            <text:p>Cantidad de pantallas</text:p>
          </table:table-cell>
          <table:table-cell table:style-name="ce130" office:value-type="string" calcext:value-type="string">
            <text:p>% equivalente en relacion a todo el proyecto</text:p>
          </table:table-cell>
          <table:table-cell table:style-name="ce130" office:value-type="string" calcext:value-type="string">
            <text:p>Total pantallas completadas</text:p>
          </table:table-cell>
          <table:table-cell table:style-name="ce130" office:value-type="string" calcext:value-type="string">
            <text:p>% Avance en relacion de lo asignado</text:p>
          </table:table-cell>
          <table:table-cell table:style-name="ce148"/>
          <table:table-cell table:style-name="ce155"/>
          <table:table-cell table:number-columns-repeated="4"/>
          <table:table-cell table:style-name="ce130" office:value-type="string" calcext:value-type="string">
            <text:p>% avance real en el proyecto</text:p>
          </table:table-cell>
          <table:table-cell table:number-columns-repeated="2"/>
          <table:table-cell table:style-name="ce63" table:number-columns-repeated="3"/>
          <table:table-cell table:style-name="ce157"/>
          <table:table-cell table:style-name="ce63" table:number-columns-repeated="12"/>
          <table:table-cell table:number-columns-repeated="993"/>
        </table:table-row>
        <table:table-row table:style-name="ro1">
          <table:table-cell table:style-name="ce63"/>
          <table:table-cell table:style-name="ce117" office:value-type="string" calcext:value-type="string">
            <text:p>Alex</text:p>
          </table:table-cell>
          <table:table-cell table:style-name="ce131" table:formula="of:=SUMIFS([.F3:.F185]; [.M3:.M185]; &quot;Alex&quot;)" office:value-type="float" office:value="10" calcext:value-type="float">
            <text:p>10</text:p>
          </table:table-cell>
          <table:table-cell table:style-name="ce142" table:formula="of:=[.C211]/[.D194]" office:value-type="percentage" office:value="0.2222222222" calcext:value-type="percentage">
            <text:p>22.22%</text:p>
          </table:table-cell>
          <table:table-cell table:style-name="ce131" office:value-type="float" office:value="0" calcext:value-type="float">
            <text:p>0</text:p>
          </table:table-cell>
          <table:table-cell table:style-name="ce142" table:formula="of:=SUMPRODUCT([.E211] / SUMIF([.M3:.M185]; &quot;Alex&quot;; [.F3:.F185]))" office:value-type="percentage" office:value="0" calcext:value-type="percentage">
            <text:p>0.00%</text:p>
          </table:table-cell>
          <table:table-cell table:style-name="ce148"/>
          <table:table-cell table:style-name="ce155"/>
          <table:table-cell table:number-columns-repeated="4"/>
          <table:table-cell table:style-name="ce142" table:formula="of:=[.E211]/[.D194]" office:value-type="percentage" office:value="0" calcext:value-type="percentage">
            <text:p>0.00%</text:p>
          </table:table-cell>
          <table:table-cell table:number-columns-repeated="2"/>
          <table:table-cell table:style-name="ce63"/>
          <table:table-cell table:style-name="ce188" office:value-type="string" calcext:value-type="string">
            <text:p>Avance de HU construidas</text:p>
          </table:table-cell>
          <table:table-cell table:style-name="ce194" table:formula="of:=[.V209]/SUM([.D3:.D185])" office:value-type="percentage" office:value="0.3294117647" calcext:value-type="percentage">
            <text:p>32.94%</text:p>
          </table:table-cell>
          <table:table-cell table:style-name="ce157"/>
          <table:table-cell table:style-name="ce63" table:number-columns-repeated="3"/>
          <table:table-cell table:style-name="ce63" office:value-type="string" calcext:value-type="string">
            <text:p><text:s/></text:p>
          </table:table-cell>
          <table:table-cell table:style-name="ce63" table:number-columns-repeated="8"/>
          <table:table-cell table:number-columns-repeated="993"/>
        </table:table-row>
        <table:table-row table:style-name="ro1">
          <table:table-cell table:style-name="ce63"/>
          <table:table-cell table:style-name="ce117" office:value-type="string" calcext:value-type="string">
            <text:p>Falcao</text:p>
          </table:table-cell>
          <table:table-cell table:style-name="ce131" table:formula="of:=SUMIFS([.F3:.F185]; [.M3:.M185]; &quot;Falcao&quot;)" office:value-type="float" office:value="22" calcext:value-type="float">
            <text:p>22</text:p>
          </table:table-cell>
          <table:table-cell table:style-name="ce142" table:formula="of:=[.C212]/[.D194]" office:value-type="percentage" office:value="0.4888888889" calcext:value-type="percentage">
            <text:p>48.89%</text:p>
          </table:table-cell>
          <table:table-cell table:style-name="ce131" office:value-type="float" office:value="0" calcext:value-type="float">
            <text:p>0</text:p>
          </table:table-cell>
          <table:table-cell table:style-name="ce142" table:formula="of:=SUMPRODUCT([.E212] / SUMIF([.M4:.M186]; &quot;Falcao&quot;; [.F4:.F186]))" office:value-type="percentage" office:value="0" calcext:value-type="percentage">
            <text:p>0.00%</text:p>
          </table:table-cell>
          <table:table-cell table:style-name="ce149"/>
          <table:table-cell table:style-name="ce155"/>
          <table:table-cell table:number-columns-repeated="4"/>
          <table:table-cell table:style-name="ce142" table:formula="of:=[.E212]/[.D194]" office:value-type="percentage" office:value="0" calcext:value-type="percentage">
            <text:p>0.00%</text:p>
          </table:table-cell>
          <table:table-cell table:number-columns-repeated="2"/>
          <table:table-cell table:style-name="ce63" table:number-columns-repeated="3"/>
          <table:table-cell table:style-name="ce157"/>
          <table:table-cell table:style-name="ce63" table:number-columns-repeated="12"/>
          <table:table-cell table:number-columns-repeated="993"/>
        </table:table-row>
        <table:table-row table:style-name="ro1">
          <table:table-cell table:style-name="ce63"/>
          <table:table-cell table:style-name="ce117" office:value-type="string" calcext:value-type="string">
            <text:p>Carlos</text:p>
          </table:table-cell>
          <table:table-cell table:style-name="ce131" table:formula="of:=SUMIFS([.F3:.F185]; [.M3:.M185]; &quot;Carlos&quot;)" office:value-type="float" office:value="13" calcext:value-type="float">
            <text:p>13</text:p>
          </table:table-cell>
          <table:table-cell table:style-name="ce142" table:formula="of:=[.C213]/[.D194]" office:value-type="percentage" office:value="0.2888888889" calcext:value-type="percentage">
            <text:p>28.89%</text:p>
          </table:table-cell>
          <table:table-cell table:style-name="ce131" office:value-type="float" office:value="0" calcext:value-type="float">
            <text:p>0</text:p>
          </table:table-cell>
          <table:table-cell table:style-name="ce142" table:formula="of:=SUMPRODUCT([.E213] / SUMIF([.M5:.M187]; &quot;Carlos&quot;; [.F5:.F187]))" office:value-type="percentage" office:value="0" calcext:value-type="percentage">
            <text:p>0.00%</text:p>
          </table:table-cell>
          <table:table-cell table:style-name="ce63"/>
          <table:table-cell table:style-name="ce155"/>
          <table:table-cell table:number-columns-repeated="4"/>
          <table:table-cell table:style-name="ce142" table:formula="of:=[.E213]/[.D194]" office:value-type="percentage" office:value="0" calcext:value-type="percentage">
            <text:p>0.00%</text:p>
          </table:table-cell>
          <table:table-cell table:number-columns-repeated="2"/>
          <table:table-cell table:style-name="ce63"/>
          <table:table-cell table:style-name="ce188" office:value-type="string" calcext:value-type="string">
            <text:p>Avance del Proyecto</text:p>
          </table:table-cell>
          <table:table-cell table:style-name="ce194" table:formula="of:=[.Z209]/[.W209]" office:value-type="percentage" office:value="0.9318181818" calcext:value-type="percentage">
            <text:p>93.18%</text:p>
          </table:table-cell>
          <table:table-cell table:style-name="ce157"/>
          <table:table-cell table:style-name="ce63" table:number-columns-repeated="12"/>
          <table:table-cell table:number-columns-repeated="993"/>
        </table:table-row>
        <table:table-row table:style-name="ro1">
          <table:table-cell table:style-name="ce63"/>
          <table:table-cell table:style-name="ce117" office:value-type="string" calcext:value-type="string">
            <text:p>Total</text:p>
          </table:table-cell>
          <table:table-cell table:style-name="ce131" table:formula="of:=SUM([.C211:.C213])" office:value-type="float" office:value="45" calcext:value-type="float">
            <text:p>45</text:p>
          </table:table-cell>
          <table:table-cell table:style-name="ce142" table:formula="of:=SUM([.D211:.D213])" office:value-type="percentage" office:value="1" calcext:value-type="percentage">
            <text:p>100.00%</text:p>
          </table:table-cell>
          <table:table-cell table:style-name="ce131" office:value-type="float" office:value="0" calcext:value-type="float">
            <text:p>0</text:p>
          </table:table-cell>
          <table:table-cell table:style-name="ce131"/>
          <table:table-cell table:style-name="ce63"/>
          <table:table-cell table:style-name="ce155"/>
          <table:table-cell table:number-columns-repeated="4"/>
          <table:table-cell table:style-name="ce142" table:formula="of:=SUM([.M211:.M213])" office:value-type="percentage" office:value="0" calcext:value-type="percentage">
            <text:p>0.00%</text:p>
          </table:table-cell>
          <table:table-cell table:number-columns-repeated="6"/>
          <table:table-cell table:style-name="ce63" table:number-columns-repeated="2"/>
          <table:table-cell table:number-columns-repeated="9"/>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4"/>
          <table:table-cell table:style-name="ce155"/>
          <table:table-cell table:number-columns-repeated="4"/>
          <table:table-cell table:style-name="ce63"/>
          <table:table-cell table:number-columns-repeated="6"/>
          <table:table-cell table:style-name="ce63" table:number-columns-repeated="2"/>
          <table:table-cell table:number-columns-repeated="9"/>
          <table:table-cell table:style-name="ce63"/>
          <table:table-cell table:number-columns-repeated="993"/>
        </table:table-row>
        <table:table-row table:style-name="ro1">
          <table:table-cell table:style-name="ce63" table:number-columns-repeated="2"/>
          <table:table-cell table:style-name="ce55"/>
          <table:table-cell table:style-name="ce63" table:number-columns-repeated="4"/>
          <table:table-cell table:style-name="ce155"/>
          <table:table-cell table:number-columns-repeated="4"/>
          <table:table-cell table:style-name="ce63"/>
          <table:table-cell table:number-columns-repeated="2"/>
          <table:table-cell table:style-name="ce63" table:number-columns-repeated="16"/>
          <table:table-cell table:number-columns-repeated="993"/>
        </table:table-row>
        <table:table-row table:style-name="ro1">
          <table:table-cell table:style-name="ce63" table:number-columns-repeated="2"/>
          <table:table-cell table:style-name="ce55"/>
          <table:table-cell table:style-name="ce63" table:number-columns-repeated="4"/>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number-rows-repeated="710">
          <table:table-cell table:style-name="ce63" table:number-columns-repeated="2"/>
          <table:table-cell table:style-name="ce55"/>
          <table:table-cell table:style-name="ce63" table:number-columns-repeated="4"/>
          <table:table-cell table:style-name="ce154"/>
          <table:table-cell table:style-name="ce157" table:number-columns-repeated="3"/>
          <table:table-cell table:style-name="ce63" table:number-columns-repeated="3"/>
          <table:table-cell table:style-name="ce157"/>
          <table:table-cell table:style-name="ce63" table:number-columns-repeated="16"/>
          <table:table-cell table:number-columns-repeated="993"/>
        </table:table-row>
        <table:table-row table:style-name="ro1" table:number-rows-repeated="213">
          <table:table-cell table:style-name="ce63" table:number-columns-repeated="2"/>
          <table:table-cell table:style-name="ce55"/>
          <table:table-cell table:style-name="ce63" table:number-columns-repeated="4"/>
          <table:table-cell table:style-name="ce154"/>
          <table:table-cell table:style-name="ce63" table:number-columns-repeated="23"/>
          <table:table-cell table:number-columns-repeated="993"/>
        </table:table-row>
        <table:table-row table:style-name="ro8" table:number-rows-repeated="1047435">
          <table:table-cell table:number-columns-repeated="1024"/>
        </table:table-row>
        <table:table-row table:style-name="ro8">
          <table:table-cell table:number-columns-repeated="1024"/>
        </table:table-row>
      </table:table>
      <table:table table:name="Gantt de Diseño" table:style-name="ta3">
        <table:table-column table:style-name="co25" table:default-cell-style-name="Default"/>
        <table:table-column table:style-name="co12" table:default-cell-style-name="Default"/>
        <table:table-column table:style-name="co26" table:default-cell-style-name="Default"/>
        <table:table-column table:style-name="co27" table:default-cell-style-name="Default"/>
        <table:table-column table:style-name="co10" table:number-columns-repeated="2"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13" table:number-columns-repeated="5" table:default-cell-style-name="Default"/>
        <table:table-column table:style-name="co10" table:number-columns-repeated="19"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0" table:number-columns-repeated="982" table:default-cell-style-name="Default"/>
        <table:table-row table:style-name="ro1">
          <table:table-cell table:style-name="ce101" office:value-type="string" calcext:value-type="string" table:number-columns-spanned="1" table:number-rows-spanned="2">
            <text:p>Módulo</text:p>
          </table:table-cell>
          <table:table-cell table:style-name="ce101" office:value-type="string" calcext:value-type="string" table:number-columns-spanned="1" table:number-rows-spanned="2">
            <text:p>Página Secundaria</text:p>
          </table:table-cell>
          <table:table-cell table:style-name="ce101" office:value-type="string" calcext:value-type="string" table:number-columns-spanned="1" table:number-rows-spanned="2">
            <text:p>Grupos</text:p>
          </table:table-cell>
          <table:table-cell table:style-name="ce132" office:value-type="string" calcext:value-type="string" table:number-columns-spanned="1" table:number-rows-spanned="2">
            <text:p>N° HUs</text:p>
          </table:table-cell>
          <table:table-cell table:style-name="ce132" office:value-type="string" calcext:value-type="string" table:number-columns-spanned="1" table:number-rows-spanned="2">
            <text:p>N° HUs listas para diseñarse</text:p>
          </table:table-cell>
          <table:table-cell table:style-name="ce132" office:value-type="string" calcext:value-type="string" table:number-columns-spanned="1" table:number-rows-spanned="2">
            <text:p>Cantidad de Flujos y/o Pantallas</text:p>
          </table:table-cell>
          <table:table-cell table:style-name="ce132" office:value-type="string" calcext:value-type="string" table:number-columns-spanned="1" table:number-rows-spanned="2">
            <text:p>Fecha de Inicio de Diseño</text:p>
          </table:table-cell>
          <table:table-cell table:style-name="ce132" office:value-type="string" calcext:value-type="string" table:number-columns-spanned="1" table:number-rows-spanned="2">
            <text:p>Fecha de Diseño Listo</text:p>
          </table:table-cell>
          <table:table-cell table:style-name="ce132" office:value-type="string" calcext:value-type="string" table:number-columns-spanned="1" table:number-rows-spanned="2">
            <text:p>Fecha de Aprobación</text:p>
          </table:table-cell>
          <table:table-cell table:style-name="ce132" office:value-type="string" calcext:value-type="string" table:number-columns-spanned="5" table:number-rows-spanned="1">
            <text:p>Avance Diseño</text:p>
          </table:table-cell>
          <table:covered-table-cell table:number-columns-repeated="4"/>
          <table:table-cell table:style-name="ce156" office:value-type="string" calcext:value-type="string" table:number-columns-spanned="4" table:number-rows-spanned="1">
            <text:p>Avance Maquetación</text:p>
          </table:table-cell>
          <table:covered-table-cell table:number-columns-repeated="3"/>
          <table:table-cell table:style-name="ce271" office:value-type="string" calcext:value-type="string" table:number-columns-spanned="19" table:number-rows-spanned="1">
            <text:p>Fecha Real</text:p>
          </table:table-cell>
          <table:covered-table-cell table:number-columns-repeated="17" table:style-name="ce203"/>
          <table:covered-table-cell table:style-name="ce193"/>
          <table:table-cell table:style-name="ce63" table:number-columns-repeated="16"/>
          <table:table-cell table:number-columns-repeated="971"/>
        </table:table-row>
        <table:table-row table:style-name="ro9">
          <table:covered-table-cell table:number-columns-repeated="9"/>
          <table:table-cell table:style-name="ce82" office:value-type="string" calcext:value-type="string">
            <text:p>Porcentaje </text:p>
          </table:table-cell>
          <table:table-cell table:style-name="ce254" office:value-type="string" calcext:value-type="string">
            <text:p>Responsable</text:p>
          </table:table-cell>
          <table:table-cell table:style-name="ce82" office:value-type="string" calcext:value-type="string">
            <text:p>Estado</text:p>
          </table:table-cell>
          <table:table-cell table:style-name="ce255" office:value-type="string" calcext:value-type="string">
            <text:p>Dias Estimados</text:p>
          </table:table-cell>
          <table:table-cell table:style-name="ce255" office:value-type="string" calcext:value-type="string">
            <text:p>Pantallas (flujos) aprobadas</text:p>
          </table:table-cell>
          <table:table-cell table:style-name="ce254" office:value-type="string" calcext:value-type="string">
            <text:p>Porcentaje </text:p>
          </table:table-cell>
          <table:table-cell table:style-name="ce254" office:value-type="string" calcext:value-type="string">
            <text:p>Responsable</text:p>
          </table:table-cell>
          <table:table-cell table:style-name="ce254" office:value-type="string" calcext:value-type="string">
            <text:p>Estado</text:p>
          </table:table-cell>
          <table:table-cell table:style-name="ce56" office:value-type="string" calcext:value-type="string">
            <text:p>Horas Estimadas</text:p>
          </table:table-cell>
          <table:table-cell table:style-name="ce272" office:value-type="date" office:date-value="2025-10-14" calcext:value-type="date">
            <text:p>14/10</text:p>
          </table:table-cell>
          <table:table-cell table:style-name="ce272" office:value-type="date" office:date-value="2025-10-15" calcext:value-type="date">
            <text:p>15/10</text:p>
          </table:table-cell>
          <table:table-cell table:style-name="ce272" office:value-type="date" office:date-value="2025-10-16" calcext:value-type="date">
            <text:p>16/10</text:p>
          </table:table-cell>
          <table:table-cell table:style-name="ce272" office:value-type="date" office:date-value="2025-10-17" calcext:value-type="date">
            <text:p>17/10</text:p>
          </table:table-cell>
          <table:table-cell table:style-name="ce272" office:value-type="date" office:date-value="2025-10-18" calcext:value-type="date">
            <text:p>18/10</text:p>
          </table:table-cell>
          <table:table-cell table:style-name="ce272" office:value-type="date" office:date-value="2025-10-19" calcext:value-type="date">
            <text:p>19/10</text:p>
          </table:table-cell>
          <table:table-cell table:style-name="ce272" office:value-type="date" office:date-value="2025-10-20" calcext:value-type="date">
            <text:p>20/10</text:p>
          </table:table-cell>
          <table:table-cell table:style-name="ce272" office:value-type="date" office:date-value="2025-10-21" calcext:value-type="date">
            <text:p>21/10</text:p>
          </table:table-cell>
          <table:table-cell table:style-name="ce272" office:value-type="date" office:date-value="2025-10-22" calcext:value-type="date">
            <text:p>22/10</text:p>
          </table:table-cell>
          <table:table-cell table:style-name="ce272" office:value-type="date" office:date-value="2025-10-23" calcext:value-type="date">
            <text:p>23/10</text:p>
          </table:table-cell>
          <table:table-cell table:style-name="ce272" office:value-type="date" office:date-value="2025-10-24" calcext:value-type="date">
            <text:p>24/10</text:p>
          </table:table-cell>
          <table:table-cell table:style-name="ce272" office:value-type="date" office:date-value="2025-10-25" calcext:value-type="date">
            <text:p>25/10</text:p>
          </table:table-cell>
          <table:table-cell table:style-name="ce272" office:value-type="date" office:date-value="2025-10-26" calcext:value-type="date">
            <text:p>26/10</text:p>
          </table:table-cell>
          <table:table-cell table:style-name="ce272" office:value-type="date" office:date-value="2025-10-27" calcext:value-type="date">
            <text:p>27/10</text:p>
          </table:table-cell>
          <table:table-cell table:style-name="ce272" office:value-type="date" office:date-value="2025-10-28" calcext:value-type="date">
            <text:p>28/10</text:p>
          </table:table-cell>
          <table:table-cell table:style-name="ce272" office:value-type="date" office:date-value="2025-10-29" calcext:value-type="date">
            <text:p>29/10</text:p>
          </table:table-cell>
          <table:table-cell table:style-name="ce272" office:value-type="date" office:date-value="2025-10-30" calcext:value-type="date">
            <text:p>30/10</text:p>
          </table:table-cell>
          <table:table-cell table:style-name="ce272" office:value-type="date" office:date-value="2025-10-31" calcext:value-type="date">
            <text:p>31/10</text:p>
          </table:table-cell>
          <table:table-cell table:style-name="ce272" office:value-type="date" office:date-value="2025-11-01" calcext:value-type="date">
            <text:p>01/11</text:p>
          </table:table-cell>
          <table:table-cell table:style-name="ce63" table:number-columns-repeated="16"/>
          <table:table-cell table:number-columns-repeated="971"/>
        </table:table-row>
        <table:table-row table:style-name="ro1">
          <table:table-cell table:style-name="ce102" office:value-type="string" calcext:value-type="string">
            <text:p>Almacen</text:p>
          </table:table-cell>
          <table:table-cell table:style-name="ce15" office:value-type="string" calcext:value-type="string" table:number-columns-spanned="1" table:number-rows-spanned="3">
            <text:p>Tablas</text:p>
          </table:table-cell>
          <table:table-cell table:style-name="ce65" office:value-type="string" calcext:value-type="string">
            <text:p>Almacen</text:p>
          </table:table-cell>
          <table:table-cell table:number-columns-repeated="3" table:style-name="ce65" office:value-type="float" office:value="2" calcext:value-type="float">
            <text:p>2</text:p>
          </table:table-cell>
          <table:table-cell table:style-name="ce162"/>
          <table:table-cell table:style-name="ce232" office:value-type="date" office:date-value="2025-11-15" calcext:value-type="date">
            <text:p>15/11</text:p>
          </table:table-cell>
          <table:table-cell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5"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93"/>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Categorías</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Clases de Artículos</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4">
            <text:p>Operaciones</text:p>
          </table:table-cell>
          <table:table-cell table:style-name="ce64" office:value-type="string" calcext:value-type="string">
            <text:p>Traslados</text:p>
          </table:table-cell>
          <table:table-cell table:number-columns-repeated="3" table:style-name="ce64" office:value-type="float" office:value="4" calcext:value-type="float">
            <text:p>4</text:p>
          </table:table-cell>
          <table:table-cell table:style-name="ce161"/>
          <table:table-cell table:style-name="ce232" office:value-type="date" office:date-value="2025-11-26" calcext:value-type="date">
            <text:p>26/11</text:p>
          </table:table-cell>
          <table:table-cell table:style-name="ce232" office:value-type="date" office:date-value="2025-11-27" calcext:value-type="date">
            <text:p>27/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3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number-columns-repeated="3" table:style-name="ce64" office:value-type="float" office:value="1" calcext:value-type="float">
            <text:p>1</text:p>
          </table:table-cell>
          <table:table-cell table:style-name="ce161"/>
          <table:table-cell table:style-name="ce232" office:value-type="date" office:date-value="2025-11-25" calcext:value-type="date">
            <text:p>25/11</text:p>
          </table:table-cell>
          <table:table-cell table:style-name="ce232" office:value-type="date" office:date-value="2025-11-26" calcext:value-type="date">
            <text:p>26/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Solicitudes</text:p>
          </table:table-cell>
          <table:table-cell table:number-columns-repeated="3" table:style-name="ce64" office:value-type="float" office:value="1" calcext:value-type="float">
            <text:p>1</text:p>
          </table:table-cell>
          <table:table-cell table:style-name="ce161"/>
          <table:table-cell table:style-name="ce232" office:value-type="date" office:date-value="2025-11-25" calcext:value-type="date">
            <text:p>25/11</text:p>
          </table:table-cell>
          <table:table-cell table:style-name="ce232" office:value-type="date" office:date-value="2025-11-26" calcext:value-type="date">
            <text:p>26/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Ajustes</text:p>
          </table:table-cell>
          <table:table-cell table:number-columns-repeated="3" table:style-name="ce64" office:value-type="float" office:value="2" calcext:value-type="float">
            <text:p>2</text:p>
          </table:table-cell>
          <table:table-cell table:style-name="ce161"/>
          <table:table-cell table:style-name="ce232" office:value-type="date" office:date-value="2025-11-27" calcext:value-type="date">
            <text:p>27/11</text:p>
          </table:table-cell>
          <table:table-cell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5">
            <text:p>Consultas</text:p>
          </table:table-cell>
          <table:table-cell table:style-name="ce64" office:value-type="string" calcext:value-type="string">
            <text:p>Kardex / Movimiento de inventario</text:p>
          </table:table-cell>
          <table:table-cell table:number-columns-repeated="3" table:style-name="ce64" office:value-type="float" office:value="1" calcext:value-type="float">
            <text:p>1</text:p>
          </table:table-cell>
          <table:table-cell table:style-name="ce232"/>
          <table:table-cell table:style-name="ce232" office:value-type="date" office:date-value="2025-10-23" calcext:value-type="date">
            <text:p>23/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Órdenes de Compra</text:p>
          </table:table-cell>
          <table:table-cell table:number-columns-repeated="3" table:style-name="ce64" office:value-type="float" office:value="1" calcext:value-type="float">
            <text:p>1</text:p>
          </table:table-cell>
          <table:table-cell table:style-name="ce232"/>
          <table:table-cell table:style-name="ce232" office:value-type="date" office:date-value="2025-10-23" calcext:value-type="date">
            <text:p>23/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Consulta de articulo</text:p>
          </table:table-cell>
          <table:table-cell table:number-columns-repeated="2" table:style-name="ce64" office:value-type="float" office:value="1" calcext:value-type="float">
            <text:p>1</text:p>
          </table:table-cell>
          <table:table-cell table:style-name="ce64" office:value-type="float" office:value="2" calcext:value-type="float">
            <text:p>2</text:p>
          </table:table-cell>
          <table:table-cell table:style-name="ce232"/>
          <table:table-cell table:style-name="ce232" office:value-type="date" office:date-value="2025-10-24" calcext:value-type="date">
            <text:p>24/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Préstamos </text:p>
          </table:table-cell>
          <table:table-cell table:number-columns-repeated="3" table:style-name="ce64" office:value-type="float" office:value="1" calcext:value-type="float">
            <text:p>1</text:p>
          </table:table-cell>
          <table:table-cell table:style-name="ce232"/>
          <table:table-cell table:style-name="ce232" office:value-type="date" office:date-value="2025-10-24" calcext:value-type="date">
            <text:p>24/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style-name="ce64" office:value-type="float" office:value="5" calcext:value-type="float">
            <text:p>5</text:p>
          </table:table-cell>
          <table:table-cell table:number-columns-repeated="2" table:style-name="ce64" office:value-type="float" office:value="1" calcext:value-type="float">
            <text:p>1</text:p>
          </table:table-cell>
          <table:table-cell table:style-name="ce232"/>
          <table:table-cell table:style-name="ce232" office:value-type="date" office:date-value="2025-10-25" calcext:value-type="date">
            <text:p>25/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2">
            <text:p>Reportes</text:p>
          </table:table-cell>
          <table:table-cell table:style-name="ce64" office:value-type="string" calcext:value-type="string">
            <text:p>Almacen</text:p>
          </table:table-cell>
          <table:table-cell table:number-columns-repeated="3" table:style-name="ce64" office:value-type="float" office:value="5" calcext:value-type="float">
            <text:p>5</text:p>
          </table:table-cell>
          <table:table-cell table:style-name="ce232"/>
          <table:table-cell table:style-name="ce232" office:value-type="date" office:date-value="2025-10-25" calcext:value-type="date">
            <text:p>25/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Almacen Financiero</text:p>
          </table:table-cell>
          <table:table-cell table:number-columns-repeated="3" table:style-name="ce64" office:value-type="float" office:value="2" calcext:value-type="float">
            <text:p>2</text:p>
          </table:table-cell>
          <table:table-cell table:style-name="ce232"/>
          <table:table-cell table:style-name="ce232" office:value-type="date" office:date-value="2025-10-25" calcext:value-type="date">
            <text:p>25/10</text:p>
          </table:table-cell>
          <table:table-cell table:style-name="ce232" office:value-type="date" office:date-value="2025-11-04" calcext:value-type="date">
            <text:p>4/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table-cell table:style-name="ce17" office:value-type="string" calcext:value-type="string" table:number-columns-spanned="1" table:number-rows-spanned="3">
            <text:p>Procesos</text:p>
          </table:table-cell>
          <table:table-cell table:style-name="ce64" office:value-type="string" calcext:value-type="string">
            <text:p>Precios Promedio</text:p>
          </table:table-cell>
          <table:table-cell table:number-columns-repeated="3" table:style-name="ce64" office:value-type="float" office:value="1" calcext:value-type="float">
            <text:p>1</text:p>
          </table:table-cell>
          <table:table-cell table:style-name="ce161"/>
          <table:table-cell table:style-name="ce232" office:value-type="date" office:date-value="2025-10-28" calcext:value-type="date">
            <text:p>28/10</text:p>
          </table:table-cell>
          <table:table-cell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71"/>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3" office:value-type="string" calcext:value-type="string">
            <text:p>Almacen</text:p>
          </table:table-cell>
          <table:covered-table-cell/>
          <table:table-cell table:style-name="ce64" office:value-type="string" calcext:value-type="string">
            <text:p>Cuadres de Stock</text:p>
          </table:table-cell>
          <table:table-cell table:number-columns-repeated="3" table:style-name="ce64" office:value-type="float" office:value="1" calcext:value-type="float">
            <text:p>1</text:p>
          </table:table-cell>
          <table:table-cell table:style-name="ce161"/>
          <table:table-cell table:style-name="ce232" office:value-type="date" office:date-value="2025-11-26" calcext:value-type="date">
            <text:p>26/11</text:p>
          </table:table-cell>
          <table:table-cell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71"/>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4" office:value-type="string" calcext:value-type="string">
            <text:p>Almacen</text:p>
          </table:table-cell>
          <table:covered-table-cell table:style-name="ce18"/>
          <table:table-cell table:style-name="ce66" office:value-type="string" calcext:value-type="string">
            <text:p>Regeneración de precio de ultima compra</text:p>
          </table:table-cell>
          <table:table-cell table:style-name="ce133" office:value-type="float" office:value="1" calcext:value-type="float">
            <text:p>1</text:p>
          </table:table-cell>
          <table:table-cell table:style-name="ce66" office:value-type="float" office:value="1" calcext:value-type="float">
            <text:p>1</text:p>
          </table:table-cell>
          <table:table-cell table:style-name="ce133" office:value-type="float" office:value="1" calcext:value-type="float">
            <text:p>1</text:p>
          </table:table-cell>
          <table:table-cell table:style-name="ce163"/>
          <table:table-cell table:number-columns-repeated="2" table:style-name="ce232" office:value-type="date" office:date-value="2025-11-28" calcext:value-type="date">
            <text:p>28/11</text:p>
          </table:table-cell>
          <table:table-cell table:style-name="ce163" office:value-type="percentage" office:value="1" calcext:value-type="percentage">
            <text:p>100%</text:p>
          </table:table-cell>
          <table:table-cell table:style-name="ce66" table:content-validation-name="val5" office:value-type="string" calcext:value-type="string">
            <text:p>Angel</text:p>
          </table:table-cell>
          <table:table-cell table:style-name="ce66"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267" office:value-type="percentage" office:value="0" calcext:value-type="percentage">
            <text:p>0%</text:p>
          </table:table-cell>
          <table:table-cell table:style-name="ce64" table:content-validation-name="val8"/>
          <table:table-cell table:style-name="ce66" table:content-validation-name="val6"/>
          <table:table-cell table:style-name="ce269"/>
          <table:table-cell table:style-name="ce275"/>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05" office:value-type="string" calcext:value-type="string">
            <text:p>Compras</text:p>
          </table:table-cell>
          <table:table-cell table:style-name="ce112" office:value-type="string" calcext:value-type="string" table:number-columns-spanned="1" table:number-rows-spanned="2">
            <text:p>Tablas</text:p>
          </table:table-cell>
          <table:table-cell table:style-name="ce65" office:value-type="string" calcext:value-type="string">
            <text:p>Proveedores</text:p>
          </table:table-cell>
          <table:table-cell table:number-columns-repeated="2" table:style-name="ce65" office:value-type="float" office:value="1" calcext:value-type="float">
            <text:p>1</text:p>
          </table:table-cell>
          <table:table-cell table:style-name="ce65" office:value-type="float" office:value="3" calcext:value-type="float">
            <text:p>3</text:p>
          </table:table-cell>
          <table:table-cell table:style-name="ce233"/>
          <table:table-cell table:style-name="ce233" office:value-type="date" office:date-value="2025-10-18" calcext:value-type="date">
            <text:p>18/10</text:p>
          </table:table-cell>
          <table:table-cell table:style-name="ce233" office:value-type="date" office:date-value="2025-10-31" calcext:value-type="date">
            <text:p>31/10</text:p>
          </table:table-cell>
          <table:table-cell table:style-name="ce162" office:value-type="percentage" office:value="1" calcext:value-type="percentage">
            <text:p>100%</text:p>
          </table:table-cell>
          <table:table-cell table:style-name="ce65" table:content-validation-name="val5" office:value-type="string" calcext:value-type="string">
            <text:p>Layla</text:p>
          </table:table-cell>
          <table:table-cell table:style-name="ce65" table:content-validation-name="val6" office:value-type="string" calcext:value-type="string">
            <text:p>Completo</text:p>
          </table:table-cell>
          <table:table-cell table:style-name="ce65" office:value-type="string" calcext:value-type="string">
            <text:p>1 día</text:p>
          </table:table-cell>
          <table:table-cell table:style-name="ce93"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93"/>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ondiciones de pago</text:p>
          </table:table-cell>
          <table:table-cell table:number-columns-repeated="3" table:style-name="ce64" office:value-type="float" office:value="1" calcext:value-type="float">
            <text:p>1</text:p>
          </table:table-cell>
          <table:table-cell table:style-name="ce232"/>
          <table:table-cell table:style-name="ce232" office:value-type="date" office:date-value="2025-10-20" calcext:value-type="date">
            <text:p>20/10</text:p>
          </table:table-cell>
          <table:table-cell table:style-name="ce232" office:value-type="date" office:date-value="2025-10-31" calcext:value-type="date">
            <text:p>31/10</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5" office:value-type="string" calcext:value-type="string">
            <text:p>Compras</text:p>
          </table:table-cell>
          <table:table-cell table:style-name="ce26" office:value-type="string" calcext:value-type="string" table:number-columns-spanned="1" table:number-rows-spanned="4">
            <text:p>Operaciones</text:p>
          </table:table-cell>
          <table:table-cell table:style-name="ce64" office:value-type="string" calcext:value-type="string">
            <text:p>Órdenes de Compra</text:p>
          </table:table-cell>
          <table:table-cell table:number-columns-repeated="2" table:style-name="ce64" office:value-type="float" office:value="2" calcext:value-type="float">
            <text:p>2</text:p>
          </table:table-cell>
          <table:table-cell table:style-name="ce64" office:value-type="float" office:value="3" calcext:value-type="float">
            <text:p>3</text:p>
          </table:table-cell>
          <table:table-cell table:style-name="ce232"/>
          <table:table-cell table:style-name="ce232" office:value-type="date" office:date-value="2025-10-23" calcext:value-type="date">
            <text:p>23/10</text:p>
          </table:table-cell>
          <table:table-cell table:style-name="ce232" office:value-type="date" office:date-value="2025-10-31" calcext:value-type="date">
            <text:p>31/10</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2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Órdenes de Servicio</text:p>
          </table:table-cell>
          <table:table-cell table:number-columns-repeated="3" table:style-name="ce64" office:value-type="float" office:value="2" calcext:value-type="float">
            <text:p>2</text:p>
          </table:table-cell>
          <table:table-cell table:style-name="ce232"/>
          <table:table-cell table:style-name="ce232" office:value-type="date" office:date-value="2025-10-24" calcext:value-type="date">
            <text:p>24/10</text:p>
          </table:table-cell>
          <table:table-cell table:style-name="ce232" office:value-type="date" office:date-value="2025-10-31" calcext:value-type="date">
            <text:p>31/10</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2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Aprovisionamiento</text:p>
          </table:table-cell>
          <table:table-cell table:number-columns-repeated="3" table:style-name="ce64" office:value-type="float" office:value="1" calcext:value-type="float">
            <text:p>1</text:p>
          </table:table-cell>
          <table:table-cell table:style-name="ce232"/>
          <table:table-cell table:style-name="ce232" office:value-type="date" office:date-value="2025-10-25" calcext:value-type="date">
            <text:p>25/10</text:p>
          </table:table-cell>
          <table:table-cell table:style-name="ce232" office:value-type="date" office:date-value="2025-10-31" calcext:value-type="date">
            <text:p>31/10</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uentas por pagar</text:p>
          </table:table-cell>
          <table:table-cell table:number-columns-repeated="3" table:style-name="ce64" office:value-type="float" office:value="3" calcext:value-type="float">
            <text:p>3</text:p>
          </table:table-cell>
          <table:table-cell table:style-name="ce232"/>
          <table:table-cell table:style-name="ce232" office:value-type="date" office:date-value="2025-11-01" calcext:value-type="date">
            <text:p>1/11</text:p>
          </table:table-cell>
          <table:table-cell table:style-name="ce232" office:value-type="date" office:date-value="2025-11-03" calcext:value-type="date">
            <text:p>3/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5" office:value-type="string" calcext:value-type="string">
            <text:p>Compras</text:p>
          </table:table-cell>
          <table:table-cell table:style-name="ce27" office:value-type="string" calcext:value-type="string">
            <text:p>Reportes</text:p>
          </table:table-cell>
          <table:table-cell table:style-name="ce66" office:value-type="string" calcext:value-type="string">
            <text:p>Compras</text:p>
          </table:table-cell>
          <table:table-cell table:number-columns-repeated="3" table:style-name="ce66" office:value-type="float" office:value="7" calcext:value-type="float">
            <text:p>7</text:p>
          </table:table-cell>
          <table:table-cell table:style-name="ce232"/>
          <table:table-cell table:style-name="ce232" office:value-type="date" office:date-value="2025-11-01" calcext:value-type="date">
            <text:p>1/11</text:p>
          </table:table-cell>
          <table:table-cell table:style-name="ce232" office:value-type="date" office:date-value="2025-11-03" calcext:value-type="date">
            <text:p>3/11</text:p>
          </table:table-cell>
          <table:table-cell table:style-name="ce163"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119" office:value-type="string" calcext:value-type="string">
            <text:p>3 días</text:p>
          </table:table-cell>
          <table:table-cell table:style-name="ce173" table:content-validation-name="val7" office:value-type="string" calcext:value-type="string">
            <text:p>Aprobadas</text:p>
          </table:table-cell>
          <table:table-cell table:style-name="ce267" office:value-type="percentage" office:value="0" calcext:value-type="percentage">
            <text:p>0%</text:p>
          </table:table-cell>
          <table:table-cell table:style-name="ce64" table:content-validation-name="val8"/>
          <table:table-cell table:style-name="ce64" table:content-validation-name="val6"/>
          <table:table-cell table:style-name="ce119"/>
          <table:table-cell table:style-name="ce275"/>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06" office:value-type="string" calcext:value-type="string">
            <text:p>Ventas</text:p>
          </table:table-cell>
          <table:table-cell table:style-name="ce25" office:value-type="string" calcext:value-type="string" table:number-columns-spanned="1" table:number-rows-spanned="3">
            <text:p>Tablas</text:p>
          </table:table-cell>
          <table:table-cell table:style-name="ce65" office:value-type="string" calcext:value-type="string">
            <text:p>Clientes</text:p>
          </table:table-cell>
          <table:table-cell table:style-name="ce65" office:value-type="float" office:value="1" calcext:value-type="float">
            <text:p>1</text:p>
          </table:table-cell>
          <table:table-cell table:number-columns-repeated="2" table:style-name="ce65" office:value-type="float" office:value="0" calcext:value-type="float">
            <text:p>0</text:p>
          </table:table-cell>
          <table:table-cell table:style-name="ce162" table:number-columns-repeated="3"/>
          <table:table-cell table:style-name="ce162" office:value-type="percentage" office:value="0" calcext:value-type="percentage">
            <text:p>0%</text:p>
          </table:table-cell>
          <table:table-cell table:style-name="ce65" table:content-validation-name="val5"/>
          <table:table-cell table:style-name="ce65" table:content-validation-name="val6" office:value-type="string" calcext:value-type="string">
            <text:p>Pendiente</text:p>
          </table:table-cell>
          <table:table-cell table:style-name="ce65" office:value-type="string" calcext:value-type="string">
            <text:p>1 día</text:p>
          </table:table-cell>
          <table:table-cell table:style-name="ce93" table:content-validation-name="val7" office:value-type="string" calcext:value-type="string">
            <text:p>Pendiente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65"/>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dedores Meseros y cajeros</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63" table:number-columns-repeated="18"/>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Lista de precios de venta</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3">
            <text:p>Operaciones</text:p>
          </table:table-cell>
          <table:table-cell table:style-name="ce64" office:value-type="string" calcext:value-type="string">
            <text:p>Facturacion</text:p>
          </table:table-cell>
          <table:table-cell table:style-name="ce64" office:value-type="float" office:value="6" calcext:value-type="float">
            <text:p>6</text:p>
          </table:table-cell>
          <table:table-cell table:number-columns-repeated="2" table:style-name="ce64" office:value-type="float" office:value="1" calcext:value-type="float">
            <text:p>1</text:p>
          </table:table-cell>
          <table:table-cell table:style-name="ce161"/>
          <table:table-cell table:style-name="ce232" office:value-type="date" office:date-value="2025-12-16" calcext:value-type="date">
            <text:p>16/12</text:p>
          </table:table-cell>
          <table:table-cell table:style-name="ce161"/>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6"/>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Anulaciones</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aja</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2">
            <text:p>Consultas</text:p>
          </table:table-cell>
          <table:table-cell table:style-name="ce64" office:value-type="string" calcext:value-type="string">
            <text:p>Facturacion</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uentas por cobrar vencidas</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64" office:value-type="string" calcext:value-type="string">
            <text:p>1 día</text:p>
          </table:table-cell>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table-cell table:style-name="ce27" office:value-type="string" calcext:value-type="string" table:number-columns-spanned="1" table:number-rows-spanned="3">
            <text:p>Reportes</text:p>
          </table:table-cell>
          <table:table-cell table:style-name="ce64" office:value-type="string" calcext:value-type="string">
            <text:p>Venta</text:p>
          </table:table-cell>
          <table:table-cell table:style-name="ce64" office:value-type="float" office:value="3" calcext:value-type="float">
            <text:p>3</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257"/>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ta Financiero</text:p>
          </table:table-cell>
          <table:table-cell table:style-name="ce64" office:value-type="float" office:value="2" calcext:value-type="float">
            <text:p>2</text:p>
          </table:table-cell>
          <table:table-cell table:number-columns-repeated="2" table:style-name="ce64" office:value-type="float" office:value="0" calcext:value-type="float">
            <text:p>0</text:p>
          </table:table-cell>
          <table:table-cell table:style-name="ce161" table:number-columns-repeated="3"/>
          <table:table-cell table:style-name="ce161"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257"/>
          <table:table-cell table:style-name="ce173"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6" office:value-type="string" calcext:value-type="string">
            <text:p>Ventas</text:p>
          </table:table-cell>
          <table:covered-table-cell table:style-name="ce4"/>
          <table:table-cell table:style-name="ce66" office:value-type="string" calcext:value-type="string">
            <text:p>Tributario</text:p>
          </table:table-cell>
          <table:table-cell table:number-columns-repeated="3" table:style-name="ce66" office:value-type="float" office:value="1" calcext:value-type="float">
            <text:p>1</text:p>
          </table:table-cell>
          <table:table-cell table:style-name="ce163"/>
          <table:table-cell table:style-name="ce236" office:value-type="date" office:date-value="2025-12-22" calcext:value-type="date">
            <text:p>22/12</text:p>
          </table:table-cell>
          <table:table-cell table:style-name="ce163"/>
          <table:table-cell table:style-name="ce163" office:value-type="percentage" office:value="1" calcext:value-type="percentage">
            <text:p>100%</text:p>
          </table:table-cell>
          <table:table-cell table:style-name="ce66"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8"/>
          <table:table-cell table:style-name="ce173" table:content-validation-name="val7" office:value-type="string" calcext:value-type="string">
            <text:p>Pendientes</text:p>
          </table:table-cell>
          <table:table-cell table:style-name="ce267" office:value-type="percentage" office:value="0" calcext:value-type="percentage">
            <text:p>0%</text:p>
          </table:table-cell>
          <table:table-cell table:style-name="ce64" table:content-validation-name="val8"/>
          <table:table-cell table:style-name="ce64" table:content-validation-name="val6"/>
          <table:table-cell table:style-name="ce258"/>
          <table:table-cell table:style-name="ce275"/>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5" office:value-type="string" calcext:value-type="string" table:number-columns-spanned="1" table:number-rows-spanned="6">
            <text:p>Tablas</text:p>
          </table:table-cell>
          <table:table-cell table:style-name="ce65" office:value-type="string" calcext:value-type="string">
            <text:p>Documentos</text:p>
          </table:table-cell>
          <table:table-cell table:number-columns-repeated="3" table:style-name="ce65" office:value-type="float" office:value="1" calcext:value-type="float">
            <text:p>1</text:p>
          </table:table-cell>
          <table:table-cell table:style-name="ce162"/>
          <table:table-cell table:style-name="ce233" office:value-type="date" office:date-value="2025-11-20" calcext:value-type="date">
            <text:p>20/11</text:p>
          </table:table-cell>
          <table:table-cell table:style-name="ce233" office:value-type="date" office:date-value="2025-11-21" calcext:value-type="date">
            <text:p>21/11</text:p>
          </table:table-cell>
          <table:table-cell table:style-name="ce162" office:value-type="percentage" office:value="1" calcext:value-type="percentage">
            <text:p>100%</text:p>
          </table:table-cell>
          <table:table-cell table:style-name="ce65" table:content-validation-name="val5" office:value-type="string" calcext:value-type="string">
            <text:p>Angel</text:p>
          </table:table-cell>
          <table:table-cell table:style-name="ce65" table:content-validation-name="val6" office:value-type="string" calcext:value-type="string">
            <text:p>Completo</text:p>
          </table:table-cell>
          <table:table-cell table:style-name="ce259"/>
          <table:table-cell table:style-name="ce93"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259"/>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ceptos Financieros</text:p>
          </table:table-cell>
          <table:table-cell table:number-columns-repeated="3" table:style-name="ce64" office:value-type="float" office:value="1" calcext:value-type="float">
            <text:p>1</text:p>
          </table:table-cell>
          <table:table-cell table:style-name="ce161"/>
          <table:table-cell table:style-name="ce232" office:value-type="date" office:date-value="2025-11-20" calcext:value-type="date">
            <text:p>20/11</text:p>
          </table:table-cell>
          <table:table-cell table:style-name="ce232" office:value-type="date" office:date-value="2025-11-21" calcext:value-type="date">
            <text:p>21/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Grupos y Codigos de Flujos de caja</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1" calcext:value-type="date">
            <text:p>21/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Bancos</text:p>
          </table:table-cell>
          <table:table-cell table:number-columns-repeated="3" table:style-name="ce64" office:value-type="float" office:value="1" calcext:value-type="float">
            <text:p>1</text:p>
          </table:table-cell>
          <table:table-cell table:style-name="ce161"/>
          <table:table-cell table:style-name="ce232" office:value-type="date" office:date-value="2025-11-22" calcext:value-type="date">
            <text:p>22/11</text:p>
          </table:table-cell>
          <table:table-cell table:style-name="ce232" office:value-type="date" office:date-value="2025-11-24" calcext:value-type="date">
            <text:p>24/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Medios de Pago</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2" calcext:value-type="date">
            <text:p>22/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Formas de Pago</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3" calcext:value-type="date">
            <text:p>23/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6" office:value-type="string" calcext:value-type="string" table:number-columns-spanned="1" table:number-rows-spanned="2">
            <text:p>Operaciones</text:p>
          </table:table-cell>
          <table:table-cell table:style-name="ce64" office:value-type="string" calcext:value-type="string">
            <text:p>Cuentas por pagar</text:p>
          </table:table-cell>
          <table:table-cell table:number-columns-repeated="3" table:style-name="ce64" office:value-type="float" office:value="4" calcext:value-type="float">
            <text:p>4</text:p>
          </table:table-cell>
          <table:table-cell table:style-name="ce161"/>
          <table:table-cell table:style-name="ce232" office:value-type="date" office:date-value="2025-12-02" calcext:value-type="date">
            <text:p>2/12</text:p>
          </table:table-cell>
          <table:table-cell table:style-name="ce235" office:value-type="date" office:date-value="2025-12-03" calcext:value-type="date">
            <text:p>03/12</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4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cobrar</text:p>
          </table:table-cell>
          <table:table-cell table:number-columns-repeated="3" table:style-name="ce64" office:value-type="float" office:value="4" calcext:value-type="float">
            <text:p>4</text:p>
          </table:table-cell>
          <table:table-cell table:style-name="ce161"/>
          <table:table-cell table:style-name="ce232" office:value-type="date" office:date-value="2025-12-05" calcext:value-type="date">
            <text:p>5/12</text:p>
          </table:table-cell>
          <table:table-cell table:style-name="ce161"/>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table:table-cell table:style-name="ce94" table:content-validation-name="val7" office:value-type="string" calcext:value-type="string">
            <text:p>Aprobadas</text:p>
          </table:table-cell>
          <table:table-cell table:style-name="ce161"/>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6" office:value-type="string" calcext:value-type="string">
            <text:p>Adelantos</text:p>
          </table:table-cell>
          <table:table-cell table:style-name="ce64" office:value-type="string" calcext:value-type="string">
            <text:p>Solicitud de adelantos</text:p>
          </table:table-cell>
          <table:table-cell table:number-columns-repeated="3" table:style-name="ce55" office:value-type="float" office:value="5" calcext:value-type="float">
            <text:p>5</text:p>
          </table:table-cell>
          <table:table-cell table:style-name="ce161"/>
          <table:table-cell table:style-name="ce232" office:value-type="date" office:date-value="2025-12-04" calcext:value-type="date">
            <text:p>4/12</text:p>
          </table:table-cell>
          <table:table-cell table:style-name="ce232" office:value-type="date" office:date-value="2025-12-17" calcext:value-type="date">
            <text:p>17/12</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3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6" office:value-type="string" calcext:value-type="string">
            <text:p>Tesorería</text:p>
          </table:table-cell>
          <table:table-cell table:style-name="ce64" office:value-type="string" calcext:value-type="string">
            <text:p>Tesorería</text:p>
          </table:table-cell>
          <table:table-cell table:number-columns-repeated="3" table:style-name="ce64" office:value-type="float" office:value="13" calcext:value-type="float">
            <text:p>13</text:p>
          </table:table-cell>
          <table:table-cell table:style-name="ce161"/>
          <table:table-cell table:style-name="ce232" office:value-type="date" office:date-value="2025-12-15" calcext:value-type="date">
            <text:p>15/12</text:p>
          </table:table-cell>
          <table:table-cell table:style-name="ce232"/>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6" office:value-type="string" calcext:value-type="string">
            <text:p>Conciliaciones</text:p>
          </table:table-cell>
          <table:table-cell table:style-name="ce64" office:value-type="string" calcext:value-type="string">
            <text:p>Conciliaciones</text:p>
          </table:table-cell>
          <table:table-cell table:number-columns-repeated="3" table:style-name="ce64" office:value-type="float" office:value="3" calcext:value-type="float">
            <text:p>3</text:p>
          </table:table-cell>
          <table:table-cell table:style-name="ce161"/>
          <table:table-cell table:style-name="ce232" office:value-type="date" office:date-value="2025-12-12" calcext:value-type="date">
            <text:p>12/12</text:p>
          </table:table-cell>
          <table:table-cell table:style-name="ce161"/>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6" office:value-type="string" calcext:value-type="string" table:number-columns-spanned="1" table:number-rows-spanned="3">
            <text:p>Consultas</text:p>
          </table:table-cell>
          <table:table-cell table:style-name="ce64" office:value-type="string" calcext:value-type="string">
            <text:p>Consulta de saldos de caja y bancos</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1" calcext:value-type="date">
            <text:p>21/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sulta de Flujo de caja</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1" calcext:value-type="date">
            <text:p>21/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Documentos por finanzas</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1-22" calcext:value-type="date">
            <text:p>22/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6"/>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table-cell table:style-name="ce27" office:value-type="string" calcext:value-type="string" table:number-columns-spanned="1" table:number-rows-spanned="5">
            <text:p>Reportes</text:p>
          </table:table-cell>
          <table:table-cell table:style-name="ce64" office:value-type="string" calcext:value-type="string">
            <text:p>Cuentas por pagar (Registro compra)</text:p>
          </table:table-cell>
          <table:table-cell table:number-columns-repeated="3" table:style-name="ce64" office:value-type="float" office:value="1" calcext:value-type="float">
            <text:p>1</text:p>
          </table:table-cell>
          <table:table-cell table:style-name="ce161"/>
          <table:table-cell table:style-name="ce232" office:value-type="date" office:date-value="2025-12-02" calcext:value-type="date">
            <text:p>2/12</text:p>
          </table:table-cell>
          <table:table-cell table:style-name="ce232" office:value-type="date" office:date-value="2025-12-03" calcext:value-type="date">
            <text:p>3/12</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2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pagar (Programación pagos)</text:p>
          </table:table-cell>
          <table:table-cell table:number-columns-repeated="3" table:style-name="ce64" office:value-type="float" office:value="1" calcext:value-type="float">
            <text:p>1</text:p>
          </table:table-cell>
          <table:table-cell table:style-name="ce161"/>
          <table:table-cell table:style-name="ce232" office:value-type="date" office:date-value="2025-12-02" calcext:value-type="date">
            <text:p>2/12</text:p>
          </table:table-cell>
          <table:table-cell table:style-name="ce232"/>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Tesorería</text:p>
          </table:table-cell>
          <table:table-cell table:number-columns-repeated="3" table:style-name="ce64" office:value-type="float" office:value="1" calcext:value-type="float">
            <text:p>1</text:p>
          </table:table-cell>
          <table:table-cell table:style-name="ce161"/>
          <table:table-cell table:number-columns-repeated="2" table:style-name="ce232" office:value-type="date" office:date-value="2025-12-03" calcext:value-type="date">
            <text:p>3/12</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2 días</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cobrar vencidas</text:p>
          </table:table-cell>
          <table:table-cell table:number-columns-repeated="3" table:style-name="ce64" office:value-type="float" office:value="1" calcext:value-type="float">
            <text:p>1</text:p>
          </table:table-cell>
          <table:table-cell table:style-name="ce161"/>
          <table:table-cell table:style-name="ce232" office:value-type="date" office:date-value="2025-12-05" calcext:value-type="date">
            <text:p>5/12</text:p>
          </table:table-cell>
          <table:table-cell table:style-name="ce232"/>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7" office:value-type="string" calcext:value-type="string">
            <text:p>Finanzas</text:p>
          </table:table-cell>
          <table:covered-table-cell table:style-name="ce4"/>
          <table:table-cell table:style-name="ce66" office:value-type="string" calcext:value-type="string">
            <text:p>Finanzas</text:p>
          </table:table-cell>
          <table:table-cell table:number-columns-repeated="2" table:style-name="ce66" office:value-type="float" office:value="1" calcext:value-type="float">
            <text:p>1</text:p>
          </table:table-cell>
          <table:table-cell table:style-name="ce64" office:value-type="float" office:value="1" calcext:value-type="float">
            <text:p>1</text:p>
          </table:table-cell>
          <table:table-cell table:style-name="ce161"/>
          <table:table-cell table:style-name="ce236" office:value-type="date" office:date-value="2025-12-05" calcext:value-type="date">
            <text:p>5/12</text:p>
          </table:table-cell>
          <table:table-cell table:style-name="ce163"/>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8"/>
          <table:table-cell table:style-name="ce94" table:content-validation-name="val7" office:value-type="string" calcext:value-type="string">
            <text:p>Aprobadas</text:p>
          </table:table-cell>
          <table:table-cell table:style-name="ce267" office:value-type="percentage" office:value="0" calcext:value-type="percentage">
            <text:p>0%</text:p>
          </table:table-cell>
          <table:table-cell table:style-name="ce64" table:content-validation-name="val8"/>
          <table:table-cell table:style-name="ce64" table:content-validation-name="val6"/>
          <table:table-cell table:style-name="ce258"/>
          <table:table-cell table:style-name="ce275"/>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08" office:value-type="string" calcext:value-type="string">
            <text:p>Contabilidad</text:p>
          </table:table-cell>
          <table:table-cell table:style-name="ce21" office:value-type="string" calcext:value-type="string" table:number-columns-spanned="1" table:number-rows-spanned="7">
            <text:p>Tablas</text:p>
          </table:table-cell>
          <table:table-cell table:style-name="ce65" office:value-type="string" calcext:value-type="string">
            <text:p>Plan contable</text:p>
          </table:table-cell>
          <table:table-cell table:number-columns-repeated="3" table:style-name="ce54" office:value-type="float" office:value="1" calcext:value-type="float">
            <text:p>1</text:p>
          </table:table-cell>
          <table:table-cell table:style-name="ce164"/>
          <table:table-cell table:style-name="ce237" office:value-type="date" office:date-value="2025-11-15" calcext:value-type="date">
            <text:p>15/11</text:p>
          </table:table-cell>
          <table:table-cell table:style-name="ce238" office:value-type="date" office:date-value="2025-11-16" calcext:value-type="date">
            <text:p>16/11</text:p>
          </table:table-cell>
          <table:table-cell table:style-name="ce164" office:value-type="percentage" office:value="1" calcext:value-type="percentage">
            <text:p>100%</text:p>
          </table:table-cell>
          <table:table-cell table:style-name="ce65" table:content-validation-name="val5" office:value-type="string" calcext:value-type="string">
            <text:p>Ernesto</text:p>
          </table:table-cell>
          <table:table-cell table:style-name="ce65" table:content-validation-name="val6" office:value-type="string" calcext:value-type="string">
            <text:p>Completo</text:p>
          </table:table-cell>
          <table:table-cell table:style-name="ce64" office:value-type="string" calcext:value-type="string">
            <text:p>1 día</text:p>
          </table:table-cell>
          <table:table-cell table:style-name="ce263"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260"/>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entros de Costo</text:p>
          </table:table-cell>
          <table:table-cell table:number-columns-repeated="3" table:style-name="ce55" office:value-type="float" office:value="1" calcext:value-type="float">
            <text:p>1</text:p>
          </table:table-cell>
          <table:table-cell table:style-name="ce165"/>
          <table:table-cell table:style-name="ce237" office:value-type="date" office:date-value="2025-11-15" calcext:value-type="date">
            <text:p>15/11</text:p>
          </table:table-cell>
          <table:table-cell table:style-name="ce238" office:value-type="date" office:date-value="2025-11-16" calcext:value-type="date">
            <text:p>16/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Contabilidad</text:p>
          </table:table-cell>
          <table:table-cell table:number-columns-repeated="3" table:style-name="ce55" office:value-type="float" office:value="1" calcext:value-type="float">
            <text:p>1</text:p>
          </table:table-cell>
          <table:table-cell table:style-name="ce234"/>
          <table:table-cell table:style-name="ce237" office:value-type="date" office:date-value="2025-11-22" calcext:value-type="date">
            <text:p>22/11</text:p>
          </table:table-cell>
          <table:table-cell table:style-name="ce237" office:value-type="date" office:date-value="2025-11-25" calcext:value-type="date">
            <text:p>25/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Detracciones</text:p>
          </table:table-cell>
          <table:table-cell table:number-columns-repeated="3" table:style-name="ce55" office:value-type="float" office:value="1" calcext:value-type="float">
            <text:p>1</text:p>
          </table:table-cell>
          <table:table-cell table:style-name="ce165"/>
          <table:table-cell table:style-name="ce237" office:value-type="date" office:date-value="2025-11-15" calcext:value-type="date">
            <text:p>15/11</text:p>
          </table:table-cell>
          <table:table-cell table:style-name="ce238" office:value-type="date" office:date-value="2025-11-16" calcext:value-type="date">
            <text:p>16/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Impuestos</text:p>
          </table:table-cell>
          <table:table-cell table:number-columns-repeated="3" table:style-name="ce55" office:value-type="float" office:value="1" calcext:value-type="float">
            <text:p>1</text:p>
          </table:table-cell>
          <table:table-cell table:style-name="ce234"/>
          <table:table-cell table:style-name="ce237" office:value-type="date" office:date-value="2025-11-15" calcext:value-type="date">
            <text:p>15/11</text:p>
          </table:table-cell>
          <table:table-cell table:style-name="ce238" office:value-type="date" office:date-value="2025-11-16" calcext:value-type="date">
            <text:p>16/11</text:p>
          </table:table-cell>
          <table:table-cell table:style-name="ce234"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Tipo de Cambio</text:p>
          </table:table-cell>
          <table:table-cell table:number-columns-repeated="3" table:style-name="ce55" office:value-type="float" office:value="1" calcext:value-type="float">
            <text:p>1</text:p>
          </table:table-cell>
          <table:table-cell table:style-name="ce165"/>
          <table:table-cell table:number-columns-repeated="2" table:style-name="ce232" office:value-type="date" office:date-value="2025-11-24" calcext:value-type="date">
            <text:p>24/11</text:p>
          </table:table-cell>
          <table:table-cell table:style-name="ce165"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uentas vs Subcategorías</text:p>
          </table:table-cell>
          <table:table-cell table:number-columns-repeated="3" table:style-name="ce55" office:value-type="float" office:value="1" calcext:value-type="float">
            <text:p>1</text:p>
          </table:table-cell>
          <table:table-cell table:style-name="ce165"/>
          <table:table-cell table:style-name="ce232" office:value-type="date" office:date-value="2025-11-23" calcext:value-type="date">
            <text:p>23/11</text:p>
          </table:table-cell>
          <table:table-cell table:style-name="ce232" office:value-type="date" office:date-value="2025-11-24" calcext:value-type="date">
            <text:p>24/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3">
            <text:p>Operaciones</text:p>
          </table:table-cell>
          <table:table-cell table:style-name="ce118" office:value-type="string" calcext:value-type="string">
            <text:p>Gestión de Asientos</text:p>
          </table:table-cell>
          <table:table-cell table:number-columns-repeated="2" table:style-name="ce55" office:value-type="float" office:value="1" calcext:value-type="float">
            <text:p>1</text:p>
          </table:table-cell>
          <table:table-cell table:style-name="ce55" office:value-type="float" office:value="2" calcext:value-type="float">
            <text:p>2</text:p>
          </table:table-cell>
          <table:table-cell table:style-name="ce165"/>
          <table:table-cell table:style-name="ce237" office:value-type="date" office:date-value="2025-11-14" calcext:value-type="date">
            <text:p>14/11</text:p>
          </table:table-cell>
          <table:table-cell table:style-name="ce237" office:value-type="date" office:date-value="2025-11-15" calcext:value-type="date">
            <text:p>15/11</text:p>
          </table:table-cell>
          <table:table-cell table:style-name="ce165"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118"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Modificación de Asiento Contable Automático</text:p>
          </table:table-cell>
          <table:table-cell table:number-columns-repeated="2" table:style-name="ce55" office:value-type="float" office:value="1" calcext:value-type="float">
            <text:p>1</text:p>
          </table:table-cell>
          <table:table-cell table:style-name="ce55" office:value-type="float" office:value="2" calcext:value-type="float">
            <text:p>2</text:p>
          </table:table-cell>
          <table:table-cell table:style-name="ce234"/>
          <table:table-cell table:style-name="ce238" office:value-type="date" office:date-value="2025-11-15" calcext:value-type="date">
            <text:p>15/11</text:p>
          </table:table-cell>
          <table:table-cell table:style-name="ce238" office:value-type="date" office:date-value="2025-11-17" calcext:value-type="date">
            <text:p>17/11</text:p>
          </table:table-cell>
          <table:table-cell table:style-name="ce234"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118" office:value-type="string" calcext:value-type="string">
            <text:p>1/2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118" office:value-type="string" calcext:value-type="string">
            <text:p>Ajustes contables</text:p>
          </table:table-cell>
          <table:table-cell table:number-columns-repeated="3" table:style-name="ce55" office:value-type="float" office:value="1" calcext:value-type="float">
            <text:p>1</text:p>
          </table:table-cell>
          <table:table-cell table:style-name="ce165"/>
          <table:table-cell table:style-name="ce237" office:value-type="date" office:date-value="2025-11-17" calcext:value-type="date">
            <text:p>17/11</text:p>
          </table:table-cell>
          <table:table-cell table:style-name="ce237" office:value-type="date" office:date-value="2025-11-18" calcext:value-type="date">
            <text:p>18/11</text:p>
          </table:table-cell>
          <table:table-cell table:style-name="ce165"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118" office:value-type="string" calcext:value-type="string">
            <text:p>1/2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2">
            <text:p>Consultas</text:p>
          </table:table-cell>
          <table:table-cell table:style-name="ce64" office:value-type="string" calcext:value-type="string">
            <text:p>Saldos de cuenta corriente</text:p>
          </table:table-cell>
          <table:table-cell table:number-columns-repeated="3" table:style-name="ce55" office:value-type="float" office:value="1" calcext:value-type="float">
            <text:p>1</text:p>
          </table:table-cell>
          <table:table-cell table:style-name="ce234"/>
          <table:table-cell table:style-name="ce238" office:value-type="date" office:date-value="2025-11-16" calcext:value-type="date">
            <text:p>16/11</text:p>
          </table:table-cell>
          <table:table-cell table:style-name="ce238" office:value-type="date" office:date-value="2025-11-17" calcext:value-type="date">
            <text:p>17/11</text:p>
          </table:table-cell>
          <table:table-cell table:style-name="ce234"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118" office:value-type="string" calcext:value-type="string">
            <text:p>1/2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Centros de costos por trabajadores</text:p>
          </table:table-cell>
          <table:table-cell table:number-columns-repeated="3" table:style-name="ce55" office:value-type="float" office:value="1" calcext:value-type="float">
            <text:p>1</text:p>
          </table:table-cell>
          <table:table-cell table:style-name="ce165"/>
          <table:table-cell table:style-name="ce237" office:value-type="date" office:date-value="2025-11-16" calcext:value-type="date">
            <text:p>16/11</text:p>
          </table:table-cell>
          <table:table-cell table:style-name="ce238" office:value-type="date" office:date-value="2025-11-17" calcext:value-type="date">
            <text:p>17/11</text:p>
          </table:table-cell>
          <table:table-cell table:style-name="ce165"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118" office:value-type="string" calcext:value-type="string">
            <text:p>1/2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4">
            <text:p>Reportes</text:p>
          </table:table-cell>
          <table:table-cell table:style-name="ce64" office:value-type="string" calcext:value-type="string">
            <text:p>Maestro</text:p>
          </table:table-cell>
          <table:table-cell table:number-columns-repeated="3" table:style-name="ce55" office:value-type="float" office:value="1" calcext:value-type="float">
            <text:p>1</text:p>
          </table:table-cell>
          <table:table-cell table:style-name="ce165"/>
          <table:table-cell table:style-name="ce237" office:value-type="date" office:date-value="2025-11-11" calcext:value-type="date">
            <text:p>11/11</text:p>
          </table:table-cell>
          <table:table-cell table:style-name="ce237" office:value-type="date" office:date-value="2025-11-17" calcext:value-type="date">
            <text:p>17/11</text:p>
          </table:table-cell>
          <table:table-cell table:style-name="ce165"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Validación</text:p>
          </table:table-cell>
          <table:table-cell table:number-columns-repeated="3" table:style-name="ce55" office:value-type="float" office:value="4" calcext:value-type="float">
            <text:p>4</text:p>
          </table:table-cell>
          <table:table-cell table:style-name="ce234"/>
          <table:table-cell table:style-name="ce237" office:value-type="date" office:date-value="2025-11-13" calcext:value-type="date">
            <text:p>13/11</text:p>
          </table:table-cell>
          <table:table-cell table:style-name="ce237" office:value-type="date" office:date-value="2025-11-17" calcext:value-type="date">
            <text:p>17/11</text:p>
          </table:table-cell>
          <table:table-cell table:style-name="ce234"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Libros y Asientos Contables</text:p>
          </table:table-cell>
          <table:table-cell table:number-columns-repeated="3" table:style-name="ce55" office:value-type="float" office:value="4" calcext:value-type="float">
            <text:p>4</text:p>
          </table:table-cell>
          <table:table-cell table:style-name="ce165"/>
          <table:table-cell table:style-name="ce237" office:value-type="date" office:date-value="2025-11-15" calcext:value-type="date">
            <text:p>15/11</text:p>
          </table:table-cell>
          <table:table-cell table:style-name="ce237" office:value-type="date" office:date-value="2025-11-17" calcext:value-type="date">
            <text:p>17/11</text:p>
          </table:table-cell>
          <table:table-cell table:style-name="ce165"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64" office:value-type="string" calcext:value-type="string">
            <text:p>Financieros</text:p>
          </table:table-cell>
          <table:table-cell table:number-columns-repeated="3" table:style-name="ce55" office:value-type="float" office:value="4" calcext:value-type="float">
            <text:p>4</text:p>
          </table:table-cell>
          <table:table-cell table:style-name="ce165"/>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1">
          <table:table-cell table:style-name="ce108" office:value-type="string" calcext:value-type="string">
            <text:p>Contabilidad</text:p>
          </table:table-cell>
          <table:table-cell table:style-name="ce20" office:value-type="string" calcext:value-type="string" table:number-columns-spanned="1" table:number-rows-spanned="6">
            <text:p>Procesos</text:p>
          </table:table-cell>
          <table:table-cell table:style-name="ce118" office:value-type="string" calcext:value-type="string">
            <text:p>Libros Electrónicos</text:p>
          </table:table-cell>
          <table:table-cell table:number-columns-repeated="3" table:style-name="ce55" office:value-type="float" office:value="1" calcext:value-type="float">
            <text:p>1</text:p>
          </table:table-cell>
          <table:table-cell table:style-name="ce234"/>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118"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118" office:value-type="string" calcext:value-type="string">
            <text:p>Consistencia de Asientos</text:p>
          </table:table-cell>
          <table:table-cell table:number-columns-repeated="3" table:style-name="ce55" office:value-type="float" office:value="1" calcext:value-type="float">
            <text:p>1</text:p>
          </table:table-cell>
          <table:table-cell table:style-name="ce165"/>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118"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29" office:value-type="string" calcext:value-type="string">
            <text:p>Procesos de Ajustes contables</text:p>
          </table:table-cell>
          <table:table-cell table:number-columns-repeated="3" table:style-name="ce55" office:value-type="float" office:value="1" calcext:value-type="float">
            <text:p>1</text:p>
          </table:table-cell>
          <table:table-cell table:style-name="ce165"/>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118" office:value-type="string" calcext:value-type="string">
            <text:p>1 día</text:p>
          </table:table-cell>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118" office:value-type="string" calcext:value-type="string">
            <text:p>Clonaciones de Asientos</text:p>
          </table:table-cell>
          <table:table-cell table:number-columns-repeated="3" table:style-name="ce55" office:value-type="float" office:value="1" calcext:value-type="float">
            <text:p>1</text:p>
          </table:table-cell>
          <table:table-cell table:style-name="ce165"/>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table-cell table:style-name="ce118" office:value-type="string" calcext:value-type="string">
            <text:p>Importación de Asientos</text:p>
          </table:table-cell>
          <table:table-cell table:number-columns-repeated="3" table:style-name="ce55" office:value-type="float" office:value="1" calcext:value-type="float">
            <text:p>1</text:p>
          </table:table-cell>
          <table:table-cell table:style-name="ce234"/>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234"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08" office:value-type="string" calcext:value-type="string">
            <text:p>Contabilidad</text:p>
          </table:table-cell>
          <table:covered-table-cell table:style-name="ce18"/>
          <table:table-cell table:style-name="ce118" office:value-type="string" calcext:value-type="string">
            <text:p>Cierre Contable</text:p>
          </table:table-cell>
          <table:table-cell table:number-columns-repeated="3" table:style-name="ce55" office:value-type="float" office:value="2" calcext:value-type="float">
            <text:p>2</text:p>
          </table:table-cell>
          <table:table-cell table:style-name="ce165"/>
          <table:table-cell table:style-name="ce237" office:value-type="date" office:date-value="2025-11-16" calcext:value-type="date">
            <text:p>16/11</text:p>
          </table:table-cell>
          <table:table-cell table:style-name="ce237" office:value-type="date" office:date-value="2025-11-22" calcext:value-type="date">
            <text:p>22/11</text:p>
          </table:table-cell>
          <table:table-cell table:style-name="ce165"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268"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09" office:value-type="string" calcext:value-type="string">
            <text:p>Activos Fijos</text:p>
          </table:table-cell>
          <table:table-cell table:style-name="ce113" office:value-type="string" calcext:value-type="string" table:number-columns-spanned="1" table:number-rows-spanned="11">
            <text:p>Tablas</text:p>
          </table:table-cell>
          <table:table-cell table:style-name="ce65" office:value-type="string" calcext:value-type="string">
            <text:p>Maestro de Activo Fijo</text:p>
          </table:table-cell>
          <table:table-cell table:number-columns-repeated="3" table:style-name="ce65" office:value-type="float" office:value="1" calcext:value-type="float">
            <text:p>1</text:p>
          </table:table-cell>
          <table:table-cell table:style-name="ce233"/>
          <table:table-cell table:style-name="ce233" office:value-type="date" office:date-value="2025-10-30" calcext:value-type="date">
            <text:p>30/10</text:p>
          </table:table-cell>
          <table:table-cell table:style-name="ce245" office:value-type="date" office:date-value="2025-10-31" calcext:value-type="date">
            <text:p>31/10</text:p>
          </table:table-cell>
          <table:table-cell table:style-name="ce162" office:value-type="percentage" office:value="1" calcext:value-type="percentage">
            <text:p>100%</text:p>
          </table:table-cell>
          <table:table-cell table:style-name="ce65" table:content-validation-name="val5" office:value-type="string" calcext:value-type="string">
            <text:p>Angel</text:p>
          </table:table-cell>
          <table:table-cell table:style-name="ce65" table:content-validation-name="val6" office:value-type="string" calcext:value-type="string">
            <text:p>Completo</text:p>
          </table:table-cell>
          <table:table-cell table:style-name="ce65" office:value-type="string" calcext:value-type="string">
            <text:p>1 día</text:p>
          </table:table-cell>
          <table:table-cell table:style-name="ce65"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93"/>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Tipos de Operaciones</text:p>
          </table:table-cell>
          <table:table-cell table:number-columns-repeated="3" table:style-name="ce64" office:value-type="float" office:value="1" calcext:value-type="float">
            <text:p>1</text:p>
          </table:table-cell>
          <table:table-cell table:style-name="ce232"/>
          <table:table-cell table:style-name="ce232" office:value-type="date" office:date-value="2025-10-18" calcext:value-type="date">
            <text:p>18/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6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table-cell table:style-name="ce276" table:number-columns-repeated="11"/>
          <table:table-cell table:style-name="ce280" table:number-columns-repeated="5"/>
          <table:table-cell table:style-name="ce276"/>
          <table:table-cell table:style-name="ce264"/>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Incidencias de los Activos</text:p>
          </table:table-cell>
          <table:table-cell table:number-columns-repeated="3" table:style-name="ce64" office:value-type="float" office:value="1" calcext:value-type="float">
            <text:p>1</text:p>
          </table:table-cell>
          <table:table-cell table:style-name="ce232"/>
          <table:table-cell table:style-name="ce232" office:value-type="date" office:date-value="2025-10-20" calcext:value-type="date">
            <text:p>20/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6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Aseguradoras</text:p>
          </table:table-cell>
          <table:table-cell table:number-columns-repeated="3" table:style-name="ce64" office:value-type="float" office:value="1" calcext:value-type="float">
            <text:p>1</text:p>
          </table:table-cell>
          <table:table-cell table:style-name="ce232"/>
          <table:table-cell table:style-name="ce232" office:value-type="date" office:date-value="2025-10-21" calcext:value-type="date">
            <text:p>21/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Tipos de Seguros</text:p>
          </table:table-cell>
          <table:table-cell table:number-columns-repeated="3" table:style-name="ce64" office:value-type="float" office:value="1" calcext:value-type="float">
            <text:p>1</text:p>
          </table:table-cell>
          <table:table-cell table:style-name="ce232"/>
          <table:table-cell table:style-name="ce232" office:value-type="date" office:date-value="2025-10-22" calcext:value-type="date">
            <text:p>22/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Clasificacion de Activos (Clases y Subclases)</text:p>
          </table:table-cell>
          <table:table-cell table:number-columns-repeated="2" table:style-name="ce64" office:value-type="float" office:value="1" calcext:value-type="float">
            <text:p>1</text:p>
          </table:table-cell>
          <table:table-cell table:style-name="ce64" office:value-type="float" office:value="2" calcext:value-type="float">
            <text:p>2</text:p>
          </table:table-cell>
          <table:table-cell table:style-name="ce232"/>
          <table:table-cell table:style-name="ce232" office:value-type="date" office:date-value="2025-10-23" calcext:value-type="date">
            <text:p>23/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Cuentas Contables</text:p>
          </table:table-cell>
          <table:table-cell table:number-columns-repeated="3" table:style-name="ce64" office:value-type="float" office:value="1" calcext:value-type="float">
            <text:p>1</text:p>
          </table:table-cell>
          <table:table-cell table:style-name="ce232"/>
          <table:table-cell table:style-name="ce232" office:value-type="date" office:date-value="2025-10-24" calcext:value-type="date">
            <text:p>24/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Ubicacion de Activos</text:p>
          </table:table-cell>
          <table:table-cell table:number-columns-repeated="3" table:style-name="ce64" office:value-type="float" office:value="1" calcext:value-type="float">
            <text:p>1</text:p>
          </table:table-cell>
          <table:table-cell table:style-name="ce232"/>
          <table:table-cell table:style-name="ce232" office:value-type="date" office:date-value="2025-10-25" calcext:value-type="date">
            <text:p>25/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Parametros de operaciones</text:p>
          </table:table-cell>
          <table:table-cell table:number-columns-repeated="3" table:style-name="ce64" office:value-type="float" office:value="1" calcext:value-type="float">
            <text:p>1</text:p>
          </table:table-cell>
          <table:table-cell table:style-name="ce232"/>
          <table:table-cell table:style-name="ce232" office:value-type="date" office:date-value="2025-10-27" calcext:value-type="date">
            <text:p>27/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Activos</text:p>
          </table:table-cell>
          <table:table-cell table:number-columns-repeated="3" table:style-name="ce64" office:value-type="float" office:value="1" calcext:value-type="float">
            <text:p>1</text:p>
          </table:table-cell>
          <table:table-cell table:style-name="ce232"/>
          <table:table-cell table:style-name="ce232" office:value-type="date" office:date-value="2025-10-28" calcext:value-type="date">
            <text:p>28/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traslados</text:p>
          </table:table-cell>
          <table:table-cell table:number-columns-repeated="3" table:style-name="ce64" office:value-type="float" office:value="1" calcext:value-type="float">
            <text:p>1</text:p>
          </table:table-cell>
          <table:table-cell table:style-name="ce232"/>
          <table:table-cell table:style-name="ce232" office:value-type="date" office:date-value="2025-10-29" calcext:value-type="date">
            <text:p>29/10</text:p>
          </table:table-cell>
          <table:table-cell table:style-name="ce235" office:value-type="date" office:date-value="2025-10-30" calcext:value-type="date">
            <text:p>30/10</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63" table:number-columns-repeated="12"/>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table-cell table:style-name="ce114" office:value-type="string" calcext:value-type="string" table:number-columns-spanned="1" table:number-rows-spanned="8">
            <text:p>Operaciones</text:p>
          </table:table-cell>
          <table:table-cell table:style-name="ce64" office:value-type="string" calcext:value-type="string">
            <text:p>Registro de Traslado de Act. Fijos</text:p>
          </table:table-cell>
          <table:table-cell table:number-columns-repeated="3" table:style-name="ce64" office:value-type="float" office:value="1" calcext:value-type="float">
            <text:p>1</text:p>
          </table:table-cell>
          <table:table-cell table:style-name="ce232"/>
          <table:table-cell table:style-name="ce232" office:value-type="date" office:date-value="2025-10-31" calcext:value-type="date">
            <text:p>31/10</text:p>
          </table:table-cell>
          <table:table-cell table:style-name="ce235" office:value-type="date" office:date-value="2025-11-05" calcext:value-type="date">
            <text:p>05/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94"/>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Recepción de Traslados de Activos Fijos</text:p>
          </table:table-cell>
          <table:table-cell table:number-columns-repeated="3" table:style-name="ce64" office:value-type="float" office:value="1" calcext:value-type="float">
            <text:p>1</text:p>
          </table:table-cell>
          <table:table-cell table:style-name="ce232"/>
          <table:table-cell table:number-columns-repeated="2" table:style-name="ce232" office:value-type="date" office:date-value="2025-11-28" calcext:value-type="date">
            <text:p>28/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table:table-cell table:style-name="ce64" table:content-validation-name="val8"/>
          <table:table-cell table:style-name="ce64" table:content-validation-name="val6"/>
          <table:table-cell table:style-name="ce64"/>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Aprobación de Traslados</text:p>
          </table:table-cell>
          <table:table-cell table:number-columns-repeated="3" table:style-name="ce64" office:value-type="float" office:value="1" calcext:value-type="float">
            <text:p>1</text:p>
          </table:table-cell>
          <table:table-cell table:style-name="ce232"/>
          <table:table-cell table:style-name="ce232" office:value-type="date" office:date-value="2025-11-01" calcext:value-type="date">
            <text:p>1/11</text:p>
          </table:table-cell>
          <table:table-cell table:style-name="ce235" office:value-type="date" office:date-value="2025-11-06" calcext:value-type="date">
            <text:p>06/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2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Operaciones con Activos</text:p>
          </table:table-cell>
          <table:table-cell table:number-columns-repeated="3" table:style-name="ce64" office:value-type="float" office:value="1" calcext:value-type="float">
            <text:p>1</text:p>
          </table:table-cell>
          <table:table-cell table:style-name="ce232"/>
          <table:table-cell table:style-name="ce232" office:value-type="date" office:date-value="2025-11-01" calcext:value-type="date">
            <text:p>1/11</text:p>
          </table:table-cell>
          <table:table-cell table:style-name="ce235" office:value-type="date" office:date-value="2025-11-06" calcext:value-type="date">
            <text:p>06/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2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64"/>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Polizas de Seguro</text:p>
          </table:table-cell>
          <table:table-cell table:number-columns-repeated="3" table:style-name="ce64" office:value-type="float" office:value="1" calcext:value-type="float">
            <text:p>1</text:p>
          </table:table-cell>
          <table:table-cell table:style-name="ce232"/>
          <table:table-cell table:style-name="ce232" office:value-type="date" office:date-value="2025-11-03" calcext:value-type="date">
            <text:p>3/11</text:p>
          </table:table-cell>
          <table:table-cell table:style-name="ce235" office:value-type="date" office:date-value="2025-11-07" calcext:value-type="date">
            <text:p>07/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Proceso de baja de activos</text:p>
          </table:table-cell>
          <table:table-cell table:number-columns-repeated="3" table:style-name="ce64" office:value-type="float" office:value="1" calcext:value-type="float">
            <text:p>1</text:p>
          </table:table-cell>
          <table:table-cell table:style-name="ce232"/>
          <table:table-cell table:style-name="ce232" office:value-type="date" office:date-value="2025-11-29" calcext:value-type="date">
            <text:p>29/11</text:p>
          </table:table-cell>
          <table:table-cell table:style-name="ce235" office:value-type="date" office:date-value="2025-11-29" calcext:value-type="date">
            <text:p>29/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Revaluaciones</text:p>
          </table:table-cell>
          <table:table-cell table:number-columns-repeated="3" table:style-name="ce64" office:value-type="float" office:value="1" calcext:value-type="float">
            <text:p>1</text:p>
          </table:table-cell>
          <table:table-cell table:style-name="ce232"/>
          <table:table-cell table:style-name="ce232" office:value-type="date" office:date-value="2025-11-05" calcext:value-type="date">
            <text:p>5/11</text:p>
          </table:table-cell>
          <table:table-cell table:style-name="ce235" office:value-type="date" office:date-value="2025-11-08" calcext:value-type="date">
            <text:p>08/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Asignación de ratios de depreciación</text:p>
          </table:table-cell>
          <table:table-cell table:number-columns-repeated="3" table:style-name="ce64" office:value-type="float" office:value="1" calcext:value-type="float">
            <text:p>1</text:p>
          </table:table-cell>
          <table:table-cell table:style-name="ce161"/>
          <table:table-cell table:style-name="ce232" office:value-type="date" office:date-value="2025-11-05" calcext:value-type="date">
            <text:p>5/11</text:p>
          </table:table-cell>
          <table:table-cell table:style-name="ce235" office:value-type="date" office:date-value="2025-11-08" calcext:value-type="date">
            <text:p>08/11</text:p>
          </table:table-cell>
          <table:table-cell table:style-name="ce161" office:value-type="percentage" office:value="1" calcext:value-type="percentage">
            <text:p>10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table-cell table:style-name="ce115" office:value-type="string" calcext:value-type="string" table:number-columns-spanned="1" table:number-rows-spanned="3">
            <text:p>Reportes</text:p>
          </table:table-cell>
          <table:table-cell table:style-name="ce64" office:value-type="string" calcext:value-type="string">
            <text:p>Resumen de Activo Fijo</text:p>
          </table:table-cell>
          <table:table-cell table:number-columns-repeated="3" table:style-name="ce64" office:value-type="float" office:value="1" calcext:value-type="float">
            <text:p>1</text:p>
          </table:table-cell>
          <table:table-cell table:style-name="ce235"/>
          <table:table-cell table:style-name="ce235" office:value-type="date" office:date-value="2025-11-03" calcext:value-type="date">
            <text:p>03/11</text:p>
          </table:table-cell>
          <table:table-cell table:style-name="ce235" office:value-type="date" office:date-value="2025-11-05" calcext:value-type="date">
            <text:p>05/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Depreciación Anual por Activo</text:p>
          </table:table-cell>
          <table:table-cell table:number-columns-repeated="3" table:style-name="ce64" office:value-type="float" office:value="1" calcext:value-type="float">
            <text:p>1</text:p>
          </table:table-cell>
          <table:table-cell table:style-name="ce235"/>
          <table:table-cell table:style-name="ce235" office:value-type="date" office:date-value="2025-11-03" calcext:value-type="date">
            <text:p>03/11</text:p>
          </table:table-cell>
          <table:table-cell table:style-name="ce235" office:value-type="date" office:date-value="2025-11-06" calcext:value-type="date">
            <text:p>06/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Resumen de Activo Fijo Por rangos</text:p>
          </table:table-cell>
          <table:table-cell table:number-columns-repeated="3" table:style-name="ce64" office:value-type="float" office:value="1" calcext:value-type="float">
            <text:p>1</text:p>
          </table:table-cell>
          <table:table-cell table:style-name="ce235"/>
          <table:table-cell table:style-name="ce235" office:value-type="date" office:date-value="2025-11-04" calcext:value-type="date">
            <text:p>04/11</text:p>
          </table:table-cell>
          <table:table-cell table:style-name="ce235" office:value-type="date" office:date-value="2025-11-06" calcext:value-type="date">
            <text:p>06/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table-cell table:style-name="ce116" office:value-type="string" calcext:value-type="string" table:number-columns-spanned="1" table:number-rows-spanned="6">
            <text:p>Procesos</text:p>
          </table:table-cell>
          <table:table-cell table:style-name="ce64" office:value-type="string" calcext:value-type="string">
            <text:p>Calculo de depreciación</text:p>
          </table:table-cell>
          <table:table-cell table:number-columns-repeated="2" table:style-name="ce64" office:value-type="float" office:value="1" calcext:value-type="float">
            <text:p>1</text:p>
          </table:table-cell>
          <table:table-cell table:style-name="ce64" office:value-type="float" office:value="2" calcext:value-type="float">
            <text:p>2</text:p>
          </table:table-cell>
          <table:table-cell table:style-name="ce235"/>
          <table:table-cell table:style-name="ce235" office:value-type="date" office:date-value="2025-10-31" calcext:value-type="date">
            <text:p>31/10</text:p>
          </table:table-cell>
          <table:table-cell table:style-name="ce232" office:value-type="date" office:date-value="2025-11-01" calcext:value-type="date">
            <text:p>1/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depreciación</text:p>
          </table:table-cell>
          <table:table-cell table:number-columns-repeated="3" table:style-name="ce64" office:value-type="float" office:value="1" calcext:value-type="float">
            <text:p>1</text:p>
          </table:table-cell>
          <table:table-cell table:style-name="ce235"/>
          <table:table-cell table:style-name="ce235" office:value-type="date" office:date-value="2025-10-31" calcext:value-type="date">
            <text:p>31/10</text:p>
          </table:table-cell>
          <table:table-cell table:style-name="ce232" office:value-type="date" office:date-value="2025-11-01" calcext:value-type="date">
            <text:p>1/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Revaluación</text:p>
          </table:table-cell>
          <table:table-cell table:number-columns-repeated="3" table:style-name="ce64" office:value-type="float" office:value="1" calcext:value-type="float">
            <text:p>1</text:p>
          </table:table-cell>
          <table:table-cell table:style-name="ce232"/>
          <table:table-cell table:style-name="ce232" office:value-type="date" office:date-value="2025-11-03" calcext:value-type="date">
            <text:p>3/11</text:p>
          </table:table-cell>
          <table:table-cell table:style-name="ce235" office:value-type="date" office:date-value="2025-11-08" calcext:value-type="date">
            <text:p>0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Indexación</text:p>
          </table:table-cell>
          <table:table-cell table:number-columns-repeated="3" table:style-name="ce64" office:value-type="float" office:value="1" calcext:value-type="float">
            <text:p>1</text:p>
          </table:table-cell>
          <table:table-cell table:style-name="ce235"/>
          <table:table-cell table:style-name="ce235" office:value-type="date" office:date-value="2025-11-04" calcext:value-type="date">
            <text:p>04/11</text:p>
          </table:table-cell>
          <table:table-cell table:style-name="ce235" office:value-type="date" office:date-value="2025-11-07" calcext:value-type="date">
            <text:p>07/11</text:p>
          </table:table-cell>
          <table:table-cell table:style-name="ce161"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on de Devengo mensual de aseguradores</text:p>
          </table:table-cell>
          <table:table-cell table:number-columns-repeated="3" table:style-name="ce64" office:value-type="float" office:value="1" calcext:value-type="float">
            <text:p>1</text:p>
          </table:table-cell>
          <table:table-cell table:style-name="ce232"/>
          <table:table-cell table:style-name="ce232" office:value-type="date" office:date-value="2025-11-03" calcext:value-type="date">
            <text:p>3/11</text:p>
          </table:table-cell>
          <table:table-cell table:style-name="ce235" office:value-type="date" office:date-value="2025-11-08" calcext:value-type="date">
            <text:p>08/11</text:p>
          </table:table-cell>
          <table:table-cell table:style-name="ce161"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6"/>
          <table:table-cell table:style-name="ce274"/>
          <table:table-cell table:style-name="ce63" table:number-columns-repeated="11"/>
          <table:table-cell table:style-name="ce279" table:number-columns-repeated="5"/>
          <table:table-cell table:style-name="ce63"/>
          <table:table-cell table:style-name="ce265"/>
          <table:table-cell table:style-name="ce63" table:number-columns-repeated="16"/>
          <table:table-cell table:number-columns-repeated="971"/>
        </table:table-row>
        <table:table-row table:style-name="ro1">
          <table:table-cell table:style-name="ce109" office:value-type="string" calcext:value-type="string">
            <text:p>Activos Fijos</text:p>
          </table:table-cell>
          <table:covered-table-cell table:style-name="ce18"/>
          <table:table-cell table:style-name="ce66" office:value-type="string" calcext:value-type="string">
            <text:p>Generacion de asientos de Siniestro y recupero</text:p>
          </table:table-cell>
          <table:table-cell table:number-columns-repeated="2" table:style-name="ce66" office:value-type="float" office:value="1" calcext:value-type="float">
            <text:p>1</text:p>
          </table:table-cell>
          <table:table-cell table:style-name="ce66" office:value-type="float" office:value="3" calcext:value-type="float">
            <text:p>3</text:p>
          </table:table-cell>
          <table:table-cell table:style-name="ce163"/>
          <table:table-cell table:style-name="ce239" office:value-type="date" office:date-value="2025-11-09" calcext:value-type="date">
            <text:p>09/11</text:p>
          </table:table-cell>
          <table:table-cell table:style-name="ce239" office:value-type="date" office:date-value="2025-11-10" calcext:value-type="date">
            <text:p>10/11</text:p>
          </table:table-cell>
          <table:table-cell table:style-name="ce163"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64" office:value-type="string" calcext:value-type="string">
            <text:p>1 día</text:p>
          </table:table-cell>
          <table:table-cell table:style-name="ce94" table:content-validation-name="val7" office:value-type="string" calcext:value-type="string">
            <text:p>Aprobadas</text:p>
          </table:table-cell>
          <table:table-cell table:style-name="ce267" office:value-type="percentage" office:value="0" calcext:value-type="percentage">
            <text:p>0%</text:p>
          </table:table-cell>
          <table:table-cell table:style-name="ce64" table:content-validation-name="val8"/>
          <table:table-cell table:style-name="ce64" table:content-validation-name="val6"/>
          <table:table-cell table:style-name="ce270"/>
          <table:table-cell table:style-name="ce275"/>
          <table:table-cell table:style-name="ce277" table:number-columns-repeated="11"/>
          <table:table-cell table:style-name="ce281" table:number-columns-repeated="5"/>
          <table:table-cell table:style-name="ce277"/>
          <table:table-cell table:style-name="ce282"/>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21" office:value-type="string" calcext:value-type="string" table:number-columns-spanned="1" table:number-rows-spanned="5">
            <text:p>Configuración General</text:p>
          </table:table-cell>
          <table:table-cell table:style-name="ce65" office:value-type="string" calcext:value-type="string">
            <text:p>Parámetros del Módulo</text:p>
          </table:table-cell>
          <table:table-cell table:number-columns-repeated="3" table:style-name="ce54" office:value-type="float" office:value="3" calcext:value-type="float">
            <text:p>3</text:p>
          </table:table-cell>
          <table:table-cell table:style-name="ce168"/>
          <table:table-cell table:style-name="ce240" office:value-type="date" office:date-value="2025-12-29" calcext:value-type="date">
            <text:p>29/12</text:p>
          </table:table-cell>
          <table:table-cell table:style-name="ce168"/>
          <table:table-cell table:style-name="ce168" office:value-type="percentage" office:value="1" calcext:value-type="percentage">
            <text:p>100%</text:p>
          </table:table-cell>
          <table:table-cell table:style-name="ce65" table:content-validation-name="val5" office:value-type="string" calcext:value-type="string">
            <text:p>Layla</text:p>
          </table:table-cell>
          <table:table-cell table:style-name="ce65" table:content-validation-name="val6" office:value-type="string" calcext:value-type="string">
            <text:p>Completo</text:p>
          </table:table-cell>
          <table:table-cell table:style-name="ce260"/>
          <table:table-cell table:style-name="ce173" table:content-validation-name="val7" office:value-type="string" calcext:value-type="string">
            <text:p>Aprobada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260"/>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Numeradores automáticos</text:p>
          </table:table-cell>
          <table:table-cell table:number-columns-repeated="3" table:style-name="ce55" office:value-type="float" office:value="1" calcext:value-type="float">
            <text:p>1</text:p>
          </table:table-cell>
          <table:table-cell table:style-name="ce169"/>
          <table:table-cell table:style-name="ce241" office:value-type="date" office:date-value="2026-12-31" calcext:value-type="date">
            <text:p>31/12</text:p>
          </table:table-cell>
          <table:table-cell table:style-name="ce169"/>
          <table:table-cell table:style-name="ce169"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Grupos de cálculo</text:p>
          </table:table-cell>
          <table:table-cell table:number-columns-repeated="3" table:style-name="ce55" office:value-type="float" office:value="1" calcext:value-type="float">
            <text:p>1</text:p>
          </table:table-cell>
          <table:table-cell table:style-name="ce169"/>
          <table:table-cell table:style-name="ce242" office:value-type="date" office:date-value="2026-01-02" calcext:value-type="date">
            <text:p>02/01</text:p>
          </table:table-cell>
          <table:table-cell table:style-name="ce169"/>
          <table:table-cell table:style-name="ce169"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218" office:value-type="string" calcext:value-type="string">
            <text:p>Localización LATAM</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Maestros de Personal</text:p>
          </table:table-cell>
          <table:table-cell table:style-name="ce219" office:value-type="string" calcext:value-type="string">
            <text:p>Ficha de empleado</text:p>
          </table:table-cell>
          <table:table-cell table:number-columns-repeated="3" table:style-name="ce55" office:value-type="float" office:value="2" calcext:value-type="float">
            <text:p>2</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Clasificación</text:p>
          </table:table-cell>
          <table:table-cell table:number-columns-repeated="3" table:style-name="ce55" office:value-type="float" office:value="2" calcext:value-type="float">
            <text:p>2</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Estructura Organizacional</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Administradoras y seguro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Reclutamiento y Onboarding</text:p>
          </table:table-cell>
          <table:table-cell table:style-name="ce64" office:value-type="string" calcext:value-type="string">
            <text:p>Reclutamiento y selección</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64" office:value-type="string" calcext:value-type="string">
            <text:p>Contratación</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64" office:value-type="string" calcext:value-type="string">
            <text:p>Onboarding digital</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5">
            <text:p>Asistencia y Jornadas</text:p>
          </table:table-cell>
          <table:table-cell table:style-name="ce120" office:value-type="string" calcext:value-type="string">
            <text:p>Calendarios laboral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1" office:value-type="string" calcext:value-type="string">
            <text:p>Asistencia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Horas extras y recargo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Permiso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Vacaciones y licencia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6">
            <text:p>Procesos de Nómina</text:p>
          </table:table-cell>
          <table:table-cell table:style-name="ce220" office:value-type="string" calcext:value-type="string">
            <text:p>Cálculo de planillas</text:p>
          </table:table-cell>
          <table:table-cell table:number-columns-repeated="3" table:style-name="ce55" office:value-type="float" office:value="3" calcext:value-type="float">
            <text:p>3</text:p>
          </table:table-cell>
          <table:table-cell table:style-name="ce169" table:number-columns-repeated="3"/>
          <table:table-cell table:style-name="ce169"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Cuentas corrient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Aportes y retencion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220" office:value-type="string" calcext:value-type="string">
            <text:p>Liquidacion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1" calcext:value-type="percentage">
            <text:p>10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Procesos especial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Angel</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Consultas y Validaciones</text:p>
          </table:table-cell>
          <table:table-cell table:style-name="ce64" office:value-type="string" calcext:value-type="string">
            <text:p>Inasistencias</text:p>
          </table:table-cell>
          <table:table-cell table:number-columns-repeated="3" table:style-name="ce55" office:value-type="float" office:value="1" calcext:value-type="float">
            <text:p>1</text:p>
          </table:table-cell>
          <table:table-cell table:style-name="ce169"/>
          <table:table-cell table:style-name="ce237" office:value-type="date" office:date-value="2025-11-15" calcext:value-type="date">
            <text:p>15/11</text:p>
          </table:table-cell>
          <table:table-cell table:style-name="ce237" office:value-type="date" office:date-value="2025-11-17" calcext:value-type="date">
            <text:p>17/11</text:p>
          </table:table-cell>
          <table:table-cell table:style-name="ce169"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64" office:value-type="string" calcext:value-type="string">
            <text:p>Reportes de planilla</text:p>
          </table:table-cell>
          <table:table-cell table:number-columns-repeated="3" table:style-name="ce55" office:value-type="float" office:value="1" calcext:value-type="float">
            <text:p>1</text:p>
          </table:table-cell>
          <table:table-cell table:style-name="ce169"/>
          <table:table-cell table:style-name="ce237" office:value-type="date" office:date-value="2025-11-15" calcext:value-type="date">
            <text:p>15/11</text:p>
          </table:table-cell>
          <table:table-cell table:style-name="ce237" office:value-type="date" office:date-value="2025-11-17" calcext:value-type="date">
            <text:p>17/11</text:p>
          </table:table-cell>
          <table:table-cell table:style-name="ce169"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64" office:value-type="string" calcext:value-type="string">
            <text:p>Validaciones automática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6" calcext:value-type="percentage">
            <text:p>6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Reportes y Analítica</text:p>
          </table:table-cell>
          <table:table-cell table:style-name="ce118" office:value-type="string" calcext:value-type="string">
            <text:p>Estándar</text:p>
          </table:table-cell>
          <table:table-cell table:number-columns-repeated="3" table:style-name="ce55" office:value-type="float" office:value="2" calcext:value-type="float">
            <text:p>2</text:p>
          </table:table-cell>
          <table:table-cell table:style-name="ce169" table:number-columns-repeated="3"/>
          <table:table-cell table:style-name="ce169" office:value-type="percentage" office:value="0.5" calcext:value-type="percentage">
            <text:p>5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Avanzado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1" calcext:value-type="percentage">
            <text:p>10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Dashboard</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18" office:value-type="string" calcext:value-type="string">
            <text:p>Archivos Regulatorio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217" office:value-type="string" calcext:value-type="string" table:number-columns-spanned="1" table:number-rows-spanned="4">
            <text:p>Talento y Desarrollo</text:p>
          </table:table-cell>
          <table:table-cell table:style-name="ce120" office:value-type="string" calcext:value-type="string">
            <text:p>Evaluación de desempeño</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5" calcext:value-type="percentage">
            <text:p>5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Capacitación</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Planes de carrera</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Clima laboral</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217" office:value-type="string" calcext:value-type="string" table:number-columns-spanned="1" table:number-rows-spanned="3">
            <text:p>Localización LATAM</text:p>
          </table:table-cell>
          <table:table-cell table:style-name="ce120" office:value-type="string" calcext:value-type="string">
            <text:p>Impuestos y aport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Beneficios sociale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Regulación electrónica</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table-cell table:style-name="ce20" office:value-type="string" calcext:value-type="string" table:number-columns-spanned="1" table:number-rows-spanned="3">
            <text:p>Integraciones</text:p>
          </table:table-cell>
          <table:table-cell table:style-name="ce120" office:value-type="string" calcext:value-type="string">
            <text:p>POS y operación</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table-cell table:style-name="ce120" office:value-type="string" calcext:value-type="string">
            <text:p>Bancos y pasarelas</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7"/>
          <table:table-cell table:style-name="ce173" table:content-validation-name="val7" office:value-type="string" calcext:value-type="string">
            <text:p>Aprobada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2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0" office:value-type="string" calcext:value-type="string">
            <text:p>RR.HH</text:p>
          </table:table-cell>
          <table:covered-table-cell table:style-name="ce18"/>
          <table:table-cell table:style-name="ce122" office:value-type="string" calcext:value-type="string">
            <text:p>Contabilidad</text:p>
          </table:table-cell>
          <table:table-cell table:number-columns-repeated="2" table:style-name="ce133" office:value-type="float" office:value="1" calcext:value-type="float">
            <text:p>1</text:p>
          </table:table-cell>
          <table:table-cell table:style-name="ce55" office:value-type="float" office:value="1" calcext:value-type="float">
            <text:p>1</text:p>
          </table:table-cell>
          <table:table-cell table:style-name="ce169"/>
          <table:table-cell table:style-name="ce170" table:number-columns-repeated="2"/>
          <table:table-cell table:style-name="ce170" office:value-type="percentage" office:value="0" calcext:value-type="percentage">
            <text:p>0%</text:p>
          </table:table-cell>
          <table:table-cell table:style-name="ce64" table:content-validation-name="val5" office:value-type="string" calcext:value-type="string">
            <text:p>Layla</text:p>
          </table:table-cell>
          <table:table-cell table:style-name="ce64" table:content-validation-name="val6" office:value-type="string" calcext:value-type="string">
            <text:p>Completo</text:p>
          </table:table-cell>
          <table:table-cell table:style-name="ce258"/>
          <table:table-cell table:style-name="ce173" table:content-validation-name="val7" office:value-type="string" calcext:value-type="string">
            <text:p>Aprobadas</text:p>
          </table:table-cell>
          <table:table-cell table:style-name="ce267" office:value-type="percentage" office:value="0" calcext:value-type="percentage">
            <text:p>0%</text:p>
          </table:table-cell>
          <table:table-cell table:style-name="ce64" table:content-validation-name="val8"/>
          <table:table-cell table:style-name="ce64" table:content-validation-name="val6"/>
          <table:table-cell table:style-name="ce258"/>
          <table:table-cell table:style-name="ce275"/>
          <table:table-cell table:style-name="ce277" table:number-columns-repeated="17"/>
          <table:table-cell table:style-name="ce282"/>
          <table:table-cell table:style-name="ce63" table:number-columns-repeated="16"/>
          <table:table-cell table:number-columns-repeated="971"/>
        </table:table-row>
        <table:table-row table:style-name="ro1">
          <table:table-cell table:style-name="ce111" office:value-type="string" calcext:value-type="string">
            <text:p>Produccion</text:p>
          </table:table-cell>
          <table:table-cell table:style-name="ce21" office:value-type="string" calcext:value-type="string" table:number-columns-spanned="1" table:number-rows-spanned="12">
            <text:p>Tablas</text:p>
          </table:table-cell>
          <table:table-cell table:style-name="ce123" office:value-type="string" calcext:value-type="string">
            <text:p>Configuración de Producción</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168" table:number-columns-repeated="3"/>
          <table:table-cell table:style-name="ce168" office:value-type="percentage" office:value="0" calcext:value-type="percentage">
            <text:p>0%</text:p>
          </table:table-cell>
          <table:table-cell table:style-name="ce65" table:content-validation-name="val5"/>
          <table:table-cell table:style-name="ce65" table:content-validation-name="val6" office:value-type="string" calcext:value-type="string">
            <text:p>Pendiente</text:p>
          </table:table-cell>
          <table:table-cell table:style-name="ce261"/>
          <table:table-cell table:style-name="ce264" table:content-validation-name="val7" office:value-type="string" calcext:value-type="string">
            <text:p>Pendientes</text:p>
          </table:table-cell>
          <table:table-cell table:style-name="ce162" office:value-type="percentage" office:value="0" calcext:value-type="percentage">
            <text:p>0%</text:p>
          </table:table-cell>
          <table:table-cell table:style-name="ce65" table:content-validation-name="val8"/>
          <table:table-cell table:style-name="ce65" table:content-validation-name="val6"/>
          <table:table-cell table:style-name="ce261"/>
          <table:table-cell table:style-name="ce273"/>
          <table:table-cell table:style-name="ce276" table:number-columns-repeated="17"/>
          <table:table-cell table:style-name="ce264"/>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Procesos Productiv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Fases por Proceso</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Actividades por Fase</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Maestro de Labor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Intermedi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Terminad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Centros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Recetas y Fórmula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Control de Calidad</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Tipos de Orden de Trabajo</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Turnos y Calendari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9">
            <text:p>Operaciones</text:p>
          </table:table-cell>
          <table:table-cell table:style-name="ce118" office:value-type="string" calcext:value-type="string">
            <text:p>Órdenes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Partes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Proces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onsumo de Material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Calidad</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Trazabilidad</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Gestión de Merma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Mantenimiento de Equip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ostos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5">
            <text:p>Consultas</text:p>
          </table:table-cell>
          <table:table-cell table:style-name="ce118" office:value-type="string" calcext:value-type="string">
            <text:p>Estado de Órden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Disponibilidad de Product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Historial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Rendimient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Rastreo de Lot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7">
            <text:p>Reportes</text:p>
          </table:table-cell>
          <table:table-cell table:style-name="ce118" office:value-type="string" calcext:value-type="string">
            <text:p>Producción Diaria</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Cost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Eficiencia Productiva</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Merma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umplimiento de Calidad</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Dashboard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18" office:value-type="string" calcext:value-type="string">
            <text:p>Certificados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table-cell table:style-name="ce20" office:value-type="string" calcext:value-type="string" table:number-columns-spanned="1" table:number-rows-spanned="9">
            <text:p>Procesos</text:p>
          </table:table-cell>
          <table:table-cell table:style-name="ce121" office:value-type="string" calcext:value-type="string">
            <text:p>Planificación de Producción</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Explosión de Material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Costeo Automático</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Cierre de Órden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Generación de Asiento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Actualización de Estándar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Integración con Balanza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161"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table-cell table:style-name="ce121" office:value-type="string" calcext:value-type="string">
            <text:p>Alertas y Notificaciones</text:p>
          </table:table-cell>
          <table:table-cell table:style-name="ce55" office:value-type="float" office:value="1" calcext:value-type="float">
            <text:p>1</text:p>
          </table:table-cell>
          <table:table-cell table:number-columns-repeated="2" table:style-name="ce55" office:value-type="float" office:value="0" calcext:value-type="float">
            <text:p>0</text:p>
          </table:table-cell>
          <table:table-cell table:style-name="ce169" table:number-columns-repeated="3"/>
          <table:table-cell table:style-name="ce169" office:value-type="percentage" office:value="0" calcext:value-type="percentage">
            <text:p>0%</text:p>
          </table:table-cell>
          <table:table-cell table:style-name="ce64" table:content-validation-name="val5"/>
          <table:table-cell table:style-name="ce64" table:content-validation-name="val6" office:value-type="string" calcext:value-type="string">
            <text:p>Pendiente</text:p>
          </table:table-cell>
          <table:table-cell table:style-name="ce157"/>
          <table:table-cell table:style-name="ce265" table:content-validation-name="val7" office:value-type="string" calcext:value-type="string">
            <text:p>Pendientes</text:p>
          </table:table-cell>
          <table:table-cell table:style-name="ce268"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274"/>
          <table:table-cell table:style-name="ce63" table:number-columns-repeated="17"/>
          <table:table-cell table:style-name="ce265"/>
          <table:table-cell table:style-name="ce63" table:number-columns-repeated="16"/>
          <table:table-cell table:number-columns-repeated="971"/>
        </table:table-row>
        <table:table-row table:style-name="ro1">
          <table:table-cell table:style-name="ce111" office:value-type="string" calcext:value-type="string">
            <text:p>Produccion</text:p>
          </table:table-cell>
          <table:covered-table-cell table:style-name="ce18"/>
          <table:table-cell table:style-name="ce41" office:value-type="string" calcext:value-type="string">
            <text:p>Gastos Indirectos de Fabricación</text:p>
          </table:table-cell>
          <table:table-cell table:number-columns-repeated="3" table:style-name="ce55" office:value-type="float" office:value="1" calcext:value-type="float">
            <text:p>1</text:p>
          </table:table-cell>
          <table:table-cell table:style-name="ce169" table:number-columns-repeated="3"/>
          <table:table-cell table:style-name="ce169" office:value-type="percentage" office:value="0" calcext:value-type="percentage">
            <text:p>0%</text:p>
          </table:table-cell>
          <table:table-cell table:style-name="ce64" table:content-validation-name="val5" office:value-type="string" calcext:value-type="string">
            <text:p>Ernesto</text:p>
          </table:table-cell>
          <table:table-cell table:style-name="ce64" table:content-validation-name="val6" office:value-type="string" calcext:value-type="string">
            <text:p>Completo</text:p>
          </table:table-cell>
          <table:table-cell table:style-name="ce157"/>
          <table:table-cell table:style-name="ce265" table:content-validation-name="val7" office:value-type="string" calcext:value-type="string">
            <text:p>Aprobadas</text:p>
          </table:table-cell>
          <table:table-cell table:style-name="ce268" office:value-type="percentage" office:value="0" calcext:value-type="percentage">
            <text:p>0%</text:p>
          </table:table-cell>
          <table:table-cell table:style-name="ce64" table:content-validation-name="val8"/>
          <table:table-cell table:style-name="ce64" table:content-validation-name="val6"/>
          <table:table-cell table:style-name="ce157"/>
          <table:table-cell table:style-name="ce63" table:number-columns-repeated="35"/>
          <table:table-cell table:number-columns-repeated="971"/>
        </table:table-row>
        <table:table-row table:style-name="ro1">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table-cell table:style-name="ce63" table:number-columns-repeated="2"/>
          <table:table-cell table:style-name="ce125" office:value-type="string" calcext:value-type="string">
            <text:p>Días en el Proyecto</text:p>
          </table:table-cell>
          <table:table-cell table:style-name="ce135" table:formula="of:=_xlfn.networkdays.intl(DATE(2025;10;18); TODAY(); 11)" office:value-type="string" office:string-value="" calcext:value-type="error">
            <text:p>#NAME?</text:p>
          </table:table-cell>
          <table:table-cell table:style-name="ce63" table:number-columns-repeated="9"/>
          <table:table-cell table:style-name="ce189" office:value-type="string" calcext:value-type="string" table:number-columns-spanned="1" table:number-rows-spanned="2">
            <text:p>Responsables</text:p>
          </table:table-cell>
          <table:table-cell table:style-name="ce189" office:value-type="string" calcext:value-type="string" table:number-columns-spanned="1" table:number-rows-spanned="2">
            <text:p>N° de HU Esperadas</text:p>
          </table:table-cell>
          <table:table-cell table:style-name="ce189" office:value-type="string" calcext:value-type="string" table:number-columns-spanned="1" table:number-rows-spanned="2">
            <text:p>N° de HU Listas para Diseñar</text:p>
          </table:table-cell>
          <table:table-cell table:style-name="ce189" office:value-type="string" calcext:value-type="string" table:number-columns-spanned="1" table:number-rows-spanned="2">
            <text:p>N° Pantallas Totales</text:p>
          </table:table-cell>
          <table:table-cell table:style-name="ce198" office:value-type="string" calcext:value-type="string" table:number-columns-spanned="3" table:number-rows-spanned="1">
            <text:p>Estado</text:p>
          </table:table-cell>
          <table:covered-table-cell table:style-name="ce203"/>
          <table:covered-table-cell table:style-name="ce193"/>
          <table:table-cell table:style-name="ce189" office:value-type="string" calcext:value-type="string" table:number-columns-spanned="4" table:number-rows-spanned="1">
            <text:p>% de Avance de Pantallas Totales Terminadas</text:p>
          </table:table-cell>
          <table:covered-table-cell table:number-columns-repeated="2" table:style-name="ce203"/>
          <table:covered-table-cell table:style-name="ce193"/>
          <table:table-cell table:style-name="ce63" table:number-columns-repeated="29"/>
          <table:table-cell table:number-columns-repeated="971"/>
        </table:table-row>
        <table:table-row table:style-name="ro1">
          <table:table-cell table:style-name="ce63" table:number-columns-repeated="2"/>
          <table:table-cell table:style-name="ce55"/>
          <table:table-cell table:style-name="ce63" table:number-columns-repeated="5"/>
          <table:table-cell table:number-columns-repeated="3"/>
          <table:table-cell table:style-name="ce63" table:number-columns-repeated="2"/>
          <table:covered-table-cell table:number-columns-repeated="4" table:style-name="ce190"/>
          <table:table-cell table:style-name="ce195" office:value-type="string" calcext:value-type="string">
            <text:p>Pendientes</text:p>
          </table:table-cell>
          <table:table-cell table:style-name="ce204" office:value-type="string" calcext:value-type="string">
            <text:p>En Proceso</text:p>
          </table:table-cell>
          <table:table-cell table:style-name="ce205" office:value-type="string" calcext:value-type="string">
            <text:p>Completo</text:p>
          </table:table-cell>
          <table:table-cell table:style-name="ce206" office:value-type="string" calcext:value-type="string">
            <text:p>Ernesto</text:p>
          </table:table-cell>
          <table:table-cell table:style-name="ce210" office:value-type="string" calcext:value-type="string">
            <text:p>Layla</text:p>
          </table:table-cell>
          <table:table-cell table:style-name="ce210" office:value-type="string" calcext:value-type="string">
            <text:p>Angel</text:p>
          </table:table-cell>
          <table:table-cell table:style-name="ce214" office:value-type="string" calcext:value-type="string">
            <text:p>Total</text:p>
          </table:table-cell>
          <table:table-cell table:style-name="ce63" table:number-columns-repeated="29"/>
          <table:table-cell table:number-columns-repeated="971"/>
        </table:table-row>
        <table:table-row table:style-name="ro12">
          <table:table-cell table:style-name="ce63" table:number-columns-repeated="2"/>
          <table:table-cell/>
          <table:table-cell table:style-name="ce131" office:value-type="string" calcext:value-type="string">
            <text:p>Cantidad</text:p>
          </table:table-cell>
          <table:table-cell table:style-name="ce195" office:value-type="string" calcext:value-type="string">
            <text:p>Porcentaje</text:p>
          </table:table-cell>
          <table:table-cell/>
          <table:table-cell table:style-name="ce55"/>
          <table:table-cell table:style-name="ce131" office:value-type="string" calcext:value-type="string">
            <text:p>Flujos y/o pantallas </text:p>
          </table:table-cell>
          <table:table-cell table:style-name="ce195" office:value-type="string" calcext:value-type="string">
            <text:p>Cantidad</text:p>
          </table:table-cell>
          <table:table-cell table:style-name="ce195" office:value-type="string" calcext:value-type="string">
            <text:p>Porcentaje</text:p>
          </table:table-cell>
          <table:table-cell/>
          <table:table-cell table:style-name="ce147"/>
          <table:table-cell table:style-name="ce185" office:value-type="string" calcext:value-type="string">
            <text:p>Almacen</text:p>
          </table:table-cell>
          <table:table-cell table:style-name="ce191" office:value-type="string" calcext:value-type="string">
            <text:p>Angel y Ernesto</text:p>
          </table:table-cell>
          <table:table-cell table:style-name="ce195" table:formula="of:=SUMIFS([.$D$3:.$D$187]; [.$A$3:.$A$187]; [.M194])" office:value-type="float" office:value="31" calcext:value-type="float">
            <text:p>31</text:p>
          </table:table-cell>
          <table:table-cell table:style-name="ce195" table:formula="of:=SUMIFS([.$E$3:.$E$187]; [.$A$3:.$A$187]; [.M194])" office:value-type="float" office:value="27" calcext:value-type="float">
            <text:p>27</text:p>
          </table:table-cell>
          <table:table-cell table:style-name="ce54" table:formula="of:=SUMIFS([.F3:.F187]; [.A3:.A187]; &quot;Almacen&quot;)" office:value-type="float" office:value="28" calcext:value-type="float">
            <text:p>28</text:p>
          </table:table-cell>
          <table:table-cell table:style-name="ce199" table:formula="of:=SUMIFS([.$F$3:.$F$187]; [.$L$3:.$L$187]; &quot;Pendiente&quot;; [.$A$3:.$A$187]; &quot;Almacen&quot;)" office:value-type="float" office:value="0" calcext:value-type="float">
            <text:p>0</text:p>
          </table:table-cell>
          <table:table-cell table:style-name="ce54" table:formula="of:=SUMIFS([.$F$3:.$F$187]; [.$L$3:.$L$187]; &quot;En Proceso&quot;; [.$A$3:.$A$187]; &quot;Almacen&quot;)" office:value-type="float" office:value="0" calcext:value-type="float">
            <text:p>0</text:p>
          </table:table-cell>
          <table:table-cell table:style-name="ce54" table:formula="of:=SUMIFS([.$F$3:.$F$187]; [.$L$3:.$L$187]; &quot;Completo&quot;; [.$A$3:.$A$187]; [.M194])" office:value-type="float" office:value="28" calcext:value-type="float">
            <text:p>28</text:p>
          </table:table-cell>
          <table:table-cell table:style-name="ce207" table:formula="of:=SUMIFS([.$F$3:.$F$187]; [.$L$3:.$L$187]; &quot;Completo&quot;; [.$A$3:.$A$187];[.$M194]; [.$K$3:.$K$187]; &quot;Ernesto&quot;)/[.$Q194]" office:value-type="percentage" office:value="0.75" calcext:value-type="percentage">
            <text:p>75%</text:p>
          </table:table-cell>
          <table:table-cell table:style-name="ce168" table:formula="of:=SUMIFS([.$F$3:.$F$187]; [.$L$3:.$L$187]; &quot;Completo&quot;; [.$A$3:.$A$187];[.M194]; [.$K$3:.$K$187]; &quot;Layla&quot;)/[.Q194]" office:value-type="percentage" office:value="0.0357142857142857" calcext:value-type="percentage">
            <text:p>4%</text:p>
          </table:table-cell>
          <table:table-cell table:style-name="ce211" table:formula="of:=SUMIFS([.$F$3:.$F$187]; [.$L$3:.$L$187]; &quot;Completo&quot;; [.$A$3:.$A$187];[.M194]; [.$K$3:.$K$187]; &quot;Angel&quot;)/[.Q194]" office:value-type="percentage" office:value="0.214285714285714" calcext:value-type="percentage">
            <text:p>21%</text:p>
          </table:table-cell>
          <table:table-cell table:style-name="ce215" table:formula="of:=SUMIFS([.$F$3:.$F$187]; [.$L$3:.$L$187]; &quot;Completo&quot;; [.$A$3:.$A$187];[.$M194])/[.$Q194]"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1" office:value-type="string" calcext:value-type="string">
            <text:p>Cantidad de HU's Esperadas</text:p>
          </table:table-cell>
          <table:table-cell table:style-name="ce224" table:formula="of:=SUM([.D3:.D187])" office:value-type="float" office:value="258" calcext:value-type="float">
            <text:p>258</text:p>
          </table:table-cell>
          <table:table-cell table:style-name="ce229" office:value-type="percentage" office:value="1" calcext:value-type="percentage">
            <text:p>100%</text:p>
          </table:table-cell>
          <table:table-cell table:style-name="ce63"/>
          <table:table-cell table:style-name="ce45"/>
          <table:table-cell table:style-name="ce243" office:value-type="string" calcext:value-type="string">
            <text:p>Esperadas</text:p>
          </table:table-cell>
          <table:table-cell table:style-name="ce199" table:formula="of:=[.I196]+[.I198]" office:value-type="float" office:value="268" calcext:value-type="float">
            <text:p>268</text:p>
          </table:table-cell>
          <table:table-cell table:style-name="ce249"/>
          <table:table-cell/>
          <table:table-cell table:style-name="ce182"/>
          <table:table-cell table:style-name="ce185" office:value-type="string" calcext:value-type="string">
            <text:p>Compras</text:p>
          </table:table-cell>
          <table:table-cell table:style-name="ce191" office:value-type="string" calcext:value-type="string">
            <text:p>Ravello y Layla</text:p>
          </table:table-cell>
          <table:table-cell table:style-name="ce191" table:formula="of:=SUMIFS([.$D$3:.$D$187]; [.$A$3:.$A$187]; [.M195])" office:value-type="float" office:value="17" calcext:value-type="float">
            <text:p>17</text:p>
          </table:table-cell>
          <table:table-cell table:style-name="ce191" table:formula="of:=SUMIFS([.$E$3:.$E$187]; [.$A$3:.$A$187]; [.M195])" office:value-type="float" office:value="17" calcext:value-type="float">
            <text:p>17</text:p>
          </table:table-cell>
          <table:table-cell table:style-name="ce55" table:formula="of:=SUMIFS([.F3:.F187]; [.A3:.A187]; &quot;Compras&quot;)" office:value-type="float" office:value="20" calcext:value-type="float">
            <text:p>20</text:p>
          </table:table-cell>
          <table:table-cell table:style-name="ce200" table:formula="of:=SUMIFS([.$F$3:.$F$187]; [.$L$3:.$L$187]; &quot;Pendiente&quot;; [.$A$3:.$A$187]; &quot;Compras&quot;)" office:value-type="float" office:value="0" calcext:value-type="float">
            <text:p>0</text:p>
          </table:table-cell>
          <table:table-cell table:style-name="ce55" table:formula="of:=SUMIFS([.$F$3:.$F$187]; [.$L$3:.$L$187]; &quot;En Proceso&quot;; [.$A$3:.$A$187]; &quot;Compras&quot;)" office:value-type="float" office:value="0" calcext:value-type="float">
            <text:p>0</text:p>
          </table:table-cell>
          <table:table-cell table:style-name="ce55" table:formula="of:=SUMIFS([.$F$3:.$F$187]; [.$L$3:.$L$187]; &quot;Completo&quot;; [.$A$3:.$A$187]; &quot;Compras&quot;)" office:value-type="float" office:value="20" calcext:value-type="float">
            <text:p>20</text:p>
          </table:table-cell>
          <table:table-cell table:style-name="ce208" table:formula="of:=SUMIFS([.$F$3:.$F$187]; [.$L$3:.$L$187]; &quot;Completo&quot;; [.$A$3:.$A$187];[.M195]; [.$K$3:.$K$187]; &quot;Ernesto&quot;)/[.Q195]" office:value-type="percentage" office:value="0.5" calcext:value-type="percentage">
            <text:p>50%</text:p>
          </table:table-cell>
          <table:table-cell table:style-name="ce169" table:formula="of:=SUMIFS([.$F$3:.$F$187]; [.$L$3:.$L$187]; &quot;Completo&quot;; [.$A$3:.$A$187];[.M195]; [.$K$3:.$K$187]; &quot;Layla&quot;)/[.Q195]" office:value-type="percentage" office:value="0.5" calcext:value-type="percentage">
            <text:p>50%</text:p>
          </table:table-cell>
          <table:table-cell table:style-name="ce212" table:formula="of:=SUMIFS([.$F$3:.$F$187]; [.$L$3:.$L$187]; &quot;Completo&quot;; [.$A$3:.$A$187];[.M195]; [.$K$3:.$K$187]; &quot;Angel&quot;)/[.Q195]" office:value-type="percentage" office:value="0" calcext:value-type="percentage">
            <text:p>0%</text:p>
          </table:table-cell>
          <table:table-cell table:style-name="ce215" table:formula="of:=SUMIFS([.$F$3:.$F$187]; [.$L$3:.$L$187]; &quot;Completo&quot;; [.$A$3:.$A$187];[.$M195])/[.$Q195]"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1" office:value-type="string" calcext:value-type="string">
            <text:p>HU's Reales (Listas)</text:p>
          </table:table-cell>
          <table:table-cell table:style-name="ce14" table:formula="of:=SUM([.E3:.E187])" office:value-type="float" office:value="196" calcext:value-type="float">
            <text:p>196</text:p>
          </table:table-cell>
          <table:table-cell table:style-name="ce230" table:formula="of:=[.D196]*1/[.D195]" office:value-type="percentage" office:value="0.7596899225" calcext:value-type="percentage">
            <text:p>76%</text:p>
          </table:table-cell>
          <table:table-cell table:style-name="ce63"/>
          <table:table-cell table:style-name="ce29"/>
          <table:table-cell table:style-name="ce244" office:value-type="string" calcext:value-type="string">
            <text:p>Encontrados</text:p>
          </table:table-cell>
          <table:table-cell table:style-name="ce246" table:formula="of:=SUM([$'Gantt de Diseño'.F3:.F187])" office:value-type="float" office:value="206" calcext:value-type="float">
            <text:p>206</text:p>
          </table:table-cell>
          <table:table-cell table:style-name="ce212" table:formula="of:=[.I196]*1/[.I195]" office:value-type="percentage" office:value="0.7686567164" calcext:value-type="percentage" table:number-columns-spanned="1" table:number-rows-spanned="2">
            <text:p>77%</text:p>
          </table:table-cell>
          <table:table-cell/>
          <table:table-cell table:style-name="ce147"/>
          <table:table-cell table:style-name="ce185" office:value-type="string" calcext:value-type="string">
            <text:p>Ventas</text:p>
          </table:table-cell>
          <table:table-cell table:style-name="ce191"/>
          <table:table-cell table:style-name="ce191" table:formula="of:=SUMIFS([.$D$3:.$D$187]; [.$A$3:.$A$187]; [.M196])" office:value-type="float" office:value="19" calcext:value-type="float">
            <text:p>19</text:p>
          </table:table-cell>
          <table:table-cell table:style-name="ce191" table:formula="of:=SUMIFS([.$E$3:.$E$187]; [.$A$3:.$A$187]; [.M196])" office:value-type="float" office:value="2" calcext:value-type="float">
            <text:p>2</text:p>
          </table:table-cell>
          <table:table-cell table:style-name="ce55" table:formula="of:=SUMIFS([.$F$3:.$F$187]; [.$A$3:.$A$187]; [.$M196])" office:value-type="float" office:value="2" calcext:value-type="float">
            <text:p>2</text:p>
          </table:table-cell>
          <table:table-cell table:style-name="ce200" table:formula="of:=SUMIFS([.$F$3:.$F$187]; [.$L$3:.$L$187]; &quot;Pendiente&quot;; [.$A$3:.$A$187];[.$M196])" office:value-type="float" office:value="0" calcext:value-type="float">
            <text:p>0</text:p>
          </table:table-cell>
          <table:table-cell table:style-name="ce55" table:formula="of:=SUMIFS([.$F$3:.$F$187]; [.$L$3:.$L$187]; &quot;En Proceso&quot;; [.$A$3:.$A$187];[.$M196])" office:value-type="float" office:value="0" calcext:value-type="float">
            <text:p>0</text:p>
          </table:table-cell>
          <table:table-cell table:style-name="ce55" table:formula="of:=SUMIFS([.$F$3:.$F$187]; [.$L$3:.$L$187]; &quot;Completo&quot;; [.$A$3:.$A$187];[.$M196])" office:value-type="float" office:value="2" calcext:value-type="float">
            <text:p>2</text:p>
          </table:table-cell>
          <table:table-cell table:style-name="ce208" table:formula="of:=SUMIFS([.$F$3:.$F$187]; [.$L$3:.$L$187]; &quot;Completo&quot;; [.$A$3:.$A$187];[.M196]; [.$K$3:.$K$187]; &quot;Ernesto&quot;)/[.Q196]" office:value-type="percentage" office:value="0" calcext:value-type="percentage">
            <text:p>0%</text:p>
          </table:table-cell>
          <table:table-cell table:style-name="ce169" table:formula="of:=SUMIFS([.$F$3:.$F$187]; [.$L$3:.$L$187]; &quot;Completo&quot;; [.$A$3:.$A$187];[.M196]; [.$K$3:.$K$187]; &quot;Layla&quot;)/[.Q196]" office:value-type="percentage" office:value="1" calcext:value-type="percentage">
            <text:p>100%</text:p>
          </table:table-cell>
          <table:table-cell table:style-name="ce212" table:formula="of:=SUMIFS([.$F$3:.$F$187]; [.$L$3:.$L$187]; &quot;Completo&quot;; [.$A$3:.$A$187];[.M196]; [.$K$3:.$K$187]; &quot;Angel&quot;)/[.Q196]" office:value-type="percentage" office:value="0" calcext:value-type="percentage">
            <text:p>0%</text:p>
          </table:table-cell>
          <table:table-cell table:style-name="ce215" table:formula="of:=SUMIFS([.$F$3:.$F$187]; [.$L$3:.$L$187]; &quot;Completo&quot;; [.$A$3:.$A$187];[.$M196])/[.$Q196]"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2" office:value-type="string" calcext:value-type="string">
            <text:p>HU's Faltantes</text:p>
          </table:table-cell>
          <table:table-cell table:style-name="ce225" table:formula="of:=[.D195]-[.D196]" office:value-type="float" office:value="62" calcext:value-type="float">
            <text:p>62</text:p>
          </table:table-cell>
          <table:table-cell table:style-name="ce231" table:formula="of:=[.D197]*1/[.D195]" office:value-type="percentage" office:value="0.2403100775" calcext:value-type="percentage">
            <text:p>24%</text:p>
          </table:table-cell>
          <table:table-cell table:style-name="ce63"/>
          <table:table-cell table:style-name="ce29"/>
          <table:table-cell table:style-name="ce244" office:value-type="string" calcext:value-type="string">
            <text:p>Asignados</text:p>
          </table:table-cell>
          <table:table-cell table:style-name="ce246" table:formula="of:=SUM([.D207:.D209])" office:value-type="float" office:value="206" calcext:value-type="float">
            <text:p>206</text:p>
          </table:table-cell>
          <table:covered-table-cell table:style-name="ce250"/>
          <table:table-cell/>
          <table:table-cell table:style-name="ce183"/>
          <table:table-cell table:style-name="ce186" office:value-type="string" calcext:value-type="string">
            <text:p>Finanzas</text:p>
          </table:table-cell>
          <table:table-cell table:style-name="ce191" office:value-type="string" calcext:value-type="string">
            <text:p>Layla y Ernesto</text:p>
          </table:table-cell>
          <table:table-cell table:style-name="ce191" table:formula="of:=SUMIFS([.$D$3:.$D$187]; [.$A$3:.$A$187]; [.M197])" office:value-type="float" office:value="43" calcext:value-type="float">
            <text:p>43</text:p>
          </table:table-cell>
          <table:table-cell table:style-name="ce191" table:formula="of:=SUMIFS([.$E$3:.$E$187]; [.$A$3:.$A$187]; [.M197])" office:value-type="float" office:value="43" calcext:value-type="float">
            <text:p>43</text:p>
          </table:table-cell>
          <table:table-cell table:style-name="ce55" table:formula="of:=SUMIFS([.$F$3:.$F$187]; [.$A$3:.$A$187]; [.$M197])" office:value-type="float" office:value="43" calcext:value-type="float">
            <text:p>43</text:p>
          </table:table-cell>
          <table:table-cell table:style-name="ce200" table:formula="of:=SUMIFS([.$F$3:.$F$187]; [.$L$3:.$L$187]; &quot;Pendiente&quot;; [.$A$3:.$A$187];[.$M197])" office:value-type="float" office:value="0" calcext:value-type="float">
            <text:p>0</text:p>
          </table:table-cell>
          <table:table-cell table:style-name="ce55" table:formula="of:=SUMIFS([.$F$3:.$F$187]; [.$L$3:.$L$187]; &quot;En Proceso&quot;; [.$A$3:.$A$187];[.$M197])" office:value-type="float" office:value="0" calcext:value-type="float">
            <text:p>0</text:p>
          </table:table-cell>
          <table:table-cell table:style-name="ce55" table:formula="of:=SUMIFS([.$F$3:.$F$187]; [.$L$3:.$L$187]; &quot;Completo&quot;; [.$A$3:.$A$187];[.$M197])" office:value-type="float" office:value="43" calcext:value-type="float">
            <text:p>43</text:p>
          </table:table-cell>
          <table:table-cell table:style-name="ce208" table:formula="of:=SUMIFS([.$F$3:.$F$187]; [.$L$3:.$L$187]; &quot;Completo&quot;; [.$A$3:.$A$187];[.M197]; [.$K$3:.$K$187]; &quot;Ernesto&quot;)/[.Q197]" office:value-type="percentage" office:value="0.116279069767442" calcext:value-type="percentage">
            <text:p>12%</text:p>
          </table:table-cell>
          <table:table-cell table:style-name="ce169" table:formula="of:=SUMIFS([.$F$3:.$F$187]; [.$L$3:.$L$187]; &quot;Completo&quot;; [.$A$3:.$A$187];[.M197]; [.$K$3:.$K$187]; &quot;Layla&quot;)/[.Q197]" office:value-type="percentage" office:value="0.255813953488372" calcext:value-type="percentage">
            <text:p>26%</text:p>
          </table:table-cell>
          <table:table-cell table:style-name="ce212" table:formula="of:=SUMIFS([.$F$3:.$F$187]; [.$L$3:.$L$187]; &quot;Completo&quot;; [.$A$3:.$A$187];[.M197]; [.$K$3:.$K$187]; &quot;Angel&quot;)/[.Q197]" office:value-type="percentage" office:value="0.627906976744186" calcext:value-type="percentage">
            <text:p>63%</text:p>
          </table:table-cell>
          <table:table-cell table:style-name="ce215" table:formula="of:=SUMIFS([.$F$3:.$F$187]; [.$L$3:.$L$187]; &quot;Completo&quot;; [.$A$3:.$A$187];[.$M197])/[.$Q197]"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9"/>
          <table:table-cell/>
          <table:table-cell table:style-name="ce34"/>
          <table:table-cell table:style-name="ce63"/>
          <table:table-cell table:style-name="ce45"/>
          <table:table-cell table:style-name="ce243" office:value-type="string" calcext:value-type="string">
            <text:p>Sin asignar</text:p>
          </table:table-cell>
          <table:table-cell table:style-name="ce200" table:number-matrix-columns-spanned="1" table:number-matrix-rows-spanned="1" table:formula="of:=SUM(IF([.F3:.F187] &lt; [.D3:.D187]; [.D3:.D187] - [.F3:.F187]; 0))" office:value-type="float" office:value="62" calcext:value-type="float">
            <text:p>62</text:p>
          </table:table-cell>
          <table:table-cell table:style-name="ce212" table:formula="of:=[.I198]*1/[.I195]" office:value-type="percentage" office:value="0.2313432836" calcext:value-type="percentage">
            <text:p>23%</text:p>
          </table:table-cell>
          <table:table-cell table:style-name="ce63"/>
          <table:table-cell table:style-name="ce183"/>
          <table:table-cell table:style-name="ce186" office:value-type="string" calcext:value-type="string">
            <text:p>Contabilidad</text:p>
          </table:table-cell>
          <table:table-cell table:style-name="ce191" office:value-type="string" calcext:value-type="string">
            <text:p>Angel, Layla y Ernesto</text:p>
          </table:table-cell>
          <table:table-cell table:style-name="ce191" table:formula="of:=SUMIFS([.$D$3:.$D$187]; [.$A$3:.$A$187]; [.M198])" office:value-type="float" office:value="32" calcext:value-type="float">
            <text:p>32</text:p>
          </table:table-cell>
          <table:table-cell table:style-name="ce191" table:formula="of:=SUMIFS([.$E$3:.$E$187]; [.$A$3:.$A$187]; [.M198])" office:value-type="float" office:value="32" calcext:value-type="float">
            <text:p>32</text:p>
          </table:table-cell>
          <table:table-cell table:style-name="ce55" table:formula="of:=SUMIFS([.$F$3:.$F$187]; [.$A$3:.$A$187]; [.$M198])" office:value-type="float" office:value="34" calcext:value-type="float">
            <text:p>34</text:p>
          </table:table-cell>
          <table:table-cell table:style-name="ce200" table:formula="of:=SUMIFS([.$F$3:.$F$187]; [.$L$3:.$L$187]; &quot;Pendiente&quot;; [.$A$3:.$A$187];[.$M198])" office:value-type="float" office:value="0" calcext:value-type="float">
            <text:p>0</text:p>
          </table:table-cell>
          <table:table-cell table:style-name="ce55" table:formula="of:=SUMIFS([.$F$3:.$F$187]; [.$L$3:.$L$187]; &quot;En Proceso&quot;; [.$A$3:.$A$187];[.$M198])" office:value-type="float" office:value="0" calcext:value-type="float">
            <text:p>0</text:p>
          </table:table-cell>
          <table:table-cell table:style-name="ce55" table:formula="of:=SUMIFS([.$F$3:.$F$187]; [.$L$3:.$L$187]; &quot;Completo&quot;; [.$A$3:.$A$187];[.$M198])" office:value-type="float" office:value="34" calcext:value-type="float">
            <text:p>34</text:p>
          </table:table-cell>
          <table:table-cell table:style-name="ce208" table:formula="of:=IFERROR(    IF([.Q198]=0;0;       SUMIFS([.$F$3:.$F$187];[.$L$3:.$L$187];&quot;Completo&quot;;[.$A$3:.$A$187];[.M198];[.$K$3:.$K$187];&quot;Ernesto&quot;;[.$F$3:.$F$187];&quot;&gt;0&quot;) / [.Q198]    ); 0)" office:value-type="percentage" office:value="0.2647058824" calcext:value-type="percentage">
            <text:p>26%</text:p>
          </table:table-cell>
          <table:table-cell table:style-name="ce169" table:formula="of:=IFERROR(    IF([.R198]=0;0;       SUMIFS([.$F$3:.$F$187];[.$L$3:.$L$187];&quot;Completo&quot;;[.$A$3:.$A$187];[.O198];[.$K$3:.$K$187];&quot;Layla&quot;;[.$F$3:.$F$187];&quot;&gt;0&quot;) / [.R198]    ); 0)" office:value-type="percentage" office:value="0" calcext:value-type="percentage">
            <text:p>0%</text:p>
          </table:table-cell>
          <table:table-cell table:style-name="ce212" table:formula="of:=IFERROR(    IF([.S198]=0;0;       SUMIFS([.$F$3:.$F$187];[.$L$3:.$L$187];&quot;Angel&quot;;[.$A$3:.$A$187];[.P198];[.$K$3:.$K$187];&quot;Ernesto&quot;;[.$F$3:.$F$187];&quot;&gt;0&quot;) / [.S198]    ); 0)" office:value-type="percentage" office:value="0" calcext:value-type="percentage">
            <text:p>0%</text:p>
          </table:table-cell>
          <table:table-cell table:style-name="ce215" table:formula="of:=IFERROR(    IF([.$Q198]=0;0;       SUMIFS([.$F$3:.$F$187];[.$L$3:.$L$187];&quot;Completo&quot;;[.$A$3:.$A$187];[.$M198];[.$F$3:.$F$187];&quot;&gt;0&quot;) / [.$Q198]    ); 0)"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2" office:value-type="string" calcext:value-type="string">
            <text:p>Horas productivas reales</text:p>
          </table:table-cell>
          <table:table-cell table:style-name="ce226" table:formula="of:=(8-1.5)*(1-1.5/8)" office:value-type="float" office:value="5.28125" calcext:value-type="float">
            <text:p>5.28</text:p>
          </table:table-cell>
          <table:table-cell table:style-name="ce63"/>
          <table:table-cell table:style-name="ce63" table:formula="of:=[.I1944]" office:value-type="float" office:value="0" calcext:value-type="float">
            <text:p>0</text:p>
          </table:table-cell>
          <table:table-cell table:style-name="ce29"/>
          <table:table-cell table:style-name="ce244" office:value-type="string" calcext:value-type="string">
            <text:p>Total completadas</text:p>
          </table:table-cell>
          <table:table-cell table:style-name="ce247" table:formula="of:=[.F210]" office:value-type="float" office:value="173.1" calcext:value-type="float">
            <text:p>173.1</text:p>
          </table:table-cell>
          <table:table-cell table:style-name="ce251" table:formula="of:=[.I199]*1/[.I197]" office:value-type="percentage" office:value="0.8402912621" calcext:value-type="percentage">
            <text:p>84.03%</text:p>
          </table:table-cell>
          <table:table-cell table:style-name="ce63"/>
          <table:table-cell table:style-name="ce183"/>
          <table:table-cell table:style-name="ce186" office:value-type="string" calcext:value-type="string">
            <text:p>Activos Fijos</text:p>
          </table:table-cell>
          <table:table-cell table:style-name="ce191" office:value-type="string" calcext:value-type="string">
            <text:p>Angel y Ernesto</text:p>
          </table:table-cell>
          <table:table-cell table:style-name="ce191" table:formula="of:=SUMIFS([.$D$3:.$D$187]; [.$A$3:.$A$187]; [.M199])" office:value-type="float" office:value="28" calcext:value-type="float">
            <text:p>28</text:p>
          </table:table-cell>
          <table:table-cell table:style-name="ce191" table:formula="of:=SUMIFS([.$E$3:.$E$187]; [.$A$3:.$A$187]; [.M199])" office:value-type="float" office:value="28" calcext:value-type="float">
            <text:p>28</text:p>
          </table:table-cell>
          <table:table-cell table:style-name="ce55" table:formula="of:=SUMIFS([.$F$3:.$F$187]; [.$A$3:.$A$187]; [.$M199])" office:value-type="float" office:value="32" calcext:value-type="float">
            <text:p>32</text:p>
          </table:table-cell>
          <table:table-cell table:style-name="ce200" table:formula="of:=SUMIFS([.$F$3:.$F$187]; [.$L$3:.$L$187]; &quot;Pendiente&quot;; [.$A$3:.$A$187];[.$M199])" office:value-type="float" office:value="0" calcext:value-type="float">
            <text:p>0</text:p>
          </table:table-cell>
          <table:table-cell table:style-name="ce55" table:formula="of:=SUMIFS([.$F$3:.$F$187]; [.$L$3:.$L$187]; &quot;En Proceso&quot;; [.$A$3:.$A$187];[.$M199])" office:value-type="float" office:value="0" calcext:value-type="float">
            <text:p>0</text:p>
          </table:table-cell>
          <table:table-cell table:style-name="ce55" table:formula="of:=SUMIFS([.$F$3:.$F$187]; [.$L$3:.$L$187]; &quot;Completo&quot;; [.$A$3:.$A$187];[.$M199])" office:value-type="float" office:value="32" calcext:value-type="float">
            <text:p>32</text:p>
          </table:table-cell>
          <table:table-cell table:style-name="ce208" table:formula="of:=SUMIFS([.$F$3:.$F$187]; [.$L$3:.$L$187]; &quot;Completo&quot;; [.$A$3:.$A$187];[.M199]; [.$K$3:.$K$187]; &quot;Ernesto&quot;)/[.Q199]" office:value-type="percentage" office:value="0.15625" calcext:value-type="percentage">
            <text:p>16%</text:p>
          </table:table-cell>
          <table:table-cell table:style-name="ce169" table:formula="of:=SUMIFS([.$F$3:.$F$187]; [.$L$3:.$L$187]; &quot;Completo&quot;; [.$A$3:.$A$187];[.M199]; [.$K$3:.$K$187]; &quot;Layla&quot;)/[.Q199]" office:value-type="percentage" office:value="0.28125" calcext:value-type="percentage">
            <text:p>28%</text:p>
          </table:table-cell>
          <table:table-cell table:style-name="ce212" table:formula="of:=SUMIFS([.$F$3:.$F$187]; [.$L$3:.$L$187]; &quot;Completo&quot;; [.$A$3:.$A$187];[.M199]; [.$K$3:.$K$187]; &quot;Angel&quot;)/[.Q199]" office:value-type="percentage" office:value="0.5625" calcext:value-type="percentage">
            <text:p>56%</text:p>
          </table:table-cell>
          <table:table-cell table:style-name="ce215" table:formula="of:=SUMIFS([.$F$3:.$F$187]; [.$L$3:.$L$187]; &quot;Completo&quot;; [.$A$3:.$A$187];[.$M199])/[.$Q199]"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2" office:value-type="string" calcext:value-type="string">
            <text:p>Horas totales invertidas</text:p>
          </table:table-cell>
          <table:table-cell table:style-name="ce227" table:formula="of:=[.D192]*[.D199]" office:value-type="string" office:string-value="" calcext:value-type="error">
            <text:p>#NAME?</text:p>
          </table:table-cell>
          <table:table-cell table:style-name="ce63" table:number-columns-repeated="7"/>
          <table:table-cell table:style-name="ce183"/>
          <table:table-cell table:style-name="ce186" office:value-type="string" calcext:value-type="string">
            <text:p>RR.HH</text:p>
          </table:table-cell>
          <table:table-cell table:style-name="ce191" office:value-type="string" calcext:value-type="string">
            <text:p>Layla y Angel</text:p>
          </table:table-cell>
          <table:table-cell table:style-name="ce191" table:formula="of:=SUMIFS([.$D$3:.$D$187]; [.$A$3:.$A$187]; [.M200])" office:value-type="float" office:value="47" calcext:value-type="float">
            <text:p>47</text:p>
          </table:table-cell>
          <table:table-cell table:style-name="ce191" table:formula="of:=SUMIFS([.$E$3:.$E$187]; [.$A$3:.$A$187]; [.M200])" office:value-type="float" office:value="47" calcext:value-type="float">
            <text:p>47</text:p>
          </table:table-cell>
          <table:table-cell table:style-name="ce55" table:formula="of:=SUMIFS([.$F$3:.$F$187]; [.$A$3:.$A$187]; [.$M200])" office:value-type="float" office:value="47" calcext:value-type="float">
            <text:p>47</text:p>
          </table:table-cell>
          <table:table-cell table:style-name="ce200" table:formula="of:=SUMIFS([.$F$3:.$F$187]; [.$L$3:.$L$187]; &quot;Pendiente&quot;; [.$A$3:.$A$187];[.$M200])" office:value-type="float" office:value="0" calcext:value-type="float">
            <text:p>0</text:p>
          </table:table-cell>
          <table:table-cell table:style-name="ce55" table:formula="of:=SUMIFS([.$F$3:.$F$187]; [.$L$3:.$L$187]; &quot;En Proceso&quot;; [.$A$3:.$A$187];[.$M200])" office:value-type="float" office:value="0" calcext:value-type="float">
            <text:p>0</text:p>
          </table:table-cell>
          <table:table-cell table:style-name="ce55" table:formula="of:=SUMIFS([.$F$3:.$F$187]; [.$L$3:.$L$187]; &quot;Completo&quot;; [.$A$3:.$A$187];[.$M200])" office:value-type="float" office:value="47" calcext:value-type="float">
            <text:p>47</text:p>
          </table:table-cell>
          <table:table-cell table:style-name="ce208" table:formula="of:=SUMIFS([.$F$3:.$F$187]; [.$L$3:.$L$187]; &quot;Completo&quot;; [.$A$3:.$A$187];[.M200]; [.$K$3:.$K$187]; &quot;Ernesto&quot;)/[.Q200]" office:value-type="percentage" office:value="0.382978723404255" calcext:value-type="percentage">
            <text:p>38%</text:p>
          </table:table-cell>
          <table:table-cell table:style-name="ce169" table:formula="of:=SUMIFS([.$F$3:.$F$187]; [.$L$3:.$L$187]; &quot;Completo&quot;; [.$A$3:.$A$187];[.M200]; [.$K$3:.$K$187]; &quot;Layla&quot;)/[.Q200]" office:value-type="percentage" office:value="0.361702127659574" calcext:value-type="percentage">
            <text:p>36%</text:p>
          </table:table-cell>
          <table:table-cell table:style-name="ce212" table:formula="of:=SUMIFS([.$F$3:.$F$187]; [.$L$3:.$L$187]; &quot;Completo&quot;; [.$A$3:.$A$187];[.M200]; [.$K$3:.$K$187]; &quot;Angel&quot;)/[.Q200]" office:value-type="percentage" office:value="0.25531914893617" calcext:value-type="percentage">
            <text:p>26%</text:p>
          </table:table-cell>
          <table:table-cell table:style-name="ce215" table:formula="of:=SUMIFS([.$F$3:.$F$187]; [.$L$3:.$L$187]; &quot;Completo&quot;; [.$A$3:.$A$187];[.$M200])/[.$Q200]" office:value-type="percentage" office:value="1" calcext:value-type="percentage">
            <text:p>100%</text:p>
          </table:table-cell>
          <table:table-cell table:style-name="ce63" table:number-columns-repeated="29"/>
          <table:table-cell table:number-columns-repeated="971"/>
        </table:table-row>
        <table:table-row table:style-name="ro1">
          <table:table-cell table:style-name="ce63" table:number-columns-repeated="2"/>
          <table:table-cell table:style-name="ce222" office:value-type="string" calcext:value-type="string">
            <text:p>Horas por pantallas completadas</text:p>
          </table:table-cell>
          <table:table-cell table:style-name="ce227" table:formula="of:=[.D200]/[.I199]" office:value-type="string" office:string-value="" calcext:value-type="error">
            <text:p>#NAME?</text:p>
          </table:table-cell>
          <table:table-cell table:style-name="ce63" table:number-columns-repeated="2"/>
          <table:table-cell table:style-name="ce45" table:number-columns-repeated="2"/>
          <table:table-cell table:number-columns-repeated="2"/>
          <table:table-cell table:style-name="ce63"/>
          <table:table-cell table:style-name="ce148"/>
          <table:table-cell table:style-name="ce186" office:value-type="string" calcext:value-type="string">
            <text:p>Produccion</text:p>
          </table:table-cell>
          <table:table-cell table:style-name="ce192"/>
          <table:table-cell table:style-name="ce191" table:formula="of:=SUMIFS([.$D$3:.$D$187]; [.$A$3:.$A$187]; [.M201])" office:value-type="float" office:value="41" calcext:value-type="float">
            <text:p>41</text:p>
          </table:table-cell>
          <table:table-cell table:style-name="ce191" table:formula="of:=SUMIFS([.$E$3:.$E$187]; [.$A$3:.$A$187]; [.M201])" office:value-type="float" office:value="0" calcext:value-type="float">
            <text:p>0</text:p>
          </table:table-cell>
          <table:table-cell table:style-name="ce133" table:formula="of:=SUMIFS([.$F$3:.$F$187]; [.$A$3:.$A$187]; [.$M201])" office:value-type="float" office:value="0" calcext:value-type="float">
            <text:p>0</text:p>
          </table:table-cell>
          <table:table-cell table:style-name="ce201" table:formula="of:=SUMIFS([.$F$3:.$F$187]; [.$L$3:.$L$187]; &quot;Pendiente&quot;; [.$A$3:.$A$187];[.$M201])" office:value-type="float" office:value="0" calcext:value-type="float">
            <text:p>0</text:p>
          </table:table-cell>
          <table:table-cell table:style-name="ce133" table:formula="of:=SUMIFS([.$F$3:.$F$187]; [.$L$3:.$L$187]; &quot;En Proceso&quot;; [.$A$3:.$A$187];[.$M201])" office:value-type="float" office:value="0" calcext:value-type="float">
            <text:p>0</text:p>
          </table:table-cell>
          <table:table-cell table:style-name="ce133" table:formula="of:=SUMIFS([.$F$3:.$F$187]; [.$L$3:.$L$187]; &quot;Completo&quot;; [.$A$3:.$A$187];[.$M201])" office:value-type="float" office:value="0" calcext:value-type="float">
            <text:p>0</text:p>
          </table:table-cell>
          <table:table-cell table:style-name="ce209" table:formula="of:=IFERROR(    IF([.Q201]=0;0;       SUMIFS([.$F$3:.$F$187];[.$L$3:.$L$187];&quot;Completo&quot;;[.$A$3:.$A$187];[.M201];[.$K$3:.$K$187];&quot;Ernesto&quot;;[.$F$3:.$F$187];&quot;&gt;0&quot;) / [.Q201]    ); 0)" office:value-type="percentage" office:value="0" calcext:value-type="percentage">
            <text:p>0%</text:p>
          </table:table-cell>
          <table:table-cell table:style-name="ce170" table:formula="of:=IFERROR(    IF([.R201]=0;0;       SUMIFS([.$F$3:.$F$187];[.$L$3:.$L$187];&quot;Completo&quot;;[.$A$3:.$A$187];[.O201];[.$K$3:.$K$187];&quot;Layla&quot;;[.$F$3:.$F$187];&quot;&gt;0&quot;) / [.R201]    ); 0)" office:value-type="percentage" office:value="0" calcext:value-type="percentage">
            <text:p>0%</text:p>
          </table:table-cell>
          <table:table-cell table:style-name="ce213" table:formula="of:=IFERROR(    IF([.S201]=0;0;       SUMIFS([.$F$3:.$F$187];[.$L$3:.$L$187];&quot;Completo&quot;;[.$A$3:.$A$187];[.P201];[.$K$3:.$K$187];&quot;Angel&quot;;[.$F$3:.$F$187];&quot;&gt;0&quot;) / [.S201]    ); 0)" office:value-type="percentage" office:value="0" calcext:value-type="percentage">
            <text:p>0%</text:p>
          </table:table-cell>
          <table:table-cell table:style-name="ce215" table:formula="of:=IFERROR(    IF([.$Q201]=0;0;       SUMIFS([.$F$3:.$F$187];[.$L$3:.$L$187];&quot;Completo&quot;;[.$A$3:.$A$187];[.$M201];[.$F$3:.$F$187];&quot;&gt;0&quot;) / [.$Q201]    ); 0)" office:value-type="percentage" office:value="0" calcext:value-type="percentage">
            <text:p>0%</text:p>
          </table:table-cell>
          <table:table-cell table:number-columns-repeated="4"/>
          <table:table-cell table:style-name="ce63" table:number-columns-repeated="13"/>
          <table:table-cell/>
          <table:table-cell table:style-name="ce157"/>
          <table:table-cell/>
          <table:table-cell table:style-name="ce63" table:number-columns-repeated="9"/>
          <table:table-cell table:number-columns-repeated="971"/>
        </table:table-row>
        <table:table-row table:style-name="ro1">
          <table:table-cell table:style-name="ce63" table:number-columns-repeated="2"/>
          <table:table-cell table:style-name="ce222" office:value-type="string" calcext:value-type="string">
            <text:p>Horas por pantallas pendientes</text:p>
          </table:table-cell>
          <table:table-cell table:style-name="ce226" table:formula="of:=[.D201]*([.I196]+[.I198])" office:value-type="string" office:string-value="" calcext:value-type="error">
            <text:p>#NAME?</text:p>
          </table:table-cell>
          <table:table-cell table:style-name="ce63"/>
          <table:table-cell table:number-columns-repeated="2"/>
          <table:table-cell table:style-name="ce127" table:number-columns-spanned="2" table:number-rows-spanned="1"/>
          <table:covered-table-cell table:style-name="ce193"/>
          <table:table-cell table:style-name="ce252"/>
          <table:table-cell table:style-name="ce63"/>
          <table:table-cell table:style-name="ce149"/>
          <table:table-cell table:style-name="ce187" office:value-type="string" calcext:value-type="string" table:number-columns-spanned="2" table:number-rows-spanned="1">
            <text:p>Total</text:p>
          </table:table-cell>
          <table:covered-table-cell table:style-name="ce193"/>
          <table:table-cell table:style-name="ce196" table:formula="of:=SUM([.O194:.O201])" office:value-type="float" office:value="258" calcext:value-type="float">
            <text:p>258</text:p>
          </table:table-cell>
          <table:table-cell table:style-name="ce196" table:formula="of:=SUM([.P194:.P201])" office:value-type="float" office:value="196" calcext:value-type="float">
            <text:p>196</text:p>
          </table:table-cell>
          <table:table-cell table:style-name="ce197" table:formula="of:=SUM([.Q194:.Q201])" office:value-type="float" office:value="206" calcext:value-type="float">
            <text:p>206</text:p>
          </table:table-cell>
          <table:table-cell table:style-name="ce202" table:formula="of:=SUM([.R194:.R201])" office:value-type="float" office:value="0" calcext:value-type="float">
            <text:p>0</text:p>
          </table:table-cell>
          <table:table-cell table:style-name="ce202" table:formula="of:=SUM([.S194:.S201])" office:value-type="float" office:value="0" calcext:value-type="float">
            <text:p>0</text:p>
          </table:table-cell>
          <table:table-cell table:style-name="ce202" table:formula="of:=SUM([.T194:.T201])" office:value-type="float" office:value="206" calcext:value-type="float">
            <text:p>206</text:p>
          </table:table-cell>
          <table:table-cell table:style-name="ce278" table:formula="of:=SUM([.U194:.U201])" office:value-type="percentage" office:value="2.1702136755717" calcext:value-type="percentage">
            <text:p>217%</text:p>
          </table:table-cell>
          <table:table-cell table:style-name="ce278" table:formula="of:=SUM([.V194:.V201])" office:value-type="percentage" office:value="2.43448036686223" calcext:value-type="percentage">
            <text:p>243%</text:p>
          </table:table-cell>
          <table:table-cell table:style-name="ce278" table:formula="of:=SUM([.W194:.W201])" office:value-type="percentage" office:value="1.66001183996607" calcext:value-type="percentage">
            <text:p>166%</text:p>
          </table:table-cell>
          <table:table-cell table:style-name="ce216" table:formula="of:=[.T202]/[.Q202]" office:value-type="percentage" office:value="1" calcext:value-type="percentage">
            <text:p>100.00%</text:p>
          </table:table-cell>
          <table:table-cell table:number-columns-repeated="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223" office:value-type="string" calcext:value-type="string">
            <text:p>Días para terminar</text:p>
          </table:table-cell>
          <table:table-cell table:style-name="ce228" table:formula="of:=([.I196] * ([.D200] / [.I199])) / [.D199]" office:value-type="string" office:string-value="" calcext:value-type="error">
            <text:p>#NAME?</text:p>
          </table:table-cell>
          <table:table-cell table:style-name="ce63" table:number-columns-repeated="3"/>
          <table:table-cell table:style-name="ce128" office:value-type="string" calcext:value-type="string" table:number-columns-spanned="2" table:number-rows-spanned="1">
            <text:p>Total del avance real</text:p>
          </table:table-cell>
          <table:covered-table-cell table:style-name="ce248"/>
          <table:table-cell table:style-name="ce139" table:formula="of:=SUM([.H207:.H209])" office:value-type="percentage" office:value="0.8402912621" calcext:value-type="percentage">
            <text:p>84.03%</text:p>
          </table:table-cell>
          <table:table-cell/>
          <table:table-cell table:style-name="ce63" table:number-columns-repeated="3"/>
          <table:table-cell table:style-name="ce157"/>
          <table:table-cell table:style-name="ce63" table:number-columns-repeated="9"/>
          <table:table-cell table:number-columns-repeated="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14"/>
          <table:table-cell table:style-name="ce34"/>
          <table:table-cell table:style-name="ce63" table:number-columns-repeated="4"/>
          <table:table-cell table:number-columns-repeated="2"/>
          <table:table-cell table:style-name="ce63" table:number-columns-repeated="2"/>
          <table:table-cell table:style-name="ce262" office:value-type="string" calcext:value-type="string">
            <text:p>Avance de HU construidas</text:p>
          </table:table-cell>
          <table:table-cell table:style-name="ce266" table:formula="of:=[.P202]/SUM([.D3:.D187])" office:value-type="percentage" office:value="0.7596899225" calcext:value-type="percentage">
            <text:p>75.97%</text:p>
          </table:table-cell>
          <table:table-cell table:style-name="ce157"/>
          <table:table-cell table:style-name="ce63"/>
          <table:table-cell table:style-name="ce63" office:value-type="string" calcext:value-type="string">
            <text:p><text:s/></text:p>
          </table:table-cell>
          <table:table-cell table:style-name="ce63" table:number-columns-repeated="7"/>
          <table:table-cell table:number-columns-repeated="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55"/>
          <table:table-cell table:style-name="ce63" table:number-columns-repeated="5"/>
          <table:table-cell table:number-columns-repeated="2"/>
          <table:table-cell table:style-name="ce63" table:number-columns-repeated="2"/>
          <table:table-cell table:style-name="ce34" table:number-columns-repeated="2"/>
          <table:table-cell table:style-name="ce157"/>
          <table:table-cell table:style-name="ce63" table:number-columns-repeated="9"/>
          <table:table-cell table:number-columns-repeated="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55"/>
          <table:table-cell table:style-name="ce130" office:value-type="string" calcext:value-type="string">
            <text:p>Cantidad de pantallas</text:p>
          </table:table-cell>
          <table:table-cell table:style-name="ce130" office:value-type="string" calcext:value-type="string">
            <text:p>% de pantallas asignadas</text:p>
          </table:table-cell>
          <table:table-cell table:style-name="ce130" office:value-type="string" calcext:value-type="string">
            <text:p>Total pantallas completadas</text:p>
          </table:table-cell>
          <table:table-cell table:style-name="ce130" office:value-type="string" calcext:value-type="string">
            <text:p>% Avance en relacion de lo asignado</text:p>
          </table:table-cell>
          <table:table-cell table:style-name="ce130" office:value-type="string" calcext:value-type="string">
            <text:p>% avance real en el proyecto</text:p>
          </table:table-cell>
          <table:table-cell table:number-columns-repeated="2"/>
          <table:table-cell table:style-name="ce63" table:number-columns-repeated="2"/>
          <table:table-cell table:style-name="ce262" office:value-type="string" calcext:value-type="string">
            <text:p>Avance del Proyecto</text:p>
          </table:table-cell>
          <table:table-cell table:style-name="ce266" table:formula="of:=[.T202]/[.Q202]" office:value-type="percentage" office:value="1" calcext:value-type="percentage">
            <text:p>100.00%</text:p>
          </table:table-cell>
          <table:table-cell table:style-name="ce157"/>
          <table:table-cell table:style-name="ce63" table:number-columns-repeated="9"/>
          <table:table-cell table:number-columns-repeated="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117" office:value-type="string" calcext:value-type="string">
            <text:p>Ernesto</text:p>
          </table:table-cell>
          <table:table-cell table:style-name="ce131" table:formula="of:=SUMIFS([.F3:.F187]; [.K3:.K187]; &quot;Ernesto&quot;)" office:value-type="float" office:value="68" calcext:value-type="float">
            <text:p>68</text:p>
          </table:table-cell>
          <table:table-cell table:style-name="ce142" table:formula="of:=[.D207]/[.I196]" office:value-type="percentage" office:value="0.3300970874" calcext:value-type="percentage">
            <text:p>33.01%</text:p>
          </table:table-cell>
          <table:table-cell table:style-name="ce131" table:formula="of:=SUMPRODUCT(([.$K3:.$K187]=&quot;Ernesto&quot;)*([.$L3:.$L187]=&quot;Completo&quot;)*([.$F3:.$F187])*([.$J3:.$J187]))" office:value-type="float" office:value="58.1" calcext:value-type="float">
            <text:p>58.1</text:p>
          </table:table-cell>
          <table:table-cell table:style-name="ce142" table:formula="of:=SUMPRODUCT([.F207] / SUMIF([.K3:.K187]; &quot;Ernesto&quot;; [.F3:.F187]))" office:value-type="percentage" office:value="0.8544117647" calcext:value-type="percentage">
            <text:p>85.44%</text:p>
          </table:table-cell>
          <table:table-cell table:style-name="ce142" table:formula="of:=[.F207]/[.I196]" office:value-type="percentage" office:value="0.282038835" calcext:value-type="percentage">
            <text:p>28.20%</text:p>
          </table:table-cell>
          <table:table-cell table:number-columns-repeated="4"/>
          <table:table-cell table:style-name="ce34" table:number-columns-repeated="2"/>
          <table:table-cell table:number-columns-repeated="14"/>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117" office:value-type="string" calcext:value-type="string">
            <text:p>Layla</text:p>
          </table:table-cell>
          <table:table-cell table:style-name="ce131" table:formula="of:=SUMIFS([.F3:.F187]; [.K3:.K187]; &quot;Layla&quot;)" office:value-type="float" office:value="58" calcext:value-type="float">
            <text:p>58</text:p>
          </table:table-cell>
          <table:table-cell table:style-name="ce142" table:formula="of:=[.D208]/[.I196]" office:value-type="percentage" office:value="0.2815533981" calcext:value-type="percentage">
            <text:p>28.16%</text:p>
          </table:table-cell>
          <table:table-cell table:style-name="ce131" table:formula="of:=SUMPRODUCT(([.$K4:.$K189]=&quot;Layla&quot;)*([.$L4:.$L189]=&quot;Completo&quot;)*([.$F4:.$F189])*([.$J4:.$J189]))" office:value-type="float" office:value="47" calcext:value-type="float">
            <text:p>47</text:p>
          </table:table-cell>
          <table:table-cell table:style-name="ce142" table:formula="of:=SUMPRODUCT([.F208] / SUMIF([.K4:.K189]; &quot;Layla&quot;; [.F4:.F189]))" office:value-type="percentage" office:value="0.8103448276" calcext:value-type="percentage">
            <text:p>81.03%</text:p>
          </table:table-cell>
          <table:table-cell table:style-name="ce142" table:formula="of:=[.F208]/[.I196]" office:value-type="percentage" office:value="0.2281553398" calcext:value-type="percentage">
            <text:p>22.82%</text:p>
          </table:table-cell>
          <table:table-cell/>
          <table:table-cell table:style-name="ce253"/>
          <table:table-cell table:style-name="ce138"/>
          <table:table-cell table:number-columns-repeated="17"/>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117" office:value-type="string" calcext:value-type="string">
            <text:p>Angel</text:p>
          </table:table-cell>
          <table:table-cell table:style-name="ce131" table:formula="of:=SUMIFS([.F3:.F187]; [.K3:.K187]; &quot;Angel&quot;)" office:value-type="float" office:value="80" calcext:value-type="float">
            <text:p>80</text:p>
          </table:table-cell>
          <table:table-cell table:style-name="ce142" table:formula="of:=[.D209]/[.I196]" office:value-type="percentage" office:value="0.3883495146" calcext:value-type="percentage">
            <text:p>38.83%</text:p>
          </table:table-cell>
          <table:table-cell table:style-name="ce131" table:formula="of:=SUMPRODUCT(([.$K5:.$K190]=&quot;Angel&quot;)*([.$L5:.$L190]=&quot;Completo&quot;)*([.$F5:.$F190])*([.$J5:.$J190]))" office:value-type="float" office:value="68" calcext:value-type="float">
            <text:p>68</text:p>
          </table:table-cell>
          <table:table-cell table:style-name="ce142" table:formula="of:=SUMPRODUCT([.F209] / SUMIF([.K5:.K190]; &quot;Angel&quot;; [.F5:.F190]))" office:value-type="percentage" office:value="0.85" calcext:value-type="percentage">
            <text:p>85.00%</text:p>
          </table:table-cell>
          <table:table-cell table:style-name="ce142" table:formula="of:=[.F209]/[.I196]" office:value-type="percentage" office:value="0.3300970874" calcext:value-type="percentage">
            <text:p>33.01%</text:p>
          </table:table-cell>
          <table:table-cell table:number-columns-repeated="20"/>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117" office:value-type="string" calcext:value-type="string">
            <text:p>Total</text:p>
          </table:table-cell>
          <table:table-cell table:style-name="ce131" table:formula="of:=SUM([.D207:.D209])" office:value-type="float" office:value="206" calcext:value-type="float">
            <text:p>206</text:p>
          </table:table-cell>
          <table:table-cell table:style-name="ce142" table:formula="of:=SUM([.E207:.E209])" office:value-type="percentage" office:value="1.0000000001" calcext:value-type="percentage">
            <text:p>100.00%</text:p>
          </table:table-cell>
          <table:table-cell table:style-name="ce131" table:formula="of:=SUM([.F207:.F209])" office:value-type="float" office:value="173.1" calcext:value-type="float">
            <text:p>173.1</text:p>
          </table:table-cell>
          <table:table-cell table:style-name="ce131"/>
          <table:table-cell table:style-name="ce142" table:formula="of:=SUM([.H207:.H209])" office:value-type="percentage" office:value="0.8402912621" calcext:value-type="percentage">
            <text:p>84.03%</text:p>
          </table:table-cell>
          <table:table-cell table:number-columns-repeated="2"/>
          <table:table-cell table:style-name="ce63"/>
          <table:table-cell table:number-columns-repeated="17"/>
          <table:table-cell table:style-name="ce63" table:number-columns-repeated="11"/>
          <table:table-cell table:number-columns-repeated="13"/>
          <table:table-cell table:style-name="ce63"/>
          <table:table-cell table:number-columns-repeated="971"/>
        </table:table-row>
        <table:table-row table:style-name="ro1" table:number-rows-repeated="2">
          <table:table-cell table:style-name="ce63" table:number-columns-repeated="2"/>
          <table:table-cell table:style-name="ce55"/>
          <table:table-cell table:style-name="ce63" table:number-columns-repeated="3"/>
          <table:table-cell table:style-name="ce148" table:number-columns-repeated="2"/>
          <table:table-cell table:number-columns-repeated="2"/>
          <table:table-cell table:style-name="ce63"/>
          <table:table-cell table:number-columns-repeated="17"/>
          <table:table-cell table:style-name="ce63" table:number-columns-repeated="11"/>
          <table:table-cell table:number-columns-repeated="13"/>
          <table:table-cell table:style-name="ce63"/>
          <table:table-cell table:number-columns-repeated="971"/>
        </table:table-row>
        <table:table-row table:style-name="ro1">
          <table:table-cell table:style-name="ce63"/>
          <table:table-cell table:number-columns-repeated="27"/>
          <table:table-cell table:style-name="ce63" table:number-columns-repeated="11"/>
          <table:table-cell table:number-columns-repeated="13"/>
          <table:table-cell table:style-name="ce63"/>
          <table:table-cell table:number-columns-repeated="971"/>
        </table:table-row>
        <table:table-row table:style-name="ro1" table:number-rows-repeated="4">
          <table:table-cell table:style-name="ce63"/>
          <table:table-cell table:number-columns-repeated="27"/>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55"/>
          <table:table-cell table:style-name="ce63" table:number-columns-repeated="5"/>
          <table:table-cell table:number-columns-repeated="2"/>
          <table:table-cell table:style-name="ce63"/>
          <table:table-cell table:number-columns-repeated="17"/>
          <table:table-cell table:style-name="ce63" table:number-columns-repeated="11"/>
          <table:table-cell table:number-columns-repeated="13"/>
          <table:table-cell table:style-name="ce63"/>
          <table:table-cell table:number-columns-repeated="971"/>
        </table:table-row>
        <table:table-row table:style-name="ro1">
          <table:table-cell table:style-name="ce63" table:number-columns-repeated="2"/>
          <table:table-cell table:style-name="ce55"/>
          <table:table-cell table:style-name="ce63" table:number-columns-repeated="5"/>
          <table:table-cell table:number-columns-repeated="2"/>
          <table:table-cell table:style-name="ce63"/>
          <table:table-cell table:number-columns-repeated="16"/>
          <table:table-cell table:style-name="ce63" table:number-columns-repeated="26"/>
          <table:table-cell table:number-columns-repeated="971"/>
        </table:table-row>
        <table:table-row table:style-name="ro1">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number-rows-repeated="709">
          <table:table-cell table:style-name="ce63" table:number-columns-repeated="2"/>
          <table:table-cell table:style-name="ce55"/>
          <table:table-cell table:style-name="ce63" table:number-columns-repeated="9"/>
          <table:table-cell table:style-name="ce157" table:number-columns-repeated="6"/>
          <table:table-cell table:style-name="ce63" table:number-columns-repeated="35"/>
          <table:table-cell table:number-columns-repeated="971"/>
        </table:table-row>
        <table:table-row table:style-name="ro1" table:number-rows-repeated="213">
          <table:table-cell table:style-name="ce63" table:number-columns-repeated="2"/>
          <table:table-cell table:style-name="ce55"/>
          <table:table-cell table:style-name="ce63" table:number-columns-repeated="50"/>
          <table:table-cell table:number-columns-repeated="971"/>
        </table:table-row>
        <table:table-row table:style-name="ro8" table:number-rows-repeated="1047432">
          <table:table-cell table:number-columns-repeated="1024"/>
        </table:table-row>
        <table:table-row table:style-name="ro8">
          <table:table-cell table:number-columns-repeated="1024"/>
        </table:table-row>
      </table:table>
      <table:table table:name="Dashboard Diseño" table:style-name="ta4">
        <table:table-column table:style-name="co10"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0" table:number-columns-repeated="1018" table:default-cell-style-name="Default"/>
        <table:table-row table:style-name="ro1">
          <table:table-cell table:number-columns-repeated="13"/>
          <table:table-cell table:style-name="ce55"/>
          <table:table-cell table:number-columns-repeated="1010"/>
        </table:table-row>
        <table:table-row table:style-name="ro13">
          <table:table-cell/>
          <table:table-cell table:style-name="ce283" office:value-type="string" calcext:value-type="string">
            <text:p>Días en el proyecto</text:p>
          </table:table-cell>
          <table:table-cell table:style-name="ce283" table:formula="of:=_xlfn.networkdays.intl(DATE(2025;10;18); TODAY(); 11)" office:value-type="string" office:string-value="" calcext:value-type="error">
            <text:p>#NAME?</text:p>
          </table:table-cell>
          <table:table-cell table:number-columns-repeated="10"/>
          <table:table-cell table:style-name="ce55"/>
          <table:table-cell table:number-columns-repeated="1010"/>
        </table:table-row>
        <table:table-row table:style-name="ro14">
          <table:table-cell/>
          <table:table-cell table:style-name="ce284" office:value-type="string" calcext:value-type="string">
            <text:p>Total del avance real</text:p>
          </table:table-cell>
          <table:table-cell table:style-name="ce291" table:formula="of:=[.H11]" office:value-type="percentage" office:value="0.8402912621" calcext:value-type="percentage">
            <text:p>84.03%</text:p>
          </table:table-cell>
          <table:table-cell table:number-columns-repeated="10"/>
          <table:table-cell table:style-name="ce55"/>
          <table:table-cell table:number-columns-repeated="1010"/>
        </table:table-row>
        <table:table-row table:style-name="ro1" table:number-rows-repeated="2">
          <table:table-cell table:number-columns-repeated="13"/>
          <table:table-cell table:style-name="ce55"/>
          <table:table-cell table:number-columns-repeated="1010"/>
        </table:table-row>
        <table:table-row table:style-name="ro1">
          <table:table-cell table:number-columns-repeated="2"/>
          <table:table-cell table:style-name="ce286" office:value-type="string" calcext:value-type="string">
            <text:p>Cantidad</text:p>
          </table:table-cell>
          <table:table-cell table:style-name="ce299" office:value-type="string" calcext:value-type="string">
            <text:p>Porcentaje</text:p>
          </table:table-cell>
          <table:table-cell/>
          <table:table-cell table:style-name="ce286" office:value-type="string" calcext:value-type="string">
            <text:p>Flujos y/o pantallas </text:p>
          </table:table-cell>
          <table:table-cell table:style-name="ce299" office:value-type="string" calcext:value-type="string">
            <text:p>Cantidad</text:p>
          </table:table-cell>
          <table:table-cell table:style-name="ce299" office:value-type="string" calcext:value-type="string">
            <text:p>Porcentaje</text:p>
          </table:table-cell>
          <table:table-cell table:number-columns-repeated="5"/>
          <table:table-cell table:style-name="ce55"/>
          <table:table-cell table:number-columns-repeated="1010"/>
        </table:table-row>
        <table:table-row table:style-name="ro1">
          <table:table-cell/>
          <table:table-cell table:style-name="ce221" office:value-type="string" calcext:value-type="string">
            <text:p>Cantidad de HU's Esperadas</text:p>
          </table:table-cell>
          <table:table-cell table:style-name="ce130" table:formula="of:=SUM([$'Gantt de Diseño'.D3:.D187])" office:value-type="float" office:value="258" calcext:value-type="float">
            <text:p>258</text:p>
          </table:table-cell>
          <table:table-cell table:style-name="ce300" office:value-type="percentage" office:value="1" calcext:value-type="percentage">
            <text:p>100%</text:p>
          </table:table-cell>
          <table:table-cell/>
          <table:table-cell table:style-name="ce243" office:value-type="string" calcext:value-type="string">
            <text:p>Esperadas</text:p>
          </table:table-cell>
          <table:table-cell table:style-name="ce131" table:formula="of:=[.G8]+[.G10]" office:value-type="float" office:value="268" calcext:value-type="float">
            <text:p>268</text:p>
          </table:table-cell>
          <table:table-cell table:style-name="ce131"/>
          <table:table-cell table:number-columns-repeated="5"/>
          <table:table-cell table:style-name="ce55"/>
          <table:table-cell table:number-columns-repeated="1010"/>
        </table:table-row>
        <table:table-row table:style-name="ro1">
          <table:table-cell/>
          <table:table-cell table:style-name="ce221" office:value-type="string" calcext:value-type="string">
            <text:p>HU's Reales (Listas)</text:p>
          </table:table-cell>
          <table:table-cell table:style-name="ce130" table:formula="of:=SUM([$'Gantt de Diseño'.E3:.E187])" office:value-type="float" office:value="196" calcext:value-type="float">
            <text:p>196</text:p>
          </table:table-cell>
          <table:table-cell table:style-name="ce300" table:formula="of:=[.C8]*1/[.C7]" office:value-type="percentage" office:value="0.7596899225" calcext:value-type="percentage">
            <text:p>76%</text:p>
          </table:table-cell>
          <table:table-cell/>
          <table:table-cell table:style-name="ce244" office:value-type="string" calcext:value-type="string">
            <text:p>Encontrados</text:p>
          </table:table-cell>
          <table:table-cell table:style-name="ce130" table:formula="of:=SUM([$'Gantt de Diseño'.F3:.F187])" office:value-type="float" office:value="206" calcext:value-type="float">
            <text:p>206</text:p>
          </table:table-cell>
          <table:table-cell table:style-name="ce300" table:formula="of:=[.G8]*1/[.G7]" office:value-type="percentage" office:value="0.7686567164" calcext:value-type="percentage" table:number-columns-spanned="1" table:number-rows-spanned="2">
            <text:p>77%</text:p>
          </table:table-cell>
          <table:table-cell table:number-columns-repeated="5"/>
          <table:table-cell table:style-name="ce55"/>
          <table:table-cell table:number-columns-repeated="1010"/>
        </table:table-row>
        <table:table-row table:style-name="ro1">
          <table:table-cell/>
          <table:table-cell table:style-name="ce222" office:value-type="string" calcext:value-type="string">
            <text:p>HU's Faltantes</text:p>
          </table:table-cell>
          <table:table-cell table:style-name="ce292" table:formula="of:=[.C7]-[.C8]" office:value-type="float" office:value="62" calcext:value-type="float">
            <text:p>62</text:p>
          </table:table-cell>
          <table:table-cell table:style-name="ce300" table:formula="of:=[.C9]*1/[.C7]" office:value-type="percentage" office:value="0.2403100775" calcext:value-type="percentage">
            <text:p>24%</text:p>
          </table:table-cell>
          <table:table-cell/>
          <table:table-cell table:style-name="ce244" office:value-type="string" calcext:value-type="string">
            <text:p>Asignados</text:p>
          </table:table-cell>
          <table:table-cell table:style-name="ce130" table:formula="of:=SUM([.C25:.C27])" office:value-type="float" office:value="206" calcext:value-type="float">
            <text:p>206</text:p>
          </table:table-cell>
          <table:covered-table-cell table:style-name="ce190"/>
          <table:table-cell table:number-columns-repeated="5"/>
          <table:table-cell table:style-name="ce55"/>
          <table:table-cell table:number-columns-repeated="1010"/>
        </table:table-row>
        <table:table-row table:style-name="ro1">
          <table:table-cell table:number-columns-repeated="5"/>
          <table:table-cell table:style-name="ce243" office:value-type="string" calcext:value-type="string">
            <text:p>Sin asignar</text:p>
          </table:table-cell>
          <table:table-cell table:style-name="ce131" table:number-matrix-columns-spanned="1" table:number-matrix-rows-spanned="1" table:formula="of:=SUM(IF([$'Gantt de Diseño'.F3:.F187] &lt; [$'Gantt de Diseño'.D3:.D187];[$'Gantt de Diseño'.D3:.D187] - [$'Gantt de Diseño'.F3:.F187]; 0))" office:value-type="float" office:value="62" calcext:value-type="float">
            <text:p>62</text:p>
          </table:table-cell>
          <table:table-cell table:style-name="ce300" table:formula="of:=[.G10]*1/[.G7]" office:value-type="percentage" office:value="0.2313432836" calcext:value-type="percentage">
            <text:p>23%</text:p>
          </table:table-cell>
          <table:table-cell table:number-columns-repeated="5"/>
          <table:table-cell table:style-name="ce55"/>
          <table:table-cell table:number-columns-repeated="1010"/>
        </table:table-row>
        <table:table-row table:style-name="ro1">
          <table:table-cell table:number-columns-repeated="5"/>
          <table:table-cell table:style-name="ce307" office:value-type="string" calcext:value-type="string">
            <text:p>Total completadas</text:p>
          </table:table-cell>
          <table:table-cell table:style-name="ce309" table:formula="of:=[.E28]" office:value-type="float" office:value="173.1" calcext:value-type="float">
            <text:p>173.1</text:p>
          </table:table-cell>
          <table:table-cell table:style-name="ce311" table:formula="of:=[.G11]*1/[.G9]" office:value-type="percentage" office:value="0.8402912621" calcext:value-type="percentage">
            <text:p>84.03%</text:p>
          </table:table-cell>
          <table:table-cell table:number-columns-repeated="5"/>
          <table:table-cell table:style-name="ce55"/>
          <table:table-cell table:number-columns-repeated="1010"/>
        </table:table-row>
        <table:table-row table:style-name="ro1">
          <table:table-cell/>
          <table:table-cell table:style-name="ce222" office:value-type="string" calcext:value-type="string">
            <text:p>Horas productivas reales</text:p>
          </table:table-cell>
          <table:table-cell table:style-name="ce226" table:formula="of:=(8-1.5)*(1-1.5/8)" office:value-type="float" office:value="5.28125" calcext:value-type="float">
            <text:p>5.28</text:p>
          </table:table-cell>
          <table:table-cell table:number-columns-repeated="10"/>
          <table:table-cell table:style-name="ce55"/>
          <table:table-cell table:number-columns-repeated="1010"/>
        </table:table-row>
        <table:table-row table:style-name="ro1">
          <table:table-cell/>
          <table:table-cell table:style-name="ce222" office:value-type="string" calcext:value-type="string">
            <text:p>Horas totales invertidas</text:p>
          </table:table-cell>
          <table:table-cell table:style-name="ce227" table:formula="of:=[.C2]*[.C12]" office:value-type="string" office:string-value="" calcext:value-type="error">
            <text:p>#NAME?</text:p>
          </table:table-cell>
          <table:table-cell table:style-name="ce301" table:formula="of:=INT([.C13]) &amp; &quot; h &quot; &amp; ROUND((([.C13]) - INT([.C13])) * 60; 0) &amp; &quot; min&quot;" office:value-type="string" office:string-value="" calcext:value-type="error">
            <text:p>#NAME?</text:p>
          </table:table-cell>
          <table:table-cell table:number-columns-repeated="9"/>
          <table:table-cell table:style-name="ce55"/>
          <table:table-cell table:number-columns-repeated="1010"/>
        </table:table-row>
        <table:table-row table:style-name="ro1">
          <table:table-cell/>
          <table:table-cell table:style-name="ce222" office:value-type="string" calcext:value-type="string">
            <text:p>Horas por pantallas completadas</text:p>
          </table:table-cell>
          <table:table-cell table:style-name="ce226" table:formula="of:=[.C13]/[.G11]" office:value-type="string" office:string-value="" calcext:value-type="error">
            <text:p>#NAME?</text:p>
          </table:table-cell>
          <table:table-cell table:style-name="ce301" table:formula="of:=INT([.C14]) &amp; &quot; h &quot; &amp; ROUND((([.C14]) - INT([.C14])) * 60; 0) &amp; &quot; min&quot;" office:value-type="string" office:string-value="" calcext:value-type="error">
            <text:p>#NAME?</text:p>
          </table:table-cell>
          <table:table-cell table:number-columns-repeated="9"/>
          <table:table-cell table:style-name="ce55"/>
          <table:table-cell table:number-columns-repeated="1010"/>
        </table:table-row>
        <table:table-row table:style-name="ro1">
          <table:table-cell/>
          <table:table-cell table:style-name="ce222" office:value-type="string" calcext:value-type="string">
            <text:p>Horas necesarias para pant pendt.</text:p>
          </table:table-cell>
          <table:table-cell table:style-name="ce226" table:formula="of:=([.G7]-[.G11])*([.C13]/[.G11])" office:value-type="string" office:string-value="" calcext:value-type="error">
            <text:p>#NAME?</text:p>
          </table:table-cell>
          <table:table-cell table:style-name="ce301" table:formula="of:=INT([.C15]) &amp; &quot; h &quot; &amp; ROUND((([.C15]) - INT([.C15])) * 60; 0) &amp; &quot; min&quot;" office:value-type="string" office:string-value="" calcext:value-type="error">
            <text:p>#NAME?</text:p>
          </table:table-cell>
          <table:table-cell table:number-columns-repeated="9"/>
          <table:table-cell table:style-name="ce55"/>
          <table:table-cell table:number-columns-repeated="1010"/>
        </table:table-row>
        <table:table-row table:style-name="ro1">
          <table:table-cell/>
          <table:table-cell table:style-name="ce285" office:value-type="string" calcext:value-type="string">
            <text:p>Días para terminar</text:p>
          </table:table-cell>
          <table:table-cell table:style-name="ce293" table:formula="of:=(([.G7]-[.G11])*([.C13]/[.G11]))/[.C12]" office:value-type="string" office:string-value="" calcext:value-type="error">
            <text:p>#NAME?</text:p>
          </table:table-cell>
          <table:table-cell table:number-columns-repeated="1021"/>
        </table:table-row>
        <table:table-row table:style-name="ro8">
          <table:table-cell table:number-columns-repeated="1024"/>
        </table:table-row>
        <table:table-row table:style-name="ro1">
          <table:table-cell/>
          <table:table-cell table:style-name="ce286" office:value-type="string" calcext:value-type="string">
            <text:p>Escenario al 15 Nov</text:p>
          </table:table-cell>
          <table:table-cell table:style-name="ce286" office:value-type="string" calcext:value-type="string">
            <text:p>Horas por pantalla</text:p>
          </table:table-cell>
          <table:table-cell table:style-name="ce298" office:value-type="string" calcext:value-type="string">
            <text:p>Horas productivas al día</text:p>
          </table:table-cell>
          <table:table-cell table:style-name="ce298" office:value-type="string" calcext:value-type="string">
            <text:p>Días estimados al 15</text:p>
          </table:table-cell>
          <table:table-cell table:style-name="ce298" office:value-type="string" calcext:value-type="string">
            <text:p>Días que quedan por escenario</text:p>
          </table:table-cell>
          <table:table-cell/>
          <table:table-cell table:style-name="ce312"/>
          <table:table-cell table:number-columns-repeated="1016"/>
        </table:table-row>
        <table:table-row table:style-name="ro1">
          <table:table-cell/>
          <table:table-cell table:style-name="ce287" office:value-type="string" calcext:value-type="string">
            <text:p>Óptimo</text:p>
          </table:table-cell>
          <table:table-cell table:style-name="ce294" table:formula="of:=[.C20]*(1-0.25)" office:value-type="float" office:value="1.2375" calcext:value-type="float">
            <text:p>1.24</text:p>
          </table:table-cell>
          <table:table-cell table:style-name="ce302" office:value-type="float" office:value="8" calcext:value-type="float">
            <text:p>8.0</text:p>
          </table:table-cell>
          <table:table-cell table:style-name="ce304" table:formula="of:=(([.G7]-80)*[.C19])/[.D19]" office:value-type="float" office:value="29.08125" calcext:value-type="float">
            <text:p>29</text:p>
          </table:table-cell>
          <table:table-cell table:style-name="ce304" table:formula="of:=(([.G7]-[.G11])*[.C19])/[.D19]" office:value-type="float" office:value="14.67984375" calcext:value-type="float">
            <text:p>15</text:p>
          </table:table-cell>
          <table:table-cell table:number-columns-repeated="1018"/>
        </table:table-row>
        <table:table-row table:style-name="ro1">
          <table:table-cell/>
          <table:table-cell table:style-name="ce288" office:value-type="string" calcext:value-type="string">
            <text:p>Normal</text:p>
          </table:table-cell>
          <table:table-cell table:style-name="ce295" office:value-type="float" office:value="1.65" calcext:value-type="float">
            <text:p>1.65</text:p>
          </table:table-cell>
          <table:table-cell table:style-name="ce295" office:value-type="float" office:value="5.28" calcext:value-type="float">
            <text:p>5.28</text:p>
          </table:table-cell>
          <table:table-cell table:style-name="ce305" table:formula="of:=(([.G7]-80)*[.C20])/[.D20]" office:value-type="float" office:value="58.75" calcext:value-type="float">
            <text:p>59</text:p>
          </table:table-cell>
          <table:table-cell table:style-name="ce305" table:formula="of:=(([.G7]-[.G11])*[.C20])/[.D20]" office:value-type="float" office:value="29.65625" calcext:value-type="float">
            <text:p>30</text:p>
          </table:table-cell>
          <table:table-cell table:number-columns-repeated="1018"/>
        </table:table-row>
        <table:table-row table:style-name="ro1">
          <table:table-cell/>
          <table:table-cell table:style-name="ce289" office:value-type="string" calcext:value-type="string">
            <text:p>Pésimo</text:p>
          </table:table-cell>
          <table:table-cell table:style-name="ce296" table:formula="of:=[.C20]*(1+0.25)" office:value-type="float" office:value="2.0625" calcext:value-type="float">
            <text:p>2.06</text:p>
          </table:table-cell>
          <table:table-cell table:style-name="ce303" table:formula="of:=[.D20]*(1-0.25)" office:value-type="float" office:value="3.96" calcext:value-type="float">
            <text:p>4.0</text:p>
          </table:table-cell>
          <table:table-cell table:style-name="ce306" table:formula="of:=(([.G7]-80)*[.C21])/[.D21]" office:value-type="float" office:value="97.91666667" calcext:value-type="float">
            <text:p>98</text:p>
          </table:table-cell>
          <table:table-cell table:style-name="ce306" table:formula="of:=(([.G7]-[.G11])*[.C21])/[.D21]" office:value-type="float" office:value="49.42708333" calcext:value-type="float">
            <text:p>49</text:p>
          </table:table-cell>
          <table:table-cell table:number-columns-repeated="7"/>
          <table:table-cell table:style-name="ce55"/>
          <table:table-cell table:number-columns-repeated="1010"/>
        </table:table-row>
        <table:table-row table:style-name="ro1" table:number-rows-repeated="2">
          <table:table-cell table:number-columns-repeated="13"/>
          <table:table-cell table:style-name="ce55"/>
          <table:table-cell table:number-columns-repeated="1010"/>
        </table:table-row>
        <table:table-row table:style-name="ro1">
          <table:table-cell/>
          <table:table-cell table:style-name="ce55"/>
          <table:table-cell table:style-name="ce297" office:value-type="string" calcext:value-type="string">
            <text:p>Cantidad de pantallas</text:p>
          </table:table-cell>
          <table:table-cell table:style-name="ce297" office:value-type="string" calcext:value-type="string">
            <text:p>% de pantallas asignadas</text:p>
          </table:table-cell>
          <table:table-cell table:style-name="ce297" office:value-type="string" calcext:value-type="string">
            <text:p>Total pantallas completadas</text:p>
          </table:table-cell>
          <table:table-cell table:style-name="ce297" office:value-type="string" calcext:value-type="string">
            <text:p>% Avance en relacion de lo asignado</text:p>
          </table:table-cell>
          <table:table-cell table:style-name="ce297" office:value-type="string" calcext:value-type="string">
            <text:p>% avance real en el proyecto</text:p>
          </table:table-cell>
          <table:table-cell table:number-columns-repeated="6"/>
          <table:table-cell table:style-name="ce55"/>
          <table:table-cell/>
          <table:table-cell table:style-name="ce63"/>
          <table:table-cell table:number-columns-repeated="1008"/>
        </table:table-row>
        <table:table-row table:style-name="ro1">
          <table:table-cell/>
          <table:table-cell table:style-name="ce117" office:value-type="string" calcext:value-type="string">
            <text:p>Ernesto</text:p>
          </table:table-cell>
          <table:table-cell table:style-name="ce131" table:formula="of:=SUMIFS([$'Gantt de Diseño'.F3:.F187]; [$'Gantt de Diseño'.K3:.K187]; &quot;Ernesto&quot;)" office:value-type="float" office:value="68" calcext:value-type="float">
            <text:p>68</text:p>
          </table:table-cell>
          <table:table-cell table:style-name="ce142" table:formula="of:=[.C25]/[.G8]" office:value-type="percentage" office:value="0.3300970874" calcext:value-type="percentage">
            <text:p>33.01%</text:p>
          </table:table-cell>
          <table:table-cell table:style-name="ce131" table:formula="of:=SUMPRODUCT(  ([$'Gantt de Diseño'.$K3:.$K187]=&quot;Ernesto&quot;) *  ([$'Gantt de Diseño'.$L3:.$L187]=&quot;Completo&quot;) *  ([$'Gantt de Diseño'.$F3:.$F187]) *  ([$'Gantt de Diseño'.$J3:.$J187]) )" office:value-type="float" office:value="58.1" calcext:value-type="float">
            <text:p>58.1</text:p>
          </table:table-cell>
          <table:table-cell table:style-name="ce142" table:formula="of:=SUMPRODUCT([$'Gantt de Diseño'.F207] / SUMIF([$'Gantt de Diseño'.K3:.K187]; &quot;Ernesto&quot;; [$'Gantt de Diseño'.F3:.F187]))" office:value-type="percentage" office:value="0.8544117647" calcext:value-type="percentage">
            <text:p>85.44%</text:p>
          </table:table-cell>
          <table:table-cell table:style-name="ce142" table:formula="of:=[.E25]/[.G8]" office:value-type="percentage" office:value="0.282038835" calcext:value-type="percentage">
            <text:p>28.20%</text:p>
          </table:table-cell>
          <table:table-cell table:number-columns-repeated="6"/>
          <table:table-cell table:style-name="ce55"/>
          <table:table-cell table:number-columns-repeated="1010"/>
        </table:table-row>
        <table:table-row table:style-name="ro1">
          <table:table-cell/>
          <table:table-cell table:style-name="ce117" office:value-type="string" calcext:value-type="string">
            <text:p>Layla</text:p>
          </table:table-cell>
          <table:table-cell table:style-name="ce131" table:formula="of:=SUMIFS([$'Gantt de Diseño'.F3:.F187]; [$'Gantt de Diseño'.K3:.K187]; &quot;Layla&quot;)" office:value-type="float" office:value="58" calcext:value-type="float">
            <text:p>58</text:p>
          </table:table-cell>
          <table:table-cell table:style-name="ce142" table:formula="of:=[.C26]/[.G8]" office:value-type="percentage" office:value="0.2815533981" calcext:value-type="percentage">
            <text:p>28.16%</text:p>
          </table:table-cell>
          <table:table-cell table:style-name="ce131" table:formula="of:=SUMPRODUCT(  ([$'Gantt de Diseño'.$K3:.$K187]=&quot;Layla&quot;) *  ([$'Gantt de Diseño'.$L3:.$L187]=&quot;Completo&quot;) *  ([$'Gantt de Diseño'.$F3:.$F187]) *  ([$'Gantt de Diseño'.$J3:.$J187]) )" office:value-type="float" office:value="47" calcext:value-type="float">
            <text:p>47</text:p>
          </table:table-cell>
          <table:table-cell table:style-name="ce142" table:formula="of:=SUMPRODUCT([$'Gantt de Diseño'.F207] / SUMIF([$'Gantt de Diseño'.K3:.K187]; &quot;Layla&quot;; [$'Gantt de Diseño'.F3:.F187]))" office:value-type="percentage" office:value="1.001724138" calcext:value-type="percentage">
            <text:p>100.17%</text:p>
          </table:table-cell>
          <table:table-cell table:style-name="ce142" table:formula="of:=[.E26]/[.G8]" office:value-type="percentage" office:value="0.2281553398" calcext:value-type="percentage">
            <text:p>22.82%</text:p>
          </table:table-cell>
          <table:table-cell table:number-columns-repeated="6"/>
          <table:table-cell table:style-name="ce55"/>
          <table:table-cell table:number-columns-repeated="1010"/>
        </table:table-row>
        <table:table-row table:style-name="ro1">
          <table:table-cell/>
          <table:table-cell table:style-name="ce117" office:value-type="string" calcext:value-type="string">
            <text:p>Angel</text:p>
          </table:table-cell>
          <table:table-cell table:style-name="ce131" table:formula="of:=SUMIFS([$'Gantt de Diseño'.F3:.F187]; [$'Gantt de Diseño'.K3:.K187]; &quot;Angel&quot;)" office:value-type="float" office:value="80" calcext:value-type="float">
            <text:p>80</text:p>
          </table:table-cell>
          <table:table-cell table:style-name="ce142" table:formula="of:=[.C27]/[.G8]" office:value-type="percentage" office:value="0.3883495146" calcext:value-type="percentage">
            <text:p>38.83%</text:p>
          </table:table-cell>
          <table:table-cell table:style-name="ce131" table:formula="of:=SUMPRODUCT(  ([$'Gantt de Diseño'.$K3:.$K187]=&quot;Angel&quot;) *  ([$'Gantt de Diseño'.$L3:.$L187]=&quot;Completo&quot;) *  ([$'Gantt de Diseño'.$F3:.$F187]) *  ([$'Gantt de Diseño'.$J3:.$J187]) )" office:value-type="float" office:value="68" calcext:value-type="float">
            <text:p>68</text:p>
          </table:table-cell>
          <table:table-cell table:style-name="ce142" table:formula="of:=SUMPRODUCT([$'Gantt de Diseño'.F207] / SUMIF([$'Gantt de Diseño'.K3:.K187]; &quot;Angel&quot;; [$'Gantt de Diseño'.F3:.F187]))" office:value-type="percentage" office:value="0.72625" calcext:value-type="percentage">
            <text:p>72.63%</text:p>
          </table:table-cell>
          <table:table-cell table:style-name="ce142" table:formula="of:=[.E27]/[.G8]" office:value-type="percentage" office:value="0.3300970874" calcext:value-type="percentage">
            <text:p>33.01%</text:p>
          </table:table-cell>
          <table:table-cell table:number-columns-repeated="6"/>
          <table:table-cell table:style-name="ce55"/>
          <table:table-cell table:number-columns-repeated="1010"/>
        </table:table-row>
        <table:table-row table:style-name="ro1">
          <table:table-cell/>
          <table:table-cell table:style-name="ce117" office:value-type="string" calcext:value-type="string">
            <text:p>Total</text:p>
          </table:table-cell>
          <table:table-cell table:style-name="ce131" table:formula="of:=SUM([.C25:.C27])" office:value-type="float" office:value="206" calcext:value-type="float">
            <text:p>206</text:p>
          </table:table-cell>
          <table:table-cell table:style-name="ce142" table:formula="of:=SUM([.D25:.D27])" office:value-type="percentage" office:value="1.0000000001" calcext:value-type="percentage">
            <text:p>100.00%</text:p>
          </table:table-cell>
          <table:table-cell table:style-name="ce131" table:formula="of:=SUM([.E25:.E27])" office:value-type="float" office:value="173.1" calcext:value-type="float">
            <text:p>173.1</text:p>
          </table:table-cell>
          <table:table-cell table:style-name="ce131"/>
          <table:table-cell table:style-name="ce142" table:formula="of:=SUM([.G25:.G27])" office:value-type="percentage" office:value="0.8402912621" calcext:value-type="percentage">
            <text:p>84.03%</text:p>
          </table:table-cell>
          <table:table-cell table:number-columns-repeated="6"/>
          <table:table-cell table:style-name="ce55"/>
          <table:table-cell table:number-columns-repeated="1010"/>
        </table:table-row>
        <table:table-row table:style-name="ro1" table:number-rows-repeated="2">
          <table:table-cell table:number-columns-repeated="13"/>
          <table:table-cell table:style-name="ce55"/>
          <table:table-cell table:number-columns-repeated="1010"/>
        </table:table-row>
        <table:table-row table:style-name="ro1">
          <table:table-cell/>
          <table:table-cell table:style-name="ce63"/>
          <table:table-cell table:style-name="ce298" office:value-type="string" calcext:value-type="string" table:number-columns-spanned="1" table:number-rows-spanned="2">
            <text:p>Responsables</text:p>
          </table:table-cell>
          <table:table-cell table:style-name="ce298" office:value-type="string" calcext:value-type="string" table:number-columns-spanned="1" table:number-rows-spanned="2">
            <text:p>N° de HU Esperadas</text:p>
          </table:table-cell>
          <table:table-cell table:style-name="ce298" office:value-type="string" calcext:value-type="string" table:number-columns-spanned="1" table:number-rows-spanned="2">
            <text:p>N° de HU Listas para Diseñar</text:p>
          </table:table-cell>
          <table:table-cell table:style-name="ce298" office:value-type="string" calcext:value-type="string" table:number-columns-spanned="1" table:number-rows-spanned="2">
            <text:p>N° Pantallas Totales</text:p>
          </table:table-cell>
          <table:table-cell table:style-name="ce286" office:value-type="string" calcext:value-type="string" table:number-columns-spanned="3" table:number-rows-spanned="1">
            <text:p>Estado</text:p>
          </table:table-cell>
          <table:covered-table-cell table:style-name="ce203"/>
          <table:covered-table-cell table:style-name="ce193"/>
          <table:table-cell table:style-name="ce298" office:value-type="string" calcext:value-type="string" table:number-columns-spanned="4" table:number-rows-spanned="1">
            <text:p>% de Avance de Pantallas Totales Terminadas</text:p>
          </table:table-cell>
          <table:covered-table-cell table:number-columns-repeated="2" table:style-name="ce203"/>
          <table:covered-table-cell table:style-name="ce193"/>
          <table:table-cell table:style-name="ce55"/>
          <table:table-cell table:number-columns-repeated="1010"/>
        </table:table-row>
        <table:table-row table:style-name="ro1">
          <table:table-cell/>
          <table:table-cell table:style-name="ce63"/>
          <table:covered-table-cell table:number-columns-repeated="4" table:style-name="ce190"/>
          <table:table-cell table:style-name="ce310" office:value-type="string" calcext:value-type="string">
            <text:p>Pendientes</text:p>
          </table:table-cell>
          <table:table-cell table:style-name="ce313" office:value-type="string" calcext:value-type="string">
            <text:p>En Proceso</text:p>
          </table:table-cell>
          <table:table-cell table:style-name="ce299" office:value-type="string" calcext:value-type="string">
            <text:p>Completo</text:p>
          </table:table-cell>
          <table:table-cell table:style-name="ce314" office:value-type="string" calcext:value-type="string">
            <text:p>Ernesto</text:p>
          </table:table-cell>
          <table:table-cell table:style-name="ce315" office:value-type="string" calcext:value-type="string">
            <text:p>Layla</text:p>
          </table:table-cell>
          <table:table-cell table:style-name="ce315" office:value-type="string" calcext:value-type="string">
            <text:p>Angel</text:p>
          </table:table-cell>
          <table:table-cell table:style-name="ce316" office:value-type="string" calcext:value-type="string">
            <text:p>Total</text:p>
          </table:table-cell>
          <table:table-cell table:style-name="ce55"/>
          <table:table-cell table:number-columns-repeated="1010"/>
        </table:table-row>
        <table:table-row table:style-name="ro1">
          <table:table-cell/>
          <table:table-cell table:style-name="ce185" office:value-type="string" calcext:value-type="string">
            <text:p>Almacen</text:p>
          </table:table-cell>
          <table:table-cell table:style-name="ce191" office:value-type="string" calcext:value-type="string">
            <text:p>Angel y Ernesto</text:p>
          </table:table-cell>
          <table:table-cell table:style-name="ce195" table:formula="of:=SUMIFS([$'Gantt de Diseño'.$D$3:.$D$187]; [$'Gantt de Diseño'.$A$3:.$A$187]; [.B33])" office:value-type="float" office:value="31" calcext:value-type="float">
            <text:p>31</text:p>
          </table:table-cell>
          <table:table-cell table:style-name="ce195" table:formula="of:=SUMIFS([$'Gantt de Diseño'.$E$3:.$E$187]; [$'Gantt de Diseño'.$A$3:.$A$187]; [.B33])" office:value-type="float" office:value="27" calcext:value-type="float">
            <text:p>27</text:p>
          </table:table-cell>
          <table:table-cell table:style-name="ce54" table:formula="of:=SUMIFS([$'Gantt de Diseño'.F3:.F187]; [$'Gantt de Diseño'.A3:.A187]; [.B33])" office:value-type="float" office:value="28" calcext:value-type="float">
            <text:p>28</text:p>
          </table:table-cell>
          <table:table-cell table:style-name="ce131" table:formula="of:=SUMIFS([$'Gantt de Diseño'.$F$3:.$F$187]; [$'Gantt de Diseño'.$L$3:.$L$187]; &quot;Pendiente&quot;; [$'Gantt de Diseño'.$A$3:.$A$187]; [.B33])" office:value-type="float" office:value="0" calcext:value-type="float">
            <text:p>0</text:p>
          </table:table-cell>
          <table:table-cell table:style-name="ce131" table:formula="of:=SUMIFS([$'Gantt de Diseño'.$F$3:.$F$187]; [$'Gantt de Diseño'.$L$3:.$L$187]; &quot;En Proceso&quot;; [$'Gantt de Diseño'.$A$3:.$A$187]; [.B33])" office:value-type="float" office:value="0" calcext:value-type="float">
            <text:p>0</text:p>
          </table:table-cell>
          <table:table-cell table:style-name="ce131" table:formula="of:=SUMIFS([$'Gantt de Diseño'.$F$3:.$F$187]; [$'Gantt de Diseño'.$L$3:.$L$187]; &quot;Completo&quot;; [$'Gantt de Diseño'.$A$3:.$A$187]; [.B33])" office:value-type="float" office:value="28" calcext:value-type="float">
            <text:p>28</text:p>
          </table:table-cell>
          <table:table-cell table:style-name="ce300" table:formula="of:=SUMIFS([$'Gantt de Diseño'.$F$3:.$F$187]; [$'Gantt de Diseño'.$L$3:.$L$187]; &quot;Completo&quot;; [$'Gantt de Diseño'.$A$3:.$A$187]; [.B33]; [$'Gantt de Diseño'.$K$3:.$K$187]; &quot;Ernesto&quot;)/[.F33]" office:value-type="percentage" office:value="0.75" calcext:value-type="percentage">
            <text:p>75%</text:p>
          </table:table-cell>
          <table:table-cell table:style-name="ce300" table:formula="of:=SUMIFS([$'Gantt de Diseño'.$F$3:.$F$187]; [$'Gantt de Diseño'.$L$3:.$L$187]; &quot;Completo&quot;; [$'Gantt de Diseño'.$A$3:.$A$187]; [.B33]; [$'Gantt de Diseño'.$K$3:.$K$187]; &quot;Layla&quot;)/[.F33]" office:value-type="percentage" office:value="0.03571428571" calcext:value-type="percentage">
            <text:p>4%</text:p>
          </table:table-cell>
          <table:table-cell table:style-name="ce300" table:formula="of:=SUMIFS([$'Gantt de Diseño'.$F$3:.$F$187]; [$'Gantt de Diseño'.$L$3:.$L$187]; &quot;Completo&quot;; [$'Gantt de Diseño'.$A$3:.$A$187]; [.B33]; [$'Gantt de Diseño'.$K$3:.$K$187]; &quot;Angel&quot;)/[.F33]" office:value-type="percentage" office:value="0.2142857143" calcext:value-type="percentage">
            <text:p>21%</text:p>
          </table:table-cell>
          <table:table-cell table:style-name="ce300" table:formula="of:=SUMIFS([$'Gantt de Diseño'.$F$3:.$F$187]; [$'Gantt de Diseño'.$L$3:.$L$187]; &quot;Completo&quot;; [$'Gantt de Diseño'.$A$3:.$A$187];[.B33])/[.F33]" office:value-type="percentage" office:value="1" calcext:value-type="percentage">
            <text:p>100%</text:p>
          </table:table-cell>
          <table:table-cell table:style-name="ce55"/>
          <table:table-cell table:number-columns-repeated="1010"/>
        </table:table-row>
        <table:table-row table:style-name="ro1">
          <table:table-cell/>
          <table:table-cell table:style-name="ce185" office:value-type="string" calcext:value-type="string">
            <text:p>Compras</text:p>
          </table:table-cell>
          <table:table-cell table:style-name="ce191" office:value-type="string" calcext:value-type="string">
            <text:p>Ravello y Layla</text:p>
          </table:table-cell>
          <table:table-cell table:style-name="ce195" table:formula="of:=SUMIFS([$'Gantt de Diseño'.$D$3:.$D$187]; [$'Gantt de Diseño'.$A$3:.$A$187]; [.B34])" office:value-type="float" office:value="17" calcext:value-type="float">
            <text:p>17</text:p>
          </table:table-cell>
          <table:table-cell table:style-name="ce195" table:formula="of:=SUMIFS([$'Gantt de Diseño'.$E$3:.$E$187]; [$'Gantt de Diseño'.$A$3:.$A$187]; [.B34])" office:value-type="float" office:value="17" calcext:value-type="float">
            <text:p>17</text:p>
          </table:table-cell>
          <table:table-cell table:style-name="ce54" table:formula="of:=SUMIFS([$'Gantt de Diseño'.F4:.F189]; [$'Gantt de Diseño'.A4:.A189]; [.B34])" office:value-type="float" office:value="20" calcext:value-type="float">
            <text:p>20</text:p>
          </table:table-cell>
          <table:table-cell table:style-name="ce131" table:formula="of:=SUMIFS([$'Gantt de Diseño'.$F$3:.$F$187]; [$'Gantt de Diseño'.$L$3:.$L$187]; &quot;Pendiente&quot;; [$'Gantt de Diseño'.$A$3:.$A$187]; [.B34])" office:value-type="float" office:value="0" calcext:value-type="float">
            <text:p>0</text:p>
          </table:table-cell>
          <table:table-cell table:style-name="ce131" table:formula="of:=SUMIFS([$'Gantt de Diseño'.$F$3:.$F$187]; [$'Gantt de Diseño'.$L$3:.$L$187]; &quot;En Proceso&quot;; [$'Gantt de Diseño'.$A$3:.$A$187]; [.B34])" office:value-type="float" office:value="0" calcext:value-type="float">
            <text:p>0</text:p>
          </table:table-cell>
          <table:table-cell table:style-name="ce131" table:formula="of:=SUMIFS([$'Gantt de Diseño'.$F$3:.$F$187]; [$'Gantt de Diseño'.$L$3:.$L$187]; &quot;Completo&quot;; [$'Gantt de Diseño'.$A$3:.$A$187]; [.B34])" office:value-type="float" office:value="20" calcext:value-type="float">
            <text:p>20</text:p>
          </table:table-cell>
          <table:table-cell table:style-name="ce300" table:formula="of:=SUMIFS([$'Gantt de Diseño'.$F$3:.$F$187]; [$'Gantt de Diseño'.$L$3:.$L$187]; &quot;Completo&quot;; [$'Gantt de Diseño'.$A$3:.$A$187]; [.B34]; [$'Gantt de Diseño'.$K$3:.$K$187]; &quot;Ernesto&quot;)/[.F34]" office:value-type="percentage" office:value="0.5" calcext:value-type="percentage">
            <text:p>50%</text:p>
          </table:table-cell>
          <table:table-cell table:style-name="ce300" table:formula="of:=SUMIFS([$'Gantt de Diseño'.$F$3:.$F$187]; [$'Gantt de Diseño'.$L$3:.$L$187]; &quot;Completo&quot;; [$'Gantt de Diseño'.$A$3:.$A$187]; [.B34]; [$'Gantt de Diseño'.$K$3:.$K$187]; &quot;Layla&quot;)/[.F34]" office:value-type="percentage" office:value="0.5" calcext:value-type="percentage">
            <text:p>50%</text:p>
          </table:table-cell>
          <table:table-cell table:style-name="ce300" table:formula="of:=SUMIFS([$'Gantt de Diseño'.$F$3:.$F$187]; [$'Gantt de Diseño'.$L$3:.$L$187]; &quot;Completo&quot;; [$'Gantt de Diseño'.$A$3:.$A$187]; [.B34]; [$'Gantt de Diseño'.$K$3:.$K$187]; &quot;Angel&quot;)/[.F34]" office:value-type="percentage" office:value="0" calcext:value-type="percentage">
            <text:p>0%</text:p>
          </table:table-cell>
          <table:table-cell table:style-name="ce300" table:formula="of:=SUMIFS([$'Gantt de Diseño'.$F$3:.$F$187]; [$'Gantt de Diseño'.$L$3:.$L$187]; &quot;Completo&quot;; [$'Gantt de Diseño'.$A$3:.$A$187];[.B34])/[.F34]" office:value-type="percentage" office:value="1" calcext:value-type="percentage">
            <text:p>100%</text:p>
          </table:table-cell>
          <table:table-cell table:style-name="ce55"/>
          <table:table-cell table:number-columns-repeated="1010"/>
        </table:table-row>
        <table:table-row table:style-name="ro1">
          <table:table-cell/>
          <table:table-cell table:style-name="ce185" office:value-type="string" calcext:value-type="string">
            <text:p>Ventas</text:p>
          </table:table-cell>
          <table:table-cell table:style-name="ce191"/>
          <table:table-cell table:style-name="ce195" table:formula="of:=SUMIFS([$'Gantt de Diseño'.$D$3:.$D$187]; [$'Gantt de Diseño'.$A$3:.$A$187]; [.B35])" office:value-type="float" office:value="19" calcext:value-type="float">
            <text:p>19</text:p>
          </table:table-cell>
          <table:table-cell table:style-name="ce195" table:formula="of:=SUMIFS([$'Gantt de Diseño'.$E$3:.$E$187]; [$'Gantt de Diseño'.$A$3:.$A$187]; [.B35])" office:value-type="float" office:value="2" calcext:value-type="float">
            <text:p>2</text:p>
          </table:table-cell>
          <table:table-cell table:style-name="ce54" table:formula="of:=SUMIFS([$'Gantt de Diseño'.F5:.F190]; [$'Gantt de Diseño'.A5:.A190]; [.B35])" office:value-type="float" office:value="2" calcext:value-type="float">
            <text:p>2</text:p>
          </table:table-cell>
          <table:table-cell table:style-name="ce131" table:formula="of:=SUMIFS([$'Gantt de Diseño'.$F$3:.$F$187]; [$'Gantt de Diseño'.$L$3:.$L$187]; &quot;Pendiente&quot;; [$'Gantt de Diseño'.$A$3:.$A$187]; [.B35])" office:value-type="float" office:value="0" calcext:value-type="float">
            <text:p>0</text:p>
          </table:table-cell>
          <table:table-cell table:style-name="ce131" table:formula="of:=SUMIFS([$'Gantt de Diseño'.$F$3:.$F$187]; [$'Gantt de Diseño'.$L$3:.$L$187]; &quot;En Proceso&quot;; [$'Gantt de Diseño'.$A$3:.$A$187]; [.B35])" office:value-type="float" office:value="0" calcext:value-type="float">
            <text:p>0</text:p>
          </table:table-cell>
          <table:table-cell table:style-name="ce131" table:formula="of:=SUMIFS([$'Gantt de Diseño'.$F$3:.$F$187]; [$'Gantt de Diseño'.$L$3:.$L$187]; &quot;Completo&quot;; [$'Gantt de Diseño'.$A$3:.$A$187]; [.B35])" office:value-type="float" office:value="2" calcext:value-type="float">
            <text:p>2</text:p>
          </table:table-cell>
          <table:table-cell table:style-name="ce300" table:formula="of:=SUMIFS([$'Gantt de Diseño'.$F$3:.$F$187]; [$'Gantt de Diseño'.$L$3:.$L$187]; &quot;Completo&quot;; [$'Gantt de Diseño'.$A$3:.$A$187]; [.B35]; [$'Gantt de Diseño'.$K$3:.$K$187]; &quot;Ernesto&quot;)/[.F35]" office:value-type="percentage" office:value="0" calcext:value-type="percentage">
            <text:p>0%</text:p>
          </table:table-cell>
          <table:table-cell table:style-name="ce300" table:formula="of:=SUMIFS([$'Gantt de Diseño'.$F$3:.$F$187]; [$'Gantt de Diseño'.$L$3:.$L$187]; &quot;Completo&quot;; [$'Gantt de Diseño'.$A$3:.$A$187]; [.B35]; [$'Gantt de Diseño'.$K$3:.$K$187]; &quot;Layla&quot;)/[.F35]" office:value-type="percentage" office:value="1" calcext:value-type="percentage">
            <text:p>100%</text:p>
          </table:table-cell>
          <table:table-cell table:style-name="ce300" table:formula="of:=SUMIFS([$'Gantt de Diseño'.$F$3:.$F$187]; [$'Gantt de Diseño'.$L$3:.$L$187]; &quot;Completo&quot;; [$'Gantt de Diseño'.$A$3:.$A$187]; [.B35]; [$'Gantt de Diseño'.$K$3:.$K$187]; &quot;Angel&quot;)/[.F35]" office:value-type="percentage" office:value="0" calcext:value-type="percentage">
            <text:p>0%</text:p>
          </table:table-cell>
          <table:table-cell table:style-name="ce300" table:formula="of:=SUMIFS([$'Gantt de Diseño'.$F$3:.$F$187]; [$'Gantt de Diseño'.$L$3:.$L$187]; &quot;Completo&quot;; [$'Gantt de Diseño'.$A$3:.$A$187];[.B35])/[.F35]" office:value-type="percentage" office:value="1" calcext:value-type="percentage">
            <text:p>100%</text:p>
          </table:table-cell>
          <table:table-cell table:style-name="ce55"/>
          <table:table-cell table:number-columns-repeated="1010"/>
        </table:table-row>
        <table:table-row table:style-name="ro1">
          <table:table-cell/>
          <table:table-cell table:style-name="ce186" office:value-type="string" calcext:value-type="string">
            <text:p>Finanzas</text:p>
          </table:table-cell>
          <table:table-cell table:style-name="ce191" office:value-type="string" calcext:value-type="string">
            <text:p>Layla y Ernesto</text:p>
          </table:table-cell>
          <table:table-cell table:style-name="ce195" table:formula="of:=SUMIFS([$'Gantt de Diseño'.$D$3:.$D$187]; [$'Gantt de Diseño'.$A$3:.$A$187]; [.B36])" office:value-type="float" office:value="43" calcext:value-type="float">
            <text:p>43</text:p>
          </table:table-cell>
          <table:table-cell table:style-name="ce195" table:formula="of:=SUMIFS([$'Gantt de Diseño'.$E$3:.$E$187]; [$'Gantt de Diseño'.$A$3:.$A$187]; [.B36])" office:value-type="float" office:value="43" calcext:value-type="float">
            <text:p>43</text:p>
          </table:table-cell>
          <table:table-cell table:style-name="ce54" table:formula="of:=SUMIFS([$'Gantt de Diseño'.F6:.F191]; [$'Gantt de Diseño'.A6:.A191]; [.B36])" office:value-type="float" office:value="43" calcext:value-type="float">
            <text:p>43</text:p>
          </table:table-cell>
          <table:table-cell table:style-name="ce131" table:formula="of:=SUMIFS([$'Gantt de Diseño'.$F$3:.$F$187]; [$'Gantt de Diseño'.$L$3:.$L$187]; &quot;Pendiente&quot;; [$'Gantt de Diseño'.$A$3:.$A$187]; [.B36])" office:value-type="float" office:value="0" calcext:value-type="float">
            <text:p>0</text:p>
          </table:table-cell>
          <table:table-cell table:style-name="ce131" table:formula="of:=SUMIFS([$'Gantt de Diseño'.$F$3:.$F$187]; [$'Gantt de Diseño'.$L$3:.$L$187]; &quot;En Proceso&quot;; [$'Gantt de Diseño'.$A$3:.$A$187]; [.B36])" office:value-type="float" office:value="0" calcext:value-type="float">
            <text:p>0</text:p>
          </table:table-cell>
          <table:table-cell table:style-name="ce131" table:formula="of:=SUMIFS([$'Gantt de Diseño'.$F$3:.$F$187]; [$'Gantt de Diseño'.$L$3:.$L$187]; &quot;Completo&quot;; [$'Gantt de Diseño'.$A$3:.$A$187]; [.B36])" office:value-type="float" office:value="43" calcext:value-type="float">
            <text:p>43</text:p>
          </table:table-cell>
          <table:table-cell table:style-name="ce300" table:formula="of:=SUMIFS([$'Gantt de Diseño'.$F$3:.$F$187]; [$'Gantt de Diseño'.$L$3:.$L$187]; &quot;Completo&quot;; [$'Gantt de Diseño'.$A$3:.$A$187]; [.B36]; [$'Gantt de Diseño'.$K$3:.$K$187]; &quot;Ernesto&quot;)/[.F36]" office:value-type="percentage" office:value="0.1162790698" calcext:value-type="percentage">
            <text:p>12%</text:p>
          </table:table-cell>
          <table:table-cell table:style-name="ce300" table:formula="of:=SUMIFS([$'Gantt de Diseño'.$F$3:.$F$187]; [$'Gantt de Diseño'.$L$3:.$L$187]; &quot;Completo&quot;; [$'Gantt de Diseño'.$A$3:.$A$187]; [.B36]; [$'Gantt de Diseño'.$K$3:.$K$187]; &quot;Layla&quot;)/[.F36]" office:value-type="percentage" office:value="0.2558139535" calcext:value-type="percentage">
            <text:p>26%</text:p>
          </table:table-cell>
          <table:table-cell table:style-name="ce300" table:formula="of:=SUMIFS([$'Gantt de Diseño'.$F$3:.$F$187]; [$'Gantt de Diseño'.$L$3:.$L$187]; &quot;Completo&quot;; [$'Gantt de Diseño'.$A$3:.$A$187]; [.B36]; [$'Gantt de Diseño'.$K$3:.$K$187]; &quot;Angel&quot;)/[.F36]" office:value-type="percentage" office:value="0.6279069767" calcext:value-type="percentage">
            <text:p>63%</text:p>
          </table:table-cell>
          <table:table-cell table:style-name="ce300" table:formula="of:=SUMIFS([$'Gantt de Diseño'.$F$3:.$F$187]; [$'Gantt de Diseño'.$L$3:.$L$187]; &quot;Completo&quot;; [$'Gantt de Diseño'.$A$3:.$A$187];[.B36])/[.F36]" office:value-type="percentage" office:value="1" calcext:value-type="percentage">
            <text:p>100%</text:p>
          </table:table-cell>
          <table:table-cell table:style-name="ce55"/>
          <table:table-cell table:number-columns-repeated="1010"/>
        </table:table-row>
        <table:table-row table:style-name="ro1">
          <table:table-cell/>
          <table:table-cell table:style-name="ce186" office:value-type="string" calcext:value-type="string">
            <text:p>Contabilidad</text:p>
          </table:table-cell>
          <table:table-cell table:style-name="ce191" office:value-type="string" calcext:value-type="string">
            <text:p>Angel, Layla y Ernesto</text:p>
          </table:table-cell>
          <table:table-cell table:style-name="ce195" table:formula="of:=SUMIFS([$'Gantt de Diseño'.$D$3:.$D$187]; [$'Gantt de Diseño'.$A$3:.$A$187]; [.B37])" office:value-type="float" office:value="32" calcext:value-type="float">
            <text:p>32</text:p>
          </table:table-cell>
          <table:table-cell table:style-name="ce195" table:formula="of:=SUMIFS([$'Gantt de Diseño'.$E$3:.$E$187]; [$'Gantt de Diseño'.$A$3:.$A$187]; [.B37])" office:value-type="float" office:value="32" calcext:value-type="float">
            <text:p>32</text:p>
          </table:table-cell>
          <table:table-cell table:style-name="ce54" table:formula="of:=SUMIFS([$'Gantt de Diseño'.F7:.F192]; [$'Gantt de Diseño'.A7:.A192]; [.B37])" office:value-type="float" office:value="34" calcext:value-type="float">
            <text:p>34</text:p>
          </table:table-cell>
          <table:table-cell table:style-name="ce131" table:formula="of:=SUMIFS([$'Gantt de Diseño'.$F$3:.$F$187]; [$'Gantt de Diseño'.$L$3:.$L$187]; &quot;Pendiente&quot;; [$'Gantt de Diseño'.$A$3:.$A$187]; [.B37])" office:value-type="float" office:value="0" calcext:value-type="float">
            <text:p>0</text:p>
          </table:table-cell>
          <table:table-cell table:style-name="ce131" table:formula="of:=SUMIFS([$'Gantt de Diseño'.$F$3:.$F$187]; [$'Gantt de Diseño'.$L$3:.$L$187]; &quot;En Proceso&quot;; [$'Gantt de Diseño'.$A$3:.$A$187]; [.B37])" office:value-type="float" office:value="0" calcext:value-type="float">
            <text:p>0</text:p>
          </table:table-cell>
          <table:table-cell table:style-name="ce131" table:formula="of:=SUMIFS([$'Gantt de Diseño'.$F$3:.$F$187]; [$'Gantt de Diseño'.$L$3:.$L$187]; &quot;Completo&quot;; [$'Gantt de Diseño'.$A$3:.$A$187]; [.B37])" office:value-type="float" office:value="34" calcext:value-type="float">
            <text:p>34</text:p>
          </table:table-cell>
          <table:table-cell table:style-name="ce300" table:formula="of:=SUMIFS([$'Gantt de Diseño'.$F$3:.$F$187]; [$'Gantt de Diseño'.$L$3:.$L$187]; &quot;Completo&quot;; [$'Gantt de Diseño'.$A$3:.$A$187]; [.B37]; [$'Gantt de Diseño'.$K$3:.$K$187]; &quot;Ernesto&quot;)/[.F37]" office:value-type="percentage" office:value="0.2647058824" calcext:value-type="percentage">
            <text:p>26%</text:p>
          </table:table-cell>
          <table:table-cell table:style-name="ce300" table:formula="of:=SUMIFS([$'Gantt de Diseño'.$F$3:.$F$187]; [$'Gantt de Diseño'.$L$3:.$L$187]; &quot;Completo&quot;; [$'Gantt de Diseño'.$A$3:.$A$187]; [.B37]; [$'Gantt de Diseño'.$K$3:.$K$187]; &quot;Layla&quot;)/[.F37]" office:value-type="percentage" office:value="0.2352941176" calcext:value-type="percentage">
            <text:p>24%</text:p>
          </table:table-cell>
          <table:table-cell table:style-name="ce300" table:formula="of:=SUMIFS([$'Gantt de Diseño'.$F$3:.$F$187]; [$'Gantt de Diseño'.$L$3:.$L$187]; &quot;Completo&quot;; [$'Gantt de Diseño'.$A$3:.$A$187]; [.B37]; [$'Gantt de Diseño'.$K$3:.$K$187]; &quot;Angel&quot;)/[.F37]" office:value-type="percentage" office:value="0.5" calcext:value-type="percentage">
            <text:p>50%</text:p>
          </table:table-cell>
          <table:table-cell table:style-name="ce300" table:formula="of:=SUMIFS([$'Gantt de Diseño'.$F$3:.$F$187]; [$'Gantt de Diseño'.$L$3:.$L$187]; &quot;Completo&quot;; [$'Gantt de Diseño'.$A$3:.$A$187];[.B37])/[.F37]" office:value-type="percentage" office:value="1" calcext:value-type="percentage">
            <text:p>100%</text:p>
          </table:table-cell>
          <table:table-cell table:style-name="ce55"/>
          <table:table-cell table:number-columns-repeated="1010"/>
        </table:table-row>
        <table:table-row table:style-name="ro1">
          <table:table-cell/>
          <table:table-cell table:style-name="ce186" office:value-type="string" calcext:value-type="string">
            <text:p>Activos Fijos</text:p>
          </table:table-cell>
          <table:table-cell table:style-name="ce191" office:value-type="string" calcext:value-type="string">
            <text:p>Angel y Ernesto</text:p>
          </table:table-cell>
          <table:table-cell table:style-name="ce195" table:formula="of:=SUMIFS([$'Gantt de Diseño'.$D$3:.$D$187]; [$'Gantt de Diseño'.$A$3:.$A$187]; [.B38])" office:value-type="float" office:value="28" calcext:value-type="float">
            <text:p>28</text:p>
          </table:table-cell>
          <table:table-cell table:style-name="ce195" table:formula="of:=SUMIFS([$'Gantt de Diseño'.$E$3:.$E$187]; [$'Gantt de Diseño'.$A$3:.$A$187]; [.B38])" office:value-type="float" office:value="28" calcext:value-type="float">
            <text:p>28</text:p>
          </table:table-cell>
          <table:table-cell table:style-name="ce54" table:formula="of:=SUMIFS([$'Gantt de Diseño'.F8:.F193]; [$'Gantt de Diseño'.A8:.A193]; [.B38])" office:value-type="float" office:value="32" calcext:value-type="float">
            <text:p>32</text:p>
          </table:table-cell>
          <table:table-cell table:style-name="ce131" table:formula="of:=SUMIFS([$'Gantt de Diseño'.$F$3:.$F$187]; [$'Gantt de Diseño'.$L$3:.$L$187]; &quot;Pendiente&quot;; [$'Gantt de Diseño'.$A$3:.$A$187]; [.B38])" office:value-type="float" office:value="0" calcext:value-type="float">
            <text:p>0</text:p>
          </table:table-cell>
          <table:table-cell table:style-name="ce131" table:formula="of:=SUMIFS([$'Gantt de Diseño'.$F$3:.$F$187]; [$'Gantt de Diseño'.$L$3:.$L$187]; &quot;En Proceso&quot;; [$'Gantt de Diseño'.$A$3:.$A$187]; [.B38])" office:value-type="float" office:value="0" calcext:value-type="float">
            <text:p>0</text:p>
          </table:table-cell>
          <table:table-cell table:style-name="ce131" table:formula="of:=SUMIFS([$'Gantt de Diseño'.$F$3:.$F$187]; [$'Gantt de Diseño'.$L$3:.$L$187]; &quot;Completo&quot;; [$'Gantt de Diseño'.$A$3:.$A$187]; [.B38])" office:value-type="float" office:value="32" calcext:value-type="float">
            <text:p>32</text:p>
          </table:table-cell>
          <table:table-cell table:style-name="ce300" table:formula="of:=SUMIFS([$'Gantt de Diseño'.$F$3:.$F$187]; [$'Gantt de Diseño'.$L$3:.$L$187]; &quot;Completo&quot;; [$'Gantt de Diseño'.$A$3:.$A$187]; [.B38]; [$'Gantt de Diseño'.$K$3:.$K$187]; &quot;Ernesto&quot;)/[.F38]" office:value-type="percentage" office:value="0.15625" calcext:value-type="percentage">
            <text:p>16%</text:p>
          </table:table-cell>
          <table:table-cell table:style-name="ce300" table:formula="of:=SUMIFS([$'Gantt de Diseño'.$F$3:.$F$187]; [$'Gantt de Diseño'.$L$3:.$L$187]; &quot;Completo&quot;; [$'Gantt de Diseño'.$A$3:.$A$187]; [.B38]; [$'Gantt de Diseño'.$K$3:.$K$187]; &quot;Layla&quot;)/[.F38]" office:value-type="percentage" office:value="0.28125" calcext:value-type="percentage">
            <text:p>28%</text:p>
          </table:table-cell>
          <table:table-cell table:style-name="ce300" table:formula="of:=SUMIFS([$'Gantt de Diseño'.$F$3:.$F$187]; [$'Gantt de Diseño'.$L$3:.$L$187]; &quot;Completo&quot;; [$'Gantt de Diseño'.$A$3:.$A$187]; [.B38]; [$'Gantt de Diseño'.$K$3:.$K$187]; &quot;Angel&quot;)/[.F38]" office:value-type="percentage" office:value="0.5625" calcext:value-type="percentage">
            <text:p>56%</text:p>
          </table:table-cell>
          <table:table-cell table:style-name="ce300" table:formula="of:=SUMIFS([$'Gantt de Diseño'.$F$3:.$F$187]; [$'Gantt de Diseño'.$L$3:.$L$187]; &quot;Completo&quot;; [$'Gantt de Diseño'.$A$3:.$A$187];[.B38])/[.F38]" office:value-type="percentage" office:value="1" calcext:value-type="percentage">
            <text:p>100%</text:p>
          </table:table-cell>
          <table:table-cell table:style-name="ce55"/>
          <table:table-cell table:number-columns-repeated="1010"/>
        </table:table-row>
        <table:table-row table:style-name="ro1">
          <table:table-cell/>
          <table:table-cell table:style-name="ce186" office:value-type="string" calcext:value-type="string">
            <text:p>RR.HH</text:p>
          </table:table-cell>
          <table:table-cell table:style-name="ce191" office:value-type="string" calcext:value-type="string">
            <text:p>Layla y Angel</text:p>
          </table:table-cell>
          <table:table-cell table:style-name="ce195" table:formula="of:=SUMIFS([$'Gantt de Diseño'.$D$3:.$D$187]; [$'Gantt de Diseño'.$A$3:.$A$187]; [.B39])" office:value-type="float" office:value="47" calcext:value-type="float">
            <text:p>47</text:p>
          </table:table-cell>
          <table:table-cell table:style-name="ce195" table:formula="of:=SUMIFS([$'Gantt de Diseño'.$E$3:.$E$187]; [$'Gantt de Diseño'.$A$3:.$A$187]; [.B39])" office:value-type="float" office:value="47" calcext:value-type="float">
            <text:p>47</text:p>
          </table:table-cell>
          <table:table-cell table:style-name="ce54" table:formula="of:=SUMIFS([$'Gantt de Diseño'.F9:.F194]; [$'Gantt de Diseño'.A9:.A194]; [.B39])" office:value-type="float" office:value="47" calcext:value-type="float">
            <text:p>47</text:p>
          </table:table-cell>
          <table:table-cell table:style-name="ce131" table:formula="of:=SUMIFS([$'Gantt de Diseño'.$F$3:.$F$187]; [$'Gantt de Diseño'.$L$3:.$L$187]; &quot;Pendiente&quot;; [$'Gantt de Diseño'.$A$3:.$A$187]; [.B39])" office:value-type="float" office:value="0" calcext:value-type="float">
            <text:p>0</text:p>
          </table:table-cell>
          <table:table-cell table:style-name="ce131" table:formula="of:=SUMIFS([$'Gantt de Diseño'.$F$3:.$F$187]; [$'Gantt de Diseño'.$L$3:.$L$187]; &quot;En Proceso&quot;; [$'Gantt de Diseño'.$A$3:.$A$187]; [.B39])" office:value-type="float" office:value="0" calcext:value-type="float">
            <text:p>0</text:p>
          </table:table-cell>
          <table:table-cell table:style-name="ce131" table:formula="of:=SUMIFS([$'Gantt de Diseño'.$F$3:.$F$187]; [$'Gantt de Diseño'.$L$3:.$L$187]; &quot;Completo&quot;; [$'Gantt de Diseño'.$A$3:.$A$187]; [.B39])" office:value-type="float" office:value="47" calcext:value-type="float">
            <text:p>47</text:p>
          </table:table-cell>
          <table:table-cell table:style-name="ce300" table:formula="of:=SUMIFS([$'Gantt de Diseño'.$F$3:.$F$187]; [$'Gantt de Diseño'.$L$3:.$L$187]; &quot;Completo&quot;; [$'Gantt de Diseño'.$A$3:.$A$187]; [.B39]; [$'Gantt de Diseño'.$K$3:.$K$187]; &quot;Ernesto&quot;)/[.F39]" office:value-type="percentage" office:value="0.3829787234" calcext:value-type="percentage">
            <text:p>38%</text:p>
          </table:table-cell>
          <table:table-cell table:style-name="ce300" table:formula="of:=SUMIFS([$'Gantt de Diseño'.$F$3:.$F$187]; [$'Gantt de Diseño'.$L$3:.$L$187]; &quot;Completo&quot;; [$'Gantt de Diseño'.$A$3:.$A$187]; [.B39]; [$'Gantt de Diseño'.$K$3:.$K$187]; &quot;Layla&quot;)/[.F39]" office:value-type="percentage" office:value="0.3617021277" calcext:value-type="percentage">
            <text:p>36%</text:p>
          </table:table-cell>
          <table:table-cell table:style-name="ce300" table:formula="of:=SUMIFS([$'Gantt de Diseño'.$F$3:.$F$187]; [$'Gantt de Diseño'.$L$3:.$L$187]; &quot;Completo&quot;; [$'Gantt de Diseño'.$A$3:.$A$187]; [.B39]; [$'Gantt de Diseño'.$K$3:.$K$187]; &quot;Angel&quot;)/[.F39]" office:value-type="percentage" office:value="0.2553191489" calcext:value-type="percentage">
            <text:p>26%</text:p>
          </table:table-cell>
          <table:table-cell table:style-name="ce300" table:formula="of:=SUMIFS([$'Gantt de Diseño'.$F$3:.$F$187]; [$'Gantt de Diseño'.$L$3:.$L$187]; &quot;Completo&quot;; [$'Gantt de Diseño'.$A$3:.$A$187];[.B39])/[.F39]" office:value-type="percentage" office:value="1" calcext:value-type="percentage">
            <text:p>100%</text:p>
          </table:table-cell>
          <table:table-cell table:style-name="ce55"/>
          <table:table-cell table:number-columns-repeated="1010"/>
        </table:table-row>
        <table:table-row table:style-name="ro1">
          <table:table-cell/>
          <table:table-cell table:style-name="ce186" office:value-type="string" calcext:value-type="string">
            <text:p>Produccion</text:p>
          </table:table-cell>
          <table:table-cell table:style-name="ce192"/>
          <table:table-cell table:style-name="ce131" table:formula="of:=SUMIFS([$'Gantt de Diseño'.$D$3:.$D$187]; [$'Gantt de Diseño'.$A$3:.$A$187]; [.B40])" office:value-type="float" office:value="41" calcext:value-type="float">
            <text:p>41</text:p>
          </table:table-cell>
          <table:table-cell table:style-name="ce131" table:formula="of:=SUMIFS([$'Gantt de Diseño'.$E$3:.$E$187]; [$'Gantt de Diseño'.$A$3:.$A$187]; [.B40])" office:value-type="float" office:value="0" calcext:value-type="float">
            <text:p>0</text:p>
          </table:table-cell>
          <table:table-cell table:style-name="ce54" table:formula="of:=SUMIFS([$'Gantt de Diseño'.F10:.F195]; [$'Gantt de Diseño'.A10:.A195]; [.B40])" office:value-type="float" office:value="1" calcext:value-type="float">
            <text:p>1</text:p>
          </table:table-cell>
          <table:table-cell table:style-name="ce131" table:formula="of:=SUMIFS([$'Gantt de Diseño'.$F$3:.$F$187]; [$'Gantt de Diseño'.$L$3:.$L$187]; &quot;Pendiente&quot;; [$'Gantt de Diseño'.$A$3:.$A$187]; [.B40])" office:value-type="float" office:value="0" calcext:value-type="float">
            <text:p>0</text:p>
          </table:table-cell>
          <table:table-cell table:style-name="ce131" table:formula="of:=SUMIFS([$'Gantt de Diseño'.$F$3:.$F$187]; [$'Gantt de Diseño'.$L$3:.$L$187]; &quot;En Proceso&quot;; [$'Gantt de Diseño'.$A$3:.$A$187]; [.B40])" office:value-type="float" office:value="0" calcext:value-type="float">
            <text:p>0</text:p>
          </table:table-cell>
          <table:table-cell table:style-name="ce131" table:formula="of:=SUMIFS([$'Gantt de Diseño'.$F$3:.$F$187]; [$'Gantt de Diseño'.$L$3:.$L$187]; &quot;Completo&quot;; [$'Gantt de Diseño'.$A$3:.$A$187]; [.B40])" office:value-type="float" office:value="0" calcext:value-type="float">
            <text:p>0</text:p>
          </table:table-cell>
          <table:table-cell table:style-name="ce300" table:formula="of:=IFERROR(    IF([.Q194]=0;0;    SUMIFS([$'Gantt de Diseño'.$F$3:.$F$187]; [$'Gantt de Diseño'.$L$3:.$L$187]; &quot;Completo&quot;; [$'Gantt de Diseño'.$A$3:.$A$187]; [.B40]; [$'Gantt de Diseño'.$K$3:.$K$187]; &quot;Ernesto&quot;)/[.F40]);0)" office:value-type="percentage" office:value="0" calcext:value-type="percentage">
            <text:p>0%</text:p>
          </table:table-cell>
          <table:table-cell table:style-name="ce300" table:formula="of:=IFERROR(    IF([.R194]=0;0;    SUMIFS([$'Gantt de Diseño'.$F$3:.$F$187]; [$'Gantt de Diseño'.$L$3:.$L$187]; &quot;Completo&quot;; [$'Gantt de Diseño'.$A$3:.$A$187]; [.C40]; [$'Gantt de Diseño'.$K$3:.$K$187]; &quot;Layla&quot;)/[.G40]);0)" office:value-type="percentage" office:value="0" calcext:value-type="percentage">
            <text:p>0%</text:p>
          </table:table-cell>
          <table:table-cell table:style-name="ce300" table:formula="of:=IFERROR(    IF([.S194]=0;0;    SUMIFS([$'Gantt de Diseño'.$F$3:.$F$187]; [$'Gantt de Diseño'.$L$3:.$L$187]; &quot;Completo&quot;; [$'Gantt de Diseño'.$A$3:.$A$187]; [.D40]; [$'Gantt de Diseño'.$K$3:.$K$187]; &quot;Angel&quot;)/[.H40]);0)" office:value-type="percentage" office:value="0" calcext:value-type="percentage">
            <text:p>0%</text:p>
          </table:table-cell>
          <table:table-cell table:style-name="ce300" table:formula="of:=IFERROR(    IF([.S194]=0;0;SUMIFS([$'Gantt de Diseño'.$F$3:.$F$187]; [$'Gantt de Diseño'.$L$3:.$L$187]; &quot;Completo&quot;; [$'Gantt de Diseño'.$A$3:.$A$187];[.B40])/[.F40]);0)" office:value-type="percentage" office:value="0" calcext:value-type="percentage">
            <text:p>0%</text:p>
          </table:table-cell>
          <table:table-cell table:style-name="ce55"/>
          <table:table-cell table:number-columns-repeated="1010"/>
        </table:table-row>
        <table:table-row table:style-name="ro1">
          <table:table-cell/>
          <table:table-cell table:style-name="ce198" office:value-type="string" calcext:value-type="string" table:number-columns-spanned="2" table:number-rows-spanned="1">
            <text:p>Total</text:p>
          </table:table-cell>
          <table:covered-table-cell table:style-name="ce193"/>
          <table:table-cell table:style-name="ce131" table:formula="of:=SUM([.D33:.D40])" office:value-type="float" office:value="258" calcext:value-type="float">
            <text:p>258</text:p>
          </table:table-cell>
          <table:table-cell table:style-name="ce131" table:formula="of:=SUM([.E33:.E40])" office:value-type="float" office:value="196" calcext:value-type="float">
            <text:p>196</text:p>
          </table:table-cell>
          <table:table-cell table:style-name="ce308" table:formula="of:=SUM([.F33:.F40])" office:value-type="float" office:value="207" calcext:value-type="float">
            <text:p>207</text:p>
          </table:table-cell>
          <table:table-cell table:style-name="ce131" table:formula="of:=SUM([.G33:.G40])" office:value-type="float" office:value="0" calcext:value-type="float">
            <text:p>0</text:p>
          </table:table-cell>
          <table:table-cell table:style-name="ce131" table:formula="of:=SUM([.H33:.H40])" office:value-type="float" office:value="0" calcext:value-type="float">
            <text:p>0</text:p>
          </table:table-cell>
          <table:table-cell table:style-name="ce131" table:formula="of:=SUM([.I33:.I40])" office:value-type="float" office:value="206" calcext:value-type="float">
            <text:p>206</text:p>
          </table:table-cell>
          <table:table-cell table:style-name="ce300" table:formula="of:=SUM([.J33:.J40])" office:value-type="percentage" office:value="2.1702136756" calcext:value-type="percentage">
            <text:p>217%</text:p>
          </table:table-cell>
          <table:table-cell table:style-name="ce300" table:formula="of:=SUM([.K33:.K40])" office:value-type="percentage" office:value="2.66977448451" calcext:value-type="percentage">
            <text:p>267%</text:p>
          </table:table-cell>
          <table:table-cell table:style-name="ce300" table:formula="of:=SUM([.L33:.L40])" office:value-type="percentage" office:value="2.1600118399" calcext:value-type="percentage">
            <text:p>216%</text:p>
          </table:table-cell>
          <table:table-cell table:style-name="ce142" table:formula="of:=[.I41]/[.F41]" office:value-type="percentage" office:value="0.9951690821" calcext:value-type="percentage">
            <text:p>99.52%</text:p>
          </table:table-cell>
          <table:table-cell table:style-name="ce55"/>
          <table:table-cell table:number-columns-repeated="1010"/>
        </table:table-row>
        <table:table-row table:style-name="ro1" table:number-rows-repeated="15">
          <table:table-cell table:number-columns-repeated="13"/>
          <table:table-cell table:style-name="ce55"/>
          <table:table-cell table:number-columns-repeated="1010"/>
        </table:table-row>
        <table:table-row table:style-name="ro1">
          <table:table-cell/>
          <table:table-cell table:style-name="ce184" office:value-type="time" office:time-value="PT08H00M00S" calcext:value-type="time">
            <text:p>8:00</text:p>
          </table:table-cell>
          <table:table-cell table:style-name="ce184" office:value-type="time" office:time-value="PT13H00M00S" calcext:value-type="time">
            <text:p>13:00</text:p>
          </table:table-cell>
          <table:table-cell table:style-name="ce63" office:value-type="string" calcext:value-type="string">
            <text:p>Diseño</text:p>
          </table:table-cell>
          <table:table-cell table:number-columns-repeated="2"/>
          <table:table-cell table:style-name="ce184" table:formula="of:=[.C57]-[.B57]" office:value-type="time" office:time-value="PT05H00M00S" calcext:value-type="time">
            <text:p>5:00</text:p>
          </table:table-cell>
          <table:table-cell table:style-name="ce55" office:value-type="string" calcext:value-type="string">
            <text:p>Efectivas</text:p>
          </table:table-cell>
          <table:table-cell table:number-columns-repeated="5"/>
          <table:table-cell table:style-name="ce55"/>
          <table:table-cell table:number-columns-repeated="1010"/>
        </table:table-row>
        <table:table-row table:style-name="ro1">
          <table:table-cell/>
          <table:table-cell table:style-name="ce184" office:value-type="time" office:time-value="PT15H00M00S" calcext:value-type="time">
            <text:p>15:00</text:p>
          </table:table-cell>
          <table:table-cell table:style-name="ce184" office:value-type="time" office:time-value="PT16H00M00S" calcext:value-type="time">
            <text:p>16:00</text:p>
          </table:table-cell>
          <table:table-cell table:style-name="ce63" office:value-type="string" calcext:value-type="string">
            <text:p>Presentación 1 de Pantallas</text:p>
          </table:table-cell>
          <table:table-cell table:number-columns-repeated="2"/>
          <table:table-cell table:style-name="ce184" table:formula="of:=[.C58]-[.B58]" office:value-type="time" office:time-value="PT01H00M00S" calcext:value-type="time">
            <text:p>1:00</text:p>
          </table:table-cell>
          <table:table-cell table:style-name="ce55" office:value-type="string" calcext:value-type="string">
            <text:p>Observación</text:p>
          </table:table-cell>
          <table:table-cell table:number-columns-repeated="5"/>
          <table:table-cell table:style-name="ce55"/>
          <table:table-cell table:number-columns-repeated="1010"/>
        </table:table-row>
        <table:table-row table:style-name="ro1">
          <table:table-cell/>
          <table:table-cell table:style-name="ce184" office:value-type="time" office:time-value="PT16H00M00S" calcext:value-type="time">
            <text:p>16:00</text:p>
          </table:table-cell>
          <table:table-cell table:style-name="ce184" office:value-type="time" office:time-value="PT17H00M00S" calcext:value-type="time">
            <text:p>17:00</text:p>
          </table:table-cell>
          <table:table-cell table:style-name="ce63" office:value-type="string" calcext:value-type="string">
            <text:p>Levantamiento de Observaciones</text:p>
          </table:table-cell>
          <table:table-cell table:number-columns-repeated="2"/>
          <table:table-cell table:style-name="ce184" table:formula="of:=[.C59]-[.B59]" office:value-type="time" office:time-value="PT01H00M00S" calcext:value-type="time">
            <text:p>1:00</text:p>
          </table:table-cell>
          <table:table-cell table:style-name="ce55" office:value-type="string" calcext:value-type="string">
            <text:p>Efectivas</text:p>
          </table:table-cell>
          <table:table-cell table:number-columns-repeated="5"/>
          <table:table-cell table:style-name="ce55"/>
          <table:table-cell table:number-columns-repeated="1010"/>
        </table:table-row>
        <table:table-row table:style-name="ro1">
          <table:table-cell/>
          <table:table-cell table:style-name="ce290" office:value-type="time" office:time-value="PT17H00M00S" calcext:value-type="time">
            <text:p>17:00</text:p>
          </table:table-cell>
          <table:table-cell table:style-name="ce290" office:value-type="time" office:time-value="PT17H30M00S" calcext:value-type="time">
            <text:p>17:30</text:p>
          </table:table-cell>
          <table:table-cell table:style-name="ce63" office:value-type="string" calcext:value-type="string">
            <text:p>Presentación 2 de Pantallas</text:p>
          </table:table-cell>
          <table:table-cell table:number-columns-repeated="2"/>
          <table:table-cell table:style-name="ce184" table:formula="of:=[.C60]-[.B60]" office:value-type="time" office:time-value="PT00H30M00S" calcext:value-type="time">
            <text:p>0:30</text:p>
          </table:table-cell>
          <table:table-cell table:style-name="ce55" office:value-type="string" calcext:value-type="string">
            <text:p>Observación</text:p>
          </table:table-cell>
          <table:table-cell table:number-columns-repeated="5"/>
          <table:table-cell table:style-name="ce55"/>
          <table:table-cell table:number-columns-repeated="1010"/>
        </table:table-row>
        <table:table-row table:style-name="ro1">
          <table:table-cell/>
          <table:table-cell table:style-name="ce290" office:value-type="time" office:time-value="PT17H30M00S" calcext:value-type="time">
            <text:p>17:30</text:p>
          </table:table-cell>
          <table:table-cell table:style-name="ce290" office:value-type="time" office:time-value="PT18H00M00S" calcext:value-type="time">
            <text:p>18:00</text:p>
          </table:table-cell>
          <table:table-cell table:style-name="ce45" office:value-type="string" calcext:value-type="string">
            <text:p>Inducción de HUs a diseñarse</text:p>
          </table:table-cell>
          <table:table-cell table:number-columns-repeated="2"/>
          <table:table-cell table:style-name="ce184" table:formula="of:=[.C61]-[.B61]" office:value-type="time" office:time-value="PT00H30M00S" calcext:value-type="time">
            <text:p>0:30</text:p>
          </table:table-cell>
          <table:table-cell table:style-name="ce55" office:value-type="string" calcext:value-type="string">
            <text:p>Capacitación</text:p>
          </table:table-cell>
          <table:table-cell table:number-columns-repeated="5"/>
          <table:table-cell table:style-name="ce55"/>
          <table:table-cell table:number-columns-repeated="1010"/>
        </table:table-row>
        <table:table-row table:style-name="ro1" table:number-rows-repeated="937">
          <table:table-cell table:number-columns-repeated="13"/>
          <table:table-cell table:style-name="ce55"/>
          <table:table-cell table:number-columns-repeated="1010"/>
        </table:table-row>
        <table:table-row table:style-name="ro8" table:number-rows-repeated="1047577">
          <table:table-cell table:number-columns-repeated="1024"/>
        </table:table-row>
        <table:table-row table:style-name="ro8">
          <table:table-cell table:number-columns-repeated="1024"/>
        </table:table-row>
      </table:table>
      <table:table table:name="Se hizo o no" table:style-name="ta5">
        <table:table-column table:style-name="co11" table:default-cell-style-name="Default"/>
        <table:table-column table:style-name="co12" table:default-cell-style-name="Default"/>
        <table:table-column table:style-name="co3" table:default-cell-style-name="Default"/>
        <table:table-column table:style-name="co43" table:default-cell-style-name="Default"/>
        <table:table-column table:style-name="co44" table:default-cell-style-name="Default"/>
        <table:table-column table:style-name="co28" table:default-cell-style-name="Default"/>
        <table:table-column table:style-name="co17" table:default-cell-style-name="Default"/>
        <table:table-column table:style-name="co10" table:number-columns-repeated="1017" table:default-cell-style-name="Default"/>
        <table:table-row table:style-name="ro15">
          <table:table-cell table:style-name="ce101" office:value-type="string" calcext:value-type="string" table:number-columns-spanned="1" table:number-rows-spanned="2">
            <text:p>Módulo</text:p>
          </table:table-cell>
          <table:table-cell table:style-name="ce101" office:value-type="string" calcext:value-type="string" table:number-columns-spanned="1" table:number-rows-spanned="2">
            <text:p>Página Secundaria</text:p>
          </table:table-cell>
          <table:table-cell table:style-name="ce101" office:value-type="string" calcext:value-type="string" table:number-columns-spanned="1" table:number-rows-spanned="2">
            <text:p>Grupos</text:p>
          </table:table-cell>
          <table:table-cell table:style-name="ce101" office:value-type="string" calcext:value-type="string" table:number-columns-spanned="2" table:number-rows-spanned="1">
            <text:p>Diseño</text:p>
          </table:table-cell>
          <table:covered-table-cell/>
          <table:table-cell table:style-name="ce101" office:value-type="string" calcext:value-type="string" table:number-columns-spanned="2" table:number-rows-spanned="1">
            <text:p>Maquetación</text:p>
          </table:table-cell>
          <table:covered-table-cell/>
          <table:table-cell table:style-name="ce55"/>
          <table:table-cell table:number-columns-repeated="1016"/>
        </table:table-row>
        <table:table-row table:style-name="ro1">
          <table:covered-table-cell table:number-columns-repeated="3"/>
          <table:table-cell table:style-name="ce1" office:value-type="string" calcext:value-type="string">
            <text:p>Realizadas</text:p>
          </table:table-cell>
          <table:table-cell table:style-name="ce1" office:value-type="string" calcext:value-type="string">
            <text:p>Aprobadas</text:p>
          </table:table-cell>
          <table:table-cell table:style-name="ce1" office:value-type="string" calcext:value-type="string">
            <text:p>Realizadas</text:p>
          </table:table-cell>
          <table:table-cell table:style-name="ce1" office:value-type="string" calcext:value-type="string">
            <text:p>Aprobadas</text:p>
          </table:table-cell>
          <table:table-cell table:style-name="ce55"/>
          <table:table-cell table:number-columns-repeated="1016"/>
        </table:table-row>
        <table:table-row table:style-name="ro1">
          <table:table-cell table:style-name="ce102" office:value-type="string" calcext:value-type="string">
            <text:p>Almacen</text:p>
          </table:table-cell>
          <table:table-cell table:style-name="ce15" office:value-type="string" calcext:value-type="string" table:number-columns-spanned="1" table:number-rows-spanned="3">
            <text:p>Tablas</text:p>
          </table:table-cell>
          <table:table-cell table:style-name="ce65" office:value-type="string" calcext:value-type="string">
            <text:p>Almace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318"/>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Categoría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Clases de Artícul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4">
            <text:p>Operaciones</text:p>
          </table:table-cell>
          <table:table-cell table:style-name="ce64" office:value-type="string" calcext:value-type="string">
            <text:p>Traslad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Solicitud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Ajust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5">
            <text:p>Consultas</text:p>
          </table:table-cell>
          <table:table-cell table:style-name="ce64" office:value-type="string" calcext:value-type="string">
            <text:p>Kardex / Movimiento de inventari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Órdenes de Compr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Consulta de articul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Préstamos </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Devolucion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table-cell table:style-name="ce16" office:value-type="string" calcext:value-type="string" table:number-columns-spanned="1" table:number-rows-spanned="2">
            <text:p>Reportes</text:p>
          </table:table-cell>
          <table:table-cell table:style-name="ce64" office:value-type="string" calcext:value-type="string">
            <text:p>Almace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Almacen Financier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table-cell table:style-name="ce17" office:value-type="string" calcext:value-type="string" table:number-columns-spanned="1" table:number-rows-spanned="3">
            <text:p>Procesos</text:p>
          </table:table-cell>
          <table:table-cell table:style-name="ce64" office:value-type="string" calcext:value-type="string">
            <text:p>Precios Promedi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3" office:value-type="string" calcext:value-type="string">
            <text:p>Almacen</text:p>
          </table:table-cell>
          <table:covered-table-cell/>
          <table:table-cell table:style-name="ce64" office:value-type="string" calcext:value-type="string">
            <text:p>Cuadres de Stock</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4" office:value-type="string" calcext:value-type="string">
            <text:p>Almacen</text:p>
          </table:table-cell>
          <table:covered-table-cell table:style-name="ce18"/>
          <table:table-cell table:style-name="ce66" office:value-type="string" calcext:value-type="string">
            <text:p>Regeneración de precio de ultima compr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table-cell table:style-name="ce112" office:value-type="string" calcext:value-type="string" table:number-columns-spanned="1" table:number-rows-spanned="2">
            <text:p>Tablas</text:p>
          </table:table-cell>
          <table:table-cell table:style-name="ce65" office:value-type="string" calcext:value-type="string">
            <text:p>Proveedor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ondiciones de pag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table-cell table:style-name="ce26" office:value-type="string" calcext:value-type="string" table:number-columns-spanned="1" table:number-rows-spanned="4">
            <text:p>Operaciones</text:p>
          </table:table-cell>
          <table:table-cell table:style-name="ce64" office:value-type="string" calcext:value-type="string">
            <text:p>Órdenes de Compr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Órdenes de Servici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Aprovisionamient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covered-table-cell table:style-name="ce3"/>
          <table:table-cell table:style-name="ce64" office:value-type="string" calcext:value-type="string">
            <text:p>Cuentas por pagar</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5" office:value-type="string" calcext:value-type="string">
            <text:p>Compras</text:p>
          </table:table-cell>
          <table:table-cell table:style-name="ce27" office:value-type="string" calcext:value-type="string">
            <text:p>Reportes</text:p>
          </table:table-cell>
          <table:table-cell table:style-name="ce66" office:value-type="string" calcext:value-type="string">
            <text:p>Compra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table-cell table:style-name="ce25" office:value-type="string" calcext:value-type="string" table:number-columns-spanned="1" table:number-rows-spanned="3">
            <text:p>Tablas</text:p>
          </table:table-cell>
          <table:table-cell table:style-name="ce65" office:value-type="string" calcext:value-type="string">
            <text:p>Client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dedores Meseros y cajer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Lista de precios de vent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3">
            <text:p>Operaciones</text:p>
          </table:table-cell>
          <table:table-cell table:style-name="ce64" office:value-type="string" calcext:value-type="string">
            <text:p>Facturacion</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Anulacio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aj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table-cell table:style-name="ce26" office:value-type="string" calcext:value-type="string" table:number-columns-spanned="1" table:number-rows-spanned="2">
            <text:p>Consultas</text:p>
          </table:table-cell>
          <table:table-cell table:style-name="ce64" office:value-type="string" calcext:value-type="string">
            <text:p>Facturacio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Cuentas por cobrar vencid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table-cell table:style-name="ce27" office:value-type="string" calcext:value-type="string" table:number-columns-spanned="1" table:number-rows-spanned="3">
            <text:p>Reportes</text:p>
          </table:table-cell>
          <table:table-cell table:style-name="ce64" office:value-type="string" calcext:value-type="string">
            <text:p>Vent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3"/>
          <table:table-cell table:style-name="ce64" office:value-type="string" calcext:value-type="string">
            <text:p>Venta Financier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6" office:value-type="string" calcext:value-type="string">
            <text:p>Ventas</text:p>
          </table:table-cell>
          <table:covered-table-cell table:style-name="ce4"/>
          <table:table-cell table:style-name="ce66" office:value-type="string" calcext:value-type="string">
            <text:p>Tributari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5" office:value-type="string" calcext:value-type="string" table:number-columns-spanned="1" table:number-rows-spanned="6">
            <text:p>Tablas</text:p>
          </table:table-cell>
          <table:table-cell table:style-name="ce65" office:value-type="string" calcext:value-type="string">
            <text:p>Docume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ceptos Financier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Grupos y Codigos de Flujos de caj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Banc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Medios de Pago</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Formas de Pago</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6" office:value-type="string" calcext:value-type="string" table:number-columns-spanned="1" table:number-rows-spanned="2">
            <text:p>Operaciones</text:p>
          </table:table-cell>
          <table:table-cell table:style-name="ce64" office:value-type="string" calcext:value-type="string">
            <text:p>Cuentas por pagar</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cobrar</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6" office:value-type="string" calcext:value-type="string">
            <text:p>Adelantos</text:p>
          </table:table-cell>
          <table:table-cell table:style-name="ce64" office:value-type="string" calcext:value-type="string">
            <text:p>Solicitud de adela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6" office:value-type="string" calcext:value-type="string">
            <text:p>Tesorería</text:p>
          </table:table-cell>
          <table:table-cell table:style-name="ce64" office:value-type="string" calcext:value-type="string">
            <text:p>Tesorería</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6" office:value-type="string" calcext:value-type="string">
            <text:p>Conciliaciones</text:p>
          </table:table-cell>
          <table:table-cell table:style-name="ce64" office:value-type="string" calcext:value-type="string">
            <text:p>Conciliaciones</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6" office:value-type="string" calcext:value-type="string" table:number-columns-spanned="1" table:number-rows-spanned="3">
            <text:p>Consultas</text:p>
          </table:table-cell>
          <table:table-cell table:style-name="ce64" office:value-type="string" calcext:value-type="string">
            <text:p>Consulta de saldos de caja y bancos</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onsulta de Flujo de caja</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Documentos por finanzas</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table-cell table:style-name="ce27" office:value-type="string" calcext:value-type="string" table:number-columns-spanned="1" table:number-rows-spanned="4">
            <text:p>Reportes</text:p>
          </table:table-cell>
          <table:table-cell table:style-name="ce64" office:value-type="string" calcext:value-type="string">
            <text:p>Cuentas por pagar</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Tesorerí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3"/>
          <table:table-cell table:style-name="ce64" office:value-type="string" calcext:value-type="string">
            <text:p>Cuentas por cobrar vencidas</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7" office:value-type="string" calcext:value-type="string">
            <text:p>Finanzas</text:p>
          </table:table-cell>
          <table:covered-table-cell table:style-name="ce4"/>
          <table:table-cell table:style-name="ce66" office:value-type="string" calcext:value-type="string">
            <text:p>Finanzas</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table-cell table:style-name="ce21" office:value-type="string" calcext:value-type="string" table:number-columns-spanned="1" table:number-rows-spanned="8">
            <text:p>Tablas</text:p>
          </table:table-cell>
          <table:table-cell table:style-name="ce65" office:value-type="string" calcext:value-type="string">
            <text:p>Plan contable</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entros de Cost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Contabilidad</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Almace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Detraccion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Impues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table:covered-table-cell/>
          <table:table-cell table:style-name="ce64" office:value-type="string" calcext:value-type="string">
            <text:p>Tipo de Cambi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Plan de cuentas vs Subcategoría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3">
            <text:p>Operaciones</text:p>
          </table:table-cell>
          <table:table-cell table:style-name="ce118" office:value-type="string" calcext:value-type="string">
            <text:p>Gestión de Asie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Modificación de Asiento Contable Automátic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118" office:value-type="string" calcext:value-type="string">
            <text:p>Ajustes contabl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2">
            <text:p>Consultas</text:p>
          </table:table-cell>
          <table:table-cell table:style-name="ce64" office:value-type="string" calcext:value-type="string">
            <text:p>Saldos de cuenta corriente</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Centros de costos por trabajador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table-cell table:style-name="ce19" office:value-type="string" calcext:value-type="string" table:number-columns-spanned="1" table:number-rows-spanned="4">
            <text:p>Reportes</text:p>
          </table:table-cell>
          <table:table-cell table:style-name="ce64" office:value-type="string" calcext:value-type="string">
            <text:p>Maestr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Valid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Libros y Asientos Contabl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64" office:value-type="string" calcext:value-type="string">
            <text:p>Financier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table-cell table:style-name="ce20" office:value-type="string" calcext:value-type="string" table:number-columns-spanned="1" table:number-rows-spanned="5">
            <text:p>Procesos</text:p>
          </table:table-cell>
          <table:table-cell table:style-name="ce118" office:value-type="string" calcext:value-type="string">
            <text:p>Libros Electrónic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118" office:value-type="string" calcext:value-type="string">
            <text:p>Consistencia de Asie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118" office:value-type="string" calcext:value-type="string">
            <text:p>Clonaciones de Asie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table-cell table:style-name="ce118" office:value-type="string" calcext:value-type="string">
            <text:p>Importación de Asient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8" office:value-type="string" calcext:value-type="string">
            <text:p>Contabilidad</text:p>
          </table:table-cell>
          <table:covered-table-cell table:style-name="ce18"/>
          <table:table-cell table:style-name="ce119" office:value-type="string" calcext:value-type="string">
            <text:p>Cierre Contable</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table-cell table:style-name="ce113" office:value-type="string" calcext:value-type="string" table:number-columns-spanned="1" table:number-rows-spanned="10">
            <text:p>Tablas</text:p>
          </table:table-cell>
          <table:table-cell table:style-name="ce65" office:value-type="string" calcext:value-type="string">
            <text:p>Operaciones con los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Incidencias de los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Asegurador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Tipos de Segur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Clasificacion de Activos (Clases y Subclas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Matrices contables por Subclas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Ubicacion de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Parametros de operacion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Configuración de numeración de traslad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table-cell table:style-name="ce114" office:value-type="string" calcext:value-type="string" table:number-columns-spanned="1" table:number-rows-spanned="9">
            <text:p>Operaciones</text:p>
          </table:table-cell>
          <table:table-cell table:style-name="ce64" office:value-type="string" calcext:value-type="string">
            <text:p>Maestro de Activo Fij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Registro de Traslado de Act. Fij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table:covered-table-cell/>
          <table:table-cell table:style-name="ce64" office:value-type="string" calcext:value-type="string">
            <text:p>Recepción de Traslados de Activos Fij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Aprobación de Traslad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Operaciones con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Polizas de Segur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Proceso de baja de activ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Revaluacion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Asignación de ratios de depreci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table-cell table:style-name="ce115" office:value-type="string" calcext:value-type="string" table:number-columns-spanned="1" table:number-rows-spanned="3">
            <text:p>Reportes</text:p>
          </table:table-cell>
          <table:table-cell table:style-name="ce64" office:value-type="string" calcext:value-type="string">
            <text:p>Resumen de Activo Fij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Depreciación Anual por Activ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Resumen de Activo Fijo Por rango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table-cell table:style-name="ce116" office:value-type="string" calcext:value-type="string" table:number-columns-spanned="1" table:number-rows-spanned="6">
            <text:p>Procesos</text:p>
          </table:table-cell>
          <table:table-cell table:style-name="ce64" office:value-type="string" calcext:value-type="string">
            <text:p>Calculo de depreci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depreci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Revalu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ón de Asientos de Indexación</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table-cell table:style-name="ce64" office:value-type="string" calcext:value-type="string">
            <text:p>Generacion de Devengo mensual de aseguradore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09" office:value-type="string" calcext:value-type="string">
            <text:p>Activos Fijos</text:p>
          </table:table-cell>
          <table:covered-table-cell table:style-name="ce18"/>
          <table:table-cell table:style-name="ce66" office:value-type="string" calcext:value-type="string">
            <text:p>Genreacion de asientos de Siniestro y recupero</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21" office:value-type="string" calcext:value-type="string" table:number-columns-spanned="1" table:number-rows-spanned="5">
            <text:p>Configuración General</text:p>
          </table:table-cell>
          <table:table-cell table:style-name="ce65" office:value-type="string" calcext:value-type="string">
            <text:p>Parámetros del Módul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Numeradores automátic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Grupos de cálcul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Localización LATAM</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Maestros de Personal</text:p>
          </table:table-cell>
          <table:table-cell table:style-name="ce118" office:value-type="string" calcext:value-type="string">
            <text:p>Ficha de emplead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Clasifica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Estructura Organizacional</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Administradoras y segur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Reclutamiento y Onboarding</text:p>
          </table:table-cell>
          <table:table-cell table:style-name="ce64" office:value-type="string" calcext:value-type="string">
            <text:p>Reclutamiento y sele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64" office:value-type="string" calcext:value-type="string">
            <text:p>Contrata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64" office:value-type="string" calcext:value-type="string">
            <text:p>Onboarding digital</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5">
            <text:p>Asistencia y Jornadas</text:p>
          </table:table-cell>
          <table:table-cell table:style-name="ce120" office:value-type="string" calcext:value-type="string">
            <text:p>Calendarios laboral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1" office:value-type="string" calcext:value-type="string">
            <text:p>Asistenci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Horas extras y recarg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Permis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Vacaciones y licenci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6">
            <text:p>Procesos de Nómina</text:p>
          </table:table-cell>
          <table:table-cell table:style-name="ce120" office:value-type="string" calcext:value-type="string">
            <text:p>Cálculo de planill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Cuentas corrient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Aportes y retencio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Liquidacio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Provision de Gast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Procesos especial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Consultas y Validaciones</text:p>
          </table:table-cell>
          <table:table-cell table:style-name="ce64" office:value-type="string" calcext:value-type="string">
            <text:p>Inasistencias</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64" office:value-type="string" calcext:value-type="string">
            <text:p>Reportes de planilla</text:p>
          </table:table-cell>
          <table:table-cell table:style-name="ce182" table:formula="of:=TRUE()" office:value-type="float" office:value="1" calcext:value-type="float">
            <text:p>1</text:p>
          </table:table-cell>
          <table:table-cell table:style-name="ce182" table:formula="of:=TRUE()" office:value-type="float" office:value="1" calcext:value-type="float">
            <text:p>1</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64" office:value-type="string" calcext:value-type="string">
            <text:p>Validaciones automátic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Reportes y Analítica</text:p>
          </table:table-cell>
          <table:table-cell table:style-name="ce118" office:value-type="string" calcext:value-type="string">
            <text:p>Estándar</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Avanzad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Dashboar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18" office:value-type="string" calcext:value-type="string">
            <text:p>Archivos Regulatori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4">
            <text:p>Talento y Desarrollo</text:p>
          </table:table-cell>
          <table:table-cell table:style-name="ce120" office:value-type="string" calcext:value-type="string">
            <text:p>Evaluación de desempeñ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Capacita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Planes de carrer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Clima laboral</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19" office:value-type="string" calcext:value-type="string" table:number-columns-spanned="1" table:number-rows-spanned="3">
            <text:p>Localización LATAM</text:p>
          </table:table-cell>
          <table:table-cell table:style-name="ce120" office:value-type="string" calcext:value-type="string">
            <text:p>Impuestos y aport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Beneficios social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Regulación electrónic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table-cell table:style-name="ce20" office:value-type="string" calcext:value-type="string" table:number-columns-spanned="1" table:number-rows-spanned="3">
            <text:p>Integraciones</text:p>
          </table:table-cell>
          <table:table-cell table:style-name="ce120" office:value-type="string" calcext:value-type="string">
            <text:p>POS y opera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table-cell table:style-name="ce120" office:value-type="string" calcext:value-type="string">
            <text:p>Bancos y pasarel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0" office:value-type="string" calcext:value-type="string">
            <text:p>RR.HH</text:p>
          </table:table-cell>
          <table:covered-table-cell table:style-name="ce18"/>
          <table:table-cell table:style-name="ce122" office:value-type="string" calcext:value-type="string">
            <text:p>Contabilida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table-cell table:style-name="ce21" office:value-type="string" calcext:value-type="string" table:number-columns-spanned="1" table:number-rows-spanned="12">
            <text:p>Tablas</text:p>
          </table:table-cell>
          <table:table-cell table:style-name="ce123" office:value-type="string" calcext:value-type="string">
            <text:p>Configuración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Procesos Productiv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Fases por Proces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Actividades por Fase</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Maestro de Labor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Intermedi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Productos Terminad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Centros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Recetas y Fórmul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Control de Calida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Tipos de Orden de Trabaj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Turnos y Calendari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9">
            <text:p>Operaciones</text:p>
          </table:table-cell>
          <table:table-cell table:style-name="ce118" office:value-type="string" calcext:value-type="string">
            <text:p>Órdenes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Partes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Proces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onsumo de Material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Calida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Trazabilida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Gestión de Merm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Mantenimiento de Equip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ostos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5">
            <text:p>Consultas</text:p>
          </table:table-cell>
          <table:table-cell table:style-name="ce118" office:value-type="string" calcext:value-type="string">
            <text:p>Estado de Órde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Disponibilidad de Product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Historial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Rendimient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Rastreo de Lot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table-cell table:style-name="ce19" office:value-type="string" calcext:value-type="string" table:number-columns-spanned="1" table:number-rows-spanned="7">
            <text:p>Reportes</text:p>
          </table:table-cell>
          <table:table-cell table:style-name="ce118" office:value-type="string" calcext:value-type="string">
            <text:p>Producción Diari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Análisis de Cost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Eficiencia Productiva</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ontrol de Merm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umplimiento de Calidad</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Dashboard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18" office:value-type="string" calcext:value-type="string">
            <text:p>Certificados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table-cell table:style-name="ce20" office:value-type="string" calcext:value-type="string" table:number-columns-spanned="1" table:number-rows-spanned="8">
            <text:p>Procesos</text:p>
          </table:table-cell>
          <table:table-cell table:style-name="ce121" office:value-type="string" calcext:value-type="string">
            <text:p>Planificación de Producción</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Explosión de Material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Costeo Automático</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Cierre de Órde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Generación de Asiento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Actualización de Estándar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table-cell table:style-name="ce121" office:value-type="string" calcext:value-type="string">
            <text:p>Integración con Balanza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table-cell table:style-name="ce111" office:value-type="string" calcext:value-type="string">
            <text:p>Produccion</text:p>
          </table:table-cell>
          <table:covered-table-cell table:style-name="ce18"/>
          <table:table-cell table:style-name="ce124" office:value-type="string" calcext:value-type="string">
            <text:p>Alertas y Notificaciones</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182" table:formula="of:=FALSE()" office:value-type="float" office:value="0" calcext:value-type="float">
            <text:p>0</text:p>
          </table:table-cell>
          <table:table-cell table:style-name="ce55"/>
          <table:table-cell table:number-columns-repeated="1016"/>
        </table:table-row>
        <table:table-row table:style-name="ro1" table:number-rows-repeated="3">
          <table:table-cell table:style-name="ce63" table:number-columns-repeated="2"/>
          <table:table-cell table:style-name="ce55"/>
          <table:table-cell table:number-columns-repeated="4"/>
          <table:table-cell table:style-name="ce55"/>
          <table:table-cell table:number-columns-repeated="1016"/>
        </table:table-row>
        <table:table-row table:style-name="ro1">
          <table:table-cell table:style-name="ce63" table:number-columns-repeated="2"/>
          <table:table-cell table:style-name="ce125" office:value-type="string" calcext:value-type="string">
            <text:p>Días en el Proyecto</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55"/>
          <table:table-cell table:number-columns-repeated="4"/>
          <table:table-cell table:style-name="ce55"/>
          <table:table-cell table:number-columns-repeated="1016"/>
        </table:table-row>
        <table:table-row table:style-name="ro1">
          <table:table-cell table:style-name="ce63" table:number-columns-repeated="2"/>
          <table:table-cell table:number-columns-repeated="5"/>
          <table:table-cell table:style-name="ce55"/>
          <table:table-cell table:number-columns-repeated="1016"/>
        </table:table-row>
        <table:table-row table:style-name="ro1">
          <table:table-cell table:style-name="ce63" table:number-columns-repeated="2"/>
          <table:table-cell table:style-name="ce29" office:value-type="string" calcext:value-type="string">
            <text:p>Cantidad de HU's Esperad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29" office:value-type="string" calcext:value-type="string">
            <text:p>Total de HU's Reales (List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29" office:value-type="string" calcext:value-type="string">
            <text:p>Total de Flujos y/o Pantall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126" office:value-type="string" calcext:value-type="string">
            <text:p>Total Porcentaje de avance de las HU List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29" office:value-type="string" calcext:value-type="string">
            <text:p>Total de pantallas asignad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29" office:value-type="string" calcext:value-type="string">
            <text:p>Total de pantallas completad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127" office:value-type="string" calcext:value-type="string">
            <text:p>Promedio de avance ponderado de las Asignada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29" office:value-type="string" calcext:value-type="string">
            <text:p>Total del proyecto asignado</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128" office:value-type="string" calcext:value-type="string">
            <text:p>Total del avance real</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14"/>
          <table:table-cell table:number-columns-repeated="4"/>
          <table:table-cell table:style-name="ce55"/>
          <table:table-cell table:number-columns-repeated="1016"/>
        </table:table-row>
        <table:table-row table:style-name="ro1">
          <table:table-cell table:style-name="ce63" table:number-columns-repeated="2"/>
          <table:table-cell table:style-name="ce55"/>
          <table:table-cell table:number-columns-repeated="4"/>
          <table:table-cell table:style-name="ce55"/>
          <table:table-cell table:number-columns-repeated="1016"/>
        </table:table-row>
        <table:table-row table:style-name="ro1">
          <table:table-cell table:style-name="ce63" table:number-columns-repeated="2"/>
          <table:table-cell table:style-name="ce317" office:value-type="string" calcext:value-type="string">
            <text:p>Diccionario de variables</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34" office:value-type="string" calcext:value-type="string">
            <text:p>Avance ponderado: </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34" office:value-type="string" calcext:value-type="string">
            <text:p>% del proyecto:</text:p>
          </table:table-cell>
          <table:table-cell table:number-columns-repeated="4"/>
          <table:table-cell table:style-name="ce55"/>
          <table:table-cell table:number-columns-repeated="1016"/>
        </table:table-row>
        <table:table-row table:style-name="ro1">
          <table:table-cell table:style-name="ce63" table:number-columns-repeated="2"/>
          <table:table-cell table:style-name="ce34" office:value-type="string" calcext:value-type="string">
            <text:p>% real de proyecto:</text:p>
          </table:table-cell>
          <table:table-cell table:number-columns-repeated="4"/>
          <table:table-cell table:style-name="ce55"/>
          <table:table-cell table:number-columns-repeated="1016"/>
        </table:table-row>
        <table:table-row table:style-name="ro1" table:number-rows-repeated="3">
          <table:table-cell table:style-name="ce63" table:number-columns-repeated="2"/>
          <table:table-cell table:style-name="ce55"/>
          <table:table-cell table:number-columns-repeated="4"/>
          <table:table-cell table:style-name="ce55"/>
          <table:table-cell table:number-columns-repeated="1016"/>
        </table:table-row>
        <table:table-row table:style-name="ro1">
          <table:table-cell table:style-name="ce63"/>
          <table:table-cell table:style-name="ce55"/>
          <table:table-cell table:style-name="ce130" office:value-type="string" calcext:value-type="string">
            <text:p>Cantidad de pantallas</text:p>
          </table:table-cell>
          <table:table-cell table:number-columns-repeated="4"/>
          <table:table-cell table:style-name="ce55"/>
          <table:table-cell table:number-columns-repeated="1016"/>
        </table:table-row>
        <table:table-row table:style-name="ro1">
          <table:table-cell table:style-name="ce63"/>
          <table:table-cell table:style-name="ce117" office:value-type="string" calcext:value-type="string">
            <text:p>Alex</text:p>
          </table:table-cell>
          <table:table-cell table:style-name="ce131" table:formula="of:=SUMIFS([.F3:.F186]; [.M3:.M186]; &quot;Ernesto&quot;)" office:value-type="float" office:value="0" calcext:value-type="float">
            <text:p>0</text:p>
          </table:table-cell>
          <table:table-cell table:number-columns-repeated="4"/>
          <table:table-cell table:style-name="ce55"/>
          <table:table-cell table:number-columns-repeated="1016"/>
        </table:table-row>
        <table:table-row table:style-name="ro1">
          <table:table-cell table:style-name="ce63"/>
          <table:table-cell table:style-name="ce117" office:value-type="string" calcext:value-type="string">
            <text:p>Falcao</text:p>
          </table:table-cell>
          <table:table-cell table:style-name="ce131" table:formula="of:=SUMIFS([.F3:.F186]; [.M3:.M186]; &quot;Layla&quot;)" office:value-type="float" office:value="0" calcext:value-type="float">
            <text:p>0</text:p>
          </table:table-cell>
          <table:table-cell table:number-columns-repeated="4"/>
          <table:table-cell table:style-name="ce55"/>
          <table:table-cell table:number-columns-repeated="1016"/>
        </table:table-row>
        <table:table-row table:style-name="ro1">
          <table:table-cell table:style-name="ce63"/>
          <table:table-cell table:style-name="ce117" office:value-type="string" calcext:value-type="string">
            <text:p>Carlos</text:p>
          </table:table-cell>
          <table:table-cell table:style-name="ce131" table:formula="of:=SUMIFS([.F3:.F186]; [.M3:.M186]; &quot;Angel&quot;)" office:value-type="float" office:value="0" calcext:value-type="float">
            <text:p>0</text:p>
          </table:table-cell>
          <table:table-cell table:number-columns-repeated="4"/>
          <table:table-cell table:style-name="ce55"/>
          <table:table-cell table:number-columns-repeated="1016"/>
        </table:table-row>
        <table:table-row table:style-name="ro1">
          <table:table-cell table:style-name="ce63"/>
          <table:table-cell table:style-name="ce117" office:value-type="string" calcext:value-type="string">
            <text:p>Total</text:p>
          </table:table-cell>
          <table:table-cell table:style-name="ce131" table:formula="of:=SUM([.C212:.C214])" office:value-type="float" office:value="0" calcext:value-type="float">
            <text:p>0</text:p>
          </table:table-cell>
          <table:table-cell table:number-columns-repeated="4"/>
          <table:table-cell table:style-name="ce55"/>
          <table:table-cell table:number-columns-repeated="1016"/>
        </table:table-row>
        <table:table-row table:style-name="ro1" table:number-rows-repeated="713">
          <table:table-cell table:style-name="ce63" table:number-columns-repeated="2"/>
          <table:table-cell table:style-name="ce55"/>
          <table:table-cell table:number-columns-repeated="4"/>
          <table:table-cell table:style-name="ce55"/>
          <table:table-cell table:number-columns-repeated="1016"/>
        </table:table-row>
        <table:table-row table:style-name="ro1" table:number-rows-repeated="213">
          <table:table-cell table:style-name="ce63" table:number-columns-repeated="2"/>
          <table:table-cell table:style-name="ce55"/>
          <table:table-cell table:number-columns-repeated="4"/>
          <table:table-cell table:style-name="ce55"/>
          <table:table-cell table:number-columns-repeated="1016"/>
        </table:table-row>
        <table:table-row table:style-name="ro8" table:number-rows-repeated="1047434">
          <table:table-cell table:number-columns-repeated="1024"/>
        </table:table-row>
        <table:table-row table:style-name="ro8">
          <table:table-cell table:number-columns-repeated="1024"/>
        </table:table-row>
      </table:table>
      <table:table table:name="7. Mód. Contabilidad" table:style-name="ta6">
        <table:table-column table:style-name="co10" table:number-columns-repeated="2"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9" table:default-cell-style-name="Default"/>
        <table:table-column table:style-name="co48" table:default-cell-style-name="Default"/>
        <table:table-column table:style-name="co10" table:number-columns-repeated="2" table:default-cell-style-name="Default"/>
        <table:table-column table:style-name="co38" table:default-cell-style-name="Default"/>
        <table:table-column table:style-name="co49" table:default-cell-style-name="Default"/>
        <table:table-column table:style-name="co10" table:number-columns-repeated="1012" table:default-cell-style-name="Default"/>
        <table:table-row table:style-name="ro16">
          <table:table-cell table:style-name="ce29" office:value-type="string" calcext:value-type="string">
            <text:p>Código</text:p>
          </table:table-cell>
          <table:table-cell table:style-name="ce29" office:value-type="string" calcext:value-type="string">
            <text:p>Proceso</text:p>
          </table:table-cell>
          <table:table-cell table:style-name="ce322" office:value-type="string" calcext:value-type="string">
            <text:p>Estado </text:p>
          </table:table-cell>
          <table:table-cell table:style-name="ce29" office:value-type="string" calcext:value-type="string">
            <text:p>SubProceso</text:p>
          </table:table-cell>
          <table:table-cell table:style-name="ce29" office:value-type="string" calcext:value-type="string">
            <text:p>Título HU</text:p>
          </table:table-cell>
          <table:table-cell table:style-name="ce29" office:value-type="string" calcext:value-type="string">
            <text:p>Descripción HU</text:p>
          </table:table-cell>
          <table:table-cell table:style-name="ce322" office:value-type="string" calcext:value-type="string">
            <text:p>Comentario</text:p>
          </table:table-cell>
          <table:table-cell table:style-name="ce29" office:value-type="string" calcext:value-type="string">
            <text:p>URL Documento</text:p>
          </table:table-cell>
          <table:table-cell table:style-name="ce34" table:number-columns-repeated="20"/>
          <table:table-cell table:number-columns-repeated="996"/>
        </table:table-row>
        <table:table-row table:style-name="ro16">
          <table:table-cell table:style-name="ce34"/>
          <table:table-cell table:style-name="ce320" office:value-type="string" calcext:value-type="string">
            <text:p>Maestros</text:p>
          </table:table-cell>
          <table:table-cell table:style-name="ce34" table:content-validation-name="val9" office:value-type="string" calcext:value-type="string">
            <text:p>Por construir</text:p>
          </table:table-cell>
          <table:table-cell table:style-name="ce323" office:value-type="string" calcext:value-type="string">
            <text:p>Plan contable</text:p>
          </table:table-cell>
          <table:table-cell table:style-name="ce323" office:value-type="string" calcext:value-type="string">
            <text:p>Catalogo de cuentas contables</text:p>
          </table:table-cell>
          <table:table-cell table:style-name="ce323" office:value-type="string" calcext:value-type="string">
            <text:p>El sistema debe permitir crear, modificar y consultar el plan contable de la empresa, asegurando la consistencia con la normativa vigente.</text:p>
          </table:table-cell>
          <table:table-cell table:style-name="ce34" table:number-columns-repeated="4"/>
          <table:table-cell table:style-name="ce325" office:value-type="string" calcext:value-type="string" table:number-columns-spanned="2" table:number-rows-spanned="1">
            <text:p>Encargado de construir las HU</text:p>
          </table:table-cell>
          <table:covered-table-cell table:style-name="ce193"/>
          <table:table-cell table:style-name="ce34" table:number-columns-repeated="16"/>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Plan de Centros de Costo</text:p>
          </table:table-cell>
          <table:table-cell table:style-name="ce323" office:value-type="string" calcext:value-type="string">
            <text:p>Centros de Costos</text:p>
          </table:table-cell>
          <table:table-cell table:style-name="ce323" office:value-type="string" calcext:value-type="string">
            <text:p>El sistema debe permitir la creación y edición de centros de costo para asignar gastos e ingresos y facilitar la contabilidad analítica.</text:p>
          </table:table-cell>
          <table:table-cell table:style-name="ce34" table:number-columns-repeated="4"/>
          <table:table-cell table:style-name="ce326" office:value-type="string" calcext:value-type="string" table:number-columns-spanned="2" table:number-rows-spanned="1">
            <text:p>POR DEFINIR (NO TOCAR)</text:p>
          </table:table-cell>
          <table:covered-table-cell table:style-name="ce193"/>
          <table:table-cell table:style-name="ce34" table:number-columns-repeated="16"/>
          <table:table-cell table:number-columns-repeated="996"/>
        </table:table-row>
        <table:table-row table:style-name="ro17">
          <table:table-cell table:style-name="ce319"/>
          <table:table-cell table:style-name="ce321"/>
          <table:table-cell table:style-name="ce319" table:content-validation-name="val9" office:value-type="string" calcext:value-type="string">
            <text:p>Por construir</text:p>
          </table:table-cell>
          <table:table-cell table:style-name="ce324" office:value-type="string" calcext:value-type="string">
            <text:p>Contabilidad</text:p>
          </table:table-cell>
          <table:table-cell table:style-name="ce324" office:value-type="string" calcext:value-type="string">
            <text:p>Matriz contable</text:p>
          </table:table-cell>
          <table:table-cell table:style-name="ce324" office:value-type="string" calcext:value-type="string">
            <text:p>El sistema debe permitir configurar reglas de integración contable con otros módulos (compras, ventas, almacenes, planillas, etc.).</text:p>
          </table:table-cell>
          <table:table-cell table:style-name="ce319"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Almacenes</text:p>
          </table:table-cell>
          <table:table-cell table:style-name="ce323" office:value-type="string" calcext:value-type="string">
            <text:p>Matriz de almacenes</text:p>
          </table:table-cell>
          <table:table-cell table:style-name="ce323" office:value-type="string" calcext:value-type="string">
            <text:p>El sistema debe permitir establecer las cuentas contables asociadas a los diferentes movimientos de almacén (ingresos, salidas, transferencia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Detracciones</text:p>
          </table:table-cell>
          <table:table-cell table:style-name="ce323" office:value-type="string" calcext:value-type="string">
            <text:p>Tipos de detraccion</text:p>
          </table:table-cell>
          <table:table-cell table:style-name="ce323" office:value-type="string" calcext:value-type="string">
            <text:p>Registro de tipos de detracciones y porcentaje</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number-columns-repeated="2" table:style-name="ce323" office:value-type="string" calcext:value-type="string">
            <text:p>Impuestos</text:p>
          </table:table-cell>
          <table:table-cell table:style-name="ce323" office:value-type="string" calcext:value-type="string">
            <text:p>El sistema debe permitir registrar impuestos y asociarlos con cuentas contables, garantizando su aplicación automática en transaccion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Plan de cuentas vs Subcategorías</text:p>
          </table:table-cell>
          <table:table-cell table:style-name="ce323" office:value-type="string" calcext:value-type="string">
            <text:p>Relacionar Subcategorías de Productos con Cuentas Contables</text:p>
          </table:table-cell>
          <table:table-cell table:style-name="ce323" office:value-type="string" calcext:value-type="string">
            <text:p>El sistema debe establecer la relación automática entre subcategorías de producto y cuentas contables para generar asientos contables automáticos.</text:p>
          </table:table-cell>
          <table:table-cell table:style-name="ce34" table:number-columns-repeated="22"/>
          <table:table-cell table:number-columns-repeated="996"/>
        </table:table-row>
        <table:table-row table:style-name="ro16">
          <table:table-cell table:style-name="ce34"/>
          <table:table-cell table:style-name="ce320" office:value-type="string" calcext:value-type="string">
            <text:p>Operaciones</text:p>
          </table:table-cell>
          <table:table-cell table:style-name="ce34" table:content-validation-name="val9" office:value-type="string" calcext:value-type="string">
            <text:p>Por construir</text:p>
          </table:table-cell>
          <table:table-cell table:style-name="ce323" office:value-type="string" calcext:value-type="string">
            <text:p>Registro manual de Asiento </text:p>
          </table:table-cell>
          <table:table-cell table:style-name="ce323" office:value-type="string" calcext:value-type="string">
            <text:p>Transacciones de contabilidad</text:p>
          </table:table-cell>
          <table:table-cell table:style-name="ce323" office:value-type="string" calcext:value-type="string">
            <office:annotation draw:style-name="gr2" draw:text-style-name="P2" svg:width="672.29pt" svg:height="62.99pt" svg:x="958.65pt" svg:y="241.51pt" draw:caption-point-x="-11.54pt" draw:caption-point-y="-29.74pt">
              <dc:date>2026-02-06T00:00:00</dc:date>
              <text:p text:style-name="P1">definir que tipos de asientos contables deben registrarse manualmente ya que podrian obtener de manera automatica asientos de ventas y de compras</text:p>
              <text:p text:style-name="P1"><text:tab/>-Piero Castagnino</text:p>
            </office:annotation>
            <text:p>Creacion manual de asientos contabl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Modificaciones</text:p>
          </table:table-cell>
          <table:table-cell table:style-name="ce323" office:value-type="string" calcext:value-type="string">
            <text:p>Modifiaccion de asiento contable automatico</text:p>
          </table:table-cell>
          <table:table-cell table:style-name="ce323" office:value-type="string" calcext:value-type="string">
            <text:p>Se debe permitir la modificacion de asientos contables </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Integracion</text:p>
          </table:table-cell>
          <table:table-cell table:style-name="ce323" office:value-type="string" calcext:value-type="string">
            <text:p>Integracion automatica de ventas</text:p>
          </table:table-cell>
          <table:table-cell table:style-name="ce323" office:value-type="string" calcext:value-type="string">
            <text:p>Se genera automaticamente los asientos contables cuando se emiten comprobantes a client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Integracion</text:p>
          </table:table-cell>
          <table:table-cell table:style-name="ce323" office:value-type="string" calcext:value-type="string">
            <text:p>Integracion automatica de compras</text:p>
          </table:table-cell>
          <table:table-cell table:style-name="ce323" office:value-type="string" calcext:value-type="string">
            <text:p>Se genera automaticamente los asientos contables cuando se registra facturas de proveedor</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Integracion</text:p>
          </table:table-cell>
          <table:table-cell table:style-name="ce323" office:value-type="string" calcext:value-type="string">
            <text:p>integracion automatica de planillas</text:p>
          </table:table-cell>
          <table:table-cell table:style-name="ce323" office:value-type="string" calcext:value-type="string">
            <text:p>Se generan los asientos automaticos de los sueldos, beneficios sociales, aportes, AFP y demas calculos de empleado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Ajustes contables</text:p>
          </table:table-cell>
          <table:table-cell table:style-name="ce323" office:value-type="string" calcext:value-type="string">
            <text:p>Ajustes y reclasificacion</text:p>
          </table:table-cell>
          <table:table-cell table:style-name="ce323" office:value-type="string" calcext:value-type="string">
            <text:p>Reclasificacion de saldos, ajuste por redondeo y por tipo de cambio</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Activos fijos</text:p>
          </table:table-cell>
          <table:table-cell table:style-name="ce323" office:value-type="string" calcext:value-type="string">
            <text:p>Registro de activos y depreciaciones</text:p>
          </table:table-cell>
          <table:table-cell table:style-name="ce323" office:value-type="string" calcext:value-type="string">
            <text:p>Integracion con modulo de Activo fijo donde se da de alta, calcula depreciacion, revalorizacion o bajas</text:p>
          </table:table-cell>
          <table:table-cell table:style-name="ce34" table:number-columns-repeated="22"/>
          <table:table-cell table:number-columns-repeated="996"/>
        </table:table-row>
        <table:table-row table:style-name="ro16">
          <table:table-cell table:style-name="ce34"/>
          <table:table-cell table:style-name="ce320" office:value-type="string" calcext:value-type="string">
            <text:p>Consultas</text:p>
          </table:table-cell>
          <table:table-cell table:style-name="ce34" table:content-validation-name="val9" office:value-type="string" calcext:value-type="string">
            <text:p>Por construir</text:p>
          </table:table-cell>
          <table:table-cell table:style-name="ce323" office:value-type="string" calcext:value-type="string">
            <text:p>Saldos de cuenta corriente</text:p>
          </table:table-cell>
          <table:table-cell table:style-name="ce323" office:value-type="string" calcext:value-type="string">
            <text:p>Consultar Saldos de Cuenta Corriente</text:p>
          </table:table-cell>
          <table:table-cell table:style-name="ce323" office:value-type="string" calcext:value-type="string">
            <text:p>El sistema debe mostrar saldos y movimientos de cuentas por cobrar y cuentas por pagar vinculadas a la contabilidad.</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Centros de costos por trabajadores</text:p>
          </table:table-cell>
          <table:table-cell table:style-name="ce323" office:value-type="string" calcext:value-type="string">
            <text:p>Consultar Centros de Costo por Trabajador</text:p>
          </table:table-cell>
          <table:table-cell table:style-name="ce323" office:value-type="string" calcext:value-type="string">
            <text:p>El sistema debe mostrar la imputación de costos a nivel de trabajadores o áreas, vinculada con los centros de costo.</text:p>
          </table:table-cell>
          <table:table-cell table:style-name="ce34" table:number-columns-repeated="22"/>
          <table:table-cell table:number-columns-repeated="996"/>
        </table:table-row>
        <table:table-row table:style-name="ro16">
          <table:table-cell table:style-name="ce34"/>
          <table:table-cell table:style-name="ce320" office:value-type="string" calcext:value-type="string">
            <text:p>Reportes</text:p>
          </table:table-cell>
          <table:table-cell table:style-name="ce34" table:content-validation-name="val9" office:value-type="string" calcext:value-type="string">
            <text:p>Por construir</text:p>
          </table:table-cell>
          <table:table-cell table:style-name="ce323" office:value-type="string" calcext:value-type="string">
            <text:p>Reportes de maestro</text:p>
          </table:table-cell>
          <table:table-cell table:style-name="ce323" office:value-type="string" calcext:value-type="string">
            <text:p>Reportes diversos de maestros</text:p>
          </table:table-cell>
          <table:table-cell table:style-name="ce323" office:value-type="string" calcext:value-type="string">
            <text:p>El sistema debe permitir generar reportes de catálogos de cuentas, centros de costo, impuestos, detracciones y configuraciones contabl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Validación</text:p>
          </table:table-cell>
          <table:table-cell table:style-name="ce323" office:value-type="string" calcext:value-type="string">
            <text:p>Consistencia de asientos contables</text:p>
          </table:table-cell>
          <table:table-cell table:style-name="ce323" office:value-type="string" calcext:value-type="string">
            <text:p>El sistema debe permitir generar reportes que validen el cuadre de los asientos (débitos vs crédito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Validación</text:p>
          </table:table-cell>
          <table:table-cell table:style-name="ce323" office:value-type="string" calcext:value-type="string">
            <text:p>Consistencia de pre asientos contables</text:p>
          </table:table-cell>
          <table:table-cell table:style-name="ce323" office:value-type="string" calcext:value-type="string">
            <text:p>El sistema debe permitir generar reportes de validación de los preasientos antes de ser confirmado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Validación</text:p>
          </table:table-cell>
          <table:table-cell table:style-name="ce323" office:value-type="string" calcext:value-type="string">
            <text:p>Asientos descuadrados</text:p>
          </table:table-cell>
          <table:table-cell table:style-name="ce323" office:value-type="string" calcext:value-type="string">
            <text:p>El sistema debe permitir reportar los asientos contables con diferencias en el debe/haber.</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Validación</text:p>
          </table:table-cell>
          <table:table-cell table:style-name="ce323" office:value-type="string" calcext:value-type="string">
            <text:p>Balance de comprobacion</text:p>
          </table:table-cell>
          <table:table-cell table:style-name="ce323" office:value-type="string" calcext:value-type="string">
            <text:p>El sistema debe permitir consultar un balance de comprobación con saldos iniciales, débitos, créditos y saldos final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Libros y Asientos Contables</text:p>
          </table:table-cell>
          <table:table-cell table:style-name="ce323" office:value-type="string" calcext:value-type="string">
            <text:p>Reportes varios de asientos contables</text:p>
          </table:table-cell>
          <table:table-cell table:style-name="ce323" office:value-type="string" calcext:value-type="string">
            <text:p>Generacion de reporte de los asientos contables resgistrados en el sistema, aplicando filtros de fechas, tipo de comprobante, cuenta contable, centro de costo y estado del asiento</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Libros y Asientos Contables</text:p>
          </table:table-cell>
          <table:table-cell table:style-name="ce323" office:value-type="string" calcext:value-type="string">
            <text:p>Libro mayor</text:p>
          </table:table-cell>
          <table:table-cell table:style-name="ce323" office:value-type="string" calcext:value-type="string">
            <text:p>El sistema debe generar el Libro Mayor según los registros contables ingresado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Libros y Asientos Contables</text:p>
          </table:table-cell>
          <table:table-cell table:style-name="ce323" office:value-type="string" calcext:value-type="string">
            <text:p>Libro diario</text:p>
          </table:table-cell>
          <table:table-cell table:style-name="ce323" office:value-type="string" calcext:value-type="string">
            <text:p>El sistema debe generar el Libro Diario con todos los asientos registrado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s de Libros y Asientos Contables</text:p>
          </table:table-cell>
          <table:table-cell table:style-name="ce323" office:value-type="string" calcext:value-type="string">
            <text:p>Reporte contables segun formatos SUNAT</text:p>
          </table:table-cell>
          <table:table-cell table:style-name="ce323" office:value-type="string" calcext:value-type="string">
            <text:p>El sistema debe generar reportes en los formatos requeridos por SUNAT.</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 Financieros y de gestion</text:p>
          </table:table-cell>
          <table:table-cell table:style-name="ce323" office:value-type="string" calcext:value-type="string">
            <text:p>Estado de Situación Financiera (Balance General)</text:p>
          </table:table-cell>
          <table:table-cell table:style-name="ce323" office:value-type="string" calcext:value-type="string">
            <text:p>El sistema debe generar balance general y poder seleccionar los periodos </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 Financieros y de gestion</text:p>
          </table:table-cell>
          <table:table-cell table:style-name="ce323" office:value-type="string" calcext:value-type="string">
            <text:p>Estado de resultados</text:p>
          </table:table-cell>
          <table:table-cell table:style-name="ce323" office:value-type="string" calcext:value-type="string">
            <text:p>El sistema debe generar el estado de resultados donde se puede visualizar el resultado neto del ejercicio (utilidad o pérdida), mostrando la rentabilidad de la empresa en un periodo específico.</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 Financieros y de gestion</text:p>
          </table:table-cell>
          <table:table-cell table:style-name="ce323" office:value-type="string" calcext:value-type="string">
            <text:p>Estado de Flujos de Efectivo</text:p>
          </table:table-cell>
          <table:table-cell table:style-name="ce323" office:value-type="string" calcext:value-type="string">
            <text:p>Se debe permitir generar el reporte para analizar la liquidez y la capacidad de la empresa para generar efectivo en un periodo específico.</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Reporte Financieros y de gestion</text:p>
          </table:table-cell>
          <table:table-cell table:style-name="ce323" office:value-type="string" calcext:value-type="string">
            <text:p>Estado de Cambios en el Patrimonio Neto</text:p>
          </table:table-cell>
          <table:table-cell table:style-name="ce323" office:value-type="string" calcext:value-type="string">
            <text:p>se debe generar el Estado de Cambios en el Patrimonio Neto, mostrando las variaciones en las cuentas patrimoniales</text:p>
          </table:table-cell>
          <table:table-cell table:style-name="ce34" table:number-columns-repeated="22"/>
          <table:table-cell table:number-columns-repeated="996"/>
        </table:table-row>
        <table:table-row table:style-name="ro16">
          <table:table-cell table:style-name="ce34"/>
          <table:table-cell table:style-name="ce320" office:value-type="string" calcext:value-type="string">
            <text:p>Procesos</text:p>
          </table:table-cell>
          <table:table-cell table:style-name="ce34" table:content-validation-name="val9" office:value-type="string" calcext:value-type="string">
            <text:p>Por construir</text:p>
          </table:table-cell>
          <table:table-cell table:style-name="ce323" office:value-type="string" calcext:value-type="string">
            <text:p>Libros electronicos</text:p>
          </table:table-cell>
          <table:table-cell table:style-name="ce323" office:value-type="string" calcext:value-type="string">
            <text:p>Generar Libros Electrónicos</text:p>
          </table:table-cell>
          <table:table-cell table:style-name="ce323" office:value-type="string" calcext:value-type="string">
            <text:p>Generacion de libros contables electronicos como ventas, compras, diario, mayor y auxiliares</text:p>
          </table:table-cell>
          <table:table-cell table:style-name="ce34" table:number-columns-repeated="22"/>
          <table:table-cell table:number-columns-repeated="996"/>
        </table:table-row>
        <table:table-row table:style-name="ro16">
          <table:table-cell table:style-name="ce34"/>
          <table:table-cell table:style-name="ce320"/>
          <table:table-cell table:style-name="ce34" table:content-validation-name="val9" office:value-type="string" calcext:value-type="string">
            <text:p>Por construir</text:p>
          </table:table-cell>
          <table:table-cell table:style-name="ce323" office:value-type="string" calcext:value-type="string">
            <text:p>Consistencia de Asientos</text:p>
          </table:table-cell>
          <table:table-cell table:style-name="ce323" office:value-type="string" calcext:value-type="string">
            <text:p>Validar Consistencia de Asientos Contables</text:p>
          </table:table-cell>
          <table:table-cell table:style-name="ce323" office:value-type="string" calcext:value-type="string">
            <text:p>El sistema debe validar que los asientos contables cumplan con la igualdad Débito = Crédito y generar alertas o reportes en caso de inconsistencias.</text:p>
          </table:table-cell>
          <table:table-cell table:style-name="ce34" table:number-columns-repeated="22"/>
          <table:table-cell table:number-columns-repeated="996"/>
        </table:table-row>
        <table:table-row table:style-name="ro16">
          <table:table-cell table:style-name="ce34" table:number-columns-repeated="2"/>
          <table:table-cell table:style-name="ce34" table:content-validation-name="val9" office:value-type="string" calcext:value-type="string">
            <text:p>Por construir</text:p>
          </table:table-cell>
          <table:table-cell table:style-name="ce323" office:value-type="string" calcext:value-type="string">
            <text:p>Procesos de Ajustes contables</text:p>
          </table:table-cell>
          <table:table-cell table:style-name="ce323" office:value-type="string" calcext:value-type="string">
            <text:p>Registro de ajustes contables</text:p>
          </table:table-cell>
          <table:table-cell table:style-name="ce323" office:value-type="string" calcext:value-type="string">
            <text:p>Se puede registrar ajustes, provisiones y reclasificaciones contables que aseguren la correcta presentacion de los registros contables</text:p>
          </table:table-cell>
          <table:table-cell table:style-name="ce34" table:number-columns-repeated="22"/>
          <table:table-cell table:number-columns-repeated="996"/>
        </table:table-row>
        <table:table-row table:style-name="ro16">
          <table:table-cell table:style-name="ce34" table:number-columns-repeated="2"/>
          <table:table-cell table:style-name="ce34" table:content-validation-name="val9" office:value-type="string" calcext:value-type="string">
            <text:p>Por construir</text:p>
          </table:table-cell>
          <table:table-cell table:style-name="ce323" office:value-type="string" calcext:value-type="string">
            <text:p>Proceso de clonaciones de asientos</text:p>
          </table:table-cell>
          <table:table-cell table:style-name="ce323" office:value-type="string" calcext:value-type="string">
            <text:p>Clonación de Asientos Contables</text:p>
          </table:table-cell>
          <table:table-cell table:style-name="ce323" office:value-type="string" calcext:value-type="string">
            <text:p>se puede duplicar un asiento contable ya registrado para agilizar la contabilizaciones de transacciones recurrentes</text:p>
          </table:table-cell>
          <table:table-cell table:style-name="ce34" table:number-columns-repeated="22"/>
          <table:table-cell table:number-columns-repeated="996"/>
        </table:table-row>
        <table:table-row table:style-name="ro16">
          <table:table-cell table:style-name="ce34" table:number-columns-repeated="2"/>
          <table:table-cell table:style-name="ce34" table:content-validation-name="val9" office:value-type="string" calcext:value-type="string">
            <text:p>Por construir</text:p>
          </table:table-cell>
          <table:table-cell table:style-name="ce323" office:value-type="string" calcext:value-type="string">
            <text:p>Procesos de Imporación de asientos</text:p>
          </table:table-cell>
          <table:table-cell table:style-name="ce323" office:value-type="string" calcext:value-type="string">
            <text:p>Importación de Asientos Contables.</text:p>
          </table:table-cell>
          <table:table-cell table:style-name="ce323" office:value-type="string" calcext:value-type="string">
            <text:p>El sistema debe permitir importar asientos contables desde un archivo elaborado como puede ser excel, definiendo fecha, tipo de comprobante, cuentas, montos en debe/haber y descripción, asegurando el balance contable.</text:p>
          </table:table-cell>
          <table:table-cell table:style-name="ce34" table:number-columns-repeated="22"/>
          <table:table-cell table:number-columns-repeated="996"/>
        </table:table-row>
        <table:table-row table:style-name="ro16">
          <table:table-cell table:style-name="ce34" table:number-columns-repeated="2"/>
          <table:table-cell table:style-name="ce34" table:content-validation-name="val9" office:value-type="string" calcext:value-type="string">
            <text:p>Por construir</text:p>
          </table:table-cell>
          <table:table-cell table:style-name="ce323" office:value-type="string" calcext:value-type="string">
            <text:p>Proceso de cierre contable mensual</text:p>
          </table:table-cell>
          <table:table-cell table:style-name="ce323" office:value-type="string" calcext:value-type="string">
            <text:p>Ejecutar Cierre Contable Mensual</text:p>
          </table:table-cell>
          <table:table-cell table:style-name="ce323" office:value-type="string" calcext:value-type="string">
            <text:p>Se debe permitir el cierre contable mensual bloqueando las modificaciones de registros del periodo cerrado y generando reportes de comprobacion y resultados</text:p>
          </table:table-cell>
          <table:table-cell table:style-name="ce34" table:number-columns-repeated="22"/>
          <table:table-cell table:number-columns-repeated="996"/>
        </table:table-row>
        <table:table-row table:style-name="ro16">
          <table:table-cell table:style-name="ce34" table:number-columns-repeated="2"/>
          <table:table-cell table:style-name="ce34" table:content-validation-name="val9" office:value-type="string" calcext:value-type="string">
            <text:p>Por construir</text:p>
          </table:table-cell>
          <table:table-cell table:style-name="ce323" office:value-type="string" calcext:value-type="string">
            <text:p>Proceso de cierre contable anual</text:p>
          </table:table-cell>
          <table:table-cell table:style-name="ce323" office:value-type="string" calcext:value-type="string">
            <text:p>Ejecutar Cierre Contable Anual</text:p>
          </table:table-cell>
          <table:table-cell table:style-name="ce323" office:value-type="string" calcext:value-type="string">
            <text:p>se debe permitir la ejecución del cierre contable anual, trasladando automáticamente los saldos de las cuentas de ingresos y gastos al resultado del ejercicio, y generando los estados financieros finales.</text:p>
          </table:table-cell>
          <table:table-cell table:style-name="ce34" table:number-columns-repeated="22"/>
          <table:table-cell table:number-columns-repeated="996"/>
        </table:table-row>
        <table:table-row table:style-name="ro16" table:number-rows-repeated="6">
          <table:table-cell table:style-name="ce34" table:number-columns-repeated="2"/>
          <table:table-cell table:style-name="ce323" table:number-columns-repeated="4"/>
          <table:table-cell table:style-name="ce34" table:number-columns-repeated="22"/>
          <table:table-cell table:number-columns-repeated="996"/>
        </table:table-row>
        <table:table-row table:style-name="ro16" table:number-rows-repeated="18">
          <table:table-cell table:style-name="ce34" table:number-columns-repeated="4"/>
          <table:table-cell table:style-name="ce323" table:number-columns-repeated="2"/>
          <table:table-cell table:style-name="ce34" table:number-columns-repeated="22"/>
          <table:table-cell table:number-columns-repeated="996"/>
        </table:table-row>
        <table:table-row table:style-name="ro16">
          <table:table-cell table:style-name="ce34" table:number-columns-repeated="28"/>
          <table:table-cell table:number-columns-repeated="996"/>
        </table:table-row>
        <table:table-row table:style-name="ro16" table:number-rows-repeated="65">
          <table:table-cell table:style-name="ce34" table:number-columns-repeated="28"/>
          <table:table-cell table:number-columns-repeated="996"/>
        </table:table-row>
        <table:table-row table:style-name="ro1" table:number-rows-repeated="882">
          <table:table-cell table:style-name="ce34" table:number-columns-repeated="28"/>
          <table:table-cell table:number-columns-repeated="996"/>
        </table:table-row>
        <table:table-row table:style-name="ro8" table:number-rows-repeated="1047566">
          <table:table-cell table:number-columns-repeated="1024"/>
        </table:table-row>
        <table:table-row table:style-name="ro8">
          <table:table-cell table:number-columns-repeated="1024"/>
        </table:table-row>
      </table:table>
      <table:table table:name="Gantt del Inventario de HUs" table:style-name="ta7">
        <table:table-column table:style-name="co11" table:default-cell-style-name="Default"/>
        <table:table-column table:style-name="co12" table:default-cell-style-name="Default"/>
        <table:table-column table:style-name="co10" table:default-cell-style-name="Default"/>
        <table:table-column table:style-name="co44"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0" table:default-cell-style-name="Default"/>
        <table:table-column table:style-name="co62" table:default-cell-style-name="Default"/>
        <table:table-column table:style-name="co63" table:default-cell-style-name="Default"/>
        <table:table-column table:style-name="co55" table:default-cell-style-name="Default"/>
        <table:table-column table:style-name="co58" table:default-cell-style-name="Default"/>
        <table:table-column table:style-name="co64" table:default-cell-style-name="Default"/>
        <table:table-column table:style-name="co65" table:default-cell-style-name="Default"/>
        <table:table-column table:style-name="co52" table:default-cell-style-name="Default"/>
        <table:table-column table:style-name="co59" table:default-cell-style-name="Default"/>
        <table:table-column table:style-name="co65" table:default-cell-style-name="Default"/>
        <table:table-column table:style-name="co59" table:default-cell-style-name="Default"/>
        <table:table-column table:style-name="co57" table:default-cell-style-name="Default"/>
        <table:table-column table:style-name="co61" table:default-cell-style-name="Default"/>
        <table:table-column table:style-name="co60" table:default-cell-style-name="Default"/>
        <table:table-column table:style-name="co54" table:default-cell-style-name="Default"/>
        <table:table-column table:style-name="co60" table:default-cell-style-name="Default"/>
        <table:table-column table:style-name="co54" table:default-cell-style-name="Default"/>
        <table:table-column table:style-name="co66" table:default-cell-style-name="Default"/>
        <table:table-column table:style-name="co63" table:default-cell-style-name="Default"/>
        <table:table-column table:style-name="co10" table:number-columns-repeated="986" table:default-cell-style-name="Default"/>
        <table:table-row table:style-name="ro1">
          <table:table-cell table:style-name="ce101" office:value-type="string" calcext:value-type="string" table:number-columns-spanned="1" table:number-rows-spanned="2">
            <text:p>Módulo</text:p>
          </table:table-cell>
          <table:table-cell table:style-name="ce101" office:value-type="string" calcext:value-type="string" table:number-columns-spanned="1" table:number-rows-spanned="2">
            <text:p>Procesos</text:p>
          </table:table-cell>
          <table:table-cell table:style-name="ce132" office:value-type="string" calcext:value-type="string" table:number-columns-spanned="1" table:number-rows-spanned="2">
            <text:p>N° HUs</text:p>
          </table:table-cell>
          <table:table-cell table:style-name="ce132" office:value-type="string" calcext:value-type="string" table:number-columns-spanned="1" table:number-rows-spanned="2">
            <text:p>Responsable</text:p>
          </table:table-cell>
          <table:table-cell table:style-name="ce132" office:value-type="string" calcext:value-type="string" table:number-columns-spanned="1" table:number-rows-spanned="2">
            <text:p>Estado</text:p>
          </table:table-cell>
          <table:table-cell table:style-name="ce332" office:value-type="string" calcext:value-type="string" table:number-columns-spanned="1" table:number-rows-spanned="2">
            <text:p>Fecha Estimada</text:p>
          </table:table-cell>
          <table:table-cell table:style-name="ce271" office:value-type="string" calcext:value-type="string" table:number-columns-spanned="32" table:number-rows-spanned="1">
            <text:p>Fecha Real</text:p>
          </table:table-cell>
          <table:covered-table-cell table:number-columns-repeated="30" table:style-name="ce203"/>
          <table:covered-table-cell table:style-name="ce193"/>
          <table:table-cell table:number-columns-repeated="986"/>
        </table:table-row>
        <table:table-row table:style-name="ro1">
          <table:covered-table-cell table:number-columns-repeated="6"/>
          <table:table-cell table:style-name="ce336" office:value-type="date" office:date-value="2025-09-26" calcext:value-type="date">
            <text:p>26/09</text:p>
          </table:table-cell>
          <table:table-cell table:style-name="ce336" office:value-type="date" office:date-value="2025-09-27" calcext:value-type="date">
            <text:p>27/09</text:p>
          </table:table-cell>
          <table:table-cell table:style-name="ce336" office:value-type="date" office:date-value="2025-09-28" calcext:value-type="date">
            <text:p>28/09</text:p>
          </table:table-cell>
          <table:table-cell table:style-name="ce336" office:value-type="date" office:date-value="2025-09-29" calcext:value-type="date">
            <text:p>29/09</text:p>
          </table:table-cell>
          <table:table-cell table:style-name="ce336" office:value-type="date" office:date-value="2025-09-30" calcext:value-type="date">
            <text:p>30/09</text:p>
          </table:table-cell>
          <table:table-cell table:style-name="ce336" office:value-type="date" office:date-value="2025-10-01" calcext:value-type="date">
            <text:p>01/10</text:p>
          </table:table-cell>
          <table:table-cell table:style-name="ce336" office:value-type="date" office:date-value="2025-10-02" calcext:value-type="date">
            <text:p>02/10</text:p>
          </table:table-cell>
          <table:table-cell table:style-name="ce336" office:value-type="date" office:date-value="2025-10-03" calcext:value-type="date">
            <text:p>03/10</text:p>
          </table:table-cell>
          <table:table-cell table:style-name="ce336" office:value-type="date" office:date-value="2025-10-04" calcext:value-type="date">
            <text:p>04/10</text:p>
          </table:table-cell>
          <table:table-cell table:style-name="ce336" office:value-type="date" office:date-value="2025-10-05" calcext:value-type="date">
            <text:p>05/10</text:p>
          </table:table-cell>
          <table:table-cell table:style-name="ce336" office:value-type="date" office:date-value="2025-10-06" calcext:value-type="date">
            <text:p>06/10</text:p>
          </table:table-cell>
          <table:table-cell table:style-name="ce336" office:value-type="date" office:date-value="2025-10-07" calcext:value-type="date">
            <text:p>07/10</text:p>
          </table:table-cell>
          <table:table-cell table:style-name="ce336" office:value-type="date" office:date-value="2025-10-08" calcext:value-type="date">
            <text:p>08/10</text:p>
          </table:table-cell>
          <table:table-cell table:style-name="ce336" office:value-type="date" office:date-value="2025-10-09" calcext:value-type="date">
            <text:p>09/10</text:p>
          </table:table-cell>
          <table:table-cell table:style-name="ce336" office:value-type="date" office:date-value="2025-10-10" calcext:value-type="date">
            <text:p>10/10</text:p>
          </table:table-cell>
          <table:table-cell table:style-name="ce336" office:value-type="date" office:date-value="2025-10-11" calcext:value-type="date">
            <text:p>11/10</text:p>
          </table:table-cell>
          <table:table-cell table:style-name="ce336" office:value-type="date" office:date-value="2025-10-12" calcext:value-type="date">
            <text:p>12/10</text:p>
          </table:table-cell>
          <table:table-cell table:style-name="ce336" office:value-type="date" office:date-value="2025-10-13" calcext:value-type="date">
            <text:p>13/10</text:p>
          </table:table-cell>
          <table:table-cell table:style-name="ce336" office:value-type="date" office:date-value="2025-10-14" calcext:value-type="date">
            <text:p>14/10</text:p>
          </table:table-cell>
          <table:table-cell table:style-name="ce336" office:value-type="date" office:date-value="2025-10-15" calcext:value-type="date">
            <text:p>15/10</text:p>
          </table:table-cell>
          <table:table-cell table:style-name="ce336" office:value-type="date" office:date-value="2025-10-16" calcext:value-type="date">
            <text:p>16/10</text:p>
          </table:table-cell>
          <table:table-cell table:style-name="ce336" office:value-type="date" office:date-value="2025-10-17" calcext:value-type="date">
            <text:p>17/10</text:p>
          </table:table-cell>
          <table:table-cell table:style-name="ce336" office:value-type="date" office:date-value="2025-10-18" calcext:value-type="date">
            <text:p>18/10</text:p>
          </table:table-cell>
          <table:table-cell table:style-name="ce336" office:value-type="date" office:date-value="2025-10-19" calcext:value-type="date">
            <text:p>19/10</text:p>
          </table:table-cell>
          <table:table-cell table:style-name="ce336" office:value-type="date" office:date-value="2025-10-20" calcext:value-type="date">
            <text:p>20/10</text:p>
          </table:table-cell>
          <table:table-cell table:style-name="ce336" office:value-type="date" office:date-value="2025-10-21" calcext:value-type="date">
            <text:p>21/10</text:p>
          </table:table-cell>
          <table:table-cell table:style-name="ce336" office:value-type="date" office:date-value="2025-10-22" calcext:value-type="date">
            <text:p>22/10</text:p>
          </table:table-cell>
          <table:table-cell table:style-name="ce336" office:value-type="date" office:date-value="2025-10-23" calcext:value-type="date">
            <text:p>23/10</text:p>
          </table:table-cell>
          <table:table-cell table:style-name="ce336" office:value-type="date" office:date-value="2025-10-24" calcext:value-type="date">
            <text:p>24/10</text:p>
          </table:table-cell>
          <table:table-cell table:style-name="ce336" office:value-type="date" office:date-value="2025-10-25" calcext:value-type="date">
            <text:p>25/10</text:p>
          </table:table-cell>
          <table:table-cell table:style-name="ce336" office:value-type="date" office:date-value="2025-10-26" calcext:value-type="date">
            <text:p>26/10</text:p>
          </table:table-cell>
          <table:table-cell table:style-name="ce336" office:value-type="date" office:date-value="2025-10-27" calcext:value-type="date">
            <text:p>27/10</text:p>
          </table:table-cell>
          <table:table-cell table:number-columns-repeated="986"/>
        </table:table-row>
        <table:table-row table:style-name="ro1">
          <table:table-cell table:style-name="ce2" office:value-type="string" calcext:value-type="string" table:number-columns-spanned="1" table:number-rows-spanned="5">
            <text:p>Almacén</text:p>
          </table:table-cell>
          <table:table-cell table:style-name="ce112" office:value-type="string" calcext:value-type="string">
            <text:p>Tablas</text:p>
          </table:table-cell>
          <table:table-cell table:style-name="ce65" office:value-type="float" office:value="4" calcext:value-type="float">
            <text:p>4</text:p>
          </table:table-cell>
          <table:table-cell table:style-name="ce65" table:content-validation-name="val10" office:value-type="string" calcext:value-type="string">
            <text:p>Iván</text:p>
          </table:table-cell>
          <table:table-cell table:style-name="ce65" table:content-validation-name="val11" office:value-type="string" calcext:value-type="string">
            <text:p>Completo</text:p>
          </table:table-cell>
          <table:table-cell table:style-name="ce259" office:value-type="date" office:date-value="2025-10-10" calcext:value-type="date">
            <text:p>10/10/2025</text:p>
          </table:table-cell>
          <table:table-cell table:style-name="ce337"/>
          <table:table-cell table:style-name="ce280" table:number-columns-repeated="14"/>
          <table:table-cell table:style-name="ce276" table:number-columns-repeated="16"/>
          <table:table-cell table:style-name="ce264"/>
          <table:table-cell table:number-columns-repeated="986"/>
        </table:table-row>
        <table:table-row table:style-name="ro1">
          <table:covered-table-cell table:style-name="ce3"/>
          <table:table-cell table:style-name="ce329" office:value-type="string" calcext:value-type="string">
            <text:p>Operaciones</text:p>
          </table:table-cell>
          <table:table-cell table:style-name="ce64" office:value-type="float" office:value="8" calcext:value-type="float">
            <text:p>8</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4"/>
          <table:table-cell table:style-name="ce63" table:number-columns-repeated="16"/>
          <table:table-cell table:style-name="ce265"/>
          <table:table-cell table:number-columns-repeated="986"/>
        </table:table-row>
        <table:table-row table:style-name="ro1">
          <table:covered-table-cell table:style-name="ce3"/>
          <table:table-cell table:style-name="ce329" office:value-type="string" calcext:value-type="string">
            <text:p>Consultas</text:p>
          </table:table-cell>
          <table:table-cell table:style-name="ce64" office:value-type="float" office:value="5" calcext:value-type="float">
            <text:p>5</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4"/>
          <table:table-cell table:style-name="ce63" table:number-columns-repeated="16"/>
          <table:table-cell table:style-name="ce265"/>
          <table:table-cell table:number-columns-repeated="986"/>
        </table:table-row>
        <table:table-row table:style-name="ro1">
          <table:covered-table-cell table:style-name="ce3"/>
          <table:table-cell table:style-name="ce329" office:value-type="string" calcext:value-type="string">
            <text:p>Reportes</text:p>
          </table:table-cell>
          <table:table-cell table:style-name="ce64" office:value-type="float" office:value="7" calcext:value-type="float">
            <text:p>7</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4"/>
          <table:table-cell table:style-name="ce63" table:number-columns-repeated="16"/>
          <table:table-cell table:style-name="ce265"/>
          <table:table-cell table:number-columns-repeated="986"/>
        </table:table-row>
        <table:table-row table:style-name="ro1">
          <table:covered-table-cell table:style-name="ce4"/>
          <table:table-cell table:style-name="ce330" office:value-type="string" calcext:value-type="string">
            <text:p>Procesos</text:p>
          </table:table-cell>
          <table:table-cell table:style-name="ce133" office:value-type="float" office:value="3" calcext:value-type="float">
            <text:p>3</text:p>
          </table:table-cell>
          <table:table-cell table:style-name="ce133" table:content-validation-name="val10" office:value-type="string" calcext:value-type="string">
            <text:p>Iván</text:p>
          </table:table-cell>
          <table:table-cell table:style-name="ce119" table:content-validation-name="val11" office:value-type="string" calcext:value-type="string">
            <text:p>Pendiente</text:p>
          </table:table-cell>
          <table:table-cell table:style-name="ce258" office:value-type="date" office:date-value="2025-10-10" calcext:value-type="date">
            <text:p>10/10/2025</text:p>
          </table:table-cell>
          <table:table-cell table:style-name="ce275"/>
          <table:table-cell table:style-name="ce277" table:number-columns-repeated="30"/>
          <table:table-cell table:style-name="ce282"/>
          <table:table-cell table:number-columns-repeated="986"/>
        </table:table-row>
        <table:table-row table:style-name="ro1">
          <table:table-cell table:style-name="ce5" office:value-type="string" calcext:value-type="string" table:number-columns-spanned="1" table:number-rows-spanned="3">
            <text:p>Compras</text:p>
          </table:table-cell>
          <table:table-cell table:style-name="ce112" office:value-type="string" calcext:value-type="string">
            <text:p>Tablas</text:p>
          </table:table-cell>
          <table:table-cell table:style-name="ce65" office:value-type="float" office:value="2" calcext:value-type="float">
            <text:p>2</text:p>
          </table:table-cell>
          <table:table-cell table:style-name="ce65" table:content-validation-name="val10" office:value-type="string" calcext:value-type="string">
            <text:p>Iván</text:p>
          </table:table-cell>
          <table:table-cell table:style-name="ce65" table:content-validation-name="val11" office:value-type="string" calcext:value-type="string">
            <text:p>Completo</text:p>
          </table:table-cell>
          <table:table-cell table:style-name="ce259" office:value-type="date" office:date-value="2025-10-10" calcext:value-type="date">
            <text:p>10/10/2025</text:p>
          </table:table-cell>
          <table:table-cell table:style-name="ce338"/>
          <table:table-cell table:style-name="ce279" table:number-columns-repeated="12"/>
          <table:table-cell table:style-name="ce63" table:number-columns-repeated="18"/>
          <table:table-cell table:style-name="ce265"/>
          <table:table-cell table:number-columns-repeated="986"/>
        </table:table-row>
        <table:table-row table:style-name="ro1">
          <table:covered-table-cell table:style-name="ce3"/>
          <table:table-cell table:style-name="ce26" office:value-type="string" calcext:value-type="string">
            <text:p>Operaciones</text:p>
          </table:table-cell>
          <table:table-cell table:style-name="ce64" office:value-type="float" office:value="5" calcext:value-type="float">
            <text:p>5</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2"/>
          <table:table-cell table:style-name="ce63" table:number-columns-repeated="18"/>
          <table:table-cell table:style-name="ce265"/>
          <table:table-cell table:number-columns-repeated="986"/>
        </table:table-row>
        <table:table-row table:style-name="ro1">
          <table:covered-table-cell table:style-name="ce4"/>
          <table:table-cell table:style-name="ce27" office:value-type="string" calcext:value-type="string">
            <text:p>Reportes</text:p>
          </table:table-cell>
          <table:table-cell table:style-name="ce66" office:value-type="float" office:value="7" calcext:value-type="float">
            <text:p>7</text:p>
          </table:table-cell>
          <table:table-cell table:style-name="ce66" table:content-validation-name="val10" office:value-type="string" calcext:value-type="string">
            <text:p>Iván</text:p>
          </table:table-cell>
          <table:table-cell table:style-name="ce66" table:content-validation-name="val11" office:value-type="string" calcext:value-type="string">
            <text:p>Completo</text:p>
          </table:table-cell>
          <table:table-cell table:style-name="ce258" office:value-type="date" office:date-value="2025-10-10" calcext:value-type="date">
            <text:p>10/10/2025</text:p>
          </table:table-cell>
          <table:table-cell table:style-name="ce339"/>
          <table:table-cell table:style-name="ce281" table:number-columns-repeated="12"/>
          <table:table-cell table:style-name="ce277" table:number-columns-repeated="18"/>
          <table:table-cell table:style-name="ce282"/>
          <table:table-cell table:number-columns-repeated="986"/>
        </table:table-row>
        <table:table-row table:style-name="ro1">
          <table:table-cell table:style-name="ce6" office:value-type="string" calcext:value-type="string" table:number-columns-spanned="1" table:number-rows-spanned="4">
            <text:p>Ventas</text:p>
          </table:table-cell>
          <table:table-cell table:style-name="ce25" office:value-type="string" calcext:value-type="string">
            <text:p>Tablas</text:p>
          </table:table-cell>
          <table:table-cell table:style-name="ce65" office:value-type="float" office:value="3" calcext:value-type="float">
            <text:p>3</text:p>
          </table:table-cell>
          <table:table-cell table:style-name="ce65" table:content-validation-name="val10" office:value-type="string" calcext:value-type="string">
            <text:p>María Inés</text:p>
          </table:table-cell>
          <table:table-cell table:style-name="ce65" table:content-validation-name="val11" office:value-type="string" calcext:value-type="string">
            <text:p>Completo</text:p>
          </table:table-cell>
          <table:table-cell table:style-name="ce259" office:value-type="date" office:date-value="2025-10-10" calcext:value-type="date">
            <text:p>10/10/2025</text:p>
          </table:table-cell>
          <table:table-cell table:style-name="ce338"/>
          <table:table-cell table:style-name="ce279" table:number-columns-repeated="5"/>
          <table:table-cell table:style-name="ce63" table:number-columns-repeated="25"/>
          <table:table-cell table:style-name="ce265"/>
          <table:table-cell table:number-columns-repeated="986"/>
        </table:table-row>
        <table:table-row table:style-name="ro1">
          <table:covered-table-cell table:style-name="ce3"/>
          <table:table-cell table:style-name="ce26" office:value-type="string" calcext:value-type="string">
            <text:p>Operaciones</text:p>
          </table:table-cell>
          <table:table-cell table:style-name="ce64" office:value-type="float" office:value="8" calcext:value-type="float">
            <text:p>8</text:p>
          </table:table-cell>
          <table:table-cell table:style-name="ce64" table:content-validation-name="val10" office:value-type="string" calcext:value-type="string">
            <text:p>María Inés</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5"/>
          <table:table-cell table:style-name="ce63" table:number-columns-repeated="25"/>
          <table:table-cell table:style-name="ce265"/>
          <table:table-cell table:number-columns-repeated="986"/>
        </table:table-row>
        <table:table-row table:style-name="ro1">
          <table:covered-table-cell table:style-name="ce3"/>
          <table:table-cell table:style-name="ce26" office:value-type="string" calcext:value-type="string">
            <text:p>Consultas</text:p>
          </table:table-cell>
          <table:table-cell table:style-name="ce64" office:value-type="float" office:value="2" calcext:value-type="float">
            <text:p>2</text:p>
          </table:table-cell>
          <table:table-cell table:style-name="ce64" table:content-validation-name="val10" office:value-type="string" calcext:value-type="string">
            <text:p>María Inés</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5"/>
          <table:table-cell table:style-name="ce63" table:number-columns-repeated="25"/>
          <table:table-cell table:style-name="ce265"/>
          <table:table-cell table:number-columns-repeated="986"/>
        </table:table-row>
        <table:table-row table:style-name="ro1">
          <table:covered-table-cell table:style-name="ce4"/>
          <table:table-cell table:style-name="ce27" office:value-type="string" calcext:value-type="string">
            <text:p>Reportes</text:p>
          </table:table-cell>
          <table:table-cell table:style-name="ce66" office:value-type="float" office:value="6" calcext:value-type="float">
            <text:p>6</text:p>
          </table:table-cell>
          <table:table-cell table:style-name="ce66" table:content-validation-name="val10" office:value-type="string" calcext:value-type="string">
            <text:p>María Inés</text:p>
          </table:table-cell>
          <table:table-cell table:style-name="ce66" table:content-validation-name="val11" office:value-type="string" calcext:value-type="string">
            <text:p>Completo</text:p>
          </table:table-cell>
          <table:table-cell table:style-name="ce258" office:value-type="date" office:date-value="2025-10-10" calcext:value-type="date">
            <text:p>10/10/2025</text:p>
          </table:table-cell>
          <table:table-cell table:style-name="ce339"/>
          <table:table-cell table:style-name="ce281" table:number-columns-repeated="5"/>
          <table:table-cell table:style-name="ce277" table:number-columns-repeated="25"/>
          <table:table-cell table:style-name="ce282"/>
          <table:table-cell table:number-columns-repeated="986"/>
        </table:table-row>
        <table:table-row table:style-name="ro1">
          <table:table-cell table:style-name="ce7" office:value-type="string" calcext:value-type="string" table:number-columns-spanned="1" table:number-rows-spanned="7">
            <text:p>Finanzas</text:p>
          </table:table-cell>
          <table:table-cell table:style-name="ce25" office:value-type="string" calcext:value-type="string">
            <text:p>Tablas</text:p>
          </table:table-cell>
          <table:table-cell table:style-name="ce65" office:value-type="float" office:value="6" calcext:value-type="float">
            <text:p>6</text:p>
          </table:table-cell>
          <table:table-cell table:style-name="ce65" table:content-validation-name="val10" office:value-type="string" calcext:value-type="string">
            <text:p>Iván</text:p>
          </table:table-cell>
          <table:table-cell table:style-name="ce65" table:content-validation-name="val11" office:value-type="string" calcext:value-type="string">
            <text:p>Completo</text:p>
          </table:table-cell>
          <table:table-cell table:style-name="ce259" office:value-type="date" office:date-value="2025-10-10" calcext:value-type="date">
            <text:p>10/10/2025</text:p>
          </table:table-cell>
          <table:table-cell table:style-name="ce338"/>
          <table:table-cell table:style-name="ce279" table:number-columns-repeated="16"/>
          <table:table-cell table:style-name="ce63" table:number-columns-repeated="14"/>
          <table:table-cell table:style-name="ce265"/>
          <table:table-cell table:number-columns-repeated="986"/>
        </table:table-row>
        <table:table-row table:style-name="ro1">
          <table:covered-table-cell table:style-name="ce3"/>
          <table:table-cell table:style-name="ce26" office:value-type="string" calcext:value-type="string">
            <text:p>Operaciones</text:p>
          </table:table-cell>
          <table:table-cell table:style-name="ce64" office:value-type="float" office:value="11" calcext:value-type="float">
            <text:p>11</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6"/>
          <table:table-cell table:style-name="ce63" table:number-columns-repeated="14"/>
          <table:table-cell table:style-name="ce265"/>
          <table:table-cell table:number-columns-repeated="986"/>
        </table:table-row>
        <table:table-row table:style-name="ro1">
          <table:covered-table-cell table:style-name="ce3"/>
          <table:table-cell table:style-name="ce26" office:value-type="string" calcext:value-type="string">
            <text:p>Adelantos</text:p>
          </table:table-cell>
          <table:table-cell table:style-name="ce55" office:value-type="float" office:value="4" calcext:value-type="float">
            <text:p>4</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6" office:value-type="date" office:date-value="2025-10-10" calcext:value-type="date">
            <text:p>10/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6" office:value-type="string" calcext:value-type="string">
            <text:p>Tesorería</text:p>
          </table:table-cell>
          <table:table-cell table:style-name="ce64" office:value-type="float" office:value="12" calcext:value-type="float">
            <text:p>12</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6"/>
          <table:table-cell table:style-name="ce63" table:number-columns-repeated="14"/>
          <table:table-cell table:style-name="ce265"/>
          <table:table-cell table:number-columns-repeated="986"/>
        </table:table-row>
        <table:table-row table:style-name="ro1">
          <table:covered-table-cell table:style-name="ce3"/>
          <table:table-cell table:style-name="ce26" office:value-type="string" calcext:value-type="string">
            <text:p>Conciliaciones</text:p>
          </table:table-cell>
          <table:table-cell table:style-name="ce64" office:value-type="float" office:value="4" calcext:value-type="float">
            <text:p>4</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6"/>
          <table:table-cell table:style-name="ce63" table:number-columns-repeated="14"/>
          <table:table-cell table:style-name="ce265"/>
          <table:table-cell table:number-columns-repeated="986"/>
        </table:table-row>
        <table:table-row table:style-name="ro1">
          <table:covered-table-cell table:style-name="ce3"/>
          <table:table-cell table:style-name="ce26" office:value-type="string" calcext:value-type="string">
            <text:p>Consultas</text:p>
          </table:table-cell>
          <table:table-cell table:style-name="ce64" office:value-type="float" office:value="3" calcext:value-type="float">
            <text:p>3</text:p>
          </table:table-cell>
          <table:table-cell table:style-name="ce64" table:content-validation-name="val10" office:value-type="string" calcext:value-type="string">
            <text:p>Iván</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338"/>
          <table:table-cell table:style-name="ce279" table:number-columns-repeated="16"/>
          <table:table-cell table:style-name="ce63" table:number-columns-repeated="14"/>
          <table:table-cell table:style-name="ce265"/>
          <table:table-cell table:number-columns-repeated="986"/>
        </table:table-row>
        <table:table-row table:style-name="ro1">
          <table:covered-table-cell table:style-name="ce4"/>
          <table:table-cell table:style-name="ce27" office:value-type="string" calcext:value-type="string">
            <text:p>Reportes</text:p>
          </table:table-cell>
          <table:table-cell table:style-name="ce66" office:value-type="float" office:value="5" calcext:value-type="float">
            <text:p>5</text:p>
          </table:table-cell>
          <table:table-cell table:style-name="ce66" table:content-validation-name="val10" office:value-type="string" calcext:value-type="string">
            <text:p>Iván</text:p>
          </table:table-cell>
          <table:table-cell table:style-name="ce66" table:content-validation-name="val11" office:value-type="string" calcext:value-type="string">
            <text:p>Completo</text:p>
          </table:table-cell>
          <table:table-cell table:style-name="ce258" office:value-type="date" office:date-value="2025-10-10" calcext:value-type="date">
            <text:p>10/10/2025</text:p>
          </table:table-cell>
          <table:table-cell table:style-name="ce339"/>
          <table:table-cell table:style-name="ce281" table:number-columns-repeated="16"/>
          <table:table-cell table:style-name="ce277" table:number-columns-repeated="14"/>
          <table:table-cell table:style-name="ce282"/>
          <table:table-cell table:number-columns-repeated="986"/>
        </table:table-row>
        <table:table-row table:style-name="ro1">
          <table:table-cell table:style-name="ce8" office:value-type="string" calcext:value-type="string" table:number-columns-spanned="1" table:number-rows-spanned="5">
            <text:p>Contabilidad</text:p>
          </table:table-cell>
          <table:table-cell table:style-name="ce21" office:value-type="string" calcext:value-type="string">
            <text:p>Tablas</text:p>
          </table:table-cell>
          <table:table-cell table:style-name="ce54" office:value-type="float" office:value="7" calcext:value-type="float">
            <text:p>7</text:p>
          </table:table-cell>
          <table:table-cell table:style-name="ce54" table:content-validation-name="val10" office:value-type="string" calcext:value-type="string">
            <text:p>Jhonny</text:p>
          </table:table-cell>
          <table:table-cell table:style-name="ce54" table:content-validation-name="val11" office:value-type="string" calcext:value-type="string">
            <text:p>Pendiente</text:p>
          </table:table-cell>
          <table:table-cell table:style-name="ce260" office:value-type="date" office:date-value="2025-10-20" calcext:value-type="date">
            <text:p>20/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Operaciones</text:p>
          </table:table-cell>
          <table:table-cell table:style-name="ce55" office:value-type="float" office:value="8" calcext:value-type="float">
            <text:p>8</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257" office:value-type="date" office:date-value="2025-10-20" calcext:value-type="date">
            <text:p>20/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Consultas</text:p>
          </table:table-cell>
          <table:table-cell table:style-name="ce55" office:value-type="float" office:value="2" calcext:value-type="float">
            <text:p>2</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257" office:value-type="date" office:date-value="2025-10-20" calcext:value-type="date">
            <text:p>20/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Reportes</text:p>
          </table:table-cell>
          <table:table-cell table:style-name="ce55" office:value-type="float" office:value="13" calcext:value-type="float">
            <text:p>13</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257" office:value-type="date" office:date-value="2025-10-28" calcext:value-type="date">
            <text:p>28/10/2025</text:p>
          </table:table-cell>
          <table:table-cell table:style-name="ce274"/>
          <table:table-cell table:style-name="ce63" table:number-columns-repeated="3"/>
          <table:table-cell/>
          <table:table-cell table:style-name="ce63" table:number-columns-repeated="26"/>
          <table:table-cell table:style-name="ce265"/>
          <table:table-cell table:number-columns-repeated="986"/>
        </table:table-row>
        <table:table-row table:style-name="ro1">
          <table:covered-table-cell table:style-name="ce4"/>
          <table:table-cell table:style-name="ce331" office:value-type="string" calcext:value-type="string">
            <text:p>Procesos</text:p>
          </table:table-cell>
          <table:table-cell table:style-name="ce133" office:value-type="float" office:value="7" calcext:value-type="float">
            <text:p>7</text:p>
          </table:table-cell>
          <table:table-cell table:style-name="ce133" table:content-validation-name="val10" office:value-type="string" calcext:value-type="string">
            <text:p>Jhonny</text:p>
          </table:table-cell>
          <table:table-cell table:style-name="ce133" table:content-validation-name="val11" office:value-type="string" calcext:value-type="string">
            <text:p>Pendiente</text:p>
          </table:table-cell>
          <table:table-cell table:style-name="ce258" office:value-type="date" office:date-value="2025-10-28" calcext:value-type="date">
            <text:p>28/10/2025</text:p>
          </table:table-cell>
          <table:table-cell table:style-name="ce275"/>
          <table:table-cell table:style-name="ce277" table:number-columns-repeated="30"/>
          <table:table-cell table:style-name="ce282"/>
          <table:table-cell table:number-columns-repeated="986"/>
        </table:table-row>
        <table:table-row table:style-name="ro1">
          <table:table-cell table:style-name="ce327" office:value-type="string" calcext:value-type="string" table:number-columns-spanned="1" table:number-rows-spanned="4">
            <text:p>Activos Fijos</text:p>
          </table:table-cell>
          <table:table-cell table:style-name="ce21" office:value-type="string" calcext:value-type="string">
            <text:p>Tablas</text:p>
          </table:table-cell>
          <table:table-cell table:style-name="ce65" office:value-type="float" office:value="10" calcext:value-type="float">
            <text:p>10</text:p>
          </table:table-cell>
          <table:table-cell table:style-name="ce65" table:content-validation-name="val10" office:value-type="string" calcext:value-type="string">
            <text:p>María Inés</text:p>
          </table:table-cell>
          <table:table-cell table:style-name="ce65" table:content-validation-name="val11" office:value-type="string" calcext:value-type="string">
            <text:p>Completo</text:p>
          </table:table-cell>
          <table:table-cell table:style-name="ce259" office:value-type="date" office:date-value="2025-10-10" calcext:value-type="date">
            <text:p>10/10/2025</text:p>
          </table:table-cell>
          <table:table-cell table:style-name="ce274"/>
          <table:table-cell table:style-name="ce63" table:number-columns-repeated="11"/>
          <table:table-cell table:style-name="ce279" table:number-columns-repeated="5"/>
          <table:table-cell table:style-name="ce63" table:number-columns-repeated="14"/>
          <table:table-cell table:style-name="ce265"/>
          <table:table-cell table:number-columns-repeated="986"/>
        </table:table-row>
        <table:table-row table:style-name="ro1">
          <table:covered-table-cell table:style-name="ce3"/>
          <table:table-cell table:style-name="ce22" office:value-type="string" calcext:value-type="string">
            <text:p>Operaciones</text:p>
          </table:table-cell>
          <table:table-cell table:style-name="ce64" office:value-type="float" office:value="8" calcext:value-type="float">
            <text:p>8</text:p>
          </table:table-cell>
          <table:table-cell table:style-name="ce64" table:content-validation-name="val10" office:value-type="string" calcext:value-type="string">
            <text:p>María Inés</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274"/>
          <table:table-cell table:style-name="ce63" table:number-columns-repeated="11"/>
          <table:table-cell table:style-name="ce279" table:number-columns-repeated="5"/>
          <table:table-cell table:style-name="ce63" table:number-columns-repeated="14"/>
          <table:table-cell table:style-name="ce265"/>
          <table:table-cell table:number-columns-repeated="986"/>
        </table:table-row>
        <table:table-row table:style-name="ro1">
          <table:covered-table-cell table:style-name="ce3"/>
          <table:table-cell table:style-name="ce22" office:value-type="string" calcext:value-type="string">
            <text:p>Reportes</text:p>
          </table:table-cell>
          <table:table-cell table:style-name="ce64" office:value-type="float" office:value="3" calcext:value-type="float">
            <text:p>3</text:p>
          </table:table-cell>
          <table:table-cell table:style-name="ce64" table:content-validation-name="val10" office:value-type="string" calcext:value-type="string">
            <text:p>María Inés</text:p>
          </table:table-cell>
          <table:table-cell table:style-name="ce64" table:content-validation-name="val11" office:value-type="string" calcext:value-type="string">
            <text:p>Completo</text:p>
          </table:table-cell>
          <table:table-cell table:style-name="ce256" office:value-type="date" office:date-value="2025-10-10" calcext:value-type="date">
            <text:p>10/10/2025</text:p>
          </table:table-cell>
          <table:table-cell table:style-name="ce274"/>
          <table:table-cell table:style-name="ce63" table:number-columns-repeated="11"/>
          <table:table-cell table:style-name="ce279" table:number-columns-repeated="5"/>
          <table:table-cell table:style-name="ce63" table:number-columns-repeated="14"/>
          <table:table-cell table:style-name="ce265"/>
          <table:table-cell table:number-columns-repeated="986"/>
        </table:table-row>
        <table:table-row table:style-name="ro1">
          <table:covered-table-cell table:style-name="ce4"/>
          <table:table-cell table:style-name="ce331" office:value-type="string" calcext:value-type="string">
            <text:p>Procesos</text:p>
          </table:table-cell>
          <table:table-cell table:style-name="ce66" office:value-type="float" office:value="6" calcext:value-type="float">
            <text:p>6</text:p>
          </table:table-cell>
          <table:table-cell table:style-name="ce66" table:content-validation-name="val10" office:value-type="string" calcext:value-type="string">
            <text:p>María Inés</text:p>
          </table:table-cell>
          <table:table-cell table:style-name="ce66" table:content-validation-name="val11" office:value-type="string" calcext:value-type="string">
            <text:p>Completo</text:p>
          </table:table-cell>
          <table:table-cell table:style-name="ce258" office:value-type="date" office:date-value="2025-10-10" calcext:value-type="date">
            <text:p>10/10/2025</text:p>
          </table:table-cell>
          <table:table-cell table:style-name="ce274"/>
          <table:table-cell table:style-name="ce63" table:number-columns-repeated="11"/>
          <table:table-cell table:style-name="ce279" table:number-columns-repeated="5"/>
          <table:table-cell table:style-name="ce63" table:number-columns-repeated="14"/>
          <table:table-cell table:style-name="ce265"/>
          <table:table-cell table:number-columns-repeated="986"/>
        </table:table-row>
        <table:table-row table:style-name="ro1">
          <table:table-cell table:style-name="ce10" office:value-type="string" calcext:value-type="string" table:number-columns-spanned="1" table:number-rows-spanned="10">
            <text:p>RR.HH</text:p>
          </table:table-cell>
          <table:table-cell table:style-name="ce21" office:value-type="string" calcext:value-type="string">
            <text:p>Configuración General</text:p>
          </table:table-cell>
          <table:table-cell table:style-name="ce54" office:value-type="float" office:value="7" calcext:value-type="float">
            <text:p>7</text:p>
          </table:table-cell>
          <table:table-cell table:style-name="ce54" table:content-validation-name="val10" office:value-type="string" calcext:value-type="string">
            <text:p>Iván</text:p>
          </table:table-cell>
          <table:table-cell table:style-name="ce54" table:content-validation-name="val11" office:value-type="string" calcext:value-type="string">
            <text:p>En Proceso</text:p>
          </table:table-cell>
          <table:table-cell table:style-name="ce260" office:value-type="date" office:date-value="2025-10-18" calcext:value-type="date">
            <text:p>18/10/2025</text:p>
          </table:table-cell>
          <table:table-cell table:style-name="ce273"/>
          <table:table-cell table:style-name="ce276" table:number-columns-repeated="18"/>
          <table:table-cell table:style-name="ce340" table:number-columns-repeated="11"/>
          <table:table-cell table:style-name="ce276"/>
          <table:table-cell table:style-name="ce264"/>
          <table:table-cell table:number-columns-repeated="986"/>
        </table:table-row>
        <table:table-row table:style-name="ro1">
          <table:covered-table-cell table:style-name="ce3"/>
          <table:table-cell table:style-name="ce22" office:value-type="string" calcext:value-type="string">
            <text:p>Maestros de Personal</text:p>
          </table:table-cell>
          <table:table-cell table:style-name="ce55" office:value-type="float" office:value="6" calcext:value-type="float">
            <text:p>6</text:p>
          </table:table-cell>
          <table:table-cell table:style-name="ce55" table:content-validation-name="val10" office:value-type="string" calcext:value-type="string">
            <text:p>Iván</text:p>
          </table:table-cell>
          <table:table-cell table:style-name="ce55" table:content-validation-name="val11" office:value-type="string" calcext:value-type="string">
            <text:p>En Proceso</text:p>
          </table:table-cell>
          <table:table-cell table:style-name="ce257" office:value-type="date" office:date-value="2025-10-18" calcext:value-type="date">
            <text:p>18/10/2025</text:p>
          </table:table-cell>
          <table:table-cell table:style-name="ce274"/>
          <table:table-cell table:style-name="ce63" table:number-columns-repeated="18"/>
          <table:table-cell table:style-name="ce341" table:number-columns-repeated="11"/>
          <table:table-cell table:style-name="ce63"/>
          <table:table-cell table:style-name="ce265"/>
          <table:table-cell table:number-columns-repeated="986"/>
        </table:table-row>
        <table:table-row table:style-name="ro1">
          <table:covered-table-cell table:style-name="ce3"/>
          <table:table-cell table:style-name="ce22" office:value-type="string" calcext:value-type="string">
            <text:p>Reclutamiento y Onboarding</text:p>
          </table:table-cell>
          <table:table-cell table:style-name="ce55" office:value-type="float" office:value="3" calcext:value-type="float">
            <text:p>3</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18" calcext:value-type="date">
            <text:p>18/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Asistencia y Jornadas</text:p>
          </table:table-cell>
          <table:table-cell table:style-name="ce55" office:value-type="float" office:value="5" calcext:value-type="float">
            <text:p>5</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3" calcext:value-type="date">
            <text:p>23/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Procesos de Nómina</text:p>
          </table:table-cell>
          <table:table-cell table:style-name="ce55" office:value-type="float" office:value="8" calcext:value-type="float">
            <text:p>8</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3" calcext:value-type="date">
            <text:p>23/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Consultas y Validaciones</text:p>
          </table:table-cell>
          <table:table-cell table:style-name="ce55" office:value-type="float" office:value="3" calcext:value-type="float">
            <text:p>3</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3" calcext:value-type="date">
            <text:p>23/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Reportes y Analítica</text:p>
          </table:table-cell>
          <table:table-cell table:style-name="ce55" office:value-type="float" office:value="5" calcext:value-type="float">
            <text:p>5</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3" calcext:value-type="date">
            <text:p>23/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Talento y Desarrollo</text:p>
          </table:table-cell>
          <table:table-cell table:style-name="ce55" office:value-type="float" office:value="4" calcext:value-type="float">
            <text:p>4</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8" calcext:value-type="date">
            <text:p>28/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Localización LATAM</text:p>
          </table:table-cell>
          <table:table-cell table:style-name="ce55" office:value-type="float" office:value="3" calcext:value-type="float">
            <text:p>3</text:p>
          </table:table-cell>
          <table:table-cell table:style-name="ce55" table:content-validation-name="val10" office:value-type="string" calcext:value-type="string">
            <text:p>Iván</text:p>
          </table:table-cell>
          <table:table-cell table:style-name="ce55" table:content-validation-name="val11" office:value-type="string" calcext:value-type="string">
            <text:p>Pendiente</text:p>
          </table:table-cell>
          <table:table-cell table:style-name="ce257" office:value-type="date" office:date-value="2025-10-28" calcext:value-type="date">
            <text:p>28/10/2025</text:p>
          </table:table-cell>
          <table:table-cell table:style-name="ce274"/>
          <table:table-cell table:style-name="ce63" table:number-columns-repeated="30"/>
          <table:table-cell table:style-name="ce265"/>
          <table:table-cell table:number-columns-repeated="986"/>
        </table:table-row>
        <table:table-row table:style-name="ro1">
          <table:covered-table-cell table:style-name="ce4"/>
          <table:table-cell table:style-name="ce331" office:value-type="string" calcext:value-type="string">
            <text:p>Integraciones</text:p>
          </table:table-cell>
          <table:table-cell table:style-name="ce133" office:value-type="float" office:value="3" calcext:value-type="float">
            <text:p>3</text:p>
          </table:table-cell>
          <table:table-cell table:style-name="ce133" table:content-validation-name="val10" office:value-type="string" calcext:value-type="string">
            <text:p>Iván</text:p>
          </table:table-cell>
          <table:table-cell table:style-name="ce133" table:content-validation-name="val11" office:value-type="string" calcext:value-type="string">
            <text:p>Pendiente</text:p>
          </table:table-cell>
          <table:table-cell table:style-name="ce258" office:value-type="date" office:date-value="2025-10-28" calcext:value-type="date">
            <text:p>28/10/2025</text:p>
          </table:table-cell>
          <table:table-cell table:style-name="ce274"/>
          <table:table-cell table:style-name="ce63" table:number-columns-repeated="30"/>
          <table:table-cell table:style-name="ce265"/>
          <table:table-cell table:number-columns-repeated="986"/>
        </table:table-row>
        <table:table-row table:style-name="ro1">
          <table:table-cell table:style-name="ce328" office:value-type="string" calcext:value-type="string" table:number-columns-spanned="1" table:number-rows-spanned="5">
            <text:p>Produccion</text:p>
          </table:table-cell>
          <table:table-cell table:style-name="ce21" office:value-type="string" calcext:value-type="string">
            <text:p>Tablas</text:p>
          </table:table-cell>
          <table:table-cell table:style-name="ce54" office:value-type="float" office:value="12" calcext:value-type="float">
            <text:p>12</text:p>
          </table:table-cell>
          <table:table-cell table:style-name="ce54" table:content-validation-name="val10" office:value-type="string" calcext:value-type="string">
            <text:p>Jhonny</text:p>
          </table:table-cell>
          <table:table-cell table:style-name="ce54" table:content-validation-name="val11" office:value-type="string" calcext:value-type="string">
            <text:p>Pendiente</text:p>
          </table:table-cell>
          <table:table-cell table:style-name="ce333"/>
          <table:table-cell table:style-name="ce273"/>
          <table:table-cell table:style-name="ce276" table:number-columns-repeated="30"/>
          <table:table-cell table:style-name="ce264"/>
          <table:table-cell table:number-columns-repeated="986"/>
        </table:table-row>
        <table:table-row table:style-name="ro1">
          <table:covered-table-cell table:style-name="ce3"/>
          <table:table-cell table:style-name="ce22" office:value-type="string" calcext:value-type="string">
            <text:p>Operaciones</text:p>
          </table:table-cell>
          <table:table-cell table:style-name="ce55" office:value-type="float" office:value="9" calcext:value-type="float">
            <text:p>9</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334"/>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Consultas</text:p>
          </table:table-cell>
          <table:table-cell table:style-name="ce55" office:value-type="float" office:value="5" calcext:value-type="float">
            <text:p>5</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334"/>
          <table:table-cell table:style-name="ce274"/>
          <table:table-cell table:style-name="ce63" table:number-columns-repeated="30"/>
          <table:table-cell table:style-name="ce265"/>
          <table:table-cell table:number-columns-repeated="986"/>
        </table:table-row>
        <table:table-row table:style-name="ro1">
          <table:covered-table-cell table:style-name="ce3"/>
          <table:table-cell table:style-name="ce22" office:value-type="string" calcext:value-type="string">
            <text:p>Reportes</text:p>
          </table:table-cell>
          <table:table-cell table:style-name="ce55" office:value-type="float" office:value="7" calcext:value-type="float">
            <text:p>7</text:p>
          </table:table-cell>
          <table:table-cell table:style-name="ce55" table:content-validation-name="val10" office:value-type="string" calcext:value-type="string">
            <text:p>Jhonny</text:p>
          </table:table-cell>
          <table:table-cell table:style-name="ce55" table:content-validation-name="val11" office:value-type="string" calcext:value-type="string">
            <text:p>Pendiente</text:p>
          </table:table-cell>
          <table:table-cell table:style-name="ce334"/>
          <table:table-cell table:style-name="ce274"/>
          <table:table-cell table:style-name="ce63" table:number-columns-repeated="30"/>
          <table:table-cell table:style-name="ce265"/>
          <table:table-cell table:number-columns-repeated="986"/>
        </table:table-row>
        <table:table-row table:style-name="ro1">
          <table:covered-table-cell table:style-name="ce4"/>
          <table:table-cell table:style-name="ce331" office:value-type="string" calcext:value-type="string">
            <text:p>Procesos</text:p>
          </table:table-cell>
          <table:table-cell table:style-name="ce133" office:value-type="float" office:value="8" calcext:value-type="float">
            <text:p>8</text:p>
          </table:table-cell>
          <table:table-cell table:style-name="ce133" table:content-validation-name="val10" office:value-type="string" calcext:value-type="string">
            <text:p>Jhonny</text:p>
          </table:table-cell>
          <table:table-cell table:style-name="ce133" table:content-validation-name="val11" office:value-type="string" calcext:value-type="string">
            <text:p>Pendiente</text:p>
          </table:table-cell>
          <table:table-cell table:style-name="ce335"/>
          <table:table-cell table:style-name="ce275"/>
          <table:table-cell table:style-name="ce277" table:number-columns-repeated="30"/>
          <table:table-cell table:style-name="ce282"/>
          <table:table-cell table:number-columns-repeated="986"/>
        </table:table-row>
        <table:table-row table:style-name="ro1" table:number-rows-repeated="742">
          <table:table-cell table:style-name="ce63" table:number-columns-repeated="5"/>
          <table:table-cell table:style-name="ce157"/>
          <table:table-cell table:style-name="ce63" table:number-columns-repeated="32"/>
          <table:table-cell table:number-columns-repeated="986"/>
        </table:table-row>
        <table:table-row table:style-name="ro1" table:number-rows-repeated="213">
          <table:table-cell table:style-name="ce63" table:number-columns-repeated="38"/>
          <table:table-cell table:number-columns-repeated="986"/>
        </table:table-row>
        <table:table-row table:style-name="ro8" table:number-rows-repeated="1047575">
          <table:table-cell table:number-columns-repeated="1024"/>
        </table:table-row>
        <table:table-row table:style-name="ro8">
          <table:table-cell table:number-columns-repeated="1024"/>
        </table:table-row>
      </table:table>
      <table:table table:name="Tabla dinámica 1" table:style-name="ta8">
        <table:table-column table:style-name="co67" table:default-cell-style-name="Default"/>
        <table:table-column table:style-name="co68" table:default-cell-style-name="Default"/>
        <table:table-column table:style-name="co10" table:number-columns-repeated="1022" table:default-cell-style-name="Default"/>
        <table:table-row table:style-name="ro1">
          <table:table-cell table:style-name="ce342" office:value-type="string" calcext:value-type="string">
            <text:p>COUNTA de Funcionalidad</text:p>
          </table:table-cell>
          <table:table-cell table:style-name="ce343" office:value-type="string" calcext:value-type="string">
            <text:p>Estado en Restaurant.pe</text:p>
          </table:table-cell>
          <table:table-cell table:style-name="ce342" table:number-columns-repeated="3"/>
          <table:table-cell table:number-columns-repeated="1019"/>
        </table:table-row>
        <table:table-row table:style-name="ro1">
          <table:table-cell table:style-name="ce342" office:value-type="string" calcext:value-type="string">
            <text:p>SubProceso</text:p>
          </table:table-cell>
          <table:table-cell table:style-name="ce342" office:value-type="string" calcext:value-type="string">
            <text:p>Completo</text:p>
          </table:table-cell>
          <table:table-cell table:style-name="ce342" office:value-type="string" calcext:value-type="string">
            <text:p>Parcialmente</text:p>
          </table:table-cell>
          <table:table-cell table:style-name="ce342" office:value-type="string" calcext:value-type="string">
            <text:p>Por construir</text:p>
          </table:table-cell>
          <table:table-cell table:style-name="ce342" office:value-type="string" calcext:value-type="string">
            <text:p>Suma total</text:p>
          </table:table-cell>
          <table:table-cell table:number-columns-repeated="1019"/>
        </table:table-row>
        <table:table-row table:style-name="ro1">
          <table:table-cell table:style-name="ce342" office:value-type="string" calcext:value-type="string">
            <text:p>Actividades por Fase</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ctualización de Estándar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dministradoras y segur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justes</text:p>
          </table:table-cell>
          <table:table-cell table:style-name="ce342" office:value-type="float" office:value="2" calcext:value-type="float">
            <text:p>2</text:p>
          </table:table-cell>
          <table:table-cell table:style-name="ce342" table:number-columns-repeated="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Ajustes contab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lertas y Notifica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lmacén</text:p>
          </table:table-cell>
          <table:table-cell table:style-name="ce342" office:value-type="float" office:value="2" calcext:value-type="float">
            <text:p>2</text:p>
          </table:table-cell>
          <table:table-cell table:style-name="ce342" table:number-columns-repeated="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Análisis de Cos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nálisis de Rendim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nulacion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portes y retenciones/Calculo de planill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probación de Traslad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provisionamient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rchivos regulatori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Signación de ratios de depreci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sistencia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Avanzad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Banco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aja</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alculo de depreci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álculo de planillas</text:p>
          </table:table-cell>
          <table:table-cell table:style-name="ce342" table:number-columns-repeated="2"/>
          <table:table-cell table:number-columns-repeated="2" table:style-name="ce342" office:value-type="float" office:value="3" calcext:value-type="float">
            <text:p>3</text:p>
          </table:table-cell>
          <table:table-cell table:number-columns-repeated="1019"/>
        </table:table-row>
        <table:table-row table:style-name="ro1">
          <table:table-cell table:style-name="ce342" office:value-type="string" calcext:value-type="string">
            <text:p>Calendarios labora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apacit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ategoria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entros de costos por trabajador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entros de Producción</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ertificados de Produc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ierre de Órde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lasificación</text:p>
          </table:table-cell>
          <table:table-cell table:style-name="ce342"/>
          <table:table-cell table:number-columns-repeated="2" table:style-name="ce342" office:value-type="float" office:value="1" calcext:value-type="float">
            <text:p>1</text:p>
          </table:table-cell>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Clasificacion de Activos (Clases y Subclas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lasificación de tipo de segur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lient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lima laboral</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ceptos Financier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ciliaciones</text:p>
          </table:table-cell>
          <table:table-cell table:style-name="ce342" table:number-columns-repeated="2"/>
          <table:table-cell table:number-columns-repeated="2"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Condiciones de pag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Cuentas Contab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numeración de Activ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numeración de traslad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Producción</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Tipos de Incidenci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figuración de Tipos de Opera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sistencia de As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sulta de articul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sulta de Flujo de caj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sulta de saldos de caja y banc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sumo de Material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tabilidad</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tratación/ficha del emplead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trol de Calidad</text:p>
          </table:table-cell>
          <table:table-cell table:style-name="ce342" table:number-columns-repeated="2"/>
          <table:table-cell table:number-columns-repeated="2"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Control de Merma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ntrol de Proceso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steo Automátic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ostos de Producción</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uadres de Stock</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uentas corrientes/Calculo de planill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uentas por cobrar</text:p>
          </table:table-cell>
          <table:table-cell table:style-name="ce342" office:value-type="float" office:value="3" calcext:value-type="float">
            <text:p>3</text:p>
          </table:table-cell>
          <table:table-cell table:style-name="ce342" office:value-type="float" office:value="1" calcext:value-type="float">
            <text:p>1</text:p>
          </table:table-cell>
          <table:table-cell table:style-name="ce342"/>
          <table:table-cell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Cuentas por cobrar vencida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Cuentas por pagar</text:p>
          </table:table-cell>
          <table:table-cell table:style-name="ce342" office:value-type="float" office:value="3" calcext:value-type="float">
            <text:p>3</text:p>
          </table:table-cell>
          <table:table-cell table:number-columns-repeated="2" table:style-name="ce342" office:value-type="float" office:value="2" calcext:value-type="float">
            <text:p>2</text:p>
          </table:table-cell>
          <table:table-cell table:style-name="ce342" office:value-type="float" office:value="7" calcext:value-type="float">
            <text:p>7</text:p>
          </table:table-cell>
          <table:table-cell table:number-columns-repeated="1019"/>
        </table:table-row>
        <table:table-row table:style-name="ro1">
          <table:table-cell table:style-name="ce342" office:value-type="string" calcext:value-type="string">
            <text:p>Cumplimiento de Calidad</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ashboard de Produc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ashboard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epreciación Anual por Activ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etrac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evoluciones</text:p>
          </table:table-cell>
          <table:table-cell table:style-name="ce342"/>
          <table:table-cell table:style-name="ce342" office:value-type="float" office:value="2" calcext:value-type="float">
            <text:p>2</text:p>
          </table:table-cell>
          <table:table-cell table:style-name="ce34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Disponibilidad de Produc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ocum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Documentos por finanza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Eficiencia Productiv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Estado de Órden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Estándar</text:p>
          </table:table-cell>
          <table:table-cell table:style-name="ce342" table:number-columns-repeated="2"/>
          <table:table-cell table:number-columns-repeated="2"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Estructura organizacional</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Evaluación de desempeñ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Explosión de Materia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Facturacion</text:p>
          </table:table-cell>
          <table:table-cell table:style-name="ce342" office:value-type="float" office:value="6" calcext:value-type="float">
            <text:p>6</text:p>
          </table:table-cell>
          <table:table-cell table:style-name="ce342"/>
          <table:table-cell table:style-name="ce342" office:value-type="float" office:value="1" calcext:value-type="float">
            <text:p>1</text:p>
          </table:table-cell>
          <table:table-cell table:style-name="ce342" office:value-type="float" office:value="7" calcext:value-type="float">
            <text:p>7</text:p>
          </table:table-cell>
          <table:table-cell table:number-columns-repeated="1019"/>
        </table:table-row>
        <table:table-row table:style-name="ro1">
          <table:table-cell table:style-name="ce342" office:value-type="string" calcext:value-type="string">
            <text:p>Fases por Proceso</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Ficha de empleado</text:p>
          </table:table-cell>
          <table:table-cell table:style-name="ce342"/>
          <table:table-cell table:number-columns-repeated="2" table:style-name="ce342" office:value-type="float" office:value="1" calcext:value-type="float">
            <text:p>1</text:p>
          </table:table-cell>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Formas de Pag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eración de As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eración de asientos de depreci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eración de Asientos de Index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eración de Asientos de Revalua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eracion de Devengo mensual de asegurador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nreacion de asientos de Siniestro y recuper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stión de As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stión de Merm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estión de seguros asociados a activos fij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rupos de cálculo</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Grupos y Codigos de Flujos de caj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Historial de Producción</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Horas extras y recargo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Impuesto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Inasistencia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Integración con Balanz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Kardex / Movimiento de inventari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Libros electronic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Liquida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Lista de precios de venta</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estro de activos fij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estro de Clases de articul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estro de Compañías Asegurador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estro de Labor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estro de Ubicaciones Físicas de Activ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ntenimiento de Equip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atrices de Almce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edios de Pag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Modificación de Asiento Contable Automátic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Numeradores automátic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Onboarding digital/ficha del emplead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Operaciones con Activ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Ordenes de Compra</text:p>
          </table:table-cell>
          <table:table-cell table:style-name="ce342" office:value-type="float" office:value="2" calcext:value-type="float">
            <text:p>2</text:p>
          </table:table-cell>
          <table:table-cell table:style-name="ce342" table:number-columns-repeated="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Órdenes de Compra</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Órdenes de Producción</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Ordenes de Servicio</text:p>
          </table:table-cell>
          <table:table-cell table:style-name="ce342" office:value-type="float" office:value="2" calcext:value-type="float">
            <text:p>2</text:p>
          </table:table-cell>
          <table:table-cell table:style-name="ce342" table:number-columns-repeated="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Parametros de opera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arámetros del Módulo</text:p>
          </table:table-cell>
          <table:table-cell table:style-name="ce342"/>
          <table:table-cell table:style-name="ce342" office:value-type="float" office:value="1" calcext:value-type="float">
            <text:p>1</text:p>
          </table:table-cell>
          <table:table-cell table:style-name="ce342" office:value-type="float" office:value="2" calcext:value-type="float">
            <text:p>2</text:p>
          </table:table-cell>
          <table:table-cell table:style-name="ce342" office:value-type="float" office:value="3" calcext:value-type="float">
            <text:p>3</text:p>
          </table:table-cell>
          <table:table-cell table:number-columns-repeated="1019"/>
        </table:table-row>
        <table:table-row table:style-name="ro1">
          <table:table-cell table:style-name="ce342" office:value-type="string" calcext:value-type="string">
            <text:p>Partes de Producción</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ermis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lan contable</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lan de Centros de Cost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lan de cuentas vs Subcategorí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lanes de carrer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lanificación de Producción</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ecios Promedio</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estamos </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ceso de cierre contable</text:p>
          </table:table-cell>
          <table:table-cell table:style-name="ce342" table:number-columns-repeated="2"/>
          <table:table-cell table:number-columns-repeated="2"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Proceso de clonaciones de as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cesos de Ajustes contab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cesos de Importación de pre asient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cesos especial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cesos Productivos</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ducción Diaria</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ductos Intermedio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ductos Terminado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veedor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Provision de Gasto</text:p>
          </table:table-cell>
          <table:table-cell table:style-name="ce342" table:number-columns-repeated="2"/>
          <table:table-cell table:number-columns-repeated="2"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Rastreo de Lot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cetas y Fórmula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clutamiento y selección</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generación de precio de ultima compr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gistro de Traslado de Act. Fij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 almacen</text:p>
          </table:table-cell>
          <table:table-cell table:style-name="ce342" office:value-type="float" office:value="4" calcext:value-type="float">
            <text:p>4</text:p>
          </table:table-cell>
          <table:table-cell table:style-name="ce342" office:value-type="float" office:value="1" calcext:value-type="float">
            <text:p>1</text:p>
          </table:table-cell>
          <table:table-cell table:style-name="ce342"/>
          <table:table-cell table:style-name="ce342" office:value-type="float" office:value="5" calcext:value-type="float">
            <text:p>5</text:p>
          </table:table-cell>
          <table:table-cell table:number-columns-repeated="1019"/>
        </table:table-row>
        <table:table-row table:style-name="ro1">
          <table:table-cell table:style-name="ce342" office:value-type="string" calcext:value-type="string">
            <text:p>Reporte Almacen Financiero</text:p>
          </table:table-cell>
          <table:table-cell table:number-columns-repeated="2" table:style-name="ce342" office:value-type="float" office:value="1" calcext:value-type="float">
            <text:p>1</text:p>
          </table:table-cell>
          <table:table-cell table:style-name="ce34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Reporte de cuentas por cobrar</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 de cuentas por pagar</text:p>
          </table:table-cell>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Reporte de finanz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 de tesoreria</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 de venta</text:p>
          </table:table-cell>
          <table:table-cell table:style-name="ce342" office:value-type="float" office:value="3" calcext:value-type="float">
            <text:p>3</text:p>
          </table:table-cell>
          <table:table-cell table:style-name="ce342" table:number-columns-repeated="2"/>
          <table:table-cell table:style-name="ce342" office:value-type="float" office:value="3" calcext:value-type="float">
            <text:p>3</text:p>
          </table:table-cell>
          <table:table-cell table:number-columns-repeated="1019"/>
        </table:table-row>
        <table:table-row table:style-name="ro1">
          <table:table-cell table:style-name="ce342" office:value-type="string" calcext:value-type="string">
            <text:p>Reporte de venta Financiero</text:p>
          </table:table-cell>
          <table:table-cell table:style-name="ce342" office:value-type="float" office:value="2" calcext:value-type="float">
            <text:p>2</text:p>
          </table:table-cell>
          <table:table-cell table:style-name="ce342" table:number-columns-repeated="2"/>
          <table:table-cell table:style-name="ce342" office:value-type="float" office:value="2" calcext:value-type="float">
            <text:p>2</text:p>
          </table:table-cell>
          <table:table-cell table:number-columns-repeated="1019"/>
        </table:table-row>
        <table:table-row table:style-name="ro1">
          <table:table-cell table:style-name="ce342" office:value-type="string" calcext:value-type="string">
            <text:p>Reporte tributario</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s de compras</text:p>
          </table:table-cell>
          <table:table-cell table:number-columns-repeated="2" table:style-name="ce342" office:value-type="float" office:value="3" calcext:value-type="float">
            <text:p>3</text:p>
          </table:table-cell>
          <table:table-cell table:style-name="ce342" office:value-type="float" office:value="1" calcext:value-type="float">
            <text:p>1</text:p>
          </table:table-cell>
          <table:table-cell table:style-name="ce342" office:value-type="float" office:value="7" calcext:value-type="float">
            <text:p>7</text:p>
          </table:table-cell>
          <table:table-cell table:number-columns-repeated="1019"/>
        </table:table-row>
        <table:table-row table:style-name="ro1">
          <table:table-cell table:style-name="ce342" office:value-type="string" calcext:value-type="string">
            <text:p>Reportes de Libros y Asientos Contables</text:p>
          </table:table-cell>
          <table:table-cell table:style-name="ce342" table:number-columns-repeated="2"/>
          <table:table-cell table:number-columns-repeated="2"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Reportes de maestr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s de planilla</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portes de Validación</text:p>
          </table:table-cell>
          <table:table-cell table:style-name="ce342" table:number-columns-repeated="2"/>
          <table:table-cell table:number-columns-repeated="2"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Reportes Financieros</text:p>
          </table:table-cell>
          <table:table-cell table:style-name="ce342" table:number-columns-repeated="2"/>
          <table:table-cell table:number-columns-repeated="2"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Resumen de Activo Fij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sumen de Activo Fijo Por rang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Revaluacione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Saldos de cuenta corriente</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Solicitud de adelantos</text:p>
          </table:table-cell>
          <table:table-cell table:style-name="ce342" table:number-columns-repeated="2"/>
          <table:table-cell table:number-columns-repeated="2"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Solicitude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Tesorería</text:p>
          </table:table-cell>
          <table:table-cell table:style-name="ce342" office:value-type="float" office:value="3" calcext:value-type="float">
            <text:p>3</text:p>
          </table:table-cell>
          <table:table-cell table:style-name="ce342" office:value-type="float" office:value="2" calcext:value-type="float">
            <text:p>2</text:p>
          </table:table-cell>
          <table:table-cell table:style-name="ce342" office:value-type="float" office:value="7" calcext:value-type="float">
            <text:p>7</text:p>
          </table:table-cell>
          <table:table-cell table:style-name="ce342" office:value-type="float" office:value="12" calcext:value-type="float">
            <text:p>12</text:p>
          </table:table-cell>
          <table:table-cell table:number-columns-repeated="1019"/>
        </table:table-row>
        <table:table-row table:style-name="ro1">
          <table:table-cell table:style-name="ce342" office:value-type="string" calcext:value-type="string">
            <text:p>Tipo de Cambio</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Tipos de Orden de Trabajo</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Traslados</text:p>
          </table:table-cell>
          <table:table-cell table:style-name="ce342" office:value-type="float" office:value="4" calcext:value-type="float">
            <text:p>4</text:p>
          </table:table-cell>
          <table:table-cell table:style-name="ce342" table:number-columns-repeated="2"/>
          <table:table-cell table:style-name="ce342" office:value-type="float" office:value="4" calcext:value-type="float">
            <text:p>4</text:p>
          </table:table-cell>
          <table:table-cell table:number-columns-repeated="1019"/>
        </table:table-row>
        <table:table-row table:style-name="ro1">
          <table:table-cell table:style-name="ce342" office:value-type="string" calcext:value-type="string">
            <text:p>Trazabilidad</text:p>
          </table:table-cell>
          <table:table-cell table:style-name="ce342"/>
          <table:table-cell table:style-name="ce342" office:value-type="float" office:value="1" calcext:value-type="float">
            <text:p>1</text:p>
          </table:table-cell>
          <table:table-cell table:style-name="ce34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Turnos y Calendari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Vacaciones y licenci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Validaciones automática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Vendedores Meseros y cajeros</text:p>
          </table:table-cell>
          <table:table-cell table:style-name="ce342" office:value-type="float" office:value="1" calcext:value-type="float">
            <text:p>1</text:p>
          </table:table-cell>
          <table:table-cell table:style-name="ce342" table:number-columns-repeated="2"/>
          <table:table-cell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Ventas de Activos</text:p>
          </table:table-cell>
          <table:table-cell table:style-name="ce342" table:number-columns-repeated="2"/>
          <table:table-cell table:number-columns-repeated="2" table:style-name="ce342" office:value-type="float" office:value="1" calcext:value-type="float">
            <text:p>1</text:p>
          </table:table-cell>
          <table:table-cell table:number-columns-repeated="1019"/>
        </table:table-row>
        <table:table-row table:style-name="ro1">
          <table:table-cell table:style-name="ce342" office:value-type="string" calcext:value-type="string">
            <text:p>Suma total</text:p>
          </table:table-cell>
          <table:table-cell table:style-name="ce342" office:value-type="float" office:value="74" calcext:value-type="float">
            <text:p>74</text:p>
          </table:table-cell>
          <table:table-cell table:style-name="ce342" office:value-type="float" office:value="31" calcext:value-type="float">
            <text:p>31</text:p>
          </table:table-cell>
          <table:table-cell table:style-name="ce342" office:value-type="float" office:value="141" calcext:value-type="float">
            <text:p>141</text:p>
          </table:table-cell>
          <table:table-cell table:style-name="ce342" office:value-type="float" office:value="246" calcext:value-type="float">
            <text:p>246</text:p>
          </table:table-cell>
          <table:table-cell table:number-columns-repeated="1019"/>
        </table:table-row>
        <table:table-row table:style-name="ro8" table:number-rows-repeated="10">
          <table:table-cell table:number-columns-repeated="1024"/>
        </table:table-row>
        <table:table-row table:style-name="ro1">
          <table:table-cell/>
          <table:table-cell table:style-name="ce312" table:formula="of:=[.B182]/[.E182]" office:value-type="string" office:string-value="" calcext:value-type="error">
            <text:p>#DIV/0!</text:p>
          </table:table-cell>
          <table:table-cell table:style-name="ce312" table:formula="of:=[.C182]/[.E182]" office:value-type="string" office:string-value="" calcext:value-type="error">
            <text:p>#DIV/0!</text:p>
          </table:table-cell>
          <table:table-cell table:style-name="ce312" table:formula="of:=[.D182]/[.E182]" office:value-type="string" office:string-value="" calcext:value-type="error">
            <text:p>#DIV/0!</text:p>
          </table:table-cell>
          <table:table-cell table:number-columns-repeated="1020"/>
        </table:table-row>
        <table:table-row table:style-name="ro8">
          <table:table-cell table:number-columns-repeated="1024"/>
        </table:table-row>
        <table:table-row table:style-name="ro1">
          <table:table-cell table:number-columns-repeated="2"/>
          <table:table-cell table:style-name="ce342" table:formula="of:=[.B186]+[.C186]" office:value-type="string" office:string-value="" calcext:value-type="error">
            <text:p>#DIV/0!</text:p>
          </table:table-cell>
          <table:table-cell table:number-columns-repeated="1021"/>
        </table:table-row>
        <table:table-row table:style-name="ro8" table:number-rows-repeated="1048387">
          <table:table-cell table:number-columns-repeated="1024"/>
        </table:table-row>
        <table:table-row table:style-name="ro8">
          <table:table-cell table:number-columns-repeated="1024"/>
        </table:table-row>
      </table:table>
      <table:table table:name="1. Mód. Almacén" table:style-name="ta9">
        <table:table-column table:style-name="co41" table:default-cell-style-name="Default"/>
        <table:table-column table:style-name="co69" table:default-cell-style-name="Default"/>
        <table:table-column table:style-name="co4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number-columns-repeated="2" table:default-cell-style-name="Default"/>
        <table:table-column table:style-name="co10" table:default-cell-style-name="Default"/>
        <table:table-column table:style-name="co74" table:default-cell-style-name="Default"/>
        <table:table-column table:style-name="co37" table:default-cell-style-name="Default"/>
        <table:table-column table:style-name="co10" table:number-columns-repeated="1013" table:default-cell-style-name="Default"/>
        <table:table-row table:style-name="ro16">
          <table:table-cell table:style-name="ce29" office:value-type="string" calcext:value-type="string">
            <text:p>Código</text:p>
          </table:table-cell>
          <table:table-cell table:style-name="ce29" office:value-type="string" calcext:value-type="string">
            <text:p>Proceso</text:p>
          </table:table-cell>
          <table:table-cell table:style-name="ce29" office:value-type="string" calcext:value-type="string">
            <text:p>SubProceso</text:p>
          </table:table-cell>
          <table:table-cell table:style-name="ce322" office:value-type="string" calcext:value-type="string">
            <text:p>Estado</text:p>
          </table:table-cell>
          <table:table-cell table:style-name="ce29" office:value-type="string" calcext:value-type="string">
            <text:p>Título HU</text:p>
          </table:table-cell>
          <table:table-cell table:style-name="ce29" office:value-type="string" calcext:value-type="string">
            <text:p>Descripción HU</text:p>
          </table:table-cell>
          <table:table-cell table:style-name="ce322" office:value-type="string" calcext:value-type="string">
            <text:p>Comentarios</text:p>
          </table:table-cell>
          <table:table-cell table:style-name="ce29" office:value-type="string" calcext:value-type="string">
            <text:p>URL Documento</text:p>
          </table:table-cell>
          <table:table-cell table:style-name="ce69" table:number-columns-repeated="23"/>
          <table:table-cell table:number-columns-repeated="993"/>
        </table:table-row>
        <table:table-row table:style-name="ro16">
          <table:table-cell table:style-name="ce34" office:value-type="string" calcext:value-type="string">
            <text:p>HU-ALM-001</text:p>
          </table:table-cell>
          <table:table-cell table:style-name="ce344" office:value-type="string" calcext:value-type="string">
            <text:p>Maestros</text:p>
          </table:table-cell>
          <table:table-cell table:style-name="ce34" office:value-type="string" calcext:value-type="string">
            <text:p>Almacén</text:p>
          </table:table-cell>
          <table:table-cell table:style-name="ce34" table:content-validation-name="val12" office:value-type="string" calcext:value-type="string">
            <text:p>Parcialmente</text:p>
          </table:table-cell>
          <table:table-cell table:style-name="ce34" office:value-type="string" calcext:value-type="string">
            <text:p>Gestión de Almacenes</text:p>
          </table:table-cell>
          <table:table-cell table:style-name="ce34" office:value-type="string" calcext:value-type="string">
            <text:p>Lista de almacenes físicos o virtuales donde se almacenan los productos.</text:p>
          </table:table-cell>
          <table:table-cell table:style-name="ce34" office:value-type="string" calcext:value-type="string">
            <office:annotation draw:style-name="gr3" draw:text-style-name="P2" svg:width="475.74pt" svg:height="108pt" svg:x="893.99pt" svg:y="52.5pt" draw:caption-point-x="-11.54pt" draw:caption-point-y="-29.74pt">
              <dc:date>2026-02-06T00:00:00</dc:date>
              <text:p text:style-name="P1">si el modulo va a trabajar integrado al punto de venta y back office de Restaurant.pe no sera necesario tener una gestion de almacenes ya que el backoffice ya contempla una, lo que se debería colocar en esa gestión es si el almacén servirá para el control contable</text:p>
              <text:p text:style-name="P1"><text:tab/>-Piero Castagnino</text:p>
              <text:p text:style-name="P1">Ajá, aquí sucede que hay que vincular la información contable</text:p>
              <text:p text:style-name="P1"><text:tab/>-Maria Ines Garcia</text:p>
            </office:annotation>
            <text:p>Se tiene la gestión, pendiente de complementar con otros campos</text:p>
          </table:table-cell>
          <table:table-cell table:style-name="ce346" office:value-type="string" calcext:value-type="string">
            <text:p><text:a xlink:href="https://docs.google.com/document/d/1DjQWhuL7e5bqLiWgcWZhq8EZz1xB86ex/edit?usp=drive_link&amp;ouid=117519221643433570829&amp;rtpof=true&amp;sd=true" xlink:type="simple">Word</text:a></text:p>
          </table:table-cell>
          <table:table-cell table:style-name="ce69"/>
          <table:table-cell table:style-name="ce325" office:value-type="string" calcext:value-type="string" table:number-columns-spanned="2" table:number-rows-spanned="1">
            <text:p>Encargado de construir las HU</text:p>
          </table:table-cell>
          <table:covered-table-cell table:style-name="ce193"/>
          <table:table-cell table:style-name="ce69" table:number-columns-repeated="20"/>
          <table:table-cell table:number-columns-repeated="993"/>
        </table:table-row>
        <table:table-row table:style-name="ro16">
          <table:table-cell table:style-name="ce34" office:value-type="string" calcext:value-type="string">
            <text:p>HU-ALM-002</text:p>
          </table:table-cell>
          <table:table-cell table:style-name="ce344" office:value-type="string" calcext:value-type="string">
            <text:p>Maestros</text:p>
          </table:table-cell>
          <table:table-cell table:style-name="ce34" office:value-type="string" calcext:value-type="string">
            <text:p>Almacén</text:p>
          </table:table-cell>
          <table:table-cell table:style-name="ce34" table:content-validation-name="val12" office:value-type="string" calcext:value-type="string">
            <text:p>Completo</text:p>
          </table:table-cell>
          <table:table-cell table:style-name="ce34" office:value-type="string" calcext:value-type="string">
            <text:p>Movimientos por Almacen</text:p>
          </table:table-cell>
          <table:table-cell table:style-name="ce34" office:value-type="string" calcext:value-type="string">
            <text:p>Define que tipos de movimientos se realizan por almacen que afectan salida, entrada o traslados de articulos</text:p>
          </table:table-cell>
          <table:table-cell table:style-name="ce34" table:number-columns-repeated="2"/>
          <table:table-cell table:style-name="ce69" table:number-columns-repeated="23"/>
          <table:table-cell table:number-columns-repeated="993"/>
        </table:table-row>
        <table:table-row table:style-name="ro16">
          <table:table-cell table:style-name="ce34" office:value-type="string" calcext:value-type="string">
            <text:p>HU-ALM-004</text:p>
          </table:table-cell>
          <table:table-cell table:style-name="ce344" office:value-type="string" calcext:value-type="string">
            <text:p>Maestros</text:p>
          </table:table-cell>
          <table:table-cell table:style-name="ce34" office:value-type="string" calcext:value-type="string">
            <text:p>Maestro de Categorías / subcategorías</text:p>
          </table:table-cell>
          <table:table-cell table:style-name="ce34" table:content-validation-name="val12" office:value-type="string" calcext:value-type="string">
            <text:p>Parcialmente</text:p>
          </table:table-cell>
          <table:table-cell table:style-name="ce34" office:value-type="string" calcext:value-type="string">
            <text:p>Categorias</text:p>
          </table:table-cell>
          <table:table-cell table:style-name="ce34" office:value-type="string" calcext:value-type="string">
            <text:p>Permite definir, editar y mantener la estructura jerárquica de clasificación de los artículos.</text:p>
          </table:table-cell>
          <table:table-cell table:style-name="ce34" office:value-type="string" calcext:value-type="string">
            <office:annotation draw:style-name="gr4" draw:text-style-name="P2" svg:width="475.74pt" svg:height="107.97pt" svg:x="893.99pt" svg:y="97.51pt" draw:caption-point-x="-11.54pt" draw:caption-point-y="-29.74pt">
              <dc:date>2026-02-06T00:00:00</dc:date>
              <text:p text:style-name="P1">esta gestion ya se realiza en Restaurant.pe, complementar con campos que indiquen la gestion contable, recordar que  ya se cuentan con campos para colocar las cuentas contables</text:p>
              <text:p text:style-name="P1"><text:tab/>-Piero Castagnino</text:p>
              <text:p text:style-name="P1">sí?</text:p>
              <text:p text:style-name="P1"><text:tab/>-Maria Ines Garcia</text:p>
            </office:annotation>
            <text:p>Actualmente se tiene el registro de platos, combos, insumos, modificadores</text:p>
          </table:table-cell>
          <table:table-cell table:style-name="ce34"/>
          <table:table-cell table:style-name="ce69" table:number-columns-repeated="23"/>
          <table:table-cell table:number-columns-repeated="993"/>
        </table:table-row>
        <table:table-row table:style-name="ro16">
          <table:table-cell table:style-name="ce34" office:value-type="string" calcext:value-type="string">
            <text:p>HU-ALM-003</text:p>
          </table:table-cell>
          <table:table-cell table:style-name="ce344" office:value-type="string" calcext:value-type="string">
            <text:p>Maestros</text:p>
          </table:table-cell>
          <table:table-cell table:style-name="ce34" office:value-type="string" calcext:value-type="string">
            <text:p>Maestro de Clases de articulos</text:p>
          </table:table-cell>
          <table:table-cell table:style-name="ce34" table:content-validation-name="val12" office:value-type="string" calcext:value-type="string">
            <text:p>Por construir</text:p>
          </table:table-cell>
          <table:table-cell table:style-name="ce34" office:value-type="string" calcext:value-type="string">
            <text:p>Clases de articulos</text:p>
          </table:table-cell>
          <table:table-cell table:style-name="ce34" office:value-type="string" calcext:value-type="string">
            <text:p>Permite definir la naturaleza contable, de inventario o de gestión.</text:p>
          </table:table-cell>
          <table:table-cell table:style-name="ce34">
            <office:annotation draw:style-name="gr3" draw:text-style-name="P2" svg:width="475.74pt" svg:height="108pt" svg:x="893.99pt" svg:y="119.99pt" draw:caption-point-x="-11.54pt" draw:caption-point-y="-29.71pt">
              <dc:date>2026-02-06T00:00:00</dc:date>
              <text:p text:style-name="P1">las clases de articulos ya estan definidas en el sistema como productos (no transformables), insumos (materias primas), descartables y consumibles</text:p>
              <text:p text:style-name="P1"><text:tab/>-Piero Castagnino</text:p>
              <text:p text:style-name="P1">Hace falta vincular su compra y su venta a una cuenta contable, además de permitir el registro de los activos fijos, es decir, de cosas que no necesariamente se venden</text:p>
              <text:p text:style-name="P1"><text:tab/>-Maria Ines Garcia</text:p>
            </office:annotation>
          </table:table-cell>
          <table:table-cell table:style-name="ce34"/>
          <table:table-cell table:style-name="ce69" table:number-columns-repeated="23"/>
          <table:table-cell table:number-columns-repeated="993"/>
        </table:table-row>
        <table:table-row table:style-name="ro16">
          <table:table-cell table:style-name="ce34"/>
          <table:table-cell table:style-name="ce344" office:value-type="string" calcext:value-type="string">
            <text:p>Operaciones</text:p>
          </table:table-cell>
          <table:table-cell table:style-name="ce34" office:value-type="string" calcext:value-type="string">
            <text:p>Traslados</text:p>
          </table:table-cell>
          <table:table-cell table:style-name="ce34" table:content-validation-name="val12" office:value-type="string" calcext:value-type="string">
            <text:p>Completo</text:p>
          </table:table-cell>
          <table:table-cell table:style-name="ce34" office:value-type="string" calcext:value-type="string">
            <text:p>Recepcion de Compras</text:p>
          </table:table-cell>
          <table:table-cell table:style-name="ce34" office:value-type="string" calcext:value-type="string">
            <text:p>Almacenamiento de mercaderias provenientes de ordenes de compra validando lo entregado por el proveedor coincida con lo solicitado y facturado.</text:p>
          </table:table-cell>
          <table:table-cell table:style-name="ce34">
            <office:annotation draw:style-name="gr2" draw:text-style-name="P2" svg:width="475.74pt" svg:height="62.99pt" svg:x="893.99pt" svg:y="142.5pt" draw:caption-point-x="-11.54pt" draw:caption-point-y="-29.74pt">
              <dc:date>2026-02-06T00:00:00</dc:date>
              <text:p text:style-name="P1">existe en el modulo logistico</text:p>
              <text:p text:style-name="P1"><text:tab/>-Piero Castagnino</text:p>
            </office:annotation>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Traslados</text:p>
          </table:table-cell>
          <table:table-cell table:style-name="ce34" table:content-validation-name="val12" office:value-type="string" calcext:value-type="string">
            <text:p>Parcialmente</text:p>
          </table:table-cell>
          <table:table-cell table:style-name="ce34" office:value-type="string" calcext:value-type="string">
            <text:p>Entregas</text:p>
          </table:table-cell>
          <table:table-cell table:style-name="ce34" office:value-type="string" calcext:value-type="string">
            <text:p>Despacho de productos vendidos a un cliente, o insumos entregados a una area interna para para consumo</text:p>
          </table:table-cell>
          <table:table-cell table:style-name="ce34" office:value-type="string" calcext:value-type="string">
            <text:p>Actualmente se tiene la gestión solo para Abastecimientos pendientes</text:p>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Traslados</text:p>
          </table:table-cell>
          <table:table-cell table:style-name="ce34" table:content-validation-name="val12" office:value-type="string" calcext:value-type="string">
            <text:p>Completo</text:p>
          </table:table-cell>
          <table:table-cell table:style-name="ce34" office:value-type="string" calcext:value-type="string">
            <text:p>Recibir transfrencias</text:p>
          </table:table-cell>
          <table:table-cell table:style-name="ce34" office:value-type="string" calcext:value-type="string">
            <text:p>Maestro de Almacen</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Traslados</text:p>
          </table:table-cell>
          <table:table-cell table:style-name="ce34" table:content-validation-name="val12"/>
          <table:table-cell table:style-name="ce34" office:value-type="string" calcext:value-type="string">
            <text:p>Solicitud de traslado</text:p>
          </table:table-cell>
          <table:table-cell table:style-name="ce34" office:value-type="string" calcext:value-type="string">
            <text:p>Generar requerimiento de traslado hacia otro almacen de modo que se gestione la disponibilidad de productos antes de registrar la transferencia como operación.</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Devoluciones</text:p>
          </table:table-cell>
          <table:table-cell table:style-name="ce34" table:content-validation-name="val12" office:value-type="string" calcext:value-type="string">
            <text:p>Por construir</text:p>
          </table:table-cell>
          <table:table-cell table:style-name="ce34" office:value-type="string" calcext:value-type="string">
            <text:p>Devoluciones de compras</text:p>
          </table:table-cell>
          <table:table-cell table:style-name="ce34" office:value-type="string" calcext:value-type="string">
            <text:p>Devoluciones de compras a proveedores</text:p>
          </table:table-cell>
          <table:table-cell table:style-name="ce34">
            <office:annotation draw:style-name="gr2" draw:text-style-name="P2" svg:width="475.74pt" svg:height="62.99pt" svg:x="893.99pt" svg:y="232.5pt" draw:caption-point-x="-11.54pt" draw:caption-point-y="-29.74pt">
              <dc:date>2026-02-06T00:00:00</dc:date>
              <text:p text:style-name="P1">esto no es lo mismo que la nota de credito? porque si es el caso ya se tiene</text:p>
              <text:p text:style-name="P1"><text:tab/>-Piero Castagnino</text:p>
            </office:annotation>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Ajustes</text:p>
          </table:table-cell>
          <table:table-cell table:style-name="ce34" table:content-validation-name="val12" office:value-type="string" calcext:value-type="string">
            <text:p>Completo</text:p>
          </table:table-cell>
          <table:table-cell table:style-name="ce34" office:value-type="string" calcext:value-type="string">
            <text:p>Inventario fisico</text:p>
          </table:table-cell>
          <table:table-cell table:style-name="ce34" office:value-type="string" calcext:value-type="string">
            <text:p>Comparacion del inventario fisico vs el del sistema y se realiza ajsutes para subsanar diferencias</text:p>
          </table:table-cell>
          <table:table-cell table:style-name="ce34">
            <office:annotation draw:style-name="gr2" draw:text-style-name="P2" svg:width="475.74pt" svg:height="62.99pt" svg:x="893.99pt" svg:y="255pt" draw:caption-point-x="-11.54pt" draw:caption-point-y="-29.74pt">
              <dc:date>2026-02-06T00:00:00</dc:date>
              <text:p text:style-name="P1">se tiene en cuadres de stock</text:p>
              <text:p text:style-name="P1"><text:tab/>-Piero Castagnino</text:p>
            </office:annotation>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Ajustes</text:p>
          </table:table-cell>
          <table:table-cell table:style-name="ce34" table:content-validation-name="val12" office:value-type="string" calcext:value-type="string">
            <text:p>Completo</text:p>
          </table:table-cell>
          <table:table-cell table:style-name="ce34" office:value-type="string" calcext:value-type="string">
            <text:p>Merma</text:p>
          </table:table-cell>
          <table:table-cell table:style-name="ce34" office:value-type="string" calcext:value-type="string">
            <text:p>Registro de la perdida por causas inevitables en el almacenamiento</text:p>
          </table:table-cell>
          <table:table-cell table:style-name="ce34" office:value-type="string" calcext:value-type="string">
            <text:p>Se cuenta incluso en reporte</text:p>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Solicitudes</text:p>
          </table:table-cell>
          <table:table-cell table:style-name="ce34" table:content-validation-name="val12"/>
          <table:table-cell table:style-name="ce34" office:value-type="string" calcext:value-type="string">
            <text:p>Solicitud de reposición</text:p>
          </table:table-cell>
          <table:table-cell table:style-name="ce34" office:value-type="string" calcext:value-type="string">
            <text:p>Solicitud de requerimiento de reposicion de stock cuando este se encuentra em minimo</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office:value-type="string" calcext:value-type="string">
            <text:p>Consultas</text:p>
          </table:table-cell>
          <table:table-cell table:style-name="ce34" office:value-type="string" calcext:value-type="string">
            <text:p>Kardex / Movimiento de inventario</text:p>
          </table:table-cell>
          <table:table-cell table:style-name="ce34" table:content-validation-name="val12" office:value-type="string" calcext:value-type="string">
            <text:p>Completo</text:p>
          </table:table-cell>
          <table:table-cell table:style-name="ce34" office:value-type="string" calcext:value-type="string">
            <text:p>Stock por producto y por almacen</text:p>
          </table:table-cell>
          <table:table-cell table:style-name="ce34" office:value-type="string" calcext:value-type="string">
            <text:p>Consulta de stock por productos y por almacen seleccionado y el movimiento en rango seleccionado</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office:annotation draw:style-name="gr2" draw:text-style-name="P2" svg:width="634.76pt" svg:height="62.99pt" svg:x="259.23pt" svg:y="345pt" draw:caption-point-x="-11.54pt" draw:caption-point-y="-29.74pt">
              <dc:date>2026-02-06T00:00:00</dc:date>
              <text:p text:style-name="P1">@igarcia@restaurant.pe aquí bastaría como subproceso "Ordenes de compra", ya en el título de la HU se le hace referencia a Consulta de OC pendientes.</text:p>
              <text:p text:style-name="P1"><text:tab/>-Wilfredo Atoche</text:p>
            </office:annotation>
            <text:p>Órdenes de Compra</text:p>
          </table:table-cell>
          <table:table-cell table:style-name="ce34" table:content-validation-name="val12" office:value-type="string" calcext:value-type="string">
            <text:p>Completo</text:p>
          </table:table-cell>
          <table:table-cell table:style-name="ce34" office:value-type="string" calcext:value-type="string">
            <text:p>Ordenes de compra pendiente por recibir</text:p>
          </table:table-cell>
          <table:table-cell table:style-name="ce34" office:value-type="string" calcext:value-type="string">
            <text:p>Consulta de órdenes de compra pendientes</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Consulta de articulo</text:p>
          </table:table-cell>
          <table:table-cell table:style-name="ce34" table:content-validation-name="val12" office:value-type="string" calcext:value-type="string">
            <text:p>Completo</text:p>
          </table:table-cell>
          <table:table-cell table:style-name="ce34" office:value-type="string" calcext:value-type="string">
            <text:p>Consulta de ficha de artículo.</text:p>
          </table:table-cell>
          <table:table-cell table:style-name="ce34" office:value-type="string" calcext:value-type="string">
            <text:p>Consultar toda la informacion del producto registrada, asi como imagen referencial</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Prestamos </text:p>
          </table:table-cell>
          <table:table-cell table:style-name="ce34" table:content-validation-name="val12" office:value-type="string" calcext:value-type="string">
            <text:p>Completo</text:p>
          </table:table-cell>
          <table:table-cell table:style-name="ce34" office:value-type="string" calcext:value-type="string">
            <text:p>Prestamos de inventario</text:p>
          </table:table-cell>
          <table:table-cell table:style-name="ce34" office:value-type="string" calcext:value-type="string">
            <text:p>Consulta de mercaderia entregada a sucursal o almacen para uso temporal</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Devoluciones</text:p>
          </table:table-cell>
          <table:table-cell table:style-name="ce34" table:content-validation-name="val12" office:value-type="string" calcext:value-type="string">
            <text:p>Completo</text:p>
          </table:table-cell>
          <table:table-cell table:style-name="ce34" office:value-type="string" calcext:value-type="string">
            <text:p>Devoluciones</text:p>
          </table:table-cell>
          <table:table-cell table:style-name="ce34" office:value-type="string" calcext:value-type="string">
            <text:p>Visualizar detalle de las devoluciones realizadas a proveedores incluyendo el motivo</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office:value-type="string" calcext:value-type="string">
            <text:p>Reportes</text:p>
          </table:table-cell>
          <table:table-cell table:style-name="ce34" office:value-type="string" calcext:value-type="string">
            <text:p>Reporte almacen</text:p>
          </table:table-cell>
          <table:table-cell table:style-name="ce34" table:content-validation-name="val12" office:value-type="string" calcext:value-type="string">
            <text:p>Completo</text:p>
          </table:table-cell>
          <table:table-cell table:style-name="ce34" office:value-type="string" calcext:value-type="string">
            <text:p>Stock a la fecha</text:p>
          </table:table-cell>
          <table:table-cell table:style-name="ce34" office:value-type="string" calcext:value-type="string">
            <text:p>Visualiza el stock actual de todos los productos </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text:p>
          </table:table-cell>
          <table:table-cell table:style-name="ce34" table:content-validation-name="val12" office:value-type="string" calcext:value-type="string">
            <text:p>Completo</text:p>
          </table:table-cell>
          <table:table-cell table:style-name="ce34" office:value-type="string" calcext:value-type="string">
            <text:p>Historial de movimiento</text:p>
          </table:table-cell>
          <table:table-cell table:style-name="ce34" office:value-type="string" calcext:value-type="string">
            <text:p>Generacion de movimientos de articulos en kardex</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 Financiero</text:p>
          </table:table-cell>
          <table:table-cell table:style-name="ce34" table:content-validation-name="val12" office:value-type="string" calcext:value-type="string">
            <text:p>Parcialmente</text:p>
          </table:table-cell>
          <table:table-cell table:style-name="ce34" office:value-type="string" calcext:value-type="string">
            <text:p>Valorizacion</text:p>
          </table:table-cell>
          <table:table-cell table:style-name="ce34" office:value-type="string" calcext:value-type="string">
            <text:p>Permite conocer el valor económico del stock existente en cada almacén o de forma consolidada, calculado según el método de valorización definido (PEPS/FIFO, UEPS/LIFO, Promedio Ponderado, Costo Estándar, etc.).</text:p>
          </table:table-cell>
          <table:table-cell table:style-name="ce34" office:value-type="string" calcext:value-type="string">
            <office:annotation draw:style-name="gr5" draw:text-style-name="P2" svg:width="475.74pt" svg:height="63.01pt" svg:x="893.99pt" svg:y="479.99pt" draw:caption-point-x="-11.54pt" draw:caption-point-y="-29.71pt">
              <dc:date>2026-02-06T00:00:00</dc:date>
              <text:p text:style-name="P1">se tiene en el reporte de almacen cuando se filtra por rango de fechas podras ver el stock inicial y su valorización asi como tambien todas las entradas y salidas valorizadas y el stock final valorizado; considerar que el sistmea no tiene valorización FIFO , maneja promedio ponderado y ultimo costo</text:p>
              <text:p text:style-name="P1"><text:tab/>-Piero Castagnino</text:p>
            </office:annotation>
            <text:p>se tiene en el reporte de almacen cuando se filtra por rango de fechas podras ver el stock inicial y su valorización asi como tambien todas las entradas y salidas valorizadas y el stock final valorizado; considerar que el sistmea no tiene valorización FIFO , maneja promedio ponderado y ultimo costo</text:p>
            <text:p/>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 Financiero</text:p>
          </table:table-cell>
          <table:table-cell table:style-name="ce34" table:content-validation-name="val12" office:value-type="string" calcext:value-type="string">
            <text:p>Por construir</text:p>
          </table:table-cell>
          <table:table-cell table:style-name="ce34" office:value-type="string" calcext:value-type="string">
            <text:p>Prod. vendidos por zona</text:p>
          </table:table-cell>
          <table:table-cell table:style-name="ce34" office:value-type="string" calcext:value-type="string">
            <text:p>Detalle de los productos vendidos en periodo determinado</text:p>
          </table:table-cell>
          <table:table-cell table:style-name="ce34">
            <office:annotation draw:style-name="gr2" draw:text-style-name="P2" svg:width="475.74pt" svg:height="62.99pt" svg:x="893.99pt" svg:y="502.5pt" draw:caption-point-x="-11.54pt" draw:caption-point-y="-29.74pt">
              <dc:date>2026-02-06T00:00:00</dc:date>
              <text:p text:style-name="P1">en el comentario anterior indico donde se pueden obtener estos datos</text:p>
              <text:p text:style-name="P1"><text:tab/>-Piero Castagnino</text:p>
            </office:annotation>
          </table:table-cell>
          <table:table-cell table:style-name="ce3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text:p>
          </table:table-cell>
          <table:table-cell table:style-name="ce34" table:content-validation-name="val12" office:value-type="string" calcext:value-type="string">
            <text:p>Completo</text:p>
          </table:table-cell>
          <table:table-cell table:style-name="ce34" office:value-type="string" calcext:value-type="string">
            <text:p>Stock minimo </text:p>
          </table:table-cell>
          <table:table-cell table:style-name="ce34" office:value-type="string" calcext:value-type="string">
            <text:p>Identificar los articulos que el stock actual se encuentra igual o por debajo del nivel mínimo definido en el maestro de artículos.</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text:p>
          </table:table-cell>
          <table:table-cell table:style-name="ce34" table:content-validation-name="val12" office:value-type="string" calcext:value-type="string">
            <text:p>Completo</text:p>
          </table:table-cell>
          <table:table-cell table:style-name="ce34" office:value-type="string" calcext:value-type="string">
            <text:p>Diagnostico de Almacenes</text:p>
          </table:table-cell>
          <table:table-cell table:style-name="ce34" office:value-type="string" calcext:value-type="string">
            <text:p>Visualizar rendimiento rotacion y condiciones de los distintos almacenes de la empresa</text:p>
          </table:table-cell>
          <table:table-cell table:style-name="ce34" table:number-columns-repeated="2"/>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porte almacen</text:p>
          </table:table-cell>
          <table:table-cell table:style-name="ce34" table:content-validation-name="val12" office:value-type="string" calcext:value-type="string">
            <text:p>Completo</text:p>
          </table:table-cell>
          <table:table-cell table:style-name="ce34" office:value-type="string" calcext:value-type="string">
            <text:p>Reportes de tomas de inventario</text:p>
          </table:table-cell>
          <table:table-cell table:style-name="ce34" office:value-type="string" calcext:value-type="string">
            <text:p>permite analizar los resultados de las tomas de inventario, comparando el fisico con el stock de sistema</text:p>
          </table:table-cell>
          <table:table-cell table:style-name="ce34" office:value-type="string" calcext:value-type="string">
            <text:p>Descarga de stock y cuadres de stock</text:p>
          </table:table-cell>
          <table:table-cell table:style-name="ce34"/>
          <table:table-cell table:style-name="ce69" table:number-columns-repeated="23"/>
          <table:table-cell table:number-columns-repeated="993"/>
        </table:table-row>
        <table:table-row table:style-name="ro16">
          <table:table-cell table:style-name="ce34"/>
          <table:table-cell table:style-name="ce344" office:value-type="string" calcext:value-type="string">
            <text:p>Procesos</text:p>
          </table:table-cell>
          <table:table-cell table:style-name="ce34" office:value-type="string" calcext:value-type="string">
            <text:p>Precios Promedio</text:p>
          </table:table-cell>
          <table:table-cell table:style-name="ce34" table:content-validation-name="val12" office:value-type="string" calcext:value-type="string">
            <text:p>Completo</text:p>
          </table:table-cell>
          <table:table-cell table:style-name="ce34" office:value-type="string" calcext:value-type="string">
            <text:p>Recalculo de precios promedio</text:p>
          </table:table-cell>
          <table:table-cell table:style-name="ce34" table:number-columns-repeated="3"/>
          <table:table-cell table:style-name="ce69" table:number-columns-repeated="23"/>
          <table:table-cell table:number-columns-repeated="993"/>
        </table:table-row>
        <table:table-row table:style-name="ro16">
          <table:table-cell table:style-name="ce34"/>
          <table:table-cell table:style-name="ce344"/>
          <table:table-cell table:style-name="ce63" office:value-type="string" calcext:value-type="string">
            <text:p>Cuadres de Stock</text:p>
          </table:table-cell>
          <table:table-cell table:style-name="ce34" table:content-validation-name="val12" office:value-type="string" calcext:value-type="string">
            <text:p>Completo</text:p>
          </table:table-cell>
          <table:table-cell table:style-name="ce34" office:value-type="string" calcext:value-type="string">
            <text:p>Recalculo de saldos de articulos</text:p>
          </table:table-cell>
          <table:table-cell table:style-name="ce34" table:number-columns-repeated="3"/>
          <table:table-cell table:style-name="ce69" table:number-columns-repeated="23"/>
          <table:table-cell table:number-columns-repeated="993"/>
        </table:table-row>
        <table:table-row table:style-name="ro16">
          <table:table-cell table:style-name="ce34"/>
          <table:table-cell table:style-name="ce344"/>
          <table:table-cell table:style-name="ce34"/>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table-cell table:style-name="ce34"/>
          <table:table-cell table:style-name="ce344"/>
          <table:table-cell table:style-name="ce34" office:value-type="string" calcext:value-type="string">
            <text:p>Regeneración de precio de ultima compra</text:p>
          </table:table-cell>
          <table:table-cell table:style-name="ce34" table:content-validation-name="val12" office:value-type="string" calcext:value-type="string">
            <text:p>Completo</text:p>
          </table:table-cell>
          <table:table-cell table:style-name="ce34" office:value-type="string" calcext:value-type="string">
            <text:p>Actualizar el precio de compra en base a la última compra emitida</text:p>
          </table:table-cell>
          <table:table-cell table:style-name="ce34" table:number-columns-repeated="3"/>
          <table:table-cell table:style-name="ce69" table:number-columns-repeated="23"/>
          <table:table-cell table:number-columns-repeated="993"/>
        </table:table-row>
        <table:table-row table:style-name="ro16">
          <table:table-cell table:style-name="ce34"/>
          <table:table-cell table:style-name="ce344"/>
          <table:table-cell table:style-name="ce34"/>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table-cell table:number-columns-repeated="3"/>
          <table:table-cell table:style-name="ce63" table:content-validation-name="val12"/>
          <table:table-cell table:number-columns-repeated="1020"/>
        </table:table-row>
        <table:table-row table:style-name="ro16">
          <table:table-cell table:style-name="ce34"/>
          <table:table-cell table:style-name="ce344"/>
          <table:table-cell table:style-name="ce34"/>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table-cell table:style-name="ce34" table:number-columns-repeated="3"/>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number-rows-repeated="2">
          <table:table-cell table:style-name="ce34" table:number-columns-repeated="3"/>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table-cell table:style-name="ce34"/>
          <table:table-cell table:style-name="ce344"/>
          <table:table-cell table:style-name="ce34"/>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number-rows-repeated="4">
          <table:table-cell table:style-name="ce34"/>
          <table:table-cell table:style-name="ce345"/>
          <table:table-cell table:style-name="ce34"/>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number-rows-repeated="4">
          <table:table-cell table:style-name="ce34" table:number-columns-repeated="3"/>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table-cell table:style-name="ce34" table:number-columns-repeated="3"/>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6" table:number-rows-repeated="88">
          <table:table-cell table:style-name="ce34" table:number-columns-repeated="3"/>
          <table:table-cell table:style-name="ce34" table:content-validation-name="val12"/>
          <table:table-cell table:style-name="ce34" table:number-columns-repeated="4"/>
          <table:table-cell table:style-name="ce69" table:number-columns-repeated="23"/>
          <table:table-cell table:number-columns-repeated="993"/>
        </table:table-row>
        <table:table-row table:style-name="ro1" table:number-rows-repeated="878">
          <table:table-cell table:style-name="ce69" table:number-columns-repeated="31"/>
          <table:table-cell table:number-columns-repeated="993"/>
        </table:table-row>
        <table:table-row table:style-name="ro8" table:number-rows-repeated="1047564">
          <table:table-cell table:number-columns-repeated="1024"/>
        </table:table-row>
        <table:table-row table:style-name="ro8">
          <table:table-cell table:number-columns-repeated="1024"/>
        </table:table-row>
      </table:table>
      <table:table table:name="2. Mód. Compras" table:style-name="ta10">
        <table:table-column table:style-name="co75" table:default-cell-style-name="Default"/>
        <table:table-column table:style-name="co32"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9" table:number-columns-repeated="2" table:default-cell-style-name="Default"/>
        <table:table-column table:style-name="co10" table:default-cell-style-name="Default"/>
        <table:table-column table:style-name="co5" table:default-cell-style-name="Default"/>
        <table:table-column table:style-name="co80" table:default-cell-style-name="Default"/>
        <table:table-column table:style-name="co10" table:number-columns-repeated="1013" table:default-cell-style-name="Default"/>
        <table:table-row table:style-name="ro16">
          <table:table-cell table:style-name="ce41" office:value-type="string" calcext:value-type="string">
            <text:p>Código</text:p>
          </table:table-cell>
          <table:table-cell table:style-name="ce41" office:value-type="string" calcext:value-type="string">
            <text:p>Proceso</text:p>
          </table:table-cell>
          <table:table-cell table:style-name="ce349" office:value-type="string" calcext:value-type="string">
            <text:p>Estado</text:p>
          </table:table-cell>
          <table:table-cell table:style-name="ce41" office:value-type="string" calcext:value-type="string">
            <text:p>SubProceso</text:p>
          </table:table-cell>
          <table:table-cell table:style-name="ce41" office:value-type="string" calcext:value-type="string">
            <text:p>Título HU</text:p>
          </table:table-cell>
          <table:table-cell table:style-name="ce41" office:value-type="string" calcext:value-type="string">
            <text:p>Descripción HU</text:p>
          </table:table-cell>
          <table:table-cell table:style-name="ce349" office:value-type="string" calcext:value-type="string">
            <text:p>Comentario</text:p>
          </table:table-cell>
          <table:table-cell table:style-name="ce41" office:value-type="string" calcext:value-type="string">
            <text:p>URL Documento</text:p>
          </table:table-cell>
          <table:table-cell table:number-columns-repeated="1016"/>
        </table:table-row>
        <table:table-row table:style-name="ro16">
          <table:table-cell table:style-name="ce63" office:value-type="string" calcext:value-type="string">
            <text:p>HU-COM-001</text:p>
          </table:table-cell>
          <table:table-cell table:style-name="ce347" office:value-type="string" calcext:value-type="string">
            <text:p>Maestro</text:p>
          </table:table-cell>
          <table:table-cell table:style-name="ce34" table:content-validation-name="val13" office:value-type="string" calcext:value-type="string">
            <text:p>Completo</text:p>
          </table:table-cell>
          <table:table-cell table:style-name="ce63" office:value-type="string" calcext:value-type="string">
            <text:p>Proveedores</text:p>
          </table:table-cell>
          <table:table-cell table:style-name="ce63" office:value-type="string" calcext:value-type="string">
            <text:p>Gestión de proveedores</text:p>
          </table:table-cell>
          <table:table-cell table:style-name="ce63" office:value-type="string" calcext:value-type="string">
            <text:p>Creacion o actualizacion de proveedores</text:p>
          </table:table-cell>
          <table:table-cell table:number-columns-repeated="3"/>
          <table:table-cell table:style-name="ce350" office:value-type="string" calcext:value-type="string" table:number-columns-spanned="2" table:number-rows-spanned="1">
            <text:p>Encargado de construir las HU</text:p>
          </table:table-cell>
          <table:covered-table-cell table:style-name="ce193"/>
          <table:table-cell table:number-columns-repeated="1013"/>
        </table:table-row>
        <table:table-row table:style-name="ro16">
          <table:table-cell/>
          <table:table-cell table:style-name="ce347"/>
          <table:table-cell table:style-name="ce34" table:content-validation-name="val13" office:value-type="string" calcext:value-type="string">
            <text:p>Completo</text:p>
          </table:table-cell>
          <table:table-cell table:style-name="ce63" office:value-type="string" calcext:value-type="string">
            <text:p>Condiciones de pago</text:p>
          </table:table-cell>
          <table:table-cell table:style-name="ce63" office:value-type="string" calcext:value-type="string">
            <text:p>Condicion de pago</text:p>
          </table:table-cell>
          <table:table-cell table:style-name="ce63" office:value-type="string" calcext:value-type="string">
            <text:p>Registro de plazos que se acuerdan con proveedores</text:p>
          </table:table-cell>
          <table:table-cell table:number-columns-repeated="3"/>
          <table:table-cell table:style-name="ce351" office:value-type="string" calcext:value-type="string" table:number-columns-spanned="2" table:number-rows-spanned="1">
            <text:p>IVÁN</text:p>
          </table:table-cell>
          <table:covered-table-cell table:style-name="ce193"/>
          <table:table-cell table:number-columns-repeated="1013"/>
        </table:table-row>
        <table:table-row table:style-name="ro16">
          <table:table-cell table:style-name="ce63" office:value-type="string" calcext:value-type="string">
            <text:p>HU-COM-003</text:p>
          </table:table-cell>
          <table:table-cell table:style-name="ce347" office:value-type="string" calcext:value-type="string">
            <text:p>Operaciones</text:p>
          </table:table-cell>
          <table:table-cell table:style-name="ce34" table:content-validation-name="val13" office:value-type="string" calcext:value-type="string">
            <text:p>Completo</text:p>
          </table:table-cell>
          <table:table-cell table:style-name="ce63" office:value-type="string" calcext:value-type="string">
            <office:annotation draw:style-name="gr2" draw:text-style-name="P2" svg:width="657.75pt" svg:height="62.99pt" svg:x="505.79pt" svg:y="97.51pt" draw:caption-point-x="-11.54pt" draw:caption-point-y="-29.74pt">
              <dc:date>2026-02-06T00:00:00</dc:date>
              <text:p text:style-name="P1">@igarcia@restaurant.pe  ya existe en Mód de Almacén -&gt; Maestros</text:p>
              <text:p text:style-name="P1"><text:tab/>-Wilfredo Atoche</text:p>
            </office:annotation>
            <text:p>Ordenes de Compra</text:p>
          </table:table-cell>
          <table:table-cell table:style-name="ce63" office:value-type="string" calcext:value-type="string">
            <text:p>Generar Orden de Compra</text:p>
          </table:table-cell>
          <table:table-cell table:style-name="ce63" office:value-type="string" calcext:value-type="string">
            <text:p>Creación y edición y de una orden <text:s/>de compra</text:p>
          </table:table-cell>
          <table:table-cell table:number-columns-repeated="1018"/>
        </table:table-row>
        <table:table-row table:style-name="ro16">
          <table:table-cell/>
          <table:table-cell table:style-name="ce347"/>
          <table:table-cell table:style-name="ce34" table:content-validation-name="val13" office:value-type="string" calcext:value-type="string">
            <text:p>Completo</text:p>
          </table:table-cell>
          <table:table-cell table:style-name="ce63" office:value-type="string" calcext:value-type="string">
            <text:p>Ordenes de Compra</text:p>
          </table:table-cell>
          <table:table-cell table:style-name="ce63" office:value-type="string" calcext:value-type="string">
            <text:p>Aprobación de Orden de Compra</text:p>
          </table:table-cell>
          <table:table-cell table:style-name="ce63" office:value-type="string" calcext:value-type="string">
            <text:p>Aprobación o rechazo de una orden de Compra</text:p>
          </table:table-cell>
          <table:table-cell table:number-columns-repeated="1018"/>
        </table:table-row>
        <table:table-row table:style-name="ro16">
          <table:table-cell/>
          <table:table-cell table:style-name="ce347"/>
          <table:table-cell table:style-name="ce34" table:content-validation-name="val13" office:value-type="string" calcext:value-type="string">
            <text:p>Completo</text:p>
          </table:table-cell>
          <table:table-cell table:style-name="ce63" office:value-type="string" calcext:value-type="string">
            <text:p>Ordenes de Servicio</text:p>
          </table:table-cell>
          <table:table-cell table:style-name="ce63" office:value-type="string" calcext:value-type="string">
            <text:p>Generar orden de servicio</text:p>
          </table:table-cell>
          <table:table-cell table:style-name="ce63" office:value-type="string" calcext:value-type="string">
            <text:p>Creación y edición y de una orden <text:s/>de servicio</text:p>
          </table:table-cell>
          <table:table-cell table:number-columns-repeated="1018"/>
        </table:table-row>
        <table:table-row table:style-name="ro16">
          <table:table-cell/>
          <table:table-cell table:style-name="ce347"/>
          <table:table-cell table:style-name="ce34" table:content-validation-name="val13" office:value-type="string" calcext:value-type="string">
            <text:p>Completo</text:p>
          </table:table-cell>
          <table:table-cell table:style-name="ce63" office:value-type="string" calcext:value-type="string">
            <text:p>Ordenes de Servicio</text:p>
          </table:table-cell>
          <table:table-cell table:style-name="ce63" office:value-type="string" calcext:value-type="string">
            <text:p>Aprobacion de orden de servicio</text:p>
          </table:table-cell>
          <table:table-cell table:style-name="ce63" office:value-type="string" calcext:value-type="string">
            <text:p>Aprobación o rechazo de una orden de servicio</text:p>
          </table:table-cell>
          <table:table-cell table:number-columns-repeated="1018"/>
        </table:table-row>
        <table:table-row table:style-name="ro16">
          <table:table-cell/>
          <table:table-cell table:style-name="ce347"/>
          <table:table-cell table:style-name="ce34" table:content-validation-name="val13" office:value-type="string" calcext:value-type="string">
            <text:p>Completo</text:p>
          </table:table-cell>
          <table:table-cell table:number-columns-repeated="2" table:style-name="ce63" office:value-type="string" calcext:value-type="string">
            <text:p>Aprovisionamiento</text:p>
          </table:table-cell>
          <table:table-cell table:style-name="ce63" office:value-type="string" calcext:value-type="string">
            <text:p>Planificacion de abastecimiento</text:p>
          </table:table-cell>
          <table:table-cell table:number-columns-repeated="1018"/>
        </table:table-row>
        <table:table-row table:style-name="ro16">
          <table:table-cell/>
          <table:table-cell table:style-name="ce347" office:value-type="string" calcext:value-type="string">
            <text:p>Reportes</text:p>
          </table:table-cell>
          <table:table-cell table:style-name="ce34" table:content-validation-name="val13" office:value-type="string" calcext:value-type="string">
            <text:p>Completo</text:p>
          </table:table-cell>
          <table:table-cell table:style-name="ce63" office:value-type="string" calcext:value-type="string">
            <text:p>Reportes de compras</text:p>
          </table:table-cell>
          <table:table-cell table:style-name="ce63" office:value-type="string" calcext:value-type="string">
            <text:p>Reporte de compras</text:p>
          </table:table-cell>
          <table:table-cell table:style-name="ce63" office:value-type="string" calcext:value-type="string">
            <text:p>Lista de compras procesadas</text:p>
          </table:table-cell>
          <table:table-cell table:number-columns-repeated="1018"/>
        </table:table-row>
        <table:table-row table:style-name="ro16">
          <table:table-cell/>
          <table:table-cell table:style-name="ce348"/>
          <table:table-cell table:style-name="ce34" table:content-validation-name="val13" office:value-type="string" calcext:value-type="string">
            <text:p>Completo</text:p>
          </table:table-cell>
          <table:table-cell table:style-name="ce63" office:value-type="string" calcext:value-type="string">
            <text:p>Reportes de compras</text:p>
          </table:table-cell>
          <table:table-cell table:style-name="ce63" office:value-type="string" calcext:value-type="string">
            <text:p>Reporte de Compras por ingresar</text:p>
          </table:table-cell>
          <table:table-cell table:style-name="ce63" office:value-type="string" calcext:value-type="string">
            <text:p>Reporte de compras recibidas sin almacenar los productos</text:p>
          </table:table-cell>
          <table:table-cell>
            <office:annotation draw:style-name="gr2" draw:text-style-name="P2" svg:width="476.45pt" svg:height="62.99pt" svg:x="1066.28pt" svg:y="232.5pt" draw:caption-point-x="-11.54pt" draw:caption-point-y="-29.74pt">
              <dc:date>2026-02-06T00:00:00</dc:date>
              <text:p text:style-name="P1">creo que podría funcionar con el reporte de las ordenes de compra pendientes por canjear</text:p>
              <text:p text:style-name="P1"><text:tab/>-Piero Castagnino</text:p>
            </office:annotation>
          </table:table-cell>
          <table:table-cell table:number-columns-repeated="1017"/>
        </table:table-row>
        <table:table-row table:style-name="ro16">
          <table:table-cell/>
          <table:table-cell table:style-name="ce348"/>
          <table:table-cell table:style-name="ce34" table:content-validation-name="val13" office:value-type="string" calcext:value-type="string">
            <text:p>Completo</text:p>
          </table:table-cell>
          <table:table-cell table:style-name="ce63" office:value-type="string" calcext:value-type="string">
            <text:p>Reportes de compras</text:p>
          </table:table-cell>
          <table:table-cell table:style-name="ce63" office:value-type="string" calcext:value-type="string">
            <text:p>Reporte de Analisis de proveedores</text:p>
          </table:table-cell>
          <table:table-cell table:style-name="ce63" office:value-type="string" calcext:value-type="string">
            <text:p>Analisis de las compras realizadas por proveedores</text:p>
          </table:table-cell>
          <table:table-cell table:number-columns-repeated="1018"/>
        </table:table-row>
        <table:table-row table:style-name="ro16">
          <table:table-cell/>
          <table:table-cell table:style-name="ce348"/>
          <table:table-cell table:style-name="ce34" table:content-validation-name="val13" office:value-type="string" calcext:value-type="string">
            <text:p>Completo</text:p>
          </table:table-cell>
          <table:table-cell table:style-name="ce63" office:value-type="string" calcext:value-type="string">
            <text:p>Reportes de compras</text:p>
          </table:table-cell>
          <table:table-cell table:style-name="ce63" office:value-type="string" calcext:value-type="string">
            <text:p>Reporte de Compras por categorias</text:p>
          </table:table-cell>
          <table:table-cell table:style-name="ce63" office:value-type="string" calcext:value-type="string">
            <text:p>Reporte de compras por categoria de productos</text:p>
          </table:table-cell>
          <table:table-cell table:number-columns-repeated="1018"/>
        </table:table-row>
        <table:table-row table:style-name="ro16">
          <table:table-cell table:number-columns-repeated="2"/>
          <table:table-cell table:style-name="ce34" table:content-validation-name="val13" office:value-type="string" calcext:value-type="string">
            <text:p>Completo</text:p>
          </table:table-cell>
          <table:table-cell table:style-name="ce63" office:value-type="string" calcext:value-type="string">
            <text:p>Reportes de compras</text:p>
          </table:table-cell>
          <table:table-cell table:style-name="ce63" office:value-type="string" calcext:value-type="string">
            <text:p>Reporte de Gestión de compras</text:p>
          </table:table-cell>
          <table:table-cell table:style-name="ce63" office:value-type="string" calcext:value-type="string">
            <text:p>Detalle y analisis de compras realizadas, por periodo proveedor, prodicto o condicion de pago</text:p>
          </table:table-cell>
          <table:table-cell table:number-columns-repeated="1018"/>
        </table:table-row>
        <table:table-row table:style-name="ro16">
          <table:table-cell table:number-columns-repeated="2"/>
          <table:table-cell table:style-name="ce34" table:content-validation-name="val13" office:value-type="string" calcext:value-type="string">
            <text:p>Parcialmente</text:p>
          </table:table-cell>
          <table:table-cell table:style-name="ce63" office:value-type="string" calcext:value-type="string">
            <text:p>Reportes de compras</text:p>
          </table:table-cell>
          <table:table-cell table:style-name="ce63" office:value-type="string" calcext:value-type="string">
            <text:p>Reporte de Compras sugeridas</text:p>
          </table:table-cell>
          <table:table-cell table:style-name="ce63" office:value-type="string" calcext:value-type="string">
            <text:p>Generacion de sugerencia de cantidad óptima y proveedor sugerido</text:p>
          </table:table-cell>
          <table:table-cell>
            <office:annotation draw:style-name="gr2" draw:text-style-name="P2" svg:width="476.45pt" svg:height="62.99pt" svg:x="1066.28pt" svg:y="322.5pt" draw:caption-point-x="-11.54pt" draw:caption-point-y="-29.74pt">
              <dc:date>2026-02-06T00:00:00</dc:date>
              <text:p text:style-name="P1">averiguar por el reporte de insumos paretos,  si mal no recuerdo esto Luiggi ya lo habia hecho</text:p>
              <text:p text:style-name="P1"><text:tab/>-Piero Castagnino</text:p>
            </office:annotation>
          </table:table-cell>
          <table:table-cell table:number-columns-repeated="1017"/>
        </table:table-row>
        <table:table-row table:style-name="ro16" table:number-rows-repeated="17">
          <table:table-cell table:number-columns-repeated="2"/>
          <table:table-cell table:style-name="ce63" table:number-columns-repeated="4"/>
          <table:table-cell table:number-columns-repeated="1018"/>
        </table:table-row>
        <table:table-row table:style-name="ro16" table:number-rows-repeated="73">
          <table:table-cell table:number-columns-repeated="1024"/>
        </table:table-row>
        <table:table-row table:style-name="ro8" table:number-rows-repeated="1048471">
          <table:table-cell table:number-columns-repeated="1024"/>
        </table:table-row>
        <table:table-row table:style-name="ro8">
          <table:table-cell table:number-columns-repeated="1024"/>
        </table:table-row>
      </table:table>
      <table:table table:name="3. Mód. Ventas" table:style-name="ta11">
        <table:table-column table:style-name="co81" table:default-cell-style-name="Default"/>
        <table:table-column table:style-name="co10" table:default-cell-style-name="Default"/>
        <table:table-column table:style-name="co82" table:number-columns-repeated="2" table:default-cell-style-name="Default"/>
        <table:table-column table:style-name="co83" table:default-cell-style-name="Default"/>
        <table:table-column table:style-name="co84" table:default-cell-style-name="Default"/>
        <table:table-column table:style-name="co5" table:default-cell-style-name="Default"/>
        <table:table-column table:style-name="co39" table:default-cell-style-name="Default"/>
        <table:table-column table:style-name="co10" table:default-cell-style-name="Default"/>
        <table:table-column table:style-name="co50" table:default-cell-style-name="Default"/>
        <table:table-column table:style-name="co85" table:default-cell-style-name="Default"/>
        <table:table-column table:style-name="co10" table:number-columns-repeated="1013" table:default-cell-style-name="Default"/>
        <table:table-row table:style-name="ro16">
          <table:table-cell table:style-name="ce41" office:value-type="string" calcext:value-type="string">
            <text:p>Código</text:p>
          </table:table-cell>
          <table:table-cell table:style-name="ce41" office:value-type="string" calcext:value-type="string">
            <text:p>Proceso</text:p>
          </table:table-cell>
          <table:table-cell table:style-name="ce349" office:value-type="string" calcext:value-type="string">
            <text:p>Estado </text:p>
          </table:table-cell>
          <table:table-cell table:style-name="ce41" office:value-type="string" calcext:value-type="string">
            <text:p>SubProceso</text:p>
          </table:table-cell>
          <table:table-cell table:style-name="ce41" office:value-type="string" calcext:value-type="string">
            <text:p>Título HU</text:p>
          </table:table-cell>
          <table:table-cell table:style-name="ce41" office:value-type="string" calcext:value-type="string">
            <text:p>Descripción HU</text:p>
          </table:table-cell>
          <table:table-cell table:style-name="ce349" office:value-type="string" calcext:value-type="string">
            <text:p>Comentario</text:p>
          </table:table-cell>
          <table:table-cell table:style-name="ce41" office:value-type="string" calcext:value-type="string">
            <text:p>URL Documento</text:p>
          </table:table-cell>
          <table:table-cell table:number-columns-repeated="1016"/>
        </table:table-row>
        <table:table-row table:style-name="ro16">
          <table:table-cell/>
          <table:table-cell table:style-name="ce347" office:value-type="string" calcext:value-type="string">
            <text:p>Maestros</text:p>
          </table:table-cell>
          <table:table-cell table:style-name="ce34" table:content-validation-name="val14" office:value-type="string" calcext:value-type="string">
            <text:p>Completo</text:p>
          </table:table-cell>
          <table:table-cell table:style-name="ce63" office:value-type="string" calcext:value-type="string">
            <text:p>Clientes</text:p>
          </table:table-cell>
          <table:table-cell table:style-name="ce63" office:value-type="string" calcext:value-type="string">
            <text:p>Administracion de clientes</text:p>
          </table:table-cell>
          <table:table-cell table:style-name="ce63" office:value-type="string" calcext:value-type="string">
            <text:p>Registro y actualizacion de clientes si desean documento personalizado</text:p>
          </table:table-cell>
          <table:table-cell table:number-columns-repeated="3"/>
          <table:table-cell table:style-name="ce350" office:value-type="string" calcext:value-type="string" table:number-columns-spanned="2" table:number-rows-spanned="1">
            <text:p>Encargado de construir las HU</text:p>
          </table:table-cell>
          <table:covered-table-cell table:style-name="ce193"/>
          <table:table-cell table:style-name="ce352"/>
          <table:table-cell table:number-columns-repeated="1012"/>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office:annotation draw:style-name="gr2" draw:text-style-name="P2" svg:width="738.96pt" svg:height="62.99pt" svg:x="520.33pt" svg:y="75pt" draw:caption-point-x="-11.54pt" draw:caption-point-y="-29.74pt">
              <dc:date>2026-02-06T00:00:00</dc:date>
              <text:p text:style-name="P1">@igarcia@restaurant.pe este subproceso más suena como registro de Personal.</text:p>
              <text:p text:style-name="P1"><text:tab/>-Wilfredo Atoche</text:p>
            </office:annotation>
            <text:p>Vendedores Meseros y cajeros</text:p>
          </table:table-cell>
          <table:table-cell table:style-name="ce63" office:value-type="string" calcext:value-type="string">
            <office:annotation draw:style-name="gr2" draw:text-style-name="P2" svg:width="608.4pt" svg:height="62.99pt" svg:x="721.05pt" svg:y="75pt" draw:caption-point-x="-11.54pt" draw:caption-point-y="-29.74pt">
              <dc:date>2026-02-06T00:00:00</dc:date>
              <text:p text:style-name="P1">@igarcia@restaurant.pe si los flujo para el registro de vendedores/meseros/cajeros tienen muchas diferencias, se debe trabajar en diferentes HU.</text:p>
              <text:p text:style-name="P1"><text:tab/>-Wilfredo Atoche</text:p>
            </office:annotation>
            <text:p>Registro de Vendedores/Meseros y cajero</text:p>
          </table:table-cell>
          <table:table-cell table:style-name="ce63" office:value-type="string" calcext:value-type="string">
            <office:annotation draw:style-name="gr2" draw:text-style-name="P2" svg:width="458.39pt" svg:height="62.99pt" svg:x="994pt" svg:y="75pt" draw:caption-point-x="-11.54pt" draw:caption-point-y="-29.74pt">
              <dc:date>2026-02-06T00:00:00</dc:date>
              <text:p text:style-name="P1">solo debes considerar a los usuarios que pueden cerrar ventas, en el alcancer contable no interesa que mesero digito la orden</text:p>
              <text:p text:style-name="P1"><text:tab/>-Piero Castagnino</text:p>
            </office:annotation>
            <text:p>Registro de vendedores, meseros y cajeros</text:p>
          </table:table-cell>
          <table:table-cell table:number-columns-repeated="3"/>
          <table:table-cell table:style-name="ce351" office:value-type="string" calcext:value-type="string" table:number-columns-spanned="2" table:number-rows-spanned="1">
            <text:p>IVÁN</text:p>
          </table:table-cell>
          <table:covered-table-cell table:style-name="ce193"/>
          <table:table-cell table:number-columns-repeated="1013"/>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Lista de precios de venta</text:p>
          </table:table-cell>
          <table:table-cell table:style-name="ce63" office:value-type="string" calcext:value-type="string">
            <text:p>Precios y descuentos</text:p>
          </table:table-cell>
          <table:table-cell table:style-name="ce63" office:value-type="string" calcext:value-type="string">
            <office:annotation draw:style-name="gr2" draw:text-style-name="P2" svg:width="458.39pt" svg:height="62.99pt" svg:x="994pt" svg:y="97.51pt" draw:caption-point-x="-11.54pt" draw:caption-point-y="-29.74pt">
              <dc:date>2026-02-06T00:00:00</dc:date>
              <text:p text:style-name="P1">@igarcia@restaurant.pe se comenta de Locales y Marcas, pero no HU de Gestión de Locales o Marcas.</text:p>
              <text:p text:style-name="P1"><text:tab/>-Wilfredo Atoche</text:p>
            </office:annotation>
            <text:p>Establecer precios de listas y descuentos por local o marcas</text:p>
          </table:table-cell>
          <table:table-cell table:number-columns-repeated="1018"/>
        </table:table-row>
        <table:table-row table:style-name="ro16">
          <table:table-cell table:style-name="ce63" office:value-type="string" calcext:value-type="string">
            <text:p>HU-VEN-003</text:p>
          </table:table-cell>
          <table:table-cell table:style-name="ce347" office:value-type="string" calcext:value-type="string">
            <text:p>Operaciones</text:p>
          </table:table-cell>
          <table:table-cell table:style-name="ce34" table:content-validation-name="val14" office:value-type="string" calcext:value-type="string">
            <text:p>Completo</text:p>
          </table:table-cell>
          <table:table-cell table:style-name="ce63" office:value-type="string" calcext:value-type="string">
            <text:p>Facturacion</text:p>
          </table:table-cell>
          <table:table-cell table:style-name="ce63" office:value-type="string" calcext:value-type="string">
            <text:p>Emisión de Boletas y facturas</text:p>
          </table:table-cell>
          <table:table-cell table:style-name="ce63" office:value-type="string" calcext:value-type="string">
            <text:p>Emision de Boletas y facturas</text:p>
          </table:table-cell>
          <table:table-cell table:number-columns-repeated="1018"/>
        </table:table-row>
        <table:table-row table:style-name="ro16">
          <table:table-cell table:style-name="ce63" office:value-type="string" calcext:value-type="string">
            <text:p>HU-VEN-004</text:p>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Facturacion</text:p>
          </table:table-cell>
          <table:table-cell table:style-name="ce63" office:value-type="string" calcext:value-type="string">
            <text:p>Emisión de Nota de Crédito</text:p>
          </table:table-cell>
          <table:table-cell table:style-name="ce63" office:value-type="string" calcext:value-type="string">
            <text:p>Emision de nota de credito</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Facturacion</text:p>
          </table:table-cell>
          <table:table-cell table:style-name="ce63" office:value-type="string" calcext:value-type="string">
            <text:p>Emisión de Nota de Débito</text:p>
          </table:table-cell>
          <table:table-cell table:style-name="ce63" office:value-type="string" calcext:value-type="string">
            <text:p>Emision de nota de debito</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Facturacion</text:p>
          </table:table-cell>
          <table:table-cell table:style-name="ce63" office:value-type="string" calcext:value-type="string">
            <text:p>Transferencias de Stock</text:p>
          </table:table-cell>
          <table:table-cell table:style-name="ce63" office:value-type="string" calcext:value-type="string">
            <text:p>Generacion de transferencia entre almacenes</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Facturacion</text:p>
          </table:table-cell>
          <table:table-cell table:style-name="ce63" office:value-type="string" calcext:value-type="string">
            <office:annotation draw:style-name="gr5" draw:text-style-name="P2" svg:width="608.4pt" svg:height="63.01pt" svg:x="721.05pt" svg:y="209.99pt" draw:caption-point-x="-11.54pt" draw:caption-point-y="-29.71pt">
              <dc:date>2026-02-06T00:00:00</dc:date>
              <text:p text:style-name="P1">@igarcia@restaurant.pe ser más concreto en el título de la HU (si pedidos o comandas son sinónimos, quedarnos con uno de ellos, y colocar la ref. del sinónimo en la descripción de la HU</text:p>
              <text:p text:style-name="P1"><text:tab/>-Wilfredo Atoche</text:p>
            </office:annotation>
            <text:p>Pedidos / Comandas</text:p>
          </table:table-cell>
          <table:table-cell table:style-name="ce63" office:value-type="string" calcext:value-type="string">
            <text:p>Registro del pedido antes de emitir boleta/factura.</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Anulaciones</text:p>
          </table:table-cell>
          <table:table-cell table:style-name="ce63" office:value-type="string" calcext:value-type="string">
            <text:p>Anulacion de documentos</text:p>
          </table:table-cell>
          <table:table-cell table:style-name="ce34" office:value-type="string" calcext:value-type="string">
            <text:p>Anulacion de documento emitido el mismo dia</text:p>
          </table:table-cell>
          <table:table-cell table:number-columns-repeated="1018"/>
        </table:table-row>
        <table:table-row table:style-name="ro16">
          <table:table-cell table:number-columns-repeated="2"/>
          <table:table-cell table:style-name="ce34" table:content-validation-name="val14" office:value-type="string" calcext:value-type="string">
            <text:p>Completo</text:p>
          </table:table-cell>
          <table:table-cell table:style-name="ce63" office:value-type="string" calcext:value-type="string">
            <office:annotation draw:style-name="gr2" draw:text-style-name="P2" svg:width="738.96pt" svg:height="62.99pt" svg:x="520.33pt" svg:y="255pt" draw:caption-point-x="-11.54pt" draw:caption-point-y="-29.74pt">
              <dc:date>2026-02-06T00:00:00</dc:date>
              <text:p text:style-name="P1">aquí tal vez el sub-proceso pueda ser Caja, y las HU puedan ser: Cierre de Caja / Turno (en caso que el flujo caja y turno tenga muchas diferencias se deben realizar HU por separado)</text:p>
              <text:p text:style-name="P1"><text:tab/>-Wilfredo Atoche</text:p>
            </office:annotation>
            <text:p>Caja</text:p>
          </table:table-cell>
          <table:table-cell table:style-name="ce63" office:value-type="string" calcext:value-type="string">
            <text:p>Cierre de Caja / Turno</text:p>
          </table:table-cell>
          <table:table-cell table:style-name="ce34" office:value-type="string" calcext:value-type="string">
            <text:p>Registro de cierre de caja o turno</text:p>
          </table:table-cell>
          <table:table-cell table:number-columns-repeated="1018"/>
        </table:table-row>
        <table:table-row table:style-name="ro16">
          <table:table-cell/>
          <table:table-cell table:style-name="ce347" office:value-type="string" calcext:value-type="string">
            <text:p>Consultas</text:p>
          </table:table-cell>
          <table:table-cell table:style-name="ce34" table:content-validation-name="val14" office:value-type="string" calcext:value-type="string">
            <text:p>Completo</text:p>
          </table:table-cell>
          <table:table-cell table:style-name="ce63" office:value-type="string" calcext:value-type="string">
            <office:annotation draw:style-name="gr2" draw:text-style-name="P2" svg:width="738.96pt" svg:height="62.99pt" svg:x="520.33pt" svg:y="277.51pt" draw:caption-point-x="-11.54pt" draw:caption-point-y="-29.74pt">
              <dc:date>2026-02-06T00:00:00</dc:date>
              <text:p text:style-name="P1">@igarcia@restaurant.pe la definición de los subprocesos deben ser pensados como una agrupación de HU. Este sub proceso puede ser "Facturación".</text:p>
              <text:p text:style-name="P1"><text:tab/>-Wilfredo Atoche</text:p>
            </office:annotation>
            <text:p>Facturacion</text:p>
          </table:table-cell>
          <table:table-cell table:style-name="ce63" office:value-type="string" calcext:value-type="string">
            <office:annotation draw:style-name="gr2" draw:text-style-name="P2" svg:width="608.4pt" svg:height="62.99pt" svg:x="721.05pt" svg:y="277.51pt" draw:caption-point-x="-11.54pt" draw:caption-point-y="-29.74pt">
              <dc:date>2026-02-06T00:00:00</dc:date>
              <text:p text:style-name="P1">@igarcia@restaurant.pe aquí el nombre de la HU, puede ser Consulta de documentos para re-impresión</text:p>
              <text:p text:style-name="P1"><text:tab/>-Wilfredo Atoche</text:p>
            </office:annotation>
            <text:p>Consulta de documentos de ventas</text:p>
          </table:table-cell>
          <table:table-cell table:style-name="ce34" office:value-type="string" calcext:value-type="string">
            <text:p>Consulta de documento PDF emitidos para reimpresion, archivo XML y CDR</text:p>
          </table:table-cell>
          <table:table-cell table:style-name="ce63" office:value-type="string" calcext:value-type="string">
            <text:p>Disponible la descarga de la plataforma solo si Restafact es el facturador oficial</text:p>
          </table:table-cell>
          <table:table-cell table:number-columns-repeated="1017"/>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Cuentas por cobrar vencidas</text:p>
          </table:table-cell>
          <table:table-cell table:style-name="ce63" office:value-type="string" calcext:value-type="string">
            <text:p>Consultas de Cuentas por cobrar</text:p>
          </table:table-cell>
          <table:table-cell table:style-name="ce34" office:value-type="string" calcext:value-type="string">
            <text:p>Consultar las cuentas por cobrar pendientes, por clientes</text:p>
          </table:table-cell>
          <table:table-cell table:number-columns-repeated="1018"/>
        </table:table-row>
        <table:table-row table:style-name="ro16">
          <table:table-cell/>
          <table:table-cell table:style-name="ce347" office:value-type="string" calcext:value-type="string">
            <text:p>Reportes</text:p>
          </table:table-cell>
          <table:table-cell table:style-name="ce34" table:content-validation-name="val14" office:value-type="string" calcext:value-type="string">
            <text:p>Completo</text:p>
          </table:table-cell>
          <table:table-cell table:style-name="ce63" office:value-type="string" calcext:value-type="string">
            <text:p>Reporte de venta</text:p>
          </table:table-cell>
          <table:table-cell table:style-name="ce63" office:value-type="string" calcext:value-type="string">
            <text:p>Registro de Ventas</text:p>
          </table:table-cell>
          <table:table-cell table:style-name="ce34" office:value-type="string" calcext:value-type="string">
            <text:p>Listado de ventas emitidas por fechas seleccionadas </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Reporte de venta</text:p>
          </table:table-cell>
          <table:table-cell table:style-name="ce63" office:value-type="string" calcext:value-type="string">
            <text:p>Gestion de Ventas</text:p>
          </table:table-cell>
          <table:table-cell table:style-name="ce34" office:value-type="string" calcext:value-type="string">
            <text:p>Analisis de facturacion</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Reporte de venta Financiero</text:p>
          </table:table-cell>
          <table:table-cell table:style-name="ce63" office:value-type="string" calcext:value-type="string">
            <text:p>Reporte de rentabilidad</text:p>
          </table:table-cell>
          <table:table-cell table:style-name="ce34" office:value-type="string" calcext:value-type="string">
            <text:p>Reporte gerencial que muestra cuanto se gana realmente por las ventas</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Reporte de venta Financiero</text:p>
          </table:table-cell>
          <table:table-cell table:style-name="ce63" office:value-type="string" calcext:value-type="string">
            <text:p>Reportes de cobranzas</text:p>
          </table:table-cell>
          <table:table-cell table:style-name="ce34" office:value-type="string" calcext:value-type="string">
            <text:p>Estado de cuentas por cobrar</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style-name="ce63" office:value-type="string" calcext:value-type="string">
            <text:p>Reporte de venta</text:p>
          </table:table-cell>
          <table:table-cell table:style-name="ce63" office:value-type="string" calcext:value-type="string">
            <text:p>Reportes de Seguimiento de Ventas</text:p>
          </table:table-cell>
          <table:table-cell table:style-name="ce34" office:value-type="string" calcext:value-type="string">
            <text:p>Informe de control y monitoreo de la evolucion de la evolucion de las ventas. </text:p>
          </table:table-cell>
          <table:table-cell table:number-columns-repeated="1018"/>
        </table:table-row>
        <table:table-row table:style-name="ro16">
          <table:table-cell/>
          <table:table-cell table:style-name="ce347"/>
          <table:table-cell table:style-name="ce34" table:content-validation-name="val14" office:value-type="string" calcext:value-type="string">
            <text:p>Completo</text:p>
          </table:table-cell>
          <table:table-cell table:number-columns-repeated="2" table:style-name="ce63" office:value-type="string" calcext:value-type="string">
            <text:p>Reporte tributario</text:p>
          </table:table-cell>
          <table:table-cell table:style-name="ce34" office:value-type="string" calcext:value-type="string">
            <text:p>Resumen de impuesto generado en periodo seleccionado IGV, Retenciones etc.</text:p>
          </table:table-cell>
          <table:table-cell table:number-columns-repeated="1018"/>
        </table:table-row>
        <table:table-row table:style-name="ro16">
          <table:table-cell/>
          <table:table-cell table:style-name="ce347"/>
          <table:table-cell table:style-name="ce63" table:number-columns-repeated="4"/>
          <table:table-cell table:number-columns-repeated="1018"/>
        </table:table-row>
        <table:table-row table:style-name="ro16" table:number-rows-repeated="11">
          <table:table-cell table:number-columns-repeated="1024"/>
        </table:table-row>
        <table:table-row table:style-name="ro16" table:number-rows-repeated="2">
          <table:table-cell/>
          <table:table-cell table:style-name="ce347"/>
          <table:table-cell table:style-name="ce348" table:number-columns-repeated="2"/>
          <table:table-cell table:number-columns-repeated="1020"/>
        </table:table-row>
        <table:table-row table:style-name="ro16" table:number-rows-repeated="84">
          <table:table-cell table:number-columns-repeated="1024"/>
        </table:table-row>
        <table:table-row table:style-name="ro8" table:number-rows-repeated="1048458">
          <table:table-cell table:number-columns-repeated="1024"/>
        </table:table-row>
        <table:table-row table:style-name="ro8">
          <table:table-cell table:number-columns-repeated="1024"/>
        </table:table-row>
      </table:table>
      <table:table table:name="4. Mód. Finanzas" table:style-name="ta12">
        <table:table-column table:style-name="co10" table:default-cell-style-name="Default"/>
        <table:table-column table:style-name="co86" table:default-cell-style-name="Default"/>
        <table:table-column table:style-name="co40" table:default-cell-style-name="Default"/>
        <table:table-column table:style-name="co68" table:default-cell-style-name="Default"/>
        <table:table-column table:style-name="co87" table:default-cell-style-name="Default"/>
        <table:table-column table:style-name="co88" table:default-cell-style-name="Default"/>
        <table:table-column table:style-name="co39" table:number-columns-repeated="2" table:default-cell-style-name="Default"/>
        <table:table-column table:style-name="co89" table:default-cell-style-name="Default"/>
        <table:table-column table:style-name="co2" table:default-cell-style-name="Default"/>
        <table:table-column table:style-name="co10" table:number-columns-repeated="1014" table:default-cell-style-name="Default"/>
        <table:table-row table:style-name="ro16">
          <table:table-cell table:style-name="ce29" office:value-type="string" calcext:value-type="string">
            <text:p>Código</text:p>
          </table:table-cell>
          <table:table-cell table:style-name="ce29" office:value-type="string" calcext:value-type="string">
            <text:p>Proceso</text:p>
          </table:table-cell>
          <table:table-cell table:style-name="ce322" office:value-type="string" calcext:value-type="string">
            <text:p>Estado </text:p>
          </table:table-cell>
          <table:table-cell table:style-name="ce29" office:value-type="string" calcext:value-type="string">
            <text:p>SubProceso</text:p>
          </table:table-cell>
          <table:table-cell table:style-name="ce29" office:value-type="string" calcext:value-type="string">
            <text:p>Título HU</text:p>
          </table:table-cell>
          <table:table-cell table:style-name="ce29" office:value-type="string" calcext:value-type="string">
            <text:p>Descripción HU</text:p>
          </table:table-cell>
          <table:table-cell table:style-name="ce322" office:value-type="string" calcext:value-type="string">
            <text:p>Comentario</text:p>
          </table:table-cell>
          <table:table-cell table:style-name="ce29" office:value-type="string" calcext:value-type="string">
            <text:p>URL Documento</text:p>
          </table:table-cell>
          <table:table-cell table:style-name="ce34" table:number-columns-repeated="19"/>
          <table:table-cell table:number-columns-repeated="997"/>
        </table:table-row>
        <table:table-row table:style-name="ro16">
          <table:table-cell table:style-name="ce34"/>
          <table:table-cell table:style-name="ce353" office:value-type="string" calcext:value-type="string">
            <text:p>Maestros</text:p>
          </table:table-cell>
          <table:table-cell table:style-name="ce34" table:content-validation-name="val15" office:value-type="string" calcext:value-type="string">
            <text:p>Parcialmente</text:p>
          </table:table-cell>
          <table:table-cell table:style-name="ce34" office:value-type="string" calcext:value-type="string">
            <text:p>Documentos</text:p>
          </table:table-cell>
          <table:table-cell table:style-name="ce34" office:value-type="string" calcext:value-type="string">
            <office:annotation draw:style-name="gr2" draw:text-style-name="P2" svg:width="570.25pt" svg:height="62.99pt" svg:x="636.29pt" svg:y="52.5pt" draw:caption-point-x="-11.54pt" draw:caption-point-y="-29.74pt">
              <dc:date>2026-02-06T00:00:00</dc:date>
              <text:p text:style-name="P1">@igarcia@restaurant.pe este nombre de HU no es muy claro</text:p>
              <text:p text:style-name="P1"><text:tab/>-Wilfredo Atoche</text:p>
            </office:annotation>
            <text:p>Gestión del catalogo de tipo de documentos</text:p>
          </table:table-cell>
          <table:table-cell table:style-name="ce34" office:value-type="string" calcext:value-type="string">
            <text:p>Documentos financieros que se usan en modulo de finanzas</text:p>
          </table:table-cell>
          <table:table-cell table:style-name="ce34" table:number-columns-repeated="2"/>
          <table:table-cell table:style-name="ce325" office:value-type="string" calcext:value-type="string" table:number-columns-spanned="2" table:number-rows-spanned="1">
            <text:p>Encargado de construir las HU</text:p>
          </table:table-cell>
          <table:covered-table-cell table:style-name="ce193"/>
          <table:table-cell table:style-name="ce34" table:number-columns-repeated="17"/>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number-columns-repeated="2" table:style-name="ce34" office:value-type="string" calcext:value-type="string">
            <text:p>Conceptos Financieros</text:p>
          </table:table-cell>
          <table:table-cell table:style-name="ce34" office:value-type="string" calcext:value-type="string">
            <text:p>Son el detalle de cada movimiento, sirve para identificar de que proviene o hacia donde va el dinero </text:p>
          </table:table-cell>
          <table:table-cell table:style-name="ce34" table:number-columns-repeated="2"/>
          <table:table-cell table:style-name="ce326" office:value-type="string" calcext:value-type="string" table:number-columns-spanned="2" table:number-rows-spanned="1">
            <text:p>POR DEFINIR (NO TOCAR)</text:p>
          </table:table-cell>
          <table:covered-table-cell table:style-name="ce193"/>
          <table:table-cell table:style-name="ce34" table:number-columns-repeated="17"/>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number-columns-repeated="2" table:style-name="ce34" office:value-type="string" calcext:value-type="string">
            <text:p>Grupos y Codigos de Flujos de caja</text:p>
          </table:table-cell>
          <table:table-cell table:style-name="ce34" office:value-type="string" calcext:value-type="string">
            <text:p>Estructura que permite agrupar los conceptos financiero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Bancos</text:p>
          </table:table-cell>
          <table:table-cell table:style-name="ce34" office:value-type="string" calcext:value-type="string">
            <text:p>Cuentas bancarias</text:p>
          </table:table-cell>
          <table:table-cell table:style-name="ce34" office:value-type="string" calcext:value-type="string">
            <text:p>Registro y edicion de las cuentas bancarias usadas</text:p>
          </table:table-cell>
          <table:table-cell table:style-name="ce34" table:number-columns-repeated="21"/>
          <table:table-cell table:number-columns-repeated="997"/>
        </table:table-row>
        <table:table-row table:style-name="ro18">
          <table:table-cell table:style-name="ce34"/>
          <table:table-cell table:style-name="ce353"/>
          <table:table-cell table:style-name="ce34" table:content-validation-name="val15" office:value-type="string" calcext:value-type="string">
            <text:p>Completo</text:p>
          </table:table-cell>
          <table:table-cell table:number-columns-repeated="2" table:style-name="ce34" office:value-type="string" calcext:value-type="string">
            <text:p>Medios de Pago</text:p>
          </table:table-cell>
          <table:table-cell table:style-name="ce34" office:value-type="string" calcext:value-type="string">
            <text:p>Canales de pago y cobro (Efectivo, Transferencias, Niubiz, etc.).</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number-columns-repeated="2" table:style-name="ce34" office:value-type="string" calcext:value-type="string">
            <text:p>Formas de Pago</text:p>
          </table:table-cell>
          <table:table-cell table:style-name="ce34" office:value-type="string" calcext:value-type="string">
            <text:p>Condiciones de pago/cobro (contado, crédito, cuotas, etc.).</text:p>
          </table:table-cell>
          <table:table-cell table:style-name="ce34" table:number-columns-repeated="21"/>
          <table:table-cell table:number-columns-repeated="997"/>
        </table:table-row>
        <table:table-row table:style-name="ro16">
          <table:table-cell table:style-name="ce34"/>
          <table:table-cell table:style-name="ce353" office:value-type="string" calcext:value-type="string">
            <text:p>Operaciones</text:p>
          </table:table-cell>
          <table:table-cell table:style-name="ce34" table:content-validation-name="val15" office:value-type="string" calcext:value-type="string">
            <text:p>Completo</text:p>
          </table:table-cell>
          <table:table-cell table:style-name="ce34" office:value-type="string" calcext:value-type="string">
            <text:p>Cuentas por pagar</text:p>
          </table:table-cell>
          <table:table-cell table:style-name="ce34" office:value-type="string" calcext:value-type="string">
            <text:p>Registro de facturas</text:p>
          </table:table-cell>
          <table:table-cell table:style-name="ce34" office:value-type="string" calcext:value-type="string">
            <text:p>Ingreso de facturas de proveedores provenientes del modulo de compr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Cuentas por pagar</text:p>
          </table:table-cell>
          <table:table-cell table:style-name="ce34" office:value-type="string" calcext:value-type="string">
            <text:p>Notas de debito y de credito</text:p>
          </table:table-cell>
          <table:table-cell table:style-name="ce34" office:value-type="string" calcext:value-type="string">
            <text:p>Registro de documento que reduce o ajusta la deuda</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uentas por pagar</text:p>
          </table:table-cell>
          <table:table-cell table:style-name="ce34" office:value-type="string" calcext:value-type="string">
            <text:p>Documentos por pagar directo</text:p>
          </table:table-cell>
          <table:table-cell table:style-name="ce34" office:value-type="string" calcext:value-type="string">
            <text:p>Registro de facturas por pagar que no corresponden a compras</text:p>
          </table:table-cell>
          <table:table-cell table:style-name="ce34" office:value-type="string" calcext:value-type="string">
            <text:p>Actualmente solo está disponible para pago de compras</text:p>
          </table:table-cell>
          <table:table-cell table:style-name="ce34" table:number-columns-repeated="20"/>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uentas por pagar</text:p>
          </table:table-cell>
          <table:table-cell table:style-name="ce34" office:value-type="string" calcext:value-type="string">
            <text:p>Canje y renovacion de documentos</text:p>
          </table:table-cell>
          <table:table-cell table:style-name="ce34" office:value-type="string" calcext:value-type="string">
            <text:p>Reprogramacion del vencimiento del documento por pagar, aplicacion de canje CxC vs CxP</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uentas por pagar</text:p>
          </table:table-cell>
          <table:table-cell table:style-name="ce34" office:value-type="string" calcext:value-type="string">
            <text:p>Transacciones recurrentes</text:p>
          </table:table-cell>
          <table:table-cell table:style-name="ce34" office:value-type="string" calcext:value-type="string">
            <text:p>Automatizar registros de transacciones que ocurren periodicamente, luz, agua internet alquiler</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Cuentas por pagar</text:p>
          </table:table-cell>
          <table:table-cell table:style-name="ce34" office:value-type="string" calcext:value-type="string">
            <text:p>Edicion de documentos</text:p>
          </table:table-cell>
          <table:table-cell table:style-name="ce34" office:value-type="string" calcext:value-type="string">
            <text:p>Consulta de registros por proveedores, se puede realizar ediciones de lo grabado y como consultar el asiento cotntable</text:p>
          </table:table-cell>
          <table:table-cell table:style-name="ce34" table:number-columns-repeated="21"/>
          <table:table-cell table:number-columns-repeated="997"/>
        </table:table-row>
        <table:table-row table:style-name="ro19">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Cuentas por pagar</text:p>
          </table:table-cell>
          <table:table-cell table:style-name="ce34" office:value-type="string" calcext:value-type="string">
            <text:p>Consulta de cuentas por pagar</text:p>
          </table:table-cell>
          <table:table-cell table:style-name="ce34" office:value-type="string" calcext:value-type="string">
            <text:p>Relación de facturas y documentos por proveedor.</text:p>
          </table:table-cell>
          <table:table-cell table:style-name="ce34" office:value-type="string" calcext:value-type="string">
            <text:p>Actualmente solo está disponible para pago de compras</text:p>
          </table:table-cell>
          <table:table-cell table:style-name="ce34" table:number-columns-repeated="20"/>
          <table:table-cell table:number-columns-repeated="997"/>
        </table:table-row>
        <table:table-row table:style-name="ro20">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Cuentas por cobrar</text:p>
          </table:table-cell>
          <table:table-cell table:style-name="ce34" office:value-type="string" calcext:value-type="string">
            <text:p>Cobranzas</text:p>
          </table:table-cell>
          <table:table-cell table:style-name="ce34" office:value-type="string" calcext:value-type="string">
            <text:p>Aplicacion de pagos recibidos a documentos de venta, letras u otro documento</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Cuentas por cobrar</text:p>
          </table:table-cell>
          <table:table-cell table:style-name="ce34" office:value-type="string" calcext:value-type="string">
            <text:p>Letras por cobrar</text:p>
          </table:table-cell>
          <table:table-cell table:style-name="ce34" office:value-type="string" calcext:value-type="string">
            <text:p>Registro de letras de cambio emitidas a clientes como forma de pago</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Cuentas por cobrar</text:p>
          </table:table-cell>
          <table:table-cell table:style-name="ce34" office:value-type="string" calcext:value-type="string">
            <text:p>Documentos por cobrar directo</text:p>
          </table:table-cell>
          <table:table-cell table:style-name="ce34" office:value-type="string" calcext:value-type="string">
            <text:p>Registro de facturas que no proviene de ventas direct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Cuentas por cobrar</text:p>
          </table:table-cell>
          <table:table-cell table:style-name="ce34" office:value-type="string" calcext:value-type="string">
            <text:p>Consulta de cuentas por cobrar</text:p>
          </table:table-cell>
          <table:table-cell table:style-name="ce34" office:value-type="string" calcext:value-type="string">
            <text:p>Relación de facturas y documentos por cliente</text:p>
          </table:table-cell>
          <table:table-cell table:style-name="ce34" table:number-columns-repeated="21"/>
          <table:table-cell table:number-columns-repeated="997"/>
        </table:table-row>
        <table:table-row table:style-name="ro16">
          <table:table-cell table:style-name="ce34"/>
          <table:table-cell table:style-name="ce353" office:value-type="string" calcext:value-type="string">
            <text:p>Adelantos</text:p>
          </table:table-cell>
          <table:table-cell table:style-name="ce34" table:content-validation-name="val15" office:value-type="string" calcext:value-type="string">
            <text:p>Por construir</text:p>
          </table:table-cell>
          <table:table-cell table:style-name="ce354" office:value-type="string" calcext:value-type="string">
            <text:p>Solicitud de adelantos</text:p>
          </table:table-cell>
          <table:table-cell table:style-name="ce354" office:value-type="string" calcext:value-type="string">
            <text:p>Generacion de Ordenes de Giro</text:p>
          </table:table-cell>
          <table:table-cell table:style-name="ce34" table:number-columns-repeated="22"/>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54" office:value-type="string" calcext:value-type="string">
            <text:p>Solicitud de adelantos</text:p>
          </table:table-cell>
          <table:table-cell table:style-name="ce354" office:value-type="string" calcext:value-type="string">
            <text:p>Aprobacion</text:p>
          </table:table-cell>
          <table:table-cell table:style-name="ce34" table:number-columns-repeated="22"/>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54" office:value-type="string" calcext:value-type="string">
            <text:p>Solicitud de adelantos</text:p>
          </table:table-cell>
          <table:table-cell table:style-name="ce354" office:value-type="string" calcext:value-type="string">
            <text:p>Liquidacion</text:p>
          </table:table-cell>
          <table:table-cell table:style-name="ce34" table:number-columns-repeated="22"/>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54" office:value-type="string" calcext:value-type="string">
            <text:p>Solicitud de adelantos</text:p>
          </table:table-cell>
          <table:table-cell table:style-name="ce354" office:value-type="string" calcext:value-type="string">
            <text:p>Cierre de liquidacion</text:p>
          </table:table-cell>
          <table:table-cell table:style-name="ce34" table:number-columns-repeated="22"/>
          <table:table-cell table:number-columns-repeated="997"/>
        </table:table-row>
        <table:table-row table:style-name="ro16">
          <table:table-cell table:style-name="ce34"/>
          <table:table-cell table:style-name="ce353" office:value-type="string" calcext:value-type="string">
            <text:p>Tesorería</text:p>
          </table:table-cell>
          <table:table-cell table:style-name="ce34" table:content-validation-name="val15" office:value-type="string" calcext:value-type="string">
            <text:p>Parcialmente</text:p>
          </table:table-cell>
          <table:table-cell table:style-name="ce34" office:value-type="string" calcext:value-type="string">
            <text:p>Tesorería</text:p>
          </table:table-cell>
          <table:table-cell table:style-name="ce34" office:value-type="string" calcext:value-type="string">
            <text:p>Cartera de pagos</text:p>
          </table:table-cell>
          <table:table-cell table:style-name="ce34" office:value-type="string" calcext:value-type="string">
            <text:p>Lista de documentos por pagar pendientes, se puede programar, pagar, eliminar o transferir.</text:p>
          </table:table-cell>
          <table:table-cell table:style-name="ce34" office:value-type="string" calcext:value-type="string">
            <text:p>Solo de compras y gastos</text:p>
          </table:table-cell>
          <table:table-cell table:style-name="ce34" table:number-columns-repeated="20"/>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Tesorería</text:p>
          </table:table-cell>
          <table:table-cell table:style-name="ce34" office:value-type="string" calcext:value-type="string">
            <text:p>Cartera de cobros</text:p>
          </table:table-cell>
          <table:table-cell table:style-name="ce34" office:value-type="string" calcext:value-type="string">
            <text:p>Lista de cuentas por cliente y control del vencimiento registrar, aplicar pagos, anticipos y notas de crédito.</text:p>
          </table:table-cell>
          <table:table-cell table:style-name="ce34" office:value-type="string" calcext:value-type="string">
            <text:p>Solo de ventas</text:p>
          </table:table-cell>
          <table:table-cell table:style-name="ce34" table:number-columns-repeated="20"/>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Tesorería</text:p>
          </table:table-cell>
          <table:table-cell table:style-name="ce34" office:value-type="string" calcext:value-type="string">
            <text:p>Pagos masivos</text:p>
          </table:table-cell>
          <table:table-cell table:style-name="ce34" office:value-type="string" calcext:value-type="string">
            <text:p>Cancelación de varios documentos de uno o varios proveedore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Tesorería</text:p>
          </table:table-cell>
          <table:table-cell table:style-name="ce34" office:value-type="string" calcext:value-type="string">
            <text:p>Aplicacion de pagos</text:p>
          </table:table-cell>
          <table:table-cell table:style-name="ce34" office:value-type="string" calcext:value-type="string">
            <text:p>Registro de pagos y anticipos efectuados a proveedore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Tesorería</text:p>
          </table:table-cell>
          <table:table-cell table:style-name="ce34" office:value-type="string" calcext:value-type="string">
            <text:p>Eliminacion de pagos emitidos</text:p>
          </table:table-cell>
          <table:table-cell table:style-name="ce34" office:value-type="string" calcext:value-type="string">
            <text:p>Anulación o reversion de pagos mal registrados o duplicado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Tesorería</text:p>
          </table:table-cell>
          <table:table-cell table:style-name="ce34" office:value-type="string" calcext:value-type="string">
            <text:p>Transferencias</text:p>
          </table:table-cell>
          <table:table-cell table:style-name="ce34" office:value-type="string" calcext:value-type="string">
            <text:p>Movimiento entre cuentas bancarias y caj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Tesorería</text:p>
          </table:table-cell>
          <table:table-cell table:style-name="ce34" office:value-type="string" calcext:value-type="string">
            <text:p>Programacion de PAgos</text:p>
          </table:table-cell>
          <table:table-cell table:style-name="ce34" office:value-type="string" calcext:value-type="string">
            <text:p>Programacion de pagos por realizar por vencimientos </text:p>
          </table:table-cell>
          <table:table-cell table:style-name="ce34" office:value-type="string" calcext:value-type="string">
            <text:p>Solo de compras</text:p>
          </table:table-cell>
          <table:table-cell table:style-name="ce34" table:number-columns-repeated="20"/>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Tesorería</text:p>
          </table:table-cell>
          <table:table-cell table:style-name="ce34" office:value-type="string" calcext:value-type="string">
            <text:p>Caja chica</text:p>
          </table:table-cell>
          <table:table-cell table:style-name="ce34" office:value-type="string" calcext:value-type="string">
            <text:p>Administracion de fondo fijo, registro de egresos menores, reposicion de caja chica</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Tesorería</text:p>
          </table:table-cell>
          <table:table-cell table:style-name="ce34" office:value-type="string" calcext:value-type="string">
            <text:p>Flujo de caja</text:p>
          </table:table-cell>
          <table:table-cell table:style-name="ce34" office:value-type="string" calcext:value-type="string">
            <text:p>Proyeccion de de ingresos y egreso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Tesorería</text:p>
          </table:table-cell>
          <table:table-cell table:style-name="ce34" office:value-type="string" calcext:value-type="string">
            <text:p>Cierre de cajas</text:p>
          </table:table-cell>
          <table:table-cell table:style-name="ce34" office:value-type="string" calcext:value-type="string">
            <text:p>Registro en tesoreria de los ingresos del dia procesados por vent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Tesorería</text:p>
          </table:table-cell>
          <table:table-cell table:style-name="ce34" office:value-type="string" calcext:value-type="string">
            <text:p>Pago de obligaciones tributarias</text:p>
          </table:table-cell>
          <table:table-cell table:style-name="ce34" office:value-type="string" calcext:value-type="string">
            <text:p>Ejecuta el pago al ente tributario desde bancos.</text:p>
          </table:table-cell>
          <table:table-cell table:style-name="ce34" table:number-columns-repeated="21"/>
          <table:table-cell table:number-columns-repeated="997"/>
        </table:table-row>
        <table:table-row table:style-name="ro16">
          <table:table-cell table:style-name="ce34"/>
          <table:table-cell table:style-name="ce353" office:value-type="string" calcext:value-type="string">
            <text:p>Conciliaciones</text:p>
          </table:table-cell>
          <table:table-cell table:style-name="ce34" table:content-validation-name="val15" office:value-type="string" calcext:value-type="string">
            <text:p>Por construir</text:p>
          </table:table-cell>
          <table:table-cell table:style-name="ce34" office:value-type="string" calcext:value-type="string">
            <text:p>Conciliaciones</text:p>
          </table:table-cell>
          <table:table-cell table:style-name="ce34" office:value-type="string" calcext:value-type="string">
            <text:p>Conciliaciones bancarias</text:p>
          </table:table-cell>
          <table:table-cell table:style-name="ce34" office:value-type="string" calcext:value-type="string">
            <text:p>Cruce de informacion del extracto bancario con la informacion del sistema, pagos cobranza transferencias y gastos y comisiones bancario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onciliaciones</text:p>
          </table:table-cell>
          <table:table-cell table:style-name="ce34" office:value-type="string" calcext:value-type="string">
            <text:p>Conciliacion pasarela de pagos</text:p>
          </table:table-cell>
          <table:table-cell table:style-name="ce34" office:value-type="string" calcext:value-type="string">
            <text:p>Cruce de informacion de la pasarela de pago con la cobranza realizada por ese medio de pago, control de comisione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onciliaciones</text:p>
          </table:table-cell>
          <table:table-cell table:style-name="ce34" office:value-type="string" calcext:value-type="string">
            <text:p>Conciliaciones ventas Rappi / Peya / Didi / Uber / etc</text:p>
          </table:table-cell>
          <table:table-cell table:style-name="ce34" office:value-type="string" calcext:value-type="string">
            <office:annotation draw:style-name="gr2" draw:text-style-name="P2" svg:width="452.83pt" svg:height="72.88pt" svg:x="877.29pt" svg:y="867.32pt" draw:caption-point-x="-11.54pt" draw:caption-point-y="-24.8pt">
              <dc:date>2026-02-06T00:00:00</dc:date>
              <text:p text:style-name="P1">tener en cuenta q este tipo de aplicativos realizan el pago a un determinado tiempo de realizada la venta por lo cual se recomienda que exista un campo en el canal de delivery q te permita configurar cada cuanto tiempo se debe cerrar un lote de ventas para poder hacer la conciliacion rapida y tambien deberia poder agregar en la gestion del canal de delivery la cuenta del banco donde ingresa las liquidaciones de estas ventas</text:p>
              <text:p text:style-name="P1"><text:tab/>-Piero Castagnino</text:p>
            </office:annotation>
            <text:p>Conciliacion de ventas realizadas por canal ecommerce contras liquidacion recibida</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onciliaciones</text:p>
          </table:table-cell>
          <table:table-cell table:style-name="ce34" office:value-type="string" calcext:value-type="string">
            <text:p>Conciliaciones bancarias y otras</text:p>
          </table:table-cell>
          <table:table-cell table:style-name="ce34" office:value-type="string" calcext:value-type="string">
            <text:p>Estado de conciliaciones bancarias por cuenta.</text:p>
          </table:table-cell>
          <table:table-cell table:style-name="ce34" table:number-columns-repeated="21"/>
          <table:table-cell table:number-columns-repeated="997"/>
        </table:table-row>
        <table:table-row table:style-name="ro16">
          <table:table-cell table:style-name="ce34"/>
          <table:table-cell table:style-name="ce353" office:value-type="string" calcext:value-type="string">
            <text:p>Consultas</text:p>
          </table:table-cell>
          <table:table-cell table:style-name="ce34" table:content-validation-name="val15" office:value-type="string" calcext:value-type="string">
            <text:p>Por construir</text:p>
          </table:table-cell>
          <table:table-cell table:style-name="ce34" office:value-type="string" calcext:value-type="string">
            <text:p>Consulta de saldos de caja y bancos</text:p>
          </table:table-cell>
          <table:table-cell table:style-name="ce34" office:value-type="string" calcext:value-type="string">
            <text:p>Saldos caja y banco</text:p>
          </table:table-cell>
          <table:table-cell table:style-name="ce34" office:value-type="string" calcext:value-type="string">
            <text:p>Informacion de los saldos de todas las cuentas bancarias y caj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Consulta de Flujo de caja</text:p>
          </table:table-cell>
          <table:table-cell table:style-name="ce34" office:value-type="string" calcext:value-type="string">
            <text:p>Flujo de caja</text:p>
          </table:table-cell>
          <table:table-cell table:style-name="ce34" office:value-type="string" calcext:value-type="string">
            <text:p>Estado actual y proyectado de caja y banco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number-columns-repeated="2" table:style-name="ce34" office:value-type="string" calcext:value-type="string">
            <text:p>Documentos por finanzas</text:p>
          </table:table-cell>
          <table:table-cell table:style-name="ce34" office:value-type="string" calcext:value-type="string">
            <text:p>Permite visualizar todos los documentos generados en finanzas , pagos cobros, </text:p>
          </table:table-cell>
          <table:table-cell table:style-name="ce34" table:number-columns-repeated="21"/>
          <table:table-cell table:number-columns-repeated="997"/>
        </table:table-row>
        <table:table-row table:style-name="ro16">
          <table:table-cell table:style-name="ce34"/>
          <table:table-cell table:style-name="ce353" office:value-type="string" calcext:value-type="string">
            <text:p>Reportes</text:p>
          </table:table-cell>
          <table:table-cell table:style-name="ce34" table:content-validation-name="val15" office:value-type="string" calcext:value-type="string">
            <text:p>Completo</text:p>
          </table:table-cell>
          <table:table-cell table:style-name="ce34" office:value-type="string" calcext:value-type="string">
            <text:p>Reporte de cuentas por pagar</text:p>
          </table:table-cell>
          <table:table-cell table:style-name="ce34" office:value-type="string" calcext:value-type="string">
            <text:p>REgistro de compras </text:p>
          </table:table-cell>
          <table:table-cell table:style-name="ce34" office:value-type="string" calcext:value-type="string">
            <text:p>Detalle de facturas de proveedores resgistradas en cuentas por pagar</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arcialmente</text:p>
          </table:table-cell>
          <table:table-cell table:style-name="ce34" office:value-type="string" calcext:value-type="string">
            <text:p>Reporte de tesoreria</text:p>
          </table:table-cell>
          <table:table-cell table:style-name="ce34" office:value-type="string" calcext:value-type="string">
            <text:p>Gestion de Tesorería</text:p>
          </table:table-cell>
          <table:table-cell table:style-name="ce34" office:value-type="string" calcext:value-type="string">
            <text:p>Reporte integral de movimientos en bancos y caja.</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Reporte de cuentas por cobrar</text:p>
          </table:table-cell>
          <table:table-cell table:style-name="ce34" office:value-type="string" calcext:value-type="string">
            <text:p>Gestion de cuentas por cobrar</text:p>
          </table:table-cell>
          <table:table-cell table:style-name="ce34" office:value-type="string" calcext:value-type="string">
            <text:p>Estado de documentos y clientes. Estado de ceunta del cliente</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Por construir</text:p>
          </table:table-cell>
          <table:table-cell table:style-name="ce34" office:value-type="string" calcext:value-type="string">
            <text:p>Reporte de cuentas por pagar</text:p>
          </table:table-cell>
          <table:table-cell table:style-name="ce34" office:value-type="string" calcext:value-type="string">
            <text:p>Reporte de programación de pagos</text:p>
          </table:table-cell>
          <table:table-cell table:style-name="ce34" office:value-type="string" calcext:value-type="string">
            <text:p>Reporte de las obligaciones por vencer</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content-validation-name="val15" office:value-type="string" calcext:value-type="string">
            <text:p>Completo</text:p>
          </table:table-cell>
          <table:table-cell table:style-name="ce34" office:value-type="string" calcext:value-type="string">
            <text:p>Reporte de finanzas</text:p>
          </table:table-cell>
          <table:table-cell table:style-name="ce34" office:value-type="string" calcext:value-type="string">
            <text:p>Reportes de documentos directos</text:p>
          </table:table-cell>
          <table:table-cell table:style-name="ce34" office:value-type="string" calcext:value-type="string">
            <text:p>Se visualizan todos los documentos que no provienen de otro modulo sino se ingresan directamente en finanzas</text:p>
          </table:table-cell>
          <table:table-cell table:style-name="ce34" table:number-columns-repeated="21"/>
          <table:table-cell table:number-columns-repeated="997"/>
        </table:table-row>
        <table:table-row table:style-name="ro16">
          <table:table-cell table:style-name="ce34"/>
          <table:table-cell table:style-name="ce353"/>
          <table:table-cell table:style-name="ce34" table:number-columns-repeated="25"/>
          <table:table-cell table:number-columns-repeated="997"/>
        </table:table-row>
        <table:table-row table:style-name="ro16">
          <table:table-cell table:style-name="ce34"/>
          <table:table-cell table:style-name="ce353"/>
          <table:table-cell table:style-name="ce34" table:number-columns-repeated="25"/>
          <table:table-cell table:number-columns-repeated="997"/>
        </table:table-row>
        <table:table-row table:style-name="ro16">
          <table:table-cell table:style-name="ce34" table:number-columns-repeated="27"/>
          <table:table-cell table:number-columns-repeated="997"/>
        </table:table-row>
        <table:table-row table:style-name="ro16">
          <table:table-cell table:style-name="ce34" table:number-columns-repeated="27"/>
          <table:table-cell table:number-columns-repeated="997"/>
        </table:table-row>
        <table:table-row table:style-name="ro16" table:number-rows-repeated="95">
          <table:table-cell table:style-name="ce34" table:number-columns-repeated="27"/>
          <table:table-cell table:number-columns-repeated="997"/>
        </table:table-row>
        <table:table-row table:style-name="ro16" table:number-rows-repeated="844">
          <table:table-cell table:style-name="ce34" table:number-columns-repeated="27"/>
          <table:table-cell table:number-columns-repeated="997"/>
        </table:table-row>
        <table:table-row table:style-name="ro1" table:number-rows-repeated="34">
          <table:table-cell table:style-name="ce34" table:number-columns-repeated="27"/>
          <table:table-cell table:number-columns-repeated="997"/>
        </table:table-row>
        <table:table-row table:style-name="ro1" table:number-rows-repeated="5">
          <table:table-cell table:style-name="ce63" table:number-columns-repeated="8"/>
          <table:table-cell table:style-name="ce34" table:number-columns-repeated="19"/>
          <table:table-cell table:number-columns-repeated="997"/>
        </table:table-row>
        <table:table-row table:style-name="ro1">
          <table:table-cell table:number-columns-repeated="8"/>
          <table:table-cell table:style-name="ce34" table:number-columns-repeated="19"/>
          <table:table-cell table:number-columns-repeated="997"/>
        </table:table-row>
        <table:table-row table:style-name="ro8" table:number-rows-repeated="1047547">
          <table:table-cell table:number-columns-repeated="1024"/>
        </table:table-row>
        <table:table-row table:style-name="ro8">
          <table:table-cell table:number-columns-repeated="1024"/>
        </table:table-row>
      </table:table>
      <table:table table:name="5. Mód. RRHH" table:style-name="ta13">
        <table:table-column table:style-name="co14" table:default-cell-style-name="Default"/>
        <table:table-column table:style-name="co31" table:default-cell-style-name="Default"/>
        <table:table-column table:style-name="co90" table:default-cell-style-name="Default"/>
        <table:table-column table:style-name="co91" table:default-cell-style-name="Default"/>
        <table:table-column table:style-name="co92" table:default-cell-style-name="Default"/>
        <table:table-column table:style-name="co39" table:default-cell-style-name="Default"/>
        <table:table-column table:style-name="co10" table:number-columns-repeated="2" table:default-cell-style-name="Default"/>
        <table:table-column table:style-name="co93" table:default-cell-style-name="Default"/>
        <table:table-column table:style-name="co94" table:default-cell-style-name="Default"/>
        <table:table-column table:style-name="co10" table:number-columns-repeated="1014" table:default-cell-style-name="Default"/>
        <table:table-row table:style-name="ro1">
          <table:table-cell table:style-name="ce355" office:value-type="string" calcext:value-type="string">
            <text:p>Módulo</text:p>
          </table:table-cell>
          <table:table-cell table:style-name="ce355" office:value-type="string" calcext:value-type="string">
            <text:p>Grupo (Proceso)</text:p>
          </table:table-cell>
          <table:table-cell table:style-name="ce355" office:value-type="string" calcext:value-type="string">
            <text:p>Menú (SubProceso)</text:p>
          </table:table-cell>
          <table:table-cell table:style-name="ce366" office:value-type="string" calcext:value-type="string">
            <text:p>Estado en Restaurant.pe</text:p>
          </table:table-cell>
          <table:table-cell table:style-name="ce368" office:value-type="string" calcext:value-type="string">
            <text:p>Pantalla (Funcionalidad)</text:p>
          </table:table-cell>
          <table:table-cell table:style-name="ce369" office:value-type="string" calcext:value-type="string">
            <text:p>Descripción de lo que se espera de la Pantalla</text:p>
          </table:table-cell>
          <table:table-cell table:style-name="ce370" office:value-type="string" calcext:value-type="string">
            <text:p>Enlace de la HU</text:p>
          </table:table-cell>
          <table:table-cell table:style-name="ce370" office:value-type="string" calcext:value-type="string">
            <text:p>Comentarios Adicionales</text:p>
          </table:table-cell>
          <table:table-cell table:number-columns-repeated="1016"/>
        </table:table-row>
        <table:table-row table:style-name="ro1">
          <table:table-cell table:style-name="ce10" office:value-type="string" calcext:value-type="string" table:number-columns-spanned="1" table:number-rows-spanned="45">
            <text:p>RR.HH</text:p>
          </table:table-cell>
          <table:table-cell table:style-name="ce23" office:value-type="string" calcext:value-type="string" table:number-columns-spanned="1" table:number-rows-spanned="6">
            <text:p>Configuración General</text:p>
          </table:table-cell>
          <table:table-cell table:style-name="ce42" office:value-type="string" calcext:value-type="string">
            <text:p>Parámetros del Módulo</text:p>
          </table:table-cell>
          <table:table-cell table:style-name="ce42" table:content-validation-name="val16" office:value-type="string" calcext:value-type="string">
            <text:p>Parcialmente</text:p>
          </table:table-cell>
          <table:table-cell table:style-name="ce42" office:value-type="string" calcext:value-type="string">
            <text:p>Definición de periodos de nómina</text:p>
          </table:table-cell>
          <table:table-cell table:style-name="ce65" office:value-type="string" calcext:value-type="string">
            <text:p>Configura frecuencia de pago (semanal, quincenal, mensual), calendarios por sede y fechas de corte. Aplicable a múltiples países.</text:p>
          </table:table-cell>
          <table:table-cell table:number-columns-repeated="1018"/>
        </table:table-row>
        <table:table-row table:style-name="ro1">
          <table:covered-table-cell table:style-name="ce3"/>
          <table:covered-table-cell/>
          <table:table-cell table:style-name="ce14" office:value-type="string" calcext:value-type="string">
            <text:p>Parámetros del Módulo</text:p>
          </table:table-cell>
          <table:table-cell table:style-name="ce14" table:content-validation-name="val16" office:value-type="string" calcext:value-type="string">
            <text:p>Por construir</text:p>
          </table:table-cell>
          <table:table-cell table:style-name="ce14" office:value-type="string" calcext:value-type="string">
            <text:p>Remuneración mínima vigente</text:p>
          </table:table-cell>
          <table:table-cell table:style-name="ce64" office:value-type="string" calcext:value-type="string">
            <text:p>Registra la remuneración mínima por país y su vigencia para controles y validaciones.</text:p>
          </table:table-cell>
          <table:table-cell table:number-columns-repeated="2"/>
          <table:table-cell table:style-name="ce350" table:number-columns-spanned="2" table:number-rows-spanned="1"/>
          <table:covered-table-cell table:style-name="ce193"/>
          <table:table-cell table:number-columns-repeated="1014"/>
        </table:table-row>
        <table:table-row table:style-name="ro1">
          <table:covered-table-cell table:style-name="ce3"/>
          <table:covered-table-cell/>
          <table:table-cell table:style-name="ce14" office:value-type="string" calcext:value-type="string">
            <text:p>Parámetros del Módulo</text:p>
          </table:table-cell>
          <table:table-cell table:style-name="ce14" table:content-validation-name="val16" office:value-type="string" calcext:value-type="string">
            <text:p>Por construir</text:p>
          </table:table-cell>
          <table:table-cell table:style-name="ce14" office:value-type="string" calcext:value-type="string">
            <text:p>Parámetros de impuestos y aportes laborales</text:p>
          </table:table-cell>
          <table:table-cell table:style-name="ce64" office:value-type="string" calcext:value-type="string">
            <text:p>Define reglas de impuestos a la renta del trabajo (ISR/IRPF o equivalente) y contribuciones a seguridad social, fondos de pensiones y salud.</text:p>
          </table:table-cell>
          <table:table-cell table:number-columns-repeated="2"/>
          <table:table-cell table:style-name="ce351" table:number-columns-spanned="2" table:number-rows-spanned="1"/>
          <table:covered-table-cell table:style-name="ce193"/>
          <table:table-cell table:number-columns-repeated="1014"/>
        </table:table-row>
        <table:table-row table:style-name="ro1">
          <table:covered-table-cell table:style-name="ce3"/>
          <table:covered-table-cell/>
          <table:table-cell table:style-name="ce14" office:value-type="string" calcext:value-type="string">
            <text:p>Numeradores automáticos</text:p>
          </table:table-cell>
          <table:table-cell table:style-name="ce14" table:content-validation-name="val16" office:value-type="string" calcext:value-type="string">
            <text:p>Por construir</text:p>
          </table:table-cell>
          <table:table-cell table:style-name="ce14" office:value-type="string" calcext:value-type="string">
            <text:p>Códigos y correlativos</text:p>
          </table:table-cell>
          <table:table-cell table:style-name="ce64" office:value-type="string" calcext:value-type="string">
            <text:p>Genera numeración automática para trabajadores, solicitudes, boletas/recibos, contratos y planillas.</text:p>
          </table:table-cell>
          <table:table-cell table:number-columns-repeated="1018"/>
        </table:table-row>
        <table:table-row table:style-name="ro1">
          <table:covered-table-cell table:style-name="ce3"/>
          <table:covered-table-cell/>
          <table:table-cell table:style-name="ce14" office:value-type="string" calcext:value-type="string">
            <text:p>Grupos de cálculo</text:p>
          </table:table-cell>
          <table:table-cell table:style-name="ce14" table:content-validation-name="val16" office:value-type="string" calcext:value-type="string">
            <text:p>Completo</text:p>
          </table:table-cell>
          <table:table-cell table:style-name="ce14" office:value-type="string" calcext:value-type="string">
            <text:p>Definición de grupos de cálculo</text:p>
          </table:table-cell>
          <table:table-cell table:style-name="ce64" office:value-type="string" calcext:value-type="string">
            <text:p>Agrupa trabajadores por sede, canal (salón, bar, delivery), cargo </text:p>
          </table:table-cell>
          <table:table-cell table:number-columns-repeated="1018"/>
        </table:table-row>
        <table:table-row table:style-name="ro1">
          <table:covered-table-cell table:style-name="ce3"/>
          <table:covered-table-cell/>
          <table:table-cell table:style-name="ce14" office:value-type="string" calcext:value-type="string">
            <text:p>Localización LATAM</text:p>
          </table:table-cell>
          <table:table-cell table:style-name="ce14" table:content-validation-name="val16" office:value-type="string" calcext:value-type="string">
            <text:p>Por construir</text:p>
          </table:table-cell>
          <table:table-cell table:style-name="ce14" office:value-type="string" calcext:value-type="string">
            <text:p>Paquetes por país</text:p>
          </table:table-cell>
          <table:table-cell table:style-name="ce64" office:value-type="string" calcext:value-type="string">
            <text:p>Activa paquetes de localización (impuestos, beneficios, reportes y archivos oficiales) sin modificar el núcleo del módulo.</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6">
            <text:p>Maestros de Personal</text:p>
          </table:table-cell>
          <table:table-cell table:style-name="ce14" office:value-type="string" calcext:value-type="string">
            <text:p>Ficha de empleado</text:p>
          </table:table-cell>
          <table:table-cell table:style-name="ce14" table:content-validation-name="val16" office:value-type="string" calcext:value-type="string">
            <text:p>Parcialmente</text:p>
          </table:table-cell>
          <table:table-cell table:style-name="ce14" office:value-type="string" calcext:value-type="string">
            <text:p>Datos personales y contacto</text:p>
          </table:table-cell>
          <table:table-cell table:style-name="ce64" office:value-type="string" calcext:value-type="string">
            <text:p>Registra datos generales, familiares, domicilio, contacto y documentos digitalizados.</text:p>
          </table:table-cell>
          <table:table-cell table:number-columns-repeated="1018"/>
        </table:table-row>
        <table:table-row table:style-name="ro1">
          <table:covered-table-cell table:style-name="ce3"/>
          <table:covered-table-cell/>
          <table:table-cell table:style-name="ce14" office:value-type="string" calcext:value-type="string">
            <text:p>Ficha de empleado</text:p>
          </table:table-cell>
          <table:table-cell table:style-name="ce14" table:content-validation-name="val16" office:value-type="string" calcext:value-type="string">
            <text:p>Por construir</text:p>
          </table:table-cell>
          <table:table-cell table:style-name="ce14" office:value-type="string" calcext:value-type="string">
            <text:p>Historial laboral</text:p>
          </table:table-cell>
          <table:table-cell table:style-name="ce64" office:value-type="string" calcext:value-type="string">
            <text:p>Contratos, renovaciones, cambios de puesto, remuneraciones, ascensos y sanciones.</text:p>
          </table:table-cell>
          <table:table-cell table:number-columns-repeated="1018"/>
        </table:table-row>
        <table:table-row table:style-name="ro1">
          <table:covered-table-cell table:style-name="ce3"/>
          <table:covered-table-cell/>
          <table:table-cell table:style-name="ce14" office:value-type="string" calcext:value-type="string">
            <text:p>Clasificación</text:p>
          </table:table-cell>
          <table:table-cell table:style-name="ce14" table:content-validation-name="val16" office:value-type="string" calcext:value-type="string">
            <text:p>Por construir</text:p>
          </table:table-cell>
          <table:table-cell table:style-name="ce14" office:value-type="string" calcext:value-type="string">
            <text:p>Tipos de vínculo laboral</text:p>
          </table:table-cell>
          <table:table-cell table:style-name="ce64" office:value-type="string" calcext:value-type="string">
            <text:p>Define categorías como indefinido, temporal, eventual, prácticas, servicios profesionales (honorarios).</text:p>
          </table:table-cell>
          <table:table-cell table:number-columns-repeated="1018"/>
        </table:table-row>
        <table:table-row table:style-name="ro1">
          <table:covered-table-cell table:style-name="ce3"/>
          <table:covered-table-cell/>
          <table:table-cell table:style-name="ce14" office:value-type="string" calcext:value-type="string">
            <text:p>Clasificación</text:p>
          </table:table-cell>
          <table:table-cell table:style-name="ce14" table:content-validation-name="val16" office:value-type="string" calcext:value-type="string">
            <text:p>Completo</text:p>
          </table:table-cell>
          <table:table-cell table:style-name="ce14" office:value-type="string" calcext:value-type="string">
            <text:p>Cargos y bandas salariales</text:p>
          </table:table-cell>
          <table:table-cell table:style-name="ce64" office:value-type="string" calcext:value-type="string">
            <text:p>Catálogo de cargos (mesero, cocinero, bartender, cajero, administrador) con bandas por sede/país.</text:p>
          </table:table-cell>
          <table:table-cell table:number-columns-repeated="1018"/>
        </table:table-row>
        <table:table-row table:style-name="ro1">
          <table:covered-table-cell table:style-name="ce3"/>
          <table:covered-table-cell/>
          <table:table-cell table:style-name="ce14" office:value-type="string" calcext:value-type="string">
            <text:p>Estructura organizacional</text:p>
          </table:table-cell>
          <table:table-cell table:style-name="ce14" table:content-validation-name="val16" office:value-type="string" calcext:value-type="string">
            <text:p>Parcialmente</text:p>
          </table:table-cell>
          <table:table-cell table:style-name="ce14" office:value-type="string" calcext:value-type="string">
            <text:p>Organigramas y unidades</text:p>
          </table:table-cell>
          <table:table-cell table:style-name="ce64" office:value-type="string" calcext:value-type="string">
            <text:p>Define áreas y jerarquías por local/sucursal/cadena; soporta multiempresa.</text:p>
          </table:table-cell>
          <table:table-cell table:number-columns-repeated="1018"/>
        </table:table-row>
        <table:table-row table:style-name="ro1">
          <table:covered-table-cell table:style-name="ce3"/>
          <table:covered-table-cell/>
          <table:table-cell table:style-name="ce14" office:value-type="string" calcext:value-type="string">
            <text:p>Administradoras y seguros</text:p>
          </table:table-cell>
          <table:table-cell table:style-name="ce14" table:content-validation-name="val16" office:value-type="string" calcext:value-type="string">
            <text:p>Por construir</text:p>
          </table:table-cell>
          <table:table-cell table:style-name="ce14" office:value-type="string" calcext:value-type="string">
            <text:p>Fondos de pensiones y salud</text:p>
          </table:table-cell>
          <table:table-cell table:style-name="ce64" office:value-type="string" calcext:value-type="string">
            <text:p>Afiliación a fondos de pensiones, salud y riesgos laborales, parametrizable por país.</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3">
            <text:p>Reclutamiento y Onboarding</text:p>
          </table:table-cell>
          <table:table-cell table:style-name="ce14" office:value-type="string" calcext:value-type="string">
            <text:p>Reclutamiento y selección</text:p>
          </table:table-cell>
          <table:table-cell table:style-name="ce14" table:content-validation-name="val16" office:value-type="string" calcext:value-type="string">
            <text:p>Por construir</text:p>
          </table:table-cell>
          <table:table-cell table:style-name="ce14" office:value-type="string" calcext:value-type="string">
            <text:p>Gestión de candidatos</text:p>
          </table:table-cell>
          <table:table-cell table:style-name="ce64" office:value-type="string" calcext:value-type="string">
            <text:p>Registra postulaciones, filtros, entrevistas, evaluaciones y decisiones (integrable con portales).</text:p>
          </table:table-cell>
          <table:table-cell table:number-columns-repeated="1018"/>
        </table:table-row>
        <table:table-row table:style-name="ro1">
          <table:covered-table-cell table:style-name="ce3"/>
          <table:covered-table-cell/>
          <table:table-cell table:style-name="ce14" office:value-type="string" calcext:value-type="string">
            <text:p>Contratación</text:p>
          </table:table-cell>
          <table:table-cell table:style-name="ce14" table:content-validation-name="val16" office:value-type="string" calcext:value-type="string">
            <text:p>Por construir</text:p>
          </table:table-cell>
          <table:table-cell table:style-name="ce14" office:value-type="string" calcext:value-type="string">
            <text:p>Generación de contratos</text:p>
          </table:table-cell>
          <table:table-cell table:style-name="ce64" office:value-type="string" calcext:value-type="string">
            <text:p>Plantillas con cláusulas locales, firma digital y trazabilidad (auditoría).</text:p>
          </table:table-cell>
          <table:table-cell table:number-columns-repeated="1018"/>
        </table:table-row>
        <table:table-row table:style-name="ro1">
          <table:covered-table-cell table:style-name="ce3"/>
          <table:covered-table-cell/>
          <table:table-cell table:style-name="ce14" office:value-type="string" calcext:value-type="string">
            <text:p>Onboarding digital</text:p>
          </table:table-cell>
          <table:table-cell table:style-name="ce14" table:content-validation-name="val16" office:value-type="string" calcext:value-type="string">
            <text:p>Por construir</text:p>
          </table:table-cell>
          <table:table-cell table:style-name="ce14" office:value-type="string" calcext:value-type="string">
            <text:p>Checklists de inducción</text:p>
          </table:table-cell>
          <table:table-cell table:style-name="ce64" office:value-type="string" calcext:value-type="string">
            <text:p>Asignación de capacitaciones, uniformes/equipos y validación de cumplimiento.</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5">
            <text:p>Asistencia y Jornadas</text:p>
          </table:table-cell>
          <table:table-cell table:style-name="ce14" office:value-type="string" calcext:value-type="string">
            <text:p>Calendarios laborales</text:p>
          </table:table-cell>
          <table:table-cell table:style-name="ce14" table:content-validation-name="val16" office:value-type="string" calcext:value-type="string">
            <text:p>Por construir</text:p>
          </table:table-cell>
          <table:table-cell table:style-name="ce14" office:value-type="string" calcext:value-type="string">
            <text:p>Feriados y turnos</text:p>
          </table:table-cell>
          <table:table-cell table:style-name="ce64" office:value-type="string" calcext:value-type="string">
            <text:p>Configura feriados nacionales/locales y turnos rotativos, con reglas por sede/canal.</text:p>
          </table:table-cell>
          <table:table-cell table:number-columns-repeated="1018"/>
        </table:table-row>
        <table:table-row table:style-name="ro1">
          <table:covered-table-cell table:style-name="ce3"/>
          <table:covered-table-cell/>
          <table:table-cell table:style-name="ce182" office:value-type="string" calcext:value-type="string">
            <text:p>Asistencias</text:p>
          </table:table-cell>
          <table:table-cell table:style-name="ce14" table:content-validation-name="val16" office:value-type="string" calcext:value-type="string">
            <text:p>Completo</text:p>
          </table:table-cell>
          <table:table-cell table:style-name="ce14" office:value-type="string" calcext:value-type="string">
            <text:p>Control de asistencia</text:p>
          </table:table-cell>
          <table:table-cell table:style-name="ce64" office:value-type="string" calcext:value-type="string">
            <text:p>Registra marcaciones desde POS, biométrico o app móvil; soporta geolocalización y tolerancias.</text:p>
          </table:table-cell>
          <table:table-cell table:number-columns-repeated="1018"/>
        </table:table-row>
        <table:table-row table:style-name="ro1">
          <table:covered-table-cell table:style-name="ce3"/>
          <table:covered-table-cell/>
          <table:table-cell table:style-name="ce14" office:value-type="string" calcext:value-type="string">
            <text:p>Horas extras y recargos</text:p>
          </table:table-cell>
          <table:table-cell table:style-name="ce14" table:content-validation-name="val16" office:value-type="string" calcext:value-type="string">
            <text:p>Parcialmente</text:p>
          </table:table-cell>
          <table:table-cell table:style-name="ce14" office:value-type="string" calcext:value-type="string">
            <text:p>Cálculo automático</text:p>
          </table:table-cell>
          <table:table-cell table:style-name="ce64" office:value-type="string" calcext:value-type="string">
            <text:p>Calcula horas extra, nocturnidad y recargos por domingos/feriados según normativa local.</text:p>
          </table:table-cell>
          <table:table-cell table:number-columns-repeated="1018"/>
        </table:table-row>
        <table:table-row table:style-name="ro1">
          <table:covered-table-cell table:style-name="ce3"/>
          <table:covered-table-cell/>
          <table:table-cell table:style-name="ce14" office:value-type="string" calcext:value-type="string">
            <text:p>Permisos</text:p>
          </table:table-cell>
          <table:table-cell table:style-name="ce14" table:content-validation-name="val16" office:value-type="string" calcext:value-type="string">
            <text:p>Por construir</text:p>
          </table:table-cell>
          <table:table-cell table:style-name="ce14" office:value-type="string" calcext:value-type="string">
            <text:p>Solicitud y aprobación</text:p>
          </table:table-cell>
          <table:table-cell table:style-name="ce64" office:value-type="string" calcext:value-type="string">
            <text:p>Flujo digital de permisos remunerados/no remunerados con envío a nómina.</text:p>
          </table:table-cell>
          <table:table-cell table:number-columns-repeated="1018"/>
        </table:table-row>
        <table:table-row table:style-name="ro1">
          <table:covered-table-cell table:style-name="ce3"/>
          <table:covered-table-cell/>
          <table:table-cell table:style-name="ce14" office:value-type="string" calcext:value-type="string">
            <text:p>Vacaciones y licencias</text:p>
          </table:table-cell>
          <table:table-cell table:style-name="ce14" table:content-validation-name="val16" office:value-type="string" calcext:value-type="string">
            <text:p>Por construir</text:p>
          </table:table-cell>
          <table:table-cell table:style-name="ce14" office:value-type="string" calcext:value-type="string">
            <text:p>Gestión y saldos</text:p>
          </table:table-cell>
          <table:table-cell table:style-name="ce64" office:value-type="string" calcext:value-type="string">
            <text:p>Registro y consulta de vacaciones, licencias y subsidios; soporta cargas masivas.</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7">
            <text:p>Procesos de Nómina</text:p>
          </table:table-cell>
          <table:table-cell table:style-name="ce14" office:value-type="string" calcext:value-type="string">
            <text:p>Cálculo de planillas</text:p>
          </table:table-cell>
          <table:table-cell table:style-name="ce14" table:content-validation-name="val16" office:value-type="string" calcext:value-type="string">
            <text:p>Por construir</text:p>
          </table:table-cell>
          <table:table-cell table:style-name="ce14" office:value-type="string" calcext:value-type="string">
            <text:p>Ganancias y descuentos fijos</text:p>
          </table:table-cell>
          <table:table-cell table:style-name="ce64" office:value-type="string" calcext:value-type="string">
            <text:p>Configura y calcula conceptos fijos (sueldo base, asignaciones, descuentos recurrentes).</text:p>
          </table:table-cell>
          <table:table-cell table:number-columns-repeated="1018"/>
        </table:table-row>
        <table:table-row table:style-name="ro1">
          <table:covered-table-cell table:style-name="ce3"/>
          <table:covered-table-cell/>
          <table:table-cell table:style-name="ce14" office:value-type="string" calcext:value-type="string">
            <text:p>Cálculo de planillas</text:p>
          </table:table-cell>
          <table:table-cell table:style-name="ce14" table:content-validation-name="val16" office:value-type="string" calcext:value-type="string">
            <text:p>Por construir</text:p>
          </table:table-cell>
          <table:table-cell table:style-name="ce14" office:value-type="string" calcext:value-type="string">
            <text:p>Ganancias y descuentos variables</text:p>
          </table:table-cell>
          <table:table-cell table:style-name="ce64" office:value-type="string" calcext:value-type="string">
            <text:p>Carga masiva o automática de variables (horas extra, bonos, comisiones, metas).</text:p>
          </table:table-cell>
          <table:table-cell table:number-columns-repeated="1018"/>
        </table:table-row>
        <table:table-row table:style-name="ro1">
          <table:covered-table-cell table:style-name="ce3"/>
          <table:covered-table-cell/>
          <table:table-cell table:style-name="ce14" office:value-type="string" calcext:value-type="string">
            <text:p>Cálculo de planillas</text:p>
          </table:table-cell>
          <table:table-cell table:style-name="ce14" table:content-validation-name="val16" office:value-type="string" calcext:value-type="string">
            <text:p>Por construir</text:p>
          </table:table-cell>
          <table:table-cell table:style-name="ce14" office:value-type="string" calcext:value-type="string">
            <text:p>Propinas (gastronómico)</text:p>
          </table:table-cell>
          <table:table-cell table:style-name="ce64" office:value-type="string" calcext:value-type="string">
            <text:p>Distribuye propinas por reglas: porcentaje, ventas por turno o rol; integra a nómina conforme a ley local.</text:p>
          </table:table-cell>
          <table:table-cell table:number-columns-repeated="1018"/>
        </table:table-row>
        <table:table-row table:style-name="ro1">
          <table:covered-table-cell table:style-name="ce3"/>
          <table:covered-table-cell/>
          <table:table-cell table:style-name="ce14" office:value-type="string" calcext:value-type="string">
            <text:p>Cuentas corrientes</text:p>
          </table:table-cell>
          <table:table-cell table:style-name="ce14" table:content-validation-name="val16" office:value-type="string" calcext:value-type="string">
            <text:p>Por construir</text:p>
          </table:table-cell>
          <table:table-cell table:style-name="ce14" office:value-type="string" calcext:value-type="string">
            <text:p>Anticipos y préstamos</text:p>
          </table:table-cell>
          <table:table-cell table:style-name="ce64" office:value-type="string" calcext:value-type="string">
            <text:p>Gestiona adelantos, préstamos y amortizaciones por trabajador, con políticas y topes.</text:p>
          </table:table-cell>
          <table:table-cell table:number-columns-repeated="1018"/>
        </table:table-row>
        <table:table-row table:style-name="ro1">
          <table:covered-table-cell table:style-name="ce3"/>
          <table:covered-table-cell/>
          <table:table-cell table:style-name="ce14" office:value-type="string" calcext:value-type="string">
            <text:p>Aportes y retenciones</text:p>
          </table:table-cell>
          <table:table-cell table:style-name="ce14" table:content-validation-name="val16" office:value-type="string" calcext:value-type="string">
            <text:p>Por construir</text:p>
          </table:table-cell>
          <table:table-cell table:style-name="ce14" office:value-type="string" calcext:value-type="string">
            <text:p>Cálculo de impuestos y contribuciones</text:p>
          </table:table-cell>
          <table:table-cell table:style-name="ce64" office:value-type="string" calcext:value-type="string">
            <text:p>Calcula impuestos al trabajo y contribuciones a seguridad social/pensiones/seguro de salud.</text:p>
          </table:table-cell>
          <table:table-cell table:number-columns-repeated="1018"/>
        </table:table-row>
        <table:table-row table:style-name="ro1">
          <table:covered-table-cell table:style-name="ce3"/>
          <table:covered-table-cell/>
          <table:table-cell table:style-name="ce14" office:value-type="string" calcext:value-type="string">
            <text:p>Liquidaciones</text:p>
          </table:table-cell>
          <table:table-cell table:style-name="ce14" table:content-validation-name="val16" office:value-type="string" calcext:value-type="string">
            <text:p>Por construir</text:p>
          </table:table-cell>
          <table:table-cell table:style-name="ce14" office:value-type="string" calcext:value-type="string">
            <text:p>Finiquitos y beneficios</text:p>
          </table:table-cell>
          <table:table-cell table:style-name="ce64" office:value-type="string" calcext:value-type="string">
            <text:p>Liquidación de vacaciones pendientes, indemnizaciones y otros beneficios legales.</text:p>
          </table:table-cell>
          <table:table-cell table:number-columns-repeated="1018"/>
        </table:table-row>
        <table:table-row table:style-name="ro1">
          <table:covered-table-cell table:style-name="ce3"/>
          <table:covered-table-cell/>
          <table:table-cell table:style-name="ce14" office:value-type="string" calcext:value-type="string">
            <text:p>Procesos especiales</text:p>
          </table:table-cell>
          <table:table-cell table:style-name="ce14" table:content-validation-name="val16" office:value-type="string" calcext:value-type="string">
            <text:p>Por construir</text:p>
          </table:table-cell>
          <table:table-cell table:style-name="ce14" office:value-type="string" calcext:value-type="string">
            <text:p>Gratificaciones/aguinaldos/CTS o equivalentes</text:p>
          </table:table-cell>
          <table:table-cell table:style-name="ce64" office:value-type="string" calcext:value-type="string">
            <text:p>Ejecuta procesos masivos de beneficios según el marco legal del país.</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3">
            <text:p>Consultas y Validaciones</text:p>
          </table:table-cell>
          <table:table-cell table:style-name="ce14" office:value-type="string" calcext:value-type="string">
            <text:p>Inasistencias</text:p>
          </table:table-cell>
          <table:table-cell table:style-name="ce14" table:content-validation-name="val16" office:value-type="string" calcext:value-type="string">
            <text:p>Por construir</text:p>
          </table:table-cell>
          <table:table-cell table:style-name="ce14" office:value-type="string" calcext:value-type="string">
            <text:p>Validación de ausencias</text:p>
          </table:table-cell>
          <table:table-cell table:style-name="ce64" office:value-type="string" calcext:value-type="string">
            <text:p>Detecta y corrige inconsistencias por fechas y trabajador; impacta variables de nómina.</text:p>
          </table:table-cell>
          <table:table-cell table:number-columns-repeated="1018"/>
        </table:table-row>
        <table:table-row table:style-name="ro1">
          <table:covered-table-cell table:style-name="ce3"/>
          <table:covered-table-cell/>
          <table:table-cell table:style-name="ce14" office:value-type="string" calcext:value-type="string">
            <text:p>Reportes de planilla</text:p>
          </table:table-cell>
          <table:table-cell table:style-name="ce14" table:content-validation-name="val16" office:value-type="string" calcext:value-type="string">
            <text:p>Parcialmente</text:p>
          </table:table-cell>
          <table:table-cell table:style-name="ce14" office:value-type="string" calcext:value-type="string">
            <text:p>Netos, adelantos y saldos</text:p>
          </table:table-cell>
          <table:table-cell table:style-name="ce64" office:value-type="string" calcext:value-type="string">
            <text:p>Netos a pagar, adelantos y saldos de cuenta corriente por trabajador.</text:p>
          </table:table-cell>
          <table:table-cell table:number-columns-repeated="1018"/>
        </table:table-row>
        <table:table-row table:style-name="ro1">
          <table:covered-table-cell table:style-name="ce3"/>
          <table:covered-table-cell/>
          <table:table-cell table:style-name="ce14" office:value-type="string" calcext:value-type="string">
            <text:p>Validaciones automáticas</text:p>
          </table:table-cell>
          <table:table-cell table:style-name="ce14" table:content-validation-name="val16" office:value-type="string" calcext:value-type="string">
            <text:p>Por construir</text:p>
          </table:table-cell>
          <table:table-cell table:style-name="ce14" office:value-type="string" calcext:value-type="string">
            <text:p>Alertas de inconsistencias</text:p>
          </table:table-cell>
          <table:table-cell table:style-name="ce64" office:value-type="string" calcext:value-type="string">
            <text:p>Detecta duplicados, topes excedidos, aportes fuera de rango y errores de cálculo.</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5">
            <text:p>Reportes y Analítica</text:p>
          </table:table-cell>
          <table:table-cell table:style-name="ce14" office:value-type="string" calcext:value-type="string">
            <text:p>Estándar</text:p>
          </table:table-cell>
          <table:table-cell table:style-name="ce14" table:content-validation-name="val16" office:value-type="string" calcext:value-type="string">
            <text:p>Por construir</text:p>
          </table:table-cell>
          <table:table-cell table:style-name="ce14" office:value-type="string" calcext:value-type="string">
            <text:p>Boletas/recibos y planillas consolidadas</text:p>
          </table:table-cell>
          <table:table-cell table:style-name="ce64" office:value-type="string" calcext:value-type="string">
            <text:p>Emite boletas/recibos individuales y planillas por periodo, sede o empresa.</text:p>
          </table:table-cell>
          <table:table-cell table:number-columns-repeated="1018"/>
        </table:table-row>
        <table:table-row table:style-name="ro1">
          <table:covered-table-cell table:style-name="ce3"/>
          <table:covered-table-cell/>
          <table:table-cell table:style-name="ce14" office:value-type="string" calcext:value-type="string">
            <text:p>Estándar</text:p>
          </table:table-cell>
          <table:table-cell table:style-name="ce14" table:content-validation-name="val16" office:value-type="string" calcext:value-type="string">
            <text:p>Por construir</text:p>
          </table:table-cell>
          <table:table-cell table:style-name="ce14" office:value-type="string" calcext:value-type="string">
            <text:p>Distribución de costos laborales</text:p>
          </table:table-cell>
          <table:table-cell table:style-name="ce64" office:value-type="string" calcext:value-type="string">
            <text:p>Distribuye costos por centro de costo/canal (cocina, salón, delivery) y unidad de negocio.</text:p>
          </table:table-cell>
          <table:table-cell table:number-columns-repeated="1018"/>
        </table:table-row>
        <table:table-row table:style-name="ro1">
          <table:covered-table-cell table:style-name="ce3"/>
          <table:covered-table-cell/>
          <table:table-cell table:style-name="ce14" office:value-type="string" calcext:value-type="string">
            <text:p>Avanzados</text:p>
          </table:table-cell>
          <table:table-cell table:style-name="ce14" table:content-validation-name="val16" office:value-type="string" calcext:value-type="string">
            <text:p>Por construir</text:p>
          </table:table-cell>
          <table:table-cell table:style-name="ce14" office:value-type="string" calcext:value-type="string">
            <text:p>Rotación y ausentismo</text:p>
          </table:table-cell>
          <table:table-cell table:style-name="ce64" office:value-type="string" calcext:value-type="string">
            <text:p>Indicadores de rotación, ausentismo y dotación por área/sucursal.</text:p>
          </table:table-cell>
          <table:table-cell table:number-columns-repeated="1018"/>
        </table:table-row>
        <table:table-row table:style-name="ro1">
          <table:covered-table-cell table:style-name="ce3"/>
          <table:covered-table-cell/>
          <table:table-cell table:style-name="ce14" office:value-type="string" calcext:value-type="string">
            <text:p>Dashboards</text:p>
          </table:table-cell>
          <table:table-cell table:style-name="ce14" table:content-validation-name="val16" office:value-type="string" calcext:value-type="string">
            <text:p>Por construir</text:p>
          </table:table-cell>
          <table:table-cell table:style-name="ce14" office:value-type="string" calcext:value-type="string">
            <text:p>KPIs de RRHH</text:p>
          </table:table-cell>
          <table:table-cell table:style-name="ce64" office:value-type="string" calcext:value-type="string">
            <text:p>Costo laboral/venta, % propinas, HHEE, rotación, ausentismo, headcount por sede.</text:p>
          </table:table-cell>
          <table:table-cell table:number-columns-repeated="1018"/>
        </table:table-row>
        <table:table-row table:style-name="ro1">
          <table:covered-table-cell table:style-name="ce3"/>
          <table:covered-table-cell/>
          <table:table-cell table:style-name="ce14" office:value-type="string" calcext:value-type="string">
            <text:p>Exportación regulatoria</text:p>
          </table:table-cell>
          <table:table-cell table:style-name="ce14" table:content-validation-name="val16" office:value-type="string" calcext:value-type="string">
            <text:p>Por construir</text:p>
          </table:table-cell>
          <table:table-cell table:style-name="ce14" office:value-type="string" calcext:value-type="string">
            <text:p>Archivos oficiales</text:p>
          </table:table-cell>
          <table:table-cell table:style-name="ce64" office:value-type="string" calcext:value-type="string">
            <text:p>Genera archivos para autoridades laborales y tributarias locales (formatos parametrizables).</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4">
            <text:p>Talento y Desarrollo</text:p>
          </table:table-cell>
          <table:table-cell table:style-name="ce14" office:value-type="string" calcext:value-type="string">
            <text:p>Evaluación de desempeño</text:p>
          </table:table-cell>
          <table:table-cell table:style-name="ce14" table:content-validation-name="val16" office:value-type="string" calcext:value-type="string">
            <text:p>Por construir</text:p>
          </table:table-cell>
          <table:table-cell table:style-name="ce14" office:value-type="string" calcext:value-type="string">
            <text:p>Evaluaciones 90°/180°/360°</text:p>
          </table:table-cell>
          <table:table-cell table:style-name="ce64" office:value-type="string" calcext:value-type="string">
            <text:p>Define metas y competencias; resultados pueden vincularse a bonos/incentivos.</text:p>
          </table:table-cell>
          <table:table-cell table:number-columns-repeated="1018"/>
        </table:table-row>
        <table:table-row table:style-name="ro1">
          <table:covered-table-cell table:style-name="ce3"/>
          <table:covered-table-cell/>
          <table:table-cell table:style-name="ce14" office:value-type="string" calcext:value-type="string">
            <text:p>Capacitación</text:p>
          </table:table-cell>
          <table:table-cell table:style-name="ce14" table:content-validation-name="val16" office:value-type="string" calcext:value-type="string">
            <text:p>Por construir</text:p>
          </table:table-cell>
          <table:table-cell table:style-name="ce14" office:value-type="string" calcext:value-type="string">
            <text:p>Gestión de cursos</text:p>
          </table:table-cell>
          <table:table-cell table:style-name="ce64" office:value-type="string" calcext:value-type="string">
            <text:p>Programa capacitaciones internas/externas, asistencia y certificaciones.</text:p>
          </table:table-cell>
          <table:table-cell table:number-columns-repeated="1018"/>
        </table:table-row>
        <table:table-row table:style-name="ro1">
          <table:covered-table-cell table:style-name="ce3"/>
          <table:covered-table-cell/>
          <table:table-cell table:style-name="ce14" office:value-type="string" calcext:value-type="string">
            <text:p>Planes de carrera</text:p>
          </table:table-cell>
          <table:table-cell table:style-name="ce14" table:content-validation-name="val16" office:value-type="string" calcext:value-type="string">
            <text:p>Por construir</text:p>
          </table:table-cell>
          <table:table-cell table:style-name="ce14" office:value-type="string" calcext:value-type="string">
            <text:p>Trayectoria y sucesión</text:p>
          </table:table-cell>
          <table:table-cell table:style-name="ce64" office:value-type="string" calcext:value-type="string">
            <text:p>Rutas de crecimiento, potencial y sucesión para puestos clave.</text:p>
          </table:table-cell>
          <table:table-cell table:number-columns-repeated="1018"/>
        </table:table-row>
        <table:table-row table:style-name="ro1">
          <table:covered-table-cell table:style-name="ce3"/>
          <table:covered-table-cell/>
          <table:table-cell table:style-name="ce14" office:value-type="string" calcext:value-type="string">
            <text:p>Clima laboral</text:p>
          </table:table-cell>
          <table:table-cell table:style-name="ce14" table:content-validation-name="val16" office:value-type="string" calcext:value-type="string">
            <text:p>Por construir</text:p>
          </table:table-cell>
          <table:table-cell table:style-name="ce14" office:value-type="string" calcext:value-type="string">
            <text:p>Encuestas y feedback</text:p>
          </table:table-cell>
          <table:table-cell table:style-name="ce64" office:value-type="string" calcext:value-type="string">
            <text:p>Encuestas de clima, compromiso y NPS interno; seguimiento de acciones.</text:p>
          </table:table-cell>
          <table:table-cell table:number-columns-repeated="1018"/>
        </table:table-row>
        <table:table-row table:style-name="ro1">
          <table:covered-table-cell table:style-name="ce3"/>
          <table:table-cell table:style-name="ce24" office:value-type="string" calcext:value-type="string" table:number-columns-spanned="1" table:number-rows-spanned="3">
            <text:p>Localización LATAM</text:p>
          </table:table-cell>
          <table:table-cell table:style-name="ce14" office:value-type="string" calcext:value-type="string">
            <text:p>Impuestos y aportes</text:p>
          </table:table-cell>
          <table:table-cell table:style-name="ce14" table:content-validation-name="val16" office:value-type="string" calcext:value-type="string">
            <text:p>Por construir</text:p>
          </table:table-cell>
          <table:table-cell table:style-name="ce14" office:value-type="string" calcext:value-type="string">
            <text:p>Parámetros por país</text:p>
          </table:table-cell>
          <table:table-cell table:style-name="ce64" office:value-type="string" calcext:value-type="string">
            <text:p>Configura ISR/IRPF, contribuciones a seguridad social, fondos de pensiones, seguro de salud y riesgos.</text:p>
          </table:table-cell>
          <table:table-cell table:number-columns-repeated="1018"/>
        </table:table-row>
        <table:table-row table:style-name="ro1">
          <table:covered-table-cell table:style-name="ce3"/>
          <table:covered-table-cell/>
          <table:table-cell table:style-name="ce14" office:value-type="string" calcext:value-type="string">
            <text:p>Beneficios sociales</text:p>
          </table:table-cell>
          <table:table-cell table:style-name="ce14" table:content-validation-name="val16" office:value-type="string" calcext:value-type="string">
            <text:p>Por construir</text:p>
          </table:table-cell>
          <table:table-cell table:style-name="ce14" office:value-type="string" calcext:value-type="string">
            <text:p>Reglas locales</text:p>
          </table:table-cell>
          <table:table-cell table:style-name="ce64" office:value-type="string" calcext:value-type="string">
            <text:p>Parametriza beneficios como gratificaciones, aguinaldos, primas, CTS o equivalentes.</text:p>
          </table:table-cell>
          <table:table-cell table:number-columns-repeated="1018"/>
        </table:table-row>
        <table:table-row table:style-name="ro1">
          <table:covered-table-cell table:style-name="ce3"/>
          <table:covered-table-cell/>
          <table:table-cell table:style-name="ce14" office:value-type="string" calcext:value-type="string">
            <text:p>Regulación electrónica</text:p>
          </table:table-cell>
          <table:table-cell table:style-name="ce14" table:content-validation-name="val16" office:value-type="string" calcext:value-type="string">
            <text:p>Por construir</text:p>
          </table:table-cell>
          <table:table-cell table:style-name="ce14" office:value-type="string" calcext:value-type="string">
            <text:p>Formatos y archivos</text:p>
          </table:table-cell>
          <table:table-cell table:style-name="ce64" office:value-type="string" calcext:value-type="string">
            <text:p>Exporta formatos y archivos requeridos por las autoridades locales, con mapeos configurables.</text:p>
          </table:table-cell>
          <table:table-cell table:number-columns-repeated="1018"/>
        </table:table-row>
        <table:table-row table:style-name="ro1">
          <table:covered-table-cell table:style-name="ce3"/>
          <table:table-cell table:style-name="ce356" office:value-type="string" calcext:value-type="string" table:number-columns-spanned="1" table:number-rows-spanned="3">
            <text:p>Integraciones</text:p>
          </table:table-cell>
          <table:table-cell table:style-name="ce14" office:value-type="string" calcext:value-type="string">
            <text:p>POS y operación</text:p>
          </table:table-cell>
          <table:table-cell table:style-name="ce14" table:content-validation-name="val16" office:value-type="string" calcext:value-type="string">
            <text:p>Por construir</text:p>
          </table:table-cell>
          <table:table-cell table:style-name="ce14" office:value-type="string" calcext:value-type="string">
            <text:p>Propinas y asistencia desde POS</text:p>
          </table:table-cell>
          <table:table-cell table:style-name="ce64" office:value-type="string" calcext:value-type="string">
            <text:p>Sincroniza ventas por turno/canal y lecturas de entrada/salida desde el POS para propinas y control de jornada.</text:p>
          </table:table-cell>
          <table:table-cell table:number-columns-repeated="1018"/>
        </table:table-row>
        <table:table-row table:style-name="ro1">
          <table:covered-table-cell table:style-name="ce3"/>
          <table:covered-table-cell/>
          <table:table-cell table:style-name="ce14" office:value-type="string" calcext:value-type="string">
            <text:p>Bancos y pasarelas</text:p>
          </table:table-cell>
          <table:table-cell table:style-name="ce14" table:content-validation-name="val16" office:value-type="string" calcext:value-type="string">
            <text:p>Por construir</text:p>
          </table:table-cell>
          <table:table-cell table:style-name="ce14" office:value-type="string" calcext:value-type="string">
            <text:p>Pagos de nómina</text:p>
          </table:table-cell>
          <table:table-cell table:style-name="ce64" office:value-type="string" calcext:value-type="string">
            <text:p>Genera archivos bancarios para dispersión de pagos y concilia con estados de cuenta.</text:p>
          </table:table-cell>
          <table:table-cell table:number-columns-repeated="1018"/>
        </table:table-row>
        <table:table-row table:style-name="ro1">
          <table:covered-table-cell table:style-name="ce4"/>
          <table:covered-table-cell table:style-name="ce18"/>
          <table:table-cell table:style-name="ce47" office:value-type="string" calcext:value-type="string">
            <text:p>Contabilidad</text:p>
          </table:table-cell>
          <table:table-cell table:style-name="ce47" table:content-validation-name="val16" office:value-type="string" calcext:value-type="string">
            <text:p>Por construir</text:p>
          </table:table-cell>
          <table:table-cell table:style-name="ce47" office:value-type="string" calcext:value-type="string">
            <text:p>Asientos automáticos</text:p>
          </table:table-cell>
          <table:table-cell table:style-name="ce66" office:value-type="string" calcext:value-type="string">
            <text:p>Genera asientos de devengados, pagos y provisiones hacia el módulo contable.</text:p>
          </table:table-cell>
          <table:table-cell table:number-columns-repeated="1018"/>
        </table:table-row>
        <table:table-row table:style-name="ro1">
          <table:table-cell table:number-columns-repeated="2"/>
          <table:table-cell table:style-name="ce360"/>
          <table:table-cell table:style-name="ce363"/>
          <table:table-cell table:number-columns-repeated="1020"/>
        </table:table-row>
        <table:table-row table:style-name="ro1">
          <table:table-cell/>
          <table:table-cell table:style-name="ce357"/>
          <table:table-cell table:style-name="ce360"/>
          <table:table-cell table:style-name="ce363"/>
          <table:table-cell table:number-columns-repeated="1020"/>
        </table:table-row>
        <table:table-row table:style-name="ro1">
          <table:table-cell table:number-columns-repeated="2"/>
          <table:table-cell table:style-name="ce360"/>
          <table:table-cell table:style-name="ce364"/>
          <table:table-cell table:number-columns-repeated="1020"/>
        </table:table-row>
        <table:table-row table:style-name="ro1">
          <table:table-cell/>
          <table:table-cell table:style-name="ce357"/>
          <table:table-cell table:style-name="ce361"/>
          <table:table-cell table:style-name="ce364"/>
          <table:table-cell table:number-columns-repeated="1020"/>
        </table:table-row>
        <table:table-row table:style-name="ro1">
          <table:table-cell/>
          <table:table-cell table:style-name="ce357"/>
          <table:table-cell table:style-name="ce360"/>
          <table:table-cell table:style-name="ce363"/>
          <table:table-cell table:number-columns-repeated="1020"/>
        </table:table-row>
        <table:table-row table:style-name="ro1">
          <table:table-cell table:number-columns-repeated="2"/>
          <table:table-cell table:style-name="ce360"/>
          <table:table-cell table:style-name="ce363"/>
          <table:table-cell table:number-columns-repeated="1020"/>
        </table:table-row>
        <table:table-row table:style-name="ro1">
          <table:table-cell table:number-columns-repeated="2"/>
          <table:table-cell table:style-name="ce362"/>
          <table:table-cell table:style-name="ce364"/>
          <table:table-cell table:number-columns-repeated="1020"/>
        </table:table-row>
        <table:table-row table:style-name="ro1">
          <table:table-cell table:number-columns-repeated="2"/>
          <table:table-cell table:style-name="ce360"/>
          <table:table-cell table:style-name="ce364"/>
          <table:table-cell table:number-columns-repeated="1020"/>
        </table:table-row>
        <table:table-row table:style-name="ro1">
          <table:table-cell table:number-columns-repeated="2"/>
          <table:table-cell table:style-name="ce360"/>
          <table:table-cell table:style-name="ce363"/>
          <table:table-cell table:number-columns-repeated="1020"/>
        </table:table-row>
        <table:table-row table:style-name="ro1">
          <table:table-cell table:number-columns-repeated="2"/>
          <table:table-cell table:style-name="ce360"/>
          <table:table-cell table:style-name="ce364"/>
          <table:table-cell table:number-columns-repeated="1020"/>
        </table:table-row>
        <table:table-row table:style-name="ro1">
          <table:table-cell/>
          <table:table-cell table:style-name="ce357"/>
          <table:table-cell table:style-name="ce360"/>
          <table:table-cell table:style-name="ce364"/>
          <table:table-cell table:number-columns-repeated="1020"/>
        </table:table-row>
        <table:table-row table:style-name="ro1">
          <table:table-cell/>
          <table:table-cell table:style-name="ce358"/>
          <table:table-cell table:style-name="ce362"/>
          <table:table-cell table:style-name="ce364"/>
          <table:table-cell table:number-columns-repeated="1020"/>
        </table:table-row>
        <table:table-row table:style-name="ro1">
          <table:table-cell/>
          <table:table-cell table:style-name="ce357"/>
          <table:table-cell table:style-name="ce363"/>
          <table:table-cell table:style-name="ce364"/>
          <table:table-cell table:number-columns-repeated="1020"/>
        </table:table-row>
        <table:table-row table:style-name="ro1" table:number-rows-repeated="3">
          <table:table-cell table:number-columns-repeated="2"/>
          <table:table-cell table:style-name="ce363" table:number-columns-repeated="2"/>
          <table:table-cell table:number-columns-repeated="1020"/>
        </table:table-row>
        <table:table-row table:style-name="ro1">
          <table:table-cell table:number-columns-repeated="2"/>
          <table:table-cell table:style-name="ce359"/>
          <table:table-cell table:style-name="ce363"/>
          <table:table-cell table:number-columns-repeated="1020"/>
        </table:table-row>
        <table:table-row table:style-name="ro1">
          <table:table-cell table:number-columns-repeated="2"/>
          <table:table-cell table:style-name="ce363"/>
          <table:table-cell table:style-name="ce364"/>
          <table:table-cell table:number-columns-repeated="1020"/>
        </table:table-row>
        <table:table-row table:style-name="ro1" table:number-rows-repeated="4">
          <table:table-cell table:number-columns-repeated="2"/>
          <table:table-cell table:style-name="ce363" table:number-columns-repeated="2"/>
          <table:table-cell table:number-columns-repeated="1020"/>
        </table:table-row>
        <table:table-row table:style-name="ro1">
          <table:table-cell table:number-columns-repeated="2"/>
          <table:table-cell table:style-name="ce364"/>
          <table:table-cell table:style-name="ce363"/>
          <table:table-cell table:number-columns-repeated="1020"/>
        </table:table-row>
        <table:table-row table:style-name="ro1">
          <table:table-cell table:number-columns-repeated="2"/>
          <table:table-cell table:style-name="ce359"/>
          <table:table-cell table:style-name="ce364"/>
          <table:table-cell table:number-columns-repeated="1020"/>
        </table:table-row>
        <table:table-row table:style-name="ro1" table:number-rows-repeated="2">
          <table:table-cell table:number-columns-repeated="2"/>
          <table:table-cell table:style-name="ce363"/>
          <table:table-cell table:style-name="ce364"/>
          <table:table-cell table:number-columns-repeated="1020"/>
        </table:table-row>
        <table:table-row table:style-name="ro1">
          <table:table-cell table:number-columns-repeated="2"/>
          <table:table-cell table:style-name="ce359"/>
          <table:table-cell table:style-name="ce364"/>
          <table:table-cell table:number-columns-repeated="1020"/>
        </table:table-row>
        <table:table-row table:style-name="ro1">
          <table:table-cell table:number-columns-repeated="2"/>
          <table:table-cell table:style-name="ce363"/>
          <table:table-cell table:style-name="ce364"/>
          <table:table-cell table:number-columns-repeated="1020"/>
        </table:table-row>
        <table:table-row table:style-name="ro1" table:number-rows-repeated="3">
          <table:table-cell table:number-columns-repeated="2"/>
          <table:table-cell table:style-name="ce363" table:number-columns-repeated="2"/>
          <table:table-cell table:number-columns-repeated="1020"/>
        </table:table-row>
        <table:table-row table:style-name="ro1" table:number-rows-repeated="2">
          <table:table-cell table:number-columns-repeated="2"/>
          <table:table-cell table:style-name="ce364" table:number-columns-repeated="2"/>
          <table:table-cell table:number-columns-repeated="1020"/>
        </table:table-row>
        <table:table-row table:style-name="ro1" table:number-rows-repeated="4">
          <table:table-cell table:number-columns-repeated="2"/>
          <table:table-cell table:style-name="ce363" table:number-columns-repeated="2"/>
          <table:table-cell table:number-columns-repeated="1020"/>
        </table:table-row>
        <table:table-row table:style-name="ro1">
          <table:table-cell table:number-columns-repeated="2"/>
          <table:table-cell table:style-name="ce363"/>
          <table:table-cell table:style-name="ce364"/>
          <table:table-cell table:number-columns-repeated="1020"/>
        </table:table-row>
        <table:table-row table:style-name="ro1">
          <table:table-cell table:number-columns-repeated="2"/>
          <table:table-cell table:style-name="ce363" table:number-columns-repeated="2"/>
          <table:table-cell table:number-columns-repeated="1020"/>
        </table:table-row>
        <table:table-row table:style-name="ro1">
          <table:table-cell table:number-columns-repeated="2"/>
          <table:table-cell table:style-name="ce363"/>
          <table:table-cell table:style-name="ce367"/>
          <table:table-cell table:number-columns-repeated="1020"/>
        </table:table-row>
        <table:table-row table:style-name="ro1" table:number-rows-repeated="4">
          <table:table-cell table:number-columns-repeated="2"/>
          <table:table-cell table:style-name="ce363"/>
          <table:table-cell table:style-name="ce364"/>
          <table:table-cell table:number-columns-repeated="1020"/>
        </table:table-row>
        <table:table-row table:style-name="ro1" table:number-rows-repeated="5">
          <table:table-cell table:number-columns-repeated="2"/>
          <table:table-cell table:style-name="ce363" table:number-columns-repeated="2"/>
          <table:table-cell table:number-columns-repeated="1020"/>
        </table:table-row>
        <table:table-row table:style-name="ro1">
          <table:table-cell/>
          <table:table-cell table:style-name="ce359" table:number-columns-repeated="2"/>
          <table:table-cell table:style-name="ce364"/>
          <table:table-cell table:number-columns-repeated="1020"/>
        </table:table-row>
        <table:table-row table:style-name="ro1">
          <table:table-cell table:number-columns-repeated="2"/>
          <table:table-cell table:style-name="ce363"/>
          <table:table-cell table:style-name="ce364"/>
          <table:table-cell table:number-columns-repeated="1020"/>
        </table:table-row>
        <table:table-row table:style-name="ro1" table:number-rows-repeated="2">
          <table:table-cell table:number-columns-repeated="2"/>
          <table:table-cell table:style-name="ce363" table:number-columns-repeated="2"/>
          <table:table-cell table:number-columns-repeated="1020"/>
        </table:table-row>
        <table:table-row table:style-name="ro1">
          <table:table-cell table:number-columns-repeated="2"/>
          <table:table-cell table:style-name="ce364" table:number-columns-repeated="2"/>
          <table:table-cell table:number-columns-repeated="1020"/>
        </table:table-row>
        <table:table-row table:style-name="ro1">
          <table:table-cell table:number-columns-repeated="2"/>
          <table:table-cell table:style-name="ce365"/>
          <table:table-cell table:style-name="ce363"/>
          <table:table-cell table:number-columns-repeated="1020"/>
        </table:table-row>
        <table:table-row table:style-name="ro1" table:number-rows-repeated="3">
          <table:table-cell table:number-columns-repeated="2"/>
          <table:table-cell table:style-name="ce365"/>
          <table:table-cell table:style-name="ce364"/>
          <table:table-cell table:number-columns-repeated="1020"/>
        </table:table-row>
        <table:table-row table:style-name="ro8" table:number-rows-repeated="1048471">
          <table:table-cell table:number-columns-repeated="1024"/>
        </table:table-row>
        <table:table-row table:style-name="ro8">
          <table:table-cell table:number-columns-repeated="1024"/>
        </table:table-row>
      </table:table>
      <table:table table:name="6. Mód. Activos Fijos" table:style-name="ta14">
        <table:table-column table:style-name="co10" table:number-columns-repeated="2" table:default-cell-style-name="Default"/>
        <table:table-column table:style-name="co95" table:number-columns-repeated="2" table:default-cell-style-name="Default"/>
        <table:table-column table:style-name="co96" table:default-cell-style-name="Default"/>
        <table:table-column table:style-name="co97" table:default-cell-style-name="Default"/>
        <table:table-column table:style-name="co39" table:number-columns-repeated="2" table:default-cell-style-name="Default"/>
        <table:table-column table:style-name="co10" table:number-columns-repeated="2" table:default-cell-style-name="Default"/>
        <table:table-column table:style-name="co95" table:default-cell-style-name="Default"/>
        <table:table-column table:style-name="co1" table:default-cell-style-name="Default"/>
        <table:table-column table:style-name="co10" table:number-columns-repeated="1012" table:default-cell-style-name="Default"/>
        <table:table-row table:style-name="ro16">
          <table:table-cell table:style-name="ce29" office:value-type="string" calcext:value-type="string">
            <text:p>Código</text:p>
          </table:table-cell>
          <table:table-cell table:style-name="ce29" office:value-type="string" calcext:value-type="string">
            <text:p>Proceso</text:p>
          </table:table-cell>
          <table:table-cell table:style-name="ce322" office:value-type="string" calcext:value-type="string">
            <text:p>Estado </text:p>
          </table:table-cell>
          <table:table-cell table:style-name="ce29" office:value-type="string" calcext:value-type="string">
            <text:p>SubProceso</text:p>
          </table:table-cell>
          <table:table-cell table:style-name="ce29" office:value-type="string" calcext:value-type="string">
            <text:p>Título HU</text:p>
          </table:table-cell>
          <table:table-cell table:style-name="ce29" office:value-type="string" calcext:value-type="string">
            <text:p>Descripción HU</text:p>
          </table:table-cell>
          <table:table-cell table:style-name="ce322" office:value-type="string" calcext:value-type="string">
            <text:p>Comentario</text:p>
          </table:table-cell>
          <table:table-cell table:style-name="ce29" office:value-type="string" calcext:value-type="string">
            <text:p>URL Documento</text:p>
          </table:table-cell>
          <table:table-cell table:style-name="ce34" table:number-columns-repeated="20"/>
          <table:table-cell table:number-columns-repeated="996"/>
        </table:table-row>
        <table:table-row table:style-name="ro16">
          <table:table-cell table:style-name="ce34"/>
          <table:table-cell table:style-name="ce371" office:value-type="string" calcext:value-type="string">
            <text:p>Maestros</text:p>
          </table:table-cell>
          <table:table-cell table:style-name="ce34" table:content-validation-name="val17" office:value-type="string" calcext:value-type="string">
            <text:p>Por construir</text:p>
          </table:table-cell>
          <table:table-cell table:style-name="ce375" office:value-type="string" calcext:value-type="string">
            <text:p>Maestro de Almacen</text:p>
          </table:table-cell>
          <table:table-cell/>
          <table:table-cell table:style-name="ce373" office:value-type="string" calcext:value-type="string">
            <text:p>Registro y gestión de los almacenes donde se guardan los bienes de activo fijo (ejemplo: un depósito para refrigeradoras o equipos de cocina).</text:p>
          </table:table-cell>
          <table:table-cell table:style-name="ce34" table:number-columns-repeated="4"/>
          <table:table-cell table:style-name="ce325" office:value-type="string" calcext:value-type="string" table:number-columns-spanned="2" table:number-rows-spanned="1">
            <text:p>Encargado de construir las HU</text:p>
          </table:table-cell>
          <table:covered-table-cell table:style-name="ce193"/>
          <table:table-cell table:style-name="ce34" table:number-columns-repeated="16"/>
          <table:table-cell table:number-columns-repeated="996"/>
        </table:table-row>
        <table:table-row table:style-name="ro19">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Tipos de Movimientos de Almacen</text:p>
          </table:table-cell>
          <table:table-cell/>
          <table:table-cell table:style-name="ce372" office:value-type="string" calcext:value-type="string">
            <text:p>Define qué movimientos se reconocen (ejemplo: alta, baja, traslado de un equipo).</text:p>
          </table:table-cell>
          <table:table-cell table:style-name="ce34" table:number-columns-repeated="4"/>
          <table:table-cell table:style-name="ce326" office:value-type="string" calcext:value-type="string" table:number-columns-spanned="2" table:number-rows-spanned="1">
            <text:p>POR DEFINIR (NO TOCAR)</text:p>
          </table:table-cell>
          <table:covered-table-cell table:style-name="ce193"/>
          <table:table-cell table:style-name="ce34" table:number-columns-repeated="16"/>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Movimientos por Almacen</text:p>
          </table:table-cell>
          <table:table-cell/>
          <table:table-cell table:style-name="ce373" office:value-type="string" calcext:value-type="string">
            <text:p>Relación de los movimientos que afectan a cada almacén en particular (ejemplo: traslado de un horno del almacén central al restaurante de Miraflores).</text:p>
          </table:table-cell>
          <table:table-cell table:style-name="ce34" table:number-columns-repeated="22"/>
          <table:table-cell table:number-columns-repeated="996"/>
        </table:table-row>
        <table:table-row table:style-name="ro16">
          <table:table-cell table:style-name="ce34"/>
          <table:table-cell table:style-name="ce371" office:value-type="string" calcext:value-type="string">
            <text:p>Operaciones</text:p>
          </table:table-cell>
          <table:table-cell table:style-name="ce34" table:content-validation-name="val17" office:value-type="string" calcext:value-type="string">
            <text:p>Por construir</text:p>
          </table:table-cell>
          <table:table-cell table:style-name="ce375" office:value-type="string" calcext:value-type="string">
            <text:p>Movimientos de Almacen</text:p>
          </table:table-cell>
          <table:table-cell/>
          <table:table-cell table:style-name="ce373" office:value-type="string" calcext:value-type="string">
            <text:p>Se refiere al registro y control de todos los movimientos físicos de los activos dentro del almacén de activos fijos. Incluye ingresos (activos adquiridos), salidas (bajas, transferencias internas) y ajustes. El objetivo es asegurar trazabilidad y control patrimonial.</text:p>
          </table:table-cell>
          <table:table-cell table:style-name="ce34" table:number-columns-repeated="22"/>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Ordenes de Traslado</text:p>
          </table:table-cell>
          <table:table-cell/>
          <table:table-cell table:style-name="ce372" office:value-type="string" calcext:value-type="string">
            <text:p>Es la instrucción formal de mover un activo fijo de un lugar a otro, ya sea entre sedes, áreas de trabajo o almacenes de la cadena de restaurantes. Permite garantizar que el traslado quede documentado y se actualice la ubicación del activo en el sistema para mantener consistencia contable y de inventario.</text:p>
          </table:table-cell>
          <table:table-cell table:style-name="ce34" table:number-columns-repeated="22"/>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Guias de remisión</text:p>
          </table:table-cell>
          <table:table-cell/>
          <table:table-cell table:style-name="ce373" office:value-type="string" calcext:value-type="string">
            <text:p>Documento exigido por SUNAT para el traslado físico de bienes. En el caso de activos fijos, cuando se trasladan entre locales o hacia proveedores para reparación, se debe emitir una guía de remisión electrónica para evitar sanciones. Este subproceso garantiza el cumplimiento tributario y legal.</text:p>
          </table:table-cell>
          <table:table-cell table:style-name="ce34" table:number-columns-repeated="22"/>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DEvoluciones / prestamos</text:p>
          </table:table-cell>
          <table:table-cell/>
          <table:table-cell table:style-name="ce372" office:value-type="string" calcext:value-type="string">
            <text:p>Se refiere a dos escenarios:</text:p>
            <text:p/>
            <text:p>Devoluciones: Cuando un activo fijo o un bien asociado se devuelve a un proveedor (por fallas, garantías, etc.).</text:p>
            <text:p/>
            <text:p>Préstamos: Cuando un activo es entregado temporalmente a otra sede o área para su uso, con el compromiso de devolución. El sistema debe registrar el movimiento para no perder control del patrimonio.</text:p>
          </table:table-cell>
          <table:table-cell table:style-name="ce34" table:number-columns-repeated="22"/>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Ajuste de valorizacion</text:p>
          </table:table-cell>
          <table:table-cell table:style-name="ce373"/>
          <table:table-cell table:style-name="ce34" office:value-type="string" calcext:value-type="string">
            <text:p>Permite actualizar el valor contable de los activos por revaluaciones, deterioros o costos adicionales, garantizando consistencia financiera y cumplimiento de normas como la NIC 16 y la NIC 36</text:p>
          </table:table-cell>
          <table:table-cell table:style-name="ce34" table:number-columns-repeated="22"/>
          <table:table-cell table:number-columns-repeated="996"/>
        </table:table-row>
        <table:table-row table:style-name="ro16">
          <table:table-cell table:style-name="ce34"/>
          <table:table-cell table:style-name="ce371" office:value-type="string" calcext:value-type="string">
            <text:p>Consultas</text:p>
          </table:table-cell>
          <table:table-cell table:style-name="ce34" table:content-validation-name="val17" office:value-type="string" calcext:value-type="string">
            <text:p>Por construir</text:p>
          </table:table-cell>
          <table:table-cell table:style-name="ce375" office:value-type="string" calcext:value-type="string">
            <text:p>Consulta especializada articulos</text:p>
          </table:table-cell>
          <table:table-cell table:style-name="ce373"/>
          <table:table-cell table:style-name="ce34" table:number-columns-repeated="23"/>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Devoluciones y prestamos</text:p>
          </table:table-cell>
          <table:table-cell table:style-name="ce372"/>
          <table:table-cell table:style-name="ce34" table:number-columns-repeated="23"/>
          <table:table-cell table:number-columns-repeated="996"/>
        </table:table-row>
        <table:table-row table:style-name="ro16">
          <table:table-cell table:style-name="ce34"/>
          <table:table-cell table:style-name="ce374" office:value-type="string" calcext:value-type="string">
            <text:p>Reportes</text:p>
          </table:table-cell>
          <table:table-cell table:style-name="ce34" table:content-validation-name="val17" office:value-type="string" calcext:value-type="string">
            <text:p>Por construir</text:p>
          </table:table-cell>
          <table:table-cell table:style-name="ce376" office:value-type="string" calcext:value-type="string">
            <text:p>Movimientos Consolidades y detallados</text:p>
          </table:table-cell>
          <table:table-cell table:style-name="ce372"/>
          <table:table-cell table:style-name="ce34" table:number-columns-repeated="23"/>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Kardex x unidades y valorizado (resumido y detallado)</text:p>
          </table:table-cell>
          <table:table-cell table:style-name="ce373"/>
          <table:table-cell table:style-name="ce34" table:number-columns-repeated="23"/>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Gestion de Almacenes</text:p>
          </table:table-cell>
          <table:table-cell table:style-name="ce372"/>
          <table:table-cell table:style-name="ce34" table:number-columns-repeated="23"/>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Reportes de tomas de inventario</text:p>
          </table:table-cell>
          <table:table-cell table:style-name="ce373"/>
          <table:table-cell table:style-name="ce34" table:number-columns-repeated="23"/>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Diagnostico de Almacenes</text:p>
          </table:table-cell>
          <table:table-cell table:style-name="ce372"/>
          <table:table-cell table:style-name="ce34" table:number-columns-repeated="23"/>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3" table:number-columns-repeated="2"/>
          <table:table-cell table:style-name="ce34" table:number-columns-repeated="23"/>
          <table:table-cell table:number-columns-repeated="996"/>
        </table:table-row>
        <table:table-row table:style-name="ro16">
          <table:table-cell table:style-name="ce34"/>
          <table:table-cell table:style-name="ce374" office:value-type="string" calcext:value-type="string">
            <text:p>Procesos</text:p>
          </table:table-cell>
          <table:table-cell table:style-name="ce34" table:content-validation-name="val17" office:value-type="string" calcext:value-type="string">
            <text:p>Por construir</text:p>
          </table:table-cell>
          <table:table-cell table:style-name="ce376" office:value-type="string" calcext:value-type="string">
            <text:p>Recalculo de precios promedio</text:p>
          </table:table-cell>
          <table:table-cell table:style-name="ce372"/>
          <table:table-cell table:style-name="ce34" table:number-columns-repeated="23"/>
          <table:table-cell table:number-columns-repeated="996"/>
        </table:table-row>
        <table:table-row table:style-name="ro16">
          <table:table-cell table:style-name="ce34"/>
          <table:table-cell table:style-name="ce373"/>
          <table:table-cell table:style-name="ce34" table:content-validation-name="val17" office:value-type="string" calcext:value-type="string">
            <text:p>Por construir</text:p>
          </table:table-cell>
          <table:table-cell table:style-name="ce375" office:value-type="string" calcext:value-type="string">
            <text:p>Recalculo de saldos de articulos</text:p>
          </table:table-cell>
          <table:table-cell table:style-name="ce373"/>
          <table:table-cell table:style-name="ce34" table:number-columns-repeated="23"/>
          <table:table-cell table:number-columns-repeated="996"/>
        </table:table-row>
        <table:table-row table:style-name="ro16">
          <table:table-cell table:style-name="ce34"/>
          <table:table-cell table:style-name="ce372"/>
          <table:table-cell table:style-name="ce34" table:content-validation-name="val17" office:value-type="string" calcext:value-type="string">
            <text:p>Por construir</text:p>
          </table:table-cell>
          <table:table-cell table:style-name="ce376" office:value-type="string" calcext:value-type="string">
            <text:p>Regeneración de precio de ultima compra</text:p>
          </table:table-cell>
          <table:table-cell table:style-name="ce372"/>
          <table:table-cell table:style-name="ce34" table:number-columns-repeated="23"/>
          <table:table-cell table:number-columns-repeated="996"/>
        </table:table-row>
        <table:table-row table:style-name="ro16" table:number-rows-repeated="97">
          <table:table-cell table:style-name="ce34" table:number-columns-repeated="28"/>
          <table:table-cell table:number-columns-repeated="996"/>
        </table:table-row>
        <table:table-row table:style-name="ro1" table:number-rows-repeated="878">
          <table:table-cell table:style-name="ce34" table:number-columns-repeated="28"/>
          <table:table-cell table:number-columns-repeated="996"/>
        </table:table-row>
        <table:table-row table:style-name="ro1" table:number-rows-repeated="2">
          <table:table-cell table:number-columns-repeated="8"/>
          <table:table-cell table:style-name="ce34" table:number-columns-repeated="20"/>
          <table:table-cell table:number-columns-repeated="996"/>
        </table:table-row>
        <table:table-row table:style-name="ro8" table:number-rows-repeated="1047578">
          <table:table-cell table:number-columns-repeated="1024"/>
        </table:table-row>
        <table:table-row table:style-name="ro8">
          <table:table-cell table:number-columns-repeated="1024"/>
        </table:table-row>
      </table:table>
      <table:named-expressions/>
      <table:database-ranges>
        <table:database-range table:name="ActivoFijo" table:target-range-address="'6. Mód. Activos Fijos'.A1:'6. Mód. Activos Fijos'.H117"/>
        <table:database-range table:name="Almacén" table:target-range-address="'1. Mód. Almacén'.A1:'1. Mód. Almacén'.H133"/>
        <table:database-range table:name="Compras" table:target-range-address="'2. Mód. Compras'.A1:'2. Mód. Compras'.H104"/>
        <table:database-range table:name="Contabilidad" table:target-range-address="'7. Mód. Contabilidad'.A1:'7. Mód. Contabilidad'.H127"/>
        <table:database-range table:name="Finanzas" table:target-range-address="'4. Mód. Finanzas'.A1:'4. Mód. Finanzas'.H988"/>
        <table:database-range table:name="Ventas" table:target-range-address="'3. Mód. Ventas'.A1:'3. Mód. Ventas'.H11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 MT&quot;" svg:font-family="'&quot;Arial MT&quot;'"/>
    <style:font-face style:name="&quot;Arial&quot;" svg:font-family="&quot;Arial&quot;"/>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date-style>
    <number:date-style style:name="N127">
      <number:day/>
      <number:text>-</number:text>
      <number:month/>
    </number:date-style>
    <number:date-style style:name="N128">
      <number:day number:style="long"/>
      <number:text>/</number:text>
      <number:month number:style="long"/>
    </number:date-style>
    <number:number-style style:name="N129">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solidado" style:display-name="PageStyle_Consolidado" style:page-layout-name="Mpm3">
      <style:header style:display="false"/>
      <style:header-left style:display="false"/>
      <style:footer style:display="false"/>
      <style:footer-left style:display="false"/>
    </style:master-page>
    <style:master-page style:name="PageStyle_5f_Gantt_20_de_20_Maquetación" style:display-name="PageStyle_Gantt de Maquetación" style:page-layout-name="Mpm3">
      <style:header style:display="false"/>
      <style:header-left style:display="false"/>
      <style:footer style:display="false"/>
      <style:footer-left style:display="false"/>
    </style:master-page>
    <style:master-page style:name="PageStyle_5f_Gantt_20_de_20_Diseño" style:display-name="PageStyle_Gantt de Diseño" style:page-layout-name="Mpm3">
      <style:header style:display="false"/>
      <style:header-left style:display="false"/>
      <style:footer style:display="false"/>
      <style:footer-left style:display="false"/>
    </style:master-page>
    <style:master-page style:name="PageStyle_5f_Dashboard_20_Diseño" style:display-name="PageStyle_Dashboard Diseño" style:page-layout-name="Mpm3">
      <style:header style:display="false"/>
      <style:header-left style:display="false"/>
      <style:footer style:display="false"/>
      <style:footer-left style:display="false"/>
    </style:master-page>
    <style:master-page style:name="PageStyle_5f_Se_20_hizo_20_o_20_no" style:display-name="PageStyle_Se hizo o no" style:page-layout-name="Mpm3">
      <style:header style:display="false"/>
      <style:header-left style:display="false"/>
      <style:footer style:display="false"/>
      <style:footer-left style:display="false"/>
    </style:master-page>
    <style:master-page style:name="PageStyle_5f_7._20_Mód._20_Contabilidad" style:display-name="PageStyle_7. Mód. Contabilidad" style:page-layout-name="Mpm3">
      <style:header style:display="false"/>
      <style:header-left style:display="false"/>
      <style:footer style:display="false"/>
      <style:footer-left style:display="false"/>
    </style:master-page>
    <style:master-page style:name="PageStyle_5f_Gantt_20_del_20_Inventario_20_de_20_HUs" style:display-name="PageStyle_Gantt del Inventario de HUs" style:page-layout-name="Mpm3">
      <style:header style:display="false"/>
      <style:header-left style:display="false"/>
      <style:footer style:display="false"/>
      <style:footer-left style:display="false"/>
    </style:master-page>
    <style:master-page style:name="PageStyle_5f_Tabla_20_dinámica_20_1" style:display-name="PageStyle_Tabla dinámica 1" style:page-layout-name="Mpm3">
      <style:header style:display="false"/>
      <style:header-left style:display="false"/>
      <style:footer style:display="false"/>
      <style:footer-left style:display="false"/>
    </style:master-page>
    <style:master-page style:name="PageStyle_5f_1._20_Mód._20_Almacén" style:display-name="PageStyle_1. Mód. Almacén" style:page-layout-name="Mpm3">
      <style:header style:display="false"/>
      <style:header-left style:display="false"/>
      <style:footer style:display="false"/>
      <style:footer-left style:display="false"/>
    </style:master-page>
    <style:master-page style:name="PageStyle_5f_2._20_Mód._20_Compras" style:display-name="PageStyle_2. Mód. Compras" style:page-layout-name="Mpm3">
      <style:header style:display="false"/>
      <style:header-left style:display="false"/>
      <style:footer style:display="false"/>
      <style:footer-left style:display="false"/>
    </style:master-page>
    <style:master-page style:name="PageStyle_5f_3._20_Mód._20_Ventas" style:display-name="PageStyle_3. Mód. Ventas" style:page-layout-name="Mpm3">
      <style:header style:display="false"/>
      <style:header-left style:display="false"/>
      <style:footer style:display="false"/>
      <style:footer-left style:display="false"/>
    </style:master-page>
    <style:master-page style:name="PageStyle_5f_4._20_Mód._20_Finanzas" style:display-name="PageStyle_4. Mód. Finanzas" style:page-layout-name="Mpm3">
      <style:header style:display="false"/>
      <style:header-left style:display="false"/>
      <style:footer style:display="false"/>
      <style:footer-left style:display="false"/>
    </style:master-page>
    <style:master-page style:name="PageStyle_5f_5._20_Mód._20_RRHH" style:display-name="PageStyle_5. Mód. RRHH" style:page-layout-name="Mpm3">
      <style:header style:display="false"/>
      <style:header-left style:display="false"/>
      <style:footer style:display="false"/>
      <style:footer-left style:display="false"/>
    </style:master-page>
    <style:master-page style:name="PageStyle_5f_6._20_Mód._20_Activos_20_Fijos" style:display-name="PageStyle_6. Mód. Activos Fij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8875" meta:object-count="0"/>
    <meta:generator>LibreOfficeDev/6.0.5.2$Linux_X86_64 LibreOffice_project/</meta:generator>
  </office:meta>
</office:document-meta>
</file>